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01</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Facing the latecomers, the former legendary Intel is trying to "free versions"</text:span>
</text:h>
      <text:p text:style-name="P4">
Author: Asa Fitch</text:p>
      <text:p text:style-name="P4">
Publisher: 华尔街日报中文网</text:p>
      <text:p text:style-name="P4">
Published Time: 2023-05-31T-8:20:00.000Z</text:p>
      <text:p text:style-name="P4">
Modified Time: 2023-05-31T06:20:00.000Z</text:p>
      <text:p text:style-name="P4">
Created Time: 2023-05-31T02:51:00.000Z</text:p>
      <text:p text:style-name="P4">
Description: Intel has been left behind by competitors such as Nvidia. The company's chief executive, Kisins, is committed to reverse the company's fate through large -scale expansion factories.</text:p>
      <text:p text:style-name="P4">
Images: []</text:p>
      <text:p text:style-name="P4">
Categories: ['科技']</text:p>
      <text:p text:style-name="P4">
Keywords: SYND,LINK:EN|WP-WSJ-0000926808</text:p>
      <text:p text:style-name="P4">
Type: Article</text:p>
      <!--METADATA-->
      <text:p text:style-name="P4">
Pat Kissinger(Pat gelsinger)Awareness is keenly aware that he must be popular to avoid Intel Company(Intel,INTC)Become another legendary American technology company that is far behind by a more aggressive competitors.</text:p>
      <text:p text:style-name="P4">
News Source: <text:a xlink:type="simple" xlink:href="https://cn.wsj.com/articles/%E9%9D%A2%E5%AF%B9%E5%90%8E%E6%9D%A5%E8%80%85%E5%B1%85%E4%B8%8A-%E6%98%94%E6%97%A5%E4%BC%A0%E5%A5%87%E8%8B%B1%E7%89%B9%E5%B0%94%E6%AD%A3%E5%8A%AA%E5%8A%9B-%E6%B8%A1%E5%8A%AB-f74cdc76" text:style-name="Internet_20_link" text:visited-style-name="Visited_20_Internet_20_Link">
https://cn.wsj.com/articles/%E9%9D%A2%E5%AF%B9%E5%90%8E%E6%9D%A5%E8%80%85%E5%B1%85%E4%B8%8A-%E6%98%94%E6%97%A5%E4%BC%A0%E5%A5%87%E8%8B%B1%E7%89%B9%E5%B0%94%E6%AD%A3%E5%8A%AA%E5%8A%9B-%E6%B8%A1%E5%8A%AB-f74cdc76</text:a>
</text:p>
      <!--NEWS-->
      <text:h text:style-name="P10" text:outline-level="1">
<text:span text:style-name="T4">
New crown virus traceability: top Chinese scientists say they should not exclude the laboratory leak</text:span>
</text:h>
      <text:p text:style-name="P4">
Author: https://www.facebook.com/bbcworldservice/</text:p>
      <text:p text:style-name="P4">
Publisher: BBC News 中文</text:p>
      <text:p text:style-name="P4">
Published Time: 2023-05-31T01:33:51.000Z</text:p>
      <text:p text:style-name="P4">
Modified Time: 2023-05-31T01:33:51.000Z</text:p>
      <text:p text:style-name="P4">
Description: Professor Gao Fu, who leads China to respond to the epidemic, told BBC that the origin of the epidemic should take into account all.</text:p>
      <text:p text:style-name="P4">
Images: ["<text:a xlink:type="simple" xlink:href="https://ichef.bbci.co.uk/news/640/cpsprodpb/C1F9/production/_129875694_2rtx7c83e.jpg" text:style-name="Internet_20_link" text:visited-style-name="Visited_20_Internet_20_Link">
_129875694_2r...</text:a>
", "<text:a xlink:type="simple" xlink:href="https://ichef.bbci.co.uk/news/640/cpsprodpb/15E39/production/_129875698_2gettyimages-1215439288.jpg" text:style-name="Internet_20_link" text:visited-style-name="Visited_20_Internet_20_Link">
_129875698_2g...</text:a>
", "<text:a xlink:type="simple" xlink:href="https://ichef.bbci.co.uk/news/640/cpsprodpb/E909/production/_129875695_2gettyimages-643961442.jpg" text:style-name="Internet_20_link" text:visited-style-name="Visited_20_Internet_20_Link">
_129875695_2g...</text:a>
", "<text:a xlink:type="simple" xlink:href="https://ichef.bbci.co.uk/news/640/cpsprodpb/1638A/production/_129881019_2gettyimages-1301170237.jpg" text:style-name="Internet_20_link" text:visited-style-name="Visited_20_Internet_20_Link">
_129881019_2g...</text:a>
", "<text:a xlink:type="simple" xlink:href="https://ichef.bbci.co.uk/news/640/cpsprodpb/4819/production/_129875481_2img_3255.jpg" text:style-name="Internet_20_link" text:visited-style-name="Visited_20_Internet_20_Link">
_129875481_2i...</text:a>
"]</text:p>
      <text:p text:style-name="P4">
Videos: []</text:p>
      <text:p text:style-name="P4">
Tags: ['新冠病毒疫情', '中國']</text:p>
      <text:p text:style-name="P4">
Type: Article</text:p>
      <!--METADATA-->
      <text:h text:style-name="P12" text:outline-level="3">
<text:span text:style-name="T4">
New crown virus traceability: Top Chinese scientists said they should not exclude the leakage of the laboratory</text:span>
</text:h>
      <ul>
        <li>
John Sudworth, Simon Maybin * BBC reporter</li>
      </ul>
      <text:p text:style-name="P4">
May 31, 2023![] <text:a xlink:type="simple" xlink:href="Images/BBC Chinese/2023-05-31T01-33-51.000Z/_129875694_2rtx7c83e.jpg" text:style-name="Internet_20_link" text:visited-style-name="Visited_20_Internet_20_Link">
</text:a>
Image source, reuters</text:p>
      <text:p text:style-name="P4">
Image adding text,</text:p>
      <text:p text:style-name="P4">
Blessing</text:p>
      <text:p text:style-name="P4">
<text:span text:style-name="T4">
 A former Chinese government senior scientist told BBC that the possibility of leaking the new coronary virus from the laboratory should not be ruled out. </text:span>
</text:p>
      <text:p text:style-name="P4">
As the director of the China Disease Prevention and Control Center, Professor Gao Fu played an important role in the response and traceability of the epidemic.</text:p>
      <text:p text:style-name="P4">
The Chinese government has denied any statement that this disease may originate from Wuhan Laboratory.</text:p>
      <text:p text:style-name="P4">
But Professor Gao was not straightforward. **</text:p>
      <text:p text:style-name="P4">
In an interview with the BBC Broadcast Four Podcast "Heat: Finding the Origin of the New Crown Virus", Professor Gao said: "You can always doubt anything. This is science. Don't rule out any possibility."</text:p>
      <text:p text:style-name="P4">
Professor Gao is a world -class virusist and immunologist. After retiring from the China Disease Prevention and Control Center last year, he is currently the deputy director of the National Natural Science Foundation of China.</text:p>
      <text:p text:style-name="P4">
Professor Gao also told the BBC that the Chinese government conducted some formal investigation on the Wuhan Virus Research Institute, which may show that the Chinese government's attention to the theory of laboratory leakage theory is higher than its official statement.</text:p>
      <text:p text:style-name="P4">
"The government organized some things," he said, but his own department of China CDC did not participate.</text:p>
      <text:p text:style-name="P4">
We asked him to clarify whether this means that another government's department officially searched the Wuhan Virus Research Institute. The Wuhan Virus Research Institute is one of the top national laboratories in China. The laboratory is said to have spent several years studying coronary virus.</text:p>
      <text:p text:style-name="P4">
"Yes," he replied, "That laboratory has been inspected by experts in this field."</text:p>
      <text:p text:style-name="P4">
This is the first time that the official recognition has conducted a certain form of investigation, but Professor Gao said that although he did not see the results of the investigation, he "heard" confirmed that the laboratory was innocent.</text:p>
      <text:p text:style-name="P4">
"I think they concluded that they followed all the agreement. They did not find any improper behavior."</text:p>
      <text:p text:style-name="P4">
<draw:frame draw:style-name="fr1" draw:name="Image2" text:anchor-type="as-char" svg:width="6.9236in" svg:height="3.894525in" draw:z-index="0">
<draw:image xlink:href="../Images/BBC Chinese/2023-05-31T01-33-51.000Z/_129875698_2gettyimages-1215439288.jpg" xlink:type="simple" xlink:show="embed" xlink:actuate="onLoad" draw:mime-type="image/jpeg"/>
</draw:frame>
Image source, getty images</text:p>
      <text:p text:style-name="P4">
Image adding text,</text:p>
      <text:p text:style-name="P4">
Wuhan Virus Research Institute</text:p>
      <text:p text:style-name="P4">
It is almost certain that the virus of the new crown epidemic originated from bats.</text:p>
      <text:p text:style-name="P4">
But how it was uploaded from the bat to us a more controversial question, there were two main possibilities from the beginning.</text:p>
      <text:p text:style-name="P4">
One is that the virus spreads to humans from the naturally of the bat, and may pass through other animals. Many scientists say a large amount of evidence shows that this is the most likely situation.</text:p>
      <text:p text:style-name="P4">
However, other scientists say that there is no sufficient evidence to eliminate the main possibility: the virus infection with people participating in research is to better understand the threat of nature virus.</text:p>
      <text:p text:style-name="P4">
These two may be at the core of geopolitical politics, a bunch of conspiracy theories, and one of the most political and harmful scientific debates in our era.</text:p>
      <text:p text:style-name="P4">
We explained this difficult but very important issue through interviews with some top scientists from all parties in the debate and a highly secure laboratory report from the streets of Wuhan to a highly secure laboratory in the United States.</text:p>
      <text:p text:style-name="P4">
At the time of January 2020, Professor Wang Linfa, a scientist in Singapore, visited the Wuhan Virus Research Institute. At that time, he was the honorary professor of the institute.</text:p>
      <text:p text:style-name="P4">
He told the BBC that a colleague at the Wuhan Virus Research Institute has always worried about the possibility of the laboratory leak, but she can rule out this possibility.</text:p>
      <text:p text:style-name="P4">
<draw:frame draw:style-name="fr1" draw:name="Image3" text:anchor-type="as-char" svg:width="6.9236in" svg:height="3.894525in" draw:z-index="0">
<draw:image xlink:href="../Images/BBC Chinese/2023-05-31T01-33-51.000Z/_129875695_2gettyimages-643961442.jpg" xlink:type="simple" xlink:show="embed" xlink:actuate="onLoad" draw:mime-type="image/jpeg"/>
</draw:frame>
Image source, getty images</text:p>
      <text:p text:style-name="P4">
Image adding text,</text:p>
      <text:p text:style-name="P4">
Shi Zhengli</text:p>
      <text:p text:style-name="P4">
Wang Linfa is a professor of infectious diseases professor of infectious diseases professors at the National University of Medicine, the National University of Singapore, and regularly cooperates with Professor Shi Zhengli, a professor of the same professional professor of Wuhan Virus Research Institute.</text:p>
      <text:p text:style-name="P4">
They are old friends and the top experts in the world studying Bat Crown Viruses. Therefore, they have won the nickname of Batman and Bat Girl.</text:p>
      <text:p text:style-name="P4">
Professor Wang said that Professor Shi told him that she was "insomnia for a day or two" because she was worried that "there was a sample she didn't know in her laboratory, but it contained viruses, polluted something, and then ran out" Essence</text:p>
      <text:p text:style-name="P4">
But he said that she checked her sample and found that they did not contain evidence that caused the virus that caused the new crown virus or any other virus sufficient to cause the epidemic.</text:p>
      <text:p text:style-name="P4">
He also said that Professor Shi or anyone in her team "could not" conceal the fact that they found the laboratory leak evidence, because they performed like nothing happened, including going out to eat and planned to sing karaoke.</text:p>
      <text:p text:style-name="P4">
The decrypted American intelligence now shows that several researchers at the Virus Institute are sick in the fall of 2019, and the symptoms are "consistent with the new crown virus and the common seasonal diseases."</text:p>
      <text:p text:style-name="P4">
But Professor Wang told us that he suggested that Professor Shi collected blood samples from her team in January 2020 to see if they have new crown virus antibodies. He said that she heard his suggestions that all the test results were negative.</text:p>
      <text:p text:style-name="P4">
Some scientists believe that the vast majority of evidence shows that the virus is spread to humans in a market in Wuhan. Professor Wang is one of them.</text:p>
      <text:p text:style-name="P4">
<draw:frame draw:style-name="fr1" draw:name="Image4" text:anchor-type="as-char" svg:width="6.9236in" svg:height="3.894525in" draw:z-index="0">
<draw:image xlink:href="../Images/BBC Chinese/2023-05-31T01-33-51.000Z/_129881019_2gettyimages-1301170237.jpg" xlink:type="simple" xlink:show="embed" xlink:actuate="onLoad" draw:mime-type="image/jpeg"/>
</draw:frame>
Image source, getty images</text:p>
      <text:p text:style-name="P4">
Image adding text,</text:p>
      <text:p text:style-name="P4">
Wuhan China Seafood Market</text:p>
      <text:p text:style-name="P4">
There are far more things sold in Wuhan Wainan Seafood market than its name implies, including wild mammals. The market is related to many early cases, and these cases are people who work or shopping in the South China seafood market.</text:p>
      <text:p text:style-name="P4">
Although China's performance is obviously lacking transparency, these scientists have said that there are sufficient information, such as data from early cases and the environmental sampling of the Chinese market, which can exclude the possibility of laboratory leakage.</text:p>
      <text:p text:style-name="P4">
In fact, this definition claim exists from the beginning, the most obvious is in a paper in March 2020. This paper has become one of the largest reading and controversial scientific papers in the Internet era.</text:p>
      <text:p text:style-name="P4">
"Sars-Cov-2 (SARS-COV-2) of severe acute respiratory syndrome" is written by some of the most outstanding scientists in the field of virology and new diseases. The assumption is credible. "</text:p>
      <text:p text:style-name="P4">
It supports a view that this view is quickly popular in many media reports, that is, the laboratory leak is a conspiracy theory.</text:p>
      <text:p text:style-name="P4">
But an author of the paper stated in the podcast that he is now doubting the credibility of the previous conclusion.</text:p>
      <text:p text:style-name="P4">
Ian Lipkin, a professor of epidemiology at Columbia University, has tracked diseases around the world for a long time, including China, where he has established close connections.</text:p>
      <text:p text:style-name="P4">
He is also a scientific consultant of Hollywood blockbuster "Infectious Disease".Although he still believes that the market is still the most reasonable explanation of the source of the new crown virus, and does not believe that the virus is deliberately designed, he does not think that all laboratories or research possibilities can be ruled out.</text:p>
      <text:p text:style-name="P4">
<draw:frame draw:style-name="fr1" draw:name="Image5" text:anchor-type="as-char" svg:width="6.9236in" svg:height="3.894525in" draw:z-index="0">
<draw:image xlink:href="../Images/BBC Chinese/2023-05-31T01-33-51.000Z/_129875481_2img_3255.jpg" xlink:type="simple" xlink:show="embed" xlink:actuate="onLoad" draw:mime-type="image/jpeg"/>
</draw:frame>
Image adding text,</text:p>
      <text:p text:style-name="P4">
Ian Lipin</text:p>
      <text:p text:style-name="P4">
He took the initiative to propose his theory, referring to another laboratory in Wuhan, which was managed by the Wuhan Disease Prevention and Control Center, which was only a few hundred meters away from the South China Seafood market.</text:p>
      <text:p text:style-name="P4">
According to Chinese news reports, the laboratory participated in the work of collecting thousands of blood and stool samples from wild bats. These studies are sometimes carried out without wearing appropriate protection equipment, which is obviously risk of infection.</text:p>
      <text:p text:style-name="P4">
"People who work there may be infected when collecting bats in the cave," said Professor Lipjin. When he participated in writing the paper in March 2020, he did not know the laboratory and his work.</text:p>
      <text:p text:style-name="P4">
Professor Lipjin pointed out that the South China Seafood Market is a further analysis of the origin of the virus -including the research on the evidence of raccoon dogs in the market recently -it cannot solve the origin of the origin.</text:p>
      <text:p text:style-name="P4">
He said that this virus may "originate from the market and is magnified in the market."</text:p>
      <text:p text:style-name="P4">
On the surface, Professor Gao's remarks about the leakage of the laboratory seem to be seriously inconsistent with China's public statement.</text:p>
      <text:p text:style-name="P4">
"The so -called 'laboratory leakness' is a lie composed of anti -China forces. This is due to political motivation and no scientific basis," said in a statement in a statement.</text:p>
      <text:p text:style-name="P4">
But from another perspective, the two sides may have more common points.</text:p>
      <text:p text:style-name="P4">
The Chinese government has been promoting a strange and unconfirmed third theory in propaganda.</text:p>
      <text:p text:style-name="P4">
It says that this virus does not come from the laboratory or market, but may be brought into the country through frozen food packaging.</text:p>
      <text:p text:style-name="P4">
The Chinese government said that it excluded the possibility of laboratory and the market, and Professor Gao's remarks could be simply regarded as a more scientific version of the position because he excluded these two possibilities. Both are based on lack of evidence.</text:p>
      <text:p text:style-name="P4">
"We really don't know where the virus comes from ... this problem is still not resolved," Professor Gao told BBC.</text:p>
      <text:p text:style-name="P4">
Scientists argue, sometimes the issue of fierce controversy is really no conclusion.</text:p>
      <text:p text:style-name="P4">
However, at least outside China, one thing is widely consistent: China does not do enough in searching for evidence or sharing evidence.</text:p>
      <text:p text:style-name="P4">
Although this seems to be a simple problem, it is by no means.</text:p>
      <text:p text:style-name="P4">
Where does the new crown virus come from?</text:p>
      <text:p text:style-name="P4">
The answer is very important to everyone who dies, to those who suffer from suffering, to those who continue to suffer.</text:p>
      <text:p text:style-name="P4">
News Source: <text:a xlink:type="simple" xlink:href="https://www.bbc.com/zhongwen/simp/chinese-news-65752700" text:style-name="Internet_20_link" text:visited-style-name="Visited_20_Internet_20_Link">
https://www.bbc.com/zhongwen/simp/chinese-news-65752700</text:a>
</text:p>
      <!--NEWS-->
      <text:h text:style-name="P10" text:outline-level="1">
<text:span text:style-name="T4">
Industry executives: AI's threat to human beings is comparable to the "Free Version"</text:span>
</text:h>
      <text:p text:style-name="P4">
Authors: ['克里斯蒂娜•克里德尔']</text:p>
      <text:p text:style-name="P4">
Publisher: 英国《金融时报》</text:p>
      <text:p text:style-name="P4">
Time: 2023-05-31T02:07:59+00:00</text:p>
      <text:p text:style-name="P4">
Published Time: 2023-05-30T12:00:99+08:00</text:p>
      <text:p text:style-name="P4">
Modified Time: 2023-05-30T20:33:99+08:00</text:p>
      <text:p text:style-name="P4">
Description: More than 350 executives and researchers signed by the artificial intelligence industry said that reducing the risk of extinction caused by AI should be listed as a global priority.</text:p>
      <text:p text:style-name="P4">
Images: []</text:p>
      <text:p text:style-name="P4">
Themes: ['人工智能', '关注']</text:p>
      <text:p text:style-name="P4">
Keywords: ['人工智能', '科技', '微软', '马斯克']</text:p>
      <text:p text:style-name="P4">
Type: Article</text:p>
      <!--METADATA-->
      <text:p text:style-name="P4">
Openai and Google(Google)A group of CEOs and scientists from companies such as DeepMind warned that rapidly developing artificial intelligence(AI)The potential threats of human composition are comparable to nuclear conflicts and diseases.</text:p>
      <text:p text:style-name="P4">
"The risk of alleviating the risk of extinction of AI should be with the risk of other social scale -such as large epidemic and nuclear war -it is listed as a global priority," San Francisco Non -Profit Organization -Artificial Intelligence Safety Center(Center For AI Safety)A statement issued.</text:p>
      <text:p text:style-name="P4">
News Source: <text:a xlink:type="simple" xlink:href="http://www.ftchinese.com/story/001099811" text:style-name="Internet_20_link" text:visited-style-name="Visited_20_Internet_20_Link">
http://www.ftchinese.com/story/001099811</text:a>
</text:p>
      <!--NEWS-->
      <text:h text:style-name="P10" text:outline-level="1">
<text:span text:style-name="T4">
How does AI help Nvidia move towards the "trillion market value club"? (Free version)</text:span>
</text:h>
      <text:p text:style-name="P4">
Author: Asa Fitch</text:p>
      <text:p text:style-name="P4">
Publisher: 华尔街日报中文网</text:p>
      <text:p text:style-name="P4">
Published Time: 2023-05-31T03:05:00.000Z</text:p>
      <text:p text:style-name="P4">
Modified Time: 2023-05-31T03:05:00.000Z</text:p>
      <text:p text:style-name="P4">
Created Time: 2023-05-30T05:30:00.000Z</text:p>
      <text:p text:style-name="P4">
Description: Nvidia's stock price surged more than 24%last Thursday, a record high. Earlier, the company stated that AI prosperity is being transformed into a record of sales. This makes people more believe that the new era in the calculation field is coming faster than before.</text:p>
      <text:p text:style-name="P4">
Images: []</text:p>
      <text:p text:style-name="P4">
Categories: ['科技']</text:p>
      <text:p text:style-name="P4">
Keywords: SYND,LINK:EN|WP-WSJ-0000921581</text:p>
      <text:p text:style-name="P4">
Type: Article</text:p>
      <!--METADATA-->
      <text:p text:style-name="P4">
30 years ago at Danny Restaurant(Denny’s)Nvidia, inspired by a discussion and born from this(NVIDIA, NVDA)Now <text:a xlink:type="simple" xlink:href="https://cn.wsj.com/articles/CN-TEC-20230530110730" text:style-name="Internet_20_link" text:visited-style-name="Visited_20_Internet_20_Link">
the nucleus of the AI Revolution</text:a>
Heart, and is about to become <text:a xlink:type="simple" xlink:href="https://cn.wsj.com/articles/CN-TEC-20230526080103" text:style-name="Internet_20_link" text:visited-style-name="Visited_20_Internet_20_Link">
the first market value reaches $ 1 trillion</text:a>
Chip company.</text:p>
      <text:p text:style-name="P4">
News Source: <text:a xlink:type="simple" xlink:href="https://cn.wsj.com/articles/ai%E6%98%AF%E5%A6%82%E4%BD%95%E5%8A%A9%E5%8A%9B%E8%8B%B1%E4%BC%9F%E8%BE%BE%E8%BF%88%E5%90%91-%E4%B8%87%E4%BA%BF%E5%B8%82%E5%80%BC%E4%BF%B1%E4%B9%90%E9%83%A8-%E7%9A%84-ff2efb54" text:style-name="Internet_20_link" text:visited-style-name="Visited_20_Internet_20_Link">
https://cn.wsj.com/articles/ai%E6%98%AF%E5%A6%82%E4%BD%95%E5%8A%A9%E5%8A%9B%E8%8B%B1%E4%BC%9F%E8%BE%BE%E8%BF%88%E5%90%91-%E4%B8%87%E4%BA%BF%E5%B8%82%E5%80%BC%E4%BF%B1%E4%B9%90%E9%83%A8-%E7%9A%84-ff2efb54</text:a>
</text:p>
      <!--NEWS-->
      <text:h text:style-name="P10" text:outline-level="1">
<text:span text:style-name="T4">
Top Ten Free Versions of Chinese Institutional Reform</text:span>
</text:h>
      <text:p text:style-name="P4">
Authors: ['叶胜舟']</text:p>
      <text:p text:style-name="P4">
Publisher: 英国《金融时报》</text:p>
      <text:p text:style-name="P4">
Time: 2023-05-31T03:37:53+00:00</text:p>
      <text:p text:style-name="P4">
Published Time: 2023-05-30T12:00:99+08:00</text:p>
      <text:p text:style-name="P4">
Modified Time: 2023-05-30T23:37:99+08:00</text:p>
      <text:p text:style-name="P4">
Description: Ye Shengzhou: The government role has changed from all -round to efficiency, from unlimited to limited type, from approval type to responsible type, from controlling type to service type, from departmental type to public type.</text:p>
      <text:p text:style-name="P4">
Images: ["<text:a xlink:type="simple" xlink:href="https://thumbor.ftacademy.cn/unsafe/picture/7/000182907_piclink.jpg" text:style-name="Internet_20_link" text:visited-style-name="Visited_20_Internet_20_Link">
000182907_pic...</text:a>
"]</text:p>
      <text:p text:style-name="P4">
Themes: ['中国改革', '关注']</text:p>
      <text:p text:style-name="P4">
Keywords: ['中国改革', '中国政治', '中国社会', '机构改革']</text:p>
      <text:p text:style-name="P4">
Type: Article</text:p>
      <!--METADATA-->
      <text:p text:style-name="P4">
<draw:frame draw:style-name="fr1" draw:name="Image6" text:anchor-type="as-char" svg:width="6.9236in" svg:height="4.617987in" draw:z-index="0">
<draw:image xlink:href="../Images/FT Chinese Free Version/2023-05-31T03-37-53-00-00/000182907_piclink.jpg" xlink:type="simple" xlink:show="embed" xlink:actuate="onLoad" draw:mime-type="image/jpeg"/>
</draw:frame>
On February 28, the Second Plenary Session of the 20th Central Committee of the Communist Party of China passed the "Reform Plan for Party and State Institution". On March 10, the 14th National People's Congress passed the "State Council Institutional Reform Plan". The two conferences of the country were closed, and the Central Committee of the Communist Party of China and the State Council quickly issued the "Reform Plan for Party and State Institutions", requiring the reform of the central level institution to be completed by the end of this year, and the reform of the local level institution will be completed by the end of next year. On May 18, the State Financial Supervision and Administration Administration of Financial Supervision and Administration was unveiled on the basis of the CBRC.</text:p>
      <text:p text:style-name="P4">
Since the reform and opening up, the Central Committee of the Communist Party of China has implemented six rounds of institutional reforms, namely in 1982, 1988, 1993, 1999, 2018, and 2023; 1993, 1998, 2003, 2008, 2013, 2018, 2023. Since 1988, the reform plan of the State Council has submitted the first plenary session of the new National People's Congress to review the personnel changes in the new team of the State Council. Since 2018, the reform of the Central Committee of the Communist Party of China and the State Council has considered the overall consideration of the institutional reforms, simultaneously implemented the top -level implementation, the party and government agency office, and the Central Committee of the Communist Party of China has expanded significantly.</text:p>
      <text:p text:style-name="P4">
News Source: <text:a xlink:type="simple" xlink:href="http://www.ftchinese.com/story/001099814" text:style-name="Internet_20_link" text:visited-style-name="Visited_20_Internet_20_Link">
http://www.ftchinese.com/story/001099814</text:a>
</text:p>
      <!--NEWS-->
      <text:h text:style-name="P10" text:outline-level="1">
<text:span text:style-name="T4">
The Pentagon claims that Chinese fighters have made "free versions"</text:span>
</text:h>
      <text:p text:style-name="P4">
Authors: ['费利西娅•施瓦茨']</text:p>
      <text:p text:style-name="P4">
Publisher: 英国《金融时报》</text:p>
      <text:p text:style-name="P4">
Time: 2023-05-31T05:46:07+00:00</text:p>
      <text:p text:style-name="P4">
Published Time: 2023-05-30T12:00:99+08:00</text:p>
      <text:p text:style-name="P4">
Modified Time: 2023-05-31T00:41:99+08:00</text:p>
      <text:p text:style-name="P4">
Description: The U.S. Indo -Pacific Command announced a video flying in front of the US military aircraft in front of the US military aircraft, saying that the incident occurred over the South China Sea last Friday.</text:p>
      <text:p text:style-name="P4">
Images: []</text:p>
      <text:p text:style-name="P4">
Themes: ['中美关系', '关注']</text:p>
      <text:p text:style-name="P4">
Keywords: ['中美关系', '中国人民解放军', '地缘政治', '南中国海', '美国军事', '中国军事', '高端专享']</text:p>
      <text:p text:style-name="P4">
Type: Article</text:p>
      <!--METADATA-->
      <text:p text:style-name="P4">
Pentagon(Pentagon)On Tuesday, a U.S. military aircraft was in the South China Sea last week(South China Sea)When flying over, a Chinese fighter aircraft made "unnecessary provocative movements" in it.</text:p>
      <text:p text:style-name="P4">
U.S. Indo -Pacific Command(Indo-Pacific Command)The video of the incident was released, saying that the incident occurred last Friday. At that time, US Secretary(Calf)On the way to the area, the itinerary includes Japan, Singapore and India.</text:p>
      <text:p text:style-name="P4">
News Source: <text:a xlink:type="simple" xlink:href="http://www.ftchinese.com/story/001099815" text:style-name="Internet_20_link" text:visited-style-name="Visited_20_Internet_20_Link">
http://www.ftchinese.com/story/001099815</text:a>
</text:p>
      <!--NEWS-->
      <text:h text:style-name="P10" text:outline-level="1">
<text:span text:style-name="T4">
Google CEO: The real AI competition that should be engaged is responsible development (free version)</text:span>
</text:h>
      <text:p text:style-name="P4">
Authors: ['桑达尔•皮查伊']</text:p>
      <text:p text:style-name="P4">
Publisher: 英国《金融时报》</text:p>
      <text:p text:style-name="P4">
Time: 2023-05-31T05:58:23+00:00</text:p>
      <text:p text:style-name="P4">
Published Time: 2023-05-30T12:00:99+08:00</text:p>
      <text:p text:style-name="P4">
Modified Time: 2023-05-31T01:58:99+08:00</text:p>
      <text:p text:style-name="P4">
Description: Picchai: The potential of artificial intelligence is not completed by a company alone. The field needs to supervise in a balanced innovation and potential harm.</text:p>
      <text:p text:style-name="P4">
Images: []</text:p>
      <text:p text:style-name="P4">
Themes: ['人工智能', '关注']</text:p>
      <text:p text:style-name="P4">
Keywords: ['人工智能', '谷歌', '监管']</text:p>
      <text:p text:style-name="P4">
Type: Article</text:p>
      <!--METADATA-->
      <text:p text:style-name="P4">
<text:span text:style-name="T5">
The author of this article is Google(Google)And Alphabet CEO</text:span>
</text:p>
      <text:p text:style-name="P4">
This year, generating artificial intelligence(AI)Attracted the attention of the world. Millions of people have used it to improve their creativity and productivity. At the same time, more and more start -ups and organizations are pushing artificial intelligence products and technology to the market at unprecedented speed.</text:p>
      <text:p text:style-name="P4">
News Source: <text:a xlink:type="simple" xlink:href="http://www.ftchinese.com/story/001099816" text:style-name="Internet_20_link" text:visited-style-name="Visited_20_Internet_20_Link">
http://www.ftchinese.com/story/001099816</text:a>
</text:p>
      <!--NEWS-->
      <text:h text:style-name="P10" text:outline-level="1">
<text:span text:style-name="T4">
Cryptocurrencies are born for crime (Free Version)</text:span>
</text:h>
      <text:p text:style-name="P4">
Authors: ['杰迈玛•凯莉']</text:p>
      <text:p text:style-name="P4">
Publisher: 英国《金融时报》</text:p>
      <text:p text:style-name="P4">
Time: 2023-05-31T06:09:28+00:00</text:p>
      <text:p text:style-name="P4">
Published Time: 2023-05-30T12:00:99+08:00</text:p>
      <text:p text:style-name="P4">
Modified Time: 2023-05-31T02:09:99+08:00</text:p>
      <text:p text:style-name="P4">
Description: Kelly: The pursuit of cryptocurrencies say that this technology itself is "neutral". But this is not a fact at all -cryptocurrencies are designed to avoid censorship.</text:p>
      <text:p text:style-name="P4">
Images: []</text:p>
      <text:p text:style-name="P4">
Themes: ['观点', '区块链与数字货币', '关注']</text:p>
      <text:p text:style-name="P4">
Keywords: ['加密货币', '洗钱', '数字货币', '加密金融', '犯罪']</text:p>
      <text:p text:style-name="P4">
Type: Article</text:p>
      <!--METADATA-->
      <text:p text:style-name="P4">
I often ask about cryptocurrency seminars, once when I said that cryptocurrencies should not be used as currencies. I said at the time that the only reason to use it beyond speculation was to buy drugs on the Internet. The questioner retorted that the statement was too ridiculous, and the use of cryptocurrencies was far more than that.</text:p>
      <text:p text:style-name="P4">
Cryptocurrency pursuers believe that claiming it is wrong to help criminal acts, because this technology itself is "neutral", so no illegal activities can be blamed for it. But this is not a fact at all: cryptocurrencies are a payment mechanism designed to avoid censorship. Cryptocurrency transactions will not receive fraud detection, anti -money laundering or suspicious activities as traditional transactions. Operation outside the system is the reason for its existence. Just see how the cryptocurrency industry runs, it will know that being used for crime is not its loopholes, but its characteristics.</text:p>
      <text:p text:style-name="P4">
News Source: <text:a xlink:type="simple" xlink:href="http://www.ftchinese.com/story/001099817" text:style-name="Internet_20_link" text:visited-style-name="Visited_20_Internet_20_Link">
http://www.ftchinese.com/story/001099817</text:a>
</text:p>
      <!--NEWS-->
      <text:h text:style-name="P10" text:outline-level="1">
<text:span text:style-name="T4">
Dialog</text:span>
</text:h>
      <text:p text:style-name="P4">
Authors: ['张乐愚']</text:p>
      <text:p text:style-name="P4">
Publisher: 英国《金融时报》</text:p>
      <text:p text:style-name="P4">
Time: 2023-05-31T06:21:33+00:00</text:p>
      <text:p text:style-name="P4">
Published Time: 2023-05-30T12:00:99+08:00</text:p>
      <text:p text:style-name="P4">
Modified Time: 2023-05-30T19:07:99+08:00</text:p>
      <text:p text:style-name="P4">
Description: Talk to Feng Tang about his practice and practice. Listen to what he talks about "things in front of people", and why he should promote the concept of "success".</text:p>
      <text:p text:style-name="P4">
Images: []</text:p>
      <text:p text:style-name="P4">
Themes: ['人物', '关注']</text:p>
      <text:p text:style-name="P4">
Keywords: ['人物', '对话', '冯唐', '管理']</text:p>
      <text:p text:style-name="P4">
Type: Article</text:p>
      <!--METADATA-->
      <text:p text:style-name="P4">
After many days after talking to Feng Tang, I often feel that I am at the energy frequency of "success".</text:p>
      <text:p text:style-name="P4">
In the process of dialogue, Feng Tang's expression was all vernacular and could not see the shadow of literati. When he explains his claims, he will go straight to the core of the problem. It is easy to understand. For example, he will say, "You are like his second aunt who are the second aunt, why let others like you for no reason."</text:p>
      <text:p text:style-name="P4">
News Source: <text:a xlink:type="simple" xlink:href="http://www.ftchinese.com/story/001099802" text:style-name="Internet_20_link" text:visited-style-name="Visited_20_Internet_20_Link">
http://www.ftchinese.com/story/001099802</text:a>
</text:p>
      <!--NEWS-->
      <text:h text:style-name="P10" text:outline-level="1">
<text:span text:style-name="T4">
The Yunnan Mosque in China was suspected of being "strongly demolished", and the police -civilian conflict quoted "religious sinicization" suspicion</text:span>
</text:h>
      <text:p text:style-name="P4">
Author: https://www.facebook.com/bbcworldservice/</text:p>
      <text:p text:style-name="P4">
Publisher: BBC News 中文</text:p>
      <text:p text:style-name="P4">
Published Time: 2023-05-31T07:06:34.000Z</text:p>
      <text:p text:style-name="P4">
Modified Time: 2023-05-31T07:06:34.000Z</text:p>
      <text:p text:style-name="P4">
Description: The Arab -style appearance of a mosque in Yunnan Province, China was suspected to be forcibly demolished by the authorities. During construction, local Muslim residents were present to try to stop and conflict with the police.</text:p>
      <text:p text:style-name="P4">
Images: ["<text:a xlink:type="simple" xlink:href="https://ichef.bbci.co.uk/news/640/cpsprodpb/11FB2/production/_129905637_whatsubject.jpg" text:style-name="Internet_20_link" text:visited-style-name="Visited_20_Internet_20_Link">
_129905637_wh...</text:a>
"]</text:p>
      <text:p text:style-name="P4">
Videos: ["<text:a xlink:type="simple" xlink:href="https://www.bbc.com/ws/av-embeds/cps/zhongwen/simp/chinese-news-65752908/p07dncj6/zh-hans" text:style-name="Internet_20_link" text:visited-style-name="Visited_20_Internet_20_Link">
zh-hans</text:a>
"]</text:p>
      <text:p text:style-name="P4">
Tags: ['伊斯兰教', '穆斯林', '中國', '宗教信仰']</text:p>
      <text:p text:style-name="P4">
Type: Article</text:p>
      <!--METADATA-->
      <text:h text:style-name="P12" text:outline-level="3">
<text:span text:style-name="T4">
China Yunnan Mosque was suspected of being "strongly dismantled".</text:span>
</text:h>
      <text:p text:style-name="P4">
May 31, 2023![] <text:a xlink:type="simple" xlink:href="Images/BBC Chinese/2023-05-31T07-06-34.000Z/_129905637_whatsubject.jpg" text:style-name="Internet_20_link" text:visited-style-name="Visited_20_Internet_20_Link">
</text:a>
Image source, getty images</text:p>
      <text:p text:style-name="P4">
Image adding text,</text:p>
      <text:p text:style-name="P4">
There are many mosque in Yunnan Province (information picture)</text:p>
      <text:p text:style-name="P4">
<text:span text:style-name="T4">
 Recently, news from the Internet was reported that the Arab -style appearance of a mosque in Yunnan Province, China was forcibly demolished by the authorities. During construction, local Muslim residents came to try to stop and conflict with the police. </text:span>
</text:p>
      <text:p text:style-name="P4">
[Video fragment] circulating on social media(https://twitter.com/accelflopping/status/1662427172903227397?s=20)It is shown that dozens of people are pushing a push with police officers with riot equipment and shields in the Naming Mosque outside Tonghai County, Yuxi City, Yunnan, trying to break through the police line. During this period, someone threw objects to the police.</text:p>
      <text:p text:style-name="P4">
Some people in the video background sound said, "That's how it is dealt with the people."</text:p>
      <text:p text:style-name="P4">
Agence France -Presse reported that an unnamed woman at the scene said that the authorities tried to forcibly demolish some buildings. Want to destroy it? "</text:p>
      <text:p text:style-name="P4">
BBC cannot independently verify the factual details of the scene.</text:p>
      <text:p text:style-name="P4">
China's official news seems to be confirmed that the incident occurred last Saturday (May 27). Local police on May 28th <text:a xlink:type="simple" xlink:href="https://mp.weixin.qq.com/s/_PRJaWAir5I9FctxLppmow" text:style-name="Internet_20_link" text:visited-style-name="Visited_20_Internet_20_Link">
Report</text:a>
It is said that "a case that seriously hindered the order of social management in Nagu Town, Tonghai County", and called on those involved in the case to "surrender" before June 6 to strive for "large treatment".</text:p>
      <text:p text:style-name="P4">
The conflict is accused of being related to the demolition of the mosque for the authorities. The local court made a judgment in 2020, saying that the reconstruction of the mosque was illegal and ordered the demolition.</text:p>
      <text:p text:style-name="P4">
According to the data, the Narcades Mosque was built in the 14th century during the Ming Dynasty. It has been rebuilt several times for several centuries. The existing mosque was built in 2004. There are four mission towers and a dome, which can accommodate thousands of people at the same time.</text:p>
      <text:p text:style-name="P4">
The mosque was listed as the county's cultural relics protection unit in 2018.</text:p>
      <text:p text:style-name="P4">
The Washington Post quoted local activists that the authorities suspected that the authorities had cut off the local mobile network services at one time, and the local phone on Monday was transferred to a message mailbox.</text:p>
      <text:p text:style-name="P4">
Tonghai County Police said in a report on Sunday that the incident caused "bad social impact", which will severely crack down, and "encourage and protect" the public to actively report.</text:p>
      <text:h text:style-name="P12" text:outline-level="3">
<text:span text:style-name="T4">
"Religious Sinicization"</text:span>
</text:h>
      <text:p text:style-name="P4">
Image source, getty images</text:p>
      <text:p text:style-name="P4">
In recent years, China has stepped up its political controls on religious groups and individuals, and listed "in -depth promotion of Chinese religion Sinicization" as a clear requirement for united front work.</text:p>
      <text:p text:style-name="P4">
Chinese President Xi Jinping has emphasized at the National Religious Conference in 2021 that it is necessary to guide and support Chinese religion with the core values of socialism as a leader to enhance the recognition of the Chinese nation and the Communist Party of China.</text:p>
      <text:p text:style-name="P4">
At the end of May, China launched an online information query system for Islam, Catholicism, and Christian faculty as certification management methods for religious faculty.</text:p>
      <text:p text:style-name="P4">
It is reported that the system has strengthened the monitoring of religious people in China.</text:p>
      <text:p text:style-name="P4">
In recent years, the official narrative of religious Chineseization has particularly emphasized the alert of "the danger of using religious penetration" and "religious demands with political intention".</text:p>
      <text:p text:style-name="P4">
After Xi Jinping came to power, he has always stated that he must "resolutely resist" that overseas forces use religion to infiltrate and prevent religious extreme ideological violations.</text:p>
      <text:p text:style-name="P4">
The most prominent and attracted international concern is the [processing method] for the Xinjiang Uyghur Muslims in the northwest(https://www.bbc.com/zhongwen/simp/chinese-news-48718848)Essence</text:p>
      <text:p text:style-name="P4">
The Chinese authorities have established a large number of "re -education camps" to "transform ideas" for Muslims, claiming to remove the penetration of extreme ideas of terrorism.</text:p>
      <text:p text:style-name="P4">
The UN Human Rights Report said that China ’s approach to Uighurs and other Muslim communities is“ serious violations of human rights ”.</text:p>
      <text:p text:style-name="P4">
AFP quoted DavidStroup, an expert at the University of Manchester, the University of Manchester, in the United Kingdom, saying that although these practices have a small impact on the community outside Xinjiang, many mosques have been "forced to be converted." In line with the official definition of Sinicization.</text:p>
      <text:p text:style-name="P4">
Radio Free Asia quoted a Chinese Christian Mr. King: "The Christian church cross is almost dismantled. The next step is to other religions. The mosques is demolished like a Christian church disassembling the cross. Now it is necessary to further rectify religion outside Christianity. "</text:p>
      <text:p text:style-name="P4">
The reader of Hong Kong's "Ming Pao" Sowe Ho left a message under the report: "Sinicization should be negotiated instead of request."</text:p>
      <text:p text:style-name="P4">
The Hui nationality is one of the 56 domestic nations recognized by the Chinese government, mainly Sunni Muslims. It is reported that there are about 10 million Hui Muslims in China, of which 700,000 live in Yunnan Province.</text:p>
      <text:p text:style-name="P4">
[Video-1-Link:/WS/AV-EMBEDS/CPS/ZHONGWEN/SIMP/Chinese-News-65752908/P07dncj6/ZH-HansS]](https://www.bbc.com/ws/av-embeds/cps/zhongwen/simp/chinese-news-65752908/p07dncj6/zh-hans)<text:span text:style-name="T4">
 Your equipment does not support playing multimedia materials </text:span>
 video plus injection text,</text:p>
      <text:p text:style-name="P4">
Faith on the ruins: Chinese disappeared mosque</text:p>
      <text:p text:style-name="P4">
News Source: <text:a xlink:type="simple" xlink:href="https://www.bbc.com/zhongwen/simp/chinese-news-65752908" text:style-name="Internet_20_link" text:visited-style-name="Visited_20_Internet_20_Link">
https://www.bbc.com/zhongwen/simp/chinese-news-65752908</text:a>
</text:p>
      <!--NEWS-->
      <text:h text:style-name="P10" text:outline-level="1">
<text:span text:style-name="T4">
FREE Version for the second consecutive month of manufacturing activities</text:span>
</text:h>
      <text:p text:style-name="P4">
Authors: ['记者']</text:p>
      <text:p text:style-name="P4">
Publisher: 英国《金融时报》</text:p>
      <text:p text:style-name="P4">
Time: 2023-05-31T07:39:52+00:00</text:p>
      <text:p text:style-name="P4">
Published Time: 2023-05-30T12:00:99+08:00</text:p>
      <text:p text:style-name="P4">
Modified Time: 2023-05-31T03:38:99+08:00</text:p>
      <text:p text:style-name="P4">
Description: In May, China's official manufacturing PMI was 48.8. Economists say that the PMI of manufacturing for multiple months is less than 50, which will promote the government to consider adopting a stimulating policy to support the economy.</text:p>
      <text:p text:style-name="P4">
Images: ["<text:a xlink:type="simple" xlink:href="https://thumbor.ftacademy.cn/unsafe/picture/7/000182947_piclink.jpg" text:style-name="Internet_20_link" text:visited-style-name="Visited_20_Internet_20_Link">
000182947_pic...</text:a>
"]</text:p>
      <text:p text:style-name="P4">
Themes: ['中国经济', '关注']</text:p>
      <text:p text:style-name="P4">
Keywords: ['中国经济', 'PMI', '工业', '制造业']</text:p>
      <text:p text:style-name="P4">
Type: Article</text:p>
      <!--METADATA-->
      <text:p text:style-name="P4">
<draw:frame draw:style-name="fr1" draw:name="Image9" text:anchor-type="as-char" svg:width="6.9236in" svg:height="3.894525in" draw:z-index="0">
<draw:image xlink:href="../Images/FT Chinese Free Version/2023-05-31T07-39-52-00-00/000182947_piclink.jpg" xlink:type="simple" xlink:show="embed" xlink:actuate="onLoad" draw:mime-type="image/jpeg"/>
</draw:frame>
The second consecutive month of Chinese manufacturing activities has shrunk and the growth of service industry has slowed down. This is the latest signs of slowing down after the epidemic in the world's second largest economy.</text:p>
      <text:p text:style-name="P4">
According to data from the National Bureau of Statistics of China, the official manufacturing purchase manager index in May(PMI)It is 48.8, lower than 49.2 in April.</text:p>
      <text:p text:style-name="P4">
News Source: <text:a xlink:type="simple" xlink:href="http://www.ftchinese.com/story/001099818" text:style-name="Internet_20_link" text:visited-style-name="Visited_20_Internet_20_Link">
http://www.ftchinese.com/story/001099818</text:a>
</text:p>
      <!--NEWS-->
      <text:h text:style-name="P10" text:outline-level="1">
<text:span text:style-name="T4">
Artificial intelligence three stages: why scientists jointly limited AI technology that can lead to human extinction</text:span>
</text:h>
      <text:p text:style-name="P4">
Author: https://www.facebook.com/bbcworldservice/</text:p>
      <text:p text:style-name="P4">
Publisher: BBC News 中文</text:p>
      <text:p text:style-name="P4">
Published Time: 2023-05-31T09:00:01.000Z</text:p>
      <text:p text:style-name="P4">
Modified Time: 2023-05-31T09:00:01.000Z</text:p>
      <text:p text:style-name="P4">
Description: Experts, including Openai and the heads of Google DeepMind, warned that artificial intelligence could lead to human extinction. But how does machine replace humans?</text:p>
      <text:p text:style-name="P4">
Images: ["<text:a xlink:type="simple" xlink:href="https://ichef.bbci.co.uk/news/640/cpsprodpb/025D/production/_129750600_1.jpg" text:style-name="Internet_20_link" text:visited-style-name="Visited_20_Internet_20_Link">
_129750600_1.jpg</text:a>
", "<text:a xlink:type="simple" xlink:href="https://ichef.bbci.co.uk/news/640/cpsprodpb/8901/production/_129937053_8170a6fd-eb4b-403d-a91c-f8e20a055f54.jpg" text:style-name="Internet_20_link" text:visited-style-name="Visited_20_Internet_20_Link">
_129937053_81...</text:a>
", "<text:a xlink:type="simple" xlink:href="https://ichef.bbci.co.uk/news/640/cpsprodpb/177BE/production/_129909169_52679ebf-69bf-420e-9cb5-d8293c6c1c07.jpg" text:style-name="Internet_20_link" text:visited-style-name="Visited_20_Internet_20_Link">
_129909169_52...</text:a>
", "<text:a xlink:type="simple" xlink:href="https://ichef.bbci.co.uk/news/640/cpsprodpb/395D/production/_129758641_2.jpg" text:style-name="Internet_20_link" text:visited-style-name="Visited_20_Internet_20_Link">
_129758641_2.jpg</text:a>
", "<text:a xlink:type="simple" xlink:href="https://ichef.bbci.co.uk/news/640/cpsprodpb/CFBF/production/_129938135_3.jpg" text:style-name="Internet_20_link" text:visited-style-name="Visited_20_Internet_20_Link">
_129938135_3.jpg</text:a>
", "<text:a xlink:type="simple" xlink:href="https://ichef.bbci.co.uk/news/640/cpsprodpb/EB71/production/_129937206_a386a24d-dd44-4d04-b432-365b3aa6ca3a.jpg" text:style-name="Internet_20_link" text:visited-style-name="Visited_20_Internet_20_Link">
_129937206_a3...</text:a>
", "<text:a xlink:type="simple" xlink:href="https://ichef.bbci.co.uk/news/640/cpsprodpb/606D/production/_129758642_4.jpg" text:style-name="Internet_20_link" text:visited-style-name="Visited_20_Internet_20_Link">
_129758642_4.jpg</text:a>
", "<text:a xlink:type="simple" xlink:href="https://ichef.bbci.co.uk/news/640/cpsprodpb/8D5E/production/_129909163_openaigettyimages-1245391789.jpg" text:style-name="Internet_20_link" text:visited-style-name="Visited_20_Internet_20_Link">
_129909163_op...</text:a>
", "<text:a xlink:type="simple" xlink:href="https://ichef.bbci.co.uk/news/640/cpsprodpb/12091/production/_129437837_gettyimages-1250672931.jpg" text:style-name="Internet_20_link" text:visited-style-name="Visited_20_Internet_20_Link">
_129437837_ge...</text:a>
", "<text:a xlink:type="simple" xlink:href="https://ichef.bbci.co.uk/news/640/cpsprodpb/9E9D/production/_129750604_5.jpg" text:style-name="Internet_20_link" text:visited-style-name="Visited_20_Internet_20_Link">
_129750604_5.jpg</text:a>
", "<text:a xlink:type="simple" xlink:href="https://ichef.bbci.co.uk/news/640/cpsprodpb/14C51/production/_129937058_9cdd4070-7e3f-4a58-9f16-838450c92f65.jpg" text:style-name="Internet_20_link" text:visited-style-name="Visited_20_Internet_20_Link">
_129937058_9c...</text:a>
", "<text:a xlink:type="simple" xlink:href="https://ichef.bbci.co.uk/news/640/cpsprodpb/DB7E/production/_129909165_62a4a940-0ecc-4cde-9a7b-be404551ccc1.jpg" text:style-name="Internet_20_link" text:visited-style-name="Visited_20_Internet_20_Link">
_129909165_62...</text:a>
", "<text:a xlink:type="simple" xlink:href="https://ichef.bbci.co.uk/news/640/cpsprodpb/113CD/production/_129750607_7.png" text:style-name="Internet_20_link" text:visited-style-name="Visited_20_Internet_20_Link">
_129750607_7.png</text:a>
", "<text:a xlink:type="simple" xlink:href="https://ichef.bbci.co.uk/news/640/cpsprodpb/ECBD/production/_129750606_6.jpg" text:style-name="Internet_20_link" text:visited-style-name="Visited_20_Internet_20_Link">
_129750606_6.jpg</text:a>
", "<text:a xlink:type="simple" xlink:href="https://ichef.bbci.co.uk/news/640/cpsprodpb/1299E/production/_129909167_8c77660d-32d5-47e9-afdb-ec200a2c505c.jpg" text:style-name="Internet_20_link" text:visited-style-name="Visited_20_Internet_20_Link">
_129909167_8c...</text:a>
"]</text:p>
      <text:p text:style-name="P4">
Videos: []</text:p>
      <text:p text:style-name="P4">
Tags: ['技术新知', '人工智能']</text:p>
      <text:p text:style-name="P4">
Type: Article</text:p>
      <!--METADATA-->
      <text:h text:style-name="P12" text:outline-level="3">
<text:span text:style-name="T4">
Artificial Intelligence III: Why does scientists jointly regulate AI technology that can lead to human extinction</text:span>
</text:h>
      <text:p text:style-name="P4">
May 31, 2023![] <text:a xlink:type="simple" xlink:href="Images/BBC Chinese/2023-05-31T09-00-01.000Z/_129750600_1.jpg" text:style-name="Internet_20_link" text:visited-style-name="Visited_20_Internet_20_Link">
</text:a>
Image source, getty images</text:p>
      <text:p text:style-name="P4">
<text:span text:style-name="T4">
 Experts including OPENAI and Google DeepMind have warned that artificial intelligence may lead to human extinction, but how can machines replace humans? </text:span>
</text:p>
      <text:p text:style-name="P4">
Since its launch in November 2022, ChatGPT, a chatbot that uses artificial intelligence to answer questions or generate text or even code according to the needs of users, has become the fastest -growing Internet application in history.</text:p>
      <text:p text:style-name="P4">
In just two months, its active users have reached 100 million. According to the technology monitoring company Sensor Town, Instagram spent two and a half years to reach this milestone.</text:p>
      <text:p text:style-name="P4">
<draw:frame draw:style-name="fr1" draw:name="Image10" text:anchor-type="as-char" svg:width="6.9236in" svg:height="3.894525in" draw:z-index="0">
<draw:image xlink:href="../Images/BBC Chinese/2023-05-31T09-00-01.000Z/_129937053_8170a6fd-eb4b-403d-a91c-f8e20a055f54.jpg" xlink:type="simple" xlink:show="embed" xlink:actuate="onLoad" draw:mime-type="image/jpeg"/>
</draw:frame>
Image source, reuters</text:p>
      <text:p text:style-name="P4">
Image adding text,</text:p>
      <text:p text:style-name="P4">
The emergence of the ChatGPT application has triggered a fierce debate on how to ensure the security of artificial intelligence.</text:p>
      <text:p text:style-name="P4">
OpenAI's popularity developed by Microsoft's funding is popular, which has triggered a fierce speculation of artificial intelligence affecting human future.</text:p>
      <text:p text:style-name="P4">
Dozens of experts support a statement published on the PentaFETy webpage of the Artificial Intelligence Safety, saying that "reducing the risk of extinction caused by artificial intelligence should become the world with the risks of other society such as epidemic and nuclear war, which should be the world to become global Priority. "</text:p>
      <text:p text:style-name="P4">
But some people said that this concern was exaggerated.</text:p>
      <text:p text:style-name="P4">
<draw:frame draw:style-name="fr1" draw:name="Image11" text:anchor-type="as-char" svg:width="6.9236in" svg:height="3.894525in" draw:z-index="0">
<draw:image xlink:href="../Images/BBC Chinese/2023-05-31T09-00-01.000Z/_129909169_52679ebf-69bf-420e-9cb5-d8293c6c1c07.jpg" xlink:type="simple" xlink:show="embed" xlink:actuate="onLoad" draw:mime-type="image/jpeg"/>
</draw:frame>
Image source, getty images</text:p>
      <text:h text:style-name="P12" text:outline-level="3">
<text:span text:style-name="T4">
人</text:span>
</text:h>
      <text:p text:style-name="P4">
Chatgpt, Dall-E, BARD, and AlphaCode (from prose, poetry, and jokes to computer code) and images (such as charts, photos and artworks), which are almost the same as human works, are difficult to distinguish.</text:p>
      <text:p text:style-name="P4">
Students use it to write homework, and politicians use it to write a speech. Democratic Representative, Jake AUchincloss, launched this resource in the US Congress.</text:p>
      <text:p text:style-name="P4">
Technology giant IBM said that 7,800 positions can be treated by artificial intelligence.</text:p>
      <text:p text:style-name="P4">
If all these changes are overwhelmed, then prepare:</text:p>
      <text:p text:style-name="P4">
<draw:frame draw:style-name="fr1" draw:name="Image12" text:anchor-type="as-char" svg:width="6.9236in" svg:height="3.894525in" draw:z-index="0">
<draw:image xlink:href="../Images/BBC Chinese/2023-05-31T09-00-01.000Z/_129758641_2.jpg" xlink:type="simple" xlink:show="embed" xlink:actuate="onLoad" draw:mime-type="image/jpeg"/>
</draw:frame>
Image source, getty images</text:p>
      <text:p text:style-name="P4">
Image adding text,</text:p>
      <text:p text:style-name="P4">
The more advanced artificial intelligence, the more capable of replacing our work.</text:p>
      <text:p text:style-name="P4">
We are only in the first stage of artificial intelligence, and there are two stages that are coming. Some scientists are afraid that this may threaten human survival.</text:p>
      <text:p text:style-name="P4">
The following are three stages.</text:p>
      <text:h text:style-name="P12" text:outline-level="3">
<text:span text:style-name="T4">
1 . Weak artificial intelligence (Artificial Narrow Intelligence)</text:span>
</text:h>
      <text:p text:style-name="P4">
Weak artificial intelligence is also known as artificial intelligence in limited fields, focuses on single tasks, and perform duplicate work in a series of functions.</text:p>
      <text:p text:style-name="P4">
It usually learns from a large amount of data, such as learning from the Internet, but only in a specific field of programming.</text:p>
      <text:p text:style-name="P4">
An example is the chess program that can defeat the world champion, but cannot perform other tasks.</text:p>
      <text:p text:style-name="P4">
<draw:frame draw:style-name="fr1" draw:name="Image13" text:anchor-type="as-char" svg:width="6.9236in" svg:height="3.894525in" draw:z-index="0">
<draw:image xlink:href="../Images/BBC Chinese/2023-05-31T09-00-01.000Z/_129938135_3.jpg" xlink:type="simple" xlink:show="embed" xlink:actuate="onLoad" draw:mime-type="image/jpeg"/>
</draw:frame>
Image source, getty images</text:p>
      <text:p text:style-name="P4">
Image adding text,</text:p>
      <text:p text:style-name="P4">
Weak artificial intelligence can surpass humans, but only in specific fields.</text:p>
      <text:p text:style-name="P4">
This technology is used everywhere on smartphones. From GPS maps, to understanding your taste and proposed music and video program.</text:p>
      <text:p text:style-name="P4">
Even more complicated systems, such as unmanned cars and ChatGPTs, are weak artificial intelligence forms. They cannot operate outside the scope of the setting, so they cannot make decisions by themselves.</text:p>
      <text:p text:style-name="P4">
However, some experts believe that being programmed as a system with automatic learning functions, such as ChatGPT or Autogpt, may enter the next development stage.</text:p>
      <text:p text:style-name="P4">
<draw:frame draw:style-name="fr1" draw:name="Image14" text:anchor-type="as-char" svg:width="6.9236in" svg:height="3.894525in" draw:z-index="0">
<draw:image xlink:href="../Images/BBC Chinese/2023-05-31T09-00-01.000Z/_129937206_a386a24d-dd44-4d04-b432-365b3aa6ca3a.jpg" xlink:type="simple" xlink:show="embed" xlink:actuate="onLoad" draw:mime-type="image/jpeg"/>
</draw:frame>
Image source, getty images</text:p>
      <text:p text:style-name="P4">
Image adding text,</text:p>
      <text:p text:style-name="P4">
On May 27, 2023, the download interface in Shenzhen, Guangdong Province, China.</text:p>
      <text:h text:style-name="P12" text:outline-level="3">
<text:span text:style-name="T4">
2 .</text:span>
</text:h>
      <text:p text:style-name="P4">
When the machine can complete any intelligence task that humans can complete, artificially universal intelligence(Artificial General Intelligence)It will arrive.</text:p>
      <text:p text:style-name="P4">
<draw:frame draw:style-name="fr1" draw:name="Image15" text:anchor-type="as-char" svg:width="6.9236in" svg:height="3.894525in" draw:z-index="0">
<draw:image xlink:href="../Images/BBC Chinese/2023-05-31T09-00-01.000Z/_129758642_4.jpg" xlink:type="simple" xlink:show="embed" xlink:actuate="onLoad" draw:mime-type="image/jpeg"/>
</draw:frame>
Image source, getty images</text:p>
      <text:p text:style-name="P4">
Image adding text,</text:p>
      <text:p text:style-name="P4">
General artificial intelligence means that machines have the same intelligence as humans.</text:p>
      <text:p text:style-name="P4">
It is also called "strong artificial intelligence".</text:p>
      <text:p text:style-name="P4">
<text:span text:style-name="T4">
 6 months of pause </text:span>
</text:p>
      <text:p text:style-name="P4">
In March 2023, more than 1,000 technical experts called on "the training of all artificial intelligence laboratories immediately suspended at least 6 months than the more powerful artificial intelligence system than GPT-4", GPT-4 is the latest version of ChatGPT.</text:p>
      <text:p text:style-name="P4">
Other technology giants including Apple co -founder Steve Wozniak and Tesla and SpaceX owner Elon Musk wrote: "The artificial intelligence system with intelligence with human beings may be on society. It is deeply risky with humans. "Musk was one of the co -founders of Openai, and later resigned from the board of directors due to inconsistent opinions with the company's leadership.</text:p>
      <text:p text:style-name="P4">
<draw:frame draw:style-name="fr1" draw:name="Image16" text:anchor-type="as-char" svg:width="6.9236in" svg:height="3.894525in" draw:z-index="0">
<draw:image xlink:href="../Images/BBC Chinese/2023-05-31T09-00-01.000Z/_129909163_openaigettyimages-1245391789.jpg" xlink:type="simple" xlink:show="embed" xlink:actuate="onLoad" draw:mime-type="image/jpeg"/>
</draw:frame>
Image source, getty images<text:span text:style-name="T4">
 "Both smart and stupid" </text:span>
</text:p>
      <text:p text:style-name="P4">
Carissavéliz, the Institute of Artificial Intelligence Ethics at the University of Oxford, signed the letter. However, she believes that the statement of the warning of the Artificial Intelligence Safety Center was too much, so she decided not to sign.</text:p>
      <text:p text:style-name="P4">
"The artificial intelligence we are currently developing is both smart and stupid," she told BBC's AndrewWebb. "If someone has tried ChatGPT or other artificial intelligence, they will notice that they have very significant limitations. "</text:p>
      <text:p text:style-name="P4">
Welz said she was worried that artificial intelligence would create error messages at a high speed.</text:p>
      <text:p text:style-name="P4">
"As the US election approached in 2024, they fired their artificial intelligence morality and security team like Twitter and other important platforms, and I was even more worried about this."</text:p>
      <text:p text:style-name="P4">
<draw:frame draw:style-name="fr1" draw:name="Image17" text:anchor-type="as-char" svg:width="6.9236in" svg:height="3.894525in" draw:z-index="0">
<draw:image xlink:href="../Images/BBC Chinese/2023-05-31T09-00-01.000Z/_129437837_gettyimages-1250672931.jpg" xlink:type="simple" xlink:show="embed" xlink:actuate="onLoad" draw:mime-type="image/jpeg"/>
</draw:frame>
Image source, getty images</text:p>
      <text:p text:style-name="P4">
The U.S. government acknowledges potential threats. The White House stated in a statement on May 4: "Artificial intelligence is one of our most powerful technologies in our time, but in order to seize the opportunities it brings, we must first reduce its risk."</text:p>
      <text:p text:style-name="P4">
The U.S. Congress has summoned OPENAI CEO Sam Altman to answer questions about ChatGPT.</text:p>
      <text:p text:style-name="P4">
<draw:frame draw:style-name="fr1" draw:name="Image18" text:anchor-type="as-char" svg:width="6.9236in" svg:height="3.894525in" draw:z-index="0">
<draw:image xlink:href="../Images/BBC Chinese/2023-05-31T09-00-01.000Z/_129750604_5.jpg" xlink:type="simple" xlink:show="embed" xlink:actuate="onLoad" draw:mime-type="image/jpeg"/>
</draw:frame>
Image source, getty images</text:p>
      <text:p text:style-name="P4">
Image adding text,</text:p>
      <text:p text:style-name="P4">
Sam Aldman</text:p>
      <text:p text:style-name="P4">
At the Senate Hearing, Aldman said that with the development of artificial intelligence, the government supervised his industry "very important".</text:p>
      <text:p text:style-name="P4">
Public Policy Researcher Carlos Ignaciogutiérrez explained to the BBC explanation that one of the huge challenges brought by artificial intelligence is that "no joint agency composed of experts determines how to supervise it, just like the between the government Climate change special committee (IPCC). "</text:p>
      <text:p text:style-name="P4">
This brought us to the third and last stage of artificial intelligence.</text:p>
      <text:h text:style-name="P12" text:outline-level="3">
<text:span text:style-name="T4">
3 . Super artificial intelligence</text:span>
</text:h>
      <text:p text:style-name="P4">
<draw:frame draw:style-name="fr1" draw:name="Image19" text:anchor-type="as-char" svg:width="6.9236in" svg:height="3.894525in" draw:z-index="0">
<draw:image xlink:href="../Images/BBC Chinese/2023-05-31T09-00-01.000Z/_129937058_9cdd4070-7e3f-4a58-9f16-838450c92f65.jpg" xlink:type="simple" xlink:show="embed" xlink:actuate="onLoad" draw:mime-type="image/jpeg"/>
</draw:frame>
Image source, getty images</text:p>
      <text:p text:style-name="P4">
This is a theory. When we reach the second stage, we will quickly enter the final stage: "Super Artificial Intelligence". This is the case when artificial intelligence exceeds human intelligence.</text:p>
      <text:p text:style-name="P4">
Nickbostrom, a philosopher and an artificial intelligence expert, defines super intelligence as "almost all areas, including scientific creativity, general wisdom and social skills, far exceeding the best human brain intelligence" "" Essence</text:p>
      <text:p text:style-name="P4">
"Human beings must learn for engineers, nurses or lawyers for a long time. The problem of general artificial intelligence is ... it can continue to improve ourselves when we can't do it," Gu Tierez explained.</text:p>
      <text:p text:style-name="P4">
<text:span text:style-name="T4">
Science fiction</text:span>
</text:p>
      <text:p text:style-name="P4">
This concept reminishes the plot of the film "Terminator". In this movie, the machine launched a nuclear war that destroyed humans.</text:p>
      <text:p text:style-name="P4">
<draw:frame draw:style-name="fr1" draw:name="Image20" text:anchor-type="as-char" svg:width="6.9236in" svg:height="3.894525in" draw:z-index="0">
<draw:image xlink:href="../Images/BBC Chinese/2023-05-31T09-00-01.000Z/_129909165_62a4a940-0ecc-4cde-9a7b-be404551ccc1.jpg" xlink:type="simple" xlink:show="embed" xlink:actuate="onLoad" draw:mime-type="image/jpeg"/>
</draw:frame>
Image source, getty images</text:p>
      <text:p text:style-name="P4">
Image adding text,</text:p>
      <text:p text:style-name="P4">
Schwarzenegger has starred in "Terminator".</text:p>
      <text:p text:style-name="P4">
ARVindnarayanan, a computer scientist at Princeton University, has previously told BBC that the sci -fi disaster scene is unrealistic: "The current artificial intelligence is not enough to make these risks a reality. Finally, it disperses people's right right right Pay attention to short -term harm of artificial intelligence. "</text:p>
      <text:p text:style-name="P4">
Although there are many controversy for whether machines can really get the kind of intelligence owned by human beings, especially in terms of emotional intelligence, this is one of the most worried things that those who think we are about to realize general artificial intelligence.</text:p>
      <text:p text:style-name="P4">
Recently, the so -called "artificial intelligence godfather" Geoffrey Hinton warned that we may soon reach this milestone. Xinton is the pioneer of teaching machines to learn from experience.</text:p>
      <text:p text:style-name="P4">
"I think (machine) is not smarter than us. But I think they may be like this soon," he just retired from Google, 75 years old.</text:p>
      <text:p text:style-name="P4">
<draw:frame draw:style-name="fr1" draw:name="Image21" text:anchor-type="as-char" svg:width="6.9236in" svg:height="3.894525in" draw:z-index="0">
<draw:image xlink:href="../Images/BBC Chinese/2023-05-31T09-00-01.000Z/_129750607_7.png" xlink:type="simple" xlink:show="embed" xlink:actuate="onLoad" draw:mime-type="image/png"/>
</draw:frame>
Image source, reuters</text:p>
      <text:p text:style-name="P4">
Image adding text,</text:p>
      <text:p text:style-name="P4">
"Artificial Intelligence Godfather" Jeffrey Xinton</text:p>
      <text:p text:style-name="P4">
Xinton said in a statement that he issued to the New York Times announced that he regrets his work now because he is worried that "bad participants" will use artificial intelligence to do "bad things".</text:p>
      <text:p text:style-name="P4">
He gave BBC a general example of "nightmare scenes": "Imagine, for example, poor participants like (Russian President) Putin decide to give robotic capabilities and create their own sub -goals."</text:p>
      <text:p text:style-name="P4">
He warned that these machines may eventually "create a sub -goal such as" I need more power ", which will bring" survival risk ".</text:p>
      <text:p text:style-name="P4">
But Xinton said that in the short term, he believes that the benefits of artificial intelligence are much greater than risks, "So I don't think we should stop developing such things." He said.</text:p>
      <text:h text:style-name="P12" text:outline-level="3">
<text:span text:style-name="T4">
extinction or immortal</text:span>
</text:h>
      <text:p text:style-name="P4">
British physicist Stephen Hawking issued a harsh warning.</text:p>
      <text:p text:style-name="P4">
<draw:frame draw:style-name="fr1" draw:name="Image22" text:anchor-type="as-char" svg:width="6.9236in" svg:height="4.597703in" draw:z-index="0">
<draw:image xlink:href="../Images/BBC Chinese/2023-05-31T09-00-01.000Z/_129750606_6.jpg" xlink:type="simple" xlink:show="embed" xlink:actuate="onLoad" draw:mime-type="image/jpeg"/>
</draw:frame>
Image source, getty images</text:p>
      <text:p text:style-name="P4">
Image adding text,</text:p>
      <text:p text:style-name="P4">
Hawking</text:p>
      <text:p text:style-name="P4">
"The comprehensive development of artificial intelligence may mean the end of human beings," he told BBC in 2014, which is four years before his death.</text:p>
      <text:p text:style-name="P4">
He said that such an intelligent level machine "will develop itself and redesign itself at a faster and faster speed."</text:p>
      <text:h text:style-name="P12" text:outline-level="3">
<text:span text:style-name="T4">
nano robot and eternal life</text:span>
</text:h>
      <text:p text:style-name="P4">
Futurist inventor and writer Ray Kurzweil is one of the biggest enthusiasts in artificial intelligence. He is an artificial intelligence researcher at Google and the co -founder of the University of Silicon Valley.</text:p>
      <text:p text:style-name="P4">
Kuzwell believes that humans will be able to use super intelligent artificial intelligence to overcome bi obstacles.</text:p>
      <text:p text:style-name="P4">
In 2015, he predicted that by 2030, because nano robots (very small robots) work in our body, they can repair and cure any injuries or diseases, and humans will achieve eternal life.Image source, getty images</text:p>
      <text:p text:style-name="P4">
Image adding text,</text:p>
      <text:p text:style-name="P4">
Can nano robots make humans grow long or liveless?</text:p>
      <text:h text:style-name="P12" text:outline-level="3">
<text:span text:style-name="T4">
artificial intelligence management</text:span>
</text:h>
      <text:p text:style-name="P4">
Gotoris agreed that the key is to create an artificial intelligence governance system.</text:p>
      <text:p text:style-name="P4">
"Imagine such a future: a lot of information that has a lot of information on the earth and a lot of information (because of Internet search), which can control us in a way we can't realize." He said.</text:p>
      <text:p text:style-name="P4">
"The worst scene is not a war between humans and robots. The worst thing is that we did not realize that we were manipulated because we share this planet with a more smart entity than us."</text:p>
      <text:p text:style-name="P4">
News Source: <text:a xlink:type="simple" xlink:href="https://www.bbc.com/zhongwen/simp/science-65752703" text:style-name="Internet_20_link" text:visited-style-name="Visited_20_Internet_20_Link">
https://www.bbc.com/zhongwen/simp/science-65752703</text:a>
</text:p>
      <!--NEWS-->
      <text:h text:style-name="P10" text:outline-level="1">
<text:span text:style-name="T4">
Compensation R &amp; D activity positive market mechanism exploration (Free Version)</text:span>
</text:h>
      <text:p text:style-name="P4">
Authors: ['汪利锬']</text:p>
      <text:p text:style-name="P4">
Publisher: 英国《金融时报》</text:p>
      <text:p text:style-name="P4">
Time: 2023-05-31T09:36:38+00:00</text:p>
      <text:p text:style-name="P4">
Published Time: 2023-05-29T12:00:99+08:00</text:p>
      <text:p text:style-name="P4">
Modified Time: 2023-05-29T18:39:99+08:00</text:p>
      <text:p text:style-name="P4">
Description: Wang Lizhen: Amended the shortcomings of the existing subsidy method, trying to minimize the negative effects brought by the current subsidy method. Then it will realize the improvement of the exterior Pareto.</text:p>
      <text:p text:style-name="P4">
Images: ["<text:a xlink:type="simple" xlink:href="https://thumbor.ftacademy.cn/unsafe/picture/7/000074707_piclink.jpg" text:style-name="Internet_20_link" text:visited-style-name="Visited_20_Internet_20_Link">
000074707_pic...</text:a>
"]</text:p>
      <text:p text:style-name="P4">
Themes: ['中国经济', '关注']</text:p>
      <text:p text:style-name="P4">
Keywords: ['中国经济', '政府补助', '准入机制', '市场失灵']</text:p>
      <text:p text:style-name="P4">
Type: Article</text:p>
      <!--METADATA-->
      <text:p text:style-name="P4">
<draw:frame draw:style-name="fr1" draw:name="Image23" text:anchor-type="as-char" svg:width="6.9236in" svg:height="3.901286in" draw:z-index="0">
<draw:image xlink:href="../Images/FT Chinese Free Version/2023-05-31T09-36-38-00-00/000074707_piclink.jpg" xlink:type="simple" xlink:show="embed" xlink:actuate="onLoad" draw:mime-type="image/jpeg"/>
</draw:frame>
As far as an economy is concerned, because R &amp; D activities are positive, the research and development level of the economy will not reach the optimal R &amp; D and output level of the entire society. To this end, people may actually think or assume that "tangible hands" can solve such "market failures" problems. However, from the current data samples and their research documents, the assumption that "the government can solve the market failure caused by the externality of R &amp; D activities" is difficult to establish, and even further mismatch of resources produces resources. So why didn't you solve this problem?</text:p>
      <text:p text:style-name="P4">
Before answering the above questions, let's first understand a basic economic concept: market failure. According to neo -classical economics, market failure refers to the distribution of free markets for products and services. In terms of vernacular, the existence of third -party factors in the free market intervention in transactions between consumers and producers, resulting in the price reached by both parties without real reaction to the value of goods or services. In this article, third -party factors are the positive and external nature of R &amp; D activities. This externality has led to some consumers benefited from the R &amp; D activities, but did not conduct economic compensation to producers providing the R &amp; D activities, which led to the price of producers' R &amp; D activities that could not truly reflect the real price of R &amp; D activities. In the end, the producer's R &amp; D activity income was less than the total research and development of society.</text:p>
      <text:p text:style-name="P4">
News Source: <text:a xlink:type="simple" xlink:href="http://www.ftchinese.com/story/001099795" text:style-name="Internet_20_link" text:visited-style-name="Visited_20_Internet_20_Link">
http://www.ftchinese.com/story/001099795</text:a>
</text:p>
      <!--NEWS-->
      <text:h text:style-name="P10" text:outline-level="1">
<text:span text:style-name="T4">
HSBC and Ping An's struggle around spin -off may not stop</text:span>
</text:h>
      <text:p text:style-name="P4">
Authors: ['Ho-him']</text:p>
      <text:p text:style-name="P4">
Publisher: 英国《金融时报》</text:p>
      <text:p text:style-name="P4">
Time: 2023-05-31T10:04:52+00:00</text:p>
      <text:p text:style-name="P4">
Published Time: 2023-05-30T12:00:99+08:00</text:p>
      <text:p text:style-name="P4">
Modified Time: 2023-05-31T06:03:99+08:00</text:p>
      <text:p text:style-name="P4">
Description: The proposition of China ’s Ping An Demolition HSBC failed to win in the voting voting. The next step of the insurance company may reveal its motivation to a certain extent.</text:p>
      <text:p text:style-name="P4">
Images: []</text:p>
      <text:p text:style-name="P4">
Themes: ['汇丰', '关注']</text:p>
      <text:p text:style-name="P4">
Keywords: ['汇丰', '中国平安', '分拆']</text:p>
      <text:p text:style-name="P4">
Type: Article</text:p>
      <!--METADATA-->
      <text:p text:style-name="P4">
With the release of the voting results, HSBC(HSBC)Chairman Du Jiaqi(Mark Tucker)Maybe finally announced the victory at the end of the anniversary of the continuous shareholders held in Birmingham this month.</text:p>
      <text:p text:style-name="P4">
Du Jiaqi and the largest shareholder of HSBC China Ping An(Pingan)The lip guns and tongue battles lasted for a year. Ping An turned into a rights protection investor at HSBC's first shareholders' anniversary conference, requiring this bank with a 158 -year history into two.</text:p>
      <text:p text:style-name="P4">
News Source: <text:a xlink:type="simple" xlink:href="http://www.ftchinese.com/story/001099819" text:style-name="Internet_20_link" text:visited-style-name="Visited_20_Internet_20_Link">
http://www.ftchinese.com/story/001099819</text:a>
</text:p>
      <!--NEWS-->
      <text:h text:style-name="P10" text:outline-level="1">
<text:span text:style-name="T4">
Byte beating, PetroChina replaced foreign companies to enter the Central Written Building in Hong Kong (Free Version)</text:span>
</text:h>
      <text:p text:style-name="P4">
Authors: ['Ho-him']</text:p>
      <text:p text:style-name="P4">
Publisher: 英国《金融时报》</text:p>
      <text:p text:style-name="P4">
Time: 2023-05-31T10:18:26+00:00</text:p>
      <text:p text:style-name="P4">
Published Time: 2023-05-28T12:00:99+08:00</text:p>
      <text:p text:style-name="P4">
Modified Time: 2023-05-28T23:52:99+08:00</text:p>
      <text:p text:style-name="P4">
Description: Mainland Chinese companies successively settled in the high -end office area of the Central Business District of Hong Kong, and occupied the golden area that foreign groups evacuated after the epidemic.</text:p>
      <text:p text:style-name="P4">
Images: ["<text:a xlink:type="simple" xlink:href="https://thumbor.ftacademy.cn/unsafe/picture/5/000182705_piclink.jpg" text:style-name="Internet_20_link" text:visited-style-name="Visited_20_Internet_20_Link">
000182705_pic...</text:a>
"]</text:p>
      <text:p text:style-name="P4">
Themes: ['商业地产', '关注']</text:p>
      <text:p text:style-name="P4">
Keywords: ['商业地产', '香港', '字节跳动', '金融中心', '中国石油']</text:p>
      <text:p text:style-name="P4">
Type: Article</text:p>
      <!--METADATA-->
      <text:p text:style-name="P4">
<draw:frame draw:style-name="fr1" draw:name="Image24" text:anchor-type="as-char" svg:width="6.9236in" svg:height="3.894525in" draw:z-index="0">
<draw:image xlink:href="../Images/FT Chinese Free Version/2023-05-31T10-18-26-00-00/000182705_piclink.jpg" xlink:type="simple" xlink:show="embed" xlink:actuate="onLoad" draw:mime-type="image/jpeg"/>
</draw:frame>
Mainland Chinese companies have successively settled in the high -end office area of the Central Business District of Hong Kong, occupying a golden area where foreign groups have made their epidemic.</text:p>
      <text:p text:style-name="P4">
According to three people familiar with the matter, the parent company of the social media platform TIKTOK, one of the most valuable technology startups in China(ByteDance)This year will take over the Swiss Baosheng Bank(Julius Baer)The office space in the first phase of the Hong Kong International Financial Center in the office building is about 16,000 square feet of office space. Baosheng Bank will move to a less center.</text:p>
      <text:p text:style-name="P4">
News Source: <text:a xlink:type="simple" xlink:href="http://www.ftchinese.com/story/001099787" text:style-name="Internet_20_link" text:visited-style-name="Visited_20_Internet_20_Link">
http://www.ftchinese.com/story/001099787</text:a>
</text:p>
      <!--NEWS-->
      <text:h text:style-name="P10" text:outline-level="1">
<text:span text:style-name="T4">
European business steps are difficult</text:span>
</text:h>
      <text:p text:style-name="P4">
Authors: ['咏竹坊']</text:p>
      <text:p text:style-name="P4">
Publisher: 英国《金融时报》</text:p>
      <text:p text:style-name="P4">
Time: 2023-05-31T10:23:37+00:00</text:p>
      <text:p text:style-name="P4">
Published Time: 2023-05-29T12:00:99+08:00</text:p>
      <text:p text:style-name="P4">
Modified Time: 2023-05-30T06:04:99+08:00</text:p>
      <text:p text:style-name="P4">
Description: After being acquired by Huazhu Group for four years, despite the recovery after the epidemic, the European assets of Deutsche Hotel Group continued to record serious losses.</text:p>
      <text:p text:style-name="P4">
Images: ["<text:a xlink:type="simple" xlink:href="https://thumbor.ftacademy.cn/unsafe/picture/8/000182828_piclink.jpg" text:style-name="Internet_20_link" text:visited-style-name="Visited_20_Internet_20_Link">
000182828_pic...</text:a>
"]</text:p>
      <text:p text:style-name="P4">
Themes: ['专栏', '咏竹坊', '关注']</text:p>
      <text:p text:style-name="P4">
Keywords: ['咏竹坊', '华住集团', '酒店']</text:p>
      <text:p text:style-name="P4">
Type: Article</text:p>
      <!--METADATA-->
      <text:p text:style-name="P4">
<draw:frame draw:style-name="fr1" draw:name="Image25" text:anchor-type="as-char" svg:width="6.9236in" svg:height="3.894525in" draw:z-index="0">
<draw:image xlink:href="../Images/FT Chinese Free Version/2023-05-31T10-23-37-00-00/000182828_piclink.jpg" xlink:type="simple" xlink:show="embed" xlink:actuate="onLoad" draw:mime-type="image/jpeg"/>
</draw:frame>
<text:span text:style-name="T4">
 Author Yangge, this article only represents the author's own point of view. </text:span>
</text:p>
      <text:p text:style-name="P4">
The premier Chinese hotel operator Huazhu Group Co., Ltd.(HTHT.US;1197.HK)In the latest quarterly report, there are some notable elements, many of which are related to the tourism recovery of the post -epidemic era. Huazhu Group operates the economic chain brand Han Ting and the higher -end season hotel. It has reported its first profit in the past two years, because in the wave of "retaliated tourism" in the post -epidemic era, the Chinese people have been on the road.</text:p>
      <text:p text:style-name="P4">
News Source: <text:a xlink:type="simple" xlink:href="http://www.ftchinese.com/story/001099805" text:style-name="Internet_20_link" text:visited-style-name="Visited_20_Internet_20_Link">
http://www.ftchinese.com/story/001099805</text:a>
</text:p>
      <!--NEWS-->
      <text:h text:style-name="P10" text:outline-level="1">
<text:span text:style-name="T4">
Why does Buffett continue to be optimistic about Apple? (Free version)</text:span>
</text:h>
      <text:p text:style-name="P4">
Authors: ['周掌柜']</text:p>
      <text:p text:style-name="P4">
Publisher: 英国《金融时报》</text:p>
      <text:p text:style-name="P4">
Time: 2023-05-31T10:46:00+00:00</text:p>
      <text:p text:style-name="P4">
Published Time: 2023-05-09T12:00:99+08:00</text:p>
      <text:p text:style-name="P4">
Modified Time: 2023-05-09T19:02:99+08:00</text:p>
      <text:p text:style-name="P4">
Description: Zhou Shopkeeper: The mobile phone is not the sunset industry; the profit model of smartphones is still very advanced; the innovative expansion space of smartphones is clear and stable; the smartphone industry has the basis of long -lasting high profits.</text:p>
      <text:p text:style-name="P4">
Images: ["<text:a xlink:type="simple" xlink:href="https://thumbor.ftacademy.cn/unsafe/picture/9/000170099_piclink.jpg" text:style-name="Internet_20_link" text:visited-style-name="Visited_20_Internet_20_Link">
000170099_pic...</text:a>
"]</text:p>
      <text:p text:style-name="P4">
Themes: ['专栏', '智能手机', '关注']</text:p>
      <text:p text:style-name="P4">
Keywords: ['智能手机', '苹果', '华为', 'vivo', '巴菲特', 'OPPO']</text:p>
      <text:p text:style-name="P4">
Type: Article</text:p>
      <!--METADATA-->
      <text:p text:style-name="P4">
<draw:frame draw:style-name="fr1" draw:name="Image26" text:anchor-type="as-char" svg:width="6.9236in" svg:height="4.499174in" draw:z-index="0">
<draw:image xlink:href="../Images/FT Chinese Free Version/2023-05-31T10-46-00-00-00/000170099_piclink.jpg" xlink:type="simple" xlink:show="embed" xlink:actuate="onLoad" draw:mime-type="image/jpeg"/>
</draw:frame>
Why does Buffett continue to be optimistic about Apple?</text:p>
      <text:p text:style-name="P4">
<text:span text:style-name="T4">
 [Editor's note] For the purpose of discussion and innovation, this article is an article jointly completed by the author and ChatGPT, where the author trains about 10%of the content ratio. The author also conducted a factual verification of the content of ChatGPT in this article, and is responsible for its accuracy of the content. This is an experimental article, the purpose is to explore the scene of future human brain+AI collaboration, and provide readers with a little fresh ideas. We invite readers to guess which content in the article was generated by ChatGPT, and the answer will be announced in the next column. </text:span>
</text:p>
      <text:p text:style-name="P4">
News Source: <text:a xlink:type="simple" xlink:href="http://www.ftchinese.com/story/001099589" text:style-name="Internet_20_link" text:visited-style-name="Visited_20_Internet_20_Link">
http://www.ftchinese.com/story/001099589</text:a>
</text:p>
      <!--NEWS-->
      <text:h text:style-name="P10" text:outline-level="1">
<text:span text:style-name="T4">
The Ministry of Commerce rejected a quarter of the license to export China last year</text:span>
</text:h>
      <text:p text:style-name="P4">
Author: None (Language: zh)</text:p>
      <text:p text:style-name="P4">
Publisher: None</text:p>
      <text:p text:style-name="P4">
Time: 2023-05-31T13:37:00Z</text:p>
      <text:p text:style-name="P4">
Description: In a written testimony announced by senior US government officials on Tuesday, the US Department of Commerce is closely reviewing the license application to China export goods. Last year, 26%of applications refused or returned. Military exit.</text:p>
      <text:p text:style-name="P4">
Videos: []</text:p>
      <text:p text:style-name="P4">
Images: []</text:p>
      <text:p text:style-name="P4">
Subject: 经济纵横</text:p>
      <text:p text:style-name="P4">
Subjects: ['奥巴马', '德国制造', '岛屿主权争端', '专题报道：全景观看“习马会”', '中国', '中共十九大', '美国', '德中关系']</text:p>
      <text:p text:style-name="P4">
Keywords: ['美国', '商务部', '中国', '出口', '出口管制', '许可证', '军事化']</text:p>
      <text:p text:style-name="P4">
Id: 65783582</text:p>
      <!--METADATA-->
      <text:p text:style-name="P4">
<text:a xlink:type="simple" xlink:href="https://www.dw.com/zh/overlay/image/article/65783582/63719678" text:style-name="Internet_20_link" text:visited-style-name="Visited_20_Internet_20_Link">
 </text:a>
The picture shows the US Department of Commerce (data photo)</text:p>
      <text:p text:style-name="P4">
(Voice of Germany Chinese), the assistant minister of the US Department of Commerce, Thea Rozmankendler, said in the written testimony of the Senate Banking Committee on Wednesday that in 2022, the Ministry of Commerce reviewed 5064 exports to China or re -exported to China. Application for license, about 26%of them were rejected or did not take action to return.</text:p>
      <text:p text:style-name="P4">
KFC said: "We are sure to bring our opponents to our opponents, the American sensitive technology, formulate policies and strategies to protect these technologies, and review the license application submitted by exporters."</text:p>
      <text:p text:style-name="P4">
At present, nearly 700 Chinese entities are included in export control by the US Department of Commerce "<text:a xlink:type="simple" xlink:href="https://www.dw.com/zh/zh/美貿易黑名單增37實體-中國基因公司入列/a-64871562" text:style-name="Internet_20_link" text:visited-style-name="Visited_20_Internet_20_Link">
physical list</text:a>
". The Assistant Minister of the US Department of Commerce, Matthewaxelrod, the assistant minister of export law enforcement, said that since the Bayeng government took office, the Chinese company on the list has added more than 200.</text:p>
      <text:p text:style-name="P4">
*#</text:p>
      <text:h text:style-name="P13" text:outline-level="4">
<text:span text:style-name="T4">
2021 Chinese Science and Technology Enterprise: Internal and Exorganization Dilemma</text:span>
</text:h>
      <text:h text:style-name="P12" text:outline-level="3">
<text:span text:style-name="T4">
Technology stocks are founded</text:span>
</text:h>
      <text:p text:style-name="P4">
With the tightening of regulatory policies, the market value of Chinese technology companies has continued to shrink, which has exacerbated the market's concerns about the slowdown in China's world's second largest economy, and investors' emotions are generally affected.</text:p>
      <text:p text:style-name="P4">
*#</text:p>
      <text:h text:style-name="P13" text:outline-level="4">
<text:span text:style-name="T4">
2021 Chinese Science and Technology Enterprise: Internal and Exorganization Dilemma</text:span>
</text:h>
      <text:h text:style-name="P12" text:outline-level="3">
<text:span text:style-name="T4">
Anti -monopoly and data security</text:span>
</text:h>
      <text:p text:style-name="P4">
Since the end of 2020, Beijing has increased its supervision of Chinese technology companies on the grounds of antitrust and guarantee data security. In addition to being criticized and interviewed, many technology companies are fined to varying degrees. After 20 years of loose control, the Chinese Internet industry has been deeply damaged.</text:p>
      <text:p text:style-name="P4">
*#</text:p>
      <text:h text:style-name="P13" text:outline-level="4">
<text:span text:style-name="T4">
2021 Chinese Science and Technology Enterprise: Internal and Exorganization Dilemma</text:span>
</text:h>
      <text:h text:style-name="P12" text:outline-level="3">
<text:span text:style-name="T4">
Common features</text:span>
</text:h>
      <text:p text:style-name="P4">
Some experts have noticed that mostly the controlled enterprises are capable of collecting a large number of user information and obtaining platform companies with absolute advantage in the market. Maximilianmayer, a professor of global science and technology policy at Bonn University in Germany, analyzed the Voice of Germany: "The purpose of this movement is to strengthen the supervision of large Internet companies and its data processing methods."</text:p>
      <text:p text:style-name="P4">
*#</text:p>
      <text:h text:style-name="P13" text:outline-level="4">
<text:span text:style-name="T4">
2021 Chinese Science and Technology Enterprise: Internal and Exorganization Dilemma</text:span>
</text:h>
      <text:h text:style-name="P12" text:outline-level="3">
<text:span text:style-name="T4">
down the altar</text:span>
</text:h>
      <text:p text:style-name="P4">
Not only did technology companies encounter severe damage, but the founders of these companies themselves also felt the power of the government's heavy punch. The first one was Alibaba's founder Ma Yun. In late October 2020, Ma Yun high -profile attacking the Chinese financial supervision system. Soon after, Alibaba's financial business -the listed plan of Ant Group was stopped by the Chinese regulatory agency. Ma Yun faded out of the public vision.</text:p>
      <text:p text:style-name="P4">
*#</text:p>
      <text:h text:style-name="P13" text:outline-level="4">
<text:span text:style-name="T4">
2021 Chinese Science and Technology Enterprise: Internal and Exorganization Dilemma</text:span>
</text:h>
      <text:h text:style-name="P12" text:outline-level="3">
<text:span text:style-name="T4">
Wealth Reconstruction</text:span>
</text:h>
      <text:p text:style-name="P4">
Xi Jinping, a Chinese national leader, put forward the goal of "common prosperity", and the Chinese technology industry giants have expressed their full support. For example, Tencent and Alibaba will invest 50 billion and 100 billion yuan respectively to help "common prosperity." According to external analysis, the Chinese government uses suppression to promote technology giants to share their wealth with employees and consumers, and reduce the gap between the rich and the poor in politics.</text:p>
      <text:p text:style-name="P4">
*#</text:p>
      <text:h text:style-name="P13" text:outline-level="4">
<text:span text:style-name="T4">
2021 Chinese Science and Technology Enterprise: Internal and Exorganization Dilemma</text:span>
</text:h>
      <text:h text:style-name="P12" text:outline-level="3">
<text:span text:style-name="T4">
dual pressure</text:span>
</text:h>
      <text:p text:style-name="P4">
Under the dual pressure of China's reins tightening the "network security" reins and the United States held up the "accountability law of foreign companies", it was only officially announced that it was officially announced that it was officially announced by the China Internet -Ending Car Drops of the New York Stock Exchange at the end of June this year. "The first shot of large Chinese Internet companies from U.S. stocks. All in all, on the one hand, Chinese companies, which are listed in the United States, have to face strict review of Chinese regulatory agencies on the one hand, and on the other hand, they also face more rigorous risk disclosure requirements in the United States.</text:p>
      <text:p text:style-name="P4">
*#</text:p>
      <text:h text:style-name="P13" text:outline-level="4">
<text:span text:style-name="T4">
2021 Chinese Science and Technology Enterprise: Internal and Exorganization Dilemma</text:span>
</text:h>
      <text:h text:style-name="P12" text:outline-level="3">
<text:span text:style-name="T4">
blocked by the United States</text:span>
</text:h>
      <text:p text:style-name="P4">
While "soft technology" enterprises encounter China's supervision, "hard technology" companies such as Huawei and DJI are more restricted from abroad. For many years, the United States has not only been committed to eradicating Chinese equipment such as Huawei in its country, but also trying to convince other countries not to buy related equipment. "Safety Equipment Act"(Secure Equipment Act)It is one of the latest actions made by the US government to combat China Telecom and technology companies.</text:p>
      <text:p text:style-name="P4">
*#</text:p>
      <text:h text:style-name="P13" text:outline-level="4">
<text:span text:style-name="T4">
2021 Chinese Science and Technology Enterprise: Internal and Exorganization Dilemma</text:span>
</text:h>
      <text:h text:style-name="P12" text:outline-level="3">
<text:span text:style-name="T4">
</text:span>
</text:h>
      <text:p text:style-name="P4">
Another example of tightening the restrictions on Chinese technology companies is to include Chinese artificial intelligence giants Shangtang Technology on a blacklist. The US government said that the company on the list provides support for China's military development. This week, the US Treasury Department also included a number of Chinese companies on the entity list, including the world's largest commercial drone manufacturer DJI innovation and multiple biotechnology companies. It is strictly forbidden to invest and export technology on the list Essenc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The theme of the Senate Banking Committee on Wednesday was "Counterattack China: Promoting the US National Security, Economic Security and Foreign Policy".</text:p>
      <text:h text:style-name="P12" text:outline-level="3">
<text:span text:style-name="T4">
U.S. discussing plans to restrict external investment sensitive technology</text:span>
</text:h>
      <text:p text:style-name="P4">
The Ministry of Finance Officer Paul Rosen said in the testimony that the government's plan to restrict US companies' foreign investment in specific sensitive technology is still discussing: "Our wish is to avoid US investment support and promote those national security that might help destroy us and it may help to destroy us and it may help destroy our national security. The advanced technology that enables Americans to be in danger to improve military power or intelligence capabilities.</text:p>
      <text:h text:style-name="P12" text:outline-level="3">
<text:span text:style-name="T4">
Will Bayeng continue to trade in China?</text:span>
</text:h>
      <text:p text:style-name="P4">
Minister of Commerce Ginaraimondo said in March that the Bayeng government is considering a pilot plan to solve the risk of investing in China. She said: "There are many American pension funds and retirement funds to invest in China. Of course you don't want to do anything with accidents."</text:p>
      <text:p text:style-name="P4">
(Reuters)</text:p>
      <text:p text:style-name="P4">
News Source: <text:a xlink:type="simple" xlink:href="https://www.dw.com/zh/美商务部去年拒绝四分之一出口中国的许可证申请/a-65783582" text:style-name="Internet_20_link" text:visited-style-name="Visited_20_Internet_20_Link">
https://www.dw.com/zh/美商务部去年拒绝四分之一出口中国的许可证申请/a-65783582?maca=chi-rss-chi-all-1127-rdf</text:a>
</text:p>
      <!--NEWS-->
      <text:h text:style-name="P10" text:outline-level="1">
<text:span text:style-name="T4">
German media: Beijing rejected the Dialogue of China and the United States Defense</text:span>
</text:h>
      <text:p text:style-name="P4">
Author: None (Language: zh)</text:p>
      <text:p text:style-name="P4">
Publisher: None</text:p>
      <text:p text:style-name="P4">
Time: 2023-05-31T14:20:00Z</text:p>
      <text:p text:style-name="P4">
Description: As Sino -US relations are constantly tension, Washington is very hoped that the Chinese and American defense ministers can meet during the conversation between Shangri -La, Singapore. However, China has clearly stated that it is currently not that the conditions for equal dialogue between China and the United States have.</text:p>
      <text:p text:style-name="P4">
Videos: []</text:p>
      <text:p text:style-name="P4">
Images: []</text:p>
      <text:p text:style-name="P4">
Subject: 评论分析</text:p>
      <text:p text:style-name="P4">
Subjects: ['专题报道：习近平访美', '南希·佩洛西']</text:p>
      <text:p text:style-name="P4">
Keywords: ['香格里拉论坛', '中美关系', '台海局势', '李尚福', '制裁', '五角大楼']</text:p>
      <text:p text:style-name="P4">
Id: 65784653</text:p>
      <!--METADATA-->
      <text:p text:style-name="P4">
<text:a xlink:type="simple" xlink:href="https://www.dw.com/zh/overlay/image/article/65784653/64619780" text:style-name="Internet_20_link" text:visited-style-name="Visited_20_Internet_20_Link">
 </text:a>
(Voice of Germany Chinese Network) The Weizerxin Envoy wrote that in the past few weeks, in order to promote the direct dialogue between the Sino -US Defense Minister in the Shangri -La forum, the Pentagon can be described as full of effort, but <text:a xlink:type="simple" xlink:href="https://www.dw.com/zh/zh/李尚福拒絕會晤-美防長令人遺憾/a-65766662" text:style-name="Internet_20_link" text:visited-style-name="Visited_20_Internet_20_Link">
China finally given this Wednesday, China finally gave given After a very straightforward response, China is not interested in direct dialogue</text:a>
Essence The report entitled "Beijing to let the US Defense Minister eat closed doors" and wrote:</text:p>
      <text:p text:style-name="P4">
"The fuse of China's tough stance was a sanction order issued by the United States during the administration of Trump. -400 missile defense system is responsible.</text:p>
      <text:p text:style-name="P4">
However, the sanctions against Li Shangfu are just one of many disputes between China and the United States. The United States' restrictions on China in the field of chip technology and the continuous criticism of Xinjiang's human rights conditions have also made China dissatisfied. In August last year, Pelosi, then the Speaker of the House of Representatives of the United States, visited Taiwan. The spy balloon incident, China ’s position in the Russian and Ukraine War, and Taiwan’ s visits to New York and California recently (all made Sino -US relations Continuously tension).</text:p>
      <text:p text:style-name="P4">
The Pentagon stated that the reason for China to reject Li Shangfu's attendance of the Defense Minister's dialogue was exactly a term, and said that China has rejected the inquiry of the "more than a dozen leaders' meetings' inquiries' and the China -US dialogue at the more working level.</text:p>
      <text:p text:style-name="P4">
During the Shangri -La forum last year, China -US Defense Minister held a dialogue in Singapore. (Data map)</text:p>
      <text:p text:style-name="P4">
Bonnieglaser, a Chinese issue at the Marshall Foundation in Germany, said the status quo of the stopping of exchanges between China and the United States was disturbing: 'The Chinese obviously did not realize the risks hidden in the suspension of military exchanges between China and the United States. '"</text:p>
      <text:p text:style-name="P4">
Regarding the Chinese side's rejection of US dialogue invitations, the President President Report published a comment that the owner of the Pentagon is anxious to see a Chinese officials sanctioned by the United States, which is really puzzling. The practice of refusing to participate in the Sino -US Defense Minister's dialogue is also puzzling. After all, it is very important for China to maintain the smoothness of dialogue channels with the world's number one military power. The comments entitled "End Silence and Restore Dialogue" wrote:</text:p>
      <text:p text:style-name="P4">
"The dialogue channel is closed, and it is meaningless to blame each other. Because, this can only lead to further upgrading of the tension, which is very dangerous to both parties.</text:p>
      <text:p text:style-name="P4">
Although in the next presidential election, it may be criticized 'weakness to China, but President Biden should still create prerequisites for the Sino -US Defense Defense Director. Li Shangfu, who has been sanctioned by the United States for purchasing Russian weapons in 2018, has now been promoted to the Minister of Defense. While maintaining sanctions against him, he seemed to have a dialogue with him.</text:p>
      <text:p text:style-name="P4">
In this way, Beijing also has one less excuse to not participate in substantial dialogue. Even during the Cold War, the United States and the Soviet Union have always maintained a channel for military dialogue, because it is important to know how important the two sides know how to reduce the risk of "wiping guns and getting fire." For the same reason, China and the United States should immediately end the incurable situation. Otherwise, the possibility of misunderstandings around Taiwan or the South China Maritime Action will increase greatly. ](https://www.dw.com/zh/zh/南海較勁美稱中國戰鬥機逼近挑釁攔截/a-65775811)The two competitors of China and the United States, for their respective interests, maintaining the smoothness of the dialogue channel should be the most basic consensus. "</text:p>
      <text:p text:style-name="P4">
<text:span text:style-name="T5">
Inding the content of other media, does not represent the position or view of the Voice of Germany. _ </text:span>
 _ 吧 _</text:p>
      <text:p text:style-name="P4">
News Source: <text:a xlink:type="simple" xlink:href="https://www.dw.com/zh/德语媒体：北京拒绝中美防长对话/a-65784653" text:style-name="Internet_20_link" text:visited-style-name="Visited_20_Internet_20_Link">
https://www.dw.com/zh/德语媒体：北京拒绝中美防长对话/a-65784653?maca=chi-rss-chi-all-1127-rdf</text:a>
</text:p>
      <!--NEWS-->
      <text:h text:style-name="P10" text:outline-level="1">
<text:span text:style-name="T4">
Thirty -four years of unchanged Xinzhi New York June 4th Memorial Museum to build documentary</text:span>
</text:h>
      <text:p text:style-name="P4">
Author: None</text:p>
      <text:p text:style-name="P4">
Publisher: Radio Free Asia (Organization)</text:p>
      <text:p text:style-name="P4">
Published Time: 2023-05-31T15:30:00-04:00</text:p>
      <text:p text:style-name="P4">
Modified Time: 2023-05-31T20:19:31-04:00</text:p>
      <text:p text:style-name="P4">
Description: None</text:p>
      <text:p text:style-name="P4">
Videos: []</text:p>
      <text:p text:style-name="P4">
Audios: ["<text:a xlink:type="simple" xlink:href="https://www.rfa.org/mandarin/yataibaodao/renquanfazhi/wy-053120231331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8" text:anchor-type="as-char" svg:width="6.9236in" svg:height="4.15416in" draw:z-index="0">
<draw:image xlink:href="../Images/rfamandarin/2023-05-31T15-30-00-04-00/000000.png" xlink:type="simple" xlink:show="embed" xlink:actuate="onLoad" draw:mime-type="image/png"/>
</draw:frame>
View of the June 4th Memorial Hall in New York [The June 4th Memorial Hall is available in the sea provided by the sea.(https://www.rfa.org/mandarin/yataibaodao/renquanfazhi/wy-05312023133148.html/@@stream)The "June 4th Memorial Hall", which was planned by the Tiananmen Democratic Movement Leader Group in 1989, will open in Manhattan, New York, New York's 34th anniversary on June 4 this year. How is this memorial and its preparation process? The following is the follow -up report of the reporter Wang Yun.</text:p>
      <text:p text:style-name="P4">
<text:a xlink:type="simple" xlink:href="https://www.rfa.org/mandarin/zhuanlan/teahouse/tea-05262023155444.html" text:style-name="Internet_20_link" text:visited-style-name="Visited_20_Internet_20_Link">
<text:span text:style-name="T4">
 Column: What does the June 4th Memorial Museum show the June 4th 34th Anniversary? </text:span>
</text:a>
<text:span text:style-name="T4">
* <text:a xlink:type="simple" xlink:href="https://www.rfa.org/mandarin/yataibaodao/zhengzhi/hcm2-05252023100556.html" text:style-name="Internet_20_link" text:visited-style-name="Visited_20_Internet_20_Link">
"June 4th" 34th Anniversary Memorial Hall condenses the spirit of the two generations of people's owners</text:a>
</text:span>
</text:p>
      <text:p text:style-name="P4">
Yu Dahai said that I like to do small things. "I have done many things in the memorial hall, including pulling wires, installation of projectors, etc., including many exhibition boards in Washington last year. I did it myself". He traced this habit to the habit of being a child during the Cultural Revolution, during the Cultural Revolution, during the Cultural Revolution.</text:p>
      <text:p text:style-name="P4">
<text:span text:style-name="T4">
 The curator with a low visibility </text:span>
</text:p>
      <text:p text:style-name="P4">
Yu Dahai was the curator of the June 4th Memorial Hall in preparation at the end of last year. Among the core preparatory groups of the Memorial Hall, there were Wang Dan and Zhou Fengsuo, the leader of Tiananmen Democratic Movement in 1989, and many people of the worker movement leader Lu Jinghua.</text:p>
      <text:p text:style-name="P4">
Different from these people, Yu Hai did not experience the movement in 1989. As early as the early 1980s, after graduating from the Department of Physics of Peking University, Yu Hai studied in the United States through the Li Zhengdao Scholarship. When the June 4th incident occurred, Yu Hai had taught at DartmouthCollege at the famous private university on the east coast of the United States.</text:p>
      <text:p text:style-name="P4">
But Yu Hai did not have a democratic movement from the outside world. After the CCP's army spread throughout the world in the early morning of June 4, 1989, it spread throughout the world, and in the sea, it was almost full -time in the sea to support Chinese democracy for a while to support Chinese democracy. In the 1990s, Yu Hai had engaged in research at the "Contemporary China Research Center" at Princeton University, and hosted overseas politics magazines such as "Voice of China" and "Beijing Spring".</text:p>
      <text:p text:style-name="P4">
Yu Hai's main business is financial investment, and he is not very often in the media's aforementioned and his own civil movement experience. But even if the overseas democratic movement experienced a low tide, Yu Hai never left the camp of democratic movements. In his own words, "the activities of the civil movement have never stopped for more than 30 years."</text:p>
      <text:p text:style-name="P4">
The preparation of the "June 4th Memorial Hall" this time, Yu Dahai's responsibility as the curator was responsible for administrative work, and he had to control exhibitions, finance and legal affairs. He and Lu Jinghua ran up and down in Manhattan, and finally selected the site near the traffic near the traffic.</text:p>
      <text:p text:style-name="P4">
Part of the June Fourth Memorial Hall in New York, USA (the June 4th Memorial Hall is provided in the sea) <text:a xlink:type="simple" xlink:href="https://www.rfa.org/mandarin/yataibaodao/renquanfazhi/wy-05312023133148.html/wy0531.jpg" text:style-name="Internet_20_link" text:visited-style-name="Visited_20_Internet_20_Link">
</text:a>
<text:span text:style-name="T4">
 Promotion plan in advance </text:span>
</text:p>
      <text:p text:style-name="P4">
Wang Dan announced the establishment of the "June 4th Memorial Hall" in New York in January last year.(June 4th Massacre Memorial Museum)For this reason, the "June Fourth Massacre Memorial Museum Committee" was also registered for the establishment of the NGO.</text:p>
      <text:p text:style-name="P4">
11 years ago, Hong Kong citizens supported the Patriotic Democratic Movement Federation (branch association) to open a memorial hall with the theme of June 4 in Tsim Sha Tsui, Hong Kong, but was repeatedly suppressed by the Hong Kong government. closure.</text:p>
      <text:p text:style-name="P4">
Wang Dan said that the closure of the Hong Kong June 4th Memorial Hall is the origin of the June 4th Memorial Hall of New York. "Then I think, such a big historical event should not have a memorial, and then start discussing with some friends. Just do it slowly. Everyone's ideas are consistent, and the preparatory committee is established. "</text:p>
      <text:p text:style-name="P4">
The Preparatory Committee has a five -year plan that originally planned to use the first phase of the first phase of crowdfunding of 500,000 US dollars in the first phase of crowdfunding. But beyond everyone's imagination, the committee raised $ 500,000 in less than eight months. On this basis, the public appeals to the public, and then the donations in all directions come in, "Wang Dan said.</text:p>
      <text:p text:style-name="P4">
The deepest donation that impressed Wang Dan was a donation of 100 yuan in a domestic single mother. "In my opinion, this 100 yuan is similar to 10,000 US dollars. In China, I heard that she wanted to build a memorial.</text:p>
      <text:p text:style-name="P4">
According to Yu Dahai, of all the donations, the largest one is a 100,000 US dollars from a domestic friend. "In fact, it is also a student who has participated in the Democratic Movement of the Tiananmenmen. Later, he developed an industry in China. , But his eight -nine complex is obviously very strong. When he heard that this (preparation of the memorial hall) news, he took the initiative to contact Wang Dan and us. "</text:p>
      <text:p text:style-name="P4">
The first amount of funds of $ 500,000 was in place for seventeen months, which greatly promoted the speed of the commemorative hall. However, this has also greatly reduced the time of several members of the core preparatory team. Wang Dan said that starting from the beginning of last year, the core preparatory team has a preparatory meeting every two weeks, and there are regular meetings of the work team every two weeks. Wang Dan's personal time for public affairs is two -thirds of the preparations for the memorial. As the curator, Yu Dahai has almost half of the time for preparation.</text:p>
      <text:p text:style-name="P4">
Part of the June Fourth Memorial Hall in New York, USA (the June 4th Memorial Hall is provided in the sea) <text:a xlink:type="simple" xlink:href="https://www.rfa.org/mandarin/yataibaodao/renquanfazhi/wy-05312023133148.html/gallery-4-right-a.jpg" text:style-name="Internet_20_link" text:visited-style-name="Visited_20_Internet_20_Link">
</text:a>
<text:span text:style-name="T4">
 Reunion after thirty -four years </text:span>
</text:p>
      <text:p text:style-name="P4">
Zhou Feng Suo is mainly responsible for the collection and finishing of exhibits in the preparatory group. His current residence is located in New Jersey and the border of New York City. After settlement here a few years ago, he began to display June 4th cultural relics in his basement, and often introduced the background of these cultural relics to friends from all walks of life.</text:p>
      <text:p text:style-name="P4">
Participating in the "June 4th Memorial" preparations, Zhou Fenguo said that he was both his personal behavior and the non -governmental organization "China Human Rights" representing his executive director.</text:p>
      <text:p text:style-name="P4">
At 5 am on June 4, 1989, Zhou Fengsuo was the last Tsinghua student who withdrew from the Monument of the People's Heroes of Tiananmen Square. There is also a high -speed oil printer used for sports promotion at the same time with him. "I just saw Tsinghua's classmates raising this thing, and I was very worried. I said, at this time, why should I raise such a heavy one? Things? Classmates said, we have to lift it back and continue fighting. "</text:p>
      <text:p text:style-name="P4">
After Zhou Feng locked in June 4th, he did "continue fighting" and never left the front line of the Chinese democratic movement. What he did not expect was that after 34 years, he actually saw this oil printed machine again. "Just like an old friend reunion, for me, it was an era of smoke and fire. At that moment, we lost. Then it suddenly returned. "</text:p>
      <text:p text:style-name="P4">
There are many people's efforts and relays behind the reappearance of the oil printer. Zhou Fenguo said, "This is why this memorial is so precious, and each piece of cultural relics are the representatives of many people who have not changed for many years."</text:p>
      <text:p text:style-name="P4">
Zhou Fengsuo said that there were more than 100 exhibits exhibited at the June 4th Memorial Museum of New York this time, of which more than 30 of them were real objects from Tiananmen Democratic Movement in 1989. Wang Dan emphasized that the current exhibit time span for more than 30 years, from the first half of 1989 to the Hong Kong counter -delivery of the Central Movement in 2019, because the Preparatory Committee believes that the Hong Kong Victoria Garden Party is actually a continuation of the 89th Democratic Games.</text:p>
      <text:p text:style-name="P4">
Part of the June Fourth Memorial Hall in New York, USA (the June 4th Memorial Hall is provided in the sea) <text:a xlink:type="simple" xlink:href="https://www.rfa.org/mandarin/yataibaodao/renquanfazhi/wy-05312023133148.html/wy0531b.jpg" text:style-name="Internet_20_link" text:visited-style-name="Visited_20_Internet_20_Link">
</text:a>
<text:span text:style-name="T4">
 The essence of "new era" </text:span>
</text:p>
      <text:p text:style-name="P4">
The former general secretary of the Communist Party of China Zhao Ziyang, who was forced to step down during the Democratic Movement of the Tiananmen Democratic Movement at the end of last year and the Democratic Movement of Tiananmen, was also one of the exhibits inscribed the "June 4th Memorial Hall" inscribed by the Memorial Hall.</text:p>
      <text:p text:style-name="P4">
This inscription was actually the last calligraphy work before Bao Tong's death. Yu Dahai introduced, "Mr. Bao Tong's words are well written, but you know if you see his inscription, you can almost see that his hands have a little tremor, that is, his body has been worse. Sex. "</text:p>
      <text:p text:style-name="P4">
On the eve of June 4th last year, Bao Tong published an article on Radio Liberty Asia for the last time, reviewing the details of June 4th. At the end of the article, he concluded that "'June Fourth" Tucheng is indeed an unprecedented revolution. A new era that is absolutely not restricted and completely loses the protection of civil rights. "</text:p>
      <text:p text:style-name="P4">
Today, this "new era" seems to be continuing. Wang Dan explained to reporters that the establishment of the "June 4th Memorial Hall" is of great significance to the world at the moment, because China is considered to form a challenge to the West and even human civilization under the rule of Xi Jinping. It should also be recognized the nature of the Communist Party of China. If you want to recognize the nature of the Communist Party of China, nothing can highlight the nature of the Communist Party than June 4th. He is essentially suppressing democracy and even suppressing democracy with violence. A regime. "</text:p>
      <text:p text:style-name="P4">
<text:span text:style-name="T4">
 For the younger generation </text:span>
</text:p>
      <text:p text:style-name="P4">
Not only are the elderly people such as Bao Tong, and Wang Dan and other young people in the process of building the June 4th Memorial Hall, but also many young people. In the process of exhibition, collecting and organizing cultural relics, and organizing activities, more than ten young people participated. There are Chinese students studying in New York, as well as young people who work locally.</text:p>
      <text:p text:style-name="P4">
The museum grows in the sea. The memorial is also largely designed for young people. "Our Memorial Hall has held several democratic salon activities in New York several times. There are dozens of people come each time, and most of them are young people. "</text:p>
      <text:p text:style-name="P4">
Mr. Dong, 32 years old, arrived in New York from China last October. For security reasons, he was unwilling to disclose his full name. On the 30th anniversary of the "June 4th" in 2019, he went to Tiananmen Square alone, showed a commemorative tone shirt under the city of Tiananmen, and interviewed foreigners present. "Sin was sentenced to seven months in prison.</text:p>
      <text:p text:style-name="P4">
After arriving in New York, the preparation of the "June 4th Memorial Hall" was initial. Mr. Dong joined the volunteer team. "It is mainly helping Teacher Zhou (Zhou Fenguo) and they set up the venue, register for guests, maintain order, etc., all of them are very small jobs. But I think it is very meaningful. There was no such opportunity in China. "</text:p>
      <text:p text:style-name="P4">
Participating in the preparation activities, Mr. Dong finally stopped feeling lonely. "The mainstream environment in China is a small pink that we can see every day, but after coming to New York, I met such a group of friends who can like me. It is found that you are not alone, what you do is not a stupid thing most people seem to see it. "</text:p>
      <text:p text:style-name="P4">
At the end of last year, the white paper movement of resistance and unreasonable epidemic control in China at the end of last year, Mr. Dong also participated in the demonstration of the white paper campaign in New York. , Including young people overseas, did not lose the spirit of June 4th. In fact, the spirit of the June 4th is still in the hearts of each of us. "</text:p>
      <text:p text:style-name="P4">
He emphasized that this spirit only needs a fire to ignite it, or let more like -minded people stick to it, and let more people discover their expectations and desire for democracy.</text:p>
      <text:p text:style-name="P4">
Reporter: Wang Yun Editor: 允 网 网 Editor: Hong Wei</text:p>
      <text:p text:style-name="P4">
News Source: <text:a xlink:type="simple" xlink:href="https://www.rfa.org/mandarin/yataibaodao/renquanfazhi/wy-05312023133148.html" text:style-name="Internet_20_link" text:visited-style-name="Visited_20_Internet_20_Link">
https://www.rfa.org/mandarin/yataibaodao/renquanfazhi/wy-05312023133148.html</text:a>
</text:p>
      <!--NEWS-->
      <text:h text:style-name="P10" text:outline-level="1">
<text:span text:style-name="T4">
Facts ｜ Male police &amp; quot; kneeling neck suppression &amp; quot; woman, &amp; quot; I can't breathe &amp; quot; reproduce Taiwan?</text:span>
</text:h>
      <text:p text:style-name="P4">
Author: 作者：庄敬</text:p>
      <text:p text:style-name="P4">
Publisher: Radio Free Asia (Organization)</text:p>
      <text:p text:style-name="P4">
Published Time: 2023-05-31T18:23:00-04:00</text:p>
      <text:p text:style-name="P4">
Modified Time: 2023-06-01T09:15:01-04:00</text:p>
      <text:p text:style-name="P4">
Description: Author: Zhuang Jing</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3.629306in" draw:z-index="0">
<draw:image xlink:href="../Images/rfamandarin/2023-05-31T18-23-00-04-00/000000.png" xlink:type="simple" xlink:show="embed" xlink:actuate="onLoad" draw:mime-type="image/png"/>
</draw:frame>
 <text:a xlink:type="simple" xlink:href="https://www.rfa.org/mandarin/shishi-hecha/hc-05312023180757.html/@@images/image" text:style-name="Internet_20_link" text:visited-style-name="Visited_20_Internet_20_Link">
</text:a>
Radio of Liberty Asia</text:p>
      <text:p text:style-name="P4">
<text:span text:style-name="T4">
 Tags: error </text:span>
</text:p>
      <text:p text:style-name="P4">
<text:span text:style-name="T4">
 Reading in one minute: </text:span>
</text:p>
      <text:p text:style-name="P4">
Recently on platforms such as Twitter, Weibo, Netease and other platforms, a photo of a Taiwanese male policeman suppressed the woman with her knees, including the Chinese Consul General Xue Jian and the "Communication Media" of Zhongtong News Agency, all of which were transferred to related photos. The text reads "I can't breathe" means that the Police Police imitated the knees of the US police, and her behavior was vicious and cruel. Some of the self -media accounts claimed that women had died because they could not breathe.</text:p>
      <text:p text:style-name="P4">
Asian facts inspected the laboratory after interviews that the woman in the image was suspected of taking drugs. During the police arrest, she had a bad words and intended to attack the police. After being fell by the male policeman, she suppressed her back to handcuff her. Get up by himself and take the police car. The live video quoted by the news report is the same as the police saying. The case has nothing to do with "racial extinction" and the woman does not die.</text:p>
      <text:p text:style-name="P4">
<text:span text:style-name="T4">
 Deep analysis: </text:span>
</text:p>
      <text:p text:style-name="P4">
Including Chinese official media Hong Kong Zhongtong News Agency <text:a xlink:type="simple" xlink:href="https://twitter.com/TongMediaHK/status/1663427024390864896" text:style-name="Internet_20_link" text:visited-style-name="Visited_20_Internet_20_Link">
"General Media"</text:a>
(Bottom below) Posted the following photos on May 30, including multiple accounts. The text mentioned "I can't breathe", which is attractive to trigger the "black life of black people" in the United States. Freud incident. In May 2020, a white member of Minnesota, USA, pressed her knees to suppress African men Georgeflayd's neck for 5 minutes. Freud struggled many times and said that he could not breathe, but eventually he lost his breath. Detoning social anger, racial discrimination disputes are resurrected. <text:a xlink:type="simple" xlink:href="https://twitter.com/xuejianosaka/status/1663441142267146241" text:style-name="Internet_20_link" text:visited-style-name="Visited_20_Internet_20_Link">
China Consul General in Osaka, Japan</text:a>
This message also sent this message (below), the right half of the synthetic figure he posted, and also directly used photos of the "Freud" case in the United States.</text:p>
      <text:p text:style-name="P4">
The "General Media" of Zhongtong News Agency posted photos in Twitter, writing "I can't breathe" (I can't breathe "(pictured from the Twitter account from Tongtong Media) <text:a xlink:type="simple" xlink:href="https://www.rfa.org/mandarin/shishi-hecha/hc-05312023180757.html/pic1-4e2d901a793e65d74e0b300c901a50b35a92300d572863a87279767c5e0371677247-914d65875beb4e0a300c62114e0d80fd547c5438300d3002571653d681ea901a50b35a9263a872795e33865f.png" text:style-name="Internet_20_link" text:visited-style-name="Visited_20_Internet_20_Link">
</text:a>
</text:p>
      <text:p text:style-name="P4">
The Chinese Consul General Xue Jian, the Consul General in Osakama, posted a photo of a Taiwanese policeman who kneeling in the kneeling position. The right half of the synthesis picture also uses a photo of the "Freud" case in the United States. (Picture from Xue Jian pushed Twitter account)](https://www.rfa.org/mandarin/shishi-hecha/hc-05312023180757.html/pic2-4e2d570b99d05927962a7e3d98184e8b859b528d572863a87279767c5e0353f0706375378b664ee58dea59ff58d3523659735b50768471677247-517654086210571653f3534a90e890844f7f75287f8e570b300c4f5b6d1b4f0a5fb7300d68487684716772473002571653d681ea859b528d63a872795e33865f.png)Asian factual inspection laboratory also noticed that Twitter users who claim to be self -media <text:a xlink:type="simple" xlink:href="https://twitter.com/CBBWorld1/status/1663164496951803910" text:style-name="Internet_20_link" text:visited-style-name="Visited_20_Internet_20_Link">
"CBB News"</text:a>
Similar photos were released on the evening of May 29. In addition to the woman in the photo, the woman could not breathe and died, and also pointed out that the woman was the aboriginal of the Paiwan tribe. Her parents were killed by the police last year. Now a family of three is completely destroyed. It is also called on Taiwan to stop "racial extinction" to the indigenous people. The "CBB News" account joined Twitter in January 2023. It often releases photos or videos that have not been labeled, accusing the Taiwanese police beating the original residents, and marking "#Taiwan" and "</text:p>
      <text:h text:style-name="P11" text:outline-level="2">
<text:span text:style-name="T4">
Race Extinction" and so on.Most of the Taiwan media reported in this case quoted the films of police -made women circulating on the Internet. Asian facts check the laboratory review of Lianhe News Network <text:a xlink:type="simple" xlink:href="https://fb.watch/kSIVPEooUH/" text:style-name="Internet_20_link" text:visited-style-name="Visited_20_Internet_20_Link">
Movie</text:a>
At that time, the woman first refused to get on the police car and was suppressed by the male policeman. When the female policeman wanted to help the woman, the woman struggled and kicked the police officer. After the woman was handcuffed, the woman got up immediately, fighting the police to the middle finger and resistance. After the car, the male police officer took her into the police car; the male police suppressed the woman to get up, the process was about 35 seconds.</text:span>
</text:h>
      <text:p text:style-name="P4">
Although the Taiwan media regarded this case as general social news reports, a large number of users forwarded related photos and short videos from Twitter, Weibo, Netease and other platforms, such as the "Smoke Twilight Cicada" Weibo video number A video was released at 3:54 pm on the 29th, and the Taiwan media reported that the incident was not quoted. The distribution, Xue Jian issued a post at 3:04 pm on the same day.</text:p>
      <text:p text:style-name="P4">
Asian facts check the laboratory, May 31st. Zhu Dewang, director of the Xinxu Police Station of the Second Branch of the Second Branch of the Keelung City Police Station, said that the woman was not an aboriginal, arrested in accordance with the norm, and did not cause the suspect to be injured or unable to breathe; as for the police, the police; Based on the Judo technique, "Great Cutting" fell and suppressed her, Zhu Dewang explained that this is a way of suspecting the police to systematically. He couldn't breathe around his neck, we would press on his body, making him unable to get up. "</text:p>
      <text:p text:style-name="P4">
<text:span text:style-name="T4">
in conclusion:</text:span>
</text:p>
      <text:p text:style-name="P4">
After verifying the original video and visiting the Taiwan police in charge of the case, we learned that the saying the so -called "Taiwan police kneeling neck suppression" and "women cannot breathe and die" are all unreal information; however, many Taiwanese media have already been After reporting and publishing the film, Chinese diplomats and official media still did not verify. They used a screenshot to "I can't breathe", and even used photos of the Freud case. Suspects. Asian facts have observed the laboratory at the same time that a large number of accounts in this case have released the same collaborative behavior of the same error information in a short time.</text:p>
      <text:p text:style-name="P4">
<text:span text:style-name="T5">
ASIA FACT Checklab is a new unit established for today's complex media environment and emerging ecology. We were in the journalistic major, providing correct investigation reports and in -depth reports, and we look forward to readers a diverse and comprehensive understanding of public issues. If readers have questions about any media and social software dissemination, welcome to the AFCL@rfa.org sent to the Asian facts checking laboratory with email, and we will check and verify it for you. _ </text:span>
 _ 吧 _</text:p>
      <text:p text:style-name="P4">
News Source: <text:a xlink:type="simple" xlink:href="https://www.rfa.org/mandarin/shishi-hecha/hc-05312023180757.html" text:style-name="Internet_20_link" text:visited-style-name="Visited_20_Internet_20_Link">
https://www.rfa.org/mandarin/shishi-hecha/hc-05312023180757.html</text:a>
</text:p>
      <!--NEWS-->
      <text:h text:style-name="P10" text:outline-level="1">
<text:span text:style-name="T4">
The UAE calls out the withdrawal from the United States.</text:span>
</text:h>
      <text:p text:style-name="P4">
Author: Benoit Faucon</text:p>
      <text:p text:style-name="P4">
Publisher: 华尔街日报中文网</text:p>
      <text:p text:style-name="P4">
Published Time: 2023-05-31T23:35:00.000Z</text:p>
      <text:p text:style-name="P4">
Modified Time: 2023-05-31T23:35:00.000Z</text:p>
      <text:p text:style-name="P4">
Created Time: 2023-05-31T22:22:00.000Z</text:p>
      <text:p text:style-name="P4">
Description: The United Arab Emirates said on Wednesday that a multinational security forces led by the United States and fighting against Iran in the Middle East have disappointed with the efforts of the United States to curb Tehran.</text:p>
      <text:p text:style-name="P4">
Images: []</text:p>
      <text:p text:style-name="P4">
Categories: ['国际']</text:p>
      <text:p text:style-name="P4">
Keywords: SYND</text:p>
      <text:p text:style-name="P4">
Type: Article</text:p>
      <!--METADATA-->
      <text:p text:style-name="P4">
The United Arab Emirates said on Wednesday that a multinational security forces led by the United States have withdrawn from the United States and fight against Iran in the Middle East. This Persian Gulf country has disappointed the United States' containment of Tehran.</text:p>
      <text:p text:style-name="P4">
News Source: <text:a xlink:type="simple" xlink:href="https://cn.wsj.com/articles/%E9%98%BF%E8%81%94%E9%85%8B%E7%A7%B0%E9%80%80%E5%87%BA%E7%BE%8E%E5%9B%BD%E9%A2%86%E5%AF%BC%E7%9A%84%E5%A4%9A%E5%9B%BD%E6%B5%B7%E5%86%9B%E9%83%A8%E9%98%9F-7cd7ed0" text:style-name="Internet_20_link" text:visited-style-name="Visited_20_Internet_20_Link">
https://cn.wsj.com/articles/%E9%98%BF%E8%81%94%E9%85%8B%E7%A7%B0%E9%80%80%E5%87%BA%E7%BE%8E%E5%9B%BD%E9%A2%86%E5%AF%BC%E7%9A%84%E5%A4%9A%E5%9B%BD%E6%B5%B7%E5%86%9B%E9%83%A8%E9%98%9F-7cd7ed0</text:a>
</text:p>
      <!--NEWS-->
      <text:h text:style-name="P10" text:outline-level="1">
<text:span text:style-name="T4">
Meta requests the federal court to prevent FTC from applying new restrictions on privacy disputes (Free Version)</text:span>
</text:h>
      <text:p text:style-name="P4">
Author: Ryan Tracy</text:p>
      <text:p text:style-name="P4">
Publisher: 华尔街日报中文网</text:p>
      <text:p text:style-name="P4">
Published Time: 2023-05-31T23:50:00.000Z</text:p>
      <text:p text:style-name="P4">
Modified Time: 2023-05-31T23:50:00.000Z</text:p>
      <text:p text:style-name="P4">
Created Time: 2023-05-31T22:40:00.000Z</text:p>
      <text:p text:style-name="P4">
Description: Meta requested the Federal Court on Wednesday to prevent the Federal Trade Commission from implementing new restrictions on the company on the grounds of suspected violation of privacy, thereby upgrading a legal battle. Charges.</text:p>
      <text:p text:style-name="P4">
Images: []</text:p>
      <text:p text:style-name="P4">
Categories: ['科技']</text:p>
      <text:p text:style-name="P4">
Keywords: SYND</text:p>
      <text:p text:style-name="P4">
Type: Article</text:p>
      <!--METADATA-->
      <text:p text:style-name="P4">
Meta Platforms(META)Ask the Federal Court on Wednesday to stop the Federal Trade Commission(FTC)The company has implemented a new restriction on the company on the grounds of suspected violations of privacy, thereby upgrading a legal battle. This legal battle has been replaced by the allegations of this technology giant a few years ago.</text:p>
      <text:p text:style-name="P4">
News Source: <text:a xlink:type="simple" xlink:href="https://cn.wsj.com/articles/meta%E8%AF%B7%E6%B1%82%E8%81%94%E9%82%A6%E6%B3%95%E9%99%A2%E9%98%BB%E6%AD%A2ftc%E5%9C%A8%E9%9A%90%E7%A7%81%E4%BA%89%E8%AE%AE%E4%B8%AD%E5%AF%B9%E5%85%B6%E5%AE%9E%E6%96%BD%E6%96%B0%E9%99%90%E5%88%B6-5322ad2b" text:style-name="Internet_20_link" text:visited-style-name="Visited_20_Internet_20_Link">
https://cn.wsj.com/articles/meta%E8%AF%B7%E6%B1%82%E8%81%94%E9%82%A6%E6%B3%95%E9%99%A2%E9%98%BB%E6%AD%A2ftc%E5%9C%A8%E9%9A%90%E7%A7%81%E4%BA%89%E8%AE%AE%E4%B8%AD%E5%AF%B9%E5%85%B6%E5%AE%9E%E6%96%BD%E6%96%B0%E9%99%90%E5%88%B6-5322ad2b</text:a>
</text:p>
      <!--NEWS-->
      <text:h text:style-name="P10" text:outline-level="1">
<text:span text:style-name="T4">
Nintendo Online Store has gradually withdrawn from the market in Russia</text:span>
</text:h>
      <text:p text:style-name="P4">
Publisher: 法新社</text:p>
      <text:p text:style-name="P4">
Published Time: 2023-06-01T-11:02:09+00:00</text:p>
      <text:p text:style-name="P4">
Modified Time: 2023-06-01T09:50:01+00:00</text:p>
      <text:p text:style-name="P4">
Description: (Agence France -Presse, Tokyo, 1st) Nintendo, a Japanese gaming giant, announced on May 31 that it will not sell games in Russia through its official online store ESHOP. Nintendo has gradually withdrawn from Russia, which is more and more isolat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2" text:anchor-type="as-char" svg:width="6.9236in" svg:height="3.617581in" draw:z-index="0">
<draw:image xlink:href="../Images/rficn/2023-06-01T-11-02-09-00-00/000000.png" xlink:type="simple" xlink:show="embed" xlink:actuate="onLoad" draw:mime-type="image/png"/>
</draw:frame>
After Russia launched a comprehensive aggression against Ukraine in February last year, Nintendo had suspended product shipments to Russia since March last year.</text:p>
      <text:p text:style-name="P4">
Nintendo now issued a statement saying that Russian customers can still download the previously purchased content, but they cannot buy new content or open a new account.</text:p>
      <text:p text:style-name="P4">
Nintendo also said that after the suspension of shipments to Russia, and considering the economic outlook, "Nintendo's European Branch has decided to gradually close its business in Russia's subsidiaries."</text:p>
      <text:p text:style-name="P4">
Nintendo's opponent Sony, Sony, has suspended its software and hardware products to Russia since March last year. At the same time, its official online store PlayStation Store has been in Russia.</text:p>
      <text:p text:style-name="P4">
In the statement, Nintendo said: "Pay information connected to the (Russia) Nintendo account, such as credit card or PayPal account details, has been deleted based on security reasons."</text:p>
      <text:p text:style-name="P4">
In addition, Nintendo's ESHOP is already in a "maintenance" state because its payment service provider has stopped supporting ruble transactions. (Translator: Zhang Zhengyu/Calculation: Chen Zhengyi)</text:p>
      <text:p text:style-name="P4">
News Source: <text:a xlink:type="simple" xlink:href="https://www.rfi.fr/cn/%E8%B4%A2%E7%BB%8F%E5%BF%AB%E8%AE%AF/20230601-%E4%BB%BB%E5%A4%A9%E5%A0%82%E7%BA%BF%E4%B8%8A%E5%95%86%E5%BA%97%E5%9C%A8%E4%BF%84%E5%81%9C%E5%94%AE%E6%B8%B8%E6%88%8F-%E9%80%90%E6%AD%A5%E5%85%A8%E9%9D%A2%E9%80%80%E5%87%BA%E5%B8%82%E5%9C%BA" text:style-name="Internet_20_link" text:visited-style-name="Visited_20_Internet_20_Link">
https://www.rfi.fr/cn/%E8%B4%A2%E7%BB%8F%E5%BF%AB%E8%AE%AF/20230601-%E4%BB%BB%E5%A4%A9%E5%A0%82%E7%BA%BF%E4%B8%8A%E5%95%86%E5%BA%97%E5%9C%A8%E4%BF%84%E5%81%9C%E5%94%AE%E6%B8%B8%E6%88%8F-%E9%80%90%E6%AD%A5%E5%85%A8%E9%9D%A2%E9%80%80%E5%87%BA%E5%B8%82%E5%9C%BA</text:a>
</text:p>
      <!--NEWS-->
      <text:h text:style-name="P10" text:outline-level="1">
<text:span text:style-name="T4">
Special plane flew away from Shanghai Musk's trip to China</text:span>
</text:h>
      <text:p text:style-name="P4">
Publisher: 法新社</text:p>
      <text:p text:style-name="P4">
Published Time: 2023-06-01T-13:02:09+00:00</text:p>
      <text:p text:style-name="P4">
Modified Time: 2023-06-01T09:35:02+00:00</text:p>
      <text:p text:style-name="P4">
Description: (Agence France -Presse, Shanghai, 1st) Flight tracking data shows that Musk's private planes of Tesla departed from Shanghai today and flew to Texas, USA. During the visit to China, the electric car giant expressed his hope to expand its business in the world's largest electric vehicle market in Chin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3" text:anchor-type="as-char" svg:width="6.9236in" svg:height="3.617581in" draw:z-index="0">
<draw:image xlink:href="../Images/rficn/2023-06-01T-13-02-09-00-00/000000.png" xlink:type="simple" xlink:show="embed" xlink:actuate="onLoad" draw:mime-type="image/png"/>
</draw:frame>
Data from the "Umarip" supported by major Chinese airlines shows that Elon Musk's private jet took off from Shanghai Hongqiao International Airport after 11 am.</text:p>
      <text:p text:style-name="P4">
Musk's special plane flew to Austin, Texas, USA, where Tesla headquarters was.</text:p>
      <text:p text:style-name="P4">
This witty giant is one of the richest people in the world. He has ended his first trip to China for more than three years.</text:p>
      <text:p text:style-name="P4">
Tesla's vice president of foreign affairs, Tao Lin, posted on Weibo that Musk visited Tesla's factories in the suburbs of Shanghai last night and met with employees.</text:p>
      <text:p text:style-name="P4">
Musk met with the Minister of Commerce Wang Wentao in Beijing yesterday morning. Musk praised China's "vitality and commitment" and said "full of confidence in the Chinese market."</text:p>
      <text:p text:style-name="P4">
Musk and Tesla did not issue any statements on the trip to China, nor did they respond to the request of the French New Society.</text:p>
      <text:p text:style-name="P4">
According to the Chinese Ministry of Foreign Affairs, the billionaire has a wide range of commercial interests in China and told Foreign Minister Qin Gang on May 30 that his company "is willing to continue to expand its business in China."</text:p>
      <text:p text:style-name="P4">
Musk's work in China has attracted the attention of Washington. US President Biden said last November that Musk's cooperation and technical relations with other countries is worth exploring.</text:p>
      <text:p text:style-name="P4">
News Source: <text:a xlink:type="simple" xlink:href="https://www.rfi.fr/cn/%E8%B4%A2%E7%BB%8F%E5%BF%AB%E8%AE%AF/20230601-%E4%B8%93%E6%9C%BA%E9%A3%9E%E7%A6%BB%E4%B8%8A%E6%B5%B7-%E9%A9%AC%E6%96%AF%E5%85%8B%E7%BB%93%E6%9D%9F%E4%B8%AD%E5%9B%BD%E4%B9%8B%E8%A1%8C" text:style-name="Internet_20_link" text:visited-style-name="Visited_20_Internet_20_Link">
https://www.rfi.fr/cn/%E8%B4%A2%E7%BB%8F%E5%BF%AB%E8%AE%AF/20230601-%E4%B8%93%E6%9C%BA%E9%A3%9E%E7%A6%BB%E4%B8%8A%E6%B5%B7-%E9%A9%AC%E6%96%AF%E5%85%8B%E7%BB%93%E6%9D%9F%E4%B8%AD%E5%9B%BD%E4%B9%8B%E8%A1%8C</text:a>
</text:p>
      <!--NEWS-->
      <text:h text:style-name="P10" text:outline-level="1">
<text:span text:style-name="T4">
The US -Japan Military League is now fighting for the threat to fight against China, South Korea and Russia</text:span>
</text:h>
      <text:p text:style-name="P4">
Publisher: 法新社</text:p>
      <text:p text:style-name="P4">
Published Time: 2023-06-01T-18:02:07+00:00</text:p>
      <text:p text:style-name="P4">
Modified Time: 2023-06-01T08:50:02+00:00</text:p>
      <text:p text:style-name="P4">
Description: (Agence France -Presse, Tokyo, 1st) U.S. Defense Minister Lloyd Austin was worried about the recent provocation of the Beijing authorities when he had a talks with the US -Japanese Defense Ministers in Tokyo today, and he regretted that China was unwilling to talk to the United Stat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4" text:anchor-type="as-char" svg:width="6.9236in" svg:height="3.617581in" draw:z-index="0">
<draw:image xlink:href="../Images/rficn/2023-06-01T-18-02-07-00-00/000000.png" xlink:type="simple" xlink:show="embed" xlink:actuate="onLoad" draw:mime-type="image/png"/>
</draw:frame>
Austin held talks with Japanese Defense Minister Hamada in Tokyo today, and will then go to Singapore to participate in the "Shangri -La Dialogue" Asian Security Conference.</text:p>
      <text:p text:style-name="P4">
Faced with China's recent provocations, Washington invited Beijing to conduct the defense talks on the sidelines during the "Shangri -La dialogue" and refused to confirm the decision. The reason why the military dialogue faces difficulties is clear. "</text:p>
      <text:p text:style-name="P4">
Austin said in Tokyo today that Beijing's decision is "regrettable". "You have listened to me many times and have the importance of dialogue between strong abilities, so as to manage crisis and prevent the situation out of control."</text:p>
      <text:p text:style-name="P4">
Austin said China recently "provoked and intercepted our planes and our allies' planes ... it is very worrying."</text:p>
      <text:p text:style-name="P4">
He also said: "We hope that they (China) will change their behavior, but because they have not changed, I worry that the incident that happened at a certain point may be out of control very quickly and quickly."</text:p>
      <text:p text:style-name="P4">
News Source: <text:a xlink:type="simple" xlink:href="https://www.rfi.fr/cn/%E5%9B%BD%E9%99%85%E6%8A%A5%E9%81%93/20230601-%E7%BE%8E%E6%97%A5%E5%86%9B%E4%BA%8B%E5%90%8C%E7%9B%9F%E5%8A%9B%E6%8B%9A%E7%8E%B0%E4%BB%A3%E5%8C%96-%E6%90%BA%E6%89%8B%E6%8A%97%E4%B8%AD%E9%9F%A9%E4%BF%84%E5%A8%81%E8%83%81" text:style-name="Internet_20_link" text:visited-style-name="Visited_20_Internet_20_Link">
https://www.rfi.fr/cn/%E5%9B%BD%E9%99%85%E6%8A%A5%E9%81%93/20230601-%E7%BE%8E%E6%97%A5%E5%86%9B%E4%BA%8B%E5%90%8C%E7%9B%9F%E5%8A%9B%E6%8B%9A%E7%8E%B0%E4%BB%A3%E5%8C%96-%E6%90%BA%E6%89%8B%E6%8A%97%E4%B8%AD%E9%9F%A9%E4%BF%84%E5%A8%81%E8%83%81</text:a>
</text:p>
      <!--NEWS-->
      <text:h text:style-name="P10" text:outline-level="1">
<text:span text:style-name="T4">
Malaysia Grand Dan discovered about human remains and funerals about 14,000 years ago</text:span>
</text:h>
      <text:p text:style-name="P4">
Author: 联合早报 (Person)</text:p>
      <text:p text:style-name="P4">
Publisher: 联合早报 (Organization)</text:p>
      <text:p text:style-name="P4">
Published Time: 2023-06-01T0:17</text:p>
      <text:p text:style-name="P4">
Modified Time: 2023-06-01T16:29</text:p>
      <text:p text:style-name="P4">
Description: The archeological team of the National University of Malaysia (UKM) found a complete human bone and funeral utensils about 14,000 years ago at Gelle Tongshidong, Wangsheng County. This is the discovery of the second old -fashioned human archeological discovery of Malaysia. Archaeologists were in sand in the 1950s ...</text:p>
      <text:p text:style-name="P4">
Videos: []</text:p>
      <text:p text:style-name="P4">
Audios: []</text:p>
      <text:p text:style-name="P4">
Images: []</text:p>
      <text:p text:style-name="P4">
Type: NewsArticle</text:p>
      <text:p text:style-name="P4">
Breadcrumbs: ['即时', '国际']</text:p>
      <text:p text:style-name="P4">
Keywords: ['马来西亚', '考古']</text:p>
      <!--METADATA-->
      <text:p text:style-name="P4">
The archeological team of the National University of Malaysia (UKM) found a complete human bone and funeral utensils about 14,000 years ago at Gelle Tongshidong, Wangsheng County. This is the discovery of the second old -fashioned human archeological discovery of Malaysia.</text:p>
      <text:p text:style-name="P4">
Archaeologists discovered human relics and funerals about 40,000 years ago in Nya Cave near Miri, Sarawak. This is the oldest prehistoric mankind in Malaysia. Archaeologists discovered the remains of the "Perak" in 1991 in Linglong, Perak, and were the second old mankind in Malaysia at the time.</text:p>
      <text:p text:style-name="P4">
The Ministry of Malaysia Tourism, Art and Culture issued a statement on Wednesday (May 31) announced that the archaeological team led by Professor Zu Yisanda at the Institute of Malaysia World and Civilization of Malaysia Starting in November 2022 Before the Lan Danneng Kili Dam Project was launched, archeological rescue operations were launched in the scheduled area of the dam project, and these bones were successively discovered.</text:p>
      <text:p text:style-name="P4">
The statement says that the human bone is facing the southwest, with a curled posture, like the embryo in the mother. Funeral and interferete tools were also found around the bone. In addition, funeral items also include scoot stones, grinders, hand axes, and dandruff knife made of slate and quartz. These believe that these are related to the funeral ceremony at the time of burial.</text:p>
      <text:p text:style-name="P4">
The authorities are preparing to send the human teeth and some snail shells discovered to the Beta carbon annual laboratory in the United States to test with accurate radioactive carbon (carbon 14) to identify the exact years of these items. Bone will temporarily collect it in the State Cultural Heritage Bureau.</text:p>
      <text:p text:style-name="P4">
The National Energy Corporation (Guo Neng) will set up a cultural relic museum near Nengji Lam next to collect all historical relics discovered in the Nengli area, including the above -mentioned human bones.</text:p>
      <text:p text:style-name="P4">
News Source: <text:a xlink:type="simple" xlink:href="https://www.zaobao.com.sg/realtime/world/story20230601-1400280" text:style-name="Internet_20_link" text:visited-style-name="Visited_20_Internet_20_Link">
https://www.zaobao.com.sg/realtime/world/story20230601-1400280</text:a>
</text:p>
      <!--NEWS-->
      <text:h text:style-name="P10" text:outline-level="1">
<text:span text:style-name="T4">
Japanese enterprises and Hong Kong assets close the Chinese factory state -owned enterprises withdrawn from college student programs</text:span>
</text:h>
      <text:p text:style-name="P4">
Author: None</text:p>
      <text:p text:style-name="P4">
Publisher: Radio Free Asia (Organization)</text:p>
      <text:p text:style-name="P4">
Published Time: 2023-06-01T00:40:00-04:00</text:p>
      <text:p text:style-name="P4">
Modified Time: 2023-06-01T11:39:30-04:00</text:p>
      <text:p text:style-name="P4">
Description: None</text:p>
      <text:p text:style-name="P4">
Videos: []</text:p>
      <text:p text:style-name="P4">
Audios: ["<text:a xlink:type="simple" xlink:href="https://www.rfa.org/mandarin/yataibaodao/jingmao/gt-0601202300295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55" text:anchor-type="as-char" svg:width="6.9236in" svg:height="3.763312in" draw:z-index="0">
<draw:image xlink:href="../Images/rfamandarin/2023-06-01T00-40-00-04-00/000000.png" xlink:type="simple" xlink:show="embed" xlink:actuate="onLoad" draw:mime-type="image/png"/>
</draw:frame>
On May 31, the Japanese Panasonic battery (Shenyang) factory was discontinued and exited for 29 years of investment in China. <text:a xlink:type="simple" xlink:href="https://www.rfa.org/mandarin/yataibaodao/jingmao/gt-06012023002958.html/@@images/image" text:style-name="Internet_20_link" text:visited-style-name="Visited_20_Internet_20_Link">
</text:a>
网络图片/古亭提供  <text:a xlink:type="simple" xlink:href="https://www.rfa.org/mandarin/yataibaodao/jingmao/gt-06012023002958.html/@@stream" text:style-name="Internet_20_link" text:visited-style-name="Visited_20_Internet_20_Link">
Audio-1-Link：https://www.rfa.org/mandarin/yataibaodao/jingmao/gt-06012023002958.html/@@stream</text:a>
World battery giant Japan Panasonic battery has closed in Shenyang, China in Shenyang, China, and has ended its 29 -year investment in China on Wednesday (31st). At the same time, GAC Mitsubishi Motor was scheduled to resume production in China after May. A Hong Kong -funded enterprise in Dongguan announced that it would close at the end of June. In addition, a state -owned enterprise in Guangdong has canceled the planning of 2,000 university graduates this year.</text:p>
      <text:p text:style-name="P4">
<text:a xlink:type="simple" xlink:href="https://www.rfa.org/mandarin/Xinwen/7-05072023153347.html" text:style-name="Internet_20_link" text:visited-style-name="Visited_20_Internet_20_Link">
<text:span text:style-name="T4">
 "Talking about China's recovery too early" Western companies are disappointed with Chinese economic tables </text:span>
</text:a>
<text:span text:style-name="T4">
* <text:a xlink:type="simple" xlink:href="https://www.rfa.org/mandarin/yataibaodao/jingmao/gt1-05102023025241.html" text:style-name="Internet_20_link" text:visited-style-name="Visited_20_Internet_20_Link">
Microsoft's leading -down job design platform withdraws from the Chinese market</text:a>
</text:span>
</text:p>
      <text:p text:style-name="P4">
The world's Fortune 500 companies in Japan Panasonic Co., Ltd. issued an announcement in the Panasonic battery (Shenyang) factory in China, announcing that it will stop production before May 31st, enter the dissolution and liquidation procedure, and no longer conduct any business activities. It shows that the company has ended its 29 -year business event in China and officially withdrawn from investment in China.</text:p>
      <text:p text:style-name="P4">
Public information shows that the Panasonic battery factory established in Shenyang in 1994 is mainly to develop lithium batteries. Its products have been sold to more than 50 countries in the world. The global market share of Panasonic batteries was as high as 30 %. It is understood that Panasonic Battery Corporation is setting up the factory, machinery and equipment jointly invested by the joint investment and construction of the Chinese cooperative party Northeast Battery Co., Ltd. to settle.</text:p>
      <text:p text:style-name="P4">
Cai Shenkun, a senior financial commentator, told this station that as the international industrial chain quickly moved out of China, their operating environment is getting worse and worse. He said: "For business and operators, the pressure will become more and more stressful. Now many companies are facing closure and bankruptcy. Just like Shenzhen's Huaqiangbei was once gold, and now I estimate that merchants have been difficult to succeed. Continuously worsening, there will be a large number of shopping malls idle and closed down. Now Guangzhou has made a bad example in marketization. "</text:p>
      <text:p text:style-name="P4">
Cai Shenkun said that after the formation of the new leadership team of the State Council, the economic situation will gradually recover, but the authorities have been emphasizing "struggle" and "security" in the near future. In addition to the decline in exports, domestic consumption shrinks. In this case, foreign investment has accelerated the evacuation, and the phenomenon of stopping and turning in domestic enterprises has intensified. He said: "Now the problem of economic facing is definitely a process of comprehensive review from politics to economic review. If it continues to be so tossing, there will be a large number of foreign capital outflows."</text:p>
      <text:p text:style-name="P4">
<text:span text:style-name="T4">
 Mitsubishi Automobile Changsha Guangzhou Discontinued Dongguan Hong Kong Assets Factory Close </text:span>
</text:p>
      <text:p text:style-name="P4">
According to Japan's "Yomi Lisage News" reported on Tuesday (30th), Mitsubishi Motor was scheduled to resume production in China after May this year. Now it is postponed again, and the time to resume work is to be determined. A spokesman for Mitsubishi Motor said that the company is discussing when it will be restored in China with local partners, but it is irreversible to restore production.</text:p>
      <text:p text:style-name="P4">
Mitsubishi Motor said earlier that because GAC Mitsubishi Motors' sales decreased by 58 % annually from January to March this year, from March 8th to May this year, it was discontinued in the Changsha plant in Hunan Province.</text:p>
      <text:p text:style-name="P4">
Not only Japanese -funded enterprises, Hong Kong -funded enterprises are also evacuating. On May 26, the notice issued by the Hong Kong -funded Minghai Dyeing Plant said that because of the global economic downturn and the domestic textiles and dyeing industries are extremely difficult, the factory is also unsustainable. After research and decision of factory management, the business will be completely stopped, and all employees will terminate the labor contract on June 30. In the report, Minghai's entire dyeing factory promises that the salary of the number of claiming with the employees will be settled, and the statutory economic compensation will be settled to all employees in accordance with relevant regulations.</text:p>
      <text:p text:style-name="P4">
Hong Kong -owned Dongguan Minghai Reex Dyeing Plant recently issued a notice to employees. Due to extremely difficult operations, it is scheduled to be closed on June 30. (Network screenshot/ancient pavilion provided) <text:a xlink:type="simple" xlink:href="https://www.rfa.org/mandarin/yataibaodao/jingmao/gt-06012023002958.html/m0601-gtp2.jpg" text:style-name="Internet_20_link" text:visited-style-name="Visited_20_Internet_20_Link">
</text:a>
<text:span text:style-name="T4">
 A state -owned enterprise in Guangdong recruited 2,000 college students programs </text:span>
</text:p>
      <text:p text:style-name="P4">
Ms. Fang, the person in charge of a large state -owned enterprise department in Guangdong, told the station that a large state -owned enterprise in Dongguan originally planned to recruit 2,000 fresh graduates this year. This plan has been canceled due to the state's stop fiscal subsidy. She said: "State -owned enterprises are not good, and state -owned enterprises need to help the country solve the employment of graduates in difficult universities. Originally, I planned to collect 2,000 college students who graduated this year. No money (appropriation). "</text:p>
      <text:p text:style-name="P4">
Public information shows that Dongguan Minghai Real Estate Co., Ltd. is affiliated to Hong Kong Zhuoming Development Co., Ltd., located in Nanya Industrial Zone, Daoxian Town, Dongguan City, Guangdong Province. Founded in December 1995, the company has developed rapidly since its production. It has now become a company that integrates, dyed, and garment. The current investment has reached more than 300 million Hong Kong dollars, with an annual output of more than 25,000 tons.</text:p>
      <text:p text:style-name="P4">
Reporter: Ancient Pavilion Editor: Xu Shuting, Chen Meihua, Jiayuan.com Editor: Hong Wei</text:p>
      <text:p text:style-name="P4">
News Source: <text:a xlink:type="simple" xlink:href="https://www.rfa.org/mandarin/yataibaodao/jingmao/gt-06012023002958.html" text:style-name="Internet_20_link" text:visited-style-name="Visited_20_Internet_20_Link">
https://www.rfa.org/mandarin/yataibaodao/jingmao/gt-06012023002958.html</text:a>
</text:p>
      <!--NEWS-->
      <text:h text:style-name="P10" text:outline-level="1">
<text:span text:style-name="T4">
Free Version, which applied for sensitive technology to China last year</text:span>
</text:h>
      <text:p text:style-name="P4">
Author: David Smagalla / Richard Vanderford</text:p>
      <text:p text:style-name="P4">
Publisher: 华尔街日报中文网</text:p>
      <text:p text:style-name="P4">
Published Time: 2023-06-01T00:45:00.000Z</text:p>
      <text:p text:style-name="P4">
Modified Time: 2023-06-01T00:45:00.000Z</text:p>
      <text:p text:style-name="P4">
Created Time: 2023-05-31T23:20:00.000Z</text:p>
      <text:p text:style-name="P4">
Description: An official of the Biden Government said that the review of goods flowing to China, especially those with potential military purposes, has become stricter and stricter, and US companies applying for sensitive exports to China have been reduced.</text:p>
      <text:p text:style-name="P4">
Images: []</text:p>
      <text:p text:style-name="P4">
Categories: ['国际']</text:p>
      <text:p text:style-name="P4">
Keywords: SYND,LINK:EN|WP-WSJ-0000937560</text:p>
      <text:p text:style-name="P4">
Type: Article</text:p>
      <!--METADATA-->
      <text:p text:style-name="P4">
Worship(Joe Biden)A government official said that the review of goods flowing to China, especially those products that have potential military uses, have become stricter and stricter, and US companies applying for sensitive exports to China have been reduced.</text:p>
      <text:p text:style-name="P4">
News Source: <text:a xlink:type="simple" xlink:href="https://cn.wsj.com/articles/%E5%8E%BB%E5%B9%B4%E7%94%B3%E8%AF%B7%E5%AF%B9%E5%8D%8E%E5%87%BA%E5%8F%A3%E6%95%8F%E6%84%9F%E6%8A%80%E6%9C%AF%E7%9A%84%E7%BE%8E%E5%9B%BD%E5%85%AC%E5%8F%B8%E5%87%8F%E5%B0%91-60b5d94" text:style-name="Internet_20_link" text:visited-style-name="Visited_20_Internet_20_Link">
https://cn.wsj.com/articles/%E5%8E%BB%E5%B9%B4%E7%94%B3%E8%AF%B7%E5%AF%B9%E5%8D%8E%E5%87%BA%E5%8F%A3%E6%95%8F%E6%84%9F%E6%8A%80%E6%9C%AF%E7%9A%84%E7%BE%8E%E5%9B%BD%E5%85%AC%E5%8F%B8%E5%87%8F%E5%B0%91-60b5d94</text:a>
</text:p>
      <!--NEWS-->
      <text:h text:style-name="P10" text:outline-level="1">
<text:span text:style-name="T4">
Chinese battery companies have ushered in opportunities in green technology "European Manufacturing"</text:span>
</text:h>
      <text:p text:style-name="P4">
Authors: ['']</text:p>
      <text:p text:style-name="P4">
Publisher: 英国《金融时报》</text:p>
      <text:p text:style-name="P4">
Time: 2023-06-01T01:06:14+00:00</text:p>
      <text:p text:style-name="P4">
Published Time: 2023-05-31T12:00:99+08:00</text:p>
      <text:p text:style-name="P4">
Modified Time: 2023-05-31T21:05:99+08:00</text:p>
      <text:p text:style-name="P4">
Description: Zhang Dongfang: Chinese battery manufacturers are not just a "unprecedented choice" choice in Europe. They also ushered in their own opportunities in the EU's green policy.</text:p>
      <text:p text:style-name="P4">
Images: ["<text:a xlink:type="simple" xlink:href="https://thumbor.ftacademy.cn/unsafe/picture/7/000182667_piclink.jpg" text:style-name="Internet_20_link" text:visited-style-name="Visited_20_Internet_20_Link">
000182667_pic...</text:a>
"]</text:p>
      <text:p text:style-name="P4">
Themes: ['专栏', '电动汽车', '关注']</text:p>
      <text:p text:style-name="P4">
Keywords: ['电动汽车', '汽车业', '欧洲']</text:p>
      <text:p text:style-name="P4">
Type: Article</text:p>
      <!--METADATA-->
      <text:p text:style-name="P4">
<draw:frame draw:style-name="fr1" draw:name="Image59" text:anchor-type="as-char" svg:width="6.9236in" svg:height="3.901286in" draw:z-index="0">
<draw:image xlink:href="../Images/FT Chinese Free Version/2023-06-01T01-06-14-00-00/000182667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Looking at the global electric vehicle battery market, the development momentum of Chinese battery companies is righteous. According to Sneresearch, in the global power battery market in 2022, the Ningde Times and BYD have developed the fastest. Among them, the Ningde Times took the lead and was far ahead. Last year, the global battery capacity was 517.9GWh, a year -on -year increase of 71.8%, while the installed capacity of a company in Ningde Times reached 194.6GWh, with a market share of 37%, and its production capacity increased by 92.5%year -on -year. BYD, also from China, is aiming at the second place with Korean battery manufacturer LG new energy.</text:p>
      <text:p text:style-name="P4">
Rhodiumgroup and Merics recently released a China direct investment research report in Europe showed that from 2016 to 2022, China's FDI on the global electric vehicle value chain increased from 605 million euros to 24 billion euros, turning three times. In the past five years, transactions in the field of electric vehicles accounted for 19%of all direct investment. In 2022, the proportion was 58%. Studies have pointed out that China's expansion in the field of electric vehicles has been concentrated in minerals and developed to build battery factories directly in important markets.</text:p>
      <text:p text:style-name="P4">
Looking at Europe, the world's second largest electric vehicle market that cannot be ignored, the prosperity of the electric vehicle market means that the demand for power batteries is strong. China ’s direct investment in Europe is transferred to the electric vehicle value chain, especially the battery field. According to Rhodium, China has invested in the construction of battery factories in Europe has become the main driving force for China's direct investment in Europe. Since 2018, Chinese battery companies have announced $ 17.5 billion in European investment. It is expected that in 2030, the production capacity of Chinese battery manufacturers in European Chinese battery manufacturers accounts for about 20%of the total European battery capacity. So far, most of China's investment in batteries is concentrated on battery modules and battery packages. At the same time, Chinese companies, including Zhongwei and Enjie, are also looking for opportunities in the upstream and downstream fields.</text:p>
      <text:p text:style-name="P4">
Rhodium research and analysis, Europe, as the second largest electric vehicle market after China, has relatively modern charging infrastructure and generous car purchase subsidies from the government, and intends to achieve carbonization in the field of road traffic. Furthermore, unlike Japan and South Korea, which are developed in the automotive industry, there are relatively few large -scale battery companies in Europe, and Europe has maintained open investment in Chinese investment. These factors have brought huge huge Chinese battery companies including Ningde Times and Hive Energy. Opportunity.</text:p>
      <text:p text:style-name="P4">
At present, the European Union is promoting the production of green technology through legislation to return to Europe. This may lead to two invested trends in the opposite direction: investment flows from Europe to the United States, and Chinese investment flows to Europe. Rhodium studies said that because the "reduction of inflation" and European energy prices have slowed down companies including Tesla and NorthVolt to slow down in the European battery plan and choose to consider the United States. According to Bloombergnef data, in terms of investment in lithium -ion batteries, the proportion of European total investment in global investment has been sharply reduced from 41%in 2021 to 2%in 2022. And Chinese companies have entered an effort to exclude Chinese battery companies in the United States. The Ningde Times slowed down its factory site selection plan in Clearona, Kentucky and Mexico. In this case, mainland Europe is more attractive to Chinese battery manufacturers.</text:p>
      <text:p text:style-name="P4">
Chinese battery manufacturers are not just a "unprecedented choice" choice in Europe, and they also ushered in their own opportunities in the EU's green policy. In March of this year, the European Commission announced the draft of the "Zero Industry Law". The battery technology was located on the eight strategic net zero technology list. The goal of the draft is that by 2030, the EU's strategic net zero technology production capacity is close to or at least 40%of the annual demand, that is, the reality of green technology, including batteries, to a certain extent.</text:p>
      <text:p text:style-name="P4">
Green Travel Agency T &amp; G evaluated the about 50 planned battery super factories (only 2GWh or more contains 2GWH), which predicts that 32 projects may be advanced. T &amp; G believes that in all announced construction projects, the production capacity of battery production was 286 GWH in 2025, 616GWh in 2027, and 1395GWh in 2030. Among them, companies with maximum production capacity include Ningde, Volkswagen, Freyr, ACC, and NorthVolt. About 58%of European battery production in 2030 came from European companies and 22%came from Chinese companies. T &amp; G's report said that in 2022, the European Union's lithium -ion batteries used in electric vehicles and energy storage have achieved 50%of European manufacturing. If the correct incentive measures are introduced and the published items can be launched, by 2027, 100%European Europe can be achieved on the battery battery cell, and 67%can be achieved on the battery positive activity material.</text:p>
      <text:p text:style-name="P4">
T &amp; G also evaluated and discovered the risk assessment of the 1.8 TWH production capacity plan of Europe to 2030 on the basis of February 2023. 16%of them, that is, 285GWH is in a high risk state, 52%is at medium risk , That is, if it is not taken, by 2030, the production capacity of 68%, 1.2TWH in Europe is facing uncertainty that is delayed, reduced, or failed to achieve. The assessment standards include the determined funds, the determined factories, construction and approval status, investment from European car companies or support from EU agencies, planned plans in the United States, and six standards for cooperation with American car companies. According to the report, China's dominant position on the supply chain of electric vehicle and the United States' "Reducing Aflation" is changing the rules of the game. In theory, Europe and the United States can cooperate with the battery supply chain, but in fact, the supply of professional talents, corporate funds, and raw materials is in a shortage state, which means that global competition in battery production is a zero -sum game.</text:p>
      <text:p text:style-name="P4">
In April last year, the Ningde Times obtained an annual production license of 8GWH annual production in Tulingen, Germany. In January this year, the Ningde Times launched the factory, which became the first production factory of the company outside China. Its preliminary preparation capacity is 14GWh, which means the annual output of 30 million battery cells. In the Ningde era, the president of the European region said that the Ningde era would invest 1.8 billion euros. The factory was produced on a large -scale battery cell in Western Europe and the battery will supply European car companies including BMW. BMW has scheduled a battery worth 7.3 billion euros from Ningde Times to 2031. In Ningde, it is also expected to obtain a 24GWH production license.</text:p>
      <text:p text:style-name="P4">
In T &amp; G's risk assessment, by 2030, 32%of European battery capacity was in a low risk state, and the 8 GWH production capacity of Ningde era was included in Germany. It can be understood that for Europe, this 8GWH is not only the production capacity of 8 GWH, but also 8GWh. Leaving aside other political factors, under the European Union's European Blueprint European Blueprint and the local battery incentive policy in the United States, Chinese battery companies have ushered in opportunities in Europe.</text:p>
      <text:p text:style-name="P4">
News Source: <text:a xlink:type="simple" xlink:href="http://www.ftchinese.com/story/001099824" text:style-name="Internet_20_link" text:visited-style-name="Visited_20_Internet_20_Link">
http://www.ftchinese.com/story/001099824</text:a>
</text:p>
      <!--NEWS-->
      <text:h text:style-name="P10" text:outline-level="1">
<text:span text:style-name="T4">
三年后再来到中国，我相信这里会继续繁荣</text:span>
</text:h>
      <text:p text:style-name="P4">
Creator: STEVEN RATTNER</text:p>
      <text:p text:style-name="P4">
Publisher: https://www.facebook.com/nytimeschinese</text:p>
      <text:p text:style-name="P4">
Published Time: 2023-06-01T01:15:13+08:00</text:p>
      <text:p text:style-name="P4">
Description: Although western suspicion is held, I believe that China will continue to prosper. We should not ask if China will cross, but should ask whether a more prosperous and cooperating between China and the United States is still possible. Gabriel alcala</text:p>
      <text:p text:style-name="P4">
Images: ["<text:a xlink:type="simple" xlink:href="https://static01.nyt.com/images/2023/05/29/opinion/29rattner/29rattner-master1050.jpg" text:style-name="Internet_20_link" text:visited-style-name="Visited_20_Internet_20_Link">
29rattner-mas...</text:a>
"]</text:p>
      <text:p text:style-name="P4">
Category: 观点与评论</text:p>
      <text:p text:style-name="P4">
Type: Article</text:p>
      <!--METADATA-->
      <text:p text:style-name="P4">
<draw:frame draw:style-name="fr1" draw:name="Image60" text:anchor-type="as-char" svg:width="6.9236in" svg:height="6.9236in" draw:z-index="0">
<draw:image xlink:href="../Images/cnnytimes/2023-06-01T01-15-13-08-00/29rattner-master1050.jpg" xlink:type="simple" xlink:show="embed" xlink:actuate="onLoad" draw:mime-type="image/jpeg"/>
</draw:frame>
This is the first time I have come to China for more than three years. When I woke up, I saw Beijing's abnormal blue sky. Forsythia and cherry blossoms are flourishing, and the whole city is shining.</text:p>
      <text:p text:style-name="P4">
In my opinion, this is at least a metaphor for my visit to China this spring. At many levels, China is back. The office was crowded with employees and devoted it to a long day. Most executives are optimistic about their business. A group of exciting startups have continued to emerge, indicating that China will continue to become leaders in the field of innovation. In many past visits, the energy and power that excited me excitedly.</text:p>
      <text:p text:style-name="P4">
Yes, China is facing economic challenges, especially President Xi Jinping is still committed to maintaining the progress of the country's market economy. Generally, he seems to emphasize control, rather than growing. I am responsible for supervising major investment in China, and these signals are worrying.</text:p>
      <text:p text:style-name="P4">
However, although Western media show more and more doubts, I believe that China will continue to prosper. As our greatest strategic opponent, it will continue to use this prosperity to consolidate its tough gesture on a series of issues, from the South China Sea to spy balloon, and even unfair trade behavior.</text:p>
      <text:p text:style-name="P4">
Although China's response to the new crowns looks very poor, especially large -scale blockade, China's economic performance is far better than us. From the beginning of 2020 to the end of last year, the Chinese economy has increased by 14%after the adjustment of inflation, while my country's economic growth is less than 6%.</text:p>
      <text:p text:style-name="P4">
China's economic growth this year <text:a xlink:type="simple" xlink:href="https://www.imf.org/en/Publications/WEO/Issues/2023/04/11/world-economic-outlook-april-2023#Overview" text:style-name="Internet_20_link" text:visited-style-name="Visited_20_Internet_20_Link">
expectations</text:a>
It is 5.2%, and we are expected to be 1.6%. When we fight with more than 4%of the stubborn inflation rate, China's prices are likely to rise only by 2%this year. Therefore, its interest rate is kept at a low level, which helps encourage investment.</text:p>
      <text:p text:style-name="P4">
In all fairness, China's epidemic recovery momentum is weaker than many people's expectations. Its <text:a xlink:type="simple" xlink:href="https://cn.nytimes.com/business/20230522/china-youth-unemployment/" text:style-name="Internet_20_link" text:visited-style-name="Visited_20_Internet_20_Link">
unemployment</text:a>
The problem is also very serious: last month, the unemployment rate of youth from 16 to 24 reached 20.4%. This is largely because the economic growth rate is not enough to digest about 10 million university graduates entering the labor market each year.</text:p>
      <text:p text:style-name="P4">
During my visit, I could feel that Chinese officials seemed to be welcoming. There are very few American participants in the China Development High -level Forum similar to Davos, but the European business leaders gathered. Chinese officials have read the preparation of preparations in advance, constantly emphasizing their commitment to sound sound economic policies and an open attitude towards foreign investment and regulatory reform.</text:p>
      <text:p text:style-name="P4">
They positively cover up the obvious tension atmosphere. When the team visits investors and businessmen, I will mention almost every time in Chinese investment bankers <text:a xlink:type="simple" xlink:href="https://www.nytimes.com/2023/02/26/business/bao-fan-china-banker.html" text:style-name="Internet_20_link" text:visited-style-name="Visited_20_Internet_20_Link">
Bao Fan</text:a>
Missing things are sometimes proposed by us, and sometimes our Chinese colleagues are proposed -they are justified. China's security work has always been strict, and this time seems to be more tight. I have more understanding of the ubiquitous Chinese surveillance, and I have camera and facial recognition technology everywhere. Even if you take a short train, you need to show your passport and scan when entering the station.</text:p>
      <text:p text:style-name="P4">
Compared with the past, Chinese investors and entrepreneurs pay more carefully and pay attention to every signal issued by the government, and worry that Xi Jinping may suddenly announce that the private sector has repeatedly intervened again and again. The importance of diluting the consumer Internet platform; investment in emerging industries such as energy transformation and artificial intelligence seems to be a priority.</text:p>
      <text:p text:style-name="P4">
advertise</text:p>
      <text:p text:style-name="P4">
At least in some areas, China has achieved significant success. It accounts for 77% of the global battery capacity, last year <text:a xlink:type="simple" xlink:href="https://www.iea.org/data-and-statistics/charts/electric-car-sales-2016-2023e" text:style-name="Internet_20_link" text:visited-style-name="Visited_20_Internet_20_Link">
nearly 60%</text:a>
The sales of electric vehicles come from China. Despite the U.S. tariffs, the solar panels produced by China <text:a xlink:type="simple" xlink:href="https://www.iea.org/news/the-world-needs-more-diverse-solar-panel-supply-chains-to-ensure-a-secure-transition-to-net-zero-emissions" text:style-name="Internet_20_link" text:visited-style-name="Visited_20_Internet_20_Link">
account for more than 80%of the world's global</text:a>
Essence</text:p>
      <text:p text:style-name="P4">
After a few days, the sky in Beijing was restored to usual gray again, and my optimistic emotions I initially held in 2023 began to dim. Under the self -confidence I have always felt, I also realized a certain degree of uncertainty. This is mainly because many Chinese people feel the hostility from Washington, which in turn has led to some Chinese people's dislikes to the United States.</text:p>
      <text:p text:style-name="P4">
As Xi Jinping emphasizes that China is an autonomous superpower, the preferences of Chinese consumers seem to be changing. In the past, they favored foreign big names from Nike sneakers to BMW Motors. Today, they are turning to local brands such as Anta sports shoes and BYD Automobile.</text:p>
      <text:p text:style-name="P4">
My meeting in China is usually based on my team and my team. However, in this interview, our Chinese peers often reverse -at least once -ask us, what may do on the issues such as Taiwan and potential investment restrictions in Taiwan and potential investment restrictions. Some people claim that China is an innocent victim of American power.</text:p>
      <text:p text:style-name="P4">
These subtle differences are still large -scale branches to a large extent; at least from the interaction I experienced, the Chinese business community still desires investment in the United States and continues to trade with us.</text:p>
      <text:p text:style-name="P4">
Nevertheless, the trade restrictions implemented by President Trump and President Biden have had a significant impact. From furniture to consumer electronics, for those products that impose 25%tariffs in the United States, China’s exports are compared to 2017 <text:a xlink:type="simple" xlink:href="https://www.piie.com/research/piie-charts/us-imports-china-are-both-decoupling-and-reaching-new-highs-heres-how" text:style-name="Internet_20_link" text:visited-style-name="Visited_20_Internet_20_Link">
decrease</text:a>
More than 20%.</text:p>
      <text:p text:style-name="P4">
advertise</text:p>
      <text:p text:style-name="P4">
Limited to sell sensitive advanced technologies to China has also caused losses. Chinese experts acknowledge that the prohibition of purchasing the most advanced semiconductor will hinder China marching to the forefront of artificial intelligence.</text:p>
      <text:p text:style-name="P4">
It is worthy of praise that, in addition to toughness, the Bayeng government also extended an olive branch. U.S. Treasury Minister Yellen called for a "constructive contact](https://home.treasury.gov/news/press-releases/jy1425)"-In fact, trying to achieve a win -win situation.We should support our human capital by increasing STEM graduates so that we can maintain technical advantages, attract talents from all over the world by adjusting the immigration policy, and leave our most promising foreign students.</text:p>
      <text:p text:style-name="P4">
The most important thing is that we should not deceive ourselves fantasies that China will be crushed by its own weight. For the United States and its opponents, the question is whether this confrontation must be destructive, or a future that is more prosperous and more prosperous and cooperate with each other.</text:p>
      <text:p text:style-name="P4">
News Source: <text:a xlink:type="simple" xlink:href="https://cn.nytimes.com/opinion/20230601/china-economy-growth-covid/" text:style-name="Internet_20_link" text:visited-style-name="Visited_20_Internet_20_Link">
https://cn.nytimes.com/opinion/20230601/china-economy-growth-covid/</text:a>
</text:p>
      <!--NEWS-->
      <text:h text:style-name="P10" text:outline-level="1">
<text:span text:style-name="T4">
Suspected of bribery Bao Fan's detention period was extended for 3 months</text:span>
</text:h>
      <text:p text:style-name="P4">
Author: None (Language: zh)</text:p>
      <text:p text:style-name="P4">
Publisher: None</text:p>
      <text:p text:style-name="P4">
Time: 2023-06-01T01:44:00Z</text:p>
      <text:p text:style-name="P4">
Description: Bao Fan, the chairman of China Huaxing Capital, who disappeared in February this year, has reported that the detention period has been extended for three months. The jungle of the chairman of the Huaxing Capital Hong Kong Securities Subsidiary, the detention period, has also been extended.</text:p>
      <text:p text:style-name="P4">
Videos: []</text:p>
      <text:p text:style-name="P4">
Images: []</text:p>
      <text:p text:style-name="P4">
Subject: 经济纵横</text:p>
      <text:p text:style-name="P4">
Subjects: ['岛屿主权争端', '专题报道：全景观看“习马会”', '中国', '中共十九大', '德意志银行', '德中关系']</text:p>
      <text:p text:style-name="P4">
Keywords: ['包凡', '中国', '银行', '马云', '肖建华', '金融']</text:p>
      <text:p text:style-name="P4">
Id: 65787901</text:p>
      <!--METADATA-->
      <text:p text:style-name="P4">
<text:a xlink:type="simple" xlink:href="https://www.dw.com/zh/overlay/image/article/65787901/64828038" text:style-name="Internet_20_link" text:visited-style-name="Visited_20_Internet_20_Link">
 </text:a>
Bao Fan, chairman of China Huaxing Capital, was extended and detained for 3 months. The picture shows the information of the information of his information in Hong Kong in September 2018</text:p>
      <text:p text:style-name="P4">
(Voice of Germany Chinese website) Chinese media reported that the authorities were accused of suspected bribery and <text:a xlink:type="simple" xlink:href="https://www.dw.com/zh/zh/華興資本證實失聯董事長包凡正配合中國官方調查/a-64828236" text:style-name="Internet_20_link" text:visited-style-name="Visited_20_Internet_20_Link">
lost contact in February this year</text:a>
Bao Fan, the founder, chairman and chief executive of China Financial Group "Huaxing Capital", has been extended for three months. In addition, the jungle, chairman of the Huaxing Capital Hong Kong Securities subsidiary related to Bao Fan's case, was also informed to continue to be extended after 6 months of the reserve period.</text:p>
      <text:p text:style-name="P4">
The China Financial Media "Economic Observer" reported on Wednesday (May 31) that those familiar with the matter said that the restrictions of Chinese supervision institutions for well -known investors Bao Fan will be extended for three months from May 7, 2023.</text:p>
      <text:p text:style-name="P4">
On February 7 this year, Bao Fan was taken away by the official disciplinary commission of the Chinese Commission for Discipline Inspection and was left for investigations and was left to the unit. The specific case handling institutions include the CPC Central Commission for Discipline Inspection Commission and the Beijing Discipline Inspection Commission and other departments.</text:p>
      <text:p text:style-name="P4">
In response to Bao Fan's extension of detention, Huaxing Capital did not immediately respond to Reuters' comment requests.</text:p>
      <text:p text:style-name="P4">
Reuters reports that the group has stated that after the Chinese government will take Bao Fan away to cooperate with the investigation, it will postpone the annual audit report from April 3 and suspend stock transactions.</text:p>
      <text:p text:style-name="P4">
After Bao Fan lost contact in February this year, Huaxing Capital's stock price plummeted by 50%. Its stock price has fallen by about 10%this year.</text:p>
      <text:p text:style-name="P4">
Bao Fan is widely known in the Chinese corporate community and participated in a series of high -profile scientific and technological mergers and acquisitions in China, including the merger of "Didi" and "fast" of the taxi company, and the mergers and acquisitions of takeaway giants Meituan.</text:p>
      <text:p text:style-name="P4">
Huaxing Capital is a well -known local financial institution in China.</text:p>
      <text:h text:style-name="P12" text:outline-level="3">
<text:span text:style-name="T4">
Why is the goal?</text:span>
</text:h>
      <text:p text:style-name="P4">
Bao Fan was not the first Chinese billionaire who was forced to miss or was arrested. In the past few years, there are nearly many billionaires in China, <text:a xlink:type="simple" xlink:href="https://www.dw.com/zh/zh/中國為何打擊知名企業家/a-64860293" text:style-name="Internet_20_link" text:visited-style-name="Visited_20_Internet_20_Link">
similar situations have encountered similar situations</text:a>
Essence</text:p>
      <text:p text:style-name="P4">
Nicknamed Buffett, China <text:a xlink:type="simple" xlink:href="https://www.dw.com/zh/zh/中媒中国巴菲特郭广昌失联/a-18909735" text:style-name="Internet_20_link" text:visited-style-name="Visited_20_Internet_20_Link">
Guo Guangchang</text:a>
He is the founder of Fosun Group. He disappeared for several days in 2015. In addition, Chinese Canadian businessman <text:a xlink:type="simple" xlink:href="https://www.dw.com/zh/zh/保密式审理后宣判肖建华获刑13年/a-62866004" text:style-name="Internet_20_link" text:visited-style-name="Visited_20_Internet_20_Link">
Xiao Jianhua</text:a>
He disappeared in Hong Kong in 2017. It is reported that his trial had begun in July last year and he was sentenced to 13 years. In 2020, the founder of Alibaba <text:a xlink:type="simple" xlink:href="https://www.dw.com/zh/zh/长平观察马云被回国中国经济会好起来吗/a-65165744" text:style-name="Internet_20_link" text:visited-style-name="Visited_20_Internet_20_Link">
Ma Yun</text:a>
It also disappeared from the public vision for several months. At that time, the digital payment company Ant Financial was preparing to go public.</text:p>
      <text:p text:style-name="P4">
Wang Yaqiu, a senior Chinese researcher at Human Rights Observation (HRW), told DW in February this year that "the Chinese government has used the same approach to many people. We know the only reason for the disappearance of well -known entrepreneurs is because they are big people."</text:p>
      <text:p text:style-name="P4">
Other experts believe that the reason why Beijing cracks down on these entrepreneurs is that they need to ensure that their companies or business behaviors are in line with the CCP's priority.</text:p>
      <text:p text:style-name="P4">
Ni Weiping, the research and propaganda coordinator of the Chinese Human Rights Defender (CHRD), told DW in February this year that in Bao Fan's case, the reason why he became the goal of suppressing Monopoly of power, or excessive control over the Chinese technology industry in financing.</text:p>
      <text:p text:style-name="P4">
He said: "(China) the government is trying to curb the ambitions of the technology industry, hoping that these companies will succeed, and they also hope to ensure that these companies can develop under the party's firm guidance."</text:p>
      <text:p text:style-name="P4">
The outside world is worried that with the continuous development of the Chinese government's suppression of entrepreneurs, this trend will cause investors to lose confidence in the Chinese market.</text:p>
      <text:p text:style-name="P4">
Chinese legal scholar Teng Biao said: "The Communist Party of China has been suppressing private enterprises for many years, and sometimes their policies will cause the entire industry to be suddenly hit."</text:p>
      <text:p text:style-name="P4">
(Comprehensive report)</text:p>
      <text:p text:style-name="P4">
*#####, fell in love, lose your feet, disappear? Those who have "disappeared" celebrities from all walks of life in China</text:p>
      <text:h text:style-name="P12" text:outline-level="3">
<text:span text:style-name="T4">
高 Where is the senior official Peng Shuai?</text:span>
</text:h>
      <text:p text:style-name="P4">
At the beginning of November this year, Chinese tennis star Peng Shuai posted a long article on Weibo to give sexual assault allegations to the former Deputy Prime Minister of the State Council of China. Her post was deleted in a short time, and the Weibo account was also blocked, and she also disappeared from the public perspective for a while, which caused widespread attention. On November 21, the International Olympic Games issued a statement that his chairman Bach had a video call with other representatives with other representatives, quoting Peng Shuai that he was safe and hoped that privacy would be respected. However, videos of the International Olympic Games have caused questions from all walks of life. The Chinese researcher Wang Yaqiu pointed out on Twitter that the international Olympic Games and Peng Shuai made a call, which seemed to let the organization began to play the role of spreading Chinese foreign publicity.</text:p>
      <text:p text:style-name="P4">
*#####, fell in love, lose your feet, disappear? Those who have "disappeared" celebrities from all walks of life in China</text:p>
      <text:h text:style-name="P12" text:outline-level="3">
<text:span text:style-name="T4">
? Ali was robbed?</text:span>
</text:h>
      <text:p text:style-name="P4">
Jack Ma delivered a speech at the Shanghai Bund Financial Summit in October last year to publicly criticize China's financial supervision system. In early November, Alibaba's financial technology company Ant Group was stopped at the last moment in Shanghai and Hong Kong's first public offering (IPO) at the last moment. Since then, Ma Yun has never appeared publicly or spoke. Regulatory agencies have repeatedly interviewed the management of Ant Group and announced an antitrust investigation of Alibaba Group.</text:p>
      <text:p text:style-name="P4">
*#####, fell in love, lose your feet, disappear? Those who have "disappeared" celebrities from all walks of life in China</text:p>
      <text:h text:style-name="P12" text:outline-level="3">
<text:span text:style-name="T4">
The former "Grand Cannon" was sentenced to 18 years</text:span>
</text:h>
      <ul>
        <li>
#####, fell in love, lose your feet, disappear? Those who have "disappeared" celebrities from all walks of life in China</li>
      </ul>
      <text:h text:style-name="P12" text:outline-level="3">
<text:span text:style-name="T4">
Visiting Wuhan to disappear for a year</text:span>
</text:h>
      <text:p text:style-name="P4">
In January last year, the lawyer and citizen reporter Chen Qiu rushed to the local area on the occasion of Wuhan to the local city, saying that they went to and retreat with Wuhan compatriots, and to pass the voice of Wuhan. He visited Wuhan Central Hospital. On February 7, the police of Chen Qiushi, Qingdao, informed Chen Qiushi's family that he had been taken away by the National Security and wasolated by the National Security on the afternoon of February 6. At the beginning of October last year, Hong Kong media said that Chen was in Qingdao, but it was still in the state of restrictions on the trial and could not contact the outside world. On September 30 this year, Chen Qiushi repeatedly posted on Twitter, and guests Xu Xiaodong's show on YouTube's program. His expression was pleasant in the live broadcast, but his body was obviously thin. When it comes to this experience Some can say that some cannot say, know how to understand.</text:p>
      <text:p text:style-name="P4">
*#####, fell in love, lose your feet, disappear? Those who have "disappeared" celebrities from all walks of life in China</text:p>
      <text:h text:style-name="P12" text:outline-level="3">
<text:span text:style-name="T4">
Xinjiang Tourism Police arrested</text:span>
</text:h>
      <text:p text:style-name="P4">
At the end of 2018, when Lu Guang, a long -term tourist Chinese photographer traveling in the United States, he lost contact with his family when he went to Xinjiang to travel. After more than a month of disappearance, his family received the news that Lu Guang had been arrested by the Kashi police. At that time, the police did not provide any written notice of their families, nor did they informed the reason why Lu Guang was arrested. Lu Guang has long been based on the people and environmental protection issues of Chinese society through photography. On September 9, 2019, Lu Guang's wife said through Twitter that Lu Guang had been released back home a few months ago, and everything was safe. But some who are familiar with the Lu case said Lu's wife was under pressure from the police.</text:p>
      <text:p text:style-name="P4">
*#####, fell in love, lose your feet, disappear? Those who have "disappeared" celebrities from all walks of life in China</text:p>
      <text:h text:style-name="P12" text:outline-level="3">
<text:span text:style-name="T4">
Disappearing wife reported the case</text:span>
</text:h>
      <text:p text:style-name="P4">
In early October 2018, the wife of former Interpol Chairman Meng Hongwei, who lived in Lyon, the headquarters of the Interpol Headquarters, reported the case to the French police, saying that Meng Hongwei disappeared after going to Beijing at the end of September. On October 7, Meng's wife held a press conference for help from the international community in Lyon. On the same day, the website of the State Supervision Commission of the Central Commission for Discipline Inspection of the Central Committee of the Communist Party of China released news that "Meng Hongwei, deputy minister of the Ministry of Public Security, is suspected of illegal, and is currently being supervised and investigated by the State Supervision Commission." In March of the following year, Meng Hongwei was expelled from the party. In January last year, Meng Hongwei was sentenced to 13 years and 6 months in prison for the first instance of the Tianjin First Intermediate People's Court for bribery, and fined 2 million yuan.</text:p>
      <text:p text:style-name="P4">
*#####, fell in love, lose your feet, disappear? Those who have "disappeared" celebrities from all walks of life in China</text:p>
      <text:h text:style-name="P12" text:outline-level="3">
<text:span text:style-name="T4">
Pushed away by a single -mask wheelchair</text:span>
</text:h>
      <text:p text:style-name="P4">
According to the New York Times, in the early morning of January 27, 2018, 45 -year -old Xiao Jianhua sat on a wheelchair and was taken away from the Hong Kong Four Seasons Hotel. His head was blindfolded like a sheet or a blanket. On February 1, the main "Tomorrow Department" group in Xiao Jianhua published the front version of advertisements, saying that Xiao "adopted a disease abroad." It is reported that Xiao may have business with Zeng Qinghong's relatives. Until July 2020, the Group confirmed for the first time tomorrow that Xiao Jianhua was in mainland China and said that he was cooperating with the government's reorganization enterprise group. At the same time, two regulators of China announced that they have taken over several hundreds of billions of dollars worth hundreds of billions of dollars in the Holdings Group.</text:p>
      <text:p text:style-name="P4">
*#####, fell in love, lose your feet, disappear? Those who have "disappeared" celebrities from all walks of life in China</text:p>
      <text:h text:style-name="P12" text:outline-level="3">
<text:span text:style-name="T4">
"Can't perform duties" Anbang restless</text:span>
</text:h>
      <text:p text:style-name="P4">
On June 14, 2017, Anbang Group issued a statement on the official website, saying that the chairman Wu Xiaohui "" cannot perform his duties for personal reasons, and the relevant executives of the group have been authorized to perform their duties. " The New York Times quoted people familiar with the matter and said Wu Xiaohui was detained. In March 2018, Wu Xiaohui was sued by the Procuratorate.</text:p>
      <text:p text:style-name="P4">
*#####, fell in love, lose your feet, disappear? Those who have "disappeared" celebrities from all walks of life in China</text:p>
      <text:h text:style-name="P12" text:outline-level="3">
<text:span text:style-name="T4">
"Private Equity Brother"</text:span>
</text:h>
      <text:p text:style-name="P4">
According to the official Xinhua News Agency of China, on November 1, 2015, Xu Xiang, general manager of Zexi Investment, "obtained inside information of the stock market through illegal means, engaged in insider trading and manipulating stock transactions, and was taken criminal compulsory measures by public security organs in accordance with law." Xu Xiang in a white Armani suit was arrested near the Hangzhou Bay Cross -sea Bridge in Ningbo. The New York Times reported that during the 2015 summer stock market disaster, Zexi's fund income still rose against the market. In April 2016, Xu Xiang was officially arrested. In January 2017, Xu Xiang was sentenced to five and a half years in the first instance of manipulating the securities market with a fine of 11 billion yuan.</text:p>
      <text:p text:style-name="P4">
*#####, fell in love, lose your feet, disappear? Those who have "disappeared" celebrities from all walks of life in China</text:p>
      <text:h text:style-name="P12" text:outline-level="3">
<text:span text:style-name="T4">
Fortunately, Xu Ming's sudden death in prison</text:span>
</text:h>
      <text:p text:style-name="P4">
On December 4, 2015, Xu Ming, the former chairman of the Dalian Shide Group and the former chairman of Shide Club, died of sudden myocardial infarction in Wuhan Prison. Xu Ming once testified in the case of Bo Xilai's case. Bo Xilai was accused of receiving huge bribes. In March 2012, many media reported that Xu Ming was suspected of being controlled by relevant departments. However, the process of its arrest, prosecution, and final sentence has not been made public since then. Xu Ming's sentence was once unknown.</text:p>
      <text:p text:style-name="P4">
*#####, fell in love, lose your feet, disappear? Those who have "disappeared" celebrities from all walks of life in China</text:p>
      <text:h text:style-name="P12" text:outline-level="3">
<text:span text:style-name="T4">
"Assisting the Investigation" content is unknown</text:span>
</text:h>
      <text:p text:style-name="P4">
The Financial Times reported that in December 2015, Guo Guangchang, chairman of Fosun Group, appeared after lost four days after losing contact. It is reported that he was assisted by the Chinese authorities for a survey during the loss of contact. It is reported that in the anti -corruption movement of the Chinese government, Guo Guangchang is the most well -known private entrepreneur who has been affected. When he appeared again at the company's internal meeting, the audience was welcomed.</text:p>
      <text:p text:style-name="P4">
*#####, fell in love, lose your feet, disappear? Those who have "disappeared" celebrities from all walks of life in China</text:p>
      <text:h text:style-name="P12" text:outline-level="3">
<text:span text:style-name="T4">
Missing five weeks and showing their duties</text:span>
</text:h>
      <ul>
        <li>
#####, fell in love, lose your feet, disappear? Those who have "disappeared" celebrities from all walks of life in China</li>
      </ul>
      <text:h text:style-name="P12" text:outline-level="3">
<text:span text:style-name="T4">
Strictly blocked the secret detention</text:span>
</text:h>
      <text:p text:style-name="P4">
On April 3, 2011, Chinese artist Ai Weiwei was preparing to prepare his personal art exhibition via Hong Kong to Taiwan, but Yang was taken away by the Beijing police in the Beijing Capital International Aircraft. After that, he was secretly detained for 81 days and was investigated by the police. Later, China officially stated that because Ai Wei did not plead guilty and actively cooperated with police investigations, and suffered from chronic diseases, it finally released it in the name of "bail pending trial", announcing that Ai's "actual control" development culture development company needs to make up 15.22 million Metal tax and fines. The New York Times reported that from April 3, 2011 to July 2015, mainland Chinese authorities had no reason and no procedures to seize Ai without passports.</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涉嫌行賄-包凡拘留期遭延長3個月/a-65787901" text:style-name="Internet_20_link" text:visited-style-name="Visited_20_Internet_20_Link">
https://www.dw.com/zh/涉嫌行賄-包凡拘留期遭延長3個月/a-65787901?maca=chi-rss-chi-all-1127-rdf</text:a>
</text:p>
      <!--NEWS-->
      <text:h text:style-name="P10" text:outline-level="1">
<text:span text:style-name="T4">
New York police officer involved in China's "Fox Hunting Action" case for trial</text:span>
</text:h>
      <text:p text:style-name="P4">
Author: None (Language: zh)</text:p>
      <text:p text:style-name="P4">
Publisher: None</text:p>
      <text:p text:style-name="P4">
Time: 2023-06-01T02:01:00Z</text:p>
      <text:p text:style-name="P4">
Description: 一名前紐約市警官被指控為中國特務，涉嫌恐嚇在美國的「中國逃犯」，試圖脅迫他們返回中國。美國週三在紐約針對涉及中國「獵狐行動」的此案，展開首次聯邦審判。</text:p>
      <text:p text:style-name="P4">
Videos: []</text:p>
      <text:p text:style-name="P4">
Images: []</text:p>
      <text:p text:style-name="P4">
Subject: 时政风云</text:p>
      <text:p text:style-name="P4">
Subjects: ['德中关系', '奥巴马', '岛屿主权争端', '专题报道：全景观看“习马会”', '中国', '中共十九大', '美国']</text:p>
      <text:p text:style-name="P4">
Keywords: ['美国', '中国', '猎狐行动', '间谍', '国安', '监控']</text:p>
      <text:p text:style-name="P4">
Id: 65787904</text:p>
      <!--METADATA-->
      <text:p text:style-name="P4">
<text:a xlink:type="simple" xlink:href="https://www.dw.com/zh/overlay/image/article/65787904/63466815" text:style-name="Internet_20_link" text:visited-style-name="Visited_20_Internet_20_Link">
 </text:a>
China has been accused of expanding monitoring and coercion to overseas through the "fox hunting operation" (schematic diagram).</text:p>
      <text:p text:style-name="P4">
(Voice of Germany in Chinese) Michaelmcmahon, a former New York City police officer, was accused of being a Chinese spy and suspected of participating in China's "fox hunting operation" overseas, trying to forcibly repatriate the so -called "Chinese fugitives" in the United States. On Wednesday (May 31st), the case was tried in Brooklyn, New York. Mcma Hong argued that he did not know the private monitoring work he was engaged in, and behind the scenes was the Chinese government.</text:p>
      <text:p text:style-name="P4">
The US federal prosecutor said McMaho was suspected of pressureing Xu Jin (XU Jin, transliteration) living in New Jersey, asking him to return to China to face the allegations of bribery and misappropriation of public funds.</text:p>
      <text:p text:style-name="P4">
Chinese officials said that the object of being repatriated was a Chinese citizen who was wanted to have been wanted, but Washington accused the operation of being targeted at Chinese objections.</text:p>
      <text:p text:style-name="P4">
In addition to McMahong, two Chinese citizens Zhu Yong (transliteration) and Zheng Congying (transliteration) were also tried together. Prosecutor said that Zhu Yong hired McMaho to engage in monitoring in 2016. Zheng Congyue was the same as the conspirator and was accused of posted a intimidation note at Xu Jin's house in 2018, which reads: "If you are willing to Back to the mainland, spend 10 years in prison, your wife and children will be fine. "</text:p>
      <text:p text:style-name="P4">
American assistant prosecutor Irisachen said in the opening statement: "The victims and his family have endured many years of harassment ... This is the Chinese government forced to live abroad and returns to China in violation of its willingness to return to China. Part of the public move. "</text:p>
      <text:h text:style-name="P12" text:outline-level="3">
<text:span text:style-name="T4">
defendant: I do not know it is to work for Beijing</text:span>
</text:h>
      <text:p text:style-name="P4">
McMahon's lawyer said that McMahon thought he was working for a Chinese construction company and assisting them in collecting debts.</text:p>
      <text:p text:style-name="P4">
"If he secretly do things for China, would he call the police and tell them? He didn't know, he didn't know ... he was working for China (government)." McMahong's lawyer said.</text:p>
      <text:p text:style-name="P4">
American assistant prosecutor Irisa Chen said that McMahon searched the name of the target characters on the Internet and met with a Chinese official for this, which shows that he understands that he is working for the Chinese government.</text:p>
      <text:p text:style-name="P4">
The lawyers of Zhu Yong and Zheng Congye also said that their customers did not know they worked for the Chinese government.</text:p>
      <text:p text:style-name="P4">
*#</text:p>
      <text:h text:style-name="P13" text:outline-level="4">
<text:span text:style-name="T4">
big guys who have been "chased" by China</text:span>
</text:h>
      <text:h text:style-name="P12" text:outline-level="3">
<text:span text:style-name="T4">
Five ministerial committees shouting</text:span>
</text:h>
      <text:p text:style-name="P4">
On Thursday (August 23), the Chinese National Supervision Commission, the Supreme People's Court, the Supreme People's Procuratorate, the Ministry of Public Security, and the Ministry of Foreign Affairs jointly issued the "Announcement on Urgent Crime Criminal Cases to Surong the Cases of Criminal Cases" for the first time. "Overseas fugitives" issued an announcement of surrender. It states that "the case was punished by lightly before the end of the year" encouraged the relatives and friends of the fugitives to actively persuade them, and also encouraged the fugitives to expose others' criminal behavior, wearing sin, and encouraging others to "actively report and provide clues."</text:p>
      <text:p text:style-name="P4">
*#</text:p>
      <text:h text:style-name="P13" text:outline-level="4">
<text:span text:style-name="T4">
big guys who have been "chased" by China</text:span>
</text:h>
      <text:h text:style-name="P12" text:outline-level="3">
<text:span text:style-name="T4">
Yang Xiuzhu</text:span>
</text:h>
      <text:p text:style-name="P4">
One of the representative characters of "from wide treatment" was Yang Xiuzhu, the number one character on the "Hundred Red Tong", with the amount involved in the case of 250 million yuan. Former deputy mayor of Wenzhou fled in 2003, and was arrested in the United States in 2014 after turning in many countries. She returned to China on November 16, 2016 to surrender. She was sentenced to 8 years in prison on October 13, 2017 for 800,000 yuan. After the verdict came out, many voices questioned lightly. Chinese media reported that it was observed that "different cases of justice, and the situation was largely different."</text:p>
      <text:p text:style-name="P4">
*#</text:p>
      <text:h text:style-name="P13" text:outline-level="4">
<text:span text:style-name="T4">
big guys who have been "chased" by China</text:span>
</text:h>
      <text:h text:style-name="P11" text:outline-level="2">
<text:span text:style-name="T4">
</text:span>
</text:h>
      <text:h text:style-name="P13" text:outline-level="4">
<text:span text:style-name="T4">
</text:span>
</text:h>
      <text:p text:style-name="P4">
In sharp contrast to Yang Xiuzhu's sentence, Li Huabo, former No. 2 figure in the "Hundred Hongtong" and former official of the Jiangxi Provincial Finance Bureau. He was suspected of corruption of RMB 94 million and fled China in 2011. He was repatriated from Singapore in 2015, and he was sentenced to life imprisonment since then, deprived of political rights for life, and belonged to the most severely sentenced "Red Tong" personnel.</text:p>
      <text:p text:style-name="P4">
*#</text:p>
      <text:h text:style-name="P13" text:outline-level="4">
<text:span text:style-name="T4">
big guys who have been "chased" by China</text:span>
</text:h>
      <text:h text:style-name="P12" text:outline-level="3">
<text:span text:style-name="T4">
</text:span>
</text:h>
      <text:p text:style-name="P4">
Since Xi Jinping came to power, China has increased overseas pursuit, launched "fox hunting" and "Tianwang", and publicly released the list of "Hundred Red Persons" in April 2015. According to Chinese official media reports in June this year, the list of hundreds of people "52 people have returned to justice, and the remaining 48 people have not yet brought to justice." At the same time, the Central Government Pursuing Office issued an announcement that the relevant clues of 50 fugitives were disclosed (there were some rearrassment with the personnel in the "Hundred Red Tong").</text:p>
      <text:p text:style-name="P4">
*#</text:p>
      <text:h text:style-name="P13" text:outline-level="4">
<text:span text:style-name="T4">
big guys who have been "chased" by China</text:span>
</text:h>
      <text:h text:style-name="P12" text:outline-level="3">
<text:span text:style-name="T4">
Shi Jianxiang</text:span>
</text:h>
      <text:p text:style-name="P4">
Of the 50 fugitives mentioned above, No. 31 was Shi Jianxiang, the chairman of the former Kuaulu Investment Group. He was accused of suspected fund -raising fraud and fled to the United States in March 2016. Shi Jianxiang was influential in the entertainment cultural circle and served as the chief producer of "Ye Wen 3". After the incident, the old photos of Shi Jianxiang, Zhen Zidan, Huang Shengyi, Cui Yongyuan and others were circulated on the Internet, saying that this person's "circle of friends" was not ordinary.</text:p>
      <text:p text:style-name="P4">
*#</text:p>
      <text:h text:style-name="P13" text:outline-level="4">
<text:span text:style-name="T4">
big guys who have been "chased" by China</text:span>
</text:h>
      <text:h text:style-name="P12" text:outline-level="3">
<text:span text:style-name="T4">
Guo Wengui</text:span>
</text:h>
      <text:p text:style-name="P4">
The most famous of the "fugitives" is Guo Wengui. For a period of time, the rich Chinese who lived in the United States had a high -profile "breaking news" through the media and self -media to accuse a series of senior CCP officials. The Chinese police sent him "Red Tong" to him through the International Interpol. However, Guo Wengui's live broadcast continues to this day, and there are still many mysteries that are not solved around him.</text:p>
      <text:p text:style-name="P4">
*#</text:p>
      <text:h text:style-name="P13" text:outline-level="4">
<text:span text:style-name="T4">
big guys who have been "chased" by China</text:span>
</text:h>
      <text:h text:style-name="P12" text:outline-level="3">
<text:span text:style-name="T4">
"Hongtong"</text:span>
</text:h>
      <ul>
        <li>
#</li>
      </ul>
      <text:h text:style-name="P13" text:outline-level="4">
<text:span text:style-name="T4">
big guys who have been "chased" by China</text:span>
</text:h>
      <text:h text:style-name="P12" text:outline-level="3">
<text:span text:style-name="T4">
Cheng Muyang</text:span>
</text:h>
      <text:p text:style-name="P4">
Prior to Guo Wengui, the most famous on "Hongtong" was probably Muyang. He is the son of Cheng Weigao, the former secretary of the Hebei Provincial Party Committee, and is known as the "the second generation of the largest fugitives." In 2003, Cheng Weigao was dismissed and was expelled from the party. According to Chinese media reports, Cheng Muyang applied for citizenship and refugee status in Canada, but was rejected. Some Canadian Chinese media recently reported that Cheng Muyang was refused to appeal and was facing retrial.</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Old father was regarded as a "bait"</text:span>
</text:h>
      <text:p text:style-name="P4">
The victim of this case Xu Jin served as the municipal development department of Wuhan City before being accused of corruption by China. When he came to the United States in 2010, the Chinese government subsequently issued an international arrest notice.</text:p>
      <text:p text:style-name="P4">
Xu Jin's sister -in -law Liu Yan (transliteration) appeared in court this week that she came to her home twice in 2016 and told her that Xu Jin should return to China. She recalled: "I feel very scared."</text:p>
      <text:p text:style-name="P4">
At the beginning of 2017, Xu Jin still lived in China. Without knowing Liu Yan's address, he suddenly appeared in her home and told her that she had a "task" to persuade Xu Jin to return to China.</text:p>
      <text:p text:style-name="P4">
Prosecutor Irisa Chen said in the opening statement that Xu's father was used as "bait". The testimony Liu Yan said: "Can't believe the law enforcement department of the Chinese government will use an old man to achieve their purpose."</text:p>
      <text:h text:style-name="P12" text:outline-level="3">
<text:span text:style-name="T4">
China: Legal to fight greedy</text:span>
</text:h>
      <text:p text:style-name="P4">
<text:a xlink:type="simple" xlink:href="https://www.dw.com/zh/zh/情节如间谍小说-九名中共代理人遭美起诉/a-58605059" text:style-name="Internet_20_link" text:visited-style-name="Visited_20_Internet_20_Link">
This case involves China's "Fox Hunting Action" and the first case to be tried in the United States. It was announced in 2020</text:a>
The trial is estimated to last 2 to 3 weeks.</text:p>
      <text:p text:style-name="P4">
In July 2014, China announced the "Fox Hunting Action" plan that it wanted to hunt and repatriate overseas Chinese citizens who believed as fugitives. The target targets on the wanted list include Muslim minorities studying abroad, as well as overseas Chinese objections.</text:p>
      <text:p text:style-name="P4">
Beijing denies all the allegations about threats and forced repatriation, and states that the United States is slandering China's legal cracking down crime; <text:a xlink:type="simple" xlink:href="https://www.dw.com/zh/zh/又有7人因猎狐行动在美国被起诉/a-63517697" text:style-name="Internet_20_link" text:visited-style-name="Visited_20_Internet_20_Link">
the U.S. government has prosecuted a number of "Chinese agents in recent years of surveillance and harassment of the" Fox Hunting Action ". "</text:a>
 。</text:p>
      <text:p text:style-name="P4">
This case is the first case involving China's "Fox Hunting Action" and the first case in the United States. The picture shows the Charter of the US Department of Justice.</text:p>
      <text:p text:style-name="P4">
The Beijing side defended the "Fox Hunting Action", saying that it was part of the anti -corruption movement, and stated that its law enforcement agencies followed international law when they were abroad.</text:p>
      <text:p text:style-name="P4">
Liu Pengyu, a spokesman for the Chinese Embassy in Washington, said that the trial was not a Chinese law enforcement officer, and said that these allegations were "just rumors and slander." He said through a statement: "Repatriation of corruption fugitives and recovery illegal income is a righteous cause widely recognized in the international community."</text:p>
      <text:p text:style-name="P4">
Safeguard Defenders, a human rights group headquarters in Spain, released a report last January that quoted government data estimates that since 2014, nearly 10,000 Chinese citizens have been forcibly repatriated](https://www.dw.com/zh/zh/以精神病名義行打壓-人權組織批北京讓維穩凌駕人權/a-62817421)Essence</text:p>
      <text:p text:style-name="P4">
According to the report, through the "Fox Hunting Action" and "Skynet Action", China forced these locked targets to return to China against their wishes. The methods used include non -judicial means such as kidnapping, harassment and intimidation.</text:p>
      <text:p text:style-name="P4">
All 3 people in this case did not plead guilty about the allegations. If four crimes are established as an illegal Chinese agent and the follow -up state tracking, the defendant will face up to 10 years in prison.</text:p>
      <text:p text:style-name="P4">
(Agence France -Presse, Reuters, Associated Press)</text:p>
      <text:p text:style-name="P4">
News Source: <text:a xlink:type="simple" xlink:href="https://www.dw.com/zh/紐約警官捲入中國「獵狐行動」案件開審/a-65787904" text:style-name="Internet_20_link" text:visited-style-name="Visited_20_Internet_20_Link">
https://www.dw.com/zh/紐約警官捲入中國「獵狐行動」案件開審/a-65787904?maca=chi-rss-chi-all-1127-rdf</text:a>
</text:p>
      <!--NEWS-->
      <text:h text:style-name="P10" text:outline-level="1">
<text:span text:style-name="T4">
The target of Russia continued to be attacked, and Biden sent more "Patriots" system to Ukraine</text:span>
</text:h>
      <text:p text:style-name="P4">
Author: CNN, 半岛电视台＋通讯社</text:p>
      <text:p text:style-name="P4">
Publisher: Al Jazeera</text:p>
      <text:p text:style-name="P4">
Published Time: 2023-06-01T02:01:19</text:p>
      <text:p text:style-name="P4">
Modified Time: 2023-06-01T02:01:44</text:p>
      <text:p text:style-name="P4">
Description: On Wednesday, May 31st, the attack on Russia's targets continued, and Moscow announced that drones have attacked two refineries, and a Russian border town has been shot for the third time this week.</text:p>
      <text:p text:style-name="P4">
Images: ["<text:a xlink:type="simple" xlink:href="https://chinese.aljazeera.net/wp-content/uploads/2023/06/1-1685584582.jpg" text:style-name="Internet_20_link" text:visited-style-name="Visited_20_Internet_20_Link">
1-1685584582.jpg</text:a>
", "<text:a xlink:type="simple" xlink:href="https://chinese.aljazeera.net/wp-content/uploads/2023/06/2-1685584596.jpg" text:style-name="Internet_20_link" text:visited-style-name="Visited_20_Internet_20_Link">
2-1685584596.jpg</text:a>
", "<text:a xlink:type="simple" xlink:href="https://chinese.aljazeera.net/wp-content/uploads/2023/06/3-1685584602.jpg" text:style-name="Internet_20_link" text:visited-style-name="Visited_20_Internet_20_Link">
3-1685584602.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86" text:anchor-type="as-char" svg:width="6.9236in" svg:height="4.612736in" draw:z-index="0">
<draw:image xlink:href="../Images/Aljazeera Chinese/2023-06-01T02-01-19/1-1685584582.jpg" xlink:type="simple" xlink:show="embed" xlink:actuate="onLoad" draw:mime-type="image/jpeg"/>
</draw:frame>
The bombing frequency of Belgrod, Russia has recently increased(Reuters)On Wednesday, May 31st, the attack on Russia's targets continued, and Moscow announced that drones have attacked two refineries, and a Russian border town has been shot for the third time this week.</text:p>
      <text:p text:style-name="P4">
Western powers have different positions on these attacks, and these attacks have increased in recent weeks. On Tuesday, the drone launched an unprecedented attack on Moscow and reached a climax. Last week, a large -scale armed invasion occurred in the Belgorod region of Ukraine.</text:p>
      <text:p text:style-name="P4">
John Cerbie, a strategic communication coordinator of the National Security Council, said in an interview with the CNN of the United States CNN that the United States "made it clear to Ukraine in private that it does not support attacks on Russian territory."</text:p>
      <text:p text:style-name="P4">
Kuri added, "We will continue to provide them with what they need to defend themselves and defend their land and Ukrainian territory, but we do not support attacks on Russia."</text:p>
      <text:p text:style-name="P4">
He pointed out, "What we want to say is that we don't want to encourage or allow attacks in Russia because we don't want to see more violence to the people of Ukraine."</text:p>
      <text:p text:style-name="P4">
On the 31st, the White House announced the latest batch of military assistance to Ukraine, including an air defense system, ammunition and other defense equipment worth as high as $ 300 million.</text:p>
      <text:p text:style-name="P4">
The Pentagon said that these batch include the "Patriot" air defense system, the "poisoning" air defense system, and the tank ammunition.</text:p>
      <text:p text:style-name="P4">
Since President Biden entered the White House, the United States provided a total of more than $ 38.3 billion in security assistance to Ukraine, including about $ 37.6 billion since the outbreak of the Russian war in February 2022.</text:p>
      <text:p text:style-name="P4">
On the other hand, the German government reiterated its position that according to international law, Ukraine's attack on Russian territory was legal.</text:p>
      <text:p text:style-name="P4">
The statement coincides with the four of the five German consulates in Russia, and aims to respond to the highest number of Moscow's decision to set the highest number of German diplomacy group staff.</text:p>
      <text:p text:style-name="P4">
<draw:frame draw:style-name="fr1" draw:name="Image87" text:anchor-type="as-char" svg:width="6.9236in" svg:height="3.894525in" draw:z-index="0">
<draw:image xlink:href="../Images/Aljazeera Chinese/2023-06-01T02-01-19/2-1685584596.jpg" xlink:type="simple" xlink:show="embed" xlink:actuate="onLoad" draw:mime-type="image/jpeg"/>
</draw:frame>
Upgrade of the Russian and Ultimate: 32 drones participated in the attack on Moscow(Peninsula TV Station)</text:p>
      <text:h text:style-name="P13" text:outline-level="4">
<text:span text:style-name="T4">
Kremlin Comments</text:span>
</text:h>
      <text:p text:style-name="P4">
The Kremlin spokesman Dimitri Peskov said in a coming of the attack, "We are worried about this situation. The bombing of civilian goals is still continuing." He refers to Attacks occurred in Rhodes.</text:p>
      <text:p text:style-name="P4">
He also said, "We have not heard any condemnation in the West. The situation is really worrying.</text:p>
      <text:p text:style-name="P4">
On the other hand, Ukrainian presidential adviser Mikhaillo Podoliake denied that Kiev directly participated in the development of these situations, but stated that "we are glad to pay attention to these events" and are expected to have more such attacks.</text:p>
      <text:p text:style-name="P4">
As Ukraine confirmed that it has been prepared to launch a big counterattack recovery territory, the attack on Russia has increased significantly. On the other hand, this week, the Russian army made a series of violent blows against Kiev with missiles and drones.</text:p>
      <text:p text:style-name="P4">
Belgo Rhode Governor Viacuslav Grankov said that the Ukrainian shelling in the area Slakinino causing 4 people to be injured. He also pointed out that the shells have damaged a residential building, 4 houses and a school, and also damaged the wires.</text:p>
      <text:p text:style-name="P4">
<draw:frame draw:style-name="fr1" draw:name="Image88" text:anchor-type="as-char" svg:width="6.9236in" svg:height="5.197196in" draw:z-index="0">
<draw:image xlink:href="../Images/Aljazeera Chinese/2023-06-01T02-01-19/3-1685584602.jpg" xlink:type="simple" xlink:show="embed" xlink:actuate="onLoad" draw:mime-type="image/jpeg"/>
</draw:frame>
The influence of the explosion of Shebiekno explosion in Ryodo, Belgow, Russia(Peninsula TV Station)</text:p>
      <text:h text:style-name="P13" text:outline-level="4">
<text:span text:style-name="T4">
Russia withdrawing children</text:span>
</text:h>
      <text:p text:style-name="P4">
The Governor of Belgo Rhode announced that he had evacuated children from the two regions of heavy artillery and mortar artillery.</text:p>
      <text:p text:style-name="P4">
He said, "On the 31st, the first batch of 300 children will be sent to Volne Day." The city is about 250 kilometers northeast northeast of Buergrod, away from the Ukrainian border.</text:p>
      <text:p text:style-name="P4">
At the same time, Russian officials said that drones attacked two refineries in southern Russia, causing fires, and were then extinguished.</text:p>
      <text:p text:style-name="P4">
The oil base in the ILSky area, located in the Krasnodar area of Russia, was assaulted by similar attacks in early May, causing fires to explode.</text:p>
      <text:p text:style-name="P4">
On the other hand, the pro -Russian authorities in the Lugusk region in eastern Ukraine announced that the Ukrainian army shelling a village in the region killed 5 people and injured 19 people.</text:p>
      <text:p text:style-name="P4">
On the other hand, the Russian Ministry of Defense announced on the 31st that two days ago, its troops destroyed the last Ukrainian warship it said.</text:p>
      <text:p text:style-name="P4">
In a statement, the ministry stated that "the Ukrainian Navy's last warship 'Yuri Olifelianko' was destroyed due to the high -precision weapon blow of the Russian Air Heavenly Army's high precision weapon to the mooring area of the Odeza ports."</text:p>
      <text:p text:style-name="P4">
On the other hand, the Ukrainian Navy spokesman Oleg Shajilik said he would not respond to any statement of Russia in this regard, and said that the Navy would not issue any information about war or death.</text:p>
      <text:p text:style-name="P4">
News Source: <text:a xlink:type="simple" xlink:href="https://chinese.aljazeera.net/news/war-in-ukraine/2023/6/1/%e4%bf%84%e7%bd%97%e6%96%af%e5%a2%83%e5%86%85%e7%9b%ae%e6%a0%87%e6%8c%81%e7%bb%ad%e5%8f%97%e8%a2%ad%e6%8b%9c%e7%99%bb%e5%90%91%e4%b9%8c%e5%85%8b%e5%85%b0%e6%b4%be%e9%81%a3%e6%9b%b4%e5%a4%9a" text:style-name="Internet_20_link" text:visited-style-name="Visited_20_Internet_20_Link">
https://chinese.aljazeera.net/news/war-in-ukraine/2023/6/1/%e4%bf%84%e7%bd%97%e6%96%af%e5%a2%83%e5%86%85%e7%9b%ae%e6%a0%87%e6%8c%81%e7%bb%ad%e5%8f%97%e8%a2%ad%e6%8b%9c%e7%99%bb%e5%90%91%e4%b9%8c%e5%85%8b%e5%85%b0%e6%b4%be%e9%81%a3%e6%9b%b4%e5%a4%9a</text:a>
</text:p>
      <!--NEWS-->
      <text:h text:style-name="P10" text:outline-level="1">
<text:span text:style-name="T4">
The founder of Theranos was fined huge amounts, but the victims of the fraud case took back all the hopes of all the money (Free Version)</text:span>
</text:h>
      <text:p text:style-name="P4">
Author: James Fanelli / Corinne Ramey</text:p>
      <text:p text:style-name="P4">
Publisher: 华尔街日报中文网</text:p>
      <text:p text:style-name="P4">
Published Time: 2023-06-01T02:30:00.000Z</text:p>
      <text:p text:style-name="P4">
Modified Time: 2023-06-01T02:30:00.000Z</text:p>
      <text:p text:style-name="P4">
Created Time: 2023-06-01T01:20:00.000Z</text:p>
      <text:p text:style-name="P4">
Description: Elizabeth Homs and Ramesh Balvani, who were fraudulent by the court, were asked to pay $ 452 million in compensation to investors, but the victims had a slim opportunity to get back all the money.</text:p>
      <text:p text:style-name="P4">
Images: []</text:p>
      <text:p text:style-name="P4">
Categories: ['商业']</text:p>
      <text:p text:style-name="P4">
Keywords: SYND</text:p>
      <text:p text:style-name="P4">
Type: Article</text:p>
      <!--METADATA-->
      <text:p text:style-name="P4">
Elizabeth Hims, who was fraudulent by the court(Elizabeth Holmes)He Ramesh "Sonny" Balvani(Ramesh "sunny" fight)He was asked to pay $ 452 million in compensation for the situation of the case of the investors, but the victim's chance of getting all the money was slim.</text:p>
      <text:p text:style-name="P4">
News Source: <text:a xlink:type="simple" xlink:href="https://cn.wsj.com/articles/theranos%E5%88%9B%E5%A7%8B%E4%BA%BA%E8%A2%AB%E5%A4%84%E5%B7%A8%E9%A2%9D%E7%BD%9A%E6%AC%BE-%E4%BD%86%E6%AC%BA%E8%AF%88%E6%A1%88%E5%8F%97%E5%AE%B3%E8%80%85%E6%8B%BF%E5%9B%9E%E5%85%A8%E9%83%A8%E9%92%B1%E6%AC%BE%E5%B8%8C%E6%9C%9B%E6%B8%BA%E8%8C%AB-1fcad06d" text:style-name="Internet_20_link" text:visited-style-name="Visited_20_Internet_20_Link">
https://cn.wsj.com/articles/theranos%E5%88%9B%E5%A7%8B%E4%BA%BA%E8%A2%AB%E5%A4%84%E5%B7%A8%E9%A2%9D%E7%BD%9A%E6%AC%BE-%E4%BD%86%E6%AC%BA%E8%AF%88%E6%A1%88%E5%8F%97%E5%AE%B3%E8%80%85%E6%8B%BF%E5%9B%9E%E5%85%A8%E9%83%A8%E9%92%B1%E6%AC%BE%E5%B8%8C%E6%9C%9B%E6%B8%BA%E8%8C%AB-1fcad06d</text:a>
</text:p>
      <!--NEWS-->
      <text:h text:style-name="P10" text:outline-level="1">
<text:span text:style-name="T4">
The Chinese manufacturing and service industry activities have shrunk, and the economic recovery is further slowed down (Free Version)</text:span>
</text:h>
      <text:p text:style-name="P4">
Author: Stella Yifan Xie</text:p>
      <text:p text:style-name="P4">
Publisher: 华尔街日报中文网</text:p>
      <text:p text:style-name="P4">
Published Time: 2023-06-01T02:50:00.000Z</text:p>
      <text:p text:style-name="P4">
Modified Time: 2023-06-01T02:50:00.000Z</text:p>
      <text:p text:style-name="P4">
Created Time: 2023-05-31T06:05:00.000Z</text:p>
      <text:p text:style-name="P4">
Description: China's manufacturing activities have shrunk for the second consecutive month, and the service industry growth has slowed down. These latest signs show that the growth momentum after China's re -opening up is unsustainable.</text:p>
      <text:p text:style-name="P4">
Images: []</text:p>
      <text:p text:style-name="P4">
Categories: ['经济', '中国经济']</text:p>
      <text:p text:style-name="P4">
Keywords: SYND,LINK:EN|WP-WSJ-0000934379</text:p>
      <text:p text:style-name="P4">
Type: Article</text:p>
      <!--METADATA-->
      <text:p text:style-name="P4">
China's manufacturing activities have shrunk for the second consecutive month, and the service industry growth has slowed down. These latest signs show that the growth momentum after China's re -opening up is unsustainable.</text:p>
      <text:p text:style-name="P4">
News Source: <text:a xlink:type="simple" xlink:href="https://cn.wsj.com/articles/%E4%B8%AD%E5%9B%BD%E5%88%B6%E9%80%A0%E4%B8%9A%E5%92%8C%E6%9C%8D%E5%8A%A1%E4%B8%9A%E6%B4%BB%E5%8A%A8%E8%90%8E%E7%BC%A9-%E7%BB%8F%E6%B5%8E%E5%A4%8D%E8%8B%8F%E8%BF%9B%E4%B8%80%E6%AD%A5%E6%94%BE%E7%BC%93-4fb2765d" text:style-name="Internet_20_link" text:visited-style-name="Visited_20_Internet_20_Link">
https://cn.wsj.com/articles/%E4%B8%AD%E5%9B%BD%E5%88%B6%E9%80%A0%E4%B8%9A%E5%92%8C%E6%9C%8D%E5%8A%A1%E4%B8%9A%E6%B4%BB%E5%8A%A8%E8%90%8E%E7%BC%A9-%E7%BB%8F%E6%B5%8E%E5%A4%8D%E8%8B%8F%E8%BF%9B%E4%B8%80%E6%AD%A5%E6%94%BE%E7%BC%93-4fb2765d</text:a>
</text:p>
      <!--NEWS-->
      <text:h text:style-name="P10" text:outline-level="1">
<text:span text:style-name="T4">
Chinese domestic tourism hot overseas tourism has not yet reached the level before the epidemic</text:span>
</text:h>
      <text:p text:style-name="P4">
Author: None (Language: zh)</text:p>
      <text:p text:style-name="P4">
Publisher: None</text:p>
      <text:p text:style-name="P4">
Time: 2023-06-01T02:51:00Z</text:p>
      <text:p text:style-name="P4">
Description: Although China has canceled travel restrictions earlier this year, and domestic domestic tourism is also very hot, the number of Chinese citizens 'visa applications is still much lower than the level before the epidemic, indicating that Chinese tourists' international tourism has not fully recovered.</text:p>
      <text:p text:style-name="P4">
Videos: []</text:p>
      <text:p text:style-name="P4">
Images: []</text:p>
      <text:p text:style-name="P4">
Subject: 经济纵横</text:p>
      <text:p text:style-name="P4">
Subjects: ['德国旅游', '莱茵河']</text:p>
      <text:p text:style-name="P4">
Keywords: ['国内旅游', '旅游', '签证', '疫情', '海外游']</text:p>
      <text:p text:style-name="P4">
Id: 65788012</text:p>
      <!--METADATA-->
      <text:p text:style-name="P4">
<text:a xlink:type="simple" xlink:href="https://www.dw.com/zh/overlay/image/article/65788012/64328025" text:style-name="Internet_20_link" text:visited-style-name="Visited_20_Internet_20_Link">
 </text:a>
Thailand Bangkok Airport ushered in Chinese tourists in January this year</text:p>
      <text:p text:style-name="P4">
(Voice of Germany Chinese) Reuters quoted data reports from a professional visa company on Wednesday (May 31) that after the cancellation of travel restrictions in January, China is limited by the number of international flights. Far lower than the level before the new crown epidemic, it shows <text:a xlink:type="simple" xlink:href="https://www.dw.com/zh/zh/欧洲热门景点中国游客仍未回归/a-65668922" text:style-name="Internet_20_link" text:visited-style-name="Visited_20_Internet_20_Link">
Chinese tourists' international tourism must reach a complete "warming"</text:a>
There is still a small distance.</text:p>
      <text:p text:style-name="P4">
According to Reuters, visa application outsourcing and technical service company VFS Global said that compared with the same period of 2019 (January to May 20), this year's visa application volume from China is only 35%before the epidemic.</text:p>
      <text:p text:style-name="P4">
The company pointed out that the popular tourist destinations of Chinese tourists include Canada, Germany, Italy, the United Kingdom and the United States.</text:p>
      <text:p text:style-name="P4">
Although the Chinese government resumed a passport and travel visa in January this year, and the door to the international travel is the same as the analysts said that due to the small number of flights in and out of China, the number of Chinese overseas travel will not rebound quickly.</text:p>
      <text:p text:style-name="P4">
Nomura Securities analysts stated in a report that although the demand for tourism in China has increased during the Lunar New Year and Labor Day holidays, the recovery of outbound tourism is still slowly proceeding.</text:p>
      <text:p text:style-name="P4">
People's concerns about "the epidemic has expanded or a new variant virus appears" may also hinder the willingness of international travel. An analyst of Citi said that if a new wave of epidemic is really occurred, the number of infections in China may reach a new high since the country's re -opening of the country in January this year.</text:p>
      <text:p text:style-name="P4">
According to Reuters, the Beijing Municipal Health Commission recently pointed out that the city's infection cases have been increasing for 4 consecutive weeks, and other cities have recently increased <text:a xlink:type="simple" xlink:href="https://www.dw.com/zh/zh/二阳感染潮引发警惕-专家提醒弱势群体接种疫苗/a-65752595" text:style-name="Internet_20_link" text:visited-style-name="Visited_20_Internet_20_Link">
increasing the trend of cases</text:a>
However, many public health experts in China are indifferent to this.</text:p>
      <text:p text:style-name="P4">
Citi analysts pointed out that the new wave of epidemic "simulation infection peaks" coincides with the Dragon Boat Festival (June 22nd to 24th) and the start of the summer tourist season. Therefore, the travel data of this holiday will be observed. Restart](https://www.dw.com/zh/zh/中国新冠第二波疫情高峰预测6月底到来-二阳可怕吗/a-65719438)"An important node.</text:p>
      <text:p text:style-name="P4">
*#</text:p>
      <text:h text:style-name="P13" text:outline-level="4">
<text:span text:style-name="T4">
No discussion</text:span>
</text:h>
      <text:h text:style-name="P12" text:outline-level="3">
<text:span text:style-name="T4">
Roman holiday</text:span>
</text:h>
      <text:p text:style-name="P4">
In early April 2023, during the Resurrection holiday, a large number of tourists poured into Rome, a long -established cultural city in Italy. Coupled with the pilgrimage of the Catholic Holy See during Easter, some places in the center of Roman City were almost crowded to hard.</text:p>
      <text:p text:style-name="P4">
*#</text:p>
      <text:h text:style-name="P13" text:outline-level="4">
<text:span text:style-name="T4">
No discussion</text:span>
</text:h>
      <text:h text:style-name="P12" text:outline-level="3">
<text:span text:style-name="T4">
Santorini, Greece</text:span>
</text:h>
      <text:p text:style-name="P4">
The picturesque Santorini is overwhelmed again. The narrow alleys and winding stone roads on the island often squeeze. On the observation platform of the sunset, self -timer tourists rubbed their shoulders. The beauty is no longer.</text:p>
      <text:p text:style-name="P4">
*#</text:p>
      <text:h text:style-name="P13" text:outline-level="4">
<text:span text:style-name="T4">
No discussion</text:span>
</text:h>
      <text:h text:style-name="P12" text:outline-level="3">
<text:span text:style-name="T4">
London: Onlookers Coronation</text:span>
</text:h>
      <text:p text:style-name="P4">
The coronation ceremony of the British King Charles III was held on May 6. Merchants and citizens have begun preparations early, and tourists from all over the world have also continued to surge in this metropolis that restore vitality. Even a few days ago, some people camped on the tree -lined avenue in London, so as to be able to grab the onlookers in the front row.</text:p>
      <text:p text:style-name="P4">
*#</text:p>
      <text:h text:style-name="P13" text:outline-level="4">
<text:span text:style-name="T4">
No discussion</text:span>
</text:h>
      <text:h text:style-name="P12" text:outline-level="3">
<text:span text:style-name="T4">
Spanish heat wave</text:span>
</text:h>
      <text:p text:style-name="P4">
As one of the most favorite tourists in Europeans, Spain has ushered in a large number of tourists since last summer. Data from the National Hotel Industry Association show that before and after this year's resurrection holiday, the country's hotel reservation increases by 20%over last year, and the guest room occupancy rate of this summer may exceed 90%. The accommodation price is estimated to rise by 20%. Despite the heat in southern Spain in late April, the temperature approached 40 degrees Celsius, and the center of Sevilla (pictured) was still tourists.</text:p>
      <text:p text:style-name="P4">
*#</text:p>
      <text:h text:style-name="P13" text:outline-level="4">
<text:span text:style-name="T4">
No discussion</text:span>
</text:h>
      <text:h text:style-name="P12" text:outline-level="3">
<text:span text:style-name="T4">
Ticket price will not fall down</text:span>
</text:h>
      <text:p text:style-name="P4">
The tourism industry has recovered, while the ticket price of travel continues to rise. According to the German Automobile Club (ADAC) estimates, this summer, air tickets departing from Germany compared with the same period in 2022, the increase may be up to 46%. The fares of Hansha Airlines and Swiss Airlines even doubled compared to 2021. The reasons include inflation, the high price of aircraft fuel, the lack of aircraft and the number of staff.</text:p>
      <text:p text:style-name="P4">
*#</text:p>
      <text:h text:style-name="P13" text:outline-level="4">
<text:span text:style-name="T4">
No discussion</text:span>
</text:h>
      <text:h text:style-name="P12" text:outline-level="3">
<text:span text:style-name="T4">
Hansha: Sales and prices are soaring</text:span>
</text:h>
      <text:p text:style-name="P4">
Germany Hansha Airlines predicts that this summer will usher in a climax of passenger transport, and the company's marketing will reach a new high throughout the year. The Group's latest financial report shows that the number of passengers (including Swiss Airlines, Austrian Airlines, and European wings) of Hansha's routes in the first quarter of this year reached 22 million passengers, an increase of 70%over the same period last year, and sales increased by 40%. However, due to the influence of the epidemic in the past few years, especially in terms of freight, there is still a loss of 467 million euros in the first quarter.</text:p>
      <text:p text:style-name="P4">
*#</text:p>
      <text:h text:style-name="P13" text:outline-level="4">
<text:span text:style-name="T4">
No discussion</text:span>
</text:h>
      <text:h text:style-name="P12" text:outline-level="3">
<text:span text:style-name="T4">
Hotel, don't worry, no guests, no guests</text:span>
</text:h>
      <text:p text:style-name="P4">
In Europe's favorable travel destinations, accommodation prices have also risen. Many hotels and homestays turned new houses and facilities during the epidemic, and began to welcome guests with a new look last year. Data in the summer of 2022 show that the price of mid -to -high -end hotels in popular tourist destinations is particularly obvious. The price of Italian four -star hotels has increased by 44%, and Greece rose 47%.</text:p>
      <text:p text:style-name="P4">
*</text:p>
      <text:h text:style-name="P12" text:outline-level="3">
<text:span text:style-name="T4">
Germans also favor domestic travel</text:span>
</text:h>
      <text:p text:style-name="P4">
According to a questionnaire survey by the German Kil's vacation and Tourism Research Association (FUR), 70%of the Germans stated that they planned to travel this year, which was higher than last year (61%) and the previous year (49%). Continuing the trend during the epidemic, the seaside and the Alps in northern Germany are still popular options. The picture shows the beach of Rügen, Germany.</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h text:style-name="P12" text:outline-level="3">
<text:span text:style-name="T4">
Japanese and German Chinese tourists are not as expected</text:span>
</text:h>
      <text:p text:style-name="P4">
After China's restrictions on international tourism at the beginning of this year, global tourist attractions have been fist, and we look forward to <text:a xlink:type="simple" xlink:href="https://www.dw.com/zh/zh/中国游客重返欧洲购物人数减少大笔消费增加/a-65528947" text:style-name="Internet_20_link" text:visited-style-name="Visited_20_Internet_20_Link">
Chinese tourists can save the epidemic in 3 years of weak tourism and leisure industry</text:a>
Essence However, the tide of Chinese tourists in Europe, Japan and other countries has not been as expected.</text:p>
      <text:p text:style-name="P4">
Reuters quoted the data report released by the National Tourism Administration of Japan (JNTO) on May 17 that nearly 2 million business and leisure foreign tourists visited Japan in April and hit a new high, and 108,300 inbound tourists were from China, compared with 3 The monthly increased by 43%. However, compared with the same period in 2019, the number of people entering Japan has decreased by 33%. In 2019, a total of 9.5 million tourists visited Japan in China, accounting for one -third of all tourists in Japan.</text:p>
      <text:p text:style-name="P4">
Reuters said that the shortage of China -Japan international flights has reduced the trend of Chinese tourists to Japan. Asamichung, general manager of travel management company FCM JAPAN, said that international flights from China to Japan from March to April 2023 have increased by 11%, and it is expected to continue to increase in the future.</text:p>
      <text:p text:style-name="P4">
New Swan Fort is a must -visit German attraction (data photo) that many Chinese tourists must go</text:p>
      <text:p text:style-name="P4">
<text:a xlink:type="simple" xlink:href="https://www.dw.com/zh/zh/中国游客重返欧洲为何步履蹒跚/a-64606953" text:style-name="Internet_20_link" text:visited-style-name="Visited_20_Internet_20_Link">
The number of Chinese tourists visiting Germany is not as expected</text:a>
Essence New Swanbao is a German attraction that many Chinese tourists must go in the past. Before the epidemic, about 20%of the tour guide services provided by the attraction were explained in Mandarin. However, in February this year, the Bavarian Palace Management Department stated that only a few groups scattered a Mandarin tour.</text:p>
      <text:p text:style-name="P4">
Wolfgangarlt, general manager of the China Outbound Tourism Research Institute (COTRI), said that although China has relaxed restrictions related to the prevention and control of the epidemic, due to the high travel barrier, it is still unlikely that the tourist wave from China is unlikely to occur. Essence</text:p>
      <text:p text:style-name="P4">
Alde said that in addition to the factors of insufficient flights, it is difficult to obtain a visa. It is also one of the main causes of Chinese tourists to return to Europe. At that time, the Chinese epidemic was still rampant. Visa, and "sightseeing tourism" is not here.</text:p>
      <text:h text:style-name="P12" text:outline-level="3">
<text:span text:style-name="T4">
China Domestic Travel Fever</text:span>
</text:h>
      <text:p text:style-name="P4">
Compared with overseas tourism recovery, it is not as good as expected. Since China ’s relief of the clearing policy, the trend of domestic tourism recovery is very vigorous.</text:p>
      <text:p text:style-name="P4">
"Nikkei Asia" quotes data reports from the Ministry of Transportation of China, during the <text:a xlink:type="simple" xlink:href="https://www.dw.com/zh/zh/中国五一假期创旅游高峰-一票难求寸步难行/a-65470912" text:style-name="Internet_20_link" text:visited-style-name="Visited_20_Internet_20_Link">
May 1st Labor Day holiday</text:a>
About 270 million people in China borrowed domestic travel by car, railway, aircraft and waterway, an increase of 163%from the daily average number last year. %And 4.2%.</text:p>
      <text:p text:style-name="P4">
The picture shows the passengers returning to the home in January of Beijing West Railway Station after the clearing of the clearing in China</text:p>
      <text:p text:style-name="P4">
Data from online travel agency TRIP.com show that compared with 2019, the number of domestic flights in China increased by an average daily increase of 15%and an average fare increased by 39%. The volume of flight reservations is 50%higher than before the epidemic, which shows the popularity of domestic tourism in China.</text:p>
      <text:p text:style-name="P4">
Although these data have provided optimistic prospects for China's domestic tourism industry this year, analysts point out that even if the Labor Day is more than one day than in previous years, the average expenditure of passengers is still about 10%lower than in 2019.</text:p>
      <text:p text:style-name="P4">
FitchRating, a well -known US credit rating agency, may be related to factors such as a large number of low -income tourists, tourists, and rural areas that have occurred this year. In addition, the price of air tickets and hotels is much more expensive than 2019. The proportion of short -distance travel has increased with the cost of travel, which is also a major reason.</text:p>
      <text:p text:style-name="P4">
*#</text:p>
      <text:h text:style-name="P13" text:outline-level="4">
<text:span text:style-name="T4">
How to be a "qualified" tourist in Germany? Top ten notes in German tourism</text:span>
</text:h>
      <text:h text:style-name="P12" text:outline-level="3">
<text:span text:style-name="T4">
How to greet others correctly?</text:span>
</text:h>
      <text:p text:style-name="P4">
You have arrived in Germany and met new friends during your journey. It is best to stretch out your right hand and shake hands to greet him, and stare at each other's eyes. If you know each other, you can kiss gently on your left and right cheeks. Good friends usually embrace each other as a greeting. Well, the kind and polite greetings have been reached, so what about it next?</text:p>
      <text:p text:style-name="P4">
*#</text:p>
      <text:h text:style-name="P13" text:outline-level="4">
<text:span text:style-name="T4">
How to be a "qualified" tourist in Germany? Top ten notes in German tourism</text:span>
</text:h>
      <text:h text:style-name="P12" text:outline-level="3">
<text:span text:style-name="T4">
"You" or "You"?</text:span>
</text:h>
      <text:p text:style-name="P4">
In Germany, no matter how you meet or do not know each other, you can directly use "you" (du), but if your new friend is older, it is best to use what we do in the text now. To. In some areas, such as Berlin, people use "you" faster than other places. However, it is best to use "you" for insurance. If the other party is willing, they will tell you, "We can call you‘ you ’.</text:p>
      <text:p text:style-name="P4">
*#</text:p>
      <text:h text:style-name="P13" text:outline-level="4">
<text:span text:style-name="T4">
How to be a "qualified" tourist in Germany? Top ten notes in German tourism</text:span>
</text:h>
      <text:h text:style-name="P12" text:outline-level="3">
<text:span text:style-name="T4">
How to call?</text:span>
</text:h>
      <text:p text:style-name="P4">
You want to sightseeing first and then go out for dinner at night. You have an appointment with your new friends to have dinner, and then want to call to book a dining table. According to German practice, you first report your own name and surname. Then you can tell the other party's reason for calling (ordering position). After all this is over, the other party usually forgets your name at the beginning, so he will ask again.#</text:p>
      <text:h text:style-name="P13" text:outline-level="4">
<text:span text:style-name="T4">
How to be a "qualified" tourist in Germany? Top ten notes in German tourism</text:span>
</text:h>
      <text:h text:style-name="P12" text:outline-level="3">
<text:span text:style-name="T4">
Is the German conservation of the legend or real?</text:span>
</text:h>
      <text:p text:style-name="P4">
It is true that it is really important for many people. If you meet at about 19 o'clock, please arrive on time!Many people apologize even if they are late for five minutes. You'd better not drag for a long time before you arrived for the dining table, otherwise the table may be re -assigned. But there is an exception: German Railway (DB) often has significant delays -don't be surprised.</text:p>
      <text:p text:style-name="P4">
*#</text:p>
      <text:h text:style-name="P13" text:outline-level="4">
<text:span text:style-name="T4">
How to be a "qualified" tourist in Germany? Top ten notes in German tourism</text:span>
</text:h>
      <text:h text:style-name="P12" text:outline-level="3">
<text:span text:style-name="T4">
What are the etiquette of the dining table?</text:span>
</text:h>
      <text:p text:style-name="P4">
Want to use the right table etiquette to leave a good impression on the new friends? So before starting dining, let's say a sentence "Gutenappetit". Don't talk when there is food in your mouth, and don't put your elbows on the table. Put the napkin on your knees. If you can't finish the food in the plate, in a restaurant that is not too high, you can ask for packing the remaining food.</text:p>
      <text:p text:style-name="P4">
*#</text:p>
      <text:h text:style-name="P13" text:outline-level="4">
<text:span text:style-name="T4">
How to be a "qualified" tourist in Germany? Top ten notes in German tourism</text:span>
</text:h>
      <text:h text:style-name="P12" text:outline-level="3">
<text:span text:style-name="T4">
What do you need to pay attention to when drinking?</text:span>
</text:h>
      <text:p text:style-name="P4">
Food and food are naturally indispensable. Beer or red wine with meat, white wine with fish. Before drinking, touch the cup with each other and say "PROST) -raise the cup, and even touch the cup. At the same time, you must look at the other person's eyes. Because the saying goes, if you don't do this, there will be a seven -year bad sex life.</text:p>
      <text:p text:style-name="P4">
*#</text:p>
      <text:h text:style-name="P13" text:outline-level="4">
<text:span text:style-name="T4">
How to be a "qualified" tourist in Germany? Top ten notes in German tourism</text:span>
</text:h>
      <text:h text:style-name="P12" text:outline-level="3">
<text:span text:style-name="T4">
Who pays?</text:span>
</text:h>
      <text:p text:style-name="P4">
This is a question that makes the Germans confused sometimes. Under normal circumstances, friends will be paid separately; when dating, the more common situation is to pay by the man. Our suggestions are: wait a minute, and see how your German friends say (buy order). In Germany, about 10%tip.</text:p>
      <text:p text:style-name="P4">
*#</text:p>
      <text:h text:style-name="P13" text:outline-level="4">
<text:span text:style-name="T4">
How to be a "qualified" tourist in Germany? Top ten notes in German tourism</text:span>
</text:h>
      <text:h text:style-name="P12" text:outline-level="3">
<text:span text:style-name="T4">
Garbage classification is really so sacred for the Germans?</text:span>
</text:h>
      <text:p text:style-name="P4">
Yes, this is definitely like this!Germans will separate glass, plastic, domestic waste, paper, organic garbage and special garbage. There are usually only trash cans for all garbage on the street. You have garbage to throw it inside and don't throw garbage on the street. You can't finish eating food in the restaurant, but packaged away? Then you can slowly eat the packaged food on the bench in the park, and then throw the container and packaging bag into the trash.</text:p>
      <text:p text:style-name="P4">
*#</text:p>
      <text:h text:style-name="P13" text:outline-level="4">
<text:span text:style-name="T4">
How to be a "qualified" tourist in Germany? Top ten notes in German tourism</text:span>
</text:h>
      <text:h text:style-name="P12" text:outline-level="3">
<text:span text:style-name="T4">
road driving standards?</text:span>
</text:h>
      <text:p text:style-name="P4">
Your new friend will drive you to play with you. Then you can see the famous German highway. That's right, there are no speed limit in many places!If you drive yourself, please do not walk slowly on the left lane, it will annoy many overtime people.</text:p>
      <text:p text:style-name="P4">
*#</text:p>
      <text:h text:style-name="P13" text:outline-level="4">
<text:span text:style-name="T4">
How to be a "qualified" tourist in Germany? Top ten notes in German tourism</text:span>
</text:h>
      <text:h text:style-name="P12" text:outline-level="3">
<text:span text:style-name="T4">
What should I pay attention to on the beach?</text:span>
</text:h>
      <text:p text:style-name="P4">
When you come to the beach and find that the surrounding people are all naked, you don't have to run away immediately. This may be a area that indicates the "naked beach" ("fkk"-free body culture). Usually you only need to take a little more road, and you can reach a normal beach wearing a swimsuit. However, in the German sauna room, it is usually not wearing clothes. If you are not able to "follow the customs" from the beginning, your new friend will definitely open one eye and close one eye.</text:p>
      <text:p text:style-name="P4">
Author: Elisabeth yorck von wartenburg</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uters, "Nikkei Asia")</text:p>
      <text:p text:style-name="P4">
News Source: <text:a xlink:type="simple" xlink:href="https://www.dw.com/zh/中國國內旅遊熱-海外旅遊仍未達疫前水準/a-65788012" text:style-name="Internet_20_link" text:visited-style-name="Visited_20_Internet_20_Link">
https://www.dw.com/zh/中國國內旅遊熱-海外旅遊仍未達疫前水準/a-65788012?maca=chi-rss-chi-all-1127-rdf</text:a>
</text:p>
      <!--NEWS-->
      <text:h text:style-name="P10" text:outline-level="1">
<text:span text:style-name="T4">
How bad is the Chinese economy? China's stock market is now entering the bear market (Free Version)</text:span>
</text:h>
      <text:p text:style-name="P4">
Author: Weilun Soon</text:p>
      <text:p text:style-name="P4">
Publisher: 华尔街日报中文网</text:p>
      <text:p text:style-name="P4">
Published Time: 2023-06-01T02:55:00.000Z</text:p>
      <text:p text:style-name="P4">
Modified Time: 2023-06-01T02:55:00.000Z</text:p>
      <text:p text:style-name="P4">
Created Time: 2023-06-01T00:12:00.000Z</text:p>
      <text:p text:style-name="P4">
Description: A wave of quotes that appeared earlier this year were due to the economic rebound of investors betting on dynamic clearance. But this wave has not continued. The stagnation of China's economic recovery is one of the reasons for the cooling down of the stock market.</text:p>
      <text:p text:style-name="P4">
Images: []</text:p>
      <text:p text:style-name="P4">
Categories: ['金融市场', '股市']</text:p>
      <text:p text:style-name="P4">
Keywords: SYND,LINK:EN|WP-WSJ-0000934478</text:p>
      <text:p text:style-name="P4">
Type: Article</text:p>
      <!--METADATA-->
      <text:p text:style-name="P4">
The Chinese stock market returned to the bear market.</text:p>
      <text:p text:style-name="P4">
News Source: <text:a xlink:type="simple" xlink:href="https://cn.wsj.com/articles/%E4%B8%AD%E5%9B%BD%E7%BB%8F%E6%B5%8E%E6%9C%89%E5%A4%9A%E7%B3%9F%E7%B3%95-%E4%B8%AD%E5%9B%BD%E8%82%A1%E5%B8%82%E7%8E%B0%E5%B7%B2%E8%BF%9B%E5%85%A5%E7%86%8A%E5%B8%82-3a0e4c49" text:style-name="Internet_20_link" text:visited-style-name="Visited_20_Internet_20_Link">
https://cn.wsj.com/articles/%E4%B8%AD%E5%9B%BD%E7%BB%8F%E6%B5%8E%E6%9C%89%E5%A4%9A%E7%B3%9F%E7%B3%95-%E4%B8%AD%E5%9B%BD%E8%82%A1%E5%B8%82%E7%8E%B0%E5%B7%B2%E8%BF%9B%E5%85%A5%E7%86%8A%E5%B8%82-3a0e4c49</text:a>
</text:p>
      <!--NEWS-->
      <text:h text:style-name="P10" text:outline-level="1">
<text:span text:style-name="T4">
"Preparing for evacuation": Seoul error emergency evacuation alert caused the people's anger</text:span>
</text:h>
      <text:p text:style-name="P4">
Creator: CHOE SANG-HUN,VICTORIA KIM,JIN YU YOUNG</text:p>
      <text:p text:style-name="P4">
Publisher: https://www.facebook.com/nytimeschinese</text:p>
      <text:p text:style-name="P4">
Published Time: 2023-06-01T03:03:36+08:00</text:p>
      <text:p text:style-name="P4">
Description: After a Rockets in North Korea took off, Seoul mistakenly sent an emergency evacuation alert to the public, and then withdrew, and the mayor of Seoul publicly apologized. As the tension of the Korean Peninsula intensified, the incident made the public questioning the authorities' ability to deal with North Korean threats. Jung Yeon-JE/Agency France-Presse-Getty Images on Wednesday, people watched news reports using the data screen of North Korean leader Kim Jong-un at the Seoul Railway Station.</text:p>
      <text:p text:style-name="P4">
Images: ["<text:a xlink:type="simple" xlink:href="https://static01.nyt.com/images/2023/05/31/multimedia/31skorea-evacuation-kcmv/31skorea-evacuation-kcmv-master1050.jpg" text:style-name="Internet_20_link" text:visited-style-name="Visited_20_Internet_20_Link">
31skorea-evac...</text:a>
", "<text:a xlink:type="simple" xlink:href="https://static01.nyt.com/images/2023/05/31/multimedia/31skorea-evacuation-jwql/31skorea-evacuation-jwql-master1050.jpg" text:style-name="Internet_20_link" text:visited-style-name="Visited_20_Internet_20_Link">
31skorea-evac...</text:a>
"]</text:p>
      <text:p text:style-name="P4">
Category: 亚太</text:p>
      <text:p text:style-name="P4">
Type: Article</text:p>
      <!--METADATA-->
      <text:p text:style-name="P4">
<draw:frame draw:style-name="fr1" draw:name="Image109" text:anchor-type="as-char" svg:width="6.9236in" svg:height="4.556388in" draw:z-index="0">
<draw:image xlink:href="../Images/cnnytimes/2023-06-01T03-03-36-08-00/31skorea-evacuation-kcmv-master1050.jpg" xlink:type="simple" xlink:show="embed" xlink:actuate="onLoad" draw:mime-type="image/jpeg"/>
</draw:frame>
Seoul -emergency alert sounded at 6:32 in the morning. A few minutes later, the government alarm sounded on the mobile phones of Seoul citizens, urging residents to "prepare to evacuate", and children and old and weak are preferred.</text:p>
      <text:p text:style-name="P4">
In half an hour on Wednesday morning, as the news of North Korea's launch rocket spread, the city with a population of 10 million was chaotic and panic. Then a wave of news was sent: South Korea's Ministry of the Interior issued a notice saying that the earlier alarm was "misunderstanding."</text:p>
      <text:p text:style-name="P4">
Anxiety quickly became angry and annoyed.</text:p>
      <text:p text:style-name="P4">
"They really messed this time," said Seoul, who woke up in the alarm, Li Yan (sound).</text:p>
      <text:p text:style-name="P4">
The Koreans have become accustomed to frequent provocation of North Korea. However, their country's way of dealing with major military attacks on Wednesday made them feel disturbed. As the tension of the Korean Peninsula intensified, their government caused confusion when using the public alarm system.</text:p>
      <text:p text:style-name="P4">
The chaos began at 6:27 in the morning, and North Korea launched a rocket from the northwestern end of the peninsula. For a few days, North Korea has been declare to the world that it is preparing to launch a rocket and will carry a self -developed military spy satellite into the track, although this will violate a number of UN Security Council resolutions.</text:p>
      <text:p text:style-name="P4">
<draw:frame draw:style-name="fr1" draw:name="Image110" text:anchor-type="as-char" svg:width="6.9236in" svg:height="4.615733in" draw:z-index="0">
<draw:image xlink:href="../Images/cnnytimes/2023-06-01T03-03-36-08-00/31skorea-evacuation-jwql-master1050.jpg" xlink:type="simple" xlink:show="embed" xlink:actuate="onLoad" draw:mime-type="image/jpeg"/>
</draw:frame>
A photo released by the Ministry of National Defense of South Korea shows that on Wednesday, the South Korean military picked up an object considered from the Korean spy satellite. South korean defense ministry</text:p>
      <text:p text:style-name="P4">
The rocket preset trajectory data released by North Korea shows that it will fly south, fly over the Korean Peninsula and China, and the waters in the east of the Philippines.</text:p>
      <text:p text:style-name="P4">
North Korea's rockets rarely fly south. In 2016, a satellite <text:a xlink:type="simple" xlink:href="https://www.nytimes.com/2016/02/07/world/asia/north-korea-moves-up-rocket-launching-plan.html" text:style-name="Internet_20_link" text:visited-style-name="Visited_20_Internet_20_Link">
Korean Rocket</text:a>
When flying south, South Korea issued alarm to Baiyao Island near the northwest border of North Korea.</text:p>
      <text:p text:style-name="P4">
On Wednesday, when the Rockets were lifted two minutes, South Korea issued a similar alert to Bai Yimao Island, but officials were investigating why the same alarm was also sent to Seoul, although the Rockets would fly over hundreds of kilometers west of the city.</text:p>
      <text:p text:style-name="P4">
According to the Seoul Municipal Government, after the alarm of Bai Yan Island, the Ministry of the Interior asked the local government to decide whether to issue an alert. Officials from Seoul said they decided to issue alerts in the city to prevent it, even if they eventually withdrawn alarms. Mayor of Seoul <text:a xlink:type="simple" xlink:href="https://www.youtube.com/watch" text:style-name="Internet_20_link" text:visited-style-name="Visited_20_Internet_20_Link">
Public apology</text:a>
Essence</text:p>
      <text:p text:style-name="P4">
advertise</text:p>
      <text:p text:style-name="P4">
For Zheng Chengxi, 62, this confusing response made him annoyed. Zheng Chengxi said that she was hearing the mobile phone alert when preparing breakfast in the home in the center of Seoul, and then the loudspeaker broadcast. When she opened the window to listen carefully, she only heard that it was "real situation", not exercise.</text:p>
      <text:p text:style-name="P4">
"They should say what happened and where to go," Zheng Chengxi said. "Who would send such information to evacuate?" When she received a second alert saying that it was a false alarm, Zheng Chengxi said that she couldn't help cursing the authorities.</text:p>
      <text:p text:style-name="P4">
See the sign of the Seoul Metro Station as a shelter. LAM YIK Fei for the New York Times</text:p>
      <text:p text:style-name="P4">
"I blurted out," These lunatics -don't they have one thing, can they do it right? "She said. "The government should tell you,‘ There is such a situation now. ’I just said‘ evacuation ’without my head, who knows how to do it?”</text:p>
      <text:p text:style-name="P4">
Koreans are deeply doubtful about the government's ability to deal with major disasters. Yin Xiyue's government has been widely accused of failing to prevent or quickly cope with the death of nearly 160 people in Seoul in October in October.(https://cn.nytimes.com/asia-pacific/20221118/seoul-itaewon-crowd-crush/)Essence</text:p>
      <text:p text:style-name="P4">
Critics said that the response on Wednesday reflects the government's issues. The government has always advocated a strong stance on North Korea, but failed to ensure their safety to the public when the Nuclear nuclear threat is increasing.</text:p>
      <text:p text:style-name="P4">
"The Yin Xiyue government has a sense of crisis on the North Korean issue," said An Bingjin, a political scientist of Qingxi University in Seoul. "But in terms of letting the public accept this sense of crisis, there is no training. The chaos this morning fully reflects the new normal of the government's failure to understand and cope with North Korea."</text:p>
      <text:p text:style-name="P4">
Min Yungen, a college student in Seoul, is worried that if you issue an error many times, people may not be sensitive to the real emergencies. "I realize that we are not ready for the war," he said.</text:p>
      <text:p text:style-name="P4">
A photo of the North Korean Central News Agency showed that Kim Jong -un checked military reconnaissance satellites in North Korea earlier this month. Korean Central News Agency</text:p>
      <text:p text:style-name="P4">
Yin Xiyue's office condemned North Korea's rocket launch as "serious provocation", saying that this was a long -range missile test disguised as a satellite launch.</text:p>
      <text:p text:style-name="P4">
North Korea confirmed the failure and fell into western western western seas of the Korean Peninsula after a second -class rocket had a failure. The country vowed to be launched again. South Korea is salvaging the residual films to collect clues about North Korean rocket technology.</text:p>
      <text:p text:style-name="P4">
advertise</text:p>
      <text:p text:style-name="P4">
Li Bingzhe, a researcher at the Far East Research Institute of Qingnan University in Seoul, said that North Korea is upgrading its nuclear threat by launching rockets to the south and trying to send military spy satellites into the track.</text:p>
      <text:p text:style-name="P4">
"North Korea has shown that its missile ability is enough to reach the distance it wants, but what it lacks is the ability to accurately guide the missile to the goal," Li Bingzhe said. "Military spy satellites can help provide this ability to North Korea."</text:p>
      <text:p text:style-name="P4">
Although some people are dissatisfied with the South Korean government's response to this launch, some people have said that in this case, they would rather be cautiously. 45 -year -old Li Zaixi (Yin) said: "Doing this and then being criticized, it is better than being criticized than nothing."</text:p>
      <text:p text:style-name="P4">
Li Zaixi said that after seeing the alert, he also saw a news report that the content was that North Korea warned that he would launch space, and then he fell asleep again. "If you hear the explosion and roar of the building, it may be too late to go anywhere now," he shrugged.</text:p>
      <text:p text:style-name="P4">
South Korea regularly conducts civil defense exercises during the Cold War. The sirens whistled, and the amplifier urged people to take refuge in the basement of subway stations, underground parking lots and large buildings. There are no vehicles on the street.</text:p>
      <text:p text:style-name="P4">
The country now has thousands of underground urgent refuge.Earlier this month, Korean government officials were held in civil defense exercises held in Seoul. Jung Yeon-JE/Agency France-Presse-Getty Images</text:p>
      <text:p text:style-name="P4">
However, these exercises have become the distant memories of many Koreans, especially after Seoul began to diplomacy with North Korea under the leadership of Yin Xiyue's former Ventaurus. The last air strike exercise in South Korea was in 2017.</text:p>
      <text:p text:style-name="P4">
With the intensification of the tension in the region, Yin Xiyue's government has been slow to restore civil defense exercises. On May 16th, South Korea held the first national civil defense exercise in six years, but only civil servants and school children participated.</text:p>
      <text:p text:style-name="P4">
advertise</text:p>
      <text:p text:style-name="P4">
The 36 -year -old Zeng Yanchuan lived on the 18th floor of a apartment building in Seoul. He said he participated in the May exercise, but he believed that the risk of North Korea's attack was very far away. He soon thought that Wednesday's alarm was not a big deal.</text:p>
      <text:p text:style-name="P4">
"It feels not so serious," he said.</text:p>
      <text:p text:style-name="P4">
News Source: <text:a xlink:type="simple" xlink:href="https://cn.nytimes.com/asia-pacific/20230601/south-korea-alert/" text:style-name="Internet_20_link" text:visited-style-name="Visited_20_Internet_20_Link">
https://cn.nytimes.com/asia-pacific/20230601/south-korea-alert/</text:a>
</text:p>
      <!--NEWS-->
      <text:h text:style-name="P10" text:outline-level="1">
<text:span text:style-name="T4">
Camem's cracks caused 17 people to die with Washington's suspension of the army's suspension of participation in Gada negotiations</text:span>
</text:h>
      <text:p text:style-name="P4">
Author: 半岛电视台＋通讯社</text:p>
      <text:p text:style-name="P4">
Publisher: Al Jazeera</text:p>
      <text:p text:style-name="P4">
Published Time: 2023-06-01T03:30:12</text:p>
      <text:p text:style-name="P4">
Modified Time: 2023-06-01T03:30:12</text:p>
      <text:p text:style-name="P4">
Description: The Sudan Doctor Association announced that the "Meio" area (south of the capital "(south of the capital) was severely shot on Wednesday, causing 17 deaths and 106 injuries. At the same time, the White House regretted the suspension of the Sudan army to participate in the Kidda negotiations.</text:p>
      <text:p text:style-name="P4">
Images: ["<text:a xlink:type="simple" xlink:href="https://chinese.aljazeera.net/wp-content/uploads/2023/06/1-1685589994.jpg" text:style-name="Internet_20_link" text:visited-style-name="Visited_20_Internet_20_Link">
1-1685589994.jpg</text:a>
"]</text:p>
      <text:p text:style-name="P4">
Topics: ['军事', '政治', '新闻']</text:p>
      <text:p text:style-name="P4">
Keywords: ['军事', '政治', '新闻', '苏丹', '非洲']</text:p>
      <text:p text:style-name="P4">
Type: Article</text:p>
      <!--METADATA-->
      <text:p text:style-name="P4">
<draw:frame draw:style-name="fr1" draw:name="Image113" text:anchor-type="as-char" svg:width="6.9236in" svg:height="3.894525in" draw:z-index="0">
<draw:image xlink:href="../Images/Aljazeera Chinese/2023-06-01T03-30-12/1-1685589994.jpg" xlink:type="simple" xlink:show="embed" xlink:actuate="onLoad" draw:mime-type="image/jpeg"/>
</draw:frame>
What prompt the Sudan army and his commanders to suspend participation in Gada negotiations?</text:p>
      <text:p text:style-name="P4">
The Sudan Doctor Association announced that the "Meio" area (south of the capital "(south of the capital) was severely shot on Wednesday, causing 17 deaths and 106 injuries. At the same time, the White House regretted the suspension of the Sudan army to participate in the Kidda negotiations.</text:p>
      <text:p text:style-name="P4">
The Sudan Doctor Association (non -governmental organization) stated in a statement that medical staff at the Teaching Hospital of the Bashar Municipal Government, due to the large number of people and lack of medical staff, bears tremendous pressure in handling cases.</text:p>
      <text:p text:style-name="P4">
At the time of the development of the above situation, the Sudan army and the rapid support forces had violent conflicts again in many regions of Khamoum.</text:p>
      <text:p text:style-name="P4">
A reporter from the Peninsula reported that on Wednesday/Thursday night, the south of Ensuman exploded continuously, while the blocks in southern Khamoum saw the shelling and violent conflicts.</text:p>
      <text:h text:style-name="P13" text:outline-level="4">
<text:span text:style-name="T4">
Close the leading air</text:span>
</text:h>
      <text:p text:style-name="P4">
At the same time, Kagole International Airport issued a statement on its Facebook page that the Sudan Civil Aviation Administration will extend the closing time of the lead to June 15.</text:p>
      <text:p text:style-name="P4">
The statement also mentioned that after obtaining the permission of the competent authority, the target of the closure of the air did not include humanitarian assistance and evacuation flights.</text:p>
      <text:p text:style-name="P4">
Following the first extension of the first few extensions of May 13, April 30, and 22, the latest postponement was the fourth extension of the Sudan Aviation Administration. All these extensions did not include humanitarian flight and evacuation.</text:p>
      <text:p text:style-name="P4">
The latest extension is the fourth extension of the Sudan Aviation Administration. Previously, it was postponed on May 13th, April 30th and 22nd. included.</text:p>
      <text:p text:style-name="P4">
On April 15th, the army led by Abdul Fatak Bulhan and the rapid support forces led by Mohammed Hamdan Dagaglo (Hermeti) broke out in a large -scale conflict in many cities in Sudan, causing causing them Hundreds of people were injured, most of which were civilians.</text:p>
      <text:h text:style-name="P13" text:outline-level="4">
<text:span text:style-name="T4">
Jida talks pause</text:span>
</text:h>
      <text:p text:style-name="P4">
In the first reaction of the Sudan army's decision to suspend the Sudan army, the National Security Council's strategic communication coordinator John Cerby compared the decision to compare the decision, and called on the Sudan armed forces to seriously seize the opportunities.</text:p>
      <text:p text:style-name="P4">
John Cerbie pointed out that this decision affects humanitarian assistance to the Sudan capital Kagole and other regions. He also pointed out that people there are urgent need for food, water and drugs.</text:p>
      <text:p text:style-name="P4">
On Wednesday night, the Sudan army announced the suspension of participating in the Gada talks because the rapid support forces lacked the commitment of the execution agreement and continued to violate the agreement.</text:p>
      <text:p text:style-name="P4">
Agence France -Presse also quoted a Sudan government official (request anonymous) and reported that the army made this decision "because the rebels (fast support troops) failed to implement the regulations from the hospital and citizen's homes, and they continued Violation of the armistice agreement. "</text:p>
      <text:p text:style-name="P4">
On the other hand, a source of the fast support forces stated in a press statement that the army suspended participation in Gada negotiations in order to obstruct the Gada talks.</text:p>
      <text:p text:style-name="P4">
Sources accused the Sudan army of continuing to violate the humanitarian ceasefire agreement, launched attacks with airplanes and heavy artillery, and transferred the troops from various states to Khamsame, thereby hindering the negotiations.</text:p>
      <text:p text:style-name="P4">
On Monday evening, Saudi Arabia and the United States announced that the Sudan army and the rapid support forces reached an agreement to extend the ceasefire agreement signed by both parties for another 5 days.</text:p>
      <text:p text:style-name="P4">
On the occasion of this news, the 7 -day short -term ceasefire agreement announced between the military and the fast support forces, as well as humanitarian arrangements sponsored by Saudi Arabia and the United States.</text:p>
      <text:p text:style-name="P4">
The Gada talks began in early May and led to a declaration of commitment to protect civilians, and two short -term ceasefires that were repeatedly violated.</text:p>
      <text:h text:style-name="P13" text:outline-level="4">
<text:span text:style-name="T4">
Expansion mechanism meeting</text:span>
</text:h>
      <text:p text:style-name="P4">
The director of the African Union Office Mohammed Hassan Uld Labart told Peninsula TV that the expansion mechanism meeting held on Asia on Wednesday agreed to solve the new roadmap for Sudan crisis.</text:p>
      <text:p text:style-name="P4">
Ultra Labat added that the expanded mechanism emphasizes preventing external interference from Sudan affairs, promoting humanitarian assistance to the Sudan immediately through air, land and sea corridors, coordinating international procedures, and preventing any measures to reduce joint operations.</text:p>
      <text:p text:style-name="P4">
The enlarged African mechanism includes restoring political transitions that have been interrupted due to conflict.</text:p>
      <text:p text:style-name="P4">
News Source: <text:a xlink:type="simple" xlink:href="https://chinese.aljazeera.net/news/military/2023/6/1/%e5%96%80%e5%9c%9f%e7%a9%86%e7%82%ae%e5%87%bb%e8%87%b417%e4%ba%ba%e6%ad%bb%e4%ba%a1%e4%b8%8e%e5%8d%8e%e7%9b%9b%e9%a1%bf%e5%af%b9%e5%86%9b%e9%98%9f%e6%9a%82%e5%81%9c%e5%8f%82%e4%b8%8e%e5%90%89%e8%be%be" text:style-name="Internet_20_link" text:visited-style-name="Visited_20_Internet_20_Link">
https://chinese.aljazeera.net/news/military/2023/6/1/%e5%96%80%e5%9c%9f%e7%a9%86%e7%82%ae%e5%87%bb%e8%87%b417%e4%ba%ba%e6%ad%bb%e4%ba%a1%e4%b8%8e%e5%8d%8e%e7%9b%9b%e9%a1%bf%e5%af%b9%e5%86%9b%e9%98%9f%e6%9a%82%e5%81%9c%e5%8f%82%e4%b8%8e%e5%90%89%e8%be%be</text:a>
</text:p>
      <!--NEWS-->
      <text:h text:style-name="P10" text:outline-level="1">
<text:span text:style-name="T4">
U.S. oil is included in the international most important crude oil benchmark (Free Version)</text:span>
</text:h>
      <text:p text:style-name="P4">
Author: David Uberti / Bob Henderson / Joe Wallace</text:p>
      <text:p text:style-name="P4">
Publisher: 华尔街日报中文网</text:p>
      <text:p text:style-name="P4">
Published Time: 2023-06-01T03:45:00.000Z</text:p>
      <text:p text:style-name="P4">
Modified Time: 2023-06-01T03:45:00.000Z</text:p>
      <text:p text:style-name="P4">
Created Time: 2023-06-01T02:29:00.000Z</text:p>
      <text:p text:style-name="P4">
Description: Crude oil produced by Texas will be included in the Brent crude oil price computing system.</text:p>
      <text:p text:style-name="P4">
Images: []</text:p>
      <text:p text:style-name="P4">
Categories: ['金融市场']</text:p>
      <text:p text:style-name="P4">
Keywords: SYND</text:p>
      <text:p text:style-name="P4">
Type: Article</text:p>
      <!--METADATA-->
      <text:p text:style-name="P4">
For decades, the energy community has been paying attention to crude oil on the oil drilling platform of 100 miles of the northernmost island coast of Scotland to help determine international crude oil prices. And now all your eyes have shifted to Texas.</text:p>
      <text:p text:style-name="P4">
News Source: <text:a xlink:type="simple" xlink:href="https://cn.wsj.com/articles/%E7%BE%8E%E5%9B%BD%E7%9F%B3%E6%B2%B9%E8%A2%AB%E7%BA%B3%E5%85%A5%E5%9B%BD%E9%99%85%E6%9C%80%E9%87%8D%E8%A6%81%E5%8E%9F%E6%B2%B9%E5%9F%BA%E5%87%86-93bac3af" text:style-name="Internet_20_link" text:visited-style-name="Visited_20_Internet_20_Link">
https://cn.wsj.com/articles/%E7%BE%8E%E5%9B%BD%E7%9F%B3%E6%B2%B9%E8%A2%AB%E7%BA%B3%E5%85%A5%E5%9B%BD%E9%99%85%E6%9C%80%E9%87%8D%E8%A6%81%E5%8E%9F%E6%B2%B9%E5%9F%BA%E5%87%86-93bac3af</text:a>
</text:p>
      <!--NEWS-->
      <text:h text:style-name="P10" text:outline-level="1">
<text:span text:style-name="T4">
Morning event analysis every week: North Korean shoot</text:span>
</text:h>
      <text:p text:style-name="P4">
Authors: ['为FT中文网撰稿']</text:p>
      <text:p text:style-name="P4">
Publisher: 英国《金融时报》</text:p>
      <text:p text:style-name="P4">
Time: 2023-06-01T03:47:45+00:00</text:p>
      <text:p text:style-name="P4">
Published Time: 2023-05-31T12:00:99+08:00</text:p>
      <text:p text:style-name="P4">
Modified Time: 2023-05-31T23:39:99+08:00</text:p>
      <text:p text:style-name="P4">
Description: Cao Xin: North Korea's pretending to be qi and leisurely launched, the purpose is to create the atmosphere and cognition of legal nuclear support; however, it was discovered by the world in the action. In the final analysis, it was still unconfident in the issue of nuclear support.</text:p>
      <text:p text:style-name="P4">
Images: ["<text:a xlink:type="simple" xlink:href="https://thumbor.ftacademy.cn/unsafe/picture/5/000183045_piclink.jpg" text:style-name="Internet_20_link" text:visited-style-name="Visited_20_Internet_20_Link">
000183045_pic...</text:a>
"]</text:p>
      <text:p text:style-name="P4">
Themes: ['朝鲜', '关注']</text:p>
      <text:p text:style-name="P4">
Keywords: ['朝鲜', '朝鲜核问题', '中朝关系', '朝韩关系']</text:p>
      <text:p text:style-name="P4">
Type: Article</text:p>
      <!--METADATA-->
      <text:p text:style-name="P4">
<draw:frame draw:style-name="fr1" draw:name="Image114" text:anchor-type="as-char" svg:width="6.9236in" svg:height="4.617987in" draw:z-index="0">
<draw:image xlink:href="../Images/FT Chinese Free Version/2023-06-01T03-47-45-00-00/000183045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On May 31st, after premium propaganda, North Korea launched the first spy satellite in the history of the country at 6:30 local time, but eventually failed and fell into the western coast of the Western Korean Peninsula. After the launch failed, the North Korean Universe Development Bureau made a explanation of the launch failure and the future launch plan to launch failed to launch through the North Korean Society. At present, South Korea is salvaging some of the wreckage.</text:p>
      <text:p text:style-name="P4">
The significant manifestation of North Korea's launching spy satellite is: pretending to be qi and leisurely launch, the purpose is to create the atmosphere and cognition of its own legitimate nuclear support; The issue of nuclear is still unconfident.</text:p>
      <text:p text:style-name="P4">
<text:span text:style-name="T4">
 Several important information of shooting "satellite" </text:span>
 **</text:p>
      <text:p text:style-name="P4">
The first spy satellite in North Korea ’s launch of its national history has revealed several important information, including publicity, as well as strategies and diplomatic categories.</text:p>
      <text:p text:style-name="P4">
First of all, for the failure of the launch satellite, North Korea was released by the National Cosmic Development Bureau through the North Korean Central News Agency. It also explained a special situation from a technical perspective. The agency introduced: At first, the "Thousands of Malaysia -1" new satellite carrier rockets were flying normally. After the first stage of separation, the engine failed in the second stage and lost its advancement, resulting in falling in the West Sea of North Korea. The agency believes that the cause of the accident lies in the lack of reliability and stability on the new engine system on the "Thousands of Miles -1" satellite carrier rocket, and the fuel characteristics are unstable. According to reports, relevant scientific and technological personnel and experts are investigating the cause of the accident. After the specific serious disadvantages that occur when the launch satellite is arranged, relevant scientific and technological research measures will be taken as soon as possible. Two launch.</text:p>
      <text:p text:style-name="P4">
The above behavior seems frank and frank, but there is a basic fact that according to the UN Security Council's resolution, North Korea's launching ballistic rocket itself is illegal. Therefore, this time North Korea rarely gives a technical explanation to the launch failure, and said that it is necessary to continue to launch, that is, to create the atmosphere and cognition of the legal support for North Korea in the world, its techniques and motivations are not sophisticated. Moreover, repeated launch satellites itself is an effective publicity of the legalization of North Korea's nuclear nuclear.</text:p>
      <text:p text:style-name="P4">
But at the same time, North Korea was obviously lying in the time of the satellite launch. It turned out that the satellite launch time that North Korea publicly announced publicly was "within June", but later changed from May 31st to June 11th. Moreover, in order to prevent accidents during the satellite launch, maritime ships or planes. This time also notified the Japanese Maritime Security Agency in advance, but he did not announce it publicly.</text:p>
      <text:p text:style-name="P4">
This obvious flaw or a critical date of changes is not only a North Korean strategy, but also shows that North Korea is not confident in facing the external environment on the issue of launching ballistic rockets.</text:p>
      <text:p text:style-name="P4">
In addition, China's attitude is unavoidable due to the problem of the launch area near. South Korea's "Central Daily" revealed: North Korea's launch satellite itself is illegal, and AIAs of North Korea have expressed their favor. Because the launch area of the North Korean spy satellite is not far from China. If there is a problem of falling, it may affect China's maritime vessels or planes. Considering the current isolation of North Korea, North Korea may notify China privately, but because China does not agree with North Korea's development nuclear guidance, let alone the spy satellite launched this time, so North Korea finally notified the Japan Maritime Security Agency, Japan announced the ships and planes in the region.</text:p>
      <text:p text:style-name="P4">
In addition, given the geographical location of the lip and teeth of China and the Korean Peninsula, the sensitivity of North Korea's development of spy satellites to China is beyond doubt, and China's attitude will have great symbolic significance.</text:p>
      <text:p text:style-name="P4">
<text:span text:style-name="T4">
 North Korea Launch Certificate Certificate of Japan and South Korea Union is weak </text:span>
</text:p>
      <text:p text:style-name="P4">
From another perspective, the satellite launch of North Korea's failed satellite also explains that it is actually weak to deal with the North Korea alliance.</text:p>
      <text:p text:style-name="P4">
The domestic launch of spy satellites, Japan and South Korea were actually chaotic at the time.</text:p>
      <text:p text:style-name="P4">
According to the Yonhap News Agency: After the news of North Korea ’s launch spacecraft came out, the Seoul Municipal Government sent a text message at 6:41 am on May 31 that the Seoul region issued an air defense warning at 6:32 to remind citizens to be evacuated. As a result, the capital caused the capital The people are chaotic. At that time, the US media reported that: North Korea's satellite launch failed, and Seoul entered the "panic mode". Later, the Ministry of Administration of South Korea issued a correction message at 7:3 that the Seoul region issued a work error in the early warning department. Later, the Seoul Municipal Government sent a security reminder SMS at 7:25, saying that the SMS of the critical disaster was sent to the crisis disaster due to North Korea's shooting.</text:p>
      <text:p text:style-name="P4">
On the 31st, the Seoul Municipal Government clarified the chaos caused by a disaster prevention SMS message on the 31st that the early warning information issued by the Ministry of Administration's Ministry of Administration's Ministry of Administration's Relevant Notification of North Korea's launching spacecraft was issued. The mayor of Seoul City in the afternoon acknowledged that the city had an excessive response to North Korea's launch satellite, but there was no "misunderstanding."</text:p>
      <text:p text:style-name="P4">
The situation in Japan is similar. The Japanese government once informed the people that North Korea may launch missiles in the direction of Okinawa Prefecture. At about 6 am, alert to Okinawa Prefecture called on the people to go to the building or underground refuge; To Japan. However, the Japanese Maritime Security Agency also said that suspected North Korean missiles had fallen and called on ships to be vigilant.</text:p>
      <text:p text:style-name="P4">
The chaotic display of the above Japan and South Korea, in terms of the Nuclear Nuclear, there are problems with the domestic social mobilization and management of Japan and South Korea. It is mainly due to the limited ability to control the situation. Once the war, this ability will be Even more doubtful. The alliance that is currently approaching the two countries has not seen how it can be effective in the DPRK. After leaving the United States, Japan and South Korea obviously cannot deal with the North Korean crisis, which can be reflected from the second test spy satellite that North Korea will soon conduct.</text:p>
      <text:p text:style-name="P4">
_ (Note: The author is a policy researcher. This article only represents the author's personal point of view.</text:p>
      <text:p text:style-name="P4">
News Source: <text:a xlink:type="simple" xlink:href="http://www.ftchinese.com/story/001099825" text:style-name="Internet_20_link" text:visited-style-name="Visited_20_Internet_20_Link">
http://www.ftchinese.com/story/001099825</text:a>
</text:p>
      <!--NEWS-->
      <text:h text:style-name="P10" text:outline-level="1">
<text:span text:style-name="T4">
Why is European food prices so high</text:span>
</text:h>
      <text:p text:style-name="P4">
Creator: ESHE NELSON</text:p>
      <text:p text:style-name="P4">
Publisher: https://www.facebook.com/nytimeschinese</text:p>
      <text:p text:style-name="P4">
Published Time: 2023-06-01T04:12:49+08:00</text:p>
      <text:p text:style-name="P4">
Description: From Britain to the European Union, food prices are rising at a record speed. Continuous inflation is squeezed with low -income families, and it also plagues politicians. The rise in prices may bring pressure on high interest rates to the central banks of various countries, thereby curbing economic growth. By Rebecca Lieberman Source: British National Bureau of Statistics, the Italian Ministry of Industry and the German Federal Bureau of Statistics</text:p>
      <text:p text:style-name="P4">
Images: ["<text:a xlink:type="simple" xlink:href="https://static01.nyt.com/images/2023/05/31/multimedia/c01europe-foodinflation-01/c01europe-foodinflation-master1050.png" text:style-name="Internet_20_link" text:visited-style-name="Visited_20_Internet_20_Link">
c01europe-foo...</text:a>
", "<text:a xlink:type="simple" xlink:href="https://static01.nyt.com/images/2023/05/31/multimedia/c01europe-foodinflation-02/c01europe-foodinflation-02-master1050.png" text:style-name="Internet_20_link" text:visited-style-name="Visited_20_Internet_20_Link">
c01europe-foo...</text:a>
"]</text:p>
      <text:p text:style-name="P4">
Category: 国际</text:p>
      <text:p text:style-name="P4">
Type: Article</text:p>
      <!--METADATA-->
      <text:p text:style-name="P4">
<draw:frame draw:style-name="fr1" draw:name="Image115" text:anchor-type="as-char" svg:width="6.9236in" svg:height="2.881536in" draw:z-index="0">
<draw:image xlink:href="../Images/cnnytimes/2023-06-01T04-12-49-08-00/c01europe-foodinflation-master1050.png" xlink:type="simple" xlink:show="embed" xlink:actuate="onLoad" draw:mime-type="image/png"/>
</draw:frame>
<text:span text:style-name="T4">
 Why is the price of food in Europe so high? </text:span>
</text:p>
      <text:p text:style-name="P4">
The cost of agriculture and energy is declining, but for consumers, the prices of basic products are still high.</text:p>
      <text:p text:style-name="P4">
Slice white bread is the most basic staple food. In April, the average price of a British bread increased by 28%over the same period last year to £ 1.39 (about 12 yuan).</text:p>
      <text:p text:style-name="P4">
In Italy, noodles such as noodles are an indispensable part of daily diet, and the price rose nearly 17%compared to the previous year. In the EU's largest economy Germany, the price of cheese rose nearly 40%over a year ago, and the price of potatoes rose 14%.</text:p>
      <text:p text:style-name="P4">
Throughout the European Union, the average food consumption prices in April rose nearly 17%compared to the same period last year, which slowed down from the fastest growth rate in 25 years last month. The situation in Britain is worse than neighbor Western European countries: the price of food and non -alcoholic beverages has increased by 19%, which is the fastest year of food inflation in the past 45 years. In contrast, the annual inflation rate of US food is 7.7%.</text:p>
      <text:p text:style-name="P4">
<draw:frame draw:style-name="fr1" draw:name="Image116" text:anchor-type="as-char" svg:width="6.9236in" svg:height="5.195997in" draw:z-index="0">
<draw:image xlink:href="../Images/cnnytimes/2023-06-01T04-12-49-08-00/c01europe-foodinflation-02-master1050.png" xlink:type="simple" xlink:show="embed" xlink:actuate="onLoad" draw:mime-type="image/png"/>
</draw:frame>
Last year, the EU's major food prices rose. Data as of April 2023. Source: EU Statistics Bureau by Rebecca Lieberman</text:p>
      <text:p text:style-name="P4">
Continuous food inflation is squeezed by low -income families, and it also plagues European politicians. (The Italian government held a meeting this month and discussed <text:a xlink:type="simple" xlink:href="https://news.sky.com/story/italy-holds-summit-as-pasta-price-soars-12879115" text:style-name="Internet_20_link" text:visited-style-name="Visited_20_Internet_20_Link">
Steading prices of pasta</text:a>
The problem. .</text:p>
      <text:p text:style-name="P4">
At the same time, most of the past year, the main costs of producing foods, including fuel, wheat and other agricultural products, have been declining in the international market. Essence Considering the possibility of rising labor costs and the possibility of huge profits, food prices are unlikely to fall quickly. From a wider perspective, rising prices may also bring pressure on the central banks of various countries, which may suppress economic growth.</text:p>
      <text:p text:style-name="P4">
advertise</text:p>
      <text:p text:style-name="P4">
<text:span text:style-name="T4">
 What does it push up food prices? </text:span>
</text:p>
      <text:p text:style-name="P4">
The price of a bread includes not only the cost of key raw materials, but also the cost of processing, packaging, transportation, wages, storage and corporate increase in price increases.</text:p>
      <text:p text:style-name="P4">
The UN global grain product price index, such as wheat, meat, and vegetable oil, reached the peak in March 2022 after the invasion of Ukraine in Russia. Ukraine is one of the largest food producers. The war disrupted the food and oil production of the region, and had an impact on the world, which exacerbated the [Food Crisis] in some areas of East Africa and the Middle East.(https://www.nytimes.com/2023/01/02/us/politics/russia-ukraine-food-crisis.html)Essence</text:p>
      <text:p text:style-name="P4">
But the worst case is avoided, partly because of a agreement to export food from Ukraine. Since May last year, European wheat prices have fallen by about 40%. Global vegetable oil prices fell by about 50%. But there is still a long way to go: the Food price index of the United Nations April is 34%higher than the average level in 2019.</text:p>
      <text:p text:style-name="P4">
Source: United Nations Food and Agricultural Organization, EU Statistical Bureau by Karl Russell</text:p>
      <text:p text:style-name="P4">
In addition to the price of commodities, Europe has also experienced a sharp rise in the cost of food supply chain.</text:p>
      <text:p text:style-name="P4">
Energy prices soared because the war forced Europe to quickly use new supply to replace Russia's natural gas, which pushed the cost of food production, transportation and storage.</text:p>
      <text:p text:style-name="P4">
advertise</text:p>
      <text:p text:style-name="P4">
Although the price of wholesale energy has recently fallen, retailers warn that consumers need to see the benefits of price decline for a long time -it may be as long as one year -because the energy contract is signed a few months ago, and it was signed a few months ago. It is likely to reflect higher prices.</text:p>
      <text:p text:style-name="P4">
The European labor market is tight, the shortage of positions, and a low unemployment rate, which forced employers including food companies to increase wages to attract workers, and in turn, it has pushed up the cost of corporate costs including the food industry.</text:p>
      <text:p text:style-name="P4">
<text:span text:style-name="T4">
 Is the price remained high? </text:span>
</text:p>
      <text:p text:style-name="P4">
Consumers, trade unions, and some economists are increasingly doubting that to protect the profit margin above costs, companies may keep inflation at unnecessary highs. The European Central Bank stated that at the end of last year, <text:a xlink:type="simple" xlink:href="https://www.nytimes.com/2023/03/31/business/company-profit-inflation-europe.html" text:style-name="Internet_20_link" text:visited-style-name="Visited_20_Internet_20_Link">
corporate profits contributed to domestic inflation as much as greater increase in wages</text:a>
, But it does not show whether there is any industry's profits.</text:p>
      <text:p text:style-name="P4">
Economists from the German insurance company and asset management company Oedto estimate that 10%to 20%of food inflation in Europe can be attributed to huge profits. "We see that some of the rise in food prices can not be explained easily."</text:p>
      <text:p text:style-name="P4">
However, due to the lack of detailed data on the profit and supply chain of the corporate corporate, the economic views have disagreed.</text:p>
      <text:p text:style-name="P4">
advertise</text:p>
      <text:p text:style-name="P4">
Some economists and food retailers point their fingers to <text:a xlink:type="simple" xlink:href="https://www.nytimes.com/2023/04/28/business/food-inflation-prices.html" text:style-name="Internet_20_link" text:visited-style-name="Visited_20_Internet_20_Link">
Global Large Food Manufacturers</text:a>
, They maintain a two -digit profit margin while increasing the price. In April of this year, Swiss giant Nestlé said that the profit margin is expected to be the same as last year, about 17%. At the same time, the company reported that the price will be raised nearly 10%in the first quarter.</text:p>
      <text:p text:style-name="P4">
Sublan said that he had expected food inflation to decline, even if he considers the cost of transportation and the price from farm to shelves.</text:p>
      <text:p text:style-name="P4">
In the UK, some economists have given different explanations. Oxford Economic Research Institute Economist Michael Sanders said in a report to customers in May that "greedy inflation" was not the culprit in a report given to customers in May. He said that the main reason for inflation rises is the rise in energy and other commodities.</text:p>
      <text:p text:style-name="P4">
He said that in the past year, the total profit of British non -financial enterprises (excluding oil and natural gas industries) not only did not rise, but declined.</text:p>
      <text:p text:style-name="P4">
British competition regulatory agencies also said that it did not see evidence of competitive problems in the food freshness industry, but it is <text:a xlink:type="simple" xlink:href="https://www.gov.uk/government/news/cma-update-on-action-to-help-contain-cost-of-living-pressures" text:style-name="Internet_20_link" text:visited-style-name="Visited_20_Internet_20_Link">
strengthening the "survey of" living cost pressure "</text:a>
 。</text:p>
      <text:p text:style-name="P4">
advertise</text:p>
      <text:p text:style-name="P4">
Although the British <text:a xlink:type="simple" xlink:href="https://www.bbc.co.uk/news/business-65267367" text:style-name="Internet_20_link" text:visited-style-name="Visited_20_Internet_20_Link">
milk price reduction</text:a>
It is widely known, but in general, food prices are unlikely to decline recently.</text:p>
      <text:p text:style-name="P4">
Policy makers are paying close attention to the slowdown in price increase.</text:p>
      <text:p text:style-name="P4">
There are preliminary signs that the speed of food inflation -the annual price increases at double -digit -has reached its peak. In April, the EU's food increased for the first time in two years.</text:p>
      <text:p text:style-name="P4">
Source: By Karl Russell</text:p>
      <text:p text:style-name="P4">
But next, slowing may be gradually.</text:p>
      <text:p text:style-name="P4">
British Central Bank President Andrew Bailey <text:a xlink:type="simple" xlink:href="https://www.nytimes.com/2023/05/11/business/bank-of-england-interest-rates-uk.html" text:style-name="Internet_20_link" text:visited-style-name="Visited_20_Internet_20_Link">
This month said</text:a>
: "The time for food price in the entire system seems to be longer than we expect."</text:p>
      <text:p text:style-name="P4">
Throughout the European continent, some governments are intervention through the price of restricting basic foods, rather than waiting for economic debate about companies to make huge profits. In France, the government is promoting the "anti -inflation season" plan, asking food retailers to reduce the price of certain commodities by June. However, Treasury Secretary Bruno Lermel said this month that he hoped that food manufacturers would make more contributions to this effort and warn that if they refuse to return to the negotiating table, <text:a xlink:type="simple" xlink:href="https://www.reuters.com/markets/europe/france-could-tax-food-industry-over-high-prices-finance-minister-2023-05-11/" text:style-name="Internet_20_link" text:visited-style-name="Visited_20_Internet_20_Link">
may face tax punishment</text:a>
In this way, all the unfair profits obtained at the cost of sacrificing consumers are recovered.</text:p>
      <text:p text:style-name="P4">
advertise</text:p>
      <text:p text:style-name="P4">
These efforts may be helpful to some shoppers, but they cannot bring much comfort to Europeans. Food prices are unlikely to decline -may just slow down later this year.</text:p>
      <text:p text:style-name="P4">
News Source: <text:a xlink:type="simple" xlink:href="https://cn.nytimes.com/world/20230601/europe-food-prices-inflation/" text:style-name="Internet_20_link" text:visited-style-name="Visited_20_Internet_20_Link">
https://cn.nytimes.com/world/20230601/europe-food-prices-inflation/</text:a>
</text:p>
      <!--NEWS-->
      <text:h text:style-name="P10" text:outline-level="1">
<text:span text:style-name="T4">
China announced plans to realize the moving manned moon by 2030</text:span>
</text:h>
      <text:p text:style-name="P4">
Creator: 王月眉</text:p>
      <text:p text:style-name="P4">
Publisher: https://www.facebook.com/nytimeschinese</text:p>
      <text:p text:style-name="P4">
Published Time: 2023-06-01T04:14:53+08:00</text:p>
      <text:p text:style-name="P4">
Description: The manned lunar will become an important milestone for China and even the world space exploration, and it may also become a sign of China's major achievements in China and the United States. The Pentagon warned that China might surpass the United States in the space field by 2045. Hector Retamal/AGENCE FRANCE-PRESSE — Getty Images Satellite Launch Center in northwestern China shows the billboard of Chinese astronauts. On Monday, China stated that it plans to achieve the moonlin -manipulating moon by 2030.</text:p>
      <text:p text:style-name="P4">
Images: ["<text:a xlink:type="simple" xlink:href="https://static01.nyt.com/images/2023/05/29/multimedia/29china-moon-ktzg/29china-space-ktzg-master1050.jpg" text:style-name="Internet_20_link" text:visited-style-name="Visited_20_Internet_20_Link">
29china-space...</text:a>
"]</text:p>
      <text:p text:style-name="P4">
Category: 中国</text:p>
      <text:p text:style-name="P4">
Type: Article</text:p>
      <!--METADATA-->
      <text:p text:style-name="P4">
<draw:frame draw:style-name="fr1" draw:name="Image119" text:anchor-type="as-char" svg:width="6.9236in" svg:height="4.615733in" draw:z-index="0">
<draw:image xlink:href="../Images/cnnytimes/2023-06-01T04-14-53-08-00/29china-space-ktzg-master1050.jpg" xlink:type="simple" xlink:show="embed" xlink:actuate="onLoad" draw:mime-type="image/jpeg"/>
</draw:frame>
A government official announced on Monday that China plans to complete the manned moon landing mission by 2030, which is the highest level of the ambition of Chinese manned lunar moon.</text:p>
      <text:p text:style-name="P4">
Earlier, Chinese scientists recognized the moon landing goal in 2030 as a more unofficial identity; the chief designer of China ’s lunar exploration project once said <text:a xlink:type="simple" xlink:href="https://news.cgtn.com/news/2023-04-25/China-to-perform-crewed-lunar-landing-before-2030-Chief-designer-1jhGzYsnRg4/index.html" text:style-name="Internet_20_link" text:visited-style-name="Visited_20_Internet_20_Link">
last month</text:a>
Log in "No problem" in 2030.</text:p>
      <text:p text:style-name="P4">
Lin Xiqiang, deputy director of China Manned Aerospace Engineering Office, at the press conference on Monday <text:a xlink:type="simple" xlink:href="https://english.news.cn/20230529/3879383186fe488e8194ccc58c965f31/c.html" text:style-name="Internet_20_link" text:visited-style-name="Visited_20_Internet_20_Link">
Quote</text:a>
A sentence of Mao Zedong's poem: "You can take the moon for nine days."</text:p>
      <text:p text:style-name="P4">
Lin Xiqiang said that the moon landing plan has been launched in the "recent", but it has not provided specific details. The plan is part of China's widespread lunar exploration project. The project is also known as the Chang'e project. The name comes from the fairy who lives on the moon in Chinese mythology. He said the project will also seek short -term stay in the moon, collect samples and research.</text:p>
      <text:p text:style-name="P4">
advertise</text:p>
      <text:p text:style-name="P4">
The announcement on Monday is to introduce to China to go to China <text:a xlink:type="simple" xlink:href="https://cn.nytimes.com/china/20221214/china-space-moon-mars/" text:style-name="Internet_20_link" text:visited-style-name="Visited_20_Internet_20_Link">
New Space Station</text:a>
Three new astronauts <text:a xlink:type="simple" xlink:href="https://www.reuters.com/technology/china-will-launch-shenzhou-16-mission-chinese-space-station-may-30-2023-05-29/" text:style-name="Internet_20_link" text:visited-style-name="Visited_20_Internet_20_Link">
Press Conference</text:a>
Published, the space station was completed in <text:a xlink:type="simple" xlink:href="https://cn.nytimes.com/china/20221101/china-launch-space-station/" text:style-name="Internet_20_link" text:visited-style-name="Visited_20_Internet_20_Link">
Construction was completed by the end of last year</text:a>
Essence</text:p>
      <text:p text:style-name="P4">
The moving moon will become an important milestone in China and even the world space exploration: since the 1960s and the 1970s, the United States <text:a xlink:type="simple" xlink:href="https://www.nytimes.com/interactive/2019/07/18/science/apollo-11-moon-landing-photos-ul.html" text:style-name="Internet_20_link" text:visited-style-name="Visited_20_Internet_20_Link">
Apollo Plan</text:a>
Since then, no one has boarded the moon. This may marked major achievements in China in the fast -growing space competition with the United States. Xi Jinping, the top leader of China, once <text:a xlink:type="simple" xlink:href="https://cn.nytimes.com/china/20210517/china-mars-space/" text:style-name="Internet_20_link" text:visited-style-name="Visited_20_Internet_20_Link">
Represents</text:a>
China should become a "aerospace country."</text:p>
      <text:p text:style-name="P4">
NASA(NASA)It also announced a plan that will send humans to the moon again in 2025, and will be included in women and colored people for the first time. This is called <text:a xlink:type="simple" xlink:href="https://www.nytimes.com/interactive/2022/08/27/science/nasa-moon-artemis-launch.html" text:style-name="Internet_20_link" text:visited-style-name="Visited_20_Internet_20_Link">
Artemis Moon Lunar</text:a>
The project has faced delays. Both Beijing and Washington have set the goal of establishing research stations on the moon and sending humans on Mars.</text:p>
      <text:p text:style-name="P4">
Space has become another arena in the United States and China, reminiscent of the space competition between the United States and the Soviet Union during the Cold War. NASA Director Bill Nelson <text:a xlink:type="simple" xlink:href="https://www.politico.com/news/2023/01/01/we-better-watch-out-nasa-boss-sounds-alarm-on-chinese-moon-ambitions-00075803" text:style-name="Internet_20_link" text:visited-style-name="Visited_20_Internet_20_Link">
Zeng said</text:a>
The United States should "be vigilant" in an attempt to control the surface of the lunar and the Americans's rejection. A report from the Pentagon last year <text:a xlink:type="simple" xlink:href="https://www.defenseone.com/technology/2022/08/china-could-overtake-us-space-without-urgent-action-report/376261/" text:style-name="Internet_20_link" text:visited-style-name="Visited_20_Internet_20_Link">
Warning</text:a>
By 2045, China may surpass the United States in the space field.</text:p>
      <text:p text:style-name="P4">
China ’s space plans in recent years <text:a xlink:type="simple" xlink:href="https://www.nytimes.com/2022/12/12/science/china-space-chronology-timeline.html" text:style-name="Internet_20_link" text:visited-style-name="Visited_20_Internet_20_Link">
rapid development</text:a>
The space plan in the United States is often in trouble because of conflict priority matters and the government's replacement. China is the only country in the 21st century to successfully land on the moon, and in 2019 became the first <text:a xlink:type="simple" xlink:href="https://cn.nytimes.com/china/20190103/china-change-4-moon/" text:style-name="Internet_20_link" text:visited-style-name="Visited_20_Internet_20_Link">
on the back of the moon</text:a>
Country for landing detectors.</text:p>
      <text:p text:style-name="P4">
Although some people hope that China and the United States can still cooperate in space exploration in space exploration, the United States is still able to cooperate with the laws of funds for NASA for NASA with the clauses in the United States. China has stated that <text:a xlink:type="simple" xlink:href="https://cn.nytimes.com/world/20210617/china-russia-space/" text:style-name="Internet_20_link" text:visited-style-name="Visited_20_Internet_20_Link">
cooperation with Russia on space projects</text:a>
。</text:p>
      <text:p text:style-name="P4">
News Source: <text:a xlink:type="simple" xlink:href="https://cn.nytimes.com/china/20230530/china-space-moon-2030/" text:style-name="Internet_20_link" text:visited-style-name="Visited_20_Internet_20_Link">
https://cn.nytimes.com/china/20230530/china-space-moon-2030/</text:a>
</text:p>
      <!--NEWS-->
      <text:h text:style-name="P10" text:outline-level="1">
<text:span text:style-name="T4">
Good sex education starts from birth? Free Version</text:span>
</text:h>
      <text:p text:style-name="P4">
Authors: ['袁漪琳']</text:p>
      <text:p text:style-name="P4">
Publisher: 英国《金融时报》</text:p>
      <text:p text:style-name="P4">
Time: 2023-06-01T04:22:37+00:00</text:p>
      <text:p text:style-name="P4">
Published Time: 2023-05-30T12:00:99+08:00</text:p>
      <text:p text:style-name="P4">
Modified Time: 2023-05-31T07:19:99+08:00</text:p>
      <text:p text:style-name="P4">
Description: Mo Haichen believes that at the prescribed age, we must teach children's scientific and correct names of all organs all over the body, tell them that "the body is their own", implant the concept of physical rights, let them know how to protect themselves, and respect the boundaries of others.</text:p>
      <text:p text:style-name="P4">
Images: ["<text:a xlink:type="simple" xlink:href="https://thumbor.ftacademy.cn/unsafe/picture/6/000182986_piclink.jpg" text:style-name="Internet_20_link" text:visited-style-name="Visited_20_Internet_20_Link">
000182986_pic...</text:a>
"]</text:p>
      <text:p text:style-name="P4">
Themes: ['教育', '关注']</text:p>
      <text:p text:style-name="P4">
Keywords: ['教育', '性教育', '性别平等', '家庭教育', '青少年', '幼儿园']</text:p>
      <text:p text:style-name="P4">
Type: Article</text:p>
      <!--METADATA-->
      <text:p text:style-name="P4">
<draw:frame draw:style-name="fr1" draw:name="Image120" text:anchor-type="as-char" svg:width="6.9236in" svg:height="4.617987in" draw:z-index="0">
<draw:image xlink:href="../Images/FT Chinese Free Version/2023-06-01T04-22-37-00-00/000182986_piclink.jpg" xlink:type="simple" xlink:show="embed" xlink:actuate="onLoad" draw:mime-type="image/jpeg"/>
</draw:frame>
On Children's Day this year, FT Chinese website specially planned an exclusive interview with senior lecturer and supervisor Mo Haichen, an authority -type education, and dismantled all myths about children, adolescents and parent education. Mo Haichen participated in writing a series of books for multiple empowering education. At the same time, she is also a social worker, a member of the Chinese Society, an executive member of the Chinese White Ribbon Volunteer Network, and the co -founder of Shenzhen He Natural Psychological Counseling Co., Ltd. In the past media reports, Mo Haichen also appeared as the "leader" of "male Duban "-" Male Deban "is a practice of male participation in gender equality promoted by Dr. Fang Gang. In 2022, Mo Haichen participated in the "elimination of gender violence and promoting male participation" project funded by the UN Population Foundation. How to make children receive better sex education? What is the connection between men's participation and promotion of sex education? When the water level of social concepts has begun to accept and pay attention to sex education, in the face of the teaching and learning of different groups, what are the difficulties that need to be used to overcome them? Mo Haichen believes, "It may be difficult for us to change the soil of society, but on the soil of the family, parents can make efforts."</text:p>
      <text:p text:style-name="P4">
(For interview video, see the website video column, and FT noon network WeChat video number)</text:p>
      <text:p text:style-name="P4">
<text:a xlink:type="simple" xlink:href="https://www.ftchinese.com/video/4110" text:style-name="Internet_20_link" text:visited-style-name="Visited_20_Internet_20_Link">
How to allow children to receive better sex education at different ages? </text:a>
</text:p>
      <text:p text:style-name="P4">
News Source: <text:a xlink:type="simple" xlink:href="http://www.ftchinese.com/story/001099821" text:style-name="Internet_20_link" text:visited-style-name="Visited_20_Internet_20_Link">
http://www.ftchinese.com/story/001099821</text:a>
</text:p>
      <!--NEWS-->
      <text:h text:style-name="P10" text:outline-level="1">
<text:span text:style-name="T4">
The US House of Representatives passed the debt limit bill to the Senate to vote</text:span>
</text:h>
      <text:p text:style-name="P4">
Author: None (Language: zh)</text:p>
      <text:p text:style-name="P4">
Publisher: None</text:p>
      <text:p text:style-name="P4">
Time: 2023-06-01T04:23:00Z</text:p>
      <text:p text:style-name="P4">
Description: On Wednesday (May 31), the US House of Representatives reached an agreement on the debt upper limit of Biden with McCarthy, which is expected to avoid the federal government's catastrophic debt crisis in early June.</text:p>
      <text:p text:style-name="P4">
Videos: []</text:p>
      <text:p text:style-name="P4">
Images: []</text:p>
      <text:p text:style-name="P4">
Subject: 经济纵横</text:p>
      <text:p text:style-name="P4">
Subjects: ['奥巴马', '美国', '德中关系']</text:p>
      <text:p text:style-name="P4">
Keywords: ['美国', '拜登', '麦卡锡', '美债', '经济']</text:p>
      <text:p text:style-name="P4">
Id: 65760918</text:p>
      <!--METADATA-->
      <text:p text:style-name="P4">
<text:a xlink:type="simple" xlink:href="https://www.dw.com/zh/overlay/image/article/65760918/65755966" text:style-name="Internet_20_link" text:visited-style-name="Visited_20_Internet_20_Link">
 </text:a>
The U.S. House of Representatives passed the debt limit bill on the 31st. The picture shows the US Congress information.</text:p>
      <text:p text:style-name="P4">
(Voice of Germany Chinese) The US House of Representatives passed the debt limit bill on Wednesday (May 31), and temporarily canceled the borrowing of the federal government in the next two years. Although there are still differences, most members of the Democratic and Republican parties finally support this bill, and the next step will be submitted to the Senate to vote.</text:p>
      <text:p text:style-name="P4">
The House of Representatives led by Republican Party submits this bill to the Senate with 314 votes in favor and 117 votes against the voting; , So as not to pay the bill without money.</text:p>
      <text:p text:style-name="P4">
Biden said after the voting of the House of Representatives that the agreement was good news to the American people and the economy, and said that he would urge the Senate to pass the case as soon as possible so that he signed it as a law.</text:p>
      <text:p text:style-name="P4">
This measure is a compromise reached by Bayeng and the Speaker of the House Kevinmccarthy last weekend, which was opposed by 71 hard -line Republicans. This degree of opposition is usually enough to prevent legislation, but with the support of 165 Democrats and 149 Republicans, the bill is passed.</text:p>
      <text:p text:style-name="P4">
McCarthy, the president of the US Council, reached an agreement with President Biden on the debt limit.</text:p>
      <text:p text:style-name="P4">
Republicans of hardliners have hoped to further reduce expenses and make stricter reforms. Chiproy, member of the Freedom Caucus, said that the bill at best allows the United States to get "a vulnerability and gimmick and a 2 -year expenditure freezing."</text:p>
      <text:p text:style-name="P4">
There is a progressive group of advanced senators involved in the Democratic Party. In addition, additional work requirements: "For my conscience, I cannot vote for supporting the debt limit agreement."</text:p>
      <text:p text:style-name="P4">
The leaders of the Senate's two parties expressed their hope to pass the legislation before this week. However, there may be variables in voting. Some Republicans stated that they would vote for the amendment of the bill and slow down the bill process by procedure. Debate and voting may continue until weekend, which may complicate things.</text:p>
      <text:p text:style-name="P4">
If the Senate passes any amendment, it must be sent back to the House of Representatives to vote. Chuckschume, a major party leader and Democrat, seemed to exclude this possibility on the 31st: "We cannot return anything back to the House of Representatives, that's it that simple. We must <text:a xlink:type="simple" xlink:href="https://www.dw.com/zh/zh/美債危機攪局-拜登印太布局腳步大亂/a-65688655" text:style-name="Internet_20_link" text:visited-style-name="Visited_20_Internet_20_Link">
avoid breach of contract</text:a>
Essence "</text:p>
      <text:h text:style-name="P12" text:outline-level="3">
<text:span text:style-name="T4">
The negotiation of Biden and McCarthy</text:span>
</text:h>
      <text:p text:style-name="P4">
After several weeks of difficult consultations and negotiations, Biden and McCarthy reached an agreement on US debt limits last weekend. Bayeng told the media in the White House on Sunday (28th), "This is a very important step forward." "The threat of the disaster breach of breach no longer exists, protecting the historic economic recovery that we get difficult to get. "And urged the two hospitals to pass the agreement.</text:p>
      <text:p text:style-name="P4">
Biden and McCarthy made a call on the 27th and finally reached an agreement. The content included: principle agreed to increase the limit of US debt for 2 years, but during this period of time, restrictions and reduced government's non -national defense expenditure, recovered new crown epidemic expenses wait.</text:p>
      <text:p text:style-name="P4">
After a 90 -minute call, McCarthy wrote in Twitter: "I just had a phone call with the president not long ago. After he wasted time and refused to negotiate for several months, we had reached a worthy of Principles. "In an interview with the media, McCarthy described that the bill" historically reduced expenses and major reforms, which would allow people to get rid of poverty, enter the labor market, and control the government's excessive expansion. "</text:p>
      <text:p text:style-name="P4">
Biden said in Twitter that the agreement represents some kind of compromise, "not everyone can get what they want," but he still keeps the key priority of the Democratic parties.</text:p>
      <text:p text:style-name="P4">
The temporary agreement reached by Biden and McCarthy can be smoothly in <text:a xlink:type="simple" xlink:href="https://www.dw.com/zh/zh/美国债务违约期限延长至6月5日/a-65752174" text:style-name="Internet_20_link" text:visited-style-name="Visited_20_Internet_20_Link">
the final period of the default on June 5</text:a>
Before the successful breakthrough, it is expected to avoid <text:a xlink:type="simple" xlink:href="https://www.dw.com/zh/zh/美国债务上限如何影响全球经济/a-65661380" text:style-name="Internet_20_link" text:visited-style-name="Visited_20_Internet_20_Link">
US credit rating is downgraded, possible economic recession, and the employment loss of millions of people</text:a>
Essence</text:p>
      <text:p text:style-name="P4">
In this regard, Biden and McCarthy are both optimistic and believe that they can obtain the full support of the gentle faction between the two parties. However, the agreement still triggers the attack on the hardliners Republican and the progressive Democrats.</text:p>
      <text:p text:style-name="P4">
The Republican Party has always strived to maintain the budget expenditure in 2024. At the same time, it is required to apply restrictions in 2025 to exchange for a 2 -year debt limit to avoid unstable political issues affect the 2024 presidential election. On the other hand, the Democrats insist on It should increase the upper limit of the US debt without any additional conditions.</text:p>
      <text:h text:style-name="P12" text:outline-level="3">
<text:span text:style-name="T4">
What is the upper limit of the US debt?</text:span>
</text:h>
      <text:p text:style-name="P4">
The U.S. Congress introduced the debt limit system for the first time in 1917 to regulate the national debt amount that the US Finance could bear. This measure means that the government no longer needs Congress to approve the issuance of each debt.</text:p>
      <text:p text:style-name="P4">
The public debt bill was passed in 1939 and 1941. Over the past 70 years, the upper limit of debt has been increased by 78 times, including 2011, when the United States failed to reach an agreement on the new upper limit at that time, the S &amp; P lowered US sovereign credit rating and triggered an increase in loan costs.</text:p>
      <text:p text:style-name="P4">
<text:a xlink:type="simple" xlink:href="https://www.dw.com/zh/zh/中国去年持美债呈12年来最低/a-64745260" text:style-name="Internet_20_link" text:visited-style-name="Visited_20_Internet_20_Link">
In January of this year, US debt has reached a debt upper limit of 31.4 trillion dollars</text:a>
However, the US Treasury Department has taken very measure to allow it to continue to provide funds for government activities.</text:p>
      <text:p text:style-name="P4">
Although the US federal government has not yet defaulted to the U.S. federal government, if it does not increase the upper limit of the debt, it will exceed June 5th, the last period of the default. The salary, social security payment, and medical subsidies such as veterans such as veterans and disadvantaged Americans will also be put on hold.</text:p>
      <text:p text:style-name="P4">
U.S. President Biden and the Speaker of the House of Representatives McCarthy at the White House on the 22nd.</text:p>
      <text:p text:style-name="P4">
(Comprehensive report)</text:p>
      <text:p text:style-name="P4">
News Source: <text:a xlink:type="simple" xlink:href="https://www.dw.com/zh/美眾院通過債務上限法案-送交參院表決/a-65760918" text:style-name="Internet_20_link" text:visited-style-name="Visited_20_Internet_20_Link">
https://www.dw.com/zh/美眾院通過債務上限法案-送交參院表決/a-65760918?maca=chi-rss-chi-all-1127-rdf</text:a>
</text:p>
      <!--NEWS-->
      <text:h text:style-name="P10" text:outline-level="1">
<text:span text:style-name="T4">
New crown vaccine stocks may have been overexposed, and new business opportunities are worth looking forward to</text:span>
</text:h>
      <text:p text:style-name="P4">
Author: David Wainer</text:p>
      <text:p text:style-name="P4">
Publisher: 华尔街日报中文网</text:p>
      <text:p text:style-name="P4">
Published Time: 2023-06-01T04:25:00.000Z</text:p>
      <text:p text:style-name="P4">
Modified Time: 2023-06-01T04:25:00.000Z</text:p>
      <text:p text:style-name="P4">
Created Time: 2023-06-01T03:10:00.000Z</text:p>
      <text:p text:style-name="P4">
Description: Vaccine fatigue does exist, but with the emergence of new business opportunities, at least some people may continue to vaccinate strengthening needles every year, and investors are too dropped to vaccine manufacturers.</text:p>
      <text:p text:style-name="P4">
Images: []</text:p>
      <text:p text:style-name="P4">
Categories: ['金融市场', '股闻天下']</text:p>
      <text:p text:style-name="P4">
Keywords: SYND,LINK:EN|WP-WSJ-0000933653</text:p>
      <text:p text:style-name="P4">
Type: Article</text:p>
      <!--METADATA-->
      <text:p text:style-name="P4">
Is it intended to take an enhanced needle in this fall? If your answer is no, you are not the only one, which is a bad news for vaccine producers.</text:p>
      <text:p text:style-name="P4">
News Source: <text:a xlink:type="simple" xlink:href="https://cn.wsj.com/articles/%E6%96%B0%E5%86%A0%E7%96%AB%E8%8B%97%E7%B1%BB%E8%82%A1%E6%88%96%E5%B7%B2%E8%A2%AB%E8%BF%87%E5%BA%A6%E7%9C%8B%E8%B7%8C-%E6%96%B0%E4%B8%9A%E5%8A%A1%E6%9C%BA%E4%BC%9A%E5%80%BC%E5%BE%97%E6%9C%9F%E5%BE%85-2d043be4" text:style-name="Internet_20_link" text:visited-style-name="Visited_20_Internet_20_Link">
https://cn.wsj.com/articles/%E6%96%B0%E5%86%A0%E7%96%AB%E8%8B%97%E7%B1%BB%E8%82%A1%E6%88%96%E5%B7%B2%E8%A2%AB%E8%BF%87%E5%BA%A6%E7%9C%8B%E8%B7%8C-%E6%96%B0%E4%B8%9A%E5%8A%A1%E6%9C%BA%E4%BC%9A%E5%80%BC%E5%BE%97%E6%9C%9F%E5%BE%85-2d043be4</text:a>
</text:p>
      <!--NEWS-->
      <text:h text:style-name="P10" text:outline-level="1">
<text:span text:style-name="T4">
France's inflation rate has decreased, and the euro area is expected to end interest rates soon (Free Version)</text:span>
</text:h>
      <text:p text:style-name="P4">
Authors: ['马丁•阿诺德']</text:p>
      <text:p text:style-name="P4">
Publisher: 英国《金融时报》</text:p>
      <text:p text:style-name="P4">
Time: 2023-06-01T04:38:45+00:00</text:p>
      <text:p text:style-name="P4">
Published Time: 2023-05-31T12:00:99+08:00</text:p>
      <text:p text:style-name="P4">
Modified Time: 2023-05-31T19:06:99+08:00</text:p>
      <text:p text:style-name="P4">
Description: The inflation rate in France fell to 6%, and the price pressure in Spain and some areas in Germany also relieved, but signs showed that other member states in the euro area were facing stubborn inflation pressure.</text:p>
      <text:p text:style-name="P4">
Images: ["<text:a xlink:type="simple" xlink:href="https://thumbor.ftacademy.cn/unsafe/picture/3/000182673_piclink.jpg" text:style-name="Internet_20_link" text:visited-style-name="Visited_20_Internet_20_Link">
000182673_pic...</text:a>
"]</text:p>
      <text:p text:style-name="P4">
Themes: ['货币政策', '关注']</text:p>
      <text:p text:style-name="P4">
Keywords: ['货币政策', '欧洲央行', '欧元区经济', '法国经济', '德国经济', '欧元区通胀', '欧洲经济', '欧盟经济', '汤森路透']</text:p>
      <text:p text:style-name="P4">
Type: Article</text:p>
      <!--METADATA-->
      <text:p text:style-name="P4">
<draw:frame draw:style-name="fr1" draw:name="Image124" text:anchor-type="as-char" svg:width="6.9236in" svg:height="3.901286in" draw:z-index="0">
<draw:image xlink:href="../Images/FT Chinese Free Version/2023-06-01T04-38-45-00-00/000182673_piclink.jpg" xlink:type="simple" xlink:show="embed" xlink:actuate="onLoad" draw:mime-type="image/jpeg"/>
</draw:frame>
France's annual inflation rate has dropped to 6%, which is the lowest level in the past year. This has boosted a hope of people, that is, the rapid relief of the price pressure in the euro zone will allow monetary policy makers to stop raising interest rates soon.</text:p>
      <text:p text:style-name="P4">
France's inflation rate decreased in May, and the inflation rate in some parts of Germany declined. The price increase in Spain has fallen to nearly two years, and the decline exceeded expectations.(ECB)May stop hike expectations in July.</text:p>
      <text:p text:style-name="P4">
News Source: <text:a xlink:type="simple" xlink:href="http://www.ftchinese.com/story/001099823" text:style-name="Internet_20_link" text:visited-style-name="Visited_20_Internet_20_Link">
http://www.ftchinese.com/story/001099823</text:a>
</text:p>
      <!--NEWS-->
      <text:h text:style-name="P10" text:outline-level="1">
<text:span text:style-name="T4">
The Fed is preparing to keep the soldiers in June, but it will still raise interest rates later (Free Version)</text:span>
</text:h>
      <text:p text:style-name="P4">
Author: Nick Timiraos</text:p>
      <text:p text:style-name="P4">
Publisher: 华尔街日报中文网</text:p>
      <text:p text:style-name="P4">
Published Time: 2023-06-01T04:50:00.000Z</text:p>
      <text:p text:style-name="P4">
Modified Time: 2023-06-01T04:50:00.000Z</text:p>
      <text:p text:style-name="P4">
Created Time: 2023-05-31T22:45:00.000Z</text:p>
      <text:p text:style-name="P4">
Description: Fed officials suggest that they are increasingly likely to maintain interest rates at the June meeting, and then prepare to raise interest rates again later this summer.</text:p>
      <text:p text:style-name="P4">
Images: []</text:p>
      <text:p text:style-name="P4">
Categories: ['经济', '美联储']</text:p>
      <text:p text:style-name="P4">
Keywords: SYND,LINK:EN|WP-WSJ-0000936901</text:p>
      <text:p text:style-name="P4">
Type: Article</text:p>
      <!--METADATA-->
      <text:p text:style-name="P4">
Officials of the Federal Reserve (referred to as the Federal Reserve) hinted that they are increasingly likely to maintain interest rates at the June meeting, and then prepare to raise interest rates again at the later summer.</text:p>
      <text:p text:style-name="P4">
News Source: <text:a xlink:type="simple" xlink:href="https://cn.wsj.com/articles/%E7%BE%8E%E8%81%94%E5%82%A8%E8%AE%A1%E5%88%926%E6%9C%88%E6%9A%82%E5%81%9C%E5%8A%A0%E6%81%AF-%E4%BD%86%E5%8A%A0%E6%81%AF%E5%91%A8%E6%9C%9F%E5%B0%9A%E6%9C%AA%E7%BB%93%E6%9D%9F-b151c2ac" text:style-name="Internet_20_link" text:visited-style-name="Visited_20_Internet_20_Link">
https://cn.wsj.com/articles/%E7%BE%8E%E8%81%94%E5%82%A8%E8%AE%A1%E5%88%926%E6%9C%88%E6%9A%82%E5%81%9C%E5%8A%A0%E6%81%AF-%E4%BD%86%E5%8A%A0%E6%81%AF%E5%91%A8%E6%9C%9F%E5%B0%9A%E6%9C%AA%E7%BB%93%E6%9D%9F-b151c2ac</text:a>
</text:p>
      <!--NEWS-->
      <text:h text:style-name="P10" text:outline-level="1">
<text:span text:style-name="T4">
Retired New York police involved in China's fox hunting operation in the United States to trial</text:span>
</text:h>
      <text:p text:style-name="P4">
Publisher: 法新社</text:p>
      <text:p text:style-name="P4">
Published Time: 2023-06-01T05:02:06+00:00</text:p>
      <text:p text:style-name="P4">
Modified Time: 2023-06-01T04:50:02+00:00</text:p>
      <text:p text:style-name="P4">
Description: (Agence France -Presse, New York, 31st) Retired Police officer McMamong, USA, and two Chinese men to assist the Chinese government for harassing, intimidating and coercion people and others of overseas objections due to the "fox hunting action", trying to force them to repatriate, The case was for the first time in the United States for the first time in the United Stat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5" text:anchor-type="as-char" svg:width="6.9236in" svg:height="3.617581in" draw:z-index="0">
<draw:image xlink:href="../Images/rficn/2023-06-01T05-02-06-00-00/000000.png" xlink:type="simple" xlink:show="embed" xlink:actuate="onLoad" draw:mime-type="image/png"/>
</draw:frame>
According to the official Chinese statement, the target person who was forced or remembered was a Chinese citizen wanted by the Chinese judicial system for suspected corruption.</text:p>
      <text:p text:style-name="P4">
Three defendants in Brooklyn were charged with coercion for US residents to return to China, and these American residents were wanted by China for crimes.</text:p>
      <text:p text:style-name="P4">
The three defendants were Michael McMahon, a retired New York police. He is currently a private detective, and the other two are Zhu Yong (transliterated) from Queen's District, New York City, and Zheng Congying (Zheng, a Brooklyn, Congying, transliteration), they were prosecuted in 2020.</text:p>
      <text:p text:style-name="P4">
The three defendants were charged with illegal Chinese agents and four charges of cross -state tracking.</text:p>
      <text:p text:style-name="P4">
In recent years, the U.S. government has been investigated with prison and harassment of Chinese people living in the United States in recent years. Several Chinese citizens have been sued so far.</text:p>
      <text:p text:style-name="P4">
Beijing defended this action, saying that this was part of the anti -corruption movement, and stated that Chinese law enforcement agencies followed international law abroad.</text:p>
      <text:p text:style-name="P4">
The trial is estimated to last for 2 to 3 weeks, starting the trial debate today.</text:p>
      <text:p text:style-name="P4">
The U.S. Department of Justice alleged that McMamong hired to investigate and observe the victims.</text:p>
      <text:p text:style-name="P4">
The rights protection organization headquartered in Spain quoted government data report last January last January. Since 2014, it is estimated that nearly 10,000 Chinese citizens worldwide have been forcibly repatriated.</text:p>
      <text:p text:style-name="P4">
According to the "Protection Guardian" report, through the two plans of "Fox Hunting" and "Skynet Action", these target people will return to China in violation of their wishes under pressure. These non -judicial means include kidnapping, harassment and coercion. (Translator: Xu Ruicheng/Draft: Chen Yuting)</text:p>
      <text:p text:style-name="P4">
News Source: <text:a xlink:type="simple" xlink:href="https://www.rfi.fr/cn/%E5%9B%BD%E9%99%85%E6%8A%A5%E9%81%93/20230601-%E9%80%80%E4%BC%91%E7%BA%BD%E7%BA%A6%E8%AD%A6%E5%AF%9F%E6%B6%89%E4%B8%AD%E5%9B%BD%E7%8C%8E%E7%8B%90%E8%A1%8C%E5%8A%A8-%E7%BE%8E%E5%9B%BD%E5%BC%80%E5%BA%AD%E5%AE%A1%E7%90%86" text:style-name="Internet_20_link" text:visited-style-name="Visited_20_Internet_20_Link">
https://www.rfi.fr/cn/%E5%9B%BD%E9%99%85%E6%8A%A5%E9%81%93/20230601-%E9%80%80%E4%BC%91%E7%BA%BD%E7%BA%A6%E8%AD%A6%E5%AF%9F%E6%B6%89%E4%B8%AD%E5%9B%BD%E7%8C%8E%E7%8B%90%E8%A1%8C%E5%8A%A8-%E7%BE%8E%E5%9B%BD%E5%BC%80%E5%BA%AD%E5%AE%A1%E7%90%86</text:a>
</text:p>
      <!--NEWS-->
      <text:h text:style-name="P10" text:outline-level="1">
<text:span text:style-name="T4">
China's weak economic recovery makes foreign investors doubt (Free Version)</text:span>
</text:h>
      <text:p text:style-name="P4">
Authors: ['艾丽西亚•加西亚-埃雷罗']</text:p>
      <text:p text:style-name="P4">
Publisher: 英国《金融时报》</text:p>
      <text:p text:style-name="P4">
Time: 2023-06-01T05:47:08+00:00</text:p>
      <text:p text:style-name="P4">
Published Time: 2023-05-31T12:00:99+08:00</text:p>
      <text:p text:style-name="P4">
Modified Time: 2023-06-01T01:46:99+08:00</text:p>
      <text:p text:style-name="P4">
Description: Garcia-Elero: Investors' expected post-epidemic demand release and rapid economic rebound have not become a reality, and geopolitics brings a series of new risks.</text:p>
      <text:p text:style-name="P4">
Images: ["<text:a xlink:type="simple" xlink:href="https://thumbor.ftacademy.cn/unsafe/picture/9/000183049_piclink.jpg" text:style-name="Internet_20_link" text:visited-style-name="Visited_20_Internet_20_Link">
000183049_pic...</text:a>
"]</text:p>
      <text:p text:style-name="P4">
Themes: ['金融市场', '关注']</text:p>
      <text:p text:style-name="P4">
Keywords: ['中国经济', '中国股市', '投资', '金融市场', '地缘政治', '高端专享']</text:p>
      <text:p text:style-name="P4">
Type: Article</text:p>
      <!--METADATA-->
      <text:p text:style-name="P4">
<draw:frame draw:style-name="fr1" draw:name="Image126" text:anchor-type="as-char" svg:width="6.9236in" svg:height="3.894525in" draw:z-index="0">
<draw:image xlink:href="../Images/FT Chinese Free Version/2023-06-01T05-47-08-00-00/000183049_piclink.jpg" xlink:type="simple" xlink:show="embed" xlink:actuate="onLoad" draw:mime-type="image/jpeg"/>
</draw:frame>
<text:span text:style-name="T5">
This author is French Foreign Trade Bank(Sorting)Chief Economist in Asia Pacific, the Institute of Brugar Institute(Bruegel Institute)senior researcher</text:span>
</text:p>
      <text:p text:style-name="P4">
On December 8 last year, the Chinese economy suddenly reappeared directly after the three -year "clear zero" policy. At the same time, foreign investors' emotions quickly turned to positive, which led to surge in inflow of investment portfolios, especially for stocks. This transformation is based on the experience of being suppressed by other economies after the epidemic. However, China seems to be experiencing a different model.</text:p>
      <text:p text:style-name="P4">
News Source: <text:a xlink:type="simple" xlink:href="http://www.ftchinese.com/story/001099826" text:style-name="Internet_20_link" text:visited-style-name="Visited_20_Internet_20_Link">
http://www.ftchinese.com/story/001099826</text:a>
</text:p>
      <!--NEWS-->
      <text:h text:style-name="P10" text:outline-level="1">
<text:span text:style-name="T4">
Russian wanted criminals who were regarded by the United States to change prisoners escaped from the beginning and end of Italy (Free Version)</text:span>
</text:h>
      <text:p text:style-name="P4">
Author: Eric Sylvers / Margherita Stancati</text:p>
      <text:p text:style-name="P4">
Publisher: 华尔街日报中文网</text:p>
      <text:p text:style-name="P4">
Published Time: 2023-06-01T06:00:00.000Z</text:p>
      <text:p text:style-name="P4">
Modified Time: 2023-06-01T06:00:00.000Z</text:p>
      <text:p text:style-name="P4">
Created Time: 2023-06-01T04:45:00.000Z</text:p>
      <text:p text:style-name="P4">
Description: The Russian businessman Us, which Italy's arrest of the United States, was escaped after being arrested, which caused the United States to lose a potential important chip that was originally used to exchange prisoners in Russia.</text:p>
      <text:p text:style-name="P4">
Images: []</text:p>
      <text:p text:style-name="P4">
Categories: ['国际']</text:p>
      <text:p text:style-name="P4">
Keywords: SYND,LINK:EN|WP-WSJ-0000930623</text:p>
      <text:p text:style-name="P4">
Type: Article</text:p>
      <!--METADATA-->
      <text:p text:style-name="P4">
At the request of the United States, Italy had arrested a businessman associated with the Kremlin, and he was charged with Russia illegally exported to US military technology. But then this person disappeared.</text:p>
      <text:p text:style-name="P4">
News Source: <text:a xlink:type="simple" xlink:href="https://cn.wsj.com/articles/%E8%A2%AB%E7%BE%8E%E5%9B%BD%E8%A7%86%E4%BD%9C%E6%8D%A2%E5%9B%9A%E7%AD%B9%E7%A0%81%E7%9A%84%E4%BF%84%E7%BD%97%E6%96%AF%E7%B1%8D%E9%80%9A%E7%BC%89%E7%8A%AF%E9%80%83%E7%A6%BB%E6%84%8F%E5%A4%A7%E5%88%A9%E5%A7%8B%E6%9C%AB-22b56c45" text:style-name="Internet_20_link" text:visited-style-name="Visited_20_Internet_20_Link">
https://cn.wsj.com/articles/%E8%A2%AB%E7%BE%8E%E5%9B%BD%E8%A7%86%E4%BD%9C%E6%8D%A2%E5%9B%9A%E7%AD%B9%E7%A0%81%E7%9A%84%E4%BF%84%E7%BD%97%E6%96%AF%E7%B1%8D%E9%80%9A%E7%BC%89%E7%8A%AF%E9%80%83%E7%A6%BB%E6%84%8F%E5%A4%A7%E5%88%A9%E5%A7%8B%E6%9C%AB-22b56c45</text:a>
</text:p>
      <!--NEWS-->
      <text:h text:style-name="P10" text:outline-level="1">
<text:span text:style-name="T4">
In June 4th, Xu Zhiyong called for fasting &amp; quot; June 4th &amp; Quot;</text:span>
</text:h>
      <text:p text:style-name="P4">
Author: None</text:p>
      <text:p text:style-name="P4">
Publisher: Radio Free Asia (Organization)</text:p>
      <text:p text:style-name="P4">
Published Time: 2023-06-01T06:09:00-04:00</text:p>
      <text:p text:style-name="P4">
Modified Time: 2023-06-01T11:37:08-04:00</text:p>
      <text:p text:style-name="P4">
Description: None</text:p>
      <text:p text:style-name="P4">
Videos: []</text:p>
      <text:p text:style-name="P4">
Audios: ["<text:a xlink:type="simple" xlink:href="https://www.rfa.org/mandarin/yataibaodao/renquanfazhi/ec-060120230609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7" text:anchor-type="as-char" svg:width="6.9236in" svg:height="5.014026in" draw:z-index="0">
<draw:image xlink:href="../Images/rfamandarin/2023-06-01T06-09-00-04-00/000000.png" xlink:type="simple" xlink:show="embed" xlink:actuate="onLoad" draw:mime-type="image/png"/>
</draw:frame>
Teng Biao publicly appeared in the past in June Fourth to pretend to mourn the appeal on June 4th. <text:a xlink:type="simple" xlink:href="https://www.rfa.org/mandarin/yataibaodao/renquanfazhi/ec-06012023060926.html/@@images/image" text:style-name="Internet_20_link" text:visited-style-name="Visited_20_Internet_20_Link">
</text:a>
Teng Biao provides <text:a xlink:type="simple" xlink:href="https://www.rfa.org/mandarin/yataibaodao/renquanfazhi/ec-06012023060926.html/@@stream" text:style-name="Internet_20_link" text:visited-style-name="Visited_20_Internet_20_Link">
Audio-LLTTPS: //www.rfa.org/Mandarin/yataibaodao/renquanfazhi/EC-06012023060926.html/@stream</text:a>
On the eve of the 34th anniversary of the 64th, Xu Zhiyong, a well -known human rights defender who was sentenced to fourteen years, issued a appeal of mourning on the day of September Fourth in prison. Teng Biao, a friend who conveyed the news for Xu Zhiyong, said that the June 4th incident on China continued and far -reaching. Xu Zhiyong was encouraged by the 1989 Democratic Games. He insisted on commemorating June 4th in prison and reminded everyone not to let history repeat itself.</text:p>
      <text:p text:style-name="P4">
<text:a xlink:type="simple" xlink:href="https://www.rfa.org/mandarin/yataibaodao/renquanfazhi/wy-05312023133148.html" text:style-name="Internet_20_link" text:visited-style-name="Visited_20_Internet_20_Link">
<text:span text:style-name="T4">
 Thirty -four years of unchanged Xinzhi New York June 4th Memorial Museum to build documentary </text:span>
</text:a>
<text:span text:style-name="T4">
* <text:a xlink:type="simple" xlink:href="https://www.rfa.org/mandarin/pinglun/duzheguangchang/dz-05302023170923.html" text:style-name="Internet_20_link" text:visited-style-name="Visited_20_Internet_20_Link">
[How do I know the June 4th] Come on the Come on the September</text:a>
</text:span>
</text:p>
      <text:p text:style-name="P4">
Xu Zhiyong, a well -known Chinese legal scholar who was repeatedly sentenced for "subverting the crime of national power", issued a public appeal of fasting on June 4 through the 34th anniversary of the 64th anniversary of the June 4th.</text:p>
      <text:p text:style-name="P4">
Xu Zhiyong said that on June 4th in the past ten years, he will fast for a day in the prison or outside of the prison to describe this is an irresistible commemoration, because other actions may be strongly prevented, only fasting, caught in trapped, trapped in the caught, and he is trapped. 认为 can still insist that fasting is the spiritual cornerstone of other commemorative activities, and it is a more powerful commemorative way.</text:p>
      <text:p text:style-name="P4">
Xu Zhiyong: "June 4th is available, so that history and the future are connected in our personal body and spirit. We have a small sacrifice to commemorate the sacrifice of the ancestors, and build the spirit of the Chinese nation with piety and humility. For darkness, because of the belief of light, I firmly believe that dawn is coming. Maybe in the future, I will not make a sound. When I disappear in the darkness, please continue to work hard to be citizens, and strive for the right of freedom of freedom. "</text:p>
      <text:p text:style-name="P4">
He said that for many years, some friends will also fast on the same day, but they believe that fasting is not just a personal business. It is called for more people to participate. Pass.</text:p>
      <text:p text:style-name="P4">
Chinese activist Xu Zhiyong (Reuters Picture)</text:p>
      <text:p text:style-name="P4">
<text:span text:style-name="T4">
 Teng Biao: The June 4th incident on China continued and far -reaching Xu Zhiyong insisted on commemorating in prison </text:span>
</text:p>
      <text:p text:style-name="P4">
Teng Biao exposed Xu Zhiyong's appeal to this station. He said that when the June 4th incident occurred, although he and Xu Zhiyong were only high school students, the spirit of the 1989 Democratic Games has always encouraged them to insist on voicing for fairness and justice. For Xu Zhiyong, Xu Zhiyong It is very important to commemorate June Fourth, even in prison.</text:p>
      <text:p text:style-name="P4">
Teng Biao: "The matter of June 4 is extremely important for Chinese politics, and one thing that has a very profound impact. Although it has passed 34 years, it still has a profound impact on China and will never be out of date. Xu Zhiyong Yongyong. It has always been the principle of adhering to peace and violence, and has received a lot of inspiration from Gandhi. Fasting is a very powerful action. In Xu Zhiyong, we should always remember this day. Rehabilitation. "</text:p>
      <text:p text:style-name="P4">
Teng Biao said that Xu Zhiyong was encouraged by the spirit of the June 4th and insisted on commemorating the existence of history. (Provided by the respondent) <text:a xlink:type="simple" xlink:href="https://www.rfa.org/mandarin/yataibaodao/renquanfazhi/ec-06012023060926.html/6ed55f6a8868793a-8bb85fd76c386df153d7516d56db7cbe795e9f1352b1-575a63017eaa5ff54e3a514d538653f291cd6f143002-53d78bbf800563d04f9b.jpg" text:style-name="Internet_20_link" text:visited-style-name="Visited_20_Internet_20_Link">
</text:a>
** Teng Biao: Xu Zhiyong and others' ideals and spirit represents China in the future.</text:p>
      <text:p text:style-name="P4">
Teng Biao said that it is understood that Xu Zhiyong's mental condition is okay, but it is not clear about his physical condition. He said that China's detention center has a poor environment and is worried that he will have worse treatment after he publicly called for June 4th.</text:p>
      <text:p text:style-name="P4">
Teng Biao: "Xu Zhiyong is my best friend. He has been imprisoned many times. Of course, he is particularly worried about his health, people like Xu Zhiyong, his ideals, his spirit represent the future of China, and participate in rights protection of rights protection. The movement and launch of the new citizen movement are all promoting the progress of the rule of law in China, and the means of peace is a peaceful way. No matter what crimes are sentenced, this is completely upside down. In addition to the second instance, the management of Chinese prison prison is very non -human, and there will be many ways to threaten and abuse the prisoners. "</text:p>
      <text:p text:style-name="P4">
Teng Biao said that on the day of June 4, in addition to the appeal of Xu Zhiyong's fasting, he would also participate in multiple events and strive to continue to pay attention to the conscience of Chinese conscience such as Xu Zhiyong.</text:p>
      <text:p text:style-name="P4">
<text:span text:style-name="T4">
 Luo Shengchun believes that Ding Jiaxi, who is in prisoner, will accompany Xu Zhiyong to fast in prison to commemorate June 4th </text:span>
</text:p>
      <text:p text:style-name="P4">
Ding Jiaxi, a rights protection lawyer who was re -sentenced with Xu Zhiyong, also fasting and mourning on the day of June 4th. Luo Shengchun, the wife of Ding Jiaxi, said that over the years with Ding Jiaxi, she was discharged together in June 4th. I believe this year is no exception.Luo Shengchun thanked Xu Zhiyong for his public appeal. He believed that he could give a lot of encouragement to those who were still insisting. It also showed that those who were in power could not stop those who had faith and insisted on doing faith.</text:p>
      <text:p text:style-name="P4">
Reporter: Chen Zifei Editor: Xu Shuting, Chen Meihua, Jiayuan.com editor: Hong Wei</text:p>
      <text:p text:style-name="P4">
News Source: <text:a xlink:type="simple" xlink:href="https://www.rfa.org/mandarin/yataibaodao/renquanfazhi/ec-06012023060926.html" text:style-name="Internet_20_link" text:visited-style-name="Visited_20_Internet_20_Link">
https://www.rfa.org/mandarin/yataibaodao/renquanfazhi/ec-06012023060926.html</text:a>
</text:p>
      <!--NEWS-->
      <text:h text:style-name="P10" text:outline-level="1">
<text:span text:style-name="T4">
Li Shangfu refused to meet the US defense chief: regrettable</text:span>
</text:h>
      <text:p text:style-name="P4">
Author: None (Language: zh)</text:p>
      <text:p text:style-name="P4">
Publisher: None</text:p>
      <text:p text:style-name="P4">
Time: 2023-06-01T06:20:00Z</text:p>
      <text:p text:style-name="P4">
Description: The Wall Street Journal reported on the 29th that China has rejected the United States' request for the meeting of the National Defense Minister in Singapore. In this regard, the US Secretary of Defense Austin expressed "regrettable", and China demanded that the United States "shows sincerity." Why did China refuse this proposal?</text:p>
      <text:p text:style-name="P4">
Videos: []</text:p>
      <text:p text:style-name="P4">
Images: []</text:p>
      <text:p text:style-name="P4">
Subject: 时政风云</text:p>
      <text:p text:style-name="P4">
Subjects: ['专题报道：习近平访美', '南希·佩洛西']</text:p>
      <text:p text:style-name="P4">
Keywords: ['中美关系', '香格里拉对话', '印太安全', '李尚福', '奥斯汀']</text:p>
      <text:p text:style-name="P4">
Id: 65766662</text:p>
      <!--METADATA-->
      <text:p text:style-name="P4">
<text:a xlink:type="simple" xlink:href="https://www.dw.com/zh/overlay/image/article/65766662/65401967" text:style-name="Internet_20_link" text:visited-style-name="Visited_20_Internet_20_Link">
 </text:a>
US Defense Secretary Austin made a conversation on Ukraine issues in April</text:p>
      <text:p text:style-name="P4">
(Voice of Germany Chinese) The annual "The Shangri-La Dialogue) will be held this weekend (June 2nd to 4th) in Singapore. , Lloyd Austin met in this forum](https://www.dw.com/zh/zh/中美防長6月有望會談雙方不同調/a-65584930)Essence The Wall Street Journal reported on Monday (May 29) that China rejected the US meeting request, and the relationship between the relationship between the two parties was still difficult.</text:p>
      <text:p text:style-name="P4">
Prior to the dialogue between Shangri -La in Singapore, US Defense Minister Austin went to Japan on Thursday (June 1) to meet with the Japanese Defense Minister Hamada Yinichi. After the meeting, Austin was asked by the Chinese Defense Minister's refusal to meet, saying that the incident was "regrettable" and said: "I welcome any opportunity to contact Li Shangfu. Communication channels. "</text:p>
      <text:p text:style-name="P4">
Austin also mentioned recently <text:a xlink:type="simple" xlink:href="https://www.dw.com/zh/zh/南海較勁美稱中國戰鬥機逼近挑釁攔截/a-65775811" text:style-name="Internet_20_link" text:visited-style-name="Visited_20_Internet_20_Link">
the incident of the US -China military aircraft in the South China Sea's empty insurance</text:a>
Worried that the similar incident may one day wipe the gun away, causing the situation to be out of control.</text:p>
      <text:p text:style-name="P4">
US Secretary of State Antony Blinken also emphasized the importance of communication in the United States on the 31st: "It is the most dangerous thing not to communicate."</text:p>
      <text:p text:style-name="P4">
The Chinese Ministry of Defense spokesman Tan Kefei said that the exchanges between China and the United States have not been interrupted, but "there is no principle of dialogue, and communication must not have no bottom line." He criticized: "The difficulty facing the current communication between the two armies is exactly the United States. On the one hand, the United States has to strengthen communication on the one hand, and on the other hand, regardless of China's concern." Chinese Foreign Ministry spokesman Mao Ning also responded to this on the 30th. Instead, it is called "the United States is clear about the reason why the conversation between the two Army between the Chinese and the United States" and requires the United States to "show sincerity."</text:p>
      <text:p text:style-name="P4">
When China Defense Director Li Shangfu visited Moscow in April, he had a conversation with the Russian Defense Minister</text:p>
      <text:p text:style-name="P4">
Earlier, the U.S. Department of Defense stated in a statement to the Wall Street Journal that China officially rejected the invitation made by the United States in early May and added that the department believes that the open communication between the two countries can ensure that the competition will not evolve into it into it. conflict". US defense officials also said that in view of these conferences in previous years, it was promoted several hours before convening.(https://www.dw.com/zh/zh/客座评论中美春暖花未开/a-65769538)Essence</text:p>
      <text:p text:style-name="P4">
Before serving as the Minister of Defense of China, Li Shangfu was the Minister of Equipment Development of the Central Military Commission of the Communist Party of China. In 2018, he was sanctioned by the United States for assisting China imported Russian weapons. The British "Financial Times" reported earlier this month that the Bayeng government said that it was unintentionally canceled the sanctions. The United States believed that the sanctions did not hinder Austin and Li Shangfu meet in the third country, but some people believed that China almost could not agree to talks in this circumstances. Essence</text:p>
      <text:p text:style-name="P4">
Some U.S. officials warn that the United States Southeast Asian allies have always been open to the prospects of "Sino -US conflict can be reduced in Singapore", and China's rejection may cause concerns about these countries.</text:p>
      <text:p text:style-name="P4">
Neither the Chinese Embassy in Washington and the White House immediately responded to the Request of the Wall Street Journal.</text:p>
      <text:h text:style-name="P12" text:outline-level="3">
<text:span text:style-name="T4">
U.S. Talks to eat closed doors?</text:span>
</text:h>
      <text:p text:style-name="P4">
U.S. Assistant Secretary of Defense Elyratner, who is responsible for the Pacific Security Affairs of India, said at the event of the Washington Think Tank "Strategy and International Research Center" (CSIS) last week that the United States has proposed that US defense or other military leaders can be with China with China. Call, meet or dialogue, but "encountered a lot of difficulties."</text:p>
      <text:p text:style-name="P4">
Sino -US relations since the "[Review Balloon Incident] in February this year(https://www.dw.com/zh/zh/中國氣球能實時回傳信號美無法證實/a-65222124)"It continued to be nervous, Mark Milley, chairman of Austin and Chief of Staff Mark Milley, has repeatedly requested calls with Chinese corresponding officials and was rejected by China. put off. Biden repeatedly called on Sino -US relations to ease, but was criticized by the Chinese government as "no sincerity."</text:p>
      <text:p text:style-name="P4">
Earlier this month, <text:a xlink:type="simple" xlink:href="https://www.dw.com/zh/zh/中美關係解凍沙利文與王毅坦率長談8小時/a-65597495" text:style-name="Internet_20_link" text:visited-style-name="Visited_20_Internet_20_Link">
White House National Security Consultant Jake Sullivan) met with Wang Yi, Director of the CPC Central Committee Foreign Affairs Office in Vienna</text:a>
; US Secretary of Commerce <text:a xlink:type="simple" xlink:href="https://www.dw.com/zh/zh/中國商務部長王文濤見雷蒙多-中美破冰關鍵/a-65738924" text:style-name="Internet_20_link" text:visited-style-name="Visited_20_Internet_20_Link">
Ginaraimondo) also met with Chinese Minister of Commerce Wang Wentao in Washington</text:a>
This is the first cabinet -level meeting held by China and the United States during the governance of Biden.</text:p>
      <text:p text:style-name="P4">
U.S. Minister of Commerce Raymond Doro issued a conversation on the White House in 2021</text:p>
      <text:p text:style-name="P4">
These two meetings were originally regarded as the signs of the Sino -US friction and ease.(https://www.dw.com/zh/zh/美中關係陷寒冰-秦剛籲美深刻反思/a-65556918)(Nicholasburn), on the issue of Taiwan, it was severely accusing the United States offending the "positive momentum of hardships in the United States and China relations."</text:p>
      <text:p text:style-name="P4">
In this regard, Zackcooper, a senior researcher at the American Think Tank American Institute of Enterprise Research (American Enterprise Institute), told the Wall Street Journal that China was unwilling to talk about Austin and Li Shangfu, but decided to meet with other senior US officials. This seems to be a strategic choice : "China believes that they are the most influential when they are responsible for economic issues. They therefore put these activities before Guoan -related activities."</text:p>
      <text:p text:style-name="P4">
("Wall Street Journal", "Financial Times", Reuters)</text:p>
      <text:p text:style-name="P4">
News Source: <text:a xlink:type="simple" xlink:href="https://www.dw.com/zh/李尚福拒絕會晤-美防長：令人遺憾/a-65766662" text:style-name="Internet_20_link" text:visited-style-name="Visited_20_Internet_20_Link">
https://www.dw.com/zh/李尚福拒絕會晤-美防長：令人遺憾/a-65766662?maca=chi-rss-chi-all-1127-rdf</text:a>
</text:p>
      <!--NEWS-->
      <text:h text:style-name="P10" text:outline-level="1">
<text:span text:style-name="T4">
Kim and Zheng vowed to strengthen North Korea's military surveillance work</text:span>
</text:h>
      <text:p text:style-name="P4">
Author: 联合早报 (Person)</text:p>
      <text:p text:style-name="P4">
Publisher: 联合早报 (Organization)</text:p>
      <text:p text:style-name="P4">
Published Time: 2023-06-01T06:49</text:p>
      <text:p text:style-name="P4">
Modified Time: 2023-06-01T07:05</text:p>
      <text:p text:style-name="P4">
Description: North Korean leader Kim Jong -un sister Kim and Zheng said that the North Korean military spy satellite will soon enter the track and vowed to strengthen military surveillance. Reuters reported that Kim and Zheng on Thursday (June 1) issued a statement in the North Korean Society saying: "The enemy is most afraid of North Korea to obtain reconnaissance satellites, including the reconnaissance satellite ...</text:p>
      <text:p text:style-name="P4">
Videos: []</text:p>
      <text:p text:style-name="P4">
Audios: []</text:p>
      <text:p text:style-name="P4">
Images: []</text:p>
      <text:p text:style-name="P4">
Type: NewsArticle</text:p>
      <text:p text:style-name="P4">
Breadcrumbs: ['即时', '国际']</text:p>
      <text:p text:style-name="P4">
Keywords: ['朝鲜', '金与正', '卫星', '朝鲜半岛', '弹道导弹']</text:p>
      <!--METADATA-->
      <text:p text:style-name="P4">
North Korean leader Kim Jong -un sister Kim and Zheng said that the North Korean military spy satellite will soon enter the track and vowed to strengthen military surveillance.</text:p>
      <text:p text:style-name="P4">
Reuters reported that Kim and Zhengda (June 1) issued a statement in the North Korean Society saying: "The enemy is most afraid of North Korea to obtain an excellent reconnaissance and information means that North Korea will be excellent in reconnaissance satellites. Therefore, we realize that we should increase Develop reconnaissance methods. "</text:p>
      <text:p text:style-name="P4">
On Wednesday (May 31st) of the National Universe Development Bureau of North Korea, 6:27 am (at 5:27 am on the same day of Singapore time), according to the plan to launch in the West Sea satellite satellite of Tieshan County, Ping'an, use a new satellite carrier rocket "Thousand Miles-1-1 "No. <text:a xlink:type="simple" xlink:href="https://www.zaobao.com/realtime/world/story20230531-1399806" text:style-name="Internet_20_link" text:visited-style-name="Visited_20_Internet_20_Link">
launched military reconnaissance satellite</text:a>
"Wanli Mirror-1". Qianlima-1 completed the first-level separation during the normal flight, but the secondary engine failed to ignite normally, which caused the Rockets to lose power.(https://www.zaobao.com/realtime/world/story20230531-1399832)Essence</text:p>
      <text:p text:style-name="P4">
In the statement, Jin He also said that the extensive criticism of her country's launch satellites is "contradictory" because the United States and other countries have launched "thousands of satellites".</text:p>
      <text:p text:style-name="P4">
News Source: <text:a xlink:type="simple" xlink:href="https://www.zaobao.com.sg/realtime/world/story20230601-1400174" text:style-name="Internet_20_link" text:visited-style-name="Visited_20_Internet_20_Link">
https://www.zaobao.com.sg/realtime/world/story20230601-1400174</text:a>
</text:p>
      <!--NEWS-->
      <text:h text:style-name="P10" text:outline-level="1">
<text:span text:style-name="T4">
UFO public hearing: NASA American Space General Administration of Space Agency's unknown flight object group</text:span>
</text:h>
      <text:p text:style-name="P4">
Author: https://www.facebook.com/bbcworldservice/</text:p>
      <text:p text:style-name="P4">
Publisher: BBC News 中文</text:p>
      <text:p text:style-name="P4">
Published Time: 2023-06-01T06:52:46.000Z</text:p>
      <text:p text:style-name="P4">
Modified Time: 2023-06-01T06:52:46.000Z</text:p>
      <text:p text:style-name="P4">
Description: The Special Team of the United States Space Agency (NASA) announced the results of the 800 mysterious phenomenon: some unknown flights are actually cartoon balloon, and some are still a mystery.</text:p>
      <text:p text:style-name="P4">
Images: ["<text:a xlink:type="simple" xlink:href="https://ichef.bbci.co.uk/news/640/cpsprodpb/A48F/production/_129872124_gettyimages-72276225.jpg" text:style-name="Internet_20_link" text:visited-style-name="Visited_20_Internet_20_Link">
_129872124_ge...</text:a>
", "<text:a xlink:type="simple" xlink:href="https://ichef.bbci.co.uk/news/640/cpsprodpb/4BEB/production/_112953491__108802839_624_transparent-nc.png" text:style-name="Internet_20_link" text:visited-style-name="Visited_20_Internet_20_Link">
_112953491__1...</text:a>
", "<text:a xlink:type="simple" xlink:href="https://ichef.bbci.co.uk/news/640/cpsprodpb/10DB/production/_129951340_nasa.jpg" text:style-name="Internet_20_link" text:visited-style-name="Visited_20_Internet_20_Link">
_129951340_na...</text:a>
", "<text:a xlink:type="simple" xlink:href="https://ichef.bbci.co.uk/news/640/cpsprodpb/5B13/production/_129951332_p0frj7v1.jpg" text:style-name="Internet_20_link" text:visited-style-name="Visited_20_Internet_20_Link">
_129951332_p0...</text:a>
", "<text:a xlink:type="simple" xlink:href="https://ichef.bbci.co.uk/news/640/cpsprodpb/D043/production/_129951335_p09ml2kz.jpg" text:style-name="Internet_20_link" text:visited-style-name="Visited_20_Internet_20_Link">
_129951335_p0...</text:a>
"]</text:p>
      <text:p text:style-name="P4">
Videos: []</text:p>
      <text:p text:style-name="P4">
Tags: ['科学天地', '技术新知', '外层空间', '美国', '航天', '军事']</text:p>
      <text:p text:style-name="P4">
Type: Article</text:p>
      <!--METADATA-->
      <text:h text:style-name="P12" text:outline-level="3">
<text:span text:style-name="T4">
UFO Public Hearing: NASA's Five Discovery of the Unknown Flight Group of NASA</text:span>
</text:h>
      <ul>
        <li>
Mike Wendling * BBC reporter</li>
      </ul>
      <text:p text:style-name="P4">
6:52 am on June 1, 2023![] <text:a xlink:type="simple" xlink:href="Images/BBC Chinese/2023-06-01T06-52-46.000Z/_129872124_gettyimages-72276225.jpg" text:style-name="Internet_20_link" text:visited-style-name="Visited_20_Internet_20_Link">
</text:a>
Image source, getty images</text:p>
      <text:p text:style-name="P4">
<text:span text:style-name="T4">
 The US authorities investigated about 800 unknown flight objects in decades. A researcher group stated that the phenomenon that was really unpredictable was a small part. </text:span>
</text:p>
      <text:p text:style-name="P4">
The United States Space Agency (NASA) set up a group last year to explain the research on the institution's research on the so -called unknown abnormal phenomenon (UAP).</text:p>
      <text:p text:style-name="P4">
The definition of "Uap" is a witness that "cannot be determined as a aircraft or a scientific natural phenomenon".</text:p>
      <text:p text:style-name="P4">
The research team held the first public hearing on Wednesday (May 31).</text:p>
      <text:p text:style-name="P4">
This is a few of them that revealed.</text:p>
      <text:h text:style-name="P12" text:outline-level="3">
<text:span text:style-name="T4">
Many phenomena can be explained, and some are still a mystery</text:span>
</text:h>
      <text:p text:style-name="P4">
"We have 50 to 100 new reports every month," said Sean Kirkpatrick, head of the ALL-DOMain Anomaly ResolutionOFFICE (AARO) under the AARO.</text:p>
      <text:p text:style-name="P4">
However, he said that only 2%to 5%of the entire database of these witnesses that "really may belong to abnormalities."</text:p>
      <text:p text:style-name="P4">
At this hearing, a video shot by the US Navy aircraft over the west of the United States showed that a series of light spots flew over the night sky. Military aircraft failed to intercept these objects at the time, and later found that it was a civil aircraft flying to a major airport.</text:p>
      <text:p text:style-name="P4">
Other witnesses are more mysterious.</text:p>
      <text:p text:style-name="P4">
<draw:frame draw:style-name="fr1" draw:name="Image135" text:anchor-type="as-char" svg:width="6.9236in" svg:height="0.011096in" draw:z-index="0">
<draw:image xlink:href="../Images/BBC Chinese/2023-06-01T06-52-46.000Z/_112953491__108802839_624_transparent-nc.png" xlink:type="simple" xlink:show="embed" xlink:actuate="onLoad" draw:mime-type="image/png"/>
</draw:frame>
</text:p>
      <text:h text:style-name="P12" text:outline-level="3">
<text:span text:style-name="T4">
Background: What is the UFO public hearing?</text:span>
</text:h>
      <text:p text:style-name="P4">
<draw:frame draw:style-name="fr1" draw:name="Image136" text:anchor-type="as-char" svg:width="6.9236in" svg:height="3.894525in" draw:z-index="0">
<draw:image xlink:href="../Images/BBC Chinese/2023-06-01T06-52-46.000Z/_129951340_nasa.jpg" xlink:type="simple" xlink:show="embed" xlink:actuate="onLoad" draw:mime-type="image/jpeg"/>
</draw:frame>
Image source, NASA</text:p>
      <text:p text:style-name="P4">
Image adding text,</text:p>
      <text:p text:style-name="P4">
The U.S. General Administration of Space held a UFO public hearing.</text:p>
      <text:p text:style-name="P4">
This is the first time that the U.S. Space Administration has conducted research on unknown flying objects for decades.</text:p>
      <text:p text:style-name="P4">
Richardgray, editor of the BBC Future column, reported that the phenomenon of unknown flying objects (UFO) has been stigmatized for a long time -many people do not think it should belong to the category of rational scientific research, but held This meeting clearly shows that the US Space Administration now wants to take this topic seriously, and also shows that the scientific community is becoming more and more willing to discuss the possibility of alien life.</text:p>
      <ul>
        <li>
This is the first public meeting of NASA on UFO research. The detailed reports will also be announced in July* The special group research UAP data established last year -UAP is defined as "the observed in the sky cannot be determined as a aircraft. Or scientifically known natural phenomena " * NASA research is different from the US Department of Defense's investigation of unknown air phenomena, the latter is a research action led by American intelligence personnel</li>
      </ul>
      <text:p text:style-name="P4">
<draw:frame draw:style-name="fr1" draw:name="Image137" text:anchor-type="as-char" svg:width="6.9236in" svg:height="0.011096in" draw:z-index="0">
<draw:image xlink:href="../Images/BBC Chinese/2023-06-01T06-52-46.000Z/_112953491__108802839_624_transparent-nc.png" xlink:type="simple" xlink:show="embed" xlink:actuate="onLoad" draw:mime-type="image/png"/>
</draw:frame>
A report from the Pentagon in 2021 states that the military pilots have witnessed 144 times since 2004, and only one of them has not been explained once. Officials do not want to rule out the possibility of objects from alien creatures.</text:p>
      <text:h text:style-name="P12" text:outline-level="3">
<text:span text:style-name="T4">
Privacy Rights into an obstacle to NASA Survey</text:span>
</text:h>
      <text:p text:style-name="P4">
Kirka Patric also mentioned that the issue of privacy limits the investigation of the General Administration of Space.</text:p>
      <text:p text:style-name="P4">
"As long as we are willing, we can align the largest collection instrument at any time," he said.</text:p>
      <text:p text:style-name="P4">
"Many of our existing things are around the United States," he said. "Most people ... don't like we will collect instruments at your backyard."</text:p>
      <text:p text:style-name="P4">
<draw:frame draw:style-name="fr1" draw:name="Image138" text:anchor-type="as-char" svg:width="6.9236in" svg:height="3.894525in" draw:z-index="0">
<draw:image xlink:href="../Images/BBC Chinese/2023-06-01T06-52-46.000Z/_129951332_p0frj7v1.jpg" xlink:type="simple" xlink:show="embed" xlink:actuate="onLoad" draw:mime-type="image/jpeg"/>
</draw:frame>
Image adding text,</text:p>
      <text:p text:style-name="P4">
Scott Kelly is a former astronaut and pilot with decades of experience. He told a story about visual myth.</text:p>
      <text:h text:style-name="P12" text:outline-level="3">
<text:span text:style-name="T4">
microwave oven and cartoon balloon</text:span>
</text:h>
      <text:p text:style-name="P4">
The relevant data of UAP is often difficult to decipher, and it is easy to be interpreted.</text:p>
      <text:p text:style-name="P4">
David Spergel, chairman of the UAP team of the US Space Agency, mentioned that Australian researchers have intercepted a radio wave.</text:p>
      <text:p text:style-name="P4">
"Its structure is very strange, and people can't understand what's going on. Then they began to notice that many of them appeared concentrated at lunch time," he said.</text:p>
      <text:p text:style-name="P4">
It turned out that the high -sensitivity equipment used by the researchers received the microwaves they emitted when they were heated for lunch with a microwave oven.</text:p>
      <text:p text:style-name="P4">
Scott Kelly is a former astronaut and pilot with decades of experience. He told a story about visual myth.</text:p>
      <text:p text:style-name="P4">
He and deputy pilot were flying near the Virginia Beach, and his deputy pilot "was convinced that we had just passed an unknown flying object."</text:p>
      <text:p text:style-name="P4">
"I didn't see it. We turned back to find and found that it was a Simpson cartoon -a balloon."</text:p>
      <text:h text:style-name="P12" text:outline-level="3">
<text:span text:style-name="T4">
Study on the Influence of Starbing and Habits</text:span>
</text:h>
      <text:p text:style-name="P4">
Spegel also said that civil aviation pilots are very reluctant to report to the incident because people are prejudice about flying saucer.</text:p>
      <text:p text:style-name="P4">
"One of our goals is to resolve these prejudices," he said. "Because for UAP, high -quality data is required to answer major questions."</text:p>
      <text:p text:style-name="P4">
Some scientists also face harassment on the Internet because of their work in this field.</text:p>
      <text:p text:style-name="P4">
"Harassing can only lead to more stigma in the UAP field, seriously hindering the scientific process, and damping the confidence of other people to study this important issue," said Nicola Fox, the scientific director of the General Administration of Space.</text:p>
      <text:h text:style-name="P12" text:outline-level="3">
<text:span text:style-name="T4">
NASA's practice has changed?</text:span>
</text:h>
      <text:p text:style-name="P4">
<draw:frame draw:style-name="fr1" draw:name="Image139" text:anchor-type="as-char" svg:width="6.9236in" svg:height="3.894525in" draw:z-index="0">
<draw:image xlink:href="../Images/BBC Chinese/2023-06-01T06-52-46.000Z/_129951335_p09ml2kz.jpg" xlink:type="simple" xlink:show="embed" xlink:actuate="onLoad" draw:mime-type="image/jpeg"/>
</draw:frame>
Image adding text,</text:p>
      <text:p text:style-name="P4">
Do Americans believe that there are foreign customers? (The picture shows tourists from the Space Museum).</text:p>
      <text:p text:style-name="P4">
One of the reasons why the hearing on Wednesday is worthy of attention is that the practice of the General Administration of Space in the United States has changed. It took decades to reveal the truth about UFO for decades.</text:p>
      <text:p text:style-name="P4">
At the end of the hearing, the research team answered public questions. One question is "What are NASA covering up?"</text:p>
      <text:p text:style-name="P4">
News Source: <text:a xlink:type="simple" xlink:href="https://www.bbc.com/zhongwen/simp/science-65773693" text:style-name="Internet_20_link" text:visited-style-name="Visited_20_Internet_20_Link">
https://www.bbc.com/zhongwen/simp/science-65773693</text:a>
</text:p>
      <!--NEWS-->
      <text:h text:style-name="P10" text:outline-level="1">
<text:span text:style-name="T4">
CNN: Recording shows that Trump admits to retaining confidential files</text:span>
</text:h>
      <text:p text:style-name="P4">
Author: 联合早报 (Person)</text:p>
      <text:p text:style-name="P4">
Publisher: 联合早报 (Organization)</text:p>
      <text:p text:style-name="P4">
Published Time: 2023-06-01T07:06</text:p>
      <text:p text:style-name="P4">
Modified Time: 2023-06-01T16:06</text:p>
      <text:p text:style-name="P4">
Description: According to the United States CNN (CNN), the US federal prosecutor has a recording of former President Trump in 2021 and acknowledged that he retained a confidential document of the Pentagon after leaving the White House, which involves a possible attack on Iran. CNN on Wednesday (...</text:p>
      <text:p text:style-name="P4">
Videos: []</text:p>
      <text:p text:style-name="P4">
Audios: []</text:p>
      <text:p text:style-name="P4">
Images: []</text:p>
      <text:p text:style-name="P4">
Type: NewsArticle</text:p>
      <text:p text:style-name="P4">
Breadcrumbs: ['即时', '国际']</text:p>
      <text:p text:style-name="P4">
Keywords: ['美国', '特朗普', '白宫', '五角大楼', '伊朗']</text:p>
      <!--METADATA-->
      <text:p text:style-name="P4">
According to the United States CNN (CNN), the US federal prosecutor has a recording of former President Trump in 2021 and acknowledged that he retained a confidential document of the Pentagon after leaving the White House, which involves a possible attack on Iran.</text:p>
      <text:p text:style-name="P4">
In the report of CNN on Wednesday (May 31), CNN mentioned that he had not heard of this recording, but quoted the description of multiple sources of unknown sources. According to reports, this recording shows that Trump, who is seeking the republican presidential candidate in 2024, knew that he kept confidential materials after leaving the White House in 2021.</text:p>
      <text:p text:style-name="P4">
Two sources told CNN that Trump's speech showed that he wanted to share the information, but he knew that the ability to decrypt the documents after the steplier was restricted. Trump has denied improper behavior. A Trump representative was unwilling to comment on the recording or published a specific remarks of Trump, saying that the investigation was due to political motivation.</text:p>
      <text:p text:style-name="P4">
Trump's spokesman said on Wednesday: "The leakage of the radical party behind this political persecution aims to intensify the tension and allow the media to continue to harass President Trump and its supporters."</text:p>
      <text:p text:style-name="P4">
The U.S. Department of Justice is investigating whether Trump's reservation of the US government's records in January 2021 is illegal, and some of which are marked as the highest secret. The authorities disclosed in August that it is investigating Trump's deletion of the White House records because it believes that Trump illegally holds documents, including some documents involving intelligence collection and secret manpower- Essence</text:p>
      <text:p text:style-name="P4">
Smith, a special consultant of the US Department of Justice Smith, includes whether Trump or his associates obstruct the Department of Justice's investigation by the retaining government records, of which about 300 records are marked as secret. Smith is also investigating the failure of Trump's 2020 election. These behaviors eventually led to a fatal attack on the US Congress Building on January 6, 2021.</text:p>
      <text:p text:style-name="P4">
News Source: <text:a xlink:type="simple" xlink:href="https://www.zaobao.com.sg/realtime/world/story20230601-1400175" text:style-name="Internet_20_link" text:visited-style-name="Visited_20_Internet_20_Link">
https://www.zaobao.com.sg/realtime/world/story20230601-1400175</text:a>
</text:p>
      <!--NEWS-->
      <text:h text:style-name="P10" text:outline-level="1">
<text:span text:style-name="T4">
French President urges NATO to provide Ukraine's substantial security guarantee</text:span>
</text:h>
      <text:p text:style-name="P4">
Publisher: 法新社</text:p>
      <text:p text:style-name="P4">
Published Time: 2023-06-01T07:32:07+00:00</text:p>
      <text:p text:style-name="P4">
Modified Time: 2023-06-01T07:05:02+00:00</text:p>
      <text:p text:style-name="P4">
Description: (France -France -France -France -France -France -Capital of Slovakia, Brandeslawa, 31st) French President Emmanuel Macron called on the West today to provide "practical and reliable" security guarantee for Ukrain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40" text:anchor-type="as-char" svg:width="6.9236in" svg:height="3.617581in" draw:z-index="0">
<draw:image xlink:href="../Images/rficn/2023-06-01T07-32-07-00-00/000000.png" xlink:type="simple" xlink:show="embed" xlink:actuate="onLoad" draw:mime-type="image/png"/>
</draw:frame>
Markho, Braatislava, the capital of Slovakia, emphasized that Ukraine "is protecting Europe today" and allows the Kiev to have the security guarantee of the North Atlantic Convention (NATO) that conforms to Western interests.</text:p>
      <text:p text:style-name="P4">
"This is why I agree, and it will be the theme of collective negotiations in the next few weeks ... providing a solid and reliable security guarantee for Ukraine."</text:p>
      <text:p text:style-name="P4">
He said that when Ukraine is waiting to join NATO, NATO member states can temporarily provide these guarantees.</text:p>
      <text:p text:style-name="P4">
News Source: <text:a xlink:type="simple" xlink:href="https://www.rfi.fr/cn/%E5%9B%BD%E9%99%85%E6%8A%A5%E9%81%93/20230601-%E6%B3%95%E6%80%BB%E7%BB%9F%E4%BF%83%E5%8C%97%E7%BA%A6-%E6%8F%90%E4%BE%9B%E4%B9%8C%E5%85%8B%E5%85%B0%E5%AE%9E%E8%B4%A8%E5%AE%89%E5%85%A8%E4%BF%9D%E8%AF%81" text:style-name="Internet_20_link" text:visited-style-name="Visited_20_Internet_20_Link">
https://www.rfi.fr/cn/%E5%9B%BD%E9%99%85%E6%8A%A5%E9%81%93/20230601-%E6%B3%95%E6%80%BB%E7%BB%9F%E4%BF%83%E5%8C%97%E7%BA%A6-%E6%8F%90%E4%BE%9B%E4%B9%8C%E5%85%8B%E5%85%B0%E5%AE%9E%E8%B4%A8%E5%AE%89%E5%85%A8%E4%BF%9D%E8%AF%81</text:a>
</text:p>
      <!--NEWS-->
      <text:h text:style-name="P10" text:outline-level="1">
<text:span text:style-name="T4">
NATO's "East Advancement" set up the Tokyo Liaison Office Ukraine War to give birth to the "Little NATO" in Asia?</text:span>
</text:h>
      <text:p text:style-name="P4">
Author: https://www.facebook.com/bbcworldservice/</text:p>
      <text:p text:style-name="P4">
Publisher: BBC News 中文</text:p>
      <text:p text:style-name="P4">
Published Time: 2023-06-01T07:59:39.000Z</text:p>
      <text:p text:style-name="P4">
Modified Time: 2023-06-01T07:59:39.000Z</text:p>
      <text:p text:style-name="P4">
Description: As the world's largest multinational military alliance, NATO set the first formal contact place in India. Only symbolic significance or substantial strategic function? What is its goal?</text:p>
      <text:p text:style-name="P4">
Images: ["<text:a xlink:type="simple" xlink:href="https://ichef.bbci.co.uk/news/640/cpsprodpb/15EF/production/_129951650_gettyimages-1246706109.jpg" text:style-name="Internet_20_link" text:visited-style-name="Visited_20_Internet_20_Link">
_129951650_ge...</text:a>
", "<text:a xlink:type="simple" xlink:href="https://ichef.bbci.co.uk/news/640/cpsprodpb/3CFF/production/_129951651_gettyimages-1239465748.jpg" text:style-name="Internet_20_link" text:visited-style-name="Visited_20_Internet_20_Link">
_129951651_ge...</text:a>
"]</text:p>
      <text:p text:style-name="P4">
Videos: ["<text:a xlink:type="simple" xlink:href="https://www.bbc.com/ws/av-embeds/cps/zhongwen/simp/world-65774317/p09ljfrv/zh-hans" text:style-name="Internet_20_link" text:visited-style-name="Visited_20_Internet_20_Link">
zh-hans</text:a>
"]</text:p>
      <text:p text:style-name="P4">
Tags: ['乌克兰局势升温', '日本', '中國', '北大西洋公约组织']</text:p>
      <text:p text:style-name="P4">
Type: Article</text:p>
      <!--METADATA-->
      <text:h text:style-name="P12" text:outline-level="3">
<text:span text:style-name="T4">
NATO "Dongjin" set up the Tokyo liaison office Ukraine War to give birth to the "Little NATO" in Asia?</text:span>
</text:h>
      <ul>
        <li>
Lu Jiahong * BBC Chinese</li>
      </ul>
      <text:p text:style-name="P4">
7:59 am on June 1, 2023![] <text:a xlink:type="simple" xlink:href="Images/BBC Chinese/2023-06-01T07-59-39.000Z/_129951650_gettyimages-1246706109.jpg" text:style-name="Internet_20_link" text:visited-style-name="Visited_20_Internet_20_Link">
</text:a>
Image source, getty images</text:p>
      <text:p text:style-name="P4">
Image adding text,</text:p>
      <text:p text:style-name="P4">
NATO Secretary -General Stoltenberg visited Japan in early 2023. The title of the speech was "NATO and Japan: Face the new reality of security with strong partnerships".</text:p>
      <text:p text:style-name="P4">
<text:span text:style-name="T4">
 As the world's largest multinational military alliance, NATO (NATO) has become more high -profile in Asia since Moscow's invasion of Ukraine last year, causing the attention of the Indo -Pacific regional state. In May of this year, Japan officially confirmed that NATO will set up a liaison office in Tokyo in July, but at the same time clarify that Japan has no intention of applying to join NATO. </text:span>
</text:p>
      <text:p text:style-name="P4">
The Chinese Ministry of Foreign Affairs immediately criticized NATO's move to destroy the stability of the area. Chinese Foreign Ministry spokesman Mao Ning responded to the news at the news meeting, "Asia -Pacific does not welcome camps to confront and does not welcome military groups." She emphasized that since NATO claims to be a regional alliance, it should not seek geographical breakthroughs.</text:p>
      <text:p text:style-name="P4">
However, NATO set the first formal contact place in India, only symbolic significance or had substantial strategic functions?</text:p>
      <text:p text:style-name="P4">
Stephennagy, a senior associate professor of Tokyo International Christian University (ICU), told BBC Chinese that provided more opportunities for Japanese and NATO member states to share information sharing, including emergency response on security challenges across the Atlantic and Indo -Pacific regions Plan: "This has a potential Taiwan Strait crisis, the Sino -Indian border friction on the Himalayan plateau, the problem of communication routes in the South China Sea and the East China Sea, and the spread of the large -scale killing nuclear weapons of Pyongyang."</text:p>
      <text:p text:style-name="P4">
Chen Yaohua, an assistant professor of Chinese research, told the BBC that Japan ’s assistant professor of research was in Asia that the possibility of“ Little NATO ”in Asia is low. The interaction between Japan and NATO is at least in the short term that symbolizes significance than substantial significance. "After all, NATO is far away from Asia, and it is unlikely to see the NATO army appearing in Asia, and the leader of NATO is the United States.</text:p>
      <text:p text:style-name="P4">
<draw:frame draw:style-name="fr1" draw:name="Image141" text:anchor-type="as-char" svg:width="6.9236in" svg:height="3.894525in" draw:z-index="0">
<draw:image xlink:href="../Images/BBC Chinese/2023-06-01T07-59-39.000Z/_129951651_gettyimages-1239465748.jpg" xlink:type="simple" xlink:show="embed" xlink:actuate="onLoad" draw:mime-type="image/jpeg"/>
</draw:frame>
Image source, getty images</text:p>
      <text:p text:style-name="P4">
Image adding text,</text:p>
      <text:p text:style-name="P4">
NATO has covered 6 countries except Japan in G7.</text:p>
      <text:p text:style-name="P4">
However, relevant persons commented that no matter how deep the tentacles of NATO in Indo -Pacific, China has caused China to be vigilant. The latter and Moscow will counter NATO, which will directly affect the direction of Sino -Japanese relations.</text:p>
      <text:p text:style-name="P4">
There are currently 31 member states in NATO, including 6 countries in the G7, including the United States and Britain. Japan, South Korea, and Australia are NATO's partner countries in India.</text:p>
      <text:p text:style-name="P4">
<text:a xlink:type="simple" xlink:href="https://www.bbc.com/zhongwen/simp/world-62033226" text:style-name="Internet_20_link" text:visited-style-name="Visited_20_Internet_20_Link">
The NATO Summit officially included China in the "systemic challenge" for the first time: whether the tentacles have extended into Indo -Pacific</text:a>
<text:span text:style-name="T5">
 <text:a xlink:type="simple" xlink:href="https://www.bbc.com/zhongwen/simp/world-48184816" text:style-name="Internet_20_link" text:visited-style-name="Visited_20_Internet_20_Link">
The Night of the Chinese Embassy in the South China Union 20 years ago was bombed by NATO in NATO</text:a>
</text:span>
 <text:a xlink:type="simple" xlink:href="https://www.bbc.com/zhongwen/simp/world-64100994" text:style-name="Internet_20_link" text:visited-style-name="Visited_20_Internet_20_Link">
Asia -Pacific arms race competition and Sino -Japanese relations under the influence of Japanese defense expenditures</text:a>
* <text:a xlink:type="simple" xlink:href="https://www.bbc.com/zhongwen/simp/world-64382410" text:style-name="Internet_20_link" text:visited-style-name="Visited_20_Internet_20_Link">
Japan once represents the future, but it is trapped in the past</text:a>
</text:p>
      <text:p text:style-name="P4">
Image source, Takashi Aoyama / Pool / Anadolu Agency Via Getty</text:p>
      <text:p text:style-name="P4">
Image adding text,</text:p>
      <text:p text:style-name="P4">
Kishida Wenxiong has been considered as a firm gentle school within the Liberal Democratic Party, but this year, three documents have been introduced to show that Japan will break through many post -war taboos, including further expanding weapons exports.</text:p>
      <text:h text:style-name="P12" text:outline-level="3">
<text:span text:style-name="T4">
How to generate NATO Tokyo</text:span>
</text:h>
      <text:p text:style-name="P4">
The interaction between NATO and Japan became more and more frequent after Russia invaded Ukraine last year. In June last year, the Japanese Prime Minister Kishita Kishita attended the NATO Summit in Spain. In November, Japan officially joined the NATO Network Defense Center. At the end of January this year, Jensstoltenberg, the secretary -general of NATO, arrived in Tokyo and met Kishita Wenxiong. Last week, the Kyodo News Agency disclosed that Kishida was going to participate in the NATO summit held in Lithuania in July.</text:p>
      <text:p text:style-name="P4">
In fact, when Stoltenberg visited Japan at the beginning of the year, he discussed the idea of setting up a NATO -liaison office in Tokyo. He also issued a joint statement with Kishida Wenxiong after the meeting. In addition to criticizing Russia, the statement emphasized that he faced Beijing in the face of Beijing The rapid strengthening of military forces and expanding military activities have strongly urged Tokyo and NATO to cooperate in improving transparency and military control, disarmament, and anti -diffusion.</text:p>
      <text:p text:style-name="P4">
Image source, reuters</text:p>
      <text:p text:style-name="P4">
Image adding text,</text:p>
      <text:p text:style-name="P4">
Japan is expected to increase defense expenses in the next five years. By 2027, national defense funds will reach 2%of the GDP in Japan.</text:p>
      <text:p text:style-name="P4">
At the beginning of May this year, after the plan to disclose the liaison office of the Japanese media was determined, the Japanese Foreign Minister Lin Fangzheng confirmed the news that the Prime Minister Kishita Tianshi immediately stated that Japan did not join NATO's plan. At the end of May, the Chinese website "The China Project" said last week that at the end of March this year, Olivier Rittiman, the president of NATO National Defense School, visited Taiwan and met with the president of the National Defense University of Taiwan. After the news was exposed, the latter confirmed a low -key confirmation that the Taiwan government did not respond.</text:p>
      <text:p text:style-name="P4">
NATO's activity in Indo -Pacific began to radiate to the Indo -Pacific region with Japan as the main axis. Professor Chen Yanhua believes that NATO and Japan's recent close interaction should be driven by the Ukraine War. For a long time studying Sino -Japanese relations, he told BBC that Tokyo judged that Beijing would learn the possible way of attacking Taiwan from the Ukraine War, while NATO judged that there may be Beijing support behind Russia. Therefore, Tokyo may think that "if Beijing can suppress Beijing, it can suppress Moscow, so starting from one year ago, Japan and NATO have begun to strengthen contact."</text:p>
      <text:p text:style-name="P4">
Su Ziyun, director of the Institute of Defense Strategy and Resources, located in the "Institute of Defense Security" in Taipei, analyzed the two levels of political and strategic cooperation between NATO and Japan.The focus of multiple yuan strategy is to expand the in -depth cooperation between the two parties in space, network and other spaces, and share information to improve early warning results. At the same time, you can also share the cooperation of advanced technology at the technical level to prevent various emerging online attacks. Su Ziyun said that this is a preparation made by the "Zero-Day Attack" to the purpose of improving the benefits of Deterrain Warfare.</text:p>
      <text:p text:style-name="P4">
Chen Yanhua also agreed that NATO cooperation with Japan should have long -term highlights in how the two sides deepen cooperation in the fields of "responding to network threats, destructive technology, and cracking down on false information." He emphasized that online defense is one of Japan's current economic security projects. At the G7 meeting earlier, Tokyo also specifically proposed that "Japan will definitely refer to the experience of Ukraine in the Ukraine in the Ukraine War in the Ukraine War."</text:p>
      <text:p text:style-name="P4">
<text:a xlink:type="simple" xlink:href="https://www.bbc.com/zhongwen/simp/world-56403561" text:style-name="Internet_20_link" text:visited-style-name="Visited_20_Internet_20_Link">
The United States borrows the Summit of the Four Kingdoms to create a "Indo -Pacific NATO"? Japan, Taiwan or Cheng game game</text:a>
<text:span text:style-name="T5">
 <text:a xlink:type="simple" xlink:href="https://www.bbc.com/zhongwen/simp/chinese-news-63070836" text:style-name="Internet_20_link" text:visited-style-name="Visited_20_Internet_20_Link">
50th anniversary of normalization of China -Japan diplomatic relations: "Ghost Professional Households" and Sino -Japanese relations in the eyes of Chinese in Japan</text:a>
</text:span>
 <text:a xlink:type="simple" xlink:href="https://www.bbc.com/zhongwen/simp/chinese-news-47818480" text:style-name="Internet_20_link" text:visited-style-name="Visited_20_Internet_20_Link">
Focus on new opponents 70 years after the establishment of the world's largest military group</text:a>
</text:p>
      <text:p text:style-name="P4">
Image adding text,</text:p>
      <text:p text:style-name="P4">
NATO did not exist in Asia Pacific. The United States carried out military deployment through the so -called Pacific "island chain", which was a strategic pattern that continued to this day after World War II.</text:p>
      <text:h text:style-name="P12" text:outline-level="3">
<text:span text:style-name="T4">
Beijing's response</text:span>
</text:h>
      <text:p text:style-name="P4">
Most comments believe that a major spindle between NATO and Japan is to open a military contest with China.</text:p>
      <text:p text:style-name="P4">
After NATO's confirmation of the contact office in Tokyo, the Chinese Ministry of Foreign Affairs immediately slammed publicly on that day, and the wording was tough. Speaker Mao Ning said at a press conference that NATO continued to enter the Asia -Pacific and intervene in regional affairs in the east, which will inevitably undermine regional peace and stability and promote camp confrontation. Last week, Mao Ning again criticized Kishida Wenxiong's plan to attend the NATO summit this summer that the Asia -Pacific region was not the geographical category of North Atlantic.</text:p>
      <text:p text:style-name="P4">
In addition, the WeChat public account of the Chinese official media Beijing Daily, "Chang'an Street Knowledge", also issued a document in May to criticize that Japan is leading "NATO to the gate of China." In the article, the so -called "Chinese challenge" criticized NATO hype, which is called the initiator of the Russian and Ukraine conflict. "" ".</text:p>
      <text:p text:style-name="P4">
Image source, EPA</text:p>
      <text:p text:style-name="P4">
Image adding text,</text:p>
      <text:p text:style-name="P4">
Dongfeng-21D ballistic missile deployed in China. The Pentagon believes that China has strengthened the anti -intervention ability in the first island chain through the deployment of missiles and space detection systems.</text:p>
      <text:p text:style-name="P4">
Sun Xingjie, a professor at Zhongshan University of China, said that the Hong Kong media "Ming Pao" said that the cooperation between Japan and NATO can be reminiscent of the British -Japan Alliance in the early 20th century, that is, Japan hopes to cooperate with the world's most powerful military group, and then I want to establish Japan's dominant position in East Asia during the changing period of Europe.</text:p>
      <text:p text:style-name="P4">
He believes that the actions that Kishida Wento wants to make the Japanese country normally obvious. The introduction of NATO into the Asia -Pacific "Cold War camp also brought the Cold War camp into the Asia -Pacific".</text:p>
      <text:p text:style-name="P4">
However, Sun Xingjie analyzed that Kishida's goal may not be achieved, because Japan's "normally nationally", which contained in military defense, actually involves the core of Japan and the United States. Seeing that Japan can be completely military autonomy and no longer be subject to the White House. In addition, with China's existing strong national strength, it will continue to prevent the ambition of Japanese military expansion.</text:p>
      <text:p text:style-name="P4">
[Video-1-Link:/WS/AV-EMBEDS/CPS/ZHONGWEN/SIMP/World-65774317/P09LJFRV/ZH-HansS]](https://www.bbc.com/ws/av-embeds/cps/zhongwen/simp/world-65774317/p09ljfrv/zh-hans)<text:span text:style-name="T4">
 Your equipment does not support playing multimedia materials </text:span>
 video plus injection text,</text:p>
      <text:p text:style-name="P4">
2021 NATO Summit: NATO Bulletin lists China as a "systemic challenge" China counterattack refers to "the communiqué continues the Cold War thinking"</text:p>
      <text:p text:style-name="P4">
However, there are also comments that the Japanese cabinets, which have been in Japan for decades, have once pro -American or doubting the changes in the United States, which also affects the Japanese -American -China triangle relations. The Indo -Pacific Strategy of Beauty has been confirmed, and there are no signs of changes in the short term. And Abe's Kishida Wenxiong, who was promoted in one hand during his lifetime, also walked with Abe's foreign policy.</text:p>
      <text:p text:style-name="P4">
Based on this to observe the future Sino -Japanese relations, Professor Chen Yanhua told the BBC that in the future, Japan may "gradually get rid of the guilt shadow of the nation -launched country in World War II, which will undermine the current responsibility of international order and peace." He explained that Abe's previous Japanese cabinet tended to be ignored by international affairs because of the guilt of World War II, but after Xi Jinping came to power, China ’s diplomatic confrontation with the United States or the international community made Japan find a reason to be active to international affairs. Specialty, especially It is the network that surrounds China. "The historical characters of Japan and China gradually began to swap after World War II. But the purpose of this encirclement network is not to fight against China, but to deceive China."</text:p>
      <text:p text:style-name="P4">
Sun Xingjie criticized Japan to use the crisis of Russia and Ukraine's conflict to promote safety mobilization in the Asia -Pacific region. Initially, the "Ukraine Today, Tomorrow East Asia" speculation in Taiwan, and then speculation in territorial disputes between Japan and Russia. It is also a big problem.</text:p>
      <text:p text:style-name="P4">
However, Professor Naji, International University of Tokyo Christianity told BBC that even if Beijing will strengthen the cooperation between Japan and NATO, the economic connection between China and Japan is still deep, so it is expected that the relationship between the two countries will be alone because NATO will be established alone because NATO is established. The Tokyo contact office increased the tense situation. However, he believes that Beijing may respond to Japan by strengthening military cooperation with Russia in the surrounding area of Japanese territory: "This is also a strong message to Tokyo -on the issue of self -considers in Japan, Beijing and Moscow will work together to cooperate in cooperation and cooperation And put pressure on it. "</text:p>
      <text:p text:style-name="P4">
News Source: <text:a xlink:type="simple" xlink:href="https://www.bbc.com/zhongwen/simp/world-65774317" text:style-name="Internet_20_link" text:visited-style-name="Visited_20_Internet_20_Link">
https://www.bbc.com/zhongwen/simp/world-65774317</text:a>
</text:p>
      <!--NEWS-->
      <text:h text:style-name="P10" text:outline-level="1">
<text:span text:style-name="T4">
Musk ended the focus of visiting China in China</text:span>
</text:h>
      <text:p text:style-name="P4">
Author: None (Language: zh)</text:p>
      <text:p text:style-name="P4">
Publisher: None</text:p>
      <text:p text:style-name="P4">
Time: 2023-06-01T08:09:00Z</text:p>
      <text:p text:style-name="P4">
Description: American entrepreneur Musk's visit to China has received official high -standard reception and warm welcoming of the people. What does this have to do with the geopolitical politics of China and the United States and the Tesla market? What do experts think?</text:p>
      <text:p text:style-name="P4">
Videos: []</text:p>
      <text:p text:style-name="P4">
Images: []</text:p>
      <text:p text:style-name="P4">
Subject: 时政风云</text:p>
      <text:p text:style-name="P4">
Subjects: []</text:p>
      <text:p text:style-name="P4">
Keywords: ['奥巴马', '岛屿主权争端', '专题报道：全景观看“习马会”', '中国', '中共十九大', '美国', '德中关系']</text:p>
      <text:p text:style-name="P4">
Id: 65789014</text:p>
      <!--METADATA-->
      <text:p text:style-name="P4">
<text:a xlink:type="simple" xlink:href="https://www.dw.com/zh/overlay/image/article/65789014/65772428" text:style-name="Internet_20_link" text:visited-style-name="Visited_20_Internet_20_Link">
 </text:a>
American entrepreneur Musk's visit to China set off a dazzling wind. The picture shows the Chinese Foreign Minister Qin Gang met Musk in Beijing on May 30</text:p>
      <text:p text:style-name="P4">
(Voice of Germany Chinese) Twitter Elon Musk, CEO Elon Musk, ended on Thursday (June 1) and ended the iron -style Chinese visit with a full schedule. <text:a xlink:type="simple" xlink:href="https://www.dw.com/zh/zh/秦刚会晤特斯拉首席执行官马斯克/a-65771877" text:style-name="Internet_20_link" text:visited-style-name="Visited_20_Internet_20_Link">
Except for meeting with Chinese Foreign Minister Qin Gang</text:a>
Musk also met with the Minister of Commerce of China Wang Wentao and the Minister of Industry and Information Technology, Jin Zhuanglong, and was received by the high specifications of China throughout the process. <text:a xlink:type="simple" xlink:href="https://www.dw.com/zh/zh/消息人士马斯克本周将访问中国/a-65763757" text:style-name="Internet_20_link" text:visited-style-name="Visited_20_Internet_20_Link">
Become the focus of the media</text:a>
Essence</text:p>
      <text:p text:style-name="P4">
According to the news released by Chinese official media, Musk said on Tuesday (May 30) when he met with Chinese Foreign Minister Qin Gang that he was opposed to decomposing with China.</text:p>
      <text:p text:style-name="P4">
The next day (31st), Wang Wentao met with Musk; according to Xinhua News Agency, Wang Wentao said that the deep integration of the Sino -US economy, and the two sides should strengthen economic and trade dialogue and cooperation under the guidance of mutual respect, peaceful coexistence, and win -win cooperation. The "vitality and potential" of development is full of confidence in the Chinese market and is willing to continue to deepen mutual benefit cooperation.</text:p>
      <text:p text:style-name="P4">
Musk also met Jin Zhuanglong on the 31st. The two sides exchanged opinions on issues such as the development of China and the United States and the development of smart connected cars.(https://www.dw.com/zh/zh/电池的副作用宁德时代在德投资受审视/a-65549438)Chairman Zeng Yuqun has dinner.</text:p>
      <text:p text:style-name="P4">
Tesla did not respond to Reuters' comment requests, and Musk himself did not disclose specific conversation content to the media. Therefore, the outside world knows very little about the details of his talks with Chinese officials.</text:p>
      <text:p text:style-name="P4">
Reuters pointed out that Musk's trip to China this week has attracted much attention from Chinese netizens; people call him "pioneer", "Ma Ge" and "global idols" in social media. Some users commented: "Musk is really great. If China can have people like Musk."</text:p>
      <text:p text:style-name="P4">
Previously, Tim Cook, President of Apple, visited China in March. JP Morgan Chase CEO Jamie Dimon and Starbucks ’s executive president Laxmannarasimhan also visited China this week; Compared with American entrepreneurs, Musk's visit to China has attracted more attention.</text:p>
      <text:p text:style-name="P4">
However, although the Chinese media became the focus, Musk seemed to have changed the usual high -profile style on Twitter. Before the interruption of this article, he did not publish any content related to China on his Twitter.</text:p>
      <text:p text:style-name="P4">
Musk's private plane arrived at Beijing Capital International Airport on May 30</text:p>
      <text:h text:style-name="P12" text:outline-level="3">
<text:span text:style-name="T4">
Visit the Tesla Factory in China</text:span>
</text:h>
      <text:p text:style-name="P4">
In addition to meeting Chinese officials, Musk also visited Tesla's electric vehicle factory in Shanghai on Wednesday evening; Reuters pointed out that he was welcomed by hundreds of employees locally.</text:p>
      <text:p text:style-name="P4">
"A very meaningful day!" Grace Ta, head of Tesla's public affairs in China, said in a Weibo article with photos.</text:p>
      <text:p text:style-name="P4">
Musk's trip was the first time since visiting the Tesla Shanghai plant in early 2020. Tesla built a super factory in Shanghai in 2019 and is the company's highest productivity automobile manufacturer. On April 9 this year, <text:a xlink:type="simple" xlink:href="https://www.dw.com/zh/zh/特斯拉首個海外儲能工廠落腳上海/a-65269257" text:style-name="Internet_20_link" text:visited-style-name="Visited_20_Internet_20_Link">
Tesla announced in Twitter that it will open an energy storage plant in Shanghai</text:a>
This will be Tesla's second factory in Shanghai.</text:p>
      <text:p text:style-name="P4">
In response to the prospects of Tesla's future in China, Chen Hongxin, an associate professor at the East China Normal University Enterprise Management Department, pointed out to DW that Tesla's production scale in the United States and Germany is smaller than in China. ; Tesla's goal of driving in China this year has reached 1 million, and the price of Tesla made by China is lower than the price made by the United States.</text:p>
      <text:p text:style-name="P4">
However, Tesla is currently facing many problems, including the weak demand in the Chinese market, and competition with Chinese auto manufacturers has continued to intensify.</text:p>
      <text:p text:style-name="P4">
Chen Hongxin believes that the overall automobile market in China is currently going downhill, but <text:a xlink:type="simple" xlink:href="https://www.dw.com/zh/zh/中国一季度汽车出口超过日本-俄罗斯成为最大海外市场/a-65668908" text:style-name="Internet_20_link" text:visited-style-name="Visited_20_Internet_20_Link">
new energy vehicle sales performance is still good</text:a>
Essence As China's sixth -generation national environmental protection standards will be on the road on July 1, as environmental protection standards increase, the sales of China's gasoline vehicle market will be seriously impacted. Therefore, the outside world is still relatively optimistic about the electric vehicle market.</text:p>
      <text:p text:style-name="P4">
Tesla's super factory in Shanghai (data photo)</text:p>
      <text:h text:style-name="P12" text:outline-level="3">
<text:span text:style-name="T4">
Scholar: Release China Welcome Foreign Capital Signals</text:span>
</text:h>
      <text:p text:style-name="P4">
Chen Hongxin told DW that Musk's visit to China was mainly because the Chinese government strongly invited at this time to represent its signal on behalf of it, hoping to clarify the recent <text:a xlink:type="simple" xlink:href="https://www.dw.com/zh/zh/德语媒体中国经济好景不再/a-65723945" text:style-name="Internet_20_link" text:visited-style-name="Visited_20_Internet_20_Link">
China's poor economy</text:a>
Essence "Everything that the Chinese government does has its meaning," he said.</text:p>
      <text:p text:style-name="P4">
Wang Liben, a special professor of Taiwanese college in Guangxi University in Guangxi University, told DW that foreign investment has been moving from China in the past 4 years. The Sino -US trade war also has a great relationship.</text:p>
      <text:p text:style-name="P4">
Wang Liben interpreted that Musk's interview this time is equivalent to declared to the outside world that these situations may end. "He comes to China, and if he can have a indicator of overtime, it will be helpful to attract foreign capital again in the future."</text:p>
      <text:p text:style-name="P4">
Chen Hongxin pointed out that Western entrepreneurs such as Musk have continuously released the arguments that cannot be decoupled with China, which is of meaning for their own companies and China, because China has a huge market.</text:p>
      <text:p text:style-name="P4">
"The result of decourse is to force China to do it by itself (this industry), and even in case of better and better, China can still go abroad to buy." Chen Hongxin believes that for such a large economy in China, <text:a xlink:type="simple" xlink:href="https://www.dw.com/zh/zh/美欲限縮中國晶片發展-出口管制有用嗎/a-65767213" text:style-name="Internet_20_link" text:visited-style-name="Visited_20_Internet_20_Link">
the United States’s Sanctions</text:a>
"Not necessarily the right method."</text:p>
      <text:p text:style-name="P4">
The picture shows Tesla electric vehicles exhibited at the Hong Kong International Automobile Expo in 2021 (data photo)</text:p>
      <text:h text:style-name="P12" text:outline-level="3">
<text:span text:style-name="T4">
European and American business community still has doubts about ChinaThe United States CNN reports that some high -level supervisors of some foreign companies have found that China is now a more complex business environment, which is characterized by <text:a xlink:type="simple" xlink:href="https://www.dw.com/zh/zh/中國突擊美企上海辦公室-掀外商憂慮/a-65447816" text:style-name="Internet_20_link" text:visited-style-name="Visited_20_Internet_20_Link">
crackdown on international consulting companies</text:a>
, <text:a xlink:type="simple" xlink:href="https://www.dw.com/zh/zh/中國加強反間諜-諮詢公司涉危害國安遭查/a-65557271" text:style-name="Internet_20_link" text:visited-style-name="Visited_20_Internet_20_Link">
Geopolical tensions</text:a>
And uncertain investment prospects.</text:span>
</text:h>
      <text:p text:style-name="P4">
Such uncertainty has caused some companies to invest more funds in China. A survey of the British Chamber of Commerce last month showed that 70%of companies said that they took a "watch" attitude towards a long -term investment in China.</text:p>
      <text:p text:style-name="P4">
Nick Marro, the head of the British "Economist" think tank (EIU), said that the business confidence was "relatively vulnerable" because China recently ended a strict epidemic prevention policy.</text:p>
      <text:p text:style-name="P4">
"Recently, the blow to information providers has exacerbated this uncertainty," Ma Zhiang told CNN. "The company is increasingly uncertain where the government's red line is, and what measures they need to take to avoid violating regulatory agencies."</text:p>
      <text:p text:style-name="P4">
Bloomberg reported that Michael Hart, president of the American Chamber of Commerce in China last month, said that <text:a xlink:type="simple" xlink:href="https://www.dw.com/zh/zh/中國修訂反間諜法-擴大國安執法權力/a-65447359" text:style-name="Internet_20_link" text:visited-style-name="Visited_20_Internet_20_Link">
American business people are afraid of becoming the next goal of Beijing</text:a>
Essence "Regardless of the government's intention, this is the information received (we)," he said.</text:p>
      <text:p text:style-name="P4">
Alfred Wu, an associate professor of the School of Public Policy of the National University of Singapore, said, "the Chinese government is trying to find a balance between safety and development, but this will be difficult to achieve."</text:p>
      <text:h text:style-name="P12" text:outline-level="3">
<text:span text:style-name="T4">
World Economic Engine Make no longer foreign companies want to evacuate the Chinese market?</text:span>
</text:h>
      <text:p text:style-name="P4">
(Comprehensive report)</text:p>
      <text:p text:style-name="P4">
News Source: <text:a xlink:type="simple" xlink:href="https://www.dw.com/zh/馬斯克結束訪華行-在中國成焦點/a-65789014" text:style-name="Internet_20_link" text:visited-style-name="Visited_20_Internet_20_Link">
https://www.dw.com/zh/馬斯克結束訪華行-在中國成焦點/a-65789014?maca=chi-rss-chi-all-1127-rdf</text:a>
</text:p>
      <!--NEWS-->
      <text:h text:style-name="P10" text:outline-level="1">
<text:span text:style-name="T4">
The United States, the Philippines, and Japan will hold the first joint naval exercise</text:span>
</text:h>
      <text:p text:style-name="P4">
Author: 半岛电视台＋通讯社</text:p>
      <text:p text:style-name="P4">
Publisher: Al Jazeera</text:p>
      <text:p text:style-name="P4">
Published Time: 2023-06-01T08:10:59</text:p>
      <text:p text:style-name="P4">
Modified Time: 2023-06-01T08:11:23</text:p>
      <text:p text:style-name="P4">
Description: The coast guards in the United States, Japan and the Philippines will hold a joint maritime exercise in the South China Sea waters. The exercise will begin on June 1 and last until June 7.</text:p>
      <text:p text:style-name="P4">
Images: ["<text:a xlink:type="simple" xlink:href="https://chinese.aljazeera.net/wp-content/uploads/2023/06/USA-PHILIPPINES-DEFENCE-1685593390-1685606495.webp" text:style-name="Internet_20_link" text:visited-style-name="Visited_20_Internet_20_Link">
USA-PHILIPPIN...</text:a>
", "<text:a xlink:type="simple" xlink:href="https://chinese.aljazeera.net/wp-content/uploads/2023/03/maxresdefault-15.jpg" text:style-name="Internet_20_link" text:visited-style-name="Visited_20_Internet_20_Link">
maxresdefault...</text:a>
"]</text:p>
      <text:p text:style-name="P4">
Topics: ['亚太', '军事', '政治', '新闻']</text:p>
      <text:p text:style-name="P4">
Keywords: ['亚太', '军事', '政治', '新闻', '日本', '美国', '菲律宾']</text:p>
      <text:p text:style-name="P4">
Type: Article</text:p>
      <!--METADATA-->
      <text:p text:style-name="P4">
<draw:frame draw:style-name="fr1" draw:name="Image151" text:anchor-type="as-char" svg:width="6.9236in" svg:height="4.612736in" draw:z-index="0">
<draw:image xlink:href="../ConvertedIMGs/Aljazeera Chinese/2023-06-01T08-10-59/USA-PHILIPPINES-DEFENCE-1685593390-1685606495.png" xlink:type="simple" xlink:show="embed" xlink:actuate="onLoad" draw:mime-type="image/png"/>
</draw:frame>
On April 13, 2023, during the United States -Philippine "side -shoulder" annual joint military exercise held in McGeshay Fort, the Philippines in the Philippines, a American soldier fired a javelin anti -tank weapon system(Reuters)The coastal guards in the United States, Japan and the Philippines will hold a joint maritime exercise in the South China Sea Water. This is the first time that the three countries are worried about China's regional activities and influence on increasing influence.</text:p>
      <text:p text:style-name="P4">
This exercise held in the sea near Badan, Philippines will begin on June 1 and last until June 7.</text:p>
      <text:p text:style-name="P4">
On the occasion of these exercises, the United States is seeking to strengthen military diplomacy in the region, and holds more frequent military exercises with its allies and partners in the South China Sea and the Western Pacific waters around the South China Sea and the Western Pacific waters.</text:p>
      <text:p text:style-name="P4">
Similarly, China has also increased military exercises in strategic waters.</text:p>
      <text:p text:style-name="P4">
China has held military exercises with Laos, Singapore, and Cambodia this year, and will send warships to participate in multilateral naval exercises hosted by Indonesia this month.</text:p>
      <text:p text:style-name="P4">
The Philippine Coast Guard spokesman Oande Barrilo told reporters on Monday that the tripartite joint military exercise from the United States and Japan, and Australia will also join it as an observation country.</text:p>
      <text:p text:style-name="P4">
He also said that only four Philippine ships, one American ship and a Japanese ship will participate in exercises aiming to improve search and rescue cooperation and law enforcement operations.</text:p>
      <text:p text:style-name="P4">
Japan and the United States have been in contact with the Philippines in February this year. Just in the same month, the Philippines has accused China of activities in the South China Sea, and China insists on sovereignty over the region.</text:p>
      <text:p text:style-name="P4">
Barrilo said, "This is a regular activity between the coastal guards institutions", "holding exercises with their peers, there is nothing wrong with this."</text:p>
      <text:p text:style-name="P4">
Since Ferdinand Marcos has replaced Duterte as the President of the Philippines last year, the United States, Japan and Australia often condemned China for militaryization of the South China Sea and sought more close contact with the Philippines.</text:p>
      <text:p text:style-name="P4">
<draw:frame draw:style-name="fr1" draw:name="Image152" text:anchor-type="as-char" svg:width="6.9236in" svg:height="3.894525in" draw:z-index="0">
<draw:image xlink:href="../Images/Aljazeera Chinese/2023-06-01T08-10-59/maxresdefault-15.jpg" xlink:type="simple" xlink:show="embed" xlink:actuate="onLoad" draw:mime-type="image/jpeg"/>
</draw:frame>
Dispute between Pacific(Peninsula TV Station)The Philippines was dissatisfied with the Chinese behavior of China in this strategic waters. It is reported that the Chinese maritime police ship used to use "military -grade laser" to drive the Philippine ships from the Renren Love Reef.</text:p>
      <text:p text:style-name="P4">
Barry said that the upcoming maritime exercise will include anti -pirate simulation operations, and may also involve interception exercises with ships carrying large -scale killing weapons.</text:p>
      <text:p text:style-name="P4">
China is also trying to deepen its military contact with its neighboring countries.</text:p>
      <text:p text:style-name="P4">
In May of this year, China and Laos inland neighboring countries held rare joint military exercises, and held joint exercises with Singapore at the end of the South Hainan.</text:p>
      <text:p text:style-name="P4">
In March of this year, China and Cambodia held military exercises for the first time in the Cambodia waters.</text:p>
      <text:p text:style-name="P4">
The Chinese Ministry of National Defense said on Wednesday that the Zhanjiang Ship and Xuchang Ship equipped with missiles will be dispatched to Indonesia to participate in the "Komo-20123" multi-countries joint exercises.</text:p>
      <text:p text:style-name="P4">
Indonesia has invited 47 countries including North Korea, Russia, South Korea and the United States to participate in the exercise that will be held from June 4th to 8th.</text:p>
      <text:p text:style-name="P4">
China also plans to hold a joint military exercise codenamed "AMANA Youyi-2023" with Cambodia, Laos, Malaysia, Thailand and Vietnam.</text:p>
      <text:p text:style-name="P4">
The relationship between China and the United States has been in a state of tension. As the two largest economies in the world, there are all aspects of the two countries in the Taiwan Strait and the South China Sea.</text:p>
      <text:p text:style-name="P4">
News Source: <text:a xlink:type="simple" xlink:href="https://chinese.aljazeera.net/asia-pacific/2023/6/1/%e7%be%8e%e5%9b%bd%e8%8f%b2%e5%be%8b%e5%ae%be%e6%97%a5%e6%9c%ac%e5%b0%86%e4%b8%be%e8%a1%8c%e9%a6%96%e5%9c%ba%e8%81%94%e5%90%88%e6%b5%b7%e5%86%9b%e6%bc%94%e4%b9%a0" text:style-name="Internet_20_link" text:visited-style-name="Visited_20_Internet_20_Link">
https://chinese.aljazeera.net/asia-pacific/2023/6/1/%e7%be%8e%e5%9b%bd%e8%8f%b2%e5%be%8b%e5%ae%be%e6%97%a5%e6%9c%ac%e5%b0%86%e4%b8%be%e8%a1%8c%e9%a6%96%e5%9c%ba%e8%81%94%e5%90%88%e6%b5%b7%e5%86%9b%e6%bc%94%e4%b9%a0</text:a>
</text:p>
      <!--NEWS-->
      <text:h text:style-name="P10" text:outline-level="1">
<text:span text:style-name="T4">
Kiev and Russia Belgrod were attacked by missiles and criticized Moscow to provide remote weapons in the west</text:span>
</text:h>
      <text:p text:style-name="P4">
Author: 半岛电视台＋通讯社</text:p>
      <text:p text:style-name="P4">
Publisher: Al Jazeera</text:p>
      <text:p text:style-name="P4">
Published Time: 2023-06-01T08:14:12</text:p>
      <text:p text:style-name="P4">
Modified Time: 2023-06-01T08:14:12</text:p>
      <text:p text:style-name="P4">
Description: The Ukraine Capital Government said that Russian missiles attacked the city and killed 3 people, and at least 14 were injured. At the same time, the authorities announced that Kiev and the northern region of the country entered an air alert state.</text:p>
      <text:p text:style-name="P4">
Images: ["<text:a xlink:type="simple" xlink:href="https://chinese.aljazeera.net/wp-content/uploads/2023/06/1-1685606577.png" text:style-name="Internet_20_link" text:visited-style-name="Visited_20_Internet_20_Link">
1-1685606577.png</text:a>
", "<text:a xlink:type="simple" xlink:href="https://chinese.aljazeera.net/wp-content/uploads/2023/06/1-1685606653.jpg" text:style-name="Internet_20_link" text:visited-style-name="Visited_20_Internet_20_Link">
1-1685606653.jpg</text:a>
", "<text:a xlink:type="simple" xlink:href="https://chinese.aljazeera.net/wp-content/uploads/2023/06/2-1685606704.jpg" text:style-name="Internet_20_link" text:visited-style-name="Visited_20_Internet_20_Link">
2-1685606704.jpg</text:a>
", "<text:a xlink:type="simple" xlink:href="https://chinese.aljazeera.net/wp-content/uploads/2023/06/3-1685606746.jpg" text:style-name="Internet_20_link" text:visited-style-name="Visited_20_Internet_20_Link">
3-1685606746.jp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53" text:anchor-type="as-char" svg:width="6.9236in" svg:height="4.612736in" draw:z-index="0">
<draw:image xlink:href="../Images/Aljazeera Chinese/2023-06-01T08-14-12/1-1685606577.png" xlink:type="simple" xlink:show="embed" xlink:actuate="onLoad" draw:mime-type="image/png"/>
</draw:frame>
A building in the Ukraine capital Kiev was encountered after the Russian drone attack (Anadoru News Agency)</text:p>
      <text:p text:style-name="P4">
The Ukraine Capital Government said that Russian missiles attacked the city and killed 3 people, and at least 14 were injured. At the same time, the authorities announced that Kiev and the northern region of the country entered an air alert state.</text:p>
      <text:p text:style-name="P4">
The development of the above situation coincided with the time when Moscow criticized the Western direction of Kiev to provide remote weapons, Moscow believed that the saying that Western countries "this does not encourage combat Russia" is purely "lies."</text:p>
      <text:p text:style-name="P4">
Mayor Kiev said that a series of explosions occurred in the city, and the air defense system responded to the goals in the sky.</text:p>
      <text:p text:style-name="P4">
The Ukrainian Air Force confirmed that its defense system shot down 10 Iskander ballistic missiles at Kiev at night.</text:p>
      <text:p text:style-name="P4">
The Kiev Military Authority also reported that due to missile fragments, fires occurred near the Nieber River, and at the same time, a clinic in the Desniyan area was damaged by another missile.</text:p>
      <text:p text:style-name="P4">
<draw:frame draw:style-name="fr1" draw:name="Image154" text:anchor-type="as-char" svg:width="6.9236in" svg:height="3.894525in" draw:z-index="0">
<draw:image xlink:href="../Images/Aljazeera Chinese/2023-06-01T08-14-12/1-1685606653.jpg" xlink:type="simple" xlink:show="embed" xlink:actuate="onLoad" draw:mime-type="image/jpeg"/>
</draw:frame>
Drone's attack and upgrade of targets in Russia</text:p>
      <text:h text:style-name="P13" text:outline-level="4">
<text:span text:style-name="T4">
Bombing Belgo Rhoder</text:span>
</text:h>
      <text:p text:style-name="P4">
On the other hand, Russia's Belgo Rhode Governor Vivia Chesslav Grankov said this morning that Ukraine bombed the town of Chembno, which belonged to the area at night, causing the two to be injured.</text:p>
      <text:p text:style-name="P4">
Grankov posted on Telegram, "On Cat Bitino, this is a intense night, the shelling of the Ukrainian armed forces lasted for an hour. According to preliminary data, two were injured."</text:p>
      <text:p text:style-name="P4">
The governor added that a citizen's arm was amputated and the situation was still serious, while another citizen suffered a brain shock and was taken to the hospital alone. The situation was average.</text:p>
      <text:p text:style-name="P4">
Gradkov confirmed that he had provided medical assistance to those in need and added that there were operations and emergency services on the spot.</text:p>
      <text:p text:style-name="P4">
<draw:frame draw:style-name="fr1" draw:name="Image155" text:anchor-type="as-char" svg:width="6.9236in" svg:height="3.894525in" draw:z-index="0">
<draw:image xlink:href="../Images/Aljazeera Chinese/2023-06-01T08-14-12/2-1685606704.jpg" xlink:type="simple" xlink:show="embed" xlink:actuate="onLoad" draw:mime-type="image/jpeg"/>
</draw:frame>
Russian drone launched a large -scale attack on Kiev, the capital of Ukraine</text:p>
      <text:h text:style-name="P13" text:outline-level="4">
<text:span text:style-name="T4">
false declaration</text:span>
</text:h>
      <text:p text:style-name="P4">
Regarding politics, Russian Foreign Minister Sergei Lavrov criticized the West direction Kiev to provide long -range weapons, saying that those who said "this will not encourage Russia" is lying.</text:p>
      <text:p text:style-name="P4">
Yesterday, the White House of the United States announced the latest batch of military assistance to Ukraine, including air defense systems, ammunition and other defense equipment worth as high as $ 300 million.</text:p>
      <text:p text:style-name="P4">
The U.S. Department of Defense (Pentagon) said that these aid supplies include the Patriot's air defense missile system, the thorns air defense system, the tank ammunition and other equipment.</text:p>
      <text:p text:style-name="P4">
Since President Biden entered the White House, the United States has provided Ukraine with more than $ 38.3 billion in security assistance, including about $ 37.6 billion in assistance since the outbreak of the Russian war in February 2022.</text:p>
      <text:p text:style-name="P4">
On the other hand, Russian Foreign Minister has accused Britain of inciting Ji Fu's "horror" operation to Russia.</text:p>
      <text:p text:style-name="P4">
Lavrov said that British Foreign Minister James Cleverly said that "Kiev knows a means to ensure safety to ensure its safety."</text:p>
      <text:p text:style-name="P4">
Cleverly confirmed earlier that Ukraine has the right to use force overseas to weaken Russia's ability to use force in Ukraine.</text:p>
      <text:p text:style-name="P4">
This is a comment published by the continuous attack on Russia's targets. Moscow announced yesterday that drones have attacked two refineries, and one of the border towns was shelled for the third time within a week.</text:p>
      <text:p text:style-name="P4">
Western countries have different positions on these attacks. These attacks have increased in recent weeks, and eventually led to the unprecedented drone attack on Moscow on Tuesday, and last week A large -scale armed invasion.</text:p>
      <text:p text:style-name="P4">
<draw:frame draw:style-name="fr1" draw:name="Image156" text:anchor-type="as-char" svg:width="6.9236in" svg:height="3.894525in" draw:z-index="0">
<draw:image xlink:href="../Images/Aljazeera Chinese/2023-06-01T08-14-12/3-1685606746.jpg" xlink:type="simple" xlink:show="embed" xlink:actuate="onLoad" draw:mime-type="image/jpeg"/>
</draw:frame>
The conflict upgrade of both sides of the Russian and Ukraine war</text:p>
      <text:h text:style-name="P13" text:outline-level="4">
<text:span text:style-name="T4">
Ukraine denied</text:span>
</text:h>
      <text:p text:style-name="P4">
Kiev denied the responsibility for these attacks, and Mykhailo Podolyak said that these attacks were "internal organization" attacks.</text:p>
      <text:p text:style-name="P4">
Podoliak explained in an interview with the Peninsula TV station that the small drone attack launched from near Moscow also pointed out that, in view of the more and more drone attacks, Russia loses its control of its airspace.</text:p>
      <text:p text:style-name="P4">
Podoliak added, "We are happy about what Russia is happening ... war is gradually moving to Russia's land because they are not trying to solve problems in a peaceful way."</text:p>
      <text:p text:style-name="P4">
He added, "We see that the drone attack on Russia has continued to increase. At the organization level, these are internal organizations. Russia is losing its control of its airspace. From Ukraine, it was launched from the area around Moscow, which shows that Russia is not as powerful as it claims, and there is no powerful air defense system. "</text:p>
      <text:p text:style-name="P4">
News Source: <text:a xlink:type="simple" xlink:href="https://chinese.aljazeera.net/news/war-in-ukraine/2023/6/1/%e5%9f%ba%e8%be%85%e5%92%8c%e4%bf%84%e7%bd%97%e6%96%af%e5%88%ab%e5%b0%94%e5%93%a5%e7%bd%97%e5%be%b7%e9%81%ad%e5%af%bc%e5%bc%b9%e8%a2%ad%e5%87%bb%e4%b8%8e%e8%8e%ab%e6%96%af%e7%a7%91%e6%89%b9%e8%af%84" text:style-name="Internet_20_link" text:visited-style-name="Visited_20_Internet_20_Link">
https://chinese.aljazeera.net/news/war-in-ukraine/2023/6/1/%e5%9f%ba%e8%be%85%e5%92%8c%e4%bf%84%e7%bd%97%e6%96%af%e5%88%ab%e5%b0%94%e5%93%a5%e7%bd%97%e5%be%b7%e9%81%ad%e5%af%bc%e5%bc%b9%e8%a2%ad%e5%87%bb%e4%b8%8e%e8%8e%ab%e6%96%af%e7%a7%91%e6%89%b9%e8%af%84</text:a>
</text:p>
      <!--NEWS-->
      <text:h text:style-name="P10" text:outline-level="1">
<text:span text:style-name="T4">
News: Former US Vice President Pence proposed to run for president</text:span>
</text:h>
      <text:p text:style-name="P4">
Author: 联合早报 (Person)</text:p>
      <text:p text:style-name="P4">
Publisher: 联合早报 (Organization)</text:p>
      <text:p text:style-name="P4">
Published Time: 2023-06-01T08:20</text:p>
      <text:p text:style-name="P4">
Modified Time: 2023-06-01T08:24</text:p>
      <text:p text:style-name="P4">
Description: According to sources, former US Vice President Pence will participate in the 2024 presidential election to challenge his former boss and the intimate political allies Trump. Comprehensive Reuters and Bloomberg reported that sources said that 63 -year -old Pence plans to pass videos and speeches on June 7 in Ai ...</text:p>
      <text:p text:style-name="P4">
Videos: []</text:p>
      <text:p text:style-name="P4">
Audios: []</text:p>
      <text:p text:style-name="P4">
Images: []</text:p>
      <text:p text:style-name="P4">
Type: NewsArticle</text:p>
      <text:p text:style-name="P4">
Breadcrumbs: ['即时', '国际']</text:p>
      <text:p text:style-name="P4">
Keywords: ['美国', '大选', '彭斯']</text:p>
      <!--METADATA-->
      <text:p text:style-name="P4">
According to sources, former Vice President of the United States <text:a xlink:type="simple" xlink:href="https://www.zaobao.com/keywords/peng-si" text:style-name="Internet_20_link" text:visited-style-name="Visited_20_Internet_20_Link">
Pence</text:a>
He will participate in the 2024 Presidential Election to challenge his former boss and the intimate political allies Trump.</text:p>
      <text:p text:style-name="P4">
Comprehensive Reuters and Bloomberg reported that sources said that 63 -year -old Pence plans to officially announce the presidential campaign in Eva on June 7 through videos and speeches.</text:p>
      <text:p text:style-name="P4">
Pence is a firm social conservative. He has been supported by Trump during his tenure, but since the loss of Trump's election, Pence has become increasingly alienated with the former Republican President. Pence said that Trump encouraged thugs to attack the US Congress on January 6, 2021, causing him and his family to be in danger.</text:p>
      <text:p text:style-name="P4">
Trump has a huge poll leader among more than 10 Republicans who have announced the election. This movement may split the main opposition to the former president. According to the average polls of RealclearPolitics, Pence's average polls in the Republican camp on Wednesday (May 31) are less than 4%, while the average polls of Trump are 53%.</text:p>
      <text:p text:style-name="P4">
Pence continues to support Trump's many policies and shaped himself as a peaceful and consensus substitute. He also made a appeal to the gospel Christian groups more directly; in recent months, he has spent a lot of time visiting large churches across the country.</text:p>
      <text:p text:style-name="P4">
Whether Pence's campaign can succeed depends on whether he can attract enough supporters of the Trump policy; these supporters are disgusted with the remarks and behaviors of the former president. Burns, the governor of Indiana and the leader of the House of Representatives in the United States, will also test the appetite of the Republican party building in more and more voters to test the Republican party building.</text:p>
      <text:p text:style-name="P4">
News Source: <text:a xlink:type="simple" xlink:href="https://www.zaobao.com.sg/realtime/world/story20230601-1400177" text:style-name="Internet_20_link" text:visited-style-name="Visited_20_Internet_20_Link">
https://www.zaobao.com.sg/realtime/world/story20230601-1400177</text:a>
</text:p>
      <!--NEWS-->
      <text:h text:style-name="P10" text:outline-level="1">
<text:span text:style-name="T4">
United Nations: The lack of women in China's highest leadership is worrying</text:span>
</text:h>
      <text:p text:style-name="P4">
Author: chinese@voanews.com (美国之音)</text:p>
      <text:p text:style-name="P4">
Publisher: 美国之音中文网 (Type: NewsMediaOrganization)</text:p>
      <text:p text:style-name="P4">
Published Time: 2023-06-01T08:25:48+08:00</text:p>
      <text:p text:style-name="P4">
Modified Time: 2023-06-01 00:25:48Z</text:p>
      <text:p text:style-name="P4">
Description: In a report, the United Nations stated that the lack of young women in China's supreme leadership is concerned, and it is suggested that China adopt a legal quota and gender equity system to accelerate the realization of women's equal representatives in the government.</text:p>
      <text:p text:style-name="P4">
Videos: []</text:p>
      <text:p text:style-name="P4">
Images: []</text:p>
      <text:p text:style-name="P4">
Categories: ['中国', '人权']</text:p>
      <text:p text:style-name="P4">
Type: None</text:p>
      <!--METADATA-->
      <text:p text:style-name="P4">
Nonenone</text:p>
      <text:p text:style-name="P4">
News Source: <text:a xlink:type="simple" xlink:href="https://www.voachinese.com/a/un-says-concerned-about-lack-of-women-in-china-s-top-government-20230531/7117724.html" text:style-name="Internet_20_link" text:visited-style-name="Visited_20_Internet_20_Link">
https://www.voachinese.com/a/un-says-concerned-about-lack-of-women-in-china-s-top-government-20230531/7117724.html</text:a>
</text:p>
      <!--NEWS-->
      <text:h text:style-name="P10" text:outline-level="1">
<text:span text:style-name="T4">
The US House of Representatives approves the debt limit agreement reached by Biden and McCarthy</text:span>
</text:h>
      <text:p text:style-name="P4">
Author: Siobhan Hughes / Natalie Andrews</text:p>
      <text:p text:style-name="P4">
Publisher: 华尔街日报中文网</text:p>
      <text:p text:style-name="P4">
Published Time: 2023-06-01T08:30:00.000Z</text:p>
      <text:p text:style-name="P4">
Modified Time: 2023-06-01T08:30:00.000Z</text:p>
      <text:p text:style-name="P4">
Created Time: 2023-06-01T00:55:00.000Z</text:p>
      <text:p text:style-name="P4">
Description: The US House of Representatives passed a comprehensive bill, which suspended the federal government's $ 3.14 trillion debt limit on the premise of cutting expenditure to avoid increasingly closer government defaults.</text:p>
      <text:p text:style-name="P4">
Images: []</text:p>
      <text:p text:style-name="P4">
Categories: ['国际']</text:p>
      <text:p text:style-name="P4">
Keywords: SYND</text:p>
      <text:p text:style-name="P4">
Type: Article</text:p>
      <!--METADATA-->
      <text:p text:style-name="P4">
American House of Representatives passed a comprehensive bill <text:a xlink:type="simple" xlink:href="https://cn.wsj.com/articles/CN-BGH-20230529093346" text:style-name="Internet_20_link" text:visited-style-name="Visited_20_Internet_20_Link">
Comprehensive Act</text:a>
Under the premise of cutting expenditures, the federal government's debt limit was suspended;(Kevin McCarthy)Powerful promotion of this President Biden(Joe Biden)The agreement reached through voting to avoid increasingly closer <text:a xlink:type="simple" xlink:href="https://cn.wsj.com/articles/CN-ECB-20230530085558" text:style-name="Internet_20_link" text:visited-style-name="Visited_20_Internet_20_Link">
government breach of contract</text:a>
 。</text:p>
      <text:p text:style-name="P4">
News Source: <text:a xlink:type="simple" xlink:href="https://cn.wsj.com/articles/%E7%BE%8E%E5%9B%BD%E4%BC%97%E8%AE%AE%E9%99%A2%E6%89%B9%E5%87%86%E6%8B%9C%E7%99%BB%E4%B8%8E%E9%BA%A6%E5%8D%A1%E9%94%A1%E8%BE%BE%E6%88%90%E7%9A%84%E5%80%BA%E5%8A%A1%E4%B8%8A%E9%99%90%E5%8D%8F%E8%AE%AE-c257957" text:style-name="Internet_20_link" text:visited-style-name="Visited_20_Internet_20_Link">
https://cn.wsj.com/articles/%E7%BE%8E%E5%9B%BD%E4%BC%97%E8%AE%AE%E9%99%A2%E6%89%B9%E5%87%86%E6%8B%9C%E7%99%BB%E4%B8%8E%E9%BA%A6%E5%8D%A1%E9%94%A1%E8%BE%BE%E6%88%90%E7%9A%84%E5%80%BA%E5%8A%A1%E4%B8%8A%E9%99%90%E5%8D%8F%E8%AE%AE-c257957</text:a>
</text:p>
      <!--NEWS-->
      <text:h text:style-name="P10" text:outline-level="1">
<text:span text:style-name="T4">
Sudan armed forces suspended participation in ceasefire negotiations</text:span>
</text:h>
      <text:p text:style-name="P4">
Author: 联合早报 (Person)</text:p>
      <text:p text:style-name="P4">
Publisher: 联合早报 (Organization)</text:p>
      <text:p text:style-name="P4">
Published Time: 2023-06-01T08:31</text:p>
      <text:p text:style-name="P4">
Modified Time: 2023-06-01T08:35</text:p>
      <text:p text:style-name="P4">
Description: The Sudan armed forces announced that they had suspended the ceasefire negotiations with the fast support forces. Xinhua News Agency reported that the Sudan Armed Forces Spokesman's Office issued a statement on Wednesday (May 31) saying that the Sudan Armed Forces General Command decided to suspend the ongoing negotiations and make this decision because ...</text:p>
      <text:p text:style-name="P4">
Videos: []</text:p>
      <text:p text:style-name="P4">
Audios: []</text:p>
      <text:p text:style-name="P4">
Images: []</text:p>
      <text:p text:style-name="P4">
Type: NewsArticle</text:p>
      <text:p text:style-name="P4">
Breadcrumbs: ['即时', '国际']</text:p>
      <text:p text:style-name="P4">
Keywords: ['苏丹', '停火']</text:p>
      <!--METADATA-->
      <text:p text:style-name="P4">
The Sudan armed forces announced that they had suspended the ceasefire negotiations with the fast support forces.</text:p>
      <text:p text:style-name="P4">
Xinhua News Agency reported that the Sudan Armed Forces Spokesperson Office issued a statement on Wednesday (May 31) saying that the Sudan Armed Forces General Headquarters <text:a xlink:type="simple" xlink:href="https://www.zaobao.com/realtime/world/story20230531-1400047" text:style-name="Internet_20_link" text:visited-style-name="Visited_20_Internet_20_Link">
Decision to suspend the ongoing negotiations</text:a>
The decision made this decision was because the fast support forces "continued to violate the ceasefire agreement and failed to fulfill any terms of the agreement."</text:p>
      <text:p text:style-name="P4">
A source who did not want to disclose the name of the Sudan armed forces said that although the armed forces suspended to participate in a ceasefire negotiation, they did not mean to withdraw from the negotiations.</text:p>
      <text:p text:style-name="P4">
Witnesses said that the Sudan armed forces and the rapid support forces conflict on Enshmann on Wednesday morning. The armed forces closed the bridge connected to the capital Kayoumoum and Entuman, and fighters circled in the air.</text:p>
      <text:p text:style-name="P4">
The Sudan conflict signed an agreement at Gada, the city of Honghai Port, Saudi Arabia on May 20, agreed to implement short -term ceasefire and make arrangements for humanitarian actions. The ceasefire period is seven days, and it takes effect on the evening of 22 local time. According to this agreement, the two parties should ensure that all troops under the command and control are fully abide by the agreement at any time to ensure that civilians act freely across the country and avoid any violations of international human rights laws. The two sides agreed to provide convenience for the transportation and distribution of humanitarian assistance supplies. On May 29, the two parties agreed to extend the ceasefire agreement for five days, but the two sides broke out in a fierce conflict in Khamoum that day.</text:p>
      <text:p text:style-name="P4">
According to data released by the Sudan Doctor Committee on May 28, the armed conflict broke out on April 15th, which broke out on April 15 has killed 866 people and was injured by 3721. According to data released by the International Immigration Organization, since the outbreak of the conflict, Sudan has already <text:a xlink:type="simple" xlink:href="https://www.zaobao.com/realtime/world/story20230525-1397969" text:style-name="Internet_20_link" text:visited-style-name="Visited_20_Internet_20_Link">
nearly 1.4 million people fled to the home</text:a>
 。</text:p>
      <text:p text:style-name="P4">
News Source: <text:a xlink:type="simple" xlink:href="https://www.zaobao.com.sg/realtime/world/story20230601-1400178" text:style-name="Internet_20_link" text:visited-style-name="Visited_20_Internet_20_Link">
https://www.zaobao.com.sg/realtime/world/story20230601-1400178</text:a>
</text:p>
      <!--NEWS-->
      <text:h text:style-name="P10" text:outline-level="1">
<text:span text:style-name="T4">
Infip cooling Sri Lanka for the first time in 3 years to cut interest rates in 3 years</text:span>
</text:h>
      <text:p text:style-name="P4">
Publisher: 法新社</text:p>
      <text:p text:style-name="P4">
Published Time: 2023-06-01T08:32:08+00:00</text:p>
      <text:p text:style-name="P4">
Modified Time: 2023-06-01T08:05:01+00:00</text:p>
      <text:p text:style-name="P4">
Description: (AFP, Calunopu, 1st) Sri Lanka has been significantly reduced for the first time today. The central bank said Sri Lanka is showing signs of economic recover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3.617581in" draw:z-index="0">
<draw:image xlink:href="../Images/rficn/2023-06-01T08-32-08-00-00/000000.png" xlink:type="simple" xlink:show="embed" xlink:actuate="onLoad" draw:mime-type="image/png"/>
</draw:frame>
The Sri Lanka central bank reduced the interest rate of benchmark loans by 2.5 percentage points to 14%; official data released yesterday showed that the inflation rate in May has dropped from 35.3%in April to 25.2%. This is the first time that Sri Lanka has cut interest rates since July 2020, and the interest rate was reduced by 1 percentage point. The central bank said that the Monetary Commission decided to "loosen the currency conditions to coordinate the cooling speed of the inflation rate faster than expected."</text:p>
      <text:p text:style-name="P4">
With the deterioration of the economic crisis, the Sri Lanka Central Bank raised interest rates since 2022. Last April last year, the interest rate increased by 7 percentage points, and the week before the government broke out of 46 billion US dollars of foreign debt defaults.</text:p>
      <text:p text:style-name="P4">
The Sri Lanka and the International Monetary Fund (IMF) reached an agreement that will allocate US $ 2.9 billion (about NT $ 88.5 billion) in 4 years. It has obtained the first bailout 330 million US dollars in March this year.</text:p>
      <text:p text:style-name="P4">
News Source: <text:a xlink:type="simple" xlink:href="https://www.rfi.fr/cn/%E8%B4%A2%E7%BB%8F%E5%BF%AB%E8%AE%AF/20230601-%E9%80%9A%E8%86%A8%E9%99%8D%E6%B8%A9-%E6%96%AF%E9%87%8C%E5%85%B0%E5%8D%A13%E5%B9%B4%E6%9D%A5%E9%A6%96%E5%BA%A6%E9%99%8D%E6%81%AF" text:style-name="Internet_20_link" text:visited-style-name="Visited_20_Internet_20_Link">
https://www.rfi.fr/cn/%E8%B4%A2%E7%BB%8F%E5%BF%AB%E8%AE%AF/20230601-%E9%80%9A%E8%86%A8%E9%99%8D%E6%B8%A9-%E6%96%AF%E9%87%8C%E5%85%B0%E5%8D%A13%E5%B9%B4%E6%9D%A5%E9%A6%96%E5%BA%A6%E9%99%8D%E6%81%AF</text:a>
</text:p>
      <!--NEWS-->
      <text:h text:style-name="P10" text:outline-level="1">
<text:span text:style-name="T4">
Quebec Savings Investment Group suspended in China Private Equity Investment (Free Version)</text:span>
</text:h>
      <text:p text:style-name="P4">
Authors: ['威尔•劳奇', '伊万•莱文斯顿']</text:p>
      <text:p text:style-name="P4">
Publisher: 英国《金融时报》</text:p>
      <text:p text:style-name="P4">
Time: 2023-06-01T08:39:25+00:00</text:p>
      <text:p text:style-name="P4">
Published Time: 2023-05-31T12:00:99+08:00</text:p>
      <text:p text:style-name="P4">
Modified Time: 2023-06-01T04:09:99+08:00</text:p>
      <text:p text:style-name="P4">
Description: Prior to this, the Singapore government investment company slowed down the pace of direct investment in China. Canada's Ontario -Teachers' Pension Plan also said that it would suspend direct investment in China.</text:p>
      <text:p text:style-name="P4">
Images: ["<text:a xlink:type="simple" xlink:href="https://thumbor.ftacademy.cn/unsafe/picture/3/000183083_piclink.jpg" text:style-name="Internet_20_link" text:visited-style-name="Visited_20_Internet_20_Link">
000183083_pic...</text:a>
"]</text:p>
      <text:p text:style-name="P4">
Themes: ['养老基金', '关注']</text:p>
      <text:p text:style-name="P4">
Keywords: ['养老基金', '私募股权', '脱钩', '中加关系', '加拿大']</text:p>
      <text:p text:style-name="P4">
Type: Article</text:p>
      <!--METADATA-->
      <text:p text:style-name="P4">
<draw:frame draw:style-name="fr1" draw:name="Image158" text:anchor-type="as-char" svg:width="6.9236in" svg:height="3.894525in" draw:z-index="0">
<draw:image xlink:href="../Images/FT Chinese Free Version/2023-06-01T08-39-25-00-00/000183083_piclink.jpg" xlink:type="simple" xlink:show="embed" xlink:actuate="onLoad" draw:mime-type="image/jpeg"/>
</draw:frame>
A Canadian top pension fund stopped investing in China and became the latest Western investor that withdrew from China when geopolitical tensions intensified.</text:p>
      <text:p text:style-name="P4">
According to people familiar with the matter, Quebec Savings Investment Group, with a scale of 400 billion Canadian dollars(CDPQ)It has stopped engaging in private equity investment in China, and this global investment group will also close its Shanghai office.</text:p>
      <text:p text:style-name="P4">
News Source: <text:a xlink:type="simple" xlink:href="http://www.ftchinese.com/story/001099827" text:style-name="Internet_20_link" text:visited-style-name="Visited_20_Internet_20_Link">
http://www.ftchinese.com/story/001099827</text:a>
</text:p>
      <!--NEWS-->
      <text:h text:style-name="P10" text:outline-level="1">
<text:span text:style-name="T4">
China Lidar Rookie Rookie Free Version (Free Version)</text:span>
</text:h>
      <text:p text:style-name="P4">
Authors: ['咏竹坊']</text:p>
      <text:p text:style-name="P4">
Publisher: 英国《金融时报》</text:p>
      <text:p text:style-name="P4">
Time: 2023-06-01T08:41:36+00:00</text:p>
      <text:p text:style-name="P4">
Published Time: 2023-05-30T12:00:99+08:00</text:p>
      <text:p text:style-name="P4">
Modified Time: 2023-05-31T06:23:99+08:00</text:p>
      <text:p text:style-name="P4">
Description: One week after the latest performance was announced, the stock price of this world's largest autonomous driving technology developer fell nearly 60%compared with the price of February IPO.</text:p>
      <text:p text:style-name="P4">
Images: ["<text:a xlink:type="simple" xlink:href="https://thumbor.ftacademy.cn/unsafe/picture/6/000182976_piclink.jpg" text:style-name="Internet_20_link" text:visited-style-name="Visited_20_Internet_20_Link">
000182976_pic...</text:a>
"]</text:p>
      <text:p text:style-name="P4">
Themes: ['专栏', '咏竹坊', '关注']</text:p>
      <text:p text:style-name="P4">
Keywords: ['咏竹坊', '禾赛科技', '自动驾驶', '汽车']</text:p>
      <text:p text:style-name="P4">
Type: Article</text:p>
      <!--METADATA-->
      <text:p text:style-name="P4">
<draw:frame draw:style-name="fr1" draw:name="Image159" text:anchor-type="as-char" svg:width="6.9236in" svg:height="3.894525in" draw:z-index="0">
<draw:image xlink:href="../Images/FT Chinese Free Version/2023-06-01T08-41-36-00-00/000182976_piclink.jpg" xlink:type="simple" xlink:show="embed" xlink:actuate="onLoad" draw:mime-type="image/jpeg"/>
</draw:frame>
<text:span text:style-name="T4">
 Author Tan Ying, this article only represents the author's own point of view. </text:span>
</text:p>
      <text:p text:style-name="P4">
China is equipped with an important part of autonomous driving -laser imaging, detection and ranging(Lidar, referred to as laser radar for short)The vehicle shipment of sensors is the first in the world, and after recently replacing Japan to become the world's largest car exporter, it is likely to maintain this position. In addition to the scale advantage of the world's largest automotive market, China lacks traditional internal combustion engine technology. With the entire industry entering the new era of electric and autonomous driving, it is more convenient for it to light up. Traditional internal combustion engine technology is dragging many Western cars.</text:p>
      <text:p text:style-name="P4">
News Source: <text:a xlink:type="simple" xlink:href="http://www.ftchinese.com/story/001099820" text:style-name="Internet_20_link" text:visited-style-name="Visited_20_Internet_20_Link">
http://www.ftchinese.com/story/001099820</text:a>
</text:p>
      <!--NEWS-->
      <text:h text:style-name="P10" text:outline-level="1">
<text:span text:style-name="T4">
The first record of the Kuaishou listing announced the repurchase of "Free Version"</text:span>
</text:h>
      <text:p text:style-name="P4">
Authors: ['咏竹坊']</text:p>
      <text:p text:style-name="P4">
Publisher: 英国《金融时报》</text:p>
      <text:p text:style-name="P4">
Time: 2023-06-01T08:45:21+00:00</text:p>
      <text:p text:style-name="P4">
Published Time: 2023-05-31T12:00:99+08:00</text:p>
      <text:p text:style-name="P4">
Modified Time: 2023-06-01T04:41:99+08:00</text:p>
      <text:p text:style-name="P4">
Description: This short video platform recorded 42 million yuan in adjustments in the first quarter, which was the first time since listing.</text:p>
      <text:p text:style-name="P4">
Images: ["<text:a xlink:type="simple" xlink:href="https://thumbor.ftacademy.cn/unsafe/picture/4/000183084_piclink.jpg" text:style-name="Internet_20_link" text:visited-style-name="Visited_20_Internet_20_Link">
000183084_pic...</text:a>
"]</text:p>
      <text:p text:style-name="P4">
Themes: ['专栏', '咏竹坊', '关注']</text:p>
      <text:p text:style-name="P4">
Keywords: ['咏竹坊', '快手', '短视频', '股票回购']</text:p>
      <text:p text:style-name="P4">
Type: Article</text:p>
      <!--METADATA-->
      <text:p text:style-name="P4">
<draw:frame draw:style-name="fr1" draw:name="Image160" text:anchor-type="as-char" svg:width="6.9236in" svg:height="3.894525in" draw:z-index="0">
<draw:image xlink:href="../Images/FT Chinese Free Version/2023-06-01T08-45-21-00-00/000183084_piclink.jpg" xlink:type="simple" xlink:show="embed" xlink:actuate="onLoad" draw:mime-type="image/jpeg"/>
</draw:frame>
<text:span text:style-name="T4">
 Author Luo Xiaoqin, this article only represents the author's own point of view. </text:span>
</text:p>
      <text:p text:style-name="P4">
For more than two years, this short video platform, which is popular with Chinese netizens, has finally tasted profitability.</text:p>
      <text:p text:style-name="P4">
News Source: <text:a xlink:type="simple" xlink:href="http://www.ftchinese.com/story/001099828" text:style-name="Internet_20_link" text:visited-style-name="Visited_20_Internet_20_Link">
http://www.ftchinese.com/story/001099828</text:a>
</text:p>
      <!--NEWS-->
      <text:h text:style-name="P10" text:outline-level="1">
<text:span text:style-name="T4">
Rare genetic mutations made her a woman who could not feel pain</text:span>
</text:h>
      <text:p text:style-name="P4">
Author: https://www.facebook.com/bbcworldservice/</text:p>
      <text:p text:style-name="P4">
Publisher: BBC News 中文</text:p>
      <text:p text:style-name="P4">
Published Time: 2023-06-01T08:45:55.000Z</text:p>
      <text:p text:style-name="P4">
Modified Time: 2023-06-01T08:45:55.000Z</text:p>
      <text:p text:style-name="P4">
Description: Joe Cameron almost couldn't feel pain. She often burned her arms on the oven. She had to rely on the smell of burnt her flesh to know that she was injured.</text:p>
      <text:p text:style-name="P4">
Images: ["<text:a xlink:type="simple" xlink:href="https://ichef.bbci.co.uk/news/640/cpsprodpb/105E5/production/_129854076_headshot.jpg" text:style-name="Internet_20_link" text:visited-style-name="Visited_20_Internet_20_Link">
_129854076_he...</text:a>
"]</text:p>
      <text:p text:style-name="P4">
Videos: []</text:p>
      <text:p text:style-name="P4">
Tags: ['科学天地', '自然', '药', '健康卫生 ', '女人']</text:p>
      <text:p text:style-name="P4">
Type: Article</text:p>
      <!--METADATA-->
      <text:h text:style-name="P12" text:outline-level="3">
<text:span text:style-name="T4">
Rare genetic mutation, making her a woman who can not feel pain</text:span>
</text:h>
      <text:p text:style-name="P4">
8:45 am on June 1, 2023![] <text:a xlink:type="simple" xlink:href="Images/BBC Chinese/2023-06-01T08-45-55.000Z/_129854076_headshot.jpg" text:style-name="Internet_20_link" text:visited-style-name="Visited_20_Internet_20_Link">
</text:a>
Image source, PA Media</text:p>
      <text:p text:style-name="P4">
Image adding text,</text:p>
      <text:p text:style-name="P4">
Joe Cameron's condition may lead to the development of new therapy.</text:p>
      <text:p text:style-name="P4">
<text:span text:style-name="T4">
 Jo Cameron is the only person in the world who has two genetic mutations in the world, which means that she can hardly feel pain and has a strong ability to heal. </text:span>
</text:p>
      <text:p text:style-name="P4">
The researchers spent 10 years before discovering the role of these mutations. In 2013, the 65 -year -old man at the time had a regular hand surgery, which discovered a genetic mutation, which explained the reason why she was not sensitive to pain.</text:p>
      <text:p text:style-name="P4">
She told the BBC: "I had a handwritten arthritis surgery. I chatted with the anesthesiologist at the time. He said that it would be a very, very painful operation, and you will experience great pain afterwards."</text:p>
      <text:p text:style-name="P4">
I said, "I can't feel the pain." He came to me after the operation. He said, "You don't take medicine to relieve pain. This is very unusual."</text:p>
      <text:p text:style-name="P4">
When her anesthesiologist Devjitsrivastava, her anesthesiologist Devjitsrivastava referred her to the University of London (UCL) and Oxford University painter. The team of genetic experts collected tissue and blood -like to observe her DNA.</text:p>
      <text:p text:style-name="P4">
After six years of research, they discovered that the unknown FAAH-OUT gene mutations made Ms. Cameron, who lived in the Scottish highlands, had no pain, pressure or fear.</text:p>
      <text:h text:style-name="P12" text:outline-level="3">
<text:span text:style-name="T4">
What is the FAAH-OUT gene mutation?</text:span>
</text:h>
      <text:p text:style-name="P4">
The FAAH-OUT gene is a member of a group of genes and has always been considered "junk DNA". But scientists are now understanding the importance of these genes in the process of reproductive ability, aging and disease.</text:p>
      <text:p text:style-name="P4">
In this case, researchers can determine which genes are related to lack of pain, which genes to eliminate anxiety and depression, and which genes help Ms. Qiao heal rapidly.</text:p>
      <text:p text:style-name="P4">
They found that the FaAH-OUT mutation "closed" the expression of the FaAH gene, which is related to pain, emotion and memory. The mutation also reduces the FAAH Enzyme.</text:p>
      <text:p text:style-name="P4">
Ms. Qiao's FAAH gene also has a mutation, which reduces the activity of the enzyme. This enzyme is a biocuk that makes a protein. It usually decomposes the "happiness" molecule called an Anandamide, but it cannot operate normally for Ms. Qiao.</text:p>
      <text:p text:style-name="P4">
Scientists also found that the two mutations owned by Ms. Qiao not only made her feel pain, but also related to healing.</text:p>
      <text:p text:style-name="P4">
"They are connected to some extent. Her cells can heal at a speed of 20%to 30%faster than ordinary people, which is amazing, so you can imagine the health potential of wound healing," Ande, deputy professor of the University of London, Andreiokorokov said. He is a senior co -author published in the research on the brain published in the neuroshi.</text:p>
      <text:p text:style-name="P4">
"This mutation deletes a part of the FAAH-OUT gene and close it. Ms. Qiao has another mutation in the FAAH gene. So far, we don't know who has these two mutations in the world."</text:p>
      <text:h text:style-name="P12" text:outline-level="3">
<text:span text:style-name="T4">
Why do we need to feel the pain?</text:span>
</text:h>
      <text:p text:style-name="P4">
Pain is essential for protecting us from destructive and threatening life. The consequences of pain can not feel very serious.</text:p>
      <text:p text:style-name="P4">
For Ms. Qiao, who often burns her arms on the oven, she has to rely on the burnt smell of the flesh to know that her skin has been injured.</text:p>
      <text:p text:style-name="P4">
"We have worked with other patients, and they can't feel pain because of mutation of other genes, and sometimes they are seriously injured. Therefore, it is a good thing to feel pain, but sometimes pain will become chronic without any more. Useful, "Professor James Cox, an expert in human pain in the University of London and the author of the study, said.</text:p>
      <text:p text:style-name="P4">
During the growth process, Ms. Qiao didn't know she was different. She has never taken any painkillers.</text:p>
      <text:p text:style-name="P4">
She said: "I don't think this is unusual, because this is me. I have children. I have a husband who has been married for many years. They just think I have a huge painful ability."</text:p>
      <text:p text:style-name="P4">
Gene mutations also mean that she feels much faster.</text:p>
      <text:p text:style-name="P4">
She said, "When something hates happens, my emotions will respond immediately like others. But then, I think I can do something, and I start thinking about the strategy of getting rid of the predicament."</text:p>
      <text:p text:style-name="P4">
Professor Kokis hopes that these discoveries can promote new drug research to help pain management, wound healing and mental health.</text:p>
      <text:p text:style-name="P4">
He said: "Chronic pain is the most common health situation in our time. We urgently need new painkillers. By understanding how FaAH-OUT operates at the molecular level, we hope to develop new and better painkillers. "</text:p>
      <text:p text:style-name="P4">
News Source: <text:a xlink:type="simple" xlink:href="https://www.bbc.com/zhongwen/simp/science-65775471" text:style-name="Internet_20_link" text:visited-style-name="Visited_20_Internet_20_Link">
https://www.bbc.com/zhongwen/simp/science-65775471</text:a>
</text:p>
      <!--NEWS-->
      <text:h text:style-name="P10" text:outline-level="1">
<text:span text:style-name="T4">
Larvia's first comrades, the head of the head of state, Foreign Minister Links Elected President</text:span>
</text:h>
      <text:p text:style-name="P4">
Publisher: 法新社</text:p>
      <text:p text:style-name="P4">
Published Time: 2023-06-01T09:02:07+00:00</text:p>
      <text:p text:style-name="P4">
Modified Time: 2023-06-01T08:50:03+00:00</text:p>
      <text:p text:style-name="P4">
Description: (Agence France -Presse Latvia's capital Rica, 31st) Latvia Foreign Minister Edgars Rinkevics was elected president today and became the country's first comrades to publicly come ou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1" text:anchor-type="as-char" svg:width="6.9236in" svg:height="3.617581in" draw:z-index="0">
<draw:image xlink:href="../Images/rficn/2023-06-01T09-02-07-00-00/000000.png" xlink:type="simple" xlink:show="embed" xlink:actuate="onLoad" draw:mime-type="image/png"/>
</draw:frame>
Links, a 49 -year -old diplomat, has been a foreign minister since 2011. He had previously worked as a foreign news analyst at LatvijaSradio and worked in the Ministry of Defense and the Presidential Palace.</text:p>
      <text:p text:style-name="P4">
After the current President Egils Levits decided not to seek re -election, Links will take over the presidential position of the next four years.</text:p>
      <text:p text:style-name="P4">
President Latvia was voted by Congress and was mostly a ritual role. After being elected, Links said: "I will do everything to maintain the prosperity and safety of our country."</text:p>
      <text:p text:style-name="P4">
Linkvich's public orientation in 2014 became the first politician to publicly come out of Latvia.</text:p>
      <text:p text:style-name="P4">
Latvia has always firmly supported Ukraine against Russia's invasion, advocating that Ukraine should join the EU and the North Atlantic Convention Organization (NATO).</text:p>
      <text:p text:style-name="P4">
The Ukrainian President Volodymyr ZELENSKYY was congratulated today Congratulations to Links and said he was "the real friend of Ukraine."</text:p>
      <text:p text:style-name="P4">
News Source: <text:a xlink:type="simple" xlink:href="https://www.rfi.fr/cn/%E5%9B%BD%E9%99%85%E6%8A%A5%E9%81%93/20230601-%E6%8B%89%E8%84%B1%E7%BB%B4%E4%BA%9A%E9%A6%96%E4%BD%8D%E5%90%8C%E5%BF%97%E5%85%83%E9%A6%96-%E5%A4%96%E9%95%BF%E6%9E%97%E5%85%8B%E7%BB%B4%E5%A5%87%E6%96%AF%E5%BD%93%E9%80%89%E6%80%BB%E7%BB%9F" text:style-name="Internet_20_link" text:visited-style-name="Visited_20_Internet_20_Link">
https://www.rfi.fr/cn/%E5%9B%BD%E9%99%85%E6%8A%A5%E9%81%93/20230601-%E6%8B%89%E8%84%B1%E7%BB%B4%E4%BA%9A%E9%A6%96%E4%BD%8D%E5%90%8C%E5%BF%97%E5%85%83%E9%A6%96-%E5%A4%96%E9%95%BF%E6%9E%97%E5%85%8B%E7%BB%B4%E5%A5%87%E6%96%AF%E5%BD%93%E9%80%89%E6%80%BB%E7%BB%9F</text:a>
</text:p>
      <!--NEWS-->
      <text:h text:style-name="P10" text:outline-level="1">
<text:span text:style-name="T4">
Suspects who have participated in the "Hunting" operation in the United States</text:span>
</text:h>
      <text:p text:style-name="P4">
Author: chinese@voanews.com (美国之音)</text:p>
      <text:p text:style-name="P4">
Publisher: 美国之音中文网 (Type: NewsMediaOrganization)</text:p>
      <text:p text:style-name="P4">
Published Time: 2023-06-01T09:21:33+08:00</text:p>
      <text:p text:style-name="P4">
Modified Time: 2023-06-01 01:21:33Z</text:p>
      <text:p text:style-name="P4">
Description: On Wednesday (May 31), for the first time, the United States forcibly repatriated the federal trial of its citizen's federal trials in New York for the first time in China.</text:p>
      <text:p text:style-name="P4">
Videos: []</text:p>
      <text:p text:style-name="P4">
Images: []</text:p>
      <text:p text:style-name="P4">
Categories: ['美国', '人权', '中国', '法律', '美中关系']</text:p>
      <text:p text:style-name="P4">
Type: None</text:p>
      <!--METADATA-->
      <text:p text:style-name="P4">
Nonenone</text:p>
      <text:p text:style-name="P4">
News Source: <text:a xlink:type="simple" xlink:href="https://www.voachinese.com/a/us-trial-opens-over-alleged-forced-repatriation-of-chinese-abroad-20230531/7118112.html" text:style-name="Internet_20_link" text:visited-style-name="Visited_20_Internet_20_Link">
https://www.voachinese.com/a/us-trial-opens-over-alleged-forced-repatriation-of-chinese-abroad-20230531/7118112.html</text:a>
</text:p>
      <!--NEWS-->
      <text:h text:style-name="P10" text:outline-level="1">
<text:span text:style-name="T4">
Caixin PMI rising China's economic recovery signal appears inconsistently</text:span>
</text:h>
      <text:p text:style-name="P4">
Author: None (Language: zh)</text:p>
      <text:p text:style-name="P4">
Publisher: None</text:p>
      <text:p text:style-name="P4">
Time: 2023-06-01T09:32:00Z</text:p>
      <text:p text:style-name="P4">
Description: China's official manufacturing PMI shows that industrial production has continued to shrink. However, the PMI announced by Economic Magazine Caixin shows that industrial production is expanding. But even Caixin's survey shows that employment and corporate confidence are still low.</text:p>
      <text:p text:style-name="P4">
Videos: []</text:p>
      <text:p text:style-name="P4">
Images: []</text:p>
      <text:p text:style-name="P4">
Subject: 经济纵横</text:p>
      <text:p text:style-name="P4">
Subjects: ['汉诺威工业博览会', '专题报道：中国经济何处去？']</text:p>
      <text:p text:style-name="P4">
Keywords: ['财新', 'PMI', '采购经理指数', '中国经济', '复苏', '工业', '制造业', '服务业']</text:p>
      <text:p text:style-name="P4">
Id: 65790590</text:p>
      <!--METADATA-->
      <text:p text:style-name="P4">
<text:a xlink:type="simple" xlink:href="https://www.dw.com/zh/overlay/image/article/65790590/64451129" text:style-name="Internet_20_link" text:visited-style-name="Visited_20_Internet_20_Link">
 </text:a>
(Voice of German Chinese) Chinese Economic Journal "Caixin" on Thursday(June 1)The PMI PMI of its manufacturing procurement manager is 50.9, which is more than 50 in the Rongku Line, which means that it belongs to the expansion range. Earlier, the average value of the economist was the same as that of April, that is, 49.5.</text:p>
      <text:p text:style-name="P4">
According to the German Plan, Caixin's PMI reflects the atmosphere of small and medium -sized private enterprises. <text:a xlink:type="simple" xlink:href="https://www.dw.com/zh/zh/5月中国官方pmi不如预期-工业尤其堪忧/a-65779681" text:style-name="Internet_20_link" text:visited-style-name="Visited_20_Internet_20_Link">
The day before, China's official manufacturing PMI was less than 50, which means that economic activities are in the contraction range</text:a>
Essence The official PMI reflects the situation of large and state -owned enterprises. Although the official service industry PMI has declined in the expansion range.</text:p>
      <text:p text:style-name="P4">
However, Caixin reports that <text:a xlink:type="simple" xlink:href="https://www.dw.com/zh/zh/德语媒体新时代的上山下乡运动/a-65661636" text:style-name="Internet_20_link" text:visited-style-name="Visited_20_Internet_20_Link">
improvement of manufacturing supply and demand has not been passed on to the employment side</text:a>
, May <text:a xlink:type="simple" xlink:href="https://www.dw.com/zh/zh/經濟復甦緩慢-中國地攤重返街頭/a-65767207" text:style-name="Internet_20_link" text:visited-style-name="Visited_20_Internet_20_Link">
employment further deteriorating</text:a>
, <text:a xlink:type="simple" xlink:href="https://www.dw.com/zh/zh/青年失业率居高不下-靠孔乙己脱长衫解决/a-65732307" text:style-name="Internet_20_link" text:visited-style-name="Visited_20_Internet_20_Link">
The employment index fell to the lowest in March 2020</text:a>
Essence</text:p>
      <text:p text:style-name="P4">
In addition, the manufacturing industry's faith index for the manufacturing industry in the new financial new survey fell to a low point in the next 12 months. This is mainly due to concerns about global economic prospects.</text:p>
      <text:p text:style-name="P4">
China's economic trends have inconsistent signals. In particular, only limited recovery after the end of the new crown seal control measures. There are still many problems in the real estate market. Many German companies, especially in the chemical industry, also feel the pressure of market downturn.</text:p>
      <text:p text:style-name="P4">
According to Reuters, PMIs in China and Japan have grown last month, indicating that factory production has recovered. South Korea, Vietnam and Taiwan continued to decline in PMI. Indian factory production has increased its fastest growth since October 2020.</text:p>
      <text:p text:style-name="P4">
(Germany, Reuters)</text:p>
      <text:p text:style-name="P4">
News Source: <text:a xlink:type="simple" xlink:href="https://www.dw.com/zh/财新pmi上升-中国经济复苏出现不一致信号/a-65790590" text:style-name="Internet_20_link" text:visited-style-name="Visited_20_Internet_20_Link">
https://www.dw.com/zh/财新pmi上升-中国经济复苏出现不一致信号/a-65790590?maca=chi-rss-chi-all-1127-rdf</text:a>
</text:p>
      <!--NEWS-->
      <text:h text:style-name="P10" text:outline-level="1">
<text:span text:style-name="T4">
Australia hopes that China will remove high barley tariffs in the right direction</text:span>
</text:h>
      <text:p text:style-name="P4">
Publisher: 法新社</text:p>
      <text:p text:style-name="P4">
Published Time: 2023-06-01T09:32:07+00:00</text:p>
      <text:p text:style-name="P4">
Modified Time: 2023-06-01T09:20:02+00:00</text:p>
      <text:p text:style-name="P4">
Description: (Agence France -Presse Sydney 1st) The relationship between Australia and China once fell into frozen further signs of melting. The Australian government said today that Australia is committed to removing high tariffs on exports of Chinese barley. go ahea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63" text:anchor-type="as-char" svg:width="6.9236in" svg:height="3.617581in" draw:z-index="0">
<draw:image xlink:href="../Images/rficn/2023-06-01T09-32-07-00-00/000000.png" xlink:type="simple" xlink:show="embed" xlink:actuate="onLoad" draw:mime-type="image/png"/>
</draw:frame>
Australia has resumed export coal and wood this year. In recent years, China -Australia's diplomatic relations have deteriorated. These two items and other goods have been impacted by China.</text:p>
      <text:p text:style-name="P4">
Don Farrell, Minister of Trade in Australia, said: "It's the turn of the wheat again."</text:p>
      <text:p text:style-name="P4">
Furrell said in a "good talks" with the Minister of Commerce of China in Detroit, USA last week that Beijing's review of 80.5%of anti -dumping duties on Beijing "has been completed or close to complete."</text:p>
      <text:p text:style-name="P4">
"The message I got from Chinese officials is that things are developing in the right direction."</text:p>
      <text:p text:style-name="P4">
"So, I hope that when the decision is made in the end, this will be a positive decision. We can once again export the Australian barley to China."</text:p>
      <text:p text:style-name="P4">
Before China made a decision, Australia suspended appeal to the World Trade Organization (WTO) on the barley tariff. Since this tariff is levied in May 2020, barley has been unable to export to China.</text:p>
      <text:p text:style-name="P4">
The total value of Australian barley exports to China in 2018-19 was approximately $ 916 million ($ 596 million). (Translator: Zheng Shiyun/Calculate: Chen Zhengyi)</text:p>
      <text:p text:style-name="P4">
News Source: <text:a xlink:type="simple" xlink:href="https://www.rfi.fr/cn/%E5%9B%BD%E9%99%85%E6%8A%A5%E9%81%93/20230601-%E6%BE%B3%E6%B4%B2%E7%9B%BC%E4%B8%AD%E5%9B%BD%E7%A7%BB%E9%99%A4%E9%AB%98%E9%A2%9D%E5%A4%A7%E9%BA%A6%E5%85%B3%E7%A8%8E-%E7%A7%B0%E6%9C%9D%E6%AD%A3%E7%A1%AE%E6%96%B9%E5%90%91%E5%89%8D%E8%BF%9B" text:style-name="Internet_20_link" text:visited-style-name="Visited_20_Internet_20_Link">
https://www.rfi.fr/cn/%E5%9B%BD%E9%99%85%E6%8A%A5%E9%81%93/20230601-%E6%BE%B3%E6%B4%B2%E7%9B%BC%E4%B8%AD%E5%9B%BD%E7%A7%BB%E9%99%A4%E9%AB%98%E9%A2%9D%E5%A4%A7%E9%BA%A6%E5%85%B3%E7%A8%8E-%E7%A7%B0%E6%9C%9D%E6%AD%A3%E7%A1%AE%E6%96%B9%E5%90%91%E5%89%8D%E8%BF%9B</text:a>
</text:p>
      <!--NEWS-->
      <text:h text:style-name="P10" text:outline-level="1">
<text:span text:style-name="T4">
The US House of Representatives voted to pass the suspension of the debt limit bill</text:span>
</text:h>
      <text:p text:style-name="P4">
Author: 联合早报 (Person)</text:p>
      <text:p text:style-name="P4">
Publisher: 联合早报 (Organization)</text:p>
      <text:p text:style-name="P4">
Published Time: 2023-06-01T09:36</text:p>
      <text:p text:style-name="P4">
Modified Time: 2023-06-01T10:22</text:p>
      <text:p text:style-name="P4">
Description: The US House of Representatives voted on Wednesday (May 31) and voted to suspend the government of US $ 3.14 trillion (approximately S $ 42.4 trillion) debt limit on Wednesday (May 31st), which was only five days before the last period of breach of contract. Reuters reports that the Republican House controlled House of Representatives voted with 314 to 117 votes ...</text:p>
      <text:p text:style-name="P4">
Videos: []</text:p>
      <text:p text:style-name="P4">
Audios: []</text:p>
      <text:p text:style-name="P4">
Images: []</text:p>
      <text:p text:style-name="P4">
Type: NewsArticle</text:p>
      <text:p text:style-name="P4">
Breadcrumbs: ['即时', '国际']</text:p>
      <text:p text:style-name="P4">
Keywords: ['众议院', '债务违约', '美国', '参议院']</text:p>
      <!--METADATA-->
      <text:p text:style-name="P4">
The US House of Representatives voted on Wednesday (May 31st) to suspend government $ 3.14 trillion (approximately S $ 42.4 trillion) <text:a xlink:type="simple" xlink:href="https://www.zaobao.com/keywords/zhai-wu-wei-yue" text:style-name="Internet_20_link" text:visited-style-name="Visited_20_Internet_20_Link">
debt upper limit</text:a>
The bill of bills is only five days before the breach of contract.</text:p>
      <text:p text:style-name="P4">
Reuters reports that the Republican House controlled House of Representatives passed the debt limit bill with 314 to 117 votes. Signed as a law.</text:p>
      <text:p text:style-name="P4">
"This agreement is good news for the American people and the US economy. I urge the Senate to pass it as soon as possible so that I can sign it as a law."</text:p>
      <text:p text:style-name="P4">
According to the agreement, the United States will suspend US $ 31.4 trillion in debt limit to January 1, 2025. At the same time, it is limited to budget expenditures in 2024 and 2025, but the reduction of the Republican Party is as great as the Republican Party. The government will also recover the unused funds for crown disease epidemic, speed up the approval procedures of some energy projects, and improve the work requirements for some food subsidies. The non -national defense budget expenditure in fiscal year was basically unchanged, and the fiscal year in 2025 increased by 1%.</text:p>
      <text:p text:style-name="P4">
News Source: <text:a xlink:type="simple" xlink:href="https://www.zaobao.com.sg/realtime/world/story20230601-1400189" text:style-name="Internet_20_link" text:visited-style-name="Visited_20_Internet_20_Link">
https://www.zaobao.com.sg/realtime/world/story20230601-1400189</text:a>
</text:p>
      <!--NEWS-->
      <text:h text:style-name="P10" text:outline-level="1">
<text:span text:style-name="T4">
Does China and Western Private Equity Fund go too close? (Free version)</text:span>
</text:h>
      <text:p text:style-name="P4">
Authors: ['威尔•劳奇', '杨缘', '凯•威金斯']</text:p>
      <text:p text:style-name="P4">
Publisher: 英国《金融时报》</text:p>
      <text:p text:style-name="P4">
Time: 2023-06-01T09:42:29+00:00</text:p>
      <text:p text:style-name="P4">
Published Time: 2023-05-31T12:00:99+08:00</text:p>
      <text:p text:style-name="P4">
Modified Time: 2023-06-01T05:31:99+08:00</text:p>
      <text:p text:style-name="P4">
Description: The China Sovereign Fund has invested in Western acquisition groups, so as to invest a lot of funds in the Western economy and indirectly invest in enterprises in the fields of medical, technology and industry, which has begun to attract attention.</text:p>
      <text:p text:style-name="P4">
Images: []</text:p>
      <text:p text:style-name="P4">
Themes: 'None'</text:p>
      <text:p text:style-name="P4">
Keywords: ['FT大视野', '私募股权', '主权财富基金', '中投公司', '外管局', '对外投资', '高端专享']</text:p>
      <text:p text:style-name="P4">
Type: Article</text:p>
      <!--METADATA-->
      <text:p text:style-name="P4">
IVC EVIDENSIA in a veterinary clinic in Sweden, Wei Neng Energy(VenaEnergy)In a solar project in Taiwan, Canada Ice Hockey Competition China Gada International(Gardaworld)The security personnel, the three may not seem to have much in common.</text:p>
      <text:p text:style-name="P4">
But some of the funds that support these three companies come from the same place: the People's Republic of China.</text:p>
      <text:p text:style-name="P4">
News Source: <text:a xlink:type="simple" xlink:href="http://www.ftchinese.com/story/001099829" text:style-name="Internet_20_link" text:visited-style-name="Visited_20_Internet_20_Link">
http://www.ftchinese.com/story/001099829</text:a>
</text:p>
      <!--NEWS-->
      <text:h text:style-name="P10" text:outline-level="1">
<text:span text:style-name="T4">
The United States has condemned North Korea to launch spy satellites</text:span>
</text:h>
      <text:p text:style-name="P4">
Author: chinese@voanews.com (维达库斯瓦拉)</text:p>
      <text:p text:style-name="P4">
Publisher: 美国之音中文网 (Type: NewsMediaOrganization)</text:p>
      <text:p text:style-name="P4">
Published Time: 2023-06-01T09:43:33+08:00</text:p>
      <text:p text:style-name="P4">
Modified Time: 2023-06-01 01:43:33Z</text:p>
      <text:p text:style-name="P4">
Description: Washington strongly condemned North Korea attempting to launch the first military spy satellite. North Korea said that this satellite needs to supervise the United States and South Korea's joint military exercises.</text:p>
      <text:p text:style-name="P4">
Videos: []</text:p>
      <text:p text:style-name="P4">
Images: []</text:p>
      <text:p text:style-name="P4">
Categories: ['朝鲜半岛局势', '美国']</text:p>
      <text:p text:style-name="P4">
Type: None</text:p>
      <!--METADATA-->
      <text:p text:style-name="P4">
Nonenone</text:p>
      <text:p text:style-name="P4">
News Source: <text:a xlink:type="simple" xlink:href="https://www.voachinese.com/a/us-condemns-n-korea-satellite-launch-20230531/7118120.html" text:style-name="Internet_20_link" text:visited-style-name="Visited_20_Internet_20_Link">
https://www.voachinese.com/a/us-condemns-n-korea-satellite-launch-20230531/7118120.html</text:a>
</text:p>
      <!--NEWS-->
      <text:h text:style-name="P10" text:outline-level="1">
<text:span text:style-name="T4">
Broox County, Texas -"Killing Field" of Border Immigrants</text:span>
</text:h>
      <text:p text:style-name="P4">
Author: chinese@voanews.com (艾琳·巴罗斯)</text:p>
      <text:p text:style-name="P4">
Publisher: 美国之音中文网 (Type: NewsMediaOrganization)</text:p>
      <text:p text:style-name="P4">
Published Time: 2023-06-01T09:51:16+08:00</text:p>
      <text:p text:style-name="P4">
Modified Time: 2023-06-01 01:51:16Z</text:p>
      <text:p text:style-name="P4">
Description: A large number of immigrants have poured into the US -Mexico border recently, which has attracted a lot of attention, but Located at the Georion River, which is about 130 kilometers north of the Rio, faces another immigrant status quo.</text:p>
      <text:p text:style-name="P4">
Videos: []</text:p>
      <text:p text:style-name="P4">
Images: []</text:p>
      <text:p text:style-name="P4">
Categories: ['美国', '人权', '编辑推荐', '美国移民/难民议题']</text:p>
      <text:p text:style-name="P4">
Type: None</text:p>
      <!--METADATA-->
      <text:p text:style-name="P4">
Nonenone</text:p>
      <text:p text:style-name="P4">
News Source: <text:a xlink:type="simple" xlink:href="https://www.voachinese.com/a/texas-county-s-heat-brushy-terrain-deadly-to-border-crossing-migrants-20230531/7118118.html" text:style-name="Internet_20_link" text:visited-style-name="Visited_20_Internet_20_Link">
https://www.voachinese.com/a/texas-county-s-heat-brushy-terrain-deadly-to-border-crossing-migrants-20230531/7118118.html</text:a>
</text:p>
      <!--NEWS-->
      <text:h text:style-name="P10" text:outline-level="1">
<text:span text:style-name="T4">
Column | Green Intelligence: Who stoles the spring of Asia in the biopsy of Shengxian (top)?</text:span>
</text:h>
      <text:p text:style-name="P4">
Author: None</text:p>
      <text:p text:style-name="P4">
Publisher: Radio Free Asia (Organization)</text:p>
      <text:p text:style-name="P4">
Published Time: 2023-06-01T09:54:00-04:00</text:p>
      <text:p text:style-name="P4">
Modified Time: 2023-06-01T14:55:07-04:00</text:p>
      <text:p text:style-name="P4">
Description: None</text:p>
      <text:p text:style-name="P4">
Videos: []</text:p>
      <text:p text:style-name="P4">
Audios: ["<text:a xlink:type="simple" xlink:href="https://www.rfa.org/mandarin/zhuanlan/luseqingbaoyuan/grn-0601202309394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64" text:anchor-type="as-char" svg:width="6.9236in" svg:height="4.612011in" draw:z-index="0">
<draw:image xlink:href="../Images/rfamandarin/2023-06-01T09-54-00-04-00/000000.png" xlink:type="simple" xlink:show="embed" xlink:actuate="onLoad" draw:mime-type="image/png"/>
</draw:frame>
This year, from spring to summer, Asia is shrouded in the heat waves, high temperature events in many places in China have frequently spread. On May 29, Shanghai broke the centennial high temperature record, and women were prepared to go out. <text:a xlink:type="simple" xlink:href="https://www.rfa.org/mandarin/zhuanlan/luseqingbaoyuan/grn-06012023093944.html/@@images/image" text:style-name="Internet_20_link" text:visited-style-name="Visited_20_Internet_20_Link">
</text:a>
Agence France-France-France-France-France-France-France-France-France-A-Langk: https://www.rfa.org/mandarin/zhuanlan/luseqingbaoyuan/GRN-06012023093944.html/@stream](https://www.rfa.org/mandarin/zhuanlan/luseqingbaoyuan/grn-06012023093944.html/@@stream)Last year's extreme high -temperature incident memory was still fresh. This year, Asia is shrouded in the heat waves. In early May, the highest temperature of 44.1 ° C in northern Vietnam had a record of 44.1 ° C. On May 29th, the Shanghai Xujiahui Meteorological Station broke the century record. In the past May, the highest temperature record was 35.7 ° C, which appeared in 1876, 1903, 1915, and 2018. This year, it has been increased by 1 ° C.</text:p>
      <text:p text:style-name="P4">
The residents of Shanghai said anxiously that as soon as they went out, they sweated and instantly transitioned to the summer; netizens in Sichuan couldn't help respond, and Leshan was going to be cooked. As early as March, more than 10 cities such as Wuhan and Zhengzhou were higher than 10 ° C higher than the same period of the same period in previous years. Then in April, the highest temperature of up to 151 national meteorological stations in China reached or broke through the historical high temperature pole value. Spring.</text:p>
      <text:p text:style-name="P4">
<text:span text:style-name="T4">
 April of the hot watch </text:span>
 **</text:p>
      <text:p text:style-name="P4">
Climate scientists are worried about "the worst April heat wave in the history of Asia", not just East Asia. From Southeast Asia to South Asia, it has also experienced the hottest April in history. High temperature; in mid -April, there were 48 meteorological stations in India, which was measured above 42 ° C, and more than 10 people died of heat stroke; Malaysia also issued heat wave warnings, and even ordered all outdoor activities in schools across the country.</text:p>
      <text:p text:style-name="P4">
"This year's high -temperature heat waves are not only reported early, but also repeatedly broke the records. It is mainly due to the continuous accumulation of surface thermal energy. The climate warming is getting more and more serious." Analysis, "High temperatures came early this year. This is a serious warning. High temperature is not only early. In fact, it will be postponed this year. In addition, there may be a stirring of the phenomenon of holy infant this year, so this year we will have one. In the summer with long and high temperature, the impact of climate warming will become more and more dangerous. "</text:p>
      <text:p text:style-name="P4">
The phenomenon of saints (El Ni (o, also known as El Niuno) refers to the phenomenon of high high sea temperature in the East Pacific of the East, and the anti -saint (Laniña, also known as La Nina) is the opposite, which means that the east Pacific East Pacific has a large -scale sea temperature bias Low phenomenon, the two are natural changes in the ocean and atmosphere, and are also regarded as the natural temperature regulator of the earth. Recently, Petteritaalas, Secretary -General of the World Meteorological Organization, said that a new round of holy infant phenomenon may lead to a new peak of global warming and increase the possibility of breaking the high temperature record.</text:p>
      <text:p text:style-name="P4">
The heat waves in India this year came early and lasting for a long time, and the people couldn't help splashing water on their bodies. (Agence France -Presse) <text:a xlink:type="simple" xlink:href="https://www.rfa.org/mandarin/zhuanlan/luseqingbaoyuan/grn-06012023093944.html/2.jpg" text:style-name="Internet_20_link" text:visited-style-name="Visited_20_Internet_20_Link">
</text:a>
<text:span text:style-name="T4">
 The birth of the holy baby is born in this summer </text:span>
</text:p>
      <text:p text:style-name="P4">
In late April this year, the climate forecast model announced by the National Oceanic and Atmospheric Agency (NOAA) showed that the phenomenon of the phenomenon of holy infant was 62%in July, and it would jump to 85%at the end of the year. The World Meteorological Organization (WMO) was also early warning of the phenomenon of saints on May 3, and the possibility of emerging from May to July was 60%, which increased to 80%from July to September.</text:p>
      <text:p text:style-name="P4">
Zeng Yuheng, a specially -appointed professor of the Marine Research Institute of Taiwan University, also noticed that the recent sea temperature of the Equatorial Pacific has continued to be warm. The research team he led was participated in the forecast of the international well -known IRI/CPC Saint -Infant Collection led by Columbia University. At the same time, he participated in the national weather of China The center -led Chinese multi -mode holy infant collection forecast system, "Now it has gradually developed towards the weak phenomenon of the weak, but it takes more than 3 months to continuously high temperature to confirm." He explained, "From the perspective of the current temperature, we are in the current temperature, we are in the current temperature. There will be weak holy infants in July. It is expected that there will be medium -sized holy infants at the end of this year. "</text:p>
      <text:p text:style-name="P4">
Most of the world's main holy babies forecast models show that Saint Baby is brewing, and it is estimated that there will be a weak phenomenon in July. (Zeng Yuheng provided) <text:a xlink:type="simple" xlink:href="https://www.rfa.org/mandarin/zhuanlan/luseqingbaoyuan/grn-06012023093944.html/3.jpg" text:style-name="Internet_20_link" text:visited-style-name="Visited_20_Internet_20_Link">
</text:a>
<text:span text:style-name="T4">
 Anti -sanctuary can not stop warming </text:span>
</text:p>
      <text:p text:style-name="P4">
In the past three years, the world's longest continuous anti -sanctuary phenomenon has experienced the world. 1.15 ℃.</text:p>
      <text:p text:style-name="P4">
During the anti -sanctuary period, a large amount of low -temperature seawater in the lower layer of the Eastern East Pacific flooded, making the temperature of the sea surface lower than the normal level. Zeng Yuheng said that the cooling extent vary according to the strength of the anti -sanctuary. Generally speaking, it is possible to from 0.5 ° C to 3 ° C. Although anti -sanctuary will have some cooling effects, because global warming continues to increase the temperature of the earth, and Showing the trend of linear heating, at this stage, it is clear that the temperature decline of anti -sanctuary babies for three consecutive years is weaker than warming up."Anti -sanctuary phenomenon is like when we open the refrigerator, and suddenly feel that the surrounding temperature will be cold." Wang Zhonghe made this way. "Now warming makes the background temperature of the surrounding area higher, so when the refrigerator is opened, the cool feeling does not look like In the past, it was so strong that when it was closed, the feeling of heat around the surroundings was even stronger. "</text:p>
      <text:p text:style-name="P4">
In the early spring of this year, the anti -saint babies closed the "refrigerator door". What made people sweat was sweaty. The holy baby had not reported yet. Not only did the land frequently appeared on the ground, but the ocean was also extremely hot. This was not a good sign.</text:p>
      <text:p text:style-name="P4">
In the past three years, the cooling of the sanctuary in the past three years has not been able to keep up with the trend of warming the global warming. (Reuters) <text:a xlink:type="simple" xlink:href="https://www.rfa.org/mandarin/zhuanlan/luseqingbaoyuan/grn-06012023093944.html/4.jpeg" text:style-name="Internet_20_link" text:visited-style-name="Visited_20_Internet_20_Link">
</text:a>
<text:span text:style-name="T4">
 Sea temperature breaking the table who is disrupted </text:span>
</text:p>
      <text:p text:style-name="P4">
The information of the National Oceanic and atmosphere of the United States. In early April this year, the average temperature of the global marine surface rose to 21.1 ° C, exceeding the 21 ° C created in 2016, and there were moderate and strong marine heat waves in many places. Including the South Indian Ocean, South Atlantic, northwestern Africa, around New Zealand, northeastern Australia, and western America. Scientists believe that it is unusual in extreme marine heat waves at the same time in many places.</text:p>
      <text:p text:style-name="P4">
Zeng Yuheng said that in 2016, the strongest phenomenon of holy babies in the 20 years. The last time was 1997 to 1998, and in 2016, it also became the highest year of annual temperature in the world since it was recorded. This year, the holy babies have not happened. Continuously rising, this is not the natural fluctuation of the saints and anti -saint babies, mainly from human contributions, because the global warming trend has become more and more obvious in recent years. Ranking results.</text:p>
      <text:p text:style-name="P4">
The warning news of the ocean is becoming more and more strong, and Wang Zhonghe pointed out that the marine temperature monitoring data shows that since March 12 this year, the average surface water temperature of the global ocean has been higher than at any time since the record in 1982. It has so far. On May 25th, the water temperature of the marine watch was still 20.9 ° C. It has broken the high temperature record for 74 days, and there is no significant weakening trend. The situation is extremely unusual, which also means that the earth is entering the stage of accelerated warming.</text:p>
      <text:p text:style-name="P4">
The holy babies have not yet come, but this year's global sea temperature has continued to rise (black solid line), which is unusual. (Provided by Wang Zhonghe) <text:a xlink:type="simple" xlink:href="https://www.rfa.org/mandarin/zhuanlan/luseqingbaoyuan/grn-06012023093944.html/5.jpg" text:style-name="Internet_20_link" text:visited-style-name="Visited_20_Internet_20_Link">
</text:a>
<text:span text:style-name="T4">
 The ocean swallows </text:span>
 <text:span text:style-name="T4">
 7 billion nuclear bombs </text:span>
</text:p>
      <text:p text:style-name="P4">
"The ocean is originally a very important heat -absorbing carrier." Wang Zhonghe dotted a potential crisis. "Now it seems that its ability to absorb heat is slowly decreased. We may reach the ability of the ocean to absorb the excess heat of the surface. Pay special attention. "</text:p>
      <text:p text:style-name="P4">
The World Meteorological Organization alert, the ocean heat reached a new observation record in 2022. At least once the 58%ocean surface of this year has experienced at least once. Wang Zhonghe added that the new study of the journal of "Atmospheric Science Progress" in January this year shows that the heat absorbed by the global ocean 2000 meters in 2022 is 245 Zettajoules, which is equivalent to absorbing more than 27,000 million. The energy of the Hiroshima nuclear bomb is the highest calorie value in history, and it has reached a new high since 2019. In fact, since the industrial revolution in 1750, the surface has absorbed 440 Zeta Jiaoer energy, which is equivalent to 7 billion pieces of 7 billion pieces. Hiroshima nuclear bomb, the surface temperature rises rapidly, is an inevitable result.</text:p>
      <text:p text:style-name="P4">
Once Yu Heng reminded that the ocean has a great heat capacity, and the adjustment of the balloon climate plays an important role. The ocean temperature increases a little bit, which means that the energy accumulated on the earth has changed a lot. The global sea temperature continues to rise and cannot be relieved.</text:p>
      <text:p text:style-name="P4">
Ocean warming is intensified, and the disaster is not small. Wang Zhonghe inventory, in the past few decades, as the heat absorbed by the ocean increased, the temperature of the sea surface continued to rise, resulting in frequent marine heat waves. The intensity of typhoons and hurricanes was stronger. Continuously rising. In addition to the influence of the marine physical system, the marine ecosystem is also threatened. High temperature has caused many species to survive difficulties. In particular, coral reefs, which are known as marine tropical rain forests, have suffered a devastating large -scale albin.</text:p>
      <text:p text:style-name="P4">
The rapid warmth of the ocean will not only generate a stronger storm, but also the ocean ecological crisis will also heat up. (Reuters) <text:a xlink:type="simple" xlink:href="https://www.rfa.org/mandarin/zhuanlan/luseqingbaoyuan/grn-06012023093944.html/6.jpeg" text:style-name="Internet_20_link" text:visited-style-name="Visited_20_Internet_20_Link">
</text:a>
In front of him, the Saint Baby came to knock on the door again, and the heat wave turned over the ocean from the land. This planet disappeared more than spring?</text:p>
      <text:p text:style-name="P4">
Writing, production and hosting: Mai Xiaotian Editor: Xu Shuting</text:p>
      <text:p text:style-name="P4">
News Source: <text:a xlink:type="simple" xlink:href="https://www.rfa.org/mandarin/zhuanlan/luseqingbaoyuan/grn-06012023093944.html" text:style-name="Internet_20_link" text:visited-style-name="Visited_20_Internet_20_Link">
https://www.rfa.org/mandarin/zhuanlan/luseqingbaoyuan/grn-06012023093944.html</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01T09:54:05</text:p>
      <text:p text:style-name="P4">
Modified Time: 2023-06-01T11:24:51</text:p>
      <text:p text:style-name="P4">
Description: According to Ukrainian officials, Russia's missile attack against Kiev has killed at least three people, including a girl and her mother.</text:p>
      <text:p text:style-name="P4">
Images: ["<text:a xlink:type="simple" xlink:href="https://chinese.aljazeera.net/wp-content/uploads/2023/06/2-1685618663.png" text:style-name="Internet_20_link" text:visited-style-name="Visited_20_Internet_20_Link">
2-1685618663.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176" text:anchor-type="as-char" svg:width="6.9236in" svg:height="4.615733in" draw:z-index="0">
<draw:image xlink:href="../Images/Aljazeera Chinese/2023-06-01T09-54-05/2-1685618663.png" xlink:type="simple" xlink:show="embed" xlink:actuate="onLoad" draw:mime-type="image/png"/>
</draw:frame>
Russian Defense Minister Sergei Shoigugu delivered a speech while meeting with senior officers.</text:p>
      <ul>
        <li>
According to Ukrainian officials, Russia's missile attack against Kiev has killed at least three people, including a girl and her mother. * Governor of the Belgorod region of Russia said that 8 people were injured in the night of the town of Shebekino, and multiple buildings were damaged, and a series of new attacks occurred in Russia.</li>
      </ul>
      <text:p text:style-name="P4">
read more</text:p>
      <text:p text:style-name="P4">
News Source: <text:a xlink:type="simple" xlink:href="https://chinese.aljazeera.net/news/war-in-ukraine/liveblog/2023/6/1/%e4%bf%84%e7%bd%97%e6%96%af%e5%af%b9%e4%b9%8c%e5%85%8b%e5%85%b0%e6%88%98%e4%ba%89%e7%9a%84%e4%bb%8a%e6%97%a5%e5%8f%91%e5%b1%95-347" text:style-name="Internet_20_link" text:visited-style-name="Visited_20_Internet_20_Link">
https://chinese.aljazeera.net/news/war-in-ukraine/liveblog/2023/6/1/%e4%bf%84%e7%bd%97%e6%96%af%e5%af%b9%e4%b9%8c%e5%85%8b%e5%85%b0%e6%88%98%e4%ba%89%e7%9a%84%e4%bb%8a%e6%97%a5%e5%8f%91%e5%b1%95-347</text:a>
</text:p>
      <!--NEWS-->
      <text:h text:style-name="P10" text:outline-level="1">
<text:span text:style-name="T4">
How to reduce female mortality? Send money</text:span>
</text:h>
      <text:p text:style-name="P4">
Creator: 《纽约时报》</text:p>
      <text:p text:style-name="P4">
Publisher: https://www.facebook.com/nytimeschinese</text:p>
      <text:p text:style-name="P4">
Published Time: 2023-06-01T09:54:22+08:00</text:p>
      <text:p text:style-name="P4">
Description: A study by more than 7 million people around 37 countries in the world shows that providing cash subsidies directly to poor families or individuals can reduce the number of deaths between women and children. It is better to cover more population or issue more cash projects. Omar Havana for the New York Times Cambodia Phnom Penh, a mother and her one -year -old son. A new analysis collects cash transfer plans and mortality information of 37 countries.</text:p>
      <text:p text:style-name="P4">
Images: ["<text:a xlink:type="simple" xlink:href="https://static01.nyt.com/images/2023/05/31/multimedia/31cash-chzk/31cash-chzk-master1050.jpg" text:style-name="Internet_20_link" text:visited-style-name="Visited_20_Internet_20_Link">
31cash-chzk-m...</text:a>
"]</text:p>
      <text:p text:style-name="P4">
Category: 健康</text:p>
      <text:p text:style-name="P4">
Type: Article</text:p>
      <!--METADATA-->
      <text:p text:style-name="P4">
<draw:frame draw:style-name="fr1" draw:name="Image177" text:anchor-type="as-char" svg:width="6.9236in" svg:height="4.615733in" draw:z-index="0">
<draw:image xlink:href="../Images/cnnytimes/2023-06-01T09-54-22-08-00/31cash-chzk-master1050.jpg" xlink:type="simple" xlink:show="embed" xlink:actuate="onLoad" draw:mime-type="image/jpeg"/>
</draw:frame>
According to a study of more than 7 million people in 37 countries, providing cash subsidies directly to poor families or individuals can reduce the number of deaths between women and children.</text:p>
      <text:p text:style-name="P4">
Nature magazine published <text:a xlink:type="simple" xlink:href="https://www.nature.com/articles/s41586-023-06083-8" text:style-name="Internet_20_link" text:visited-style-name="Visited_20_Internet_20_Link">
a report</text:a>
It shows that in countries that start to pay such fees, women's mortality rate has dropped by 20%, and the mortality rate of children under five years of age drops by 8%. This impact has been significantly obvious within two years after the project starts, and it has increased over time.</text:p>
      <text:p text:style-name="P4">
The analysis found that the decrease in the mortality rate is similar regardless of whether the funds are attached to certain conditions (such as asking children to go to school). It is better to cover more population or issue more cash projects.</text:p>
      <text:p text:style-name="P4">
Countries with poor health care conditions and high mortality have decreased the most.</text:p>
      <text:p text:style-name="P4">
advertise</text:p>
      <text:p text:style-name="P4">
In 2019, more than 8%of the world's population lives in extreme poverty, with less than $ 2.15 daily living expenses, and about half of the world's daily living expenses of less than $ 6.85. Poverty has potential impact on the stability, education, health and expectations of housing.</text:p>
      <text:p text:style-name="P4">
According to <text:a xlink:type="simple" xlink:href="https://blogs.worldbank.org/developmenttalk/half-global-population-lives-less-us685-person-day" text:style-name="Internet_20_link" text:visited-style-name="Visited_20_Internet_20_Link">
World Bank</text:a>
It is estimated that in 2020, the new crown epidemic has caused 97 million people around the world to fall into extreme poverty, prompting more countries to start cash distribution plans. Of the 962 projects around the world, 672 were launched during the period of great popularity.</text:p>
      <text:p text:style-name="P4">
Researchers said that this new study tested the impact of cash on global mortality for the first time. From 2000 to 2019, they collected information about 29 African African countries, one North African country, four Asia -Pacific countries, and three Latin America and Caribbean countries.</text:p>
      <text:p text:style-name="P4">
They recorded more than 4 million adults and nearly 3 million children, and about 300,000 people died during the study. The recipient will get a cash of 6%to 13%per capita income of specific countries, usually less than $ 100.</text:p>
      <text:p text:style-name="P4">
Donors are often worried that the helping person may abuse funds to buy alcohol, spam, food or other non -essentials, but "data does not prove this", Audrey Petifer, a social epidemiologist at the University of North Carolina University Church Mountains explain.</text:p>
      <text:p text:style-name="P4">
In addition, the research results show that cash issuance may not only help women, but also help families and the entire community.</text:p>
      <text:p text:style-name="P4">
News Source: <text:a xlink:type="simple" xlink:href="https://cn.nytimes.com/health/20230601/cash-transfer-deaths-women/" text:style-name="Internet_20_link" text:visited-style-name="Visited_20_Internet_20_Link">
https://cn.nytimes.com/health/20230601/cash-transfer-deaths-women/</text:a>
</text:p>
      <!--NEWS-->
      <text:h text:style-name="P10" text:outline-level="1">
<text:span text:style-name="T4">
Germany requires four consulates in Germany before the end of the year</text:span>
</text:h>
      <text:p text:style-name="P4">
Author: 联合早报 (Person)</text:p>
      <text:p text:style-name="P4">
Publisher: 联合早报 (Organization)</text:p>
      <text:p text:style-name="P4">
Published Time: 2023-06-01T09:56</text:p>
      <text:p text:style-name="P4">
Modified Time: 2023-06-01T15:54</text:p>
      <text:p text:style-name="P4">
Description: The German Ministry of Foreign Affairs said that after Russia set up a upper limit of the number of staff in the German Embassy in Russia and related agencies, Germany asked Russia to close four consulates in Germany before the end of this year. German Foreign Ministry spokesman Berg made the above description on Wednesday (May 31) ...</text:p>
      <text:p text:style-name="P4">
Videos: []</text:p>
      <text:p text:style-name="P4">
Audios: []</text:p>
      <text:p text:style-name="P4">
Images: []</text:p>
      <text:p text:style-name="P4">
Type: NewsArticle</text:p>
      <text:p text:style-name="P4">
Breadcrumbs: ['即时', '国际']</text:p>
      <text:p text:style-name="P4">
Keywords: ['德国', '俄罗斯', '乌克兰危机']</text:p>
      <!--METADATA-->
      <text:p text:style-name="P4">
The German Ministry of Foreign Affairs said that after Russia set up a upper limit of the number of staff in the German Embassy in Russia and related agencies, Germany asked Russia to close four consulates in Germany before the end of this year.</text:p>
      <text:p text:style-name="P4">
German Foreign Ministry spokesman Berg made the above explanation on Wednesday (May 31).</text:p>
      <text:p text:style-name="P4">
According to German media reports, then, Russia can still retain the Embassy in Germany and a consulate in Berlin. Russia currently has five consulates in Germany, located in Bonn, Frankfurt, Burger, Leipzig and Munich. Which one will be retained is unclear.</text:p>
      <text:p text:style-name="P4">
The German Ministry of Foreign Affairs also announced that, in view of Russian restrictions, three consulates in Germany will be closed in November, which are located in Kalinenrad, Yekaterinburg and New Siberia, respectively. The German Embassy in Russia in Moscow and the Consulate General in St. Petersburg will continue to open.</text:p>
      <text:p text:style-name="P4">
Earlier, Russia restricted the number of staff in the German diplomacy and related agencies in Russia to 350, and it was implemented in early June. Germany said that peer measures will take a response.</text:p>
      <text:p text:style-name="P4">
German media said that since the crisis of Ukraine, Germany and Russia have been increasing, and the two sides have exported diplomats many times. At present, the representative agencies of the two countries have been significantly reduced, and related services are affected.</text:p>
      <text:p text:style-name="P4">
News Source: <text:a xlink:type="simple" xlink:href="https://www.zaobao.com.sg/realtime/world/story20230601-1400192" text:style-name="Internet_20_link" text:visited-style-name="Visited_20_Internet_20_Link">
https://www.zaobao.com.sg/realtime/world/story20230601-1400192</text:a>
</text:p>
      <!--NEWS-->
      <text:h text:style-name="P10" text:outline-level="1">
<text:span text:style-name="T4">
Joining NATO in Sweden: The Secretary -General of NATO will visit Ankara to meet Erdogan, Stockholm said that it has all the additional conditions</text:span>
</text:h>
      <text:p text:style-name="P4">
Author: 半岛电视台＋通讯社</text:p>
      <text:p text:style-name="P4">
Publisher: Al Jazeera</text:p>
      <text:p text:style-name="P4">
Published Time: 2023-06-01T09:57:25</text:p>
      <text:p text:style-name="P4">
Modified Time: 2023-06-01T10:01:12</text:p>
      <text:p text:style-name="P4">
Description: NATO Secretary -General Yanus Stoltenberg announced on Thursday, June 1 that after the Turkish President Rejuep Tetip Erdogan was re -elected, he would visit Ankara "in the near future", To promote Sweden's process of joining NATO.</text:p>
      <text:p text:style-name="P4">
Images: ["<text:a xlink:type="simple" xlink:href="https://chinese.aljazeera.net/wp-content/uploads/2023/06/1-1685611521.jpg" text:style-name="Internet_20_link" text:visited-style-name="Visited_20_Internet_20_Link">
1-1685611521.jpg</text:a>
"]</text:p>
      <text:p text:style-name="P4">
Topics: ['军事', '政治', '新闻']</text:p>
      <text:p text:style-name="P4">
Keywords: ['军事', '政治', '新闻', '欧洲', '瑞典']</text:p>
      <text:p text:style-name="P4">
Type: Article</text:p>
      <!--METADATA-->
      <text:p text:style-name="P4">
<draw:frame draw:style-name="fr1" draw:name="Image178" text:anchor-type="as-char" svg:width="6.9236in" svg:height="4.612736in" draw:z-index="0">
<draw:image xlink:href="../Images/Aljazeera Chinese/2023-06-01T09-57-25/1-1685611521.jpg" xlink:type="simple" xlink:show="embed" xlink:actuate="onLoad" draw:mime-type="image/jpeg"/>
</draw:frame>
NATO Secretary -General Yanus Stoltenberg (right) and Swedish Prime Minister Urff Kristeson were at the meeting in Stockholm(French media)NATO Secretary -General Yanus Stoltenberg announced on Thursday, June 1 that after the Turkish President Rejuep Tetip Erdogan was re -elected, he would visit Ankara "in the near future", To promote Sweden's process of joining NATO.</text:p>
      <text:p text:style-name="P4">
At the same time, the Minister of Foreign Affairs Tobias Bilstron said that Sweden had all the conditions to join NATO and called on Turkey and Hungary to immediately revoke opposition to this step.</text:p>
      <text:p text:style-name="P4">
At the beginning of the NATO member State Foreign Minister's meeting held by Bilstron at Oslo, "Sweden has fulfilled all the commitments we made at the Madrid Summit last year, including new counter -terrorism legislation."</text:p>
      <text:p text:style-name="P4">
He added, "It's time for Turkey and Hungary to approval Sweden to join NATO."</text:p>
      <text:p text:style-name="P4">
In response to a major requirement of Ankara, the Swedish Parliament recently adopted a new law to prohibit activities related to extreme organizations, especially the Kurdish Workers' Party, and Turkey regarded it as a "terrorist" organization. The law took effect on Thursday, 1st, and strengthened its counter -terrorism legislation.</text:p>
      <text:p text:style-name="P4">
Stoltenberg stated at the NATO member country's meeting held by Oslo, "I believe that Sweden will become our members, and we are trying to achieve this goal as soon as possible."</text:p>
      <text:p text:style-name="P4">
He added, "Earlier this week, I talked with President Rejuepa Tidi Erdogan. I will also go to Ankara in the near future to further discuss how we can ensure that we grant Swedish membership qualification as soon as possible ","</text:p>
      <text:p text:style-name="P4">
Stoltenberg confirmed that the information he conveyed to the President of Turkey was that Sweden became one of his members in line with NATO's interests. He also pointed out that he "believes that Hungary will also be approved to join the linked letter."</text:p>
      <text:p text:style-name="P4">
It is worth noting that Sweden and Finland applied to join NATO after the war in Ukraine was launched in Russia, but was opposed by Turkey.</text:p>
      <text:p text:style-name="P4">
On June 28, 2022, Turkey, Sweden and Finland signed a memorandum of understanding of the three parties to join NATO. Earlier, they promised to respond to the cooperation requirements in the "anti -terrorism" issue proposed by Ankara.</text:p>
      <text:p text:style-name="P4">
However, after the Swedish authorities were allowed to burn the Gulan Sutra in front of the Turkish embassy in the capital Stockholm, the atmosphere between Turkey and Sweden was extremely nervous.</text:p>
      <text:p text:style-name="P4">
At the end of February 2022, the Turkish Foreign Minister Mev Lutal Chawos said that Sweden had a commitment to join NATO and pointed out that Ankara could not approve Stockholm's qualifications unless he fulfilled these commitments.</text:p>
      <text:p text:style-name="P4">
Joining NATO needs to be approved by all 30 NATO members, including Turkey.</text:p>
      <text:p text:style-name="P4">
News Source: <text:a xlink:type="simple" xlink:href="https://chinese.aljazeera.net/news/military/2023/6/1/%e7%91%9e%e5%85%b8%e5%8a%a0%e5%85%a5%e5%8c%97%e7%ba%a6%e5%8c%97%e7%ba%a6%e7%a7%98%e4%b9%a6%e9%95%bf%e5%b0%86%e5%be%88%e5%bf%ab%e8%ae%bf%e9%97%ae%e5%ae%89%e5%8d%a1%e6%8b%89" text:style-name="Internet_20_link" text:visited-style-name="Visited_20_Internet_20_Link">
https://chinese.aljazeera.net/news/military/2023/6/1/%e7%91%9e%e5%85%b8%e5%8a%a0%e5%85%a5%e5%8c%97%e7%ba%a6%e5%8c%97%e7%ba%a6%e7%a7%98%e4%b9%a6%e9%95%bf%e5%b0%86%e5%be%88%e5%bf%ab%e8%ae%bf%e9%97%ae%e5%ae%89%e5%8d%a1%e6%8b%89</text:a>
</text:p>
      <!--NEWS-->
      <text:h text:style-name="P10" text:outline-level="1">
<text:span text:style-name="T4">
Japanese stocks close High -Mei M public from inspiration to increase the debt limit bill</text:span>
</text:h>
      <text:p text:style-name="P4">
Publisher: 法新社</text:p>
      <text:p text:style-name="P4">
Published Time: 2023-06-01T10:02:09+00:00</text:p>
      <text:p text:style-name="P4">
Modified Time: 2023-06-01T09:35:03+00:00</text:p>
      <text:p text:style-name="P4">
Description: (Agence France -Presse, Tokyo 1st) U.S. Federal House of Representatives has inspired the Tokyo stock market to collect high today by raising the debt limits bill. Today, the market focus has shifted to the policy trend of the Federal Preparatory Council (F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79" text:anchor-type="as-char" svg:width="6.9236in" svg:height="3.617581in" draw:z-index="0">
<draw:image xlink:href="../Images/rficn/2023-06-01T10-02-09-00-00/000000.png" xlink:type="simple" xlink:show="embed" xlink:actuate="onLoad" draw:mime-type="image/png"/>
</draw:frame>
The Japanese stock base 225 index closed at 260.13 points, or 0.84%, to 31148.01 points. The Dongzhi stock price index closed at 18.66 points, or 0.88%to 2149.29 points.</text:p>
      <text:p text:style-name="P4">
News Source: <text:a xlink:type="simple" xlink:href="https://www.rfi.fr/cn/%E8%B4%A2%E7%BB%8F%E5%BF%AB%E8%AE%AF/20230601-%E6%97%A5%E8%82%A1%E6%94%B6%E9%AB%98-%E7%BE%8E%E4%BC%97%E9%99%A2%E9%80%9A%E8%BF%87%E6%8F%90%E9%AB%98%E5%80%BA%E9%99%90%E6%B3%95%E6%A1%88%E6%BF%80%E5%8A%B1" text:style-name="Internet_20_link" text:visited-style-name="Visited_20_Internet_20_Link">
https://www.rfi.fr/cn/%E8%B4%A2%E7%BB%8F%E5%BF%AB%E8%AE%AF/20230601-%E6%97%A5%E8%82%A1%E6%94%B6%E9%AB%98-%E7%BE%8E%E4%BC%97%E9%99%A2%E9%80%9A%E8%BF%87%E6%8F%90%E9%AB%98%E5%80%BA%E9%99%90%E6%B3%95%E6%A1%88%E6%BF%80%E5%8A%B1</text:a>
</text:p>
      <!--NEWS-->
      <text:h text:style-name="P10" text:outline-level="1">
<text:span text:style-name="T4">
Comments | Hu Ping: The ultimate battle of democracy and autocracy</text:span>
</text:h>
      <text:p text:style-name="P4">
Author: None</text:p>
      <text:p text:style-name="P4">
Publisher: Radio Free Asia (Organization)</text:p>
      <text:p text:style-name="P4">
Published Time: 2023-06-01T10:05:00-04:00</text:p>
      <text:p text:style-name="P4">
Modified Time: 2023-06-01T10:02:31-04:00</text:p>
      <text:p text:style-name="P4">
Description: None</text:p>
      <text:p text:style-name="P4">
Videos: []</text:p>
      <text:p text:style-name="P4">
Audios: ["<text:a xlink:type="simple" xlink:href="https://www.rfa.org/mandarin/pinglun/huping/hp-0530202313145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0" text:anchor-type="as-char" svg:width="6.9236in" svg:height="4.746016in" draw:z-index="0">
<draw:image xlink:href="../Images/rfamandarin/2023-06-01T10-05-00-04-00/000000.png" xlink:type="simple" xlink:show="embed" xlink:actuate="onLoad" draw:mime-type="image/png"/>
</draw:frame>
Beijing Tiananmen Square on May 31, 1989 <text:a xlink:type="simple" xlink:href="https://www.rfa.org/mandarin/pinglun/huping/hp-05302023131457.html/@@images/image" text:style-name="Internet_20_link" text:visited-style-name="Visited_20_Internet_20_Link">
</text:a>
The case diagram of the June 4th file <text:a xlink:type="simple" xlink:href="https://www.rfa.org/mandarin/pinglun/huping/hp-05302023131457.html/@@stream" text:style-name="Internet_20_link" text:visited-style-name="Visited_20_Internet_20_Link">
Audio-Link: https: //www.rfa.org/mandarin/pinglun/hping/hp 05302023131457.html/@@stream</text:a>
It's "June 4th" again.</text:p>
      <text:p text:style-name="P4">
"June 4th" has been in the past 34 years. Over the past 34 years, on this day, our friends overseas will meet together to commemorate the "June 4th". This is first of all because of our moral conscience. Although "June 4th" has passed 34 years, the murderer government is still sitting on the stage and continues to oppress the people. The CCP authorities are still blocking the memories of the "June 4th". It is forbidden to publicly hold mourning in the country. How can we gently put down the "June 4th" and no longer commemorate it?</text:p>
      <text:p text:style-name="P4">
We commemorate the "June 4th" overseas, not only for ourselves, but also for the people of millions of domestic people to express our common sorrow, common protests, and common beliefs. We commemorate the "June 4th", not only to mourn the hero that fell on Chang'an Street 34 years ago, but also to mourn countless injustice under the tyranny of the CCP for more than 70 years. A bloody massacre also protests the cruel suppression of the CCP's people over the past 70 years. What we require is not only to vote for the "June 4th", but also to completely end the one -party dictatorship to ensure basic human rights and achieve freedom and democracy.</text:p>
      <text:p text:style-name="P4">
We commemorate the "June 4th" because the "June 4th" is closely linked to today's world. Yes. Today, 34 years later, many people have forgotten the "June 4th". Many young people don't even know the "June 4th". The world does not seem to be able to afford the bloody picture 34 years ago. But we must point out that "June 4th" has not become the past, and "June 4th" and the world today are not unrelated. On the contrary, time makes evil appreciation. With the passage of years, the evils of the "June 4th" and its influence have become more and more fully displayed.</text:p>
      <text:p text:style-name="P4">
"June 4th" not only interrupted China's political reform, but also introduced China's economic reforms to astray. Under the fear effect of the "June 4th", China's economic reform will inevitably evolve into a feast of nobles. After the "June 4th", China's economic development will inevitably be regarded as the largest capital to maintain its own autocratic rule. Therefore, it is not surprising that the CCP authorities have not started political reform while deepening economic reform. It does not even become softer and more tolerant because of its huge economic success. On the contrary, the Chinese Communist regime has become more confident and more authoritarian and more concentrated than before, and no longer hide the light in international affairs, becoming more high -profile and more aggressive. Looking back at more than 30 years ago, the international communist camp collapsed. The United States became the world's only super strong, free democratic forces achieved the most brilliant victory in human history, and the optimism of history has ended the world. In just more than 30 years, we witnessed the amazing reversal of the political structure of the entire world. The rise of the totalitarian dictatorship has constituted the most severe challenge to the universal value of free democracy. The key to this huge change is the "June 4th". "June 4th" not only changed China, but also changed the world.</text:p>
      <text:p text:style-name="P4">
US President Biden said that Xi Jinping has repeatedly told him that the democratic system cannot be maintained in the 21st century. The autocratic system will dominate the world. Biden said we are experiencing a global struggle between an authoritarian country and a democratic country.</text:p>
      <text:p text:style-name="P4">
The "June 4th" has been in the past 34 years. Today, the world has fallen into a huge crisis, but the world is more surprised and sober than before, and recognize the serious harm of the Chinese Communist regime. Today, we commemorate the "June 4th" to continue to promote the banner of free and democracy, and all the people who cherish universal values all over the world, and invest in the ultimate battle of the Chinese Communist Party's autocratic system.</text:p>
      <text:p text:style-name="P4">
(The article only represents the personal position and point of view of the special commentator)</text:p>
      <text:p text:style-name="P4">
News Source: <text:a xlink:type="simple" xlink:href="https://www.rfa.org/mandarin/pinglun/huping/hp-05302023131457.html" text:style-name="Internet_20_link" text:visited-style-name="Visited_20_Internet_20_Link">
https://www.rfa.org/mandarin/pinglun/huping/hp-05302023131457.html</text:a>
</text:p>
      <!--NEWS-->
      <text:h text:style-name="P10" text:outline-level="1">
<text:span text:style-name="T4">
2024 US presidential election: the number of Republican candidates rose, and the election situation became white and heated</text:span>
</text:h>
      <text:p text:style-name="P4">
Author: https://www.facebook.com/bbcworldservice/</text:p>
      <text:p text:style-name="P4">
Publisher: BBC News 中文</text:p>
      <text:p text:style-name="P4">
Published Time: 2023-06-01T10:17:56.000Z</text:p>
      <text:p text:style-name="P4">
Modified Time: 2023-06-01T10:17:56.000Z</text:p>
      <text:p text:style-name="P4">
Description: The competition nominated by the Republican presidential candidate in 2024, two long -term optimistic competitors joined the candidate.</text:p>
      <text:p text:style-name="P4">
Images: ["<text:a xlink:type="simple" xlink:href="https://ichef.bbci.co.uk/news/640/cpsprodpb/79E5/production/_129950213_trumphand.jpg" text:style-name="Internet_20_link" text:visited-style-name="Visited_20_Internet_20_Link">
_129950213_tr...</text:a>
"]</text:p>
      <text:p text:style-name="P4">
Videos: []</text:p>
      <text:p text:style-name="P4">
Tags: ['美国总统大选', '政治', '美国']</text:p>
      <text:p text:style-name="P4">
Type: Article</text:p>
      <!--METADATA-->
      <text:h text:style-name="P12" text:outline-level="3">
<text:span text:style-name="T4">
2024 U.S. Presidential Election: The number of Republican candidates rose, and the election situation became hot</text:span>
</text:h>
      <ul>
        <li>
Sam Cabral (Sam Cabral) * BBC News, from Washington</li>
      </ul>
      <text:p text:style-name="P4">
10:17 am on June 1, 2023![] <text:a xlink:type="simple" xlink:href="Images/BBC Chinese/2023-06-01T10-17-56.000Z/_129950213_trumphand.jpg" text:style-name="Internet_20_link" text:visited-style-name="Visited_20_Internet_20_Link">
</text:a>
Image source, getty images</text:p>
      <text:p text:style-name="P4">
<text:span text:style-name="T4">
 The competition nominated by the Republican presidential candidate in 2024 is heating up, and two long -term competitors have joined the candidate. </text:span>
</text:p>
      <text:p text:style-name="P4">
Former US Vice President Mike Pence and former New Jersey Governor Christie will announce the election next week to make the presidential campaign more crowded.</text:p>
      <text:p text:style-name="P4">
This will make the current leader, former President Donald Trump uncomfortable, and will inevitably make the campaign full of gunpowder.</text:p>
      <text:p text:style-name="P4">
The final winner may challenge the Democratic President Biden in the election of November next year.</text:p>
      <text:p text:style-name="P4">
<text:a xlink:type="simple" xlink:href="https://www.bbc.com/zhongwen/simp/world-65135322" text:style-name="Internet_20_link" text:visited-style-name="Visited_20_Internet_20_Link">
Trump was prosecuted as the first case of American politics for criminal prosecution for the "sealing fee" incident. How will this affect the 2024 presidential election? </text:a>
* <text:a xlink:type="simple" xlink:href="https://www.bbc.com/zhongwen/simp/world-63649542" text:style-name="Internet_20_link" text:visited-style-name="Visited_20_Internet_20_Link">
Trump "Rebumbing the Rivers and Lakes" in 2024 to run for the six uncomfortable factors of the President of the United States in 2024</text:a>
</text:p>
      <text:h text:style-name="P12" text:outline-level="3">
<text:span text:style-name="T4">
Mike Pence</text:span>
</text:h>
      <text:p text:style-name="P4">
Image source, getty images</text:p>
      <text:p text:style-name="P4">
According to sources close to Pence's campaign team, Pence will launch a campaign in Iowa on June 7, which will cause him to make fire between him and his former boss.</text:p>
      <text:p text:style-name="P4">
For four years, he has been Trump's loyal deputy and served as the position of vice president. Until the riots of Congress in 2021, their relationship broke down.</text:p>
      <text:p text:style-name="P4">
Pence is the son of the Korean War veteran, and his conservative political career began at the host of the talk show.</text:p>
      <text:p text:style-name="P4">
He was elected as a member of the House of Representatives in 2000 and in his term until 2013. He claimed that he was a "conservative with principles" and was consistent with the Tea Party Movement.</text:p>
      <text:p text:style-name="P4">
From 2013 to 2017, he served as Governor of Indiana. During his tenure, he passed the largest tax reduction bill in the state and signed a bill restricting abortion and protecting religious freedom.</text:p>
      <text:p text:style-name="P4">
63 -year -old Pence is a gospel Christian. In 2016, as Trump's campaign partner, he was considered to make effort to mobilize key voters.</text:p>
      <text:p text:style-name="P4">
He was calm and gentle, and was regarded as the spokesperson who exaggerated his president. But after he refused to help overthrow the results of the 2020 election, Trump accused him of lack of "courage".</text:p>
      <text:p text:style-name="P4">
The thugs who supported Trump attacked the US Congress Building in January 2021 and heard them shouting, "Turning Mike Pence!" It was reported that they were less than 40 feet (12 meters) less than the vice president.</text:p>
      <text:p text:style-name="P4">
Since then, the two have been keeping a distance, but Pence has been carefully avoiding the friendly voters of Trump.</text:p>
      <text:h text:style-name="P12" text:outline-level="3">
<text:span text:style-name="T4">
Christie</text:span>
</text:h>
      <text:p text:style-name="P4">
Image source, getty images</text:p>
      <text:p text:style-name="P4">
According to many sources, the former New Jersey Governor plans to announce the election at a city hall event held on June 6 in New Hampshire, where the first Republican primaries will be held.</text:p>
      <text:p text:style-name="P4">
After the failure of the president in 2016, Christie fidered with Trump, leading the transition team of the upcoming president at the time, and prepared for his debate with Biden in 2020.</text:p>
      <text:p text:style-name="P4">
But since the U.S. Congress riots, he has strongly criticized Trump.</text:p>
      <text:p text:style-name="P4">
In April of this year, the sharp words of Christie previewed the attack on Trump in the Trump in the city of New Hampshire. He said: "Donald Trump is a TV star, that's it. If he returns to the White House, things will change. It's bad. "</text:p>
      <text:p text:style-name="P4">
From 2010 to 2018, Christie served as governor of New Jersey. He was shadowed due to a political scandal involving a political scandal involving a bridge lane. This incident was alive to partly aimed at the political hatred of a Democratic mayor.</text:p>
      <text:p text:style-name="P4">
Before elected governor, Christie served as chief prosecutor of New Jersey in President George W Bush from 2002 to 2008.</text:p>
      <text:h text:style-name="P12" text:outline-level="3">
<text:span text:style-name="T4">
Ron Desantis</text:span>
</text:h>
      <text:p text:style-name="P4">
Image source, getty images</text:p>
      <text:p text:style-name="P4">
Ron Desantis, Governor of Florida, has been working hard to follow Trump. He is regarded as the most capable of defeating Trump's candidates in frontal competition.</text:p>
      <text:p text:style-name="P4">
With the support of Trump, he won the governor's position and easily re -elected in more than 1.5 million more votes in the mid -term elections. This is the largest difference in the state in the state election for more than 40 years. During his term, the number of Republican voters in the state for the first time <text:a xlink:type="simple" xlink:href="https://www.bbc.com/zhongwen/simp/world-65774908" text:style-name="Internet_20_link" text:visited-style-name="Visited_20_Internet_20_Link">
2024 U.S. presidential election: the number of Republican candidates rose, the election situation became hot and heated</text:a>
More than the Democratic Party.</text:p>
      <text:p text:style-name="P4">
The 44 -year -old De Santis served as a lawyer after graduating from Harvard and Yale University, but he is still a newcomer in American politics.</text:p>
      <text:p text:style-name="P4">
He served in the U.S. Navy and went to Iraq. From 2013 to 2018, he was also a little -known House of Representatives.</text:p>
      <text:p text:style-name="P4">
But since he served as the governor in 2019, De Santis has increased sharply, and he has positioned himself as a enthusiastic cultural warrior.</text:p>
      <text:p text:style-name="P4">
He supports legislation to cancel the funding of diversified and inclusive projects, prohibit gender identification at public schools, prohibit transformation performances and gender care for minors, and restrict abortion and relaxation of gun laws. He was also trapped in legal disputes with Disneyland World Park.</text:p>
      <text:p text:style-name="P4">
The governor touted his political achievements as the "blueprint" of conservative leaders, and supporters said that he did not have so many drama effects to replace the former president who seemed to be nominated again.</text:p>
      <text:p text:style-name="P4">
Trump seems to be very concerned about this and attacks him almost every day on social media.</text:p>
      <text:h text:style-name="P12" text:outline-level="3">
<text:span text:style-name="T4">
Tim Scott</text:span>
</text:h>
      <text:p text:style-name="P4">
</text:p>
      <text:p text:style-name="P4">
Senator Tim Scott has decades of political experience in South Carolina. He had nearly $ 22 million (£ 18 million) cash on his hand during the campaign in May, more than his competitors.</text:p>
      <text:p text:style-name="P4">
At the age of 57, he was the only black man who worked in the two houses of Congress. He has been working on the Senate on behalf of South Carolina since 2013.</text:p>
      <text:p text:style-name="P4">
Mr. Scott is the grandson of cotton field workers and the son of a single mother. He often talked about how his family "walk from cotton to Congress."</text:p>
      <text:p text:style-name="P4">
When he was running for 2024, he vowed to reverse this "retreat country" and revive the "great culture" in the United States.</text:p>
      <text:p text:style-name="P4">
He was very popular among colleagues, and soon received support from two senators, including John Thune, a Republican Republican person in the Senate.</text:p>
      <text:p text:style-name="P4">
But he was not the only high -level South Carolina Republican Republican Party who participated in the campaign.</text:p>
      <text:h text:style-name="P12" text:outline-level="3">
<text:span text:style-name="T4">
Nikki Haley</text:span>
</text:h>
      <text:p text:style-name="P4">
Image source, EPA-EFE/Rex/Shutterstock</text:p>
      <text:p text:style-name="P4">
Nikki Haley announced in mid -February that the president was the first major Republican candidate to compete with Trump.</text:p>
      <text:p text:style-name="P4">
The 51 -year -old Heili was considered one of the most promising young candidates for the Republican Party, but has maintained a low -key in recent years.</text:p>
      <text:p text:style-name="P4">
Heili was born in the Punjaik immigrant family next to South Carolina, and became the youngest governor of the United States in 2009.</text:p>
      <text:p text:style-name="P4">
In 2015, she called for the withdrawal of the federal flag from the State Congress of South Carolina, causing national attention.</text:p>
      <text:p text:style-name="P4">
Although she said in 2016 that she was "not a fan of Trump", she later accepted Trump's nomination and became the United States Ambassador to the United Nations. During the term of office, at a meeting of the Palestinian Special Envoy at the UN Security Council, she suddenly left the controversy.</text:p>
      <text:p text:style-name="P4">
Her campaign includes a compulsory psychological test of politicians over the age of 75, and emphasizes that the "new generation" US leaders need to be needed.</text:p>
      <text:h text:style-name="P12" text:outline-level="3">
<text:span text:style-name="T4">
Vivek Ramaswamy</text:span>
</text:h>
      <text:p text:style-name="P4">
Image source, getty images</text:p>
      <text:p text:style-name="P4">
Vivek Ramaswamy, 37, was announced in an interview with the Fox News Channel at the end of February and announced to join the election as a dark horse.</text:p>
      <text:p text:style-name="P4">
As an Indian American biotechnology entrepreneur without political experience, he is a frequent visitor to Fox host Tuckercarlson daily program. The show was the highest -wired news program in the United States.</text:p>
      <text:p text:style-name="P4">
The graduate of the Harvard and Yale University believes that the United States is in the national identity crisis due to the decline of faith, patriotism and eliteism.</text:p>
      <text:p text:style-name="P4">
From 2014 to 2021, he operated a pharmaceutical company and then founded Strive AssetManagement with people. The company avoided the "split" environment, social and corporate governance (ESG) framework. And treat yourself as Berlaide(Blackrock)Waiting for alternatives of large companies.</text:p>
      <text:p text:style-name="P4">
Mr. Ramaswami is also the author of the book "Ins Awakening Enterprise: Woke, Inc .: Inside Corporate America's SocialJustice SCAM".</text:p>
      <text:h text:style-name="P12" text:outline-level="3">
<text:span text:style-name="T4">
Asa Hutchinson</text:span>
</text:h>
      <text:p text:style-name="P4">
Image source, getty images</text:p>
      <text:p text:style-name="P4">
Asa Hutchinson, who has been re -elected as the governor of Arkansas, announced the president in an interview with the US Broadcasting Corporation in April. A few days ago, Trump was charged with criminal charges in New York.</text:p>
      <text:p text:style-name="P4">
The 72 -year -old Harchinson said the case was "trouble and interference" and should promote Trump to withdraw from the election.</text:p>
      <text:p text:style-name="P4">
The former lawyer and businessman were the youngest federal prosecutors in the United States during the Ronald Ridan government.</text:p>
      <text:p text:style-name="P4">
He also served as a member of the House of Representatives in the United States, including the prosecutor in Bill Clinton's impeachment trial, and the director of the Drugs of the Bush administration.</text:p>
      <text:p text:style-name="P4">
He claimed to be a "non -Trump" candidate, with rich experience and records of leadership, and he vowed to move closer to "common sense and consistent conservativeism".</text:p>
      <text:h text:style-name="P12" text:outline-level="3">
<text:span text:style-name="T4">
Larry Elder</text:span>
</text:h>
      <text:p text:style-name="P4">
Image source, reuters</text:p>
      <text:p text:style-name="P4">
The conservative radio conversation program host promised the governor of California to abolish the disappointment of masks and vaccines in 2021, but did not succeed.</text:p>
      <text:p text:style-name="P4">
The 71 -year -old Elder is a lawyer who grew up in southern Los Angeles. He attacked the Democratic Party's "Awakening" agenda and systemic racism.</text:p>
      <text:p text:style-name="P4">
He announced his campaign plan on Twitter: "The United States is declining, but this decline is not inevitable." His plan seemed to be slim.</text:p>
      <text:h text:style-name="P12" text:outline-level="3">
<text:span text:style-name="T4">
Glenn Youngkin</text:span>
</text:h>
      <text:p text:style-name="P4">
Image source, getty images</text:p>
      <text:p text:style-name="P4">
Glenn Youngkin won the Governor of Virginia in 2021, shocking the Republican Party. As a political novice who has worked for 25 years at CarlyleGroup, a private equity fund company, he defeated people who have worked in the Democratic political community since the 1980s.</text:p>
      <text:p text:style-name="P4">
In a state, which has tended to the Democratic Party in recent years, Yang Jin criticized the party's politics "Tai Poison" and caminated with two parties' cooperation.</text:p>
      <text:p text:style-name="P4">
However, since the first day of taking office, the 55-year-old governor has been involved in hot topics, from revoking the state's restrictions on COVID-19 to prohibiting the critical racial theory of teaching at school.</text:p>
      <text:p text:style-name="P4">
After saying that he would not participate in the 2024 presidential campaign, Yang Jin reported that he was re -considering the campaign because the donor was interested in non -Trump candidates and increased.75 -year -old businessman Perry Johnson tried to run for Governor of Michigan last year, but was disqualified from campaign. He joined the election in March this year.</text:p>
      <text:p text:style-name="P4">
He is selling a plan to regain the economy by cutting 2%of federal expenditures each year.</text:p>
      <text:h text:style-name="P12" text:outline-level="3">
<text:span text:style-name="T4">
Other potential candidates</text:span>
</text:h>
      <text:p text:style-name="P4">
Chrissununu: The ally of the gentle Republicans said he was exploring the way of campaign. Su Nuu served as the governor of New Hampshire from 2011 to 2017, and was loved by voters.</text:p>
      <text:p text:style-name="P4">
Doug Burgum: The former software company executive is currently the governor of North Dakota, and has shot TV advertisements for possible presidential campaign.</text:p>
      <text:p text:style-name="P4">
Francis Suarez: The Mayor of Miami, born in Cuba, is the first American political person who pays the salary of cryptocurrencies. He is considering participating in the campaign and describing himself "to make this country better understand. people".</text:p>
      <text:p text:style-name="P4">
WillHurd: This former member of Texas Parliament, who retired from the US House of Representatives in 2021, said that the rematch between Trump and President Bayeng in 2021 was a "rematch from hell" from hell. Few Americans are willing to see.</text:p>
      <text:p text:style-name="P4">
Liz Cheney: Daughter of former Vice President Dick Chekney. She was a rising star of the Republican Party, but due to strong opposition to Trump, she lost the seat of the House of Representatives in 2021.</text:p>
      <text:p text:style-name="P4">
Greg Abbott: The Governor of Texas often involved in national debate about immigrants, abortion and gun rights.</text:p>
      <text:h text:style-name="P12" text:outline-level="3">
<text:span text:style-name="T4">
Who will not run for election</text:span>
</text:h>
      <text:p text:style-name="P4">
Larry Hogan: The former governor of Maryland, who is friendly to the Democratic Party, said that he did not want to be a person who helped Trump's election again. There are already many such people.</text:p>
      <text:p text:style-name="P4">
Ted Cruz: The Texas Senator ranked second in the 2016 Presidential Election, second only to Trump, but he said that he would run for re -election senators in 2024 Essence</text:p>
      <text:p text:style-name="P4">
Rick Scott: The Florida Senator is often opposite to President Bayeng, but he said that he will be re -elected as senators.</text:p>
      <text:p text:style-name="P4">
News Source: <text:a xlink:type="simple" xlink:href="https://www.bbc.com/zhongwen/simp/world-65774908" text:style-name="Internet_20_link" text:visited-style-name="Visited_20_Internet_20_Link">
https://www.bbc.com/zhongwen/simp/world-65774908</text:a>
</text:p>
      <!--NEWS-->
      <text:h text:style-name="P10" text:outline-level="1">
<text:span text:style-name="T4">
Comments | Yu Jie: Liu Ya has never agreed with democracy and freedom value</text:span>
</text:h>
      <text:p text:style-name="P4">
Author: None</text:p>
      <text:p text:style-name="P4">
Publisher: Radio Free Asia (Organization)</text:p>
      <text:p text:style-name="P4">
Published Time: 2023-06-01T10:25:00-04:00</text:p>
      <text:p text:style-name="P4">
Modified Time: 2023-05-26T10:28:3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1" text:anchor-type="as-char" svg:width="6.9236in" svg:height="4.466839in" draw:z-index="0">
<draw:image xlink:href="../Images/rfamandarin/2023-06-01T10-25-00-04-00/000000.png" xlink:type="simple" xlink:show="embed" xlink:actuate="onLoad" draw:mime-type="image/png"/>
</draw:frame>
The former Political Commissar of the People's Liberation Army National Defense University, Liu Asia Video Screenshot of Liu Asia with the rank of General Air Force/CCTV</text:p>
      <text:p text:style-name="P4">
Former Political Commissar and the PLA of the Chinese National Defense University, Liu Asia, was spoiled by Xi Jinping. In this regard, there was a voice of sympathy and regrets at home and abroad. Some objections even thought he was a comrade -in -arms who fought side by side. The main basis was that some of the articles on the Internet that was talked about by Liu Asia on the Internet.</text:p>
      <text:p text:style-name="P4">
However, most of such articles signed by Liu Asia are replaced by names, and Liu Asia has clarified many years ago. More than a year ago, Zheng Cunzhu, an disagreement from exile in the United States, also issued a public statement to apologize for his deception: "In August 2013, I stole the names of Mr. Liu Asia, wrote and published" New Thinking of Political Reform- " - Liu Yaia's internal speech. At that time, the 18th National Congress of the Communist Party of China had just passed, and many people in China had expectations of Xi Jinping, a new general secretary Xi Jinping, but believed that he had to restart the drums and blows of Chinese political reform in the face of various resistance. , Had to go out of this strategy, stole the name of General Liu, and attempted to set off the turbulence of public opinion in order to blow a pool of spring water ... ... This approach is indeed a stolen act. It should be publicly apologized to Mr. Liu Asia. At the same time, he also apologizes to all readers who believe, forward, and comment. " But I have always believed that we must not oppose the Communist Party in the way of the Communist Party. You must not use lies to oppose lie. Otherwise, even if you defeat the Communist Party, you have become another Communist Party, as Nietzsche said: "People who fight with monsters, Be careful not to be a monster. When you stare at the abyss from a distance, the abyss is staring at you. "</text:p>
      <text:p text:style-name="P4">
What really represents Liu Ya's thought is not the pseudo -trustees of unknown origin, but the TV political film "Silent". On October 26, 2013, the one -and -a -half -hour television political film "Silent Silent" quietly "flowed out" on the Internet. The film was jointly launched by the three departments of the National Defense University, the Ministry of Political Defense, the General Staff, as well as the Institute of Social Sciences and the Institute of Modern International Relations (Think Tank of the Ministry of National Security). The film's interpretation of a series of events such as the disintegration of the Soviet Union, the changes in Eastern European, and the Middle East Jasmine Revolution, concluded that all the source of this is the use of unconventional means in the United States to subvert the shocking conspiracy of other countries. The film accuses Western countries led by the United States. In order to subvert China's current system, try to penetrate and interfere with the five fronts of politics, culture, ideology, society, and organizations. In recent years result.</text:p>
      <text:p text:style-name="P4">
Liu Asia puts "Commerce Silent" on the Internet. One is because through traditional media such as CCTV playback, it needs to go through a long -lasting review process. The other is that he has found that the "touch rate" of the Internet has surpassed TV. In an interview, he said: "Today's Internet has become the main battlefield of ideological struggle in the field of ideology. Western hostile forces attempts to use this' maximum variable 'to" reverse China'. The rumor and even 'soul chicken soup "compete on the Internet to speak on the Internet, and it is very confusing. To compete for the right to speak, we must pay attention to the profound changes in public opinion ecology and media patterns, and to enter the concept and means with the times." He uses this way to occupy the highland of the Internet.</text:p>
      <text:p text:style-name="P4">
Some commentators pointed out that Liu Yaia asked Qin Tian and other army to worship the nationalism. The second is that Liu Asia himself took another layer from the position of political commissar of the National Defense University, won one of the members of the Central Military Commission, and even became Xi Jinping's "Military Chinese Division".</text:p>
      <text:p text:style-name="P4">
Unexpectedly, this TV film is too hard -in the film, the shadow Wang Qishan and Ma Kai and other senior officials in the financial field are the "subverting tools" of the United States -Ford Foundation -contact. This kind of t impartten means was related to Wang Zhen in 1989 that Zhao Ziyang and Soros's open foundation were related to the US agents, which was almost the same. After watching the TV film, many leftists called on the background of the "American spokesperson" in the background of the Chinese party and government organs. At that time, Xi Jinping was an alliance with Wang Qishan to use Wang Qishan to govern the economy and rectify political opponents, and it was naturally unbearable to this "provocation". So, five days later, Xi Jinping ordered the entire network to block the "Silent".</text:p>
      <text:p text:style-name="P4">
** Taking China's future to Liu Asia is the defect and moral timidity of intelligence.</text:p>
      <text:p text:style-name="P4">
"Silent" is Liu Asia's name, but it has played a reaction, allowing Xi Jinping to be quite afraid of this ambitious "Confucian general". Although Xi Jinping fully accepted Liu Asia's thought in the film, he also buried the foreshadowing of Liu Asia. Just as Qin's national owner accepted Shang Yang's reform, he executed Shang Yang's five horses.</text:p>
      <text:p text:style-name="P4">
Former Professor of the Central Committee of the Communist Party of China who lived in the United States, Cai Xiafa, said: "Liu Asia, the second Ren Zhiqiang!Liu Ya's calamity foreshadow a greater catastrophe." She also said: "Constitutionalism, freedom, and democracy are Mr. Liu Asia's clear concept, It is just limited by the environment, and expressing the strategy. "Perhaps, the" red second generation "background with Liu Asia makes her feel the sadness of rabbit fox.</text:p>
      <text:p text:style-name="P4">
The writer Murong Xuecun sent a different view on Twitter, thinking that Liu Ya and Xi Jinping were a group, and they were Douli. Cai Xia immediately said: "You want to be Xi Jinping's accomplice?" Murong Xuecun responded, "This should not be asked. They have no half dime with me. Fall, do you have to call for them? Political prisoners are high honors. High -dry treatment, living in a high -dry ward, even the high -drying high -drying, not suitable for a cup of high -drying, is not suitable for a cup. "</text:p>
      <text:p text:style-name="P4">
I praise the views with Murong Xuecun. How to look at the "June 4th" is a ruler that determines whether a person recognizes the value of democracy and freedom. So, how did Liu Asia evaluate the "June 4th"? I wrote such a detail in "Liu Xiaobo Biography": In May 1989, as a military writer, Liu Yaia and the secretary of the Chinese Writing Association, Jin Jianfan, attended the International Writing Society in Marstrich, Netherlands Fifty -three Congress. At a time, students occupied Tiananmen Square to protest the demonstration. The International PEG decided to support China's democratic movement and warned that the CCP authorities must not suppress the people by force. When the chairman of the International Writing Association read out the resolution, Liu Yaia refuted loudly and led a group to retreat, and immediately announced that the Chinese Writers Association withdrew from the International Writing Conference. It was this source of origin that the International Writing Association accepted the independent Chinese pen created by Liu Binyan and Liu Xiaobo as its members. After the "June 4th" massacre, Liu Asia's book of the time of President Wang Zhen suggested that he had to prevent problems. He must control public opinion and education. There must be no another "June 4th", nor can the "June 4th" students grow into opposition in the future.In April 1992, Liu Asia visited Taiwan with a dual identity (writer and soldiers), creating a precedent for members of the Communist Party of China to visit Taiwan. The Taiwan Communist Party received a grand reception. Of course, they did not value Liu Yaia, who was just a school -level officer at the time, but the special identity of his son -in -law of Li Xiannian, who was former chairman of the CPPCC. At that time, Hao Baicun, a big man in the Kuomintang army, passed on two sentences: "First, as long as the mainland party and government and military personnel go to Taiwan, the first one will invite Liu Asia. Second, after Liu Laitai, I will see it. No, I will see it through the person arranged by him. "</text:p>
      <text:p text:style-name="P4">
After the "June 4th", the CCP's senior management no longer did not have the reforms or enlightened factions in the sense of Hu Yaobang and Zhao Ziyang. Zhu Rongji was not, Wen Jiabao was not, all senior officials who were placed by Xi Jinping were not. This is a common sense. If you do n’t even admit this common sense, you still look for good people and saviors at the senior management of the Communist Party of China, just like looking for diamonds from the pit, and you can only find nothing in the end. In the words of Su Xiaokang's comments: "They are just another 'brother kiln wall', and Liu Asia is just another Bo Xilai. In contrast, Liu Zhiyu is a small witch. ... It is said that he is the main role of challenging Xi and even military coup in the military. I feel that he can think of it? Is he not that can be reduced to another 'showcase rebellion', although he is also a 'prince' (驸 …… …… …… …… …… …… )? If he uses military common sense -he really understands the war, just because he has read a few Western military sciences? "</text:p>
      <text:p text:style-name="P4">
(The article only represents the personal position and point of view of the special commentator)</text:p>
      <text:p text:style-name="P4">
News Source: <text:a xlink:type="simple" xlink:href="https://www.rfa.org/mandarin/pinglun/yujie/yj1-05262023102409.html" text:style-name="Internet_20_link" text:visited-style-name="Visited_20_Internet_20_Link">
https://www.rfa.org/mandarin/pinglun/yujie/yj1-05262023102409.html</text:a>
</text:p>
      <!--NEWS-->
      <text:h text:style-name="P10" text:outline-level="1">
<text:span text:style-name="T4">
BTS Return Hybe employee involved in interior transactions and handling</text:span>
</text:h>
      <text:p text:style-name="P4">
Publisher: 法新社</text:p>
      <text:p text:style-name="P4">
Published Time: 2023-06-01T10:32:08+00:00</text:p>
      <text:p text:style-name="P4">
Modified Time: 2023-06-01T10:05:02+00:00</text:p>
      <text:p text:style-name="P4">
Description: (Agence France -Presse, Seoul, 1st) South Korea ’s BTS (BTS) announced the suspension of group activities last year, and the stock price fell 25%the next day. South Korea's financial regulatory agencies have accused three BTS brokerage companies Hybe employees sell stocks before the news announcement and send them in interior transaction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2" text:anchor-type="as-char" svg:width="6.9236in" svg:height="3.617581in" draw:z-index="0">
<draw:image xlink:href="../Images/rficn/2023-06-01T10-32-08-00-00/000000.png" xlink:type="simple" xlink:show="embed" xlink:actuate="onLoad" draw:mime-type="image/png"/>
</draw:frame>
BTS released a film on Youtube on June 14 last year that a film told fans that under the pressure of exhaustion and high expectations from all walks of life, members will rest for a while to focus on their career development.</text:p>
      <text:p text:style-name="P4">
As soon as the Korean stock market opened the next day, Hybe's stock price plummeted by nearly 25%, and the market value evaporated nearly 2 trillion won (about NT $ 46.5 billion).</text:p>
      <text:p text:style-name="P4">
The FINANCIAL SupervisoryService said today in a statement that three HYBE employees who have not been disclosed have learned that they first sold their holdings before the announcement, and illegally made hundreds of millions of won.</text:p>
      <text:p text:style-name="P4">
The Financial Supervisory Institute said: "We have transferred these three senior staff to prosecutors and suggested that they sue them."</text:p>
      <text:p text:style-name="P4">
The Financial Supervision Institute also criticized Hybe's important announcements that may affect the market through YouTube videos, instead of "investors are more chaotic" through official statements or regulatory documents.</text:p>
      <text:p text:style-name="P4">
The Financial Supervision Institute said that the performing arts brokerage company should have a system that can disclose important information to investors "transparent and through the correct pipeline".</text:p>
      <text:p text:style-name="P4">
Hybe did not respond to the Questions France -Presse question.</text:p>
      <text:p text:style-name="P4">
News Source: <text:a xlink:type="simple" xlink:href="https://www.rfi.fr/cn/%E5%9B%BD%E9%99%85%E6%8A%A5%E9%81%93/20230601-bts%E4%BC%91%E5%9B%A2%E5%89%8D%E6%8A%9B%E6%8C%81%E8%82%A1-hybe%E5%91%98%E5%B7%A5%E6%B6%89%E5%86%85%E7%BA%BF%E4%BA%A4%E6%98%93%E9%80%81%E5%8A%9E" text:style-name="Internet_20_link" text:visited-style-name="Visited_20_Internet_20_Link">
https://www.rfi.fr/cn/%E5%9B%BD%E9%99%85%E6%8A%A5%E9%81%93/20230601-bts%E4%BC%91%E5%9B%A2%E5%89%8D%E6%8A%9B%E6%8C%81%E8%82%A1-hybe%E5%91%98%E5%B7%A5%E6%B6%89%E5%86%85%E7%BA%BF%E4%BA%A4%E6%98%93%E9%80%81%E5%8A%9E</text:a>
</text:p>
      <!--NEWS-->
      <text:h text:style-name="P10" text:outline-level="1">
<text:span text:style-name="T4">
The spear head pointed directly at the 709 family member Yu Wensheng's wife, Xu Yan, was charged with charges of seductive crime</text:span>
</text:h>
      <text:p text:style-name="P4">
Author: None</text:p>
      <text:p text:style-name="P4">
Publisher: Radio Free Asia (Organization)</text:p>
      <text:p text:style-name="P4">
Published Time: 2023-06-01T10:36:00-04:00</text:p>
      <text:p text:style-name="P4">
Modified Time: 2023-06-01T14:06:29-04:00</text:p>
      <text:p text:style-name="P4">
Description: None</text:p>
      <text:p text:style-name="P4">
Videos: []</text:p>
      <text:p text:style-name="P4">
Audios: ["<text:a xlink:type="simple" xlink:href="https://www.rfa.org/mandarin/yataibaodao/renquanfazhi/gf-0601202310083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93" text:anchor-type="as-char" svg:width="6.9236in" svg:height="5.081029in" draw:z-index="0">
<draw:image xlink:href="../Images/rfamandarin/2023-06-01T10-36-00-04-00/000000.png" xlink:type="simple" xlink:show="embed" xlink:actuate="onLoad" draw:mime-type="image/png"/>
</draw:frame>
Xu Yan, who was charged with "incitement", took a photo with her husband Yu Wensheng, Twitter/Lawyer Yu Wensheng's wife, Xu Yan@xuyan709 <text:a xlink:type="simple" xlink:href="https://www.rfa.org/mandarin/yataibaodao/renquanfazhi/gf-06012023100831.html/@@stream" text:style-name="Internet_20_link" text:visited-style-name="Visited_20_Internet_20_Link">
Audio-Link: https://www.rfa.org/mandarin/yatabaanfazhi/gf -06012023100831.html/@@ stream</text:a>
Yu Wensheng, a Chinese rights protection lawyer who was arrested for suspected of provoking trouble, and his wife Xu Yan, are still imprisoned. People familiar with the matter revealed that recently Xu Yan was charged with the crime of inciting subverting the state power more seriously than the provocation. The analysis believes that the Chinese authorities want to warn the West through Xu Yan's case.</text:p>
      <text:p text:style-name="P4">
<text:a xlink:type="simple" xlink:href="https://www.rfa.org/mandarin/yataibaodao/renquanfazhi/ec-05222023080320.html" text:style-name="Internet_20_link" text:visited-style-name="Visited_20_Internet_20_Link">
<text:span text:style-name="T4">
 Yu Wensheng couple is accused of provoking the official threatening lawyer, do not assist in assisted </text:span>
</text:a>
<text:span text:style-name="T4">
* <text:a xlink:type="simple" xlink:href="https://www.rfa.org/mandarin/yataibaodao/renquanfazhi/ec-05102023074124.html" text:style-name="Internet_20_link" text:visited-style-name="Visited_20_Internet_20_Link">
Rights Protection Lawyer Yu Wensheng's disappearance of family members has been forced to abandon his own lawyer</text:a>
</text:span>
</text:p>
      <text:p text:style-name="P4">
Xu Yan's representative lawyer went to the Shijingshan Detention Center in Beijing on May 30 to ask the parties. Wang Qingpeng, a lawyer in the United States, quoted sources as saying that at that time, the National Security rejected lawyer Xu Yan's meeting.</text:p>
      <text:p text:style-name="P4">
Wang Qingpeng: "Xu Yan's lawyer went to meet on May 30, and Shi Jingshan guarded the public security. The public security refused on the grounds of the news. The National Security Bureau of the Beijing Public Security Bureau that came over later told the lawyer that the lawyer could not meet because Xu Yan's case added a new crime: Inciting the crime of subverting the state power, this crime requires the approval of the reconnaissance organs to meet. However, no document is issued to the defense lawyer. "</text:p>
      <text:p text:style-name="P4">
Xu Yan's husband Yu Wensheng was sentenced to four years for "inciting subversion of the state power" and was released last year. During Yu Wensheng's detention, Xu Yan spoke for her husband through various channels, including meeting with foreign officials in Western countries and often interviewed foreign media.</text:p>
      <text:p text:style-name="P4">
Wang Qingpeng: "This has been related to her many years of lawyer Yu Wensheng's lawyer. There is another thing that after the lawyer Yu Wensheng served his sentence, Lawyer Xu Yan and Yu Wensheng were accepting international human rights agencies, especially the Democratic State Consulate in China. During the invitation to the discussion, the authorities had revealed the persecution of their couples. In addition, their couples and the authorities did not contact their national security and did not meet. The authorities were not good at monitoring their couples, so they arrested and persecuted. "</text:p>
      <text:p text:style-name="P4">
Wang Qingpeng (pictured) believes that Xu Yan was charged with the seductiveness to rescue her Yu Wensheng and the meeting with Western diplomats. (Wang Qingpeng is exclusively provided, the shooting date is unknown) <text:a xlink:type="simple" xlink:href="https://www.rfa.org/mandarin/yataibaodao/renquanfazhi/gf-06012023100831.html/m0601gf-1.png" text:style-name="Internet_20_link" text:visited-style-name="Visited_20_Internet_20_Link">
</text:a>
** Teng Biao: Destiny of the severe properties of stubbornness.</text:p>
      <text:p text:style-name="P4">
It is understood that Xu Yan was the first victim's family member who was arrested and held criminally responsible. Wang Qingpeng said that the information issued by the Chinese authorities is very clear.</text:p>
      <text:p text:style-name="P4">
Wang Qingpeng: "This time, the lawyer of Yu Wensheng was arrested and said that the authorities sent a signal to the family members of 709 lawyers: if you do n’t accept it, you must catch it. It is also the CCP authorities calling to the Western society: You dare to care about China's human rights, we will arrest the people you care about and see what you dare to do!"</text:p>
      <text:p text:style-name="P4">
Teng Biao, a lawyer in the United States, said that the nature of inciting subversion of state power is far more serious than provoking, and Xu Yan's destiny is unpredictable.</text:p>
      <text:p text:style-name="P4">
Teng Biao: "This charges are obviously a very serious political charges. The authorities will have a lot of space. If it is light, it can be judged for one or two years, and the longest can be judged to 15 years. And private remarks may be regarded as evidence. "</text:p>
      <text:p text:style-name="P4">
Rights protection lawyer Teng Biao (pictured) estimates that Xu Yan's remarks on social media will become a suspected evidence of her suspected incitement. (Teng Biao exclusively provided, the shooting date is unknown) <text:a xlink:type="simple" xlink:href="https://www.rfa.org/mandarin/yataibaodao/renquanfazhi/gf-06012023100831.html/m0601gf-2.png" text:style-name="Internet_20_link" text:visited-style-name="Visited_20_Internet_20_Link">
</text:a>
Yu Wensheng and his wife Xu Yan in mid -April this year were forcibly summoned by the plainclothes public security in Beijing to lose contact with the outside world. Sources revealed that Yu Wensheng was also detained at the Shijingshan Detention Center in Beijing. The authorities threatened lawyers and law firms that they could not represent cases without passing the annual inspection and other methods.</text:p>
      <text:p text:style-name="P4">
Reporter: Editor of Gao Feng: Xu Shuting, Jiayuan.com Editor: Hong Wei ****</text:p>
      <text:p text:style-name="P4">
News Source: <text:a xlink:type="simple" xlink:href="https://www.rfa.org/mandarin/yataibaodao/renquanfazhi/gf-06012023100831.html" text:style-name="Internet_20_link" text:visited-style-name="Visited_20_Internet_20_Link">
https://www.rfa.org/mandarin/yataibaodao/renquanfazhi/gf-06012023100831.html</text:a>
</text:p>
      <!--NEWS-->
      <text:h text:style-name="P10" text:outline-level="1">
<text:span text:style-name="T4">
The color RFA blog: dialogue with a Tibetan scholar: About the innocent Dalai Lama (3)</text:span>
</text:h>
      <text:p text:style-name="P4">
Author: None</text:p>
      <text:p text:style-name="P4">
Publisher: Radio Free Asia (Organization)</text:p>
      <text:p text:style-name="P4">
Published Time: 2023-06-01T10:40:00-04:00</text:p>
      <text:p text:style-name="P4">
Modified Time: 2023-06-01T10:40:0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98" text:anchor-type="as-char" svg:width="6.9236in" svg:height="3.897317in" draw:z-index="0">
<draw:image xlink:href="../Images/rfamandarin/2023-06-01T10-40-00-04-00/000000.png" xlink:type="simple" xlink:show="embed" xlink:actuate="onLoad" draw:mime-type="image/png"/>
</draw:frame>
Protestant of Ten thousand people in Radakh![] [] <text:a xlink:type="simple" xlink:href="Images/rfamandarin/2023-06-01T10-40-00-04-00/000001.png" text:style-name="Internet_20_link" text:visited-style-name="Visited_20_Internet_20_Link">
</text:a>
](https://www.rfa.org/mandarin/pinglun/weiseblog/ws-05152023140232.html/@@images/image)Picture intercept the video uploaded by the people uploaded by the people of Ladaka</text:p>
      <text:p text:style-name="P4">
Me: There is another point, I wonder if you noticed that the incident of the Internet violent respected incident has aroused the most response, or the most powerful protest is the people in the Himalayas. They rally, march, and emotionally shouting emotionally. Essence Not only Tibetans and Tibetan Buddhist believers, Ladaka has many Muslims, as well as Christians and other religious believers. In other words, not all protesters are Tibetan Buddhists. The historic Ladaka is also a sensitive area itself. It is a sensitive area between China and India today. There are tens of thousands of rallys for Radakhs to protest against the Dalai Lama's stain. Such a large -scale protest is said to have not been in the history of Radakh. This phenomenon should not be ignored.</text:p>
      <text:p text:style-name="P4">
The significance of geopolitics in the Himalayas is important. In fact, China is very concerned, and China is very concerned about the pickups of the Aima. The "Belt and Road" has long studied Himalayan. I have read related books and articles. China and Nepal, China and India, China and Bhutan and so on. In these areas connected by the border, the influence of Jiawa Rinpoche is quite large. So, have you noticed this before?</text:p>
      <text:p text:style-name="P4">
What I have observed is that Sina Weibo, which was previously in China, was particularly fierce for the demonization of Jiawa Rinpoche. The click rates of various scolding various comics were hundreds of thousands or more. Ranking is third. But when it was rushing up, it suddenly cooled down, and now it has been cooling. Why is this? In Chinese social media, if the topic of politics is a hot topic, it is impossible to be a hot topic, let alone a sensitive topic related to the Dalai Lama. So I saw that Sina Weibo on April 15th began to cool down, and on April 17th, it was particularly obvious to cool down. These two times are the days when the Ladaka people are protested on a large scale. A protests in the Himalayas.</text:p>
      <text:p text:style-name="P4">
The Tibetans of Ladaka are different from Tibetans in exile Tibet. Tibetans in an exile community in India are refugees, while the Tibetans of Radak are Indians and have India identity. I also noticed that the Radak authorities have passed a decision to announce that some of the media in India's media and some big coffees. If they do not make public apology to the Garva Rinpoche, which are stigmatized, Radaks will not allow them to enter Waldling them to meet to travel and so on. Is Radak doing so is related to the influence of His Holiness in the Himalayan region over the years? We can see that at each French conference held by His Holiness, the people from Himalayan are the most, and Radakh's traditional costumes are very eye -catching. Last summer, the new crown epidemic in India relieved, and His Holiness went to Radakh and lived for more than a month, and had a good relationship with Radakh's Muslims.</text:p>
      <text:p text:style-name="P4">
His Holiness Dalai Lama held a three -day law meeting in Lingcheng Lingcheng in Radakh in July last year. (The picture intercepted itself) <text:a xlink:type="simple" xlink:href="https://www.rfa.org/mandarin/pinglun/weiseblog/ws-05152023140232.html/66708rfa535a5ba21-002.jpeg" text:style-name="Internet_20_link" text:visited-style-name="Visited_20_Internet_20_Link">
</text:a>
Friends: I feel that there are two views of the Dalai Lama in the world: one is to look at the Dalai Lama as a person, and if a person will make mistakes. But the Dalai Lama represented not only individuals, he represents God, this is the second view. And not just a god, but also a perfect god in people's minds. Politics, culture, army, etc. can not explain or solve such a phenomenon.</text:p>
      <text:p text:style-name="P4">
The Dalai Lama is recognized by the people of the Himalayas a year than the year a year. In fact, it is not just the people in the Himalayas. I have recently attended several gatherings of Western Buddhists. There are many people. They may be suspicious when the stigma of the Dalai Lama was just occurred, but they observed and understood. After that, they thought that the Dalai Lama was not wrong, and it was innocent. In this way, the Dalai Lama really became a Buddha. After becoming a Buddha, he would not die. Even if the flesh is dead, the spirit will not die.</text:p>
      <text:p text:style-name="P4">
In fact, India has a lot of worries, and they are worried that they are afraid of the Buddhism of the Himalaya, and they are afraid of this. India has a director of a strategic research institute, Radakians, and he does not like the Buddhism of the Himalaya Tibetan biography and wrote a book. Indian political decision makers and military decision makers have this concern. If the Buddhism of the Himalaya Tibetan biography, all the Himalayas such as the border areas such as India, Darwon and other border areas, and some border areas in Nepal will become more and more Tibetan Buddhism, and the power of Buddhism may allow India to India. Feeling trouble. Therefore, some of the decision makers in India have such considerations, that is, the Himalayan region should not be tibetan Buddhism, but they did not consider the stigma of the Dalai Lama this time may bring another effect. Those media in India have no strategic considerations. They may not like the Dalai Lama, mainly because they don't like the influence of Tibetan Buddhism, but they have not taken into account what they will stimulate in the Himalayas after a distorted report. The response, they did not expect.</text:p>
      <text:p text:style-name="P4">
In fact, people in the Himalayas have not been as close to Tibetan Buddhism in the past. They did not know what religious believers they were, whether they were Hindu or Tibetan Buddhism. As the Tibetans exiled in India for longer and longer, gradually, Rinpoche has increased more temples and monks. After Cheng, there were more monks who returned from the temple from the temple to his hometown. After decades, Tibetan Buddhism has achieved results in India. Some Indian decision makers are unwilling to see it, but they have no way. Since they say that people in these areas are Indians, they should give these people the same rights as all Indians.</text:p>
      <text:p text:style-name="P4">
This time, the stigma of the Dalai Lama, Indian politics will find that the side effects of the words from the perspective of political perspective are too great. This is not only the case for the Indian government, but also the same to the Chinese government. What happened now? The Himalayan area and the Tibetan community in exile have been unified in a sense, and they believe in the Dalai Lama very much. The Dalai Lama has indeed become a Buddha.If you look at the Dalai Lama as a person, if the Dalai Lama is indeed a problem, it will not be God or Bodhisattva. But the Dalai Lama has no problem, no mistakes or even no crime, so this stigma of him is unacceptable!The Tibetans need not say. People in the Himalayas are also unacceptable. Why do you attacked me? Why do you abuse my religion? This will inevitably arouse a strong anti -effect.</text:p>
      <text:p text:style-name="P4">
Whether it is some Indian politicians, some media people, or many people in China, they really do not understand the power of faith, and they do not understand the psychology of faith. These people now make a person they should not mess with. If this person does something wrong, then his divinity will disappear. But this person did not do wrong at all, then his divinity would double. We can see: If any country, if you want to eliminate a religion, you will give him freedom and he will slowly weaken, but if you oppress religion, especially in a society like India If you do it, religion will be stronger. Today, a Western scholar and I talked about this incident and these topics. He said, "This is a gift from God to you." He believes in God, so he said that. Of course, Tibetans are very painful and believers are very painful. We saw that Tibetans and believers publicly expressed this pain. We have also seen that the Dalai Lama is not human now, but God. Hand Thousand Eyes Guanyin Bodhisattva)!</text:p>
      <text:p text:style-name="P4">
Hahaha. So the biggest problem is here. Politicians consider this today and consider that one tomorrow. Today, it slipped to the side tomorrow, and the news was also a hot spot and was quickly covered by another hot spot. But Tibetans and people in the Himalayas have been talking about and will not end.</text:p>
      <text:p text:style-name="P4">
From the perspective of political science, those politicians are unwilling to treat a person as God. But now many people's minds are the Dalai Lama as a martyr, He Becomes AMartyr (he becomes a martyr)!He had nothing wrong, but he was oppressed by many forces. But they were unwilling to see someone like him as martyrs and gods. Especially those who treat him as an enemy are even more unwilling. Because the Dalai Lama becomes a martyr, it will be an eternal existence. From the perspective of political science, those people have failed and 100 % failed. Just as Jesuswas First Martyr (Jesus is the first martyr), the same is true of the Dalai Lama.</text:p>
      <text:p text:style-name="P4">
Me: You said so well!I feel like this too. That's it. Garva Rinpoche was originally the Guanyin Bodhisattva in our minds. The Tibetans and Tibetan Buddhists regard the His Holiness as the Guanyin Bodhisattva, and at other others, they think of the His Holiness as a person, and he is an old man. In this incident, some people say that the elderly dementia and the elderly are the elderly. Degenerate and so on, and so on, take it for granted. You are so right that after being stigmatized and demonized, Jiawa Rinpoche has become a martyr like Jesus. Jesus suffered, Jesus was crucified, martyrdom, this image was extremely deep and inextricable. Garva Rinpoche has become a bodhisattva that saves sentient beings in this world in the way of being hurt by the world. Now the stains of these people perfectly perfect the image of the Guanyin Bodhisattva of the His Holiness. (Serial)</text:p>
      <text:p text:style-name="P4">
(The article only represents the personal position and point of view of the special commentator)</text:p>
      <text:p text:style-name="P4">
News Source: <text:a xlink:type="simple" xlink:href="https://www.rfa.org/mandarin/pinglun/weiseblog/ws-05152023140232.html" text:style-name="Internet_20_link" text:visited-style-name="Visited_20_Internet_20_Link">
https://www.rfa.org/mandarin/pinglun/weiseblog/ws-05152023140232.html</text:a>
</text:p>
      <!--NEWS-->
      <text:h text:style-name="P10" text:outline-level="1">
<text:span text:style-name="T4">
Employees of the British railway system held a new round of strike in some areas to be completely suspended</text:span>
</text:h>
      <text:p text:style-name="P4">
Author: 联合早报 (Person)</text:p>
      <text:p text:style-name="P4">
Publisher: 联合早报 (Organization)</text:p>
      <text:p text:style-name="P4">
Published Time: 2023-06-01T10:50</text:p>
      <text:p text:style-name="P4">
Modified Time: 2023-06-01T10:50</text:p>
      <text:p text:style-name="P4">
Description: 因与火车运营商和政府在薪酬等方面的长期争议未能解决，英国火车司机工会星期三（5月31日）举行新一轮罢工。此次罢工将影响16家铁路公司。除5月31日以外，英国火车司机工会还将在6月3...</text:p>
      <text:p text:style-name="P4">
Videos: []</text:p>
      <text:p text:style-name="P4">
Audios: []</text:p>
      <text:p text:style-name="P4">
Images: []</text:p>
      <text:p text:style-name="P4">
Type: NewsArticle</text:p>
      <text:p text:style-name="P4">
Breadcrumbs: ['即时', '国际']</text:p>
      <text:p text:style-name="P4">
Keywords: ['罢工', '英国', '铁路']</text:p>
      <!--METADATA-->
      <text:p text:style-name="P4">
Because the long -term disputes with the train operator and the government in terms of salary and other aspects failed to resolve, the British Railway Driver Union held a new round of strike on Wednesday (May 31).</text:p>
      <text:p text:style-name="P4">
The strike will affect 16 railway companies. In addition to May 31, the British Train Union will also hold a strike on June 3. During the strike, only about 40%of the train will run, and some areas are completely shut down. In addition, the British railway, maritime and transport workers' national alliances will be held on June 2. During the strike, about 50%of the railway lines will be closed.</text:p>
      <text:p text:style-name="P4">
British media analysis believes that the high inflation rate is one of the important reasons for this round of strike. In this way, employees protest the rising cost of living, especially in the field of public services, and wages are far from catching up with high inflation. At the same time, the government's economic and social policies have not been continuously implemented. A few months ago, the staff of the British railway system had held large -scale strikes, with nearly four -fifths of railway services stopped, and railway services in most regions of Scotland and Wales were paralyzed.</text:p>
      <text:p text:style-name="P4">
Britain is in the summer semester this week, and strikes will have a serious impact on people who travel. In addition, on the June 3rd, the FA Cup finals, the English Yearseid Race Competition and other events will be held, and strikes will have a serious impact on the travel of people watching people.</text:p>
      <text:p text:style-name="P4">
Mick Huilan, Secretary -General of the British Railway Driver Trade Union, said that the development of the railway system is related to the future of the country. Railway staff does not want to bring inconvenience to passengers because of strike. Strikes and other actions.</text:p>
      <text:p text:style-name="P4">
News Source: <text:a xlink:type="simple" xlink:href="https://www.zaobao.com.sg/realtime/world/story20230601-1400199" text:style-name="Internet_20_link" text:visited-style-name="Visited_20_Internet_20_Link">
https://www.zaobao.com.sg/realtime/world/story20230601-1400199</text:a>
</text:p>
      <!--NEWS-->
      <text:h text:style-name="P10" text:outline-level="1">
<text:span text:style-name="T4">
German Prime Minister consultant visited China: Beijing propaganda, Berlin silent</text:span>
</text:h>
      <text:p text:style-name="P4">
Author: None (Language: zh)</text:p>
      <text:p text:style-name="P4">
Publisher: None</text:p>
      <text:p text:style-name="P4">
Time: 2023-06-01T10:52:00Z</text:p>
      <text:p text:style-name="P4">
Description: German Chancellor Savz's diplomatic and security policy consultant Putener visited Beijing this week to meet with senior officials such as Wang Yi and Qin Gang, and the Chinese media reported high -profile reports. However, no news about his trip to China has not been seen in the German media and even the government's official release.</text:p>
      <text:p text:style-name="P4">
Videos: []</text:p>
      <text:p text:style-name="P4">
Images: []</text:p>
      <text:p text:style-name="P4">
Subject: 时政风云</text:p>
      <text:p text:style-name="P4">
Subjects: ['欧债危机', '欧盟', '岛屿主权争端', '专题报道：全景观看“习马会”', '德国', '中国', '留学德国', '中共十九大', '留学德国', '德国联邦大选']</text:p>
      <text:p text:style-name="P4">
Keywords: ['德国', '中国', '德中关系', '肖尔茨', '外交政策顾问', '王毅', '秦刚', '新闻报道']</text:p>
      <text:p text:style-name="P4">
Id: 65791189</text:p>
      <!--METADATA-->
      <text:p text:style-name="P4">
<text:a xlink:type="simple" xlink:href="https://www.dw.com/zh/overlay/image/article/65791189/52012922" text:style-name="Internet_20_link" text:visited-style-name="Visited_20_Internet_20_Link">
 </text:a>
The interview of the German Chancellor Foreign Consultant has different significance for Beijing and Berlin.</text:p>
      <text:p text:style-name="P4">
(Voice of Germany) According to the official website of the Chinese Ministry of Foreign Affairs, Wang Yi, a member of the Political Bureau of the Central Committee of the Communist Party of China and the director of the Political Bureau of the Central Committee of the Communist Party of China, met with JenSplötner, German Prime Minister Foreign Affairs Consultant in Beijing. The press release quoted Wang Yi as a comprehensive strategic partner, China and Germany must not only stabilize the development of bilateral relations, but also contribute to jointly responding to global challenges.</text:p>
      <text:p text:style-name="P4">
Wang Yi emphasized that China will comprehensively promote Chinese -style modernization, adhere to high -quality development, open to the outside world, and share opportunities and win -win cooperation with countries. He said that in the face of the current instability of the international situation and increasing uncertain factors, China and Germany must work together to organize the seventh round of consultation between the Sino -German government and send positive signals to Europe and the world.</text:p>
      <text:p text:style-name="P4">
The press release stated that Pulutner said that he was full of expectations for the new round of Germany and Chinese government consultations, and will jointly step up various preparations. He also said that the foundation of Germany and China is stable, and the German side will continue to adhere to a Chinese policy and point out that the world's polarization is an inevitable trend. Together with the challenges of turbulent uncertainty.</text:p>
      <text:p text:style-name="P4">
The two sides also exchanged views on issues of common concern in Ukraine. Pulutner also held talks with Chinese Foreign Minister Qin Gang in Beijing.</text:p>
      <text:p text:style-name="P4">
Plutner (left) often appears around Shulz, but it is generally in the "back row"</text:p>
      <text:h text:style-name="P12" text:outline-level="3">
<text:span text:style-name="T4">
Isn't it news?</text:span>
</text:h>
      <text:p text:style-name="P4">
The news of the German Chancellor Foreign Consultant's visit to China is a small foreign news in China. The important Chinese official media such as Xinhua News Agency and "People's Daily" all reported on the form of the Foreign Ministry of Foreign Affairs's drafts.</text:p>
      <text:p text:style-name="P4">
In contrast, Putener's trip to China has not received the attention of German media at all. By the time of the draft, the information did not appear in the media reports, and the German government and the Ministry of Foreign Affairs were not mentioned during the official release of the Ministry of Foreign Affairs. Inquiring about the Voice of Germany, the German Prime Minister's House replied that "in principle," in principle, he did not make a statement on the working -level talks. "</text:p>
      <text:p text:style-name="P4">
The main task of Pulutner's trip is to prepare for the German -Chinese government consultation in Berlin this month. In the context of Germany and China relations, the German government's expectations of the consultation mechanism for this 2011 to start in 2011 are relatively low -key. In June last year, Putener and Wang Yi's predecessor Yang Jiechi held a video call, and German officials did not post any information.</text:p>
      <text:p text:style-name="P4">
As a consultant to diplomatic and security policy of German Prime Minister Shulz, although Putena was one of the "Schildez's most important consultants" by the German media, this position is a "behind -the -scenes" role in German politics. Publicly expressed opinions. Pulutner often visited Sharz, including Lightning visit China last November, but in news photos, he generally only appeared in the back row of Shulz.</text:p>
      <text:h text:style-name="P12" text:outline-level="3">
<text:span text:style-name="T4">
The first visit to China during his tenure in Germany</text:span>
</text:h>
      <text:p text:style-name="P4">
The last time Pulutner became the target of the German media, or last June. At a seminar organized by the German Foreign Policy Association (DGAP), his speech was considered to be too friendly to Russia by some critics, which caused some controversy. At the same event, Putener also mentioned China that China and Russia should not be classified as the same type, but at the same time, they should be alert to the role of China and Russia actively playing the spokesperson of the southern south. "They are not such spokespersons." Essence</text:p>
      <text:p text:style-name="P4">
(Comprehensive report)</text:p>
      <text:p text:style-name="P4">
News Source: <text:a xlink:type="simple" xlink:href="https://www.dw.com/zh/德国总理顾问访华：北京宣传，柏林沉默/a-65791189" text:style-name="Internet_20_link" text:visited-style-name="Visited_20_Internet_20_Link">
https://www.dw.com/zh/德国总理顾问访华：北京宣传，柏林沉默/a-65791189?maca=chi-rss-chi-all-1127-rdf</text:a>
</text:p>
      <!--NEWS-->
      <text:h text:style-name="P10" text:outline-level="1">
<text:span text:style-name="T4">
Guizhou Bijie: The reporter was tracked by the police when the teacher interviewed the teacher's drowning accident</text:span>
</text:h>
      <text:p text:style-name="P4">
Author: https://www.facebook.com/bbcworldservice/</text:p>
      <text:p text:style-name="P4">
Publisher: BBC News 中文</text:p>
      <text:p text:style-name="P4">
Published Time: 2023-06-01T10:53:12.000Z</text:p>
      <text:p text:style-name="P4">
Modified Time: 2023-06-01T10:53:12.000Z</text:p>
      <text:p text:style-name="P4">
Description: The official investigation team apologized to reporters and the media that police officers and auxiliary police officers involved in the police station were removed or dismissed.</text:p>
      <text:p text:style-name="P4">
Images: ["<text:a xlink:type="simple" xlink:href="https://ichef.bbci.co.uk/news/640/cpsprodpb/17DBD/production/_129952779_gettyimages-1250806489.jpg" text:style-name="Internet_20_link" text:visited-style-name="Visited_20_Internet_20_Link">
_129952779_ge...</text:a>
"]</text:p>
      <text:p text:style-name="P4">
Videos: []</text:p>
      <text:p text:style-name="P4">
Tags: ['中國', '政治']</text:p>
      <text:p text:style-name="P4">
Type: Article</text:p>
      <!--METADATA-->
      <text:h text:style-name="P12" text:outline-level="3">
<text:span text:style-name="T4">
Guizhou Bijie: Reporter was tracked and beaten by the police when the teacher interviewed the teacher's drowning accident</text:span>
</text:h>
      <text:p text:style-name="P4">
10:53 am on June 1, 2023![] <text:a xlink:type="simple" xlink:href="Images/BBC Chinese/2023-06-01T10-53-12.000Z/_129952779_gettyimages-1250806489.jpg" text:style-name="Internet_20_link" text:visited-style-name="Visited_20_Internet_20_Link">
</text:a>
Image source, getty images</text:p>
      <text:p text:style-name="P4">
Image adding text,</text:p>
      <text:p text:style-name="P4">
Guizhou Bijie</text:p>
      <text:p text:style-name="P4">
<text:span text:style-name="T4">
 Recently, a reporter from China Jimu News was beaten by the police in an interview with Bijie, Guizhou, causing the mainland to worry about the situation of the media. </text:span>
</text:p>
      <text:p text:style-name="P4">
After the incident, the three involved were punished by administrative detention and removal.</text:p>
      <text:p text:style-name="P4">
The Bijie Joint Investigation Team apologized to reporters and the media on June 1 and said, "The incident exposed outstanding problems such as a few public officials' consciousness of the rule of law, which seriously hurt the media friends and caused bad social impact."</text:p>
      <text:p text:style-name="P4">
["The severe reality that made me forced to leave in China"]](https://www.bbc.com/zhongwen/simp/chinese-news-56614133)* <text:a xlink:type="simple" xlink:href="https://www.bbc.com/zhongwen/simp/chinese-news-63781656" text:style-name="Internet_20_link" text:visited-style-name="Visited_20_Internet_20_Link">
BBC reporter reported that the Chinese new crown "clear zero" was beaten and arrested by the police</text:a>
</text:p>
      <text:h text:style-name="P12" text:outline-level="3">
<text:span text:style-name="T4">
Reporter was beaten</text:span>
</text:h>
      <text:p text:style-name="P4">
The incident originated on April 13 this year. Six teachers in the Budi Primary School in Malacca Town, Bijiewan County, Bijie, Guizhou, picked up pebble pebbles in the river beach. It was suspected that the upstream hydropower stations suddenly put water, which caused two teachers to be drowned.</text:p>
      <text:p text:style-name="P4">
According to the "Dahe Daily", on May 28, the family members of the victims said in an interview that the source of the tragedy was in the school. The school arranged the teacher to pick up the cobblestone to decorate the beautification environment for the superior leadership inspection.</text:p>
      <text:p text:style-name="P4">
The principal of the school involved in the statement was denied, and the main person in charge of the Malaysi Town of Weijin County also said that the school did not arrange teachers to pick up cobblestone, saying that the police's investigation conclusions showed that all of them were personal behavior of several teachers.</text:p>
      <text:p text:style-name="P4">
Different words have attracted the attention of the matter. At present, the local investigation team has been established.</text:p>
      <text:p text:style-name="P4">
On May 30, a reporter from Jimu News went to the incident to interview, a van stopped the road, and was then beaten by the three in the car. Jimu News is a media brand under the Hubei Daily Media Group.</text:p>
      <text:p text:style-name="P4">
The outpatient cases provided by the reporter showed that the initial diagnosis of his injury was the scalp hematoma (forehead), multiple injuries (left, upper lip, left forearm), superficial abrasion of the upper limb (left hand ring finger), (right), (right) Eye frustration.</text:p>
      <text:p text:style-name="P4">
Image source, weibo</text:p>
      <text:p text:style-name="P4">
Image adding text,</text:p>
      <text:p text:style-name="P4">
The reporter showed the broken glasses. "Police fighting reporters" has aroused widespread attention and discussion.</text:p>
      <text:h text:style-name="P12" text:outline-level="3">
<text:span text:style-name="T4">
official response</text:span>
</text:h>
      <text:p text:style-name="P4">
The incident was fermented on the Internet. Many people believe that the police officer obstructs reporters to interview the law and violate the law, and the nature is bad.</text:p>
      <text:p text:style-name="P4">
Hu Xijin, editor -in -chief of the Global Times, questioned on Weibo: "Why did the local police officers act organized and blocked and violently violently questioned reporters? The school resolutely denies that the school sent teachers to go to the river to pick up the cobbled campus, saying that the teacher went to the river to be a personal behavior. I don't want to rule out the possibility of the school's true possibility, but why is it so local to prevent interviews with reporters? What are they afraid of? Woolen cloth?"</text:p>
      <text:p text:style-name="P4">
But there are also voices that maybe reporters' behavior is improper first.</text:p>
      <text:p text:style-name="P4">
Weibo user "Yuanyue Pelicans" said: "Will reporters first provoke the local person to maintain order to obtain eyeball manufacturing news? Hu Xijin still likes to play black and white!"</text:p>
      <text:p text:style-name="P4">
The Bijie Joint Investigation Team issued a notice on Thursday that punishment was punished.</text:p>
      <text:p text:style-name="P4">
According to the report, on May 30, Jimu reporter Li Moumou found a vehicle to follow in Shaba Village, Cattime Town, Weijin County, and then used a mobile phone to shoot the vehicle with a mobile phone. Then got out of the car to find Xiong Mou and others who followed the vehicle. understand situation. Xiong Mou, the deputy director of the Mascies Police Station of the Public Security Bureau of the Zhijin County Public Security Bureau, Li Mou, a police auxiliary personnel at the Racecourse Police Station, and Tao, a police officer of the Mascut Police Station, got out of the car immediately. Li Moumou's face and other soft tissues were scrubbed, causing Li Moumou's mobile phones, glasses and other items to be damaged.</text:p>
      <text:p text:style-name="P4">
The report stated that the public relations organs decided to take administrative detention of Xiong and Tao for 20 days, and punished Li for 15 days of administrative detention.</text:p>
      <text:p text:style-name="P4">
In addition, the Weajin County Party Committee decided to avoid the position of deputy secretary of the party committee of Peng Moumou Town, who has the responsibility of leadership, nominated to avoid the position of the mayor of Malaysia Town; Director of the director; the party committee of the Malaysia Town decided to dismiss Li and Tao.</text:p>
      <text:p text:style-name="P4">
News Source: <text:a xlink:type="simple" xlink:href="https://www.bbc.com/zhongwen/simp/chinese-news-65776879" text:style-name="Internet_20_link" text:visited-style-name="Visited_20_Internet_20_Link">
https://www.bbc.com/zhongwen/simp/chinese-news-65776879</text:a>
</text:p>
      <!--NEWS-->
      <text:h text:style-name="P10" text:outline-level="1">
<text:span text:style-name="T4">
Former US Vice President Pence Biography announced next week to the White House</text:span>
</text:h>
      <text:p text:style-name="P4">
Publisher: 法新社</text:p>
      <text:p text:style-name="P4">
Published Time: 2023-06-01T11:02:08+00:00</text:p>
      <text:p text:style-name="P4">
Modified Time: 2023-06-01T10:35:01+00:00</text:p>
      <text:p text:style-name="P4">
Description: (Agence France -Presse, Washington, 31st) U.S. media reported today that former US Republican Vice President Mike Pence is scheduled to be announced next week that it will invest in the 2024 presidential election to compete for the White House with former party President Trump.</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4" text:anchor-type="as-char" svg:width="6.9236in" svg:height="3.617581in" draw:z-index="0">
<draw:image xlink:href="../Images/rficn/2023-06-01T11-02-08-00-00/000000.png" xlink:type="simple" xlink:show="embed" xlink:actuate="onLoad" draw:mime-type="image/png"/>
</draw:frame>
According to media reports such as the National Broadcasting Corporation (NBC), 63 -year -old Pence will publish campaign films and speak at Desmoines, the capital of Iowa on June 7, and announced that he will be put into the presidential election next year.</text:p>
      <text:p text:style-name="P4">
Pence is a firm social conservative. He has been supporting Trump during his tenure as the vice president. However, after Trump lost in the 2020 presidential election, Pence and him gradually drifted away.</text:p>
      <text:p text:style-name="P4">
News Source: <text:a xlink:type="simple" xlink:href="https://www.rfi.fr/cn/%E5%9B%BD%E9%99%85%E6%8A%A5%E9%81%93/20230601-%E7%BE%8E%E5%9B%BD%E5%89%8D%E5%89%AF%E6%80%BB%E7%BB%9F%E5%BD%AD%E6%96%AF%E4%BC%A0%E4%B8%8B%E5%91%A8%E5%AE%A3%E5%B8%83%E9%97%AE%E9%BC%8E%E7%99%BD%E5%AE%AB" text:style-name="Internet_20_link" text:visited-style-name="Visited_20_Internet_20_Link">
https://www.rfi.fr/cn/%E5%9B%BD%E9%99%85%E6%8A%A5%E9%81%93/20230601-%E7%BE%8E%E5%9B%BD%E5%89%8D%E5%89%AF%E6%80%BB%E7%BB%9F%E5%BD%AD%E6%96%AF%E4%BC%A0%E4%B8%8B%E5%91%A8%E5%AE%A3%E5%B8%83%E9%97%AE%E9%BC%8E%E7%99%BD%E5%AE%AB</text:a>
</text:p>
      <!--NEWS-->
      <text:h text:style-name="P10" text:outline-level="1">
<text:span text:style-name="T4">
In 2022, the number of German citizenship hit a record high</text:span>
</text:h>
      <text:p text:style-name="P4">
Author: None (Language: zh)</text:p>
      <text:p text:style-name="P4">
Publisher: None</text:p>
      <text:p text:style-name="P4">
Time: 2023-06-01T11:03:00Z</text:p>
      <text:p text:style-name="P4">
Description: In 2022, the number of applicants for and obtained Germany set a historical record in the past 20 years. This is good news, because the German government hopes to attract more professional talents to Germany, and to promote the reform of nationality law.</text:p>
      <text:p text:style-name="P4">
Videos: []</text:p>
      <text:p text:style-name="P4">
Images: []</text:p>
      <text:p text:style-name="P4">
Subject: 时政风云</text:p>
      <text:p text:style-name="P4">
Subjects: ['德中关系', '欧债危机', '欧盟', '德国', '留学德国', '留学德国', '德国联邦大选', '默克尔']</text:p>
      <text:p text:style-name="P4">
Keywords: ['德国', '入籍', '历史记录', '专业人才', '融入', '国籍法改革']</text:p>
      <text:p text:style-name="P4">
Id: 65791823</text:p>
      <!--METADATA-->
      <text:p text:style-name="P4">
<text:a xlink:type="simple" xlink:href="https://www.dw.com/zh/overlay/image/article/65791823/64027875" text:style-name="Internet_20_link" text:visited-style-name="Visited_20_Internet_20_Link">
 </text:a>
Internal medicine doctors and psychologists, this family from Iraq is successfully naturalized in Germany</text:p>
      <text:p text:style-name="P4">
(Voice of Germany Chinese) The German Federal Statistics Bureau, located in Wesbarden, reported that in 2022, a total of 1,68,545 applicants from 171 different nationalities obtained German citizenship, a record high. This increased by 28%over the previous year.</text:p>
      <text:p text:style-name="P4">
Among the people who joined German nationality in 2022, 29%came from Syria, with an average age of 24.8 years and two -thirds of men. When the Syrian civil war broke out in 2014, many people left their hometown and then found a new home in Germany. Before citizenship, they stayed for 6.4 years in Germany.</text:p>
      <text:p text:style-name="P4">
Among the citizers last year, the Syrian topped the list, followed by Ukraine, Iraqi and Turks.</text:p>
      <text:p text:style-name="P4">
"Syrians who have obtained German passports almost only six years. That's because they can show excellent integration." Janschneider, an independent research expert of integration and immigration expert committee, told Germany.</text:p>
      <text:p text:style-name="P4">
"In fact, we can expect the number of people this year to increase further." Schneider said, because the Social Democratic Party said(SPD), Green Party and Liberal Party(FDP)The middle left -wing ruling alliance formed has formulated a comprehensive plan to change and simplify the nationality law.</text:p>
      <text:h text:style-name="P12" text:outline-level="3">
<text:span text:style-name="T4">
<text:span text:style-name="T4">
 The threshold for naturalization in Germany is still very high </text:span>
</text:span>
</text:h>
      <text:p text:style-name="P4">
At present, naturalization Germany requires language skills(B1)The stable income must be lived in Germany for at least eight years.</text:p>
      <text:p text:style-name="P4">
Those who want to be a German citizen not only need to pay a fee of 255 euros, but also need to submit identity documents and pass the German citizenship test-including 33 German customs, society and legal issues. In addition, applicants must declare their support for democracy and German Constitution (Basic Law).</text:p>
      <text:p text:style-name="P4">
Anyone who has no chance to apply for citizenship with criminal criminal criminals, and it is not possible for applicants who have no income or savings or relying on the support of the state.</text:p>
      <text:p text:style-name="P4">
However, there is a shortage of labor in the German economy, from IT experts and medical staff to food waiters. Experts in the labor market estimate that Germany will need 400,000 immigrants each year to narrow the expanding talent gap. At present, the government's technical immigration plan only attracts 60,000 people each year.</text:p>
      <text:p text:style-name="P4">
The German government believes that the fundamental change of nationality law may inspire more people to go to Germany and allow people who have lived here to better integrate into society.</text:p>
      <text:p text:style-name="P4">
The reform of nationality law will bring great changes</text:p>
      <text:h text:style-name="P12" text:outline-level="3">
<text:span text:style-name="T4">
<text:span text:style-name="T4">
 Three main changes in the reform plan of the Nationality Law </text:span>
</text:span>
</text:h>
      <text:p text:style-name="P4">
The national law reform proposed by NANCY FAESER NANCY FAESER will make dual nationality and <text:a xlink:type="simple" xlink:href="https://www.dw.com/zh/zh/德国将大幅简化和加快外国人入籍程序/a-65676241" text:style-name="Internet_20_link" text:visited-style-name="Visited_20_Internet_20_Link">
the citizenship of non -EU citizens is easier</text:a>
There are three main changes:</text:p>
      <text:p text:style-name="P4">
The time for applicants for citizenships in Germany has changed from eight years to five years. If the applicant can show a special integration, this will be shortened to only three years.</text:p>
      <text:p text:style-name="P4">
At least one of the parents has lived in Germany for five years or more, and children born in Germany will automatically obtain German citizenship.</text:p>
      <text:p text:style-name="P4">
Multi -nationality is allowed. So far, only those who meet the following conditions can usually retain their original passports when obtaining a German passport: the EU and Swiss citizens, from those countries that are not allowed to abandon citizenship, such as Iran, Afghanistan, and Morocco; and in their own country Refugees who are threatened by persecution; Israelis can usually be allowed to have dual nationality.</text:p>
      <text:p text:style-name="P4">
Schneider believes that for some of the 1.3 million Turkish people living in Germany, "dual passports are likely to be a incentive measure for naturalization."</text:p>
      <text:h text:style-name="P12" text:outline-level="3">
<text:span text:style-name="T4">
What are you going to change in the reform of the German Nationality Law?</text:span>
</text:h>
      <text:h text:style-name="P12" text:outline-level="3">
<text:span text:style-name="T4">
<text:span text:style-name="T4">
 Voice of the Reform of Nationality Law </text:span>
</text:span>
</text:h>
      <text:p text:style-name="P4">
The number of new citizenship records has sparked another protest storm of critics, especially from the largest opposition groups, China Right -Wing CDU and the Kyoto League(CDU/CSU)Essence The parliamentary group spokesman Thorstenfrei told the World News: "The Minister of the Interior Fisher's plan increases risks and allows more people who have not fully fused." Requirements for obtaining German passports.</text:p>
      <text:p text:style-name="P4">
Schneid said that although today's unable to predict whether the Federal Parliament will approve the government's reform bill, it can be expected that "the citizenship application will increase significantly." He said, "The case of many citizenship office has accumulated a lot of citizenship application materials."</text:p>
      <text:p text:style-name="P4">
At present, <text:a xlink:type="simple" xlink:href="https://www.dw.com/zh/zh/欧洲各国的入籍门槛高低不同/a-63976043" text:style-name="Internet_20_link" text:visited-style-name="Visited_20_Internet_20_Link">
about 6 million foreign citizens have lived in Germany for more than 8 years. </text:a>
Immigration expert Schneider pointed out that if the shortest residence period of the citizenship requirements is changed to five years, most of them will meet the conditions of citizenship.</text:p>
      <text:p text:style-name="P4">
News Source: <text:a xlink:type="simple" xlink:href="https://www.dw.com/zh/2022年德国入籍人数创历史新高/a-65791823" text:style-name="Internet_20_link" text:visited-style-name="Visited_20_Internet_20_Link">
https://www.dw.com/zh/2022年德国入籍人数创历史新高/a-65791823?maca=chi-rss-chi-all-1127-rdf</text:a>
</text:p>
      <!--NEWS-->
      <text:h text:style-name="P10" text:outline-level="1">
<text:span text:style-name="T4">
Can mainland Chinese people enjoy the same rights in Taiwan?</text:span>
</text:h>
      <text:p text:style-name="P4">
Author: None</text:p>
      <text:p text:style-name="P4">
Publisher: Radio Free Asia (Organization)</text:p>
      <text:p text:style-name="P4">
Published Time: 2023-06-01T11:11:00-04:00</text:p>
      <text:p text:style-name="P4">
Modified Time: 2023-06-01T11:59:05-04:00</text:p>
      <text:p text:style-name="P4">
Description: None</text:p>
      <text:p text:style-name="P4">
Videos: []</text:p>
      <text:p text:style-name="P4">
Audios: ["<text:a xlink:type="simple" xlink:href="https://www.rfa.org/mandarin/yataibaodao/gangtai/hcm-0601202310573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7" text:anchor-type="as-char" svg:width="6.9236in" svg:height="4.612011in" draw:z-index="0">
<draw:image xlink:href="../Images/rfamandarin/2023-06-01T11-11-00-04-00/000000.png" xlink:type="simple" xlink:show="embed" xlink:actuate="onLoad" draw:mime-type="image/png"/>
</draw:frame>
Chinese flag and Taiwan flag Reuters picture <text:a xlink:type="simple" xlink:href="https://www.rfa.org/mandarin/yataibaodao/gangtai/hcm-06012023105735.html/@@stream" text:style-name="Internet_20_link" text:visited-style-name="Visited_20_Internet_20_Link">
ADIO-Link: https: //www.rfa.org/mandarin/yataibaODAI/hcm-06012023105735.html/@stream</text:a>
In response to the case of a case in Taiwan in Taiwan, the Taiwan Executive Yuan has recently ordered the government departments to have the relevant provisions of the "people in mainland China as the people of the Republic of China". Some people in the Republic of China on the mainland told this station that the move violated the Constitution of the Republic of China. So, can mainlanders enjoy the same rights in Taiwan?</text:p>
      <text:p text:style-name="P4">
[<text:span text:style-name="T4">
 Taiwan Executive Yuan: "The people of the mainland are also the people of the Republic of China."(https://www.rfa.org/mandarin/yataibaodao/gangtai/hcm-05262023110227.html)</text:span>
<text:span text:style-name="T5">
 <text:a xlink:type="simple" xlink:href="https://www.rfa.org/mandarin/Xinwen/10-05252023162022.html" text:style-name="Internet_20_link" text:visited-style-name="Visited_20_Internet_20_Link">
Taiwan Executive Yuan Order: Mainlanders do not have the nationality of the Republic of China</text:a>
</text:span>
*</text:p>
      <text:p text:style-name="P4">
In August 2018, a mainlander's Kaohsiung riding a bicycle around the island was killed by electric shock because of street lights, and his family requested a "national compensation". The first trial of the Taiwan court quoted the letter of the Ministry of Justice in Taiwan in 1993, "The people of the mainland are also the people of the Republic of China", and the "Regulations on the People's Relations of Taiwan and the Mainland"(Referred to as the "Cross -Strait Regulations")和《国家赔偿法》相关无禁止大陆地区人民请求国家赔偿之规定，裁定向遇难者家属赔偿新台币463万元。</text:p>
      <text:p text:style-name="P4">
然而，台湾的行政院近期通令各部会，依《国籍法》之定义，中国大陆人民不具中华民国国籍、非属中华民国国民，自不享有或负担中华民国国民之权利义务。凡旧函释与此抵触者，应自即日起停止适用或不再援用。</text:p>
      <text:p text:style-name="P4">
<text:span text:style-name="T4">
大陆人是否为中华民国国民？学者：户籍所在为依据</text:span>
</text:p>
      <text:p text:style-name="P4">
台湾东吴大学法律学系教授暨公法中心主任胡博砚对本台表示，《两岸条例》第2条规定，关于大陆地区居民的定义并没有牵涉到国籍，只有户籍的问题。该法规范是基于宪法增修条文的授权，以此特别规定做解释，这是行政院的逻辑脉络。</text:p>
      <text:p text:style-name="P4">
“《入出国及移民法》不只有‘国人’与‘外国人’分法，把台湾人、外国人、大陆地区居民、港澳地区居民以及无国籍人士，各种状况都纳入。行政院函文把不同的状况都写得清楚，以后发生争议的可能性不大。”胡博砚补充说明。</text:p>
      <text:p text:style-name="P4">
国立政治大学法律学系副教授廖元豪告诉本台，此判决“天下本无事，庸人自扰之”，就算是行政院函释也不敢违背法律，称“大陆人是外国人”，而是强调“大陆人不是中华民国国民”。但是大陆人有“两岸条例”规定，本来就不是以“国民”处理。</text:p>
      <text:p text:style-name="P4">
廖元豪进一步解释，核心的公民概念是“国籍加户籍”，有一种是“无户籍国民”，大陆以及港澳人士即属此类，《两岸条例》把中、港、澳居民与一般无户籍国民区分：“目前的法律是用户籍来区分。大陆人民户籍登记在大陆，台湾地区人民就是户籍登记在台湾。两个户籍只能选一个，如果台湾人跑去大陆登记户籍，台湾就会予以注销，就称为‘大陆人民’。”</text:p>
      <text:p text:style-name="P4">
The National ID card of the Republic of China is one of the conditions for Taiwan to certify the nationality of the Republic of China (screenshot of Wikipedia)</text:p>
      <text:p text:style-name="P4">
<text:span text:style-name="T4">
 Is the interpretation of the Government Court's letter of interpretation as a legal Taiwan independence? </text:span>
</text:p>
      <text:p text:style-name="P4">
According to the Chinese State Council spokesman Zhu Fenglian, on the 31st, he said in response to the relevant response, "The mainland and Taiwan belong to the same China, and the compatriots on both sides of the strait are Chinese. No matter how the" Taiwan independence "split forces are renovated and unscrupulous, Taiwan cannot change Taiwan. fact".</text:p>
      <text:p text:style-name="P4">
Hu Boyi explained to the legal level that in the Constitution of the Republic of China, the identification of nationality has not been determined. At present, the legislation is only limited to the "Taiwan region of the Republic of China". The use of legal interpretations has not directly involved constitutional issues. It may be that the legal Taiwan independence may still have a distance for Taiwanese people. "</text:p>
      <text:p text:style-name="P4">
Liao Yuanhao pointed out that all laws in Taiwan looked at the "mainlanders" separately. Even "nationals" did not have the rights and obligations of the people. Because they were not set in Taiwan, they were given different treatment. mainlander."</text:p>
      <text:p text:style-name="P4">
Liao Yuanhao: "There are two meanings of the Government Institute. One is purely political declaration. Mainlanders are not nationals, both sides of the strait are not relatives; secondly, the election is coming soon. How can it be said that it is not 'national'. But the interpretation of the court's letters has no effect on reality, cases or all rights and obligations, so the Kuomintang did not respond fiercely. "</text:p>
      <text:p text:style-name="P4">
?</text:p>
      <text:p text:style-name="P4">
"I think Taiwan's approach is wrong. It violates the Constitution of the Republic of China. Because the Republic of China belongs to the mainland regardless of history and region." Wei Yanling from Zhejiang said in an interview with this station that Taiwan was just because of 1949 because of 1949 The Civil War of the KMT failed, and the government moved to Taiwan. Taiwan was only a temporary base of the Republic of China government.</text:p>
      <text:p text:style-name="P4">
When the reporter asked, whether he was looking forward to the one -day issue of the Republic of China in the future, Wei Huiling said, "I look forward to it, I think this is very likely. Because as long as we change in mainland China, mainland China will definitely return to a return to one Democratic China must be the Republic of China. No country can replace it. "</text:p>
      <text:p text:style-name="P4">
He said that he would not feel lost about the announcement of the Executive Yuan of Taiwan, but this is definitely a wrong way. If "Mr. Jiang" is still alive, he will definitely not support it.</text:p>
      <text:p text:style-name="P4">
Hu Boyi said that he can understand that the so -called "Republic of China" people are unacceptable emotionally, but the Constitution is not determined to "inherent territory". If in the past explanation, I am afraid that even some people in Russia and some people in Russia may become China. People in mainland China.</text:p>
      <text:p text:style-name="P4">
Reporter: Huang Chunmei Editor: Xu Shuting, He Ping.com Edited: Hong Wei</text:p>
      <text:p text:style-name="P4">
News Source: <text:a xlink:type="simple" xlink:href="https://www.rfa.org/mandarin/yataibaodao/gangtai/hcm-06012023105735.html" text:style-name="Internet_20_link" text:visited-style-name="Visited_20_Internet_20_Link">
https://www.rfa.org/mandarin/yataibaodao/gangtai/hcm-06012023105735.html</text:a>
</text:p>
      <!--NEWS-->
      <text:h text:style-name="P10" text:outline-level="1">
<text:span text:style-name="T4">
The "Dark Fleet" that hides Russian oil to China to China</text:span>
</text:h>
      <text:p text:style-name="P4">
Creator: CHRISTIAAN TRIEBERT,BLACKI MIGLIOZZI,MUYI XIAO</text:p>
      <text:p text:style-name="P4">
Publisher: https://www.facebook.com/nytimeschinese</text:p>
      <text:p text:style-name="P4">
Published Time: 2023-06-01T11:19:36+08:00</text:p>
      <text:p text:style-name="P4">
Description: After Russia's oil was sanctioned, the number of "dark fleets" used to avoid external supervision surged. These cruise ships use cutting -edge positioning to deceive technology to induce Western insurance companies to underwrite it and eventually ship oil to China. By the new York Times | Source: maxar, Copernicus Sentinel-2</text:p>
      <text:p text:style-name="P4">
Images: ["<text:a xlink:type="simple" xlink:href="https://static01.nyt.com/images/2023/05/31/world/asia/russia-oil-ships-sanctions-1685447068084/russia-oil-ships-sanctions-1685447068084-master1050.png" text:style-name="Internet_20_link" text:visited-style-name="Visited_20_Internet_20_Link">
russia-oil-sh...</text:a>
"]</text:p>
      <text:p text:style-name="P4">
Category: 国际</text:p>
      <text:p text:style-name="P4">
Type: Article</text:p>
      <!--METADATA-->
      <text:p text:style-name="P4">
<draw:frame draw:style-name="fr1" draw:name="Image209" text:anchor-type="as-char" svg:width="6.9236in" svg:height="4.615733in" draw:z-index="0">
<draw:image xlink:href="../Images/cnnytimes/2023-06-01T11-19-36-08-00/russia-oil-ships-sanctions-1685447068084-master1050.png" xlink:type="simple" xlink:show="embed" xlink:actuate="onLoad" draw:mime-type="image/png"/>
</draw:frame>
"Khitan Phoenix"(CathayPhoenix)It is not the only weird oil tanker. The New York Times has confirmed at least three. These ships have taken extraordinary measures to hide their true movements to help them escape the supervision of the U.S. government and make them so that they can make them supervise the US government and make it so that they can make them supervise the US government. American companies underwritten are facing the risk of violations of recent sanctions on Russia's crude oil.</text:p>
      <text:p text:style-name="P4">
Over the years, the ships that want to conceal their whereabouts will turn off the respondent, that is, the device of the sending position signal equipped by all large ships. However, the methods of the tankers tracked by the Times not only did this. They used cutting -edge positioning deception technology to make them look in one place, but they were actually elsewhere.</text:p>
      <text:p text:style-name="P4">
These three tankers pretended to sail west in west of Japan in at least 13 voyages. But in fact, they are transporting oil to China in the dock of Russia.</text:p>
      <text:p text:style-name="P4">
These tankers are part of the so -called "Dark Fleet". The word is not strictly defined. It refers to various types of ships that blur their positions or identification logos to avoid the supervision of government and business partners. They usually participate in petroleum from Venezuela or Iran, and these two countries have also been hit by international sanctions. The recent surge in the number of "Dark Fleets" appeared in Russia's invasion of Ukraine and West tried to limit Moscow's oil income by sanctions.</text:p>
      <text:p text:style-name="P4">
"We are seeing this kind of deception is unusual and complicated and clever," said David Tannan Bam, who had served as a sanctions and compliance officials in the U.S. Treasury, said that he refers to the tankers confirmed by the Times. "From all aspects, this is definitely an act of avoiding sanctions."</text:p>
      <text:p text:style-name="P4">
So far, few people can prove the real location of the ships pretending to be in other places. However, the analysis of Shipping data, satellite images, and video fragments on social media from publicly obtained the Times help clearly determine that these oil tankers are not in their claims.</text:p>
      <text:p text:style-name="P4">
These tankers are likely to sell Russian oil to China to China at the upper limit of the price higher than the sanctions. Because China and Russia do not accept these sanctions, these oil tankers do not have violations of regulations due to positioning deception or carrying oil.</text:p>
      <text:p text:style-name="P4">
However, these oil tankers still have the motivation to deceive: they need insurance companies to underwrite for them. Without insurance, they cannot receive business in most major ports. The only insurance companies with economic capabilities are mostly in the West, so they are constrained by sanctions. If the oil tanker underwritten by the insurance company is Russian oil with higher prices than the upper limit of sanctions, Western insurance companies will violate the sanctions regulations, so the policy must be terminated.</text:p>
      <text:p text:style-name="P4">
"Judging from the amount involved, this is a big problem," Samil Madani said. He is the co -founder of Tankertrackers.com, who tracks global shipping, and is the earliest person to let the Times notice the suspicious tankers. "Oil worth about $ 1 billion used Western insurance, but did not attract attention. In order to continue to obtain the Western policy, they were using deception."</text:p>
      <text:p text:style-name="P4">
In addition to the three oil tankers transported oil, the Times reporter also discovered three other ships to locate and deceive. Their actual location is outside the Russian coast, but it is not clear what they are loaded.</text:p>
      <text:p text:style-name="P4">
All six oil tankers are underwritten by the US Insurance Corporation, the US Insurance Association. The Times provides the company's titles of these tankers, and the actual voyage details when they are positioned and deceived.</text:p>
      <text:p text:style-name="P4">
Daniel Tedoros, chief operating officer of the US Casino Association, wrote in an email responding to the Times that due to the requirements of law and privacy, he could not comment on any potential investigation. "If there is a violation of sanctions, the insurance will fail," he said.</text:p>
      <text:p text:style-name="P4">
In order to protect the insurance company and let it be exempted from the time that the ships that violated the sanctions inadvertently, the United States also formulated the so -called <text:a xlink:type="simple" xlink:href="https://ofac.treasury.gov/media/929506/download" text:style-name="Internet_20_link" text:visited-style-name="Visited_20_Internet_20_Link">
Security Port Questions</text:a>
Essence US Casserture Association <text:a xlink:type="simple" xlink:href="https://www.american-club.com/" text:style-name="Internet_20_link" text:visited-style-name="Visited_20_Internet_20_Link">
Website</text:a>
The list of regularly updated customers show that until May 30, the company is likely to still underwrite the six tankers.</text:p>
      <text:p text:style-name="P4">
Since the Times provided the company with evidence of deception, the information on its official website has changed at least one change. The company's website has shown that the insurance provided for the "Khitan Phoenix" will expire in February 2024, but the expiration date has suddenly been recently advanced to June 2023. The U.S. Casino Association is unwilling to comment on the reasons for the change.</text:p>
      <text:p text:style-name="P4">
The 13 voyages of the three known oil tankers who were known to transport crude oil began in the Port of Koshino in Russia, although they pretended to be near the Japanese coast. Satellite and social media images and customs data show that these oil -loading docks are crude oil -specific docks of the Eastern Siberia -Pacific Petroleum Pipeline System (ESPO). They removed these crude oil in China.</text:p>
      <text:p text:style-name="P4">
A sanctions on Russia began in December last year, and it was only crude oil at first, and later it included fuel oil and other products. Specifically, the price of crude oil must not exceed $ 60 per barrel to limit Russia's income from oil sales.</text:p>
      <text:p text:style-name="P4">
advertise</text:p>
      <text:p text:style-name="P4">
The price of crude oil transported by these tankers is not public, but according to the analysis of customs and export data, the average price of ESPO crude oil is about $ 73 per barrel, which has been much higher than the upper limit. This shows that the price of oil transported by the tanker is higher than the price limit. This behavior alone may cause the US Casino Association to violate sanctions, but security port clauses make this insurance company unlikely to be punished.</text:p>
      <text:p text:style-name="P4">
Although the total number of oil tankers in violation of the price limit is unclear, U.S. officials have insisted that sanctions have played a role. "The upper limit of the price is achieving its dual purpose: while restricting Russian oil income, Russia's oil will continue to enter the market to maintain market stable and sufficient supply," the US Treasury spokesman told the Times. <text:a xlink:type="simple" xlink:href="https://www.nytimes.com/2023/05/18/business/economy/g7-biden-oil-price-cap-russia.html" text:style-name="Internet_20_link" text:visited-style-name="Visited_20_Internet_20_Link">
Some analysts think</text:a>
There is a problem with the price data cited by the US government, and the upper limit is not as effective as it looks.</text:p>
      <text:p text:style-name="P4">
In order to perform positioning and deception, the tanker can use military -grade equipment or software currently available from the market. This technology makes it possible to manipulate the location of the ship. The report is broadcast through the automatic recognition system (referred to as AIS) installed on the ship with a specific radio frequency broadcast to convey the ship identification number, location and routes to other ships, ground stations and satellites.</text:p>
      <text:p text:style-name="P4">
Although the positioning and deception technology is very complicated and clever, it will be traced when the ship uses it. Among them, strange geometric figures include the AIS data of the ship. Experts believe that this may sometimes may be positioned to deceive software attempts to imitate a shipbuilding ship.A more severe warning was issued in April this year. Ofac <text:a xlink:type="simple" xlink:href="https://ofac.treasury.gov/media/931641/download" text:style-name="Internet_20_link" text:visited-style-name="Visited_20_Internet_20_Link">
Warning</text:a>
It is said that the positioning of the positioning around Koshino is likely to be related to Russia's evasion of sanctions. The office suggested that American companies, including insurance companies, use "maritime intelligence services" to find suspicious activities.</text:p>
      <text:p text:style-name="P4">
The U.S. government has determined that Russia's Petroleum Port Kitzmino is a possible place to violate sanctions. Konstantin zavrazhin/getty images</text:p>
      <text:p text:style-name="P4">
Maritime compliance experts said that it may be difficult to find positioning deception in a large number of ships, but the warnings of OFAC are very specific, which reduces the scope that insurance companies should pay attention to. "Now they have reason to know that this behavior has happened. If they do not take action, they will risk unsatisfactory risks," Tannan Bam said.</text:p>
      <text:p text:style-name="P4">
The executive of the US Casino Association, Tadros, was unwilling to disclose the specific tools used by the company to try to identify the deception behavior, but he said that the company relies on "a powerful system and control framework, including tracking services."</text:p>
      <text:p text:style-name="P4">
advertise</text:p>
      <text:p text:style-name="P4">
The Times found that the warning signal also exists in the data provided by the ship tracking website. A navigation of the "Khitan Phoenix" shows several obvious abnormal phenomena, revealing that the tanker is being positioned and deceived.</text:p>
      <text:p text:style-name="P4">
In addition to tracking AIS abnormalities, OFAC also suggested that insurance companies investigate the company's history of ships in high -risk areas to discover the act of evading sanctions. The agency warns that shipowners may try to avoid review by using "complex business structures", including "the practice involving shell companies."</text:p>
      <text:p text:style-name="P4">
Tannan Bum said that the good time for insurance companies to find a warning signal is to issue policies or renewal periods for the tanker.</text:p>
      <text:p text:style-name="P4">
"These are common and standard practices, and what should be done by‘ understanding customers ’," he said. "This is a chance to see if this is a bad apple in advance."</text:p>
      <text:p text:style-name="P4">
According to the information on the website of the US Casino Association, the policy of the six tankers was continued in February this year. Previously, three of the tankers had been located and deceived when they were transporting Russian oil.</text:p>
      <text:p text:style-name="P4">
Experts say the characteristics of these ships should be questioned. Most of them were owned by empty shell companies less than three years ago, and several of them were established after Russia invaded Ukraine in February 2022. These companies are run by Chinese people, registered in Hong Kong, and only have an old ship I bought recently.</text:p>
      <text:p text:style-name="P4">
advertise</text:p>
      <text:p text:style-name="P4">
"Although these factors themselves are not necessarily a problem -and it is quite common -but add them together, they describe a type of ships and companies worth further investigating," Washington analyzed the analyst of the global security threats of non -profit organization C4ADS, Cai Yizhao (Sound) Say. She also said that if these tankers are also being proclaimed, they "meet the common activity model of evasion of maritime sanctions."</text:p>
      <text:p text:style-name="P4">
The Times reporter visited the Hong Kong address given by the shipowner of these oil tankers and found that only the person in the office was the common feature of the empty shell company. Four of them did not reply to the letter from the request sent by the Times to the Times.</text:p>
      <text:p text:style-name="P4">
Another oil tanker "Ginza" in Russia(Ginza)The spokesman of the shipowner told the Times through an email that the ship was carried by vegetable oil. The company did not know that the AIS signal of the tanker had a positioning and deception. The spokesman also said that the company lacked technical knowledge of identifying deception.</text:p>
      <text:p text:style-name="P4">
These use of positioning and deceiving oil tankers in the United States show that this approach is not limited to Russian oil. The Times found that five of the six tankers were pretended to be elsewhere when they visited Iran or Venezuela, or when the ships obtained from these countries were transferred from the ships at sea, pretending to be in other places. At least two ("Khitan Phoenix" and "Eternalpeace]) have crude oil, which may violate sanctions on Iran or Venezuela.</text:p>
      <text:p text:style-name="P4">
The Ginza also falsified his whereabouts last fall, pretending to be near the Oman coast. The Times found the real location of the ship from a video of a crew on Instagram: the tanker was near the port of Iran. Satellite images also show that it stops at a berth of loading petrochemical products. The spokesman of the shipowner said that the company did not know about this behavior.</text:p>
      <text:p text:style-name="P4">
The US Treasury spokesman told the Times that as far as Russian crude oil is concerned, if an American entity learns that it is underwriting for the upper limit of the price, it must cancel the insurance policy.</text:p>
      <text:p text:style-name="P4">
According to the [One Report] published by the Labor News Agency Daily(https://lloydslist.maritimeintelligence.informa.com/LL1144635/Dark-fleets-biggest-shipowner-Gatik-Ship-Management-loses-Western-insurance-cover)Earlier this year, the website of the US Casino Association showed that the company no longer underwritten at least 15 ships owned by a Indian company. It is reported that the Gatik Ship Management Company has a fleet of 50 newly purchased oil tankers to engage in Russian oil trade. The US Casino Association refused to explain to the Times to explain the reason for this decision.</text:p>
      <text:p text:style-name="P4">
News Source: <text:a xlink:type="simple" xlink:href="https://cn.nytimes.com/world/20230601/russia-oil-ships-sactions/" text:style-name="Internet_20_link" text:visited-style-name="Visited_20_Internet_20_Link">
https://cn.nytimes.com/world/20230601/russia-oil-ships-sactions/</text:a>
</text:p>
      <!--NEWS-->
      <text:h text:style-name="P10" text:outline-level="1">
<text:span text:style-name="T4">
IAEA: Iran continues to increase concentrated uranium inventory</text:span>
</text:h>
      <text:p text:style-name="P4">
Publisher: 法新社</text:p>
      <text:p text:style-name="P4">
Published Time: 2023-06-01T11:32:08+00:00</text:p>
      <text:p text:style-name="P4">
Modified Time: 2023-06-01T11:05:02+00:00</text:p>
      <text:p text:style-name="P4">
Description: (Agence France -Presse Vienna, 31st) According to the confidential report of the United Nations nuclear supervision agency seen today, Iran has increased significantly in uranium inventory in recent months, showing that the country's nuclear activities are continuously upgrad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1" text:anchor-type="as-char" svg:width="6.9236in" svg:height="3.617581in" draw:z-index="0">
<draw:image xlink:href="../Images/rficn/2023-06-01T11-32-08-00-00/000000.png" xlink:type="simple" xlink:show="embed" xlink:actuate="onLoad" draw:mime-type="image/png"/>
</draw:frame>
The International Atom Energy Agency (IAEA) is expected to meet a few days later to review the progress of the rest of the concerns.</text:p>
      <text:p text:style-name="P4">
IAEA stated in its quarterly report that it is estimated that Iran's concentrated uranium inventory has reached more than 23 times the upper limit of the 2015 nuclear agreement.</text:p>
      <text:p text:style-name="P4">
As of May 13, Iran's concentrated uranium inventory is estimated to be as high as 4744.5 kg.</text:p>
      <text:p text:style-name="P4">
The upper limit specified in the 2015 nuclear agreement is 202.8 kg.</text:p>
      <text:p text:style-name="P4">
The report also said that the nuclear agreement restricted Iranian concentrated uranium purity of up to 3.67%, but Iran continued to exceed restrictions.</text:p>
      <text:p text:style-name="P4">
The Iran Nuclear Agreement was fragmented due to unilateral exit in the United States in 2018. The efforts to restore the agreement have been stagnating since last summer.</text:p>
      <text:p text:style-name="P4">
It is believed that the uranium inventory with a concentratedness of 20%of Tehran was 470.9 kg, an increase of 36.2 kg from the last (February) report; the amount of uranium inventory of 60%of the purity was 114.1 kg, an increase of 26.6 kg from the previous.</text:p>
      <text:p text:style-name="P4">
The concentrated uranium concentration of nuclear weapons needs to be 90%.</text:p>
      <text:p text:style-name="P4">
News Source: <text:a xlink:type="simple" xlink:href="https://www.rfi.fr/cn/%E5%9B%BD%E9%99%85%E6%8A%A5%E9%81%93/20230601-iaea-%E4%BC%8A%E6%9C%97%E6%8C%81%E7%BB%AD%E5%A2%9E%E5%8A%A0%E6%B5%93%E7%BC%A9%E9%93%80%E5%BA%93%E5%AD%98" text:style-name="Internet_20_link" text:visited-style-name="Visited_20_Internet_20_Link">
https://www.rfi.fr/cn/%E5%9B%BD%E9%99%85%E6%8A%A5%E9%81%93/20230601-iaea-%E4%BC%8A%E6%9C%97%E6%8C%81%E7%BB%AD%E5%A2%9E%E5%8A%A0%E6%B5%93%E7%BC%A9%E9%93%80%E5%BA%93%E5%AD%98</text:a>
</text:p>
      <!--NEWS-->
      <text:h text:style-name="P10" text:outline-level="1">
<text:span text:style-name="T4">
How did the Chinese Communist Party make 1.4 billion people suffer from &amp; quot; June 4th Amnesia &amp; Quot;?</text:span>
</text:h>
      <text:p text:style-name="P4">
Author: None</text:p>
      <text:p text:style-name="P4">
Publisher: Radio Free Asia (Organization)</text:p>
      <text:p text:style-name="P4">
Published Time: 2023-06-01T11:35:00-04:00</text:p>
      <text:p text:style-name="P4">
Modified Time: 2023-06-01T14:07:47-04:00</text:p>
      <text:p text:style-name="P4">
Description: None</text:p>
      <text:p text:style-name="P4">
Videos: []</text:p>
      <text:p text:style-name="P4">
Audios: ["<text:a xlink:type="simple" xlink:href="https://www.rfa.org/mandarin/yataibaodao/gangtai/hx1-0601202311222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12" text:anchor-type="as-char" svg:width="6.9236in" svg:height="3.88615in" draw:z-index="0">
<draw:image xlink:href="../Images/rfamandarin/2023-06-01T11-35-00-04-00/000000.png" xlink:type="simple" xlink:show="embed" xlink:actuate="onLoad" draw:mime-type="image/png"/>
</draw:frame>
The host of "Asia Want to Talk" Dai Zhongren (left), Zheng Xuguang (middle), an important leader of the 1989 Democratic Games, Wu Renhua (right), assistant researcher at the former Chinese University of Political Science and Law. <text:a xlink:type="simple" xlink:href="https://www.rfa.org/mandarin/yataibaodao/gangtai/hx1-06012023112223.html/@@images/image" text:style-name="Internet_20_link" text:visited-style-name="Visited_20_Internet_20_Link">
</text:a>
Screenshot of the show(https://www.rfa.org/mandarin/yataibaodao/gangtai/hx1-06012023112223.html/@@stream)The June 4th incident is about to usher in the 34th anniversary. The "turmoil" characterized by the CCP authorities is still blocked in China. In the Radio Asia "Asia Want to Talk", the program interviewed Wu Renhua and Zheng Xuguang, two June 4th grasses, revealing how Chinese authorities remembered and changed the history of public opinion at home and abroad, and how they were covered up by totalitarian authority. In the broken message, save and spread the truth.</text:p>
      <text:p text:style-name="P4">
<text:a xlink:type="simple" xlink:href="https://www.rfa.org/mandarin/yataibaodao/renquanfazhi/ec-06012023060926.html" text:style-name="Internet_20_link" text:visited-style-name="Visited_20_Internet_20_Link">
<text:span text:style-name="T4">
 On the eve of June 4th, Xu Zhiyong called for fasting to mourn "June 4th" </text:span>
</text:a>
<text:span text:style-name="T4">
* <text:a xlink:type="simple" xlink:href="https://www.rfa.org/mandarin/yataibaodao/renquanfazhi/wy-05312023133148.html" text:style-name="Internet_20_link" text:visited-style-name="Visited_20_Internet_20_Link">
Thirty -four -year -old Xinzhi New York June 4th Memorial Museum to build documentary</text:a>
</text:span>
</text:p>
      <text:p text:style-name="P4">
"At 6 o'clock in the morning on June 4th, with the students withdraw from the students, passing through the Xi Chang'an Street and the sixth port. The gate of Zhongnanhai and near Xinhua Gate, the three martial arts tanks chase the student team from behind high -speed. One person died, more injured, and five of them were sent to the Chinese University of Political Science and Law, the remains of the students who were in office. At about 10 am that day, when they entered the school gate, I saw five deadly dead desks on the teaching building. The remains of the body, the blood on the desk and the ground are all bloody blood. I and the young teacher Liu Suli, who are young teachers in Tiananmen Square, kneeling in front of the five remains crying, and never forgotten. "Wu Renhua, assistant researcher at the former Chinese University of Political Science and Law In the show "The program, it has been driven by driving him for more than 30 years, and successively published three books in" June 4th Sky Annmen's Bloody Clear Clear Clear Side "," Inner Clean of the June 4th Luck ", and" The June 4th Incident ". The book is because of the massacre.</text:p>
      <text:p text:style-name="P4">
Wu Renhua said: "I spent countless times, cracked the number and code of various troops, and collected relevant officers and soldiers to chat records. They found that the number of martial arts troops was 250,000, and nineteen troops, including 14 Army Group Army, very amazing scale."</text:p>
      <text:p text:style-name="P4">
Wu Renhua, a person of June 4th, has studied for more than 30 years. He investigated the truth of June 4th and published books so that young people did not forget history. (Reporter Xia Xiaohua) <text:a xlink:type="simple" xlink:href="https://www.rfa.org/mandarin/yataibaodao/gangtai/hx1-06012023112223.html/56db.jpg" text:style-name="Internet_20_link" text:visited-style-name="Visited_20_Internet_20_Link">
</text:a>
<text:span text:style-name="T4">
 Twenty years later, the officers and soldiers of the martial law involved in the students involved in the students </text:span>
 <text:span text:style-name="T4">
<text:span text:style-name="T5">
* </text:span>
* Wu Renhua cried and cried </text:span>
</text:p>
      <text:p text:style-name="P4">
Wu Renhua believes that the truth must be complete, and they need to trace the harm. In response to the 490,000 officers and soldiers, he verified more than 3,000 members of the Beijing Martial Arts forces through the Internet and Google. The first regiment of the first regiment of the Tianjin Police Zone Tank No. 106 Tank Tank Tanks, the first regiment of the student.</text:p>
      <text:p text:style-name="P4">
Wu Renhua said: "Finally verified, very exactly, at the time I cried in front of the computer.</text:p>
      <text:p text:style-name="P4">
I have read so many bloody scenes in ancient books. Many people include losing their legs in the six mouths, Fang Zheng, student of the School of Sports, and the mother of Tiananmen Mother Ding Zilin repeatedly that they must find members of the No. 106 tank. Why do you rush into the student team from behind? Is the driver acted without authorization or the chief command? I know the record in the book. Luo Gang and the deputy head of the first division of Tianjin and Jia Zhenlu, the deputy head of the first division, I can't forget their names. I announced the number of Wu Yanhui on Twitter, did it be the second hand No. 2 of the tank No. 2, No. 106, the first and first battalions of the first division of the first division? Wu said it was him. He thought his comrades -in -arms were looking for him. Pushing friends also pushed the call records, which made many pushing friends very excited. "</text:p>
      <text:p text:style-name="P4">
Zheng Xuguang, an important leader of the 1989 Democratic Games (screenshot of the show) <text:a xlink:type="simple" xlink:href="https://www.rfa.org/mandarin/yataibaodao/gangtai/hx1-06012023112223.html/4e09.jpg" text:style-name="Internet_20_link" text:visited-style-name="Visited_20_Internet_20_Link">
</text:a>
<text:span text:style-name="T4">
 After the June 4th, all units inspect </text:span>
 <text:span text:style-name="T4">
<text:span text:style-name="T5">
* </text:span>
* Zheng Xuguang: "Forgot", "No see" is equivalent to "liberation" </text:span>
 **</text:p>
      <text:p text:style-name="P4">
In the thirty -four years of 1964, why did some people in China about the troops that happened in Tiananmen Square "no memory" or "dare not remember"?</text:p>
      <text:p text:style-name="P4">
An important leader of the 1989 Democratic Games became one of the 21 official wanted criminals after June 4th. Zheng Xuguang, who served two years in prison, described it deeply on the show.</text:p>
      <text:p text:style-name="P4">
He mentioned that after the June 4th massacre, each unit fully inspected, and most of the cities survived within the system. They served as administrative, enterprises, and institutions. Everyone must explain that after the death of Hu Yaobang in 1989, what does it have to do with this movement: "Have you been on the street? Do you know what other people are? What are you? What do you do before martial law? Do it? What do you do after shooting in June 4th? "</text:p>
      <text:p text:style-name="P4">
Zheng Xuguang said that the authorities were distinguished in three stages, such as June 4th and the streets after the streets and martial law. During the mourning period, it may be treated on the streets, and the crime of fighting against martial law is one equal. It is another situation to resist that after the clearance. Many unit leaders are unwilling to let everyone suffer, and it will make you just say that you don't talk about others.<text:span text:style-name="T4">
 Forced to the official statement </text:span>
 <text:span text:style-name="T4">
<text:span text:style-name="T5">
* </text:span>
* Kind person who has gone to exempt from "flat chaos" accomplice </text:span>
</text:p>
      <text:p text:style-name="P4">
Zheng Xuguang said: "I believe many people say they don't remember, have not seen it, they have passed, even if they are liberated or passing the level. If there are no other people's proof, you may say that you have not participated in this circumstances. You are afraid of others to report you. "</text:p>
      <text:p text:style-name="P4">
Zheng Xuguang mentioned that more importantly, the oppositional turmoil and calming riots against the party and the government must be expressed. I believe that in such an environment, there are very few oppositions. Because there is no public office, there is no public office, and the salary is not available. Most people expressed their resolute support.</text:p>
      <text:p text:style-name="P4">
Zheng Xuguang said: "The result of support is that 'thugs hit and killed the PLA are a kind of turmoil. Most of the participants are unknown truth and are used by a few bad guys. The bad guys need to be severely punished'. To say, you have to repeat day after day, year after year. Sometimes you have to be investigated. Is it like the three types of people, rebels, and smashing elements like the Cultural Revolution? Do you participate in the turmoil of the Bayi or nine? What attitude is it? This is what you are transferred and promoted in the system, and all kinds of things are related. "</text:p>
      <text:p text:style-name="P4">
<text:span text:style-name="T4">
 The official through collective fear </text:span>
 <text:span text:style-name="T4">
<text:span text:style-name="T5">
* </text:span>
* reconstructs historical narrative </text:span>
</text:p>
      <text:p text:style-name="P4">
Zheng Xuguang said: "China has a strong culture of shame. It is difficult to say that I was because of cowardice. I said losing their minds for various reasons. It is indeed used by bad people; even very radical students finally claimed to be innocent, and the party was right. Even in recent years, the Chinese economic development has been very accurate. People are chaotic. As a whole narrative, the official narrative is relatively rigid; there is another mainstream narrative of the people in the people. Under the pressure at that time, it was forced to deny itself and deny its companion. Finally, it completed a conversion to a conversion. . I can say that if it was a national protest movement in 1989, a national rebellion movement was experienced after 1989. "</text:p>
      <text:p text:style-name="P4">
Wu Renhua also mentioned that there were middle school students who turned over the wall to read his book. After understanding the truth, he asked his mother, and his mother lied that it was nothing. Students asked their mother, not studying at university in Beijing in 1989, how could they not know anything? The mother was forced to admit. Under the autocratic system, the truth will have great political consequences.</text:p>
      <text:p text:style-name="P4">
Zheng Xuguang also said that June 4th was a very painful and embarrassing memory. After the 1986th generation, many would rather not mention it. Not only is it painful, it is embarrassing to answer your child. Do you support or oppose? So don't say it is good. This is always a mental trauma that needs to be cured. As for the generation of birth after 1989, there are diverse channels, and there are networks to turn over the wall.</text:p>
      <text:p text:style-name="P4">
<text:span text:style-name="T4">
 The CCP conducts a June 4th cognitive operation at home and abroad through foreign propaganda </text:span>
 ****</text:p>
      <text:p text:style-name="P4">
However, Wu Renhua mentioned that the Communist Party of China has used a lot of resources to launch a large -scale publicity and overseas social media for the history of June 4th. Many young friends thank him for digging the truth.</text:p>
      <text:p text:style-name="P4">
When it comes to the recent popular ChatGPT network chat robot, Zheng Xuguang said that he tried to ask with traditional Chinese and simplified Chinese, but he got different results. Asked in Simplified Chinese, all the Chinese officials said to the June 4th.</text:p>
      <text:p text:style-name="P4">
Zheng Xuguang mentioned that Deng Xiaoping used the "storm" when he met the commander of the martial force, deliberately avoided the words of counter -revolutionary riots in Beijing when he cleared the field. In addition, the official attitude can be seen from the leadership of the leadership. When Yang Shangkun died, he tried to fade as much as possible. Li Peng's prosecution returned to the reappearance of "riots" in the 896th qualitative "riot".</text:p>
      <text:p text:style-name="P4">
<text:span text:style-name="T4">
 Scholars call for the establishment of the "June 4th Studies" </text:span>
 <text:span text:style-name="T4">
 jointly tap the historical truth to fight forgotten. </text:span>
</text:p>
      <text:p text:style-name="P4">
In response to the question of whether there is any hope for the 89th Democratic Games, Zheng Xuguang believes that the senior executives of the Communist Party of China who were responsible for that year have passed away, and the martial law troops are old. Until death.</text:p>
      <text:p text:style-name="P4">
Wu Renhua believes that China can only face June 4th only when the political system changes have occurred. In the first year of the so -called June Fourth Pingzhong Storm in 1999, the Central Military Commission of the PLA had plans to celebrate and recognize it, and was rejected by the Standing Committee of the Standing Committee of the Political Bureau of the Central Committee. Chinese officials are very clear that it is not worthy of publicity.</text:p>
      <text:p text:style-name="P4">
Wu Renhua said that the June 4th Movement was more important than the May 4th Movement, but there was a lack of "June 4th Studies" at home and abroad. The truth of June 4th has no conclusions. I hope that more schools and teachers and students will invest in the "June 4th Studies" research.</text:p>
      <text:p text:style-name="P4">
Reporter: Xia Xiaohua Editor: Xu Shuting, He Ping.com Edited: Hong Wei</text:p>
      <text:p text:style-name="P4">
News Source: <text:a xlink:type="simple" xlink:href="https://www.rfa.org/mandarin/yataibaodao/gangtai/hx1-06012023112223.html" text:style-name="Internet_20_link" text:visited-style-name="Visited_20_Internet_20_Link">
https://www.rfa.org/mandarin/yataibaodao/gangtai/hx1-06012023112223.html</text:a>
</text:p>
      <!--NEWS-->
      <text:h text:style-name="P10" text:outline-level="1">
<text:span text:style-name="T4">
Is the dramatic confrontation between the US debt?</text:span>
</text:h>
      <text:p text:style-name="P4">
Author: chinese@voanews.com (孙承)</text:p>
      <text:p text:style-name="P4">
Publisher: 美国之音中文网 (Type: NewsMediaOrganization)</text:p>
      <text:p text:style-name="P4">
Published Time: 2023-06-01T11:36:34+08:00</text:p>
      <text:p text:style-name="P4">
Modified Time: 2023-06-01 03:41:41Z</text:p>
      <text:p text:style-name="P4">
Description: After a few weeks of fierce confrontation, the US President Biden and the Republican Parliament Speaker McCarthy finally reached an agreement on the upper limit of US debt last weekend. The House of Representatives passed the debt limit bill to avoid breach of contract on Wednesday evening with a voting result of 314-117. China has been one of the largest debt countries in the United States for many years. Once the US debt is default, it will undoubtedly affect China's interests, but China is also the largest strategic competitor in the United States. Political observers warn that China's long -term geopolitical interests may benefit from the dramatic confrontation that the United States has increased debt limit for several months.</text:p>
      <text:p text:style-name="P4">
Videos: []</text:p>
      <text:p text:style-name="P4">
Images: []</text:p>
      <text:p text:style-name="P4">
Categories: ['中国', '美国']</text:p>
      <text:p text:style-name="P4">
Type: None</text:p>
      <!--METADATA-->
      <text:p text:style-name="P4">
Nonenone</text:p>
      <text:p text:style-name="P4">
News Source: <text:a xlink:type="simple" xlink:href="https://www.voachinese.com/a/us-debt-ceiling-fight-could-benefit-china-20230531/7118089.html" text:style-name="Internet_20_link" text:visited-style-name="Visited_20_Internet_20_Link">
https://www.voachinese.com/a/us-debt-ceiling-fight-could-benefit-china-20230531/7118089.html</text:a>
</text:p>
      <!--NEWS-->
      <text:h text:style-name="P10" text:outline-level="1">
<text:span text:style-name="T4">
WTO: Global cargo trade or improvement in the second quarter of this year</text:span>
</text:h>
      <text:p text:style-name="P4">
Author: 联合早报 (Person)</text:p>
      <text:p text:style-name="P4">
Publisher: 联合早报 (Organization)</text:p>
      <text:p text:style-name="P4">
Published Time: 2023-06-01T11:48</text:p>
      <text:p text:style-name="P4">
Modified Time: 2023-06-01T11:54</text:p>
      <text:p text:style-name="P4">
Description: The World Trade Organization issued a report saying that the global cargo trade in the first quarter of 2023 was still sluggish, and this situation may improve in the second quarter. The latest issue of the latest issue of the World Trade Organization on Wednesday (May 31st) shows that the global trade boom fingers ...</text:p>
      <text:p text:style-name="P4">
Videos: []</text:p>
      <text:p text:style-name="P4">
Audios: []</text:p>
      <text:p text:style-name="P4">
Images: []</text:p>
      <text:p text:style-name="P4">
Type: NewsArticle</text:p>
      <text:p text:style-name="P4">
Breadcrumbs: ['即时', '国际']</text:p>
      <text:p text:style-name="P4">
Keywords: ['世界贸易组织', '贸易', '汽车']</text:p>
      <!--METADATA-->
      <text:p text:style-name="P4">
The World Trade Organization issued a report saying that the global cargo trade in the first quarter of 2023 was still sluggish, and this situation may improve in the second quarter.</text:p>
      <text:p text:style-name="P4">
The latest issue of the World Trade Organization on Wednesday (May 31st) shows that the global market is 95.6, which is lower than the benchmark point of 100, but it has increased slightly from the 92.2 released in March this year.</text:p>
      <text:p text:style-name="P4">
In each component index, the automotive product index is 110.8, which continues to stabilize above the trend level; the export order index is 102.7, which is slightly higher than the trend level; the raw material index is 99.0. In addition, the container transportation index, air transport index, and electronic component index continue to show weakness, all lower than the trend level. The report believes that the positive and negative indicators are half, which increases the difficulty of predicting short -term trade prospects.</text:p>
      <text:p text:style-name="P4">
The report believes that recent export orders have risen, and commodity demand has increased in the second quarter of 2023. The World Trade Organization's predictions that global trade volumes will increase by 1.7%in 2023 are expected to be realized.</text:p>
      <text:p text:style-name="P4">
According to the preparation rules of the global trade prosperity index, the value of 100 is the benchmark point. If a certain index is 100, it means that global cargo trade growth meets the expectations of mid -term trends. The index greater than 100 indicates that global cargo trade growth in the quarter was higher than the expected level, and otherwise it showed that global cargo trade growth was lower than the expected level.</text:p>
      <text:p text:style-name="P4">
The WTO first released the global trade prosperity index in July 2016. By collecting the trade statistics of major economies, providing an early signal on the short -term development of the current world trade, and providing more timely international trade for the tradeling policy maker and the industrial and commercial community information.</text:p>
      <text:p text:style-name="P4">
News Source: <text:a xlink:type="simple" xlink:href="https://www.zaobao.com.sg/realtime/world/story20230601-1400214" text:style-name="Internet_20_link" text:visited-style-name="Visited_20_Internet_20_Link">
https://www.zaobao.com.sg/realtime/world/story20230601-1400214</text:a>
</text:p>
      <!--NEWS-->
      <text:h text:style-name="P10" text:outline-level="1">
<text:span text:style-name="T4">
The New York retired police involved in the "Fox Hunting Action" and was charged as a Chinese agent</text:span>
</text:h>
      <text:p text:style-name="P4">
Creator: KAREN ZRAICK</text:p>
      <text:p text:style-name="P4">
Publisher: https://www.facebook.com/nytimeschinese</text:p>
      <text:p text:style-name="P4">
Published Time: 2023-06-01T11:52:49+08:00</text:p>
      <text:p text:style-name="P4">
Description: Former New York police officers and two Chinese who became private detectives after retirement were charged as illegal agents in China, tracked and conspiracy. They helped position and intimidate a "fugitive" called Beijing, which will face a maximum 10 -year imprisonment. Jefferson Siegel for the New York Times Police officer Michael McMahon was accused of serving as an agent of the Chinese government.</text:p>
      <text:p text:style-name="P4">
Images: ["<text:a xlink:type="simple" xlink:href="https://static01.nyt.com/images/2023/05/31/multimedia/31china-investigator-02-lbcm/31china-investigator-02-lbcm-master1050.jpg" text:style-name="Internet_20_link" text:visited-style-name="Visited_20_Internet_20_Link">
31china-inves...</text:a>
"]</text:p>
      <text:p text:style-name="P4">
Category: 美国</text:p>
      <text:p text:style-name="P4">
Type: Article</text:p>
      <!--METADATA-->
      <text:p text:style-name="P4">
<draw:frame draw:style-name="fr1" draw:name="Image218" text:anchor-type="as-char" svg:width="6.9236in" svg:height="4.609139in" draw:z-index="0">
<draw:image xlink:href="../Images/cnnytimes/2023-06-01T11-52-49-08-00/31china-investigator-02-lbcm-master1050.jpg" xlink:type="simple" xlink:show="embed" xlink:actuate="onLoad" draw:mime-type="image/jpeg"/>
</draw:frame>
In a autumn of 2018, two men drove from Brooklyn to a house in the suburbs of New Jersey. They beat the front door. They walked to the backyard and looked in through the glass door. In the end, they posted a piece of paper and left to a former Chinese government official and his wife hiding inside.</text:p>
      <text:p text:style-name="P4">
The paper reads: "If you are willing to return to the mainland for ten years, your wife and children are fine."</text:p>
      <text:p text:style-name="P4">
These people are Chinese agents or unknown pawns, and have become the core issue of a milestone case in the Brooklyn Federal Court on Wednesday. This is the first trial related to the "Fox Hunting Action" in China. The country's authoritarian government claims that this is a global action against fugitives. See.</text:p>
      <text:p text:style-name="P4">
The three defendants were Michael Mcma Hong in New Jersey, a retired New York Police Police Officer, and later became a private detective; Zhu Yong (Yin) from Queens, also known as Jason Zhu; and Zheng's Zheng Smart (sound). The government said that Zheng Congying was one of the faithfuls and provided addresses by Zhu Yong and McMahong.</text:p>
      <text:p text:style-name="P4">
Everyone is accused of serving as an illegal agent in China, tracking and conspiracy of cross -state. They will face a maximum 10 -year imprisonment.</text:p>
      <text:p text:style-name="P4">
Ovilles Shel, director of the US -China Relations Center of the Asian Association, said that the lawsuit is expected to last two to three weeks, and people will see China's means of controlling overseas remarks through litigation.</text:p>
      <text:p text:style-name="P4">
"This is not just a trial of a few people," he said. "We can take the opportunity to understand how this control system in Beijing operates."</text:p>
      <text:p text:style-name="P4">
Case <text:a xlink:type="simple" xlink:href="https://cn.nytimes.com/usa/20201029/china-harassment-fugitives/" text:style-name="Internet_20_link" text:visited-style-name="Visited_20_Internet_20_Link">
announced</text:a>
Later, the Federal Investigation Bureau director Christopher Lei said it was "China's persistent and extensive illegal acts" and "our attitude that we refused to tolerate".</text:p>
      <text:p text:style-name="P4">
Prosecutors said the trial was aimed at Xu Jin, former official of New Jersey. Assistant Federal Prosecutor Elisa Chen said in a statement that Xu was in the CCP in about 2008 and moved to the United States about two years later. She said that China tried to let him return, and he repeatedly refused, so in 2016, the Chinese government tried to use illegal means to find him.</text:p>
      <text:p text:style-name="P4">
The indictment stated that Zhu Yong hired McMamon to find his residence for this.</text:p>
      <text:p text:style-name="P4">
On Wednesday, Zhu Yong (right) left the Brooklyn Federal District Court, and he was accused of hiring McMahon. Jefferson Siegel for the New York Times</text:p>
      <text:p text:style-name="P4">
McMamon's lawyer Lawrence Lerstberg said in a statement that his client was a "hero police" who was awarded, and he did not know that he had been working for China. Mcma Hong argued that he was hired and was told that the person had misappropriated millions of dollars from a Chinese construction company. Lestberg said that McMahon retained detailed records and notified the local police when monitoring in New Jersey.</text:p>
      <text:p text:style-name="P4">
"If he secretly acts on behalf of the Chinese government, will he contact the police and tell them?" Lestberg asked.</text:p>
      <text:p text:style-name="P4">
advertise</text:p>
      <text:p text:style-name="P4">
Zheng Congying's lawyer Paul Goldberg said that his client never saw him before he was sued. Kuang Zebin, a man who drove to New Jersey in 2018, pleaded guilty last year and was expected to testify in court. Goldberg argued that Zheng Congyue quickly realized that he was involved in a mistake and returned to remove the paper the next morning.</text:p>
      <text:p text:style-name="P4">
"His participation in this matter should be less than 24 hours," he said.</text:p>
      <text:p text:style-name="P4">
Zhu Yong's lawyer Kevin Dong said that his client met at a recruitment fair in Wuhan, China to ask him to help track a debtor in the United States. He said that because Zhu Yong couldn't speak English, he found a lawyer, and the lawyer hired McMahon.</text:p>
      <text:p text:style-name="P4">
"My client is also a victim," said Kevin Dong. "He was used."</text:p>
      <text:p text:style-name="P4">
The indictment described the action plan, that is, the Chinese government asked Xu Jin's 80 -year -old father to fly to the United States to persuade his son to come back -or at least reveal his address.</text:p>
      <text:p text:style-name="P4">
Xu Jin's wife and sister Liu Yan (Yin) On Wednesday, in April 2017, an unusual thing happened in her home in Shitshis, New Jersey. One night, she was walking the dog, and her teenage daughter called to say that Xu Jin's father was in their house. Xu Jin's father lived in Wuhan, and Liu Yan had only seen him three or four times.</text:p>
      <text:p text:style-name="P4">
advertise</text:p>
      <text:p text:style-name="P4">
Liu Yan said that the family knew that Xu Jin was wanted, but those things "he didn't do it." They suspected that his father's accident appeared part of the plan to find him. She arranged for Xu Jin to meet them in a shopping mall the next morning, not in his house.</text:p>
      <text:p text:style-name="P4">
The prosecutor said that Mcma Hong monitored their meeting and later received the address of Xu Jin.</text:p>
      <text:p text:style-name="P4">
"Because of McMaho, the Chinese government finally knew where the victim lived," Elisa Chen said.</text:p>
      <text:p text:style-name="P4">
News Source: <text:a xlink:type="simple" xlink:href="https://cn.nytimes.com/usa/20230601/nypd-china-agents-stalking-trial/" text:style-name="Internet_20_link" text:visited-style-name="Visited_20_Internet_20_Link">
https://cn.nytimes.com/usa/20230601/nypd-china-agents-stalking-trial/</text:a>
</text:p>
      <!--NEWS-->
      <text:h text:style-name="P10" text:outline-level="1">
<text:span text:style-name="T4">
China refuses to meet with the Minister of Defense Li Shangfu to appear in Singapore</text:span>
</text:h>
      <text:p text:style-name="P4">
Author: None</text:p>
      <text:p text:style-name="P4">
Publisher: Radio Free Asia (Organization)</text:p>
      <text:p text:style-name="P4">
Published Time: 2023-06-01T11:57:00-04:00</text:p>
      <text:p text:style-name="P4">
Modified Time: 2023-06-01T14:04:56-04:00</text:p>
      <text:p text:style-name="P4">
Description: None</text:p>
      <text:p text:style-name="P4">
Videos: []</text:p>
      <text:p text:style-name="P4">
Audios: ["<text:a xlink:type="simple" xlink:href="https://www.rfa.org/mandarin/yataibaodao/junshiwaijiao/hx2-0601202311415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3.874983in" draw:z-index="0">
<draw:image xlink:href="../Images/rfamandarin/2023-06-01T11-57-00-04-00/000000.png" xlink:type="simple" xlink:show="embed" xlink:actuate="onLoad" draw:mime-type="image/png"/>
</draw:frame>
US Secretary of Defense Lloydaustin launched the seventh visit to the Indo -Pacific region during his tenure. On June 1st, Austin talked for a while in Tokyo and the Minister of Defense of Japan. <text:a xlink:type="simple" xlink:href="https://www.rfa.org/mandarin/yataibaodao/junshiwaijiao/hx2-06012023114156.html/@@images/image" text:style-name="Internet_20_link" text:visited-style-name="Visited_20_Internet_20_Link">
</text:a>
Reuters video screenshot <text:a xlink:type="simple" xlink:href="https://www.rfa.org/mandarin/yataibaodao/junshiwaijiao/hx2-06012023114156.html/@@stream" text:style-name="Internet_20_link" text:visited-style-name="Visited_20_Internet_20_Link">
Audio-Link: https://www.rfa.org/mandarin/yatabaODao/junshiwaijiao/hx2-06012023114156.html/@@stream</text:a>
On Thursday, US Secretary of Defense Austin reiterated the unilateral change of Taiwan's current situation before holding the US -Japanese Defense Ministers' talks with the US -Japanese Defense Minister, and China should not use force to unify Taiwan and other US positions. Chinese Defense Director Li Shangfu changed to sign a memorandum of cooperation with the Singapore Defense Minister after refusing to hold a bilateral talks with Austin in the Shangri -La dialogue and announced that the two countries had set up a hotline. Some scholars have pointed out that China has stepped closer to the United States for neighboring countries and is also stepping up the attitude of diplomacy.</text:p>
      <text:p text:style-name="P4">
<text:a xlink:type="simple" xlink:href="https://www.rfa.org/mandarin/yataibaodao/junshiwaijiao/gf-03132023074355.html" text:style-name="Internet_20_link" text:visited-style-name="Visited_20_Internet_20_Link">
<text:span text:style-name="T4">
 Where does Li Shangfu's military exchanges in the United States and China, the Minister of Defense? </text:span>
</text:a>
<text:span text:style-name="T4">
* <text:a xlink:type="simple" xlink:href="https://www.rfa.org/mandarin/Xinwen/7-03122023151609.html" text:style-name="Internet_20_link" text:visited-style-name="Visited_20_Internet_20_Link">
How to talk about the future of the United States Sanctions as the new defense chief in China? </text:a>
</text:span>
</text:p>
      <text:p text:style-name="P4">
US Secretary of Defense Lloydaustin launched the seventh visit to the Indo -Pacific region during his tenure. He went to Tokyo on June 1 to talk with the Japanese Defense Minister Hamada for a while; on the 2nd, he attended the 20th "Shangri -La" dialogue on Singapore and will speak; since then, he will also visit India and France.</text:p>
      <text:p text:style-name="P4">
The U.S. Department of Defense said on May 29 that China has rejected the United States' invitation to hold a two -country defense minister meeting on the Shangri -La field. Although the United States notified the Chinese side in advance, the sanctions on the Chinese National Defense Minister Li Shangfu did not hinder the meeting of the United States and China Defense Ministers.</text:p>
      <text:p text:style-name="P4">
US Secretary of Defense Lloydaustin launched the seventh visit to the Indo -Pacific region during his tenure. On June 1st, Austin talked for a while in Tokyo and the Minister of Defense of Japan. (Screenshot of Reuters Video) <text:a xlink:type="simple" xlink:href="https://www.rfa.org/mandarin/yataibaodao/junshiwaijiao/hx2-06012023114156.html/3.jpg" text:style-name="Internet_20_link" text:visited-style-name="Visited_20_Internet_20_Link">
</text:a>
<text:span text:style-name="T4">
 China: </text:span>
 <text:span text:style-name="T4">
 Dialogue must not have principles without principles: </text:span>
 <text:span text:style-name="T4">
 regret </text:span>
</text:p>
      <text:p text:style-name="P4">
Tan Kefei, a spokesman for the Chinese Ministry of National Defense, said on May 31. "There is no principle of dialogue, and there is no bottom line to communicate." The responsibility for exchanges between the two countries is exactly in the United States. He attacked the United States regardless of the concerns of China, creating human obstacles, and severely damaging mutual trust between the two countries.</text:p>
      <text:p text:style-name="P4">
Austin regrets this and reiterates the importance of having a strong ability to talk to each other in order to control the crisis and prevent the situation out of control. Austin mentioned that China recently provocatively intercepted the US and allies' planes, hoping that China would change its actions and worry that China may be very out of control at a certain point in time.</text:p>
      <text:p text:style-name="P4">
US Secretary of Defense Lloydaustin launched the seventh visit to the Indo -Pacific region during his tenure. On June 1st, Austin talked for a while in Tokyo and the Minister of Defense of Japan. (Screenshot of Reuters Video) <text:a xlink:type="simple" xlink:href="https://www.rfa.org/mandarin/yataibaodao/junshiwaijiao/hx2-06012023114156.html/1.png" text:style-name="Internet_20_link" text:visited-style-name="Visited_20_Internet_20_Link">
</text:a>
<text:span text:style-name="T4">
 Taiwan scholars: The United States and China have each internal affairs and diplomacy considerations </text:span>
 <text:span text:style-name="T4">
 The current situation is not solved </text:span>
</text:p>
      <text:p text:style-name="P4">
Ding Shufan, a honorary professor at the Politburo of Taiwan, accepted an interview with Radio Free Asia: "U.S. President Biden is unlikely to cancel the sanctions against Li Shangfu. China Of course, why do I have to talk to you if you want to sanction me? I do n’t think this part is really unsolved. "</text:p>
      <text:p text:style-name="P4">
However, Ding Shufan believes that China refuses to dialogue only to show his posture: "Every time there is a exercise in China, the United States must send reconnaissance aircraft reconnaissance, understand the status of Chinese exercises, listen to radio, etc., whether in the South China Sea, the East China Sea, or the Taiwan Strait. Incidents will also be strengthened in this aspect, and the chances of collision with a collision in the air are not high. "</text:p>
      <text:p text:style-name="P4">
At the same time as the US -Japan Defense Minister meeting, China Defense Minister Li Shangfu arrived in Singapore on the 1st and signed a memorandum of cooperation with Singapore Minister of Defense Huang Yonghong, announcing the establishment of a hotline for the establishment of the two countries, and establishing a high -level dialogue channel for military. The Singapore government's statement states: "This high -level call open hotline is very important for strengthening the understanding and mutual trust between the two parties."</text:p>
      <text:p text:style-name="P4">
On June 1, the Minister of Defense Li Shangfu arrived in Singapore and signed a memorandum of cooperation with Singapore National Defense Minister Huang Yonghong, announcing the establishment of a hotline for the establishment of the two countries. (Reuters) <text:a xlink:type="simple" xlink:href="https://www.rfa.org/mandarin/yataibaodao/junshiwaijiao/hx2-06012023114156.html/5.jpg" text:style-name="Internet_20_link" text:visited-style-name="Visited_20_Internet_20_Link">
</text:a>
<text:span text:style-name="T4">
 Scholars: Singapore may be a transfer station for the US -China hotline </text:span>
Su Ziyun said: "China is ringing to the US hotline and has no answer. If the Zhongxin hotline is necessary, it may be used as a shuttle -type transfer. Washington invites Singapore to pass the message."</text:p>
      <text:p text:style-name="P4">
Ding Shufan believes that Chinese diplomacy has basically failed in the past decade: "Because Xi Jinping has always been strong, like the Philippines, etc. The United States has pulled the Philippines and South Korea next to it. China has seen concerns and quickly signed the Southeast Asian Defense Minister's hotline. The South China Sea The rules of behavior have made progress. Seeing that the United States and neighboring countries have made progress, it also has to show goodwill and attract neighboring countries. It is a competing relationship. "</text:p>
      <text:p text:style-name="P4">
<text:span text:style-name="T4">
 Austin emphasizes faster transportation of key weapons </text:span>
 <text:span text:style-name="T4">
<text:span text:style-name="T5">
* </text:span>
* Performing the security commitment to Taiwan </text:span>
</text:p>
      <text:p text:style-name="P4">
On the 1st, Austin accepted a written interview with the Japanese media "The Nikkei Asia" on the 1st reiterated the US position, opposed to one -sided change in the status quo of the Taiwan Strait, and China should not use force to unify Taiwan. He also said that although the conflict with China was "not imminent nor inevitable", the U.S. military will continue to monitor China's provocative operations and improve the Taiwan Strait and regional peace and strategic stability with allies and partners.</text:p>
      <text:p text:style-name="P4">
Austin mentioned that the Biden government will soon exercise the "presidential appropriation right" and provide Taiwan with American weapon systems or ammunition, which means that Washington will be able to handle key weapons more quickly and fulfill the Taiwan Relations Law (The Taiwan Act " ) The promise made.</text:p>
      <text:p text:style-name="P4">
Su Ziyun said that Minister Austin expressed that the state of opposition to one -sided change of the status quo was the same as last year. Under the premise that Washington's shaped policy has credibility and stability, the Chinese Defense Minister has been invited to dialogue. The attitude of dialogue. Chinese military aircraft use non -professional and unsafe actions to provoke other countries. In this case, any responsibility is borne by Beijing.</text:p>
      <text:p text:style-name="P4">
Su Ziyun said: "Austin repeats the United States in accordance with the right of national defense authorization and presidential appropriation rights. Recently, some military equipment will be delivered to Taiwan. On the one hand, it will be talked about to China. promise."</text:p>
      <text:p text:style-name="P4">
Reporter: Xia Xiaohua Editor: Xu Shuting, He Ping.com Edited: Hong Wei</text:p>
      <text:p text:style-name="P4">
News Source: <text:a xlink:type="simple" xlink:href="https://www.rfa.org/mandarin/yataibaodao/junshiwaijiao/hx2-06012023114156.html" text:style-name="Internet_20_link" text:visited-style-name="Visited_20_Internet_20_Link">
https://www.rfa.org/mandarin/yataibaodao/junshiwaijiao/hx2-06012023114156.html</text:a>
</text:p>
      <!--NEWS-->
      <text:h text:style-name="P10" text:outline-level="1">
<text:span text:style-name="T4">
Serbian President Wugic called for the cancellation of the mayor of northern Kosovo</text:span>
</text:h>
      <text:p text:style-name="P4">
Author: 通讯社</text:p>
      <text:p text:style-name="P4">
Publisher: Al Jazeera</text:p>
      <text:p text:style-name="P4">
Published Time: 2023-06-01T11:59:03</text:p>
      <text:p text:style-name="P4">
Modified Time: 2023-06-01T11:59:03</text:p>
      <text:p text:style-name="P4">
Description: Serbian President Alexander Wuccic called on the Kosovo authorities to revoke the "mayor" appointed in northern Kosovo to resolve the crisis that triggers the current violence.</text:p>
      <text:p text:style-name="P4">
Images: ["<text:a xlink:type="simple" xlink:href="https://chinese.aljazeera.net/wp-content/uploads/2023/06/2023-06-01T063704Z_1482376872_RC25A1AVMAI7_RTRMADP_3_KOSOVO-SERBS-VIOLENCE-1685611156-1685620381.jpg" text:style-name="Internet_20_link" text:visited-style-name="Visited_20_Internet_20_Link">
2023-06-01T06...</text:a>
", "<text:a xlink:type="simple" xlink:href="https://chinese.aljazeera.net/wp-content/uploads/2023/06/2023-06-01T083936Z_993843182_RC28A1AZINHJ_RTRMADP_3_EUROPE-SUMMIT-1685611242-1685620179.jpg" text:style-name="Internet_20_link" text:visited-style-name="Visited_20_Internet_20_Link">
2023-06-01T08...</text:a>
", "<text:a xlink:type="simple" xlink:href="https://chinese.aljazeera.net/wp-content/uploads/2023/06/AP23152307352657-1685611396-1685619966.jpg" text:style-name="Internet_20_link" text:visited-style-name="Visited_20_Internet_20_Link">
AP23152307352...</text:a>
", "<text:a xlink:type="simple" xlink:href="https://chinese.aljazeera.net/wp-content/uploads/2023/06/AP23151288399921-1685611457-1685619791.jpg" text:style-name="Internet_20_link" text:visited-style-name="Visited_20_Internet_20_Link">
AP23151288399...</text:a>
", "<text:a xlink:type="simple" xlink:href="https://chinese.aljazeera.net/wp-content/uploads/2023/06/image-3-1685620267.jpg" text:style-name="Internet_20_link" text:visited-style-name="Visited_20_Internet_20_Link">
image-3-16856...</text:a>
"]</text:p>
      <text:p text:style-name="P4">
Topics: ['军事', '政治', '新闻']</text:p>
      <text:p text:style-name="P4">
Keywords: ['军事', '政治', '新闻', '塞尔维亚', '欧洲', '科索沃']</text:p>
      <text:p text:style-name="P4">
Type: Article</text:p>
      <!--METADATA-->
      <text:p text:style-name="P4">
<draw:frame draw:style-name="fr1" draw:name="Image228" text:anchor-type="as-char" svg:width="6.9236in" svg:height="4.610975in" draw:z-index="0">
<draw:image xlink:href="../Images/Aljazeera Chinese/2023-06-01T11-59-03/2023-06-01T063704Z_1482376872_RC25A1AVMAI7_RTRMADP_3_KOSOVO-SERBS-VIOLENCE-1685611156-1685620381.jpg" xlink:type="simple" xlink:show="embed" xlink:actuate="onLoad" draw:mime-type="image/jpeg"/>
</draw:frame>
Italian member of NATO leadership in Kosovo(Reuters)Serbian President Alexander Wuccic called on the Kosovo authorities to revoke the "mayor" appointed in northern Kosovo to resolve the crisis that triggers the current violence.</text:p>
      <text:p text:style-name="P4">
In the European Political Community Summit held in Moldova on the 1st of this month, Wugic said that this move will be the "most powerful measure" to solve the current crisis.</text:p>
      <text:p text:style-name="P4">
Since the Albanian mayor has worked in this region that is dominated by the Saito population, the turbulence in northern Kosovo has intensified. Previously, the Series resisted the elections in April this year. Na's condemnation.</text:p>
      <text:p text:style-name="P4">
<draw:frame draw:style-name="fr1" draw:name="Image229" text:anchor-type="as-char" svg:width="6.9236in" svg:height="4.726584in" draw:z-index="0">
<draw:image xlink:href="../Images/Aljazeera Chinese/2023-06-01T11-59-03/2023-06-01T083936Z_993843182_RC28A1AZINHJ_RTRMADP_3_EUROPE-SUMMIT-1685611242-1685620179.jpg" xlink:type="simple" xlink:show="embed" xlink:actuate="onLoad" draw:mime-type="image/jpeg"/>
</draw:frame>
Serbian President Wugic's welcome ceremony during the European Political Community Summit(Associated Press)At the same time, Kosovo leader Osmani said on the 1st that Serbia needs to stop the aimed at destroying Cosovo's stable activities to end the violent incident in northern the country.</text:p>
      <text:p text:style-name="P4">
Osmanny told Reuters reporters between the Moldova Summit, "Challenge from Serbia, and the latter is a country that still needs to accept it."</text:p>
      <text:p text:style-name="P4">
"The situation is very tight, but we need to ensure that the rule of law of Kosovo is restored and understands the threat from Serbia -the latter denies that Kosovo's existence as a sovereign country."</text:p>
      <text:p text:style-name="P4">
Osmani said that Serbia actively supported Kosovo's "illegal structure" to destroy the stability of Kosovo from the inside.</text:p>
      <text:p text:style-name="P4">
She also emphasized, "If President Wugic really wants peace, then he must stop supporting criminal gangs." "But he has not yet shown this so far."</text:p>
      <text:p text:style-name="P4">
<draw:frame draw:style-name="fr1" draw:name="Image230" text:anchor-type="as-char" svg:width="6.9236in" svg:height="4.612099in" draw:z-index="0">
<draw:image xlink:href="../Images/Aljazeera Chinese/2023-06-01T11-59-03/AP23152307352657-1685611396-1685619966.jpg" xlink:type="simple" xlink:show="embed" xlink:actuate="onLoad" draw:mime-type="image/jpeg"/>
</draw:frame>
Kosovo leader Osmani arrived in Moldova to attend the European Political Community Summit(Associated Press)Also on the 1st, Hesseporley, the head of the EU foreign policy, reiterated that Kosovo's violence must be condemned and added that he will continue to talk to relevant parties.</text:p>
      <text:p text:style-name="P4">
During the European Political Community Summit held in Moldova, Berrely said he had urged Kosovo's "Prime Minister" Albin Kurdi to play his own role on Wednesday. Moldva conveyed the same information to Wugic.</text:p>
      <text:p text:style-name="P4">
NATO Secretary -General Yanus Stoltenberg said on the 1st that NATO was ready to deploy more troops to Kosovo to calm the current violence and added that the first 700 aid forces soldiers were going to the area.</text:p>
      <text:p text:style-name="P4">
Stoltenberg told reporters between the NATO Foreign Minister's meeting held at Oslo, "NATO will be vigilant. We will ensure a safe and guaranteed environment, while calming down and ease the tension."</text:p>
      <text:p text:style-name="P4">
<draw:frame draw:style-name="fr1" draw:name="Image231" text:anchor-type="as-char" svg:width="6.9236in" svg:height="4.612736in" draw:z-index="0">
<draw:image xlink:href="../Images/Aljazeera Chinese/2023-06-01T11-59-03/AP23151288399921-1685611457-1685619791.jpg" xlink:type="simple" xlink:show="embed" xlink:actuate="onLoad" draw:mime-type="image/jpeg"/>
</draw:frame>
In the protests held in Zveqian, northern Kosovo, people support a huge Serbian flag(Associated Press)NATO decided to send 700 soldiers to the region this Monday to strengthen the peacekeeping mission of 4,000 people in the region. Previously, 30 people in Kosovoville and 52 Cypriot protesters were injured.</text:p>
      <text:p text:style-name="P4">
Stoltenberg said that the violence of NATO forces was "completely unacceptable", and he also said that the allies are preparing to deploy more troops in order to prepare NATO to send more reinforcements to the region.</text:p>
      <text:p text:style-name="P4">
He also added, "The information we conveyed to Belgrade and Pleishtina is that they must sincerely participate in the Dialogue promoted by the European Union."</text:p>
      <text:p text:style-name="P4">
<draw:frame draw:style-name="fr1" draw:name="Image232" text:anchor-type="as-char" svg:width="6.9236in" svg:height="3.892414in" draw:z-index="0">
<draw:image xlink:href="../Images/Aljazeera Chinese/2023-06-01T11-59-03/image-3-1685620267.jpg" xlink:type="simple" xlink:show="embed" xlink:actuate="onLoad" draw:mime-type="image/jpeg"/>
</draw:frame>
Kosovo tension: Western powers call for the rest of the situation(news agency)</text:p>
      <text:p text:style-name="P4">
News Source: <text:a xlink:type="simple" xlink:href="https://chinese.aljazeera.net/news/military/2023/6/1/%e5%a1%9e%e5%b0%94%e7%bb%b4%e4%ba%9a%e6%80%bb%e7%bb%9f%e6%ad%a6%e5%a5%91%e5%a5%87%e5%91%bc%e5%90%81%e6%92%a4%e9%94%80%e7%a7%91%e7%b4%a2%e6%b2%83%e5%8c%97%e9%83%a8%e7%9a%84%e5%b8%82%e9%95%bf" text:style-name="Internet_20_link" text:visited-style-name="Visited_20_Internet_20_Link">
https://chinese.aljazeera.net/news/military/2023/6/1/%e5%a1%9e%e5%b0%94%e7%bb%b4%e4%ba%9a%e6%80%bb%e7%bb%9f%e6%ad%a6%e5%a5%91%e5%a5%87%e5%91%bc%e5%90%81%e6%92%a4%e9%94%80%e7%a7%91%e7%b4%a2%e6%b2%83%e5%8c%97%e9%83%a8%e7%9a%84%e5%b8%82%e9%95%bf</text:a>
</text:p>
      <!--NEWS-->
      <text:h text:style-name="P10" text:outline-level="1">
<text:span text:style-name="T4">
In the euro zone, the pressure dropped to 6.1% in May has not really relieved</text:span>
</text:h>
      <text:p text:style-name="P4">
Publisher: 法新社</text:p>
      <text:p text:style-name="P4">
Published Time: 2023-06-01T12:02:08+00:00</text:p>
      <text:p text:style-name="P4">
Modified Time: 2023-06-01T11:50:01+00:00</text:p>
      <text:p text:style-name="P4">
Description: (AFP, Brussels, 1st), the latest data from the EUSTATATATATATATATAAAARAROAOAOAAAAAOAAOAAAAOAAAAOAAAAOAAAAAAOOAAAAAAAAAOROOAEAAEEEEsssOAAAAAAAAAsatedatedatedsatedatedatedatedatedatedatedatedatedatedatedatedatedatedatedatedatedatedatedatedatedatedatedatedatedatedatedatedatederedatederedered with was was were with about atit with at with about withun with at withun with at withun withun withun withight with about withight with time with time with time new........reen.U.U. After the April area of EUR, the inflation was rising to 6.1%. However, the price pressure of European consumers must be truly relieved, and they have to wai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33" text:anchor-type="as-char" svg:width="6.9236in" svg:height="3.617581in" draw:z-index="0">
<draw:image xlink:href="../Images/rficn/2023-06-01T12-02-08-00-00/000000.png" xlink:type="simple" xlink:show="embed" xlink:actuate="onLoad" draw:mime-type="image/png"/>
</draw:frame>
The increase in consumer price index (CPI) in the euro zone decreased from 7.0%in April to 6.1%, which is still much higher than the inflation target of the European Central Bank 2%.</text:p>
      <text:p text:style-name="P4">
The EU's largest economy in Germany fell from 7.6%in April to 6.3%in April. The German economy is currently in a decline.</text:p>
      <text:p text:style-name="P4">
As for the second largest economy in the European Union, inflation in May decreased from 6.9%in April to 6.0%.</text:p>
      <text:p text:style-name="P4">
The price of food and alcoholic beverages climbed 12.5%in May, which was lower than 13.5%in April, which was the main factor for pushing regional inflation.</text:p>
      <text:p text:style-name="P4">
Energy prices in May slipped, a decrease of 1.7%. In contrast, energy prices increased by 2.4%in April. This reflects the excess supply of natural gas markets, while Europe is currently moving towards summer. Europe's dependence on Russian fossil fuel has decreased.</text:p>
      <text:p text:style-name="P4">
The European Central Bank Vice President Luis de Guindos predicted that the euro area inflation was slowing down yesterday, but it was positive news, but emphasized that "I will not say that victory is in sight."</text:p>
      <text:p text:style-name="P4">
Since July last year, the European Central Bank has increased interest rates by 3.75 percentage points. It has never been seen before, so as to calm the price of consumer prices.</text:p>
      <text:p text:style-name="P4">
News Source: <text:a xlink:type="simple" xlink:href="https://www.rfi.fr/cn/%E8%B4%A2%E7%BB%8F%E5%BF%AB%E8%AE%AF/20230601-%E6%AC%A7%E5%85%83%E5%8C%BA5%E6%9C%88%E9%80%9A%E8%86%A8%E9%99%8D%E8%87%B36-1-%E7%89%A9%E4%BB%B7%E5%8E%8B%E5%8A%9B%E4%BB%8D%E6%9C%AA%E7%9C%9F%E6%AD%A3%E7%BA%BE%E8%A7%A3" text:style-name="Internet_20_link" text:visited-style-name="Visited_20_Internet_20_Link">
https://www.rfi.fr/cn/%E8%B4%A2%E7%BB%8F%E5%BF%AB%E8%AE%AF/20230601-%E6%AC%A7%E5%85%83%E5%8C%BA5%E6%9C%88%E9%80%9A%E8%86%A8%E9%99%8D%E8%87%B36-1-%E7%89%A9%E4%BB%B7%E5%8E%8B%E5%8A%9B%E4%BB%8D%E6%9C%AA%E7%9C%9F%E6%AD%A3%E7%BA%BE%E8%A7%A3</text:a>
</text:p>
      <!--NEWS-->
      <text:h text:style-name="P10" text:outline-level="1">
<text:span text:style-name="T4">
Come again "dynamic clearance"? Henan Province launched the "100 -day sprint" operation in the employment of college graduates</text:span>
</text:h>
      <text:p text:style-name="P4">
Author: None (Language: zh)</text:p>
      <text:p text:style-name="P4">
Publisher: None</text:p>
      <text:p text:style-name="P4">
Time: 2023-06-01T12:08:00Z</text:p>
      <text:p text:style-name="P4">
Description: The Henan Provincial Department of Education issued the "Henan Provincial 2023 Graduate Graduate Employment" Employment "100 Day Sprint" Action Work Plan on May 30. Among them, to ensure that before August 31st, the dynamics of graduates of zero employment families and the dynamic clearance of long -term unlimited graduates have aroused heated discussion among netizens.</text:p>
      <text:p text:style-name="P4">
Videos: []</text:p>
      <text:p text:style-name="P4">
Images: []</text:p>
      <text:p text:style-name="P4">
Subject: 时政风云</text:p>
      <text:p text:style-name="P4">
Subjects: ['河南省', '高校毕业生', '就业', '百日冲刺', '动态清零', '网民']</text:p>
      <text:p text:style-name="P4">
Keywords: ['意见反馈']</text:p>
      <text:p text:style-name="P4">
Id: 65793360</text:p>
      <!--METADATA-->
      <text:p text:style-name="P4">
<text:a xlink:type="simple" xlink:href="https://www.dw.com/zh/overlay/image/article/65793360/64828190" text:style-name="Internet_20_link" text:visited-style-name="Visited_20_Internet_20_Link">
 </text:a>
According to Chinese officials, the scale of college graduates in 2023 will reach 11.58 million</text:p>
      <text:p text:style-name="P4">
(Voice of Germany Chinese) According to media reports such as Henan Provincial Department of Education and Sina Finance, the Henan Provincial Department of Education issued the "Henan Provincial University Graduate Employment" Action Work Plan "on May 30, and decided to decide From May-August 2023, the "100-day sprint" operation with the theme of "100-day sprints promotes employment" in the province.</text:p>
      <text:p text:style-name="P4">
The action plan requires universities in the province to carry out the "2023 college graduates' employment promotion week" series of activities; further implement the "million position escort plan" to broaden marketization employment channels; complete the second bachelor's degree admission before the end of July to ensure the end of August to the end of August All the previous complete completion of policy posts such as civil servants, public institutions, state -owned enterprises, and scientific research assistants and arranged various vocational qualification examinations; strengthened the "selection", "" special post, "" three branches, one support "," western plan "," the countryside The revitalization plan "" Medical College Special Admissions Graduate Plan "" "College Student Rural Doctor Special Plan" "Urban and Rural Community Program" and other grass -roots employment projects, encourage and guide graduates to respond to the national call for active employment, to serve the national defense modernization construction etc.</text:p>
      <text:p text:style-name="P4">
The action plan also requires ensuring that the number of graduates from poverty alleviation families and minimum -living families before August 31 is higher than the average level of the province; all disabled graduates with their willingness to employment and employment capabilities will all implement their employment. The graduates of students and long -term employment are dynamically cleared.</text:p>
      <text:p text:style-name="P4">
The "Action Plan" did not announce the number of graduates of 2023 college graduates in Henan Province, nor did it disclose data such as the number of zero employment families in the province and the number of long -term unlimited graduates. On January 4 this year, a news from Xinhuanet reported that Henan college graduates will reach 870,000 in 2023. Henan is the third -ranking province in China. According to official data, at the end of 2022, Henan Province's resident population was 98.72 million.</text:p>
      <text:h text:style-name="P12" text:outline-level="3">
<text:span text:style-name="T4">
The raising of young people's unemployment rate soaring</text:span>
</text:h>
      <text:p text:style-name="P4">
Although Chinese officials have said that the employment situation has gradually recovered and maintained overall stability since this year, but official data also shows that the unemployment rate of young people has continued to soar. On May 16, the national urban survey rate of urban surveys in April issued by the National Bureau of Statistics of China was 5.2%, but the unemployment rate of labor survey in the age of 16-24 was 20.4%, an increase of 0.8 percentage points over the previous month. New high. In this context, China will also usher in a record for college graduates this summer. According to data released by the Ministry of Human Resources and Social Security of China in March this year, the scale of 2023 college graduates will reach 11.58 million. Increasing 820,000 people last year, a record high.</text:p>
      <text:h text:style-name="P12" text:outline-level="3">
<text:span text:style-name="T4">
"Dynamic clearing zero" again?</text:span>
</text:h>
      <text:p text:style-name="P4">
After the announcement of the employment of college graduates of the Henan Provincial Department of Education, the method of "zero -employed family graduates and long -term unable employment graduates dynamic zero" 's promises have attracted particular attention. In recent years, the "dynamic clearing zero" policy has almost become synonymous with the new crown epidemic prevention and control policy advocated by Chinese leaders Xi Jinping and the strict implementation of the Chinese government. At the end of 2022, <text:a xlink:type="simple" xlink:href="https://www.dw.com/zh/zh/京沪等地爆发街头抗议-上海示威者习近平下台/a-63905404" text:style-name="Internet_20_link" text:visited-style-name="Visited_20_Internet_20_Link">
Chinese protests that broke out of young people as the main force and rare against dynamic zero policy</text:a>
Essence In December 2022, Chinese officials canceled most of the relevant policies, and the "dynamic clearing zero" anti -epidemic prevention policy quietly withdrew.</text:p>
      <text:p text:style-name="P4">
*#</text:p>
      <text:h text:style-name="P13" text:outline-level="4">
<text:span text:style-name="T4">
Under the struggle between the economic pressure and the people, China has abandoned the clearance policy</text:span>
</text:h>
      <text:h text:style-name="P12" text:outline-level="3">
<text:span text:style-name="T4">
China announced the new ten articles</text:span>
</text:h>
      <text:p text:style-name="P4">
On the afternoon of December 7, 2022, when many citizens were lining up as nuclear acids in the past, China officially announced the new ten of the prevention and control of the epidemic. In addition to not mentioning "insisting on dynamic dynamics and clearing zero", those with asymptomatic infections and light cases generally take home isolation, and no longer check the negative proof and health code of mobile nucleic acids across regions. China has bid farewell to the long -term persistence zero -clearing policy, and began to gradually implement the path of "group immunity" through relaxation of epidemic prevention measures through the infection of Omeko virus.</text:p>
      <text:p text:style-name="P4">
*#</text:p>
      <text:h text:style-name="P13" text:outline-level="4">
<text:span text:style-name="T4">
Under the struggle between the economic pressure and the people, China has abandoned the clearance policy</text:span>
</text:h>
      <text:h text:style-name="P12" text:outline-level="3">
<text:span text:style-name="T4">
Optimized epidemic prevention 20 can not be implemented</text:span>
</text:h>
      <text:p text:style-name="P4">
On November 11, less than a month ago, China ’s“ Qing Lingzo Emperor ”and Deputy Prime Minister Sun Chunlan also emphasized at the meeting of the State Council’ s joint prevention and control mechanism that Article 20 of China ’s recently introduced epidemic prevention and control measures are not relaxing to relax. It is not "lying down". We must unswervingly implement the spirit of Xi Jinping's speech, and unswervingly adhere to the general policy of "dynamic clearance". Due to the so -called optimization of epidemic prevention and control, some of the contents of Article 20 and the total contradiction between the general principles of "dynamic clearing zero" are not reconciling, the problems of "layer" in "layer" during epidemic prevention still cannot be truly resolved.</text:p>
      <text:p text:style-name="P4">
*#</text:p>
      <text:h text:style-name="P13" text:outline-level="4">
<text:span text:style-name="T4">
Under the struggle between the economic pressure and the people, China has abandoned the clearance policy</text:span>
</text:h>
      <text:h text:style-name="P12" text:outline-level="3">
<text:span text:style-name="T4">
Urumqi fire caused the public to be more angry about clearing the zero policy</text:span>
</text:h>
      <text:p text:style-name="P4">
On November 24, a fire broke out in Urumqi, which has been closed for more than 100 days in some residents who had been closed for more than 100 days. Strict epidemic prevention measures have led to the unable to escape from the people in the building, and the firefighters have not been able to get over obstacles for a long time. Officials said that the fire caused 10 people including children and the elderly. The incident eventually became the fuse of anti -clearing zero, anti -seal control, and anti -government protests. For a long time, the endless phenomenon of preventing epidemic prevention caused by the Qing Zero policy has aroused widespread dissatisfaction. For many people, more terrible than virus is isolation, discrimination, control, and some of the abuse of power.</text:p>
      <text:p text:style-name="P4">
*#</text:p>
      <text:h text:style-name="P13" text:outline-level="4">
<text:span text:style-name="T4">
Under the struggle between the economic pressure and the people, China has abandoned the clearance policy</text:span>
</text:h>
      <text:h text:style-name="P12" text:outline-level="3">
<text:span text:style-name="T4">
The "White Paper Revolution" that citizen awakens</text:span>
</text:h>
      <ul>
        <li>
#</li>
      </ul>
      <text:h text:style-name="P13" text:outline-level="4">
<text:span text:style-name="T4">
Under the struggle between the economic pressure and the people, China has abandoned the clearance policy</text:span>
</text:h>
      <text:h text:style-name="P12" text:outline-level="3">
<text:span text:style-name="T4">
Official propaganda leads to the fear of the public, and the escape of workers</text:span>
</text:h>
      <text:p text:style-name="P4">
Although the research on the new crown and the experience of overseas anti -epidemic has proven that Omeckon's strain, which dominated for more than a year, has a low pathogenic force, and the mortality rate has been lower than flu. Chinese officials still insist on getting better at the beginning of resistance. The "dynamic zero" general policy of the effect and Xi Jinping's personal decision -making is to show the superiority of the Chinese system and the correctness of the highest leaders' decision -making. To this end, Chinese officials still vigorously promote the harm of Omekor Rong, and refer to the control of the epidemic and control overseas as "lying flat". Due to the lack of real information, after more than 200,000 employees, Zhengzhou Foxconn had an epidemic, and tens of thousands of workers escaped from the factory to return to their hometowns to prevent infection and dissatisfaction. The factory production faced a huge crisis and the iPhone reduced production. Later, the employees who were recruited were suppressed by the authorities due to the riot of treatment.</text:p>
      <text:p text:style-name="P4">
*#</text:p>
      <text:h text:style-name="P13" text:outline-level="4">
<text:span text:style-name="T4">
Under the struggle between the economic pressure and the people, China has abandoned the clearance policy</text:span>
</text:h>
      <text:h text:style-name="P12" text:outline-level="3">
<text:span text:style-name="T4">
"Dabai" power is small</text:span>
</text:h>
      <text:p text:style-name="P4">
In the early days of Chinese anti -epidemic, medical staff in white conjoined protective clothing were called "the most beautiful retrograde". With the implementation of local organizations and police officers, and the police also put on such protective clothing for nucleic acid testing, disinfecting, monitoring, transferring infected people, and densely connected persons, and "big white" became synonymous with these people. There are more and more negative reports and complaints about "Bai Bai" using violence, and some even call them "White Guards". In the new ten articles, the infected persons and close personnel can beolate at home, no longer forced isolation, and shall not expand the high risk zone at will, and shall not adopt various forms of temporary control and control. People's heart.</text:p>
      <text:p text:style-name="P4">
*#</text:p>
      <text:h text:style-name="P13" text:outline-level="4">
<text:span text:style-name="T4">
Under the struggle between the economic pressure and the people, China has abandoned the clearance policy</text:span>
</text:h>
      <text:h text:style-name="P12" text:outline-level="3">
<text:span text:style-name="T4">
</text:span>
</text:h>
      <text:p text:style-name="P4">
After the announcement of the new one, some netizens reported to him to report the good news under the Weibo account of Wuhan doctor Li Wenliang. In the early days of the Chinese epidemic, Li Wenliang's first alarm was "commanded", but he was called the epidemic whistle. After his dying, the people spontaneously mourned him and expressed grief. Weibo users wrote under his account, "Winter has passed, you see it", "Doctor, we survive, we will be free."</text:p>
      <text:p text:style-name="P4">
*#</text:p>
      <text:h text:style-name="P13" text:outline-level="4">
<text:span text:style-name="T4">
Under the struggle between the economic pressure and the people, China has abandoned the clearance policy</text:span>
</text:h>
      <text:h text:style-name="P12" text:outline-level="3">
<text:span text:style-name="T4">
Promoting the vaccination of the new crown virus vaccine for the elderly</text:span>
</text:h>
      <text:p text:style-name="P4">
Once the new one is really implemented, this scene in Beijing may not appear again. After the announcement of the new regulations, the number of air tickets and train tickets on the tourism platform surged. Many people look forward to traveling or visiting relatives and friends during the Spring Festival. Due to Omekor's highly contagious, foreseeable is that China will soon have a wave of infection. In the past year, China's epidemic prevention has been mainly placed on "clearing zero". The vaccination has stagnated. Only 40%of the elderly over 80 years of age have been vaccinated. Therefore, protecting the elderly groups. "Promoting the vaccination of the new crown virus vaccination" is imminent. This is also one of the biggest challenges facing China after giving up the clearing policy.</text:p>
      <text:p text:style-name="P4">
*#</text:p>
      <text:h text:style-name="P13" text:outline-level="4">
<text:span text:style-name="T4">
Under the struggle between the economic pressure and the people, China has abandoned the clearance policy</text:span>
</text:h>
      <text:h text:style-name="P12" text:outline-level="3">
<text:span text:style-name="T4">
Welcome to China's relaxation of epidemic prevention</text:span>
</text:h>
      <text:p text:style-name="P4">
Although when there was an epidemic in Shanghai in March this year, experts advocated "coexisting with the virus", but the senior management still decided to seal the city "clear zero". The two -month -old sealed city not only had a huge impact on the lives of the people, but also put a lot of pressure on the supply chain of all walks of life, and the import and export of China's economic pillar. In recent months, it has continuously closed control and exacerbating the trend of downward foreign trade. The German Chamber of Commerce and Industry stated that more than one -third of Germany's plans to expand production and increase diversification due to China's prosecution policy and other reasons. Most of the German economic circles have been relieved to the new policies of China ’s introduction to prevent epidemic prevention.</text:p>
      <text:p text:style-name="P4">
*#</text:p>
      <text:h text:style-name="P13" text:outline-level="4">
<text:span text:style-name="T4">
Under the struggle between the economic pressure and the people, China has abandoned the clearance policy</text:span>
</text:h>
      <text:h text:style-name="P12" text:outline-level="3">
<text:span text:style-name="T4">
"Dynamic Cleaning Zero" ended the hope of returning to normal life</text:span>
</text:h>
      <text:p text:style-name="P4">
In order to turn the way to turn the new crown policy, China has recently asked experts to come forward to propagate Omekor's disease low pathogenic. At present, there is no evidence to indicate that the new crown has sequelae and so on. Worried. The Chinese government has always refused to approve Western vaccines for people to fight. At the same time, it is emphasized that domestic vaccines are also good for preventing severe illnesses and death. After the announcement of the new policy, many people in China have changed from previous hoarding foods to drugs, ready to welcome the advent of the infection. Some experts say that 90%of the event will be infected with Omikon, but how long it takes for group immunity, no experts have come to predict. However, the TV picture that people who do not wear masks on the World Cup audience have made the Chinese people see the hope of returning to normal lif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Regarding the "Work Plan" of the Henan Provincial Department of Education, "dynamic clearing zero", some netizens sighed on Weibo: "Can the previous 'dynamic clear zero' not clear", "See these four words Just want to vomit "," See "dynamic clear zero", PTSD "," The four words that are psychologically and physiological, or less. Do you want to repeat the same mistakes? ";" Before pulling the square cabin, is it planning to take the service now? ";" Dynamic clearing zero, what do you think of people? Do you have so many opportunities in the market? Do graduates want to work? Two weeks later, do you have an unemployed, and the accounting is cleared in dynamics? "Some people commented," " Multi -measures such as slow employment, light employment, slow employment, independent employment, self -employment, independent entrepreneurship, freelance, home entrepreneurship, hidden employment, etc.(Comprehensive report)</text:p>
      <text:p text:style-name="P4">
News Source: <text:a xlink:type="simple" xlink:href="https://www.dw.com/zh/又来-动态清零-？河南省发起高校毕业生就业-百日冲刺-行动/a-65793360" text:style-name="Internet_20_link" text:visited-style-name="Visited_20_Internet_20_Link">
https://www.dw.com/zh/又来-动态清零-？河南省发起高校毕业生就业-百日冲刺-行动/a-65793360?maca=chi-rss-chi-all-1127-rdf</text:a>
</text:p>
      <!--NEWS-->
      <text:h text:style-name="P10" text:outline-level="1">
<text:span text:style-name="T4">
Meitai 21st Century Trade initiative signed the first batch of agreements on China Foreign Affairs Department firmly opposed</text:span>
</text:h>
      <text:p text:style-name="P4">
Author: None</text:p>
      <text:p text:style-name="P4">
Publisher: Radio Free Asia (Organization)</text:p>
      <text:p text:style-name="P4">
Published Time: 2023-06-01T12:21:00-04:00</text:p>
      <text:p text:style-name="P4">
Modified Time: 2023-06-01T12:55:2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5" text:anchor-type="as-char" svg:width="6.9236in" svg:height="4.612011in" draw:z-index="0">
<draw:image xlink:href="../Images/rfamandarin/2023-06-01T12-21-00-04-00/000000.png" xlink:type="simple" xlink:show="embed" xlink:actuate="onLoad" draw:mime-type="image/png"/>
</draw:frame>
The first batch of "Taiwan -American 21st Century Trade Initiative" was at the headquarters of the Taiwan Association (AIT) in Washington, the United States, and the representative of Taiwan's representative Xiao Meiqin (second from left) with the Angridlarson (middle) on behalf of both parties. Essence <text:a xlink:type="simple" xlink:href="https://www.rfa.org/mandarin/Xinwen/1-06012023121749.html/@@images/image" text:style-name="Internet_20_link" text:visited-style-name="Visited_20_Internet_20_Link">
</text:a>
Provided by the Taiwan Representative Office in the United States</text:p>
      <text:p text:style-name="P4">
On June 1, the United States and Taiwan officially signed the first agreement between the "US -Taiwan 21st Century Trade Initiative" and will be signed by the representative of the Taiwan Association's executive director of the Taiwan Association in Taiwan. According to the preview of the US Trade Representative Office (USTR), Sarahbianchi, deputy representative of the US Trade Representative Office, will attend the witness ceremony, and Deng Zhenzhong, a member of the Taiwan Executive Yuan, will also attend.</text:p>
      <text:p text:style-name="P4">
According to the press release of the Taiwan Executive Yuan, Deng Zhenzhong said after the agreement was signed that the trade agreement signed by the United States and Taiwan was the most large -scale and comprehensive trade negotiation between the two parties since 1979. The historic milestone of the US -Taiwan economic and trade relations has also taken a key step for the trade agreement between Taiwan and the major trade countries.</text:p>
      <text:p text:style-name="P4">
A spokesman for the US Trade Representative Office said in a statement: "We thank Taiwan's partners to help us achieve this important milestone and look forward to negotiating in other trading fields specified in the authorization of the initiative to negotiate in the future."</text:p>
      <text:p text:style-name="P4">
In this regard, the Chinese Ministry of Foreign Affairs once again expressed its resolute opposition. At the regular press conference on June 1, a spokesman for the Chinese Ministry of Foreign Affairs, Mao Ning asked the United States to sign a agreement with sovereignty and official nature with Taiwan's business. The "Taiwan independence" split forces "issued any error signal" referring to the United States 'relevant behavior that seriously violated the "one China Principles" and "three joint communiqués in China and the United States", and also violated the United States' commitment to maintain unofficial relations with Taiwan.</text:p>
      <text:p text:style-name="P4">
US trade representative Katherinetai stated on May 18 that the US -Taiwan 21st Century Trade Initiative has completed the negotiations. The two parties are expected to sign the first batch of five issues such as trade convenience, SMEs, and anti -corruption. agreement.</text:p>
      <text:p text:style-name="P4">
Responsible editor: Chen Pinjie</text:p>
      <text:p text:style-name="P4">
News Source: <text:a xlink:type="simple" xlink:href="https://www.rfa.org/mandarin/Xinwen/1-06012023121749.html" text:style-name="Internet_20_link" text:visited-style-name="Visited_20_Internet_20_Link">
https://www.rfa.org/mandarin/Xinwen/1-06012023121749.html</text:a>
</text:p>
      <!--NEWS-->
      <text:h text:style-name="P10" text:outline-level="1">
<text:span text:style-name="T4">
Tesla executive chief Musk met with the Vice Premier Ding Xuexiang of the State Council of China</text:span>
</text:h>
      <text:p text:style-name="P4">
Author: None</text:p>
      <text:p text:style-name="P4">
Publisher: Radio Free Asia (Organization)</text:p>
      <text:p text:style-name="P4">
Published Time: 2023-06-01T12:30:48-04:00</text:p>
      <text:p text:style-name="P4">
Modified Time: 2023-06-01T12:30: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47" text:anchor-type="as-char" svg:width="6.9236in" svg:height="2.802941in" draw:z-index="0">
<draw:image xlink:href="../Images/rfamandarin/2023-06-01T12-30-48-04-00/000000.png" xlink:type="simple" xlink:show="embed" xlink:actuate="onLoad" draw:mime-type="image/png"/>
</draw:frame>
Deputy Prime Minister of the State Council Ding Xuexiang and Tesla CEO Musk <text:a xlink:type="simple" xlink:href="https://www.rfa.org/mandarin/Xinwen/2-06012023122218.html/@@images/image" text:style-name="Internet_20_link" text:visited-style-name="Visited_20_Internet_20_Link">
![] [](Images/rfamandarin/2023-06-01T12-30-48-04-00/000001.png)</text:a>
Agence France -Presse/Associated Press/RFA synthesis</text:p>
      <text:p text:style-name="P4">
Tesla CEO Elonmusk, who recently visited China, met with Ding Xuexiang, deputy prime minister of the State Council of China in Beijing on the afternoon of May 31, local time. La La and China New Affairs Office did not respond to Reuters' comment requests.</text:p>
      <text:p text:style-name="P4">
Reuters pointed out that this should be Ding Xuexiang for the first time to talk with the CEO of foreign companies, showing that China attaches great importance to the relationship with Tesla. Before meeting with Ding Xuexiang, Musk met with the Chinese State Councilor and Minister of Foreign Affairs Qin Gang, Minister of Commerce Wang Wentao, Minister of Industry and Information Technology Jin Zhuanglong.</text:p>
      <text:p text:style-name="P4">
According to a statement issued in China, Musk said in a meeting with Qin Gang that Tesla's opposition to the United States and China "decapyles the chain"; when Wang Wentao was concluded, he agreed with US -China relations that he was not a "zero -harmony game". According to the post of Tesla's vice president of Foreign Affairs on Weibo, Musk visited Tesla's factories in the suburbs of Shanghai the night before leaving and met with employees. In addition, he also met with the Shanghai Municipal Party Secretary Chen Jining. Chen Jining welcomed Tesla to invest in Shanghai.</text:p>
      <text:p text:style-name="P4">
According to Agence France -Presse, Musk has left China on June 1.</text:p>
      <text:p text:style-name="P4">
Responsible editor: Chen Pinjie</text:p>
      <text:p text:style-name="P4">
News Source: <text:a xlink:type="simple" xlink:href="https://www.rfa.org/mandarin/Xinwen/2-06012023122218.html" text:style-name="Internet_20_link" text:visited-style-name="Visited_20_Internet_20_Link">
https://www.rfa.org/mandarin/Xinwen/2-06012023122218.html</text:a>
</text:p>
      <!--NEWS-->
      <text:h text:style-name="P10" text:outline-level="1">
<text:span text:style-name="T4">
The Taiwan -US trade initiative will sign the agreement to sign the Ministry of Foreign Affairs of China against strict words</text:span>
</text:h>
      <text:p text:style-name="P4">
Publisher: 法新社</text:p>
      <text:p text:style-name="P4">
Published Time: 2023-06-01T12:32:08+00:00</text:p>
      <text:p text:style-name="P4">
Modified Time: 2023-06-01T12:05:02+00:00</text:p>
      <text:p text:style-name="P4">
Description: (AFP, Taipei 1st) Taiwan and the United States will sign the first batch of agreements in the 21st century trade initiative. The Chinese Ministry of Foreign Affairs today expressed resolute opposi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8" text:anchor-type="as-char" svg:width="6.9236in" svg:height="3.617581in" draw:z-index="0">
<draw:image xlink:href="../Images/rficn/2023-06-01T12-32-08-00-00/000000.png" xlink:type="simple" xlink:show="embed" xlink:actuate="onLoad" draw:mime-type="image/png"/>
</draw:frame>
The Economic and Trade Negotiation Office of the Executive Yuan announced earlier that Taiwan and the United States were scheduled to officially sign the "Taiwan -US 21st Century Trade Initiative" at 10:00 on June 1, Taipei time (10 am on June 1, China Mansion). The first batch of agreements.</text:p>
      <text:p text:style-name="P4">
A spokesman for the Executive Yuan, Lin Zilun, said that this will lay the complete structure of the sustainable development of Taiwan and the United States. It will have a historic significance and a new beginning. It will continue to strengthen cooperation with other countries to make Taiwan and the United States comprehensive FTA move forward.</text:p>
      <text:p text:style-name="P4">
The Ministry of Foreign Affairs of China requires the United States to sign a agreement with sovereignty and official nature with Taiwan's business, and shall not use the name of Taiwan independence to "send any error signals" to the "Taiwan independence" split forces.</text:p>
      <text:p text:style-name="P4">
Chinese Foreign Ministry spokesman Mao Ning said that the United States should stop any form of official US Taiwan officials, shall not have a sovereign meaning and official nature with Taiwan business, and shall not send any error signals to the "Taiwan independence" split power through the name of economic and trade. And "the DPP authorities rely on the guise of economic and trade cooperation to rely on the beauty of the United States, and it is destined to be a bamboo basket."</text:p>
      <text:p text:style-name="P4">
News Source: <text:a xlink:type="simple" xlink:href="https://www.rfi.fr/cn/%E5%9B%BD%E9%99%85%E6%8A%A5%E9%81%93/20230601-%E5%8F%B0%E7%BE%8E%E8%B4%B8%E6%98%93%E5%80%A1%E8%AE%AE%E5%B0%86%E7%AD%BE%E5%8D%8F%E5%AE%9A-%E4%B8%AD%E5%9B%BD%E5%A4%96%E4%BA%A4%E9%83%A8%E4%B8%A5%E8%AF%8D%E5%8F%8D%E5%AF%B9" text:style-name="Internet_20_link" text:visited-style-name="Visited_20_Internet_20_Link">
https://www.rfi.fr/cn/%E5%9B%BD%E9%99%85%E6%8A%A5%E9%81%93/20230601-%E5%8F%B0%E7%BE%8E%E8%B4%B8%E6%98%93%E5%80%A1%E8%AE%AE%E5%B0%86%E7%AD%BE%E5%8D%8F%E5%AE%9A-%E4%B8%AD%E5%9B%BD%E5%A4%96%E4%BA%A4%E9%83%A8%E4%B8%A5%E8%AF%8D%E5%8F%8D%E5%AF%B9</text:a>
</text:p>
      <!--NEWS-->
      <text:h text:style-name="P10" text:outline-level="1">
<text:span text:style-name="T4">
Beijing encourages to deepen the cooperation with Chinese enterprises (Free Version)</text:span>
</text:h>
      <text:p text:style-name="P4">
Authors: ['瑞安•麦克莫罗']</text:p>
      <text:p text:style-name="P4">
Publisher: 英国《金融时报》</text:p>
      <text:p text:style-name="P4">
Time: 2023-06-01T12:32:15+00:00</text:p>
      <text:p text:style-name="P4">
Published Time: 2023-05-31T12:00:99+08:00</text:p>
      <text:p text:style-name="P4">
Modified Time: 2023-06-01T08:01:99+08:00</text:p>
      <text:p text:style-name="P4">
Description: Under the tremendous pressure of export restrictions in the United States, the matter reflects the key role of chip design companies in the semiconductor industry.</text:p>
      <text:p text:style-name="P4">
Images: ["<text:a xlink:type="simple" xlink:href="https://thumbor.ftacademy.cn/unsafe/picture/7/000183087_piclink.jpg" text:style-name="Internet_20_link" text:visited-style-name="Visited_20_Internet_20_Link">
000183087_pic...</text:a>
"]</text:p>
      <text:p text:style-name="P4">
Themes: ['半导体', '关注']</text:p>
      <text:p text:style-name="P4">
Keywords: ['半导体', '芯片', '安谋', '软银', '出口管制', '技术封锁', '脱钩']</text:p>
      <text:p text:style-name="P4">
Type: Article</text:p>
      <!--METADATA-->
      <text:p text:style-name="P4">
<draw:frame draw:style-name="fr1" draw:name="Image249" text:anchor-type="as-char" svg:width="6.9236in" svg:height="3.894525in" draw:z-index="0">
<draw:image xlink:href="../Images/FT Chinese Free Version/2023-06-01T12-32-15-00-00/000183087_piclink.jpg" xlink:type="simple" xlink:show="embed" xlink:actuate="onLoad" draw:mime-type="image/jpeg"/>
</draw:frame>
Beijing encourages British chip design companies to settle down(Arm)Work closely with Chinese companies. Under the tremendous pressure of export restrictions in the United States, this reflects this software silver(SoftBank)The key role of all enterprises in the semiconductor industry.</text:p>
      <text:p text:style-name="P4">
On Tuesday, Zhang Guangjun, Deputy Minister of Science and Technology of China, met with Chief Executive Officer Leine Has in Beijing(Pure haas), Encourage to deepen cooperation with Chinese universities, research institutes and enterprises.</text:p>
      <text:p text:style-name="P4">
News Source: <text:a xlink:type="simple" xlink:href="http://www.ftchinese.com/story/001099832" text:style-name="Internet_20_link" text:visited-style-name="Visited_20_Internet_20_Link">
http://www.ftchinese.com/story/001099832</text:a>
</text:p>
      <!--NEWS-->
      <text:h text:style-name="P10" text:outline-level="1">
<text:span text:style-name="T4">
Ukraine's grain exports this year are expected to decrease by 40%</text:span>
</text:h>
      <text:p text:style-name="P4">
Author: 联合早报 (Person)</text:p>
      <text:p text:style-name="P4">
Publisher: 联合早报 (Organization)</text:p>
      <text:p text:style-name="P4">
Published Time: 2023-06-01T12:35</text:p>
      <text:p text:style-name="P4">
Modified Time: 2023-06-01T12:35</text:p>
      <text:p text:style-name="P4">
Description: Ukraine Agricultural Policy and Food Minister Soliski said that the export volume of food and oil in Ukraine this year is expected to be 46 million tons, which is one -third from last year, of which grain exports will be reduced by 40%. According to the official website of the Ministry of Agricultural Policy and the Food of the Ministry of Food, on Wednesday (May 31) ...</text:p>
      <text:p text:style-name="P4">
Videos: []</text:p>
      <text:p text:style-name="P4">
Audios: []</text:p>
      <text:p text:style-name="P4">
Images: []</text:p>
      <text:p text:style-name="P4">
Type: NewsArticle</text:p>
      <text:p text:style-name="P4">
Breadcrumbs: ['即时', '国际']</text:p>
      <text:p text:style-name="P4">
Keywords: ['乌克兰', '粮食']</text:p>
      <!--METADATA-->
      <text:p text:style-name="P4">
Ukraine Agricultural Policy and Food Minister Soliski said that the export volume of food and oil in Ukraine this year is expected to be 46 million tons, which is one -third from last year, of which grain exports will be reduced by 40%.</text:p>
      <text:p text:style-name="P4">
According to the news released by the Ukrainian agricultural policy and the official website of the Ministry of Food on Wednesday (May 31), at the EU Agricultural and Fisheries Commission meeting held in Brussels, Belgium from May 29th to 30th, Soliski said, " The main risks facing exports include some EU countries to continue to take measures to restrict imports from imports of imports from imports of imports, as well as the Black Sea Grain Corridor at any time.</text:p>
      <text:p text:style-name="P4">
Solisky called on the European Union and Ukraine to cancel the restrictions on export restrictions on Ukraine to find sustainable solutions. I hope that when the EU makes relevant decisions, they can respect the contact national agreement between Ukraine and the European Union and the European Union. Market principles and rules.</text:p>
      <text:p text:style-name="P4">
The European Commission announced on May 2 that from May 2nd to June 5th, four agricultural products including Ukrainian wheat, corn, rapeseed and sunflower seeds were temporarily restricted in Bulgaria, Hungary, Poland, Romania, and Slovak. , But can continue to use these countries to transport them. After the measures came into effect, Bulgaria, Hungary, Poland, and Slovaks promised to withdraw unilateral measures for Ukraine agricultural products.</text:p>
      <text:p text:style-name="P4">
After the Ukraine crisis was upgraded, a large number of agricultural products were unable to transport them due to the Black Sea port. Under the mediation of the United Nations and Turkey, a large number of Ukrainian agricultural products were transported to other regions via Eastern European countries. Because the subsequent problems such as logistics have not been solved, a large number of Ukrainian agricultural products can only be sold in Eastern European countries, which has impacted local agricultural prices, causing protests from many farmers in Eastern Europe. The Polish and Hungarian government decided on April 15 to prohibit imports of grains and some other agricultural products from Ukraine to protect their own agricultural products. The ban was originally valid until June 30. Slovakia and Bulgaria also took similar measures.</text:p>
      <text:p text:style-name="P4">
News Source: <text:a xlink:type="simple" xlink:href="https://www.zaobao.com.sg/realtime/world/story20230601-1400223" text:style-name="Internet_20_link" text:visited-style-name="Visited_20_Internet_20_Link">
https://www.zaobao.com.sg/realtime/world/story20230601-1400223</text:a>
</text:p>
      <!--NEWS-->
      <text:h text:style-name="P10" text:outline-level="1">
<text:span text:style-name="T4">
US Defense Secretary: China Defense Minister's refusal to meet is "unfortunate"</text:span>
</text:h>
      <text:p text:style-name="P4">
Author: None</text:p>
      <text:p text:style-name="P4">
Publisher: Radio Free Asia (Organization)</text:p>
      <text:p text:style-name="P4">
Published Time: 2023-06-01T12:36:11-04:00</text:p>
      <text:p text:style-name="P4">
Modified Time: 2023-06-01T12:36:1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0" text:anchor-type="as-char" svg:width="6.9236in" svg:height="4.712515in" draw:z-index="0">
<draw:image xlink:href="../Images/rfamandarin/2023-06-01T12-36-11-04-00/000000.png" xlink:type="simple" xlink:show="embed" xlink:actuate="onLoad" draw:mime-type="image/png"/>
</draw:frame>
U.S. Defense Minister Austin held a joint reporter in Tokyo on the 1st with the Japanese Defense Minister Hamada <text:a xlink:type="simple" xlink:href="https://www.rfa.org/mandarin/Xinwen/3-06012023123156.html/@@images/image" text:style-name="Internet_20_link" text:visited-style-name="Visited_20_Internet_20_Link">
</text:a>
Associated Press Picture</text:p>
      <text:p text:style-name="P4">
U.S. Defense Minister Lloydaustin stated on June 1 on June 1 to the China National Defense Minister's refusal to meet. He said that the Chinese Defense Minister Li Shangfu refused to meet him during the 20th Shangri -La dialogue in Singapore. The national military should communicate regularly and maintain open communication channels.</text:p>
      <text:p text:style-name="P4">
During his visit to Japan, Austin made the above statement with the Japanese Defense Minister Hamada Yinyi in a joint press conference in Tokyo. At the same time, he also expressed his "very worrying" by China's interception of the United States and its allies aircraft recently, worried about a certain certain way A similar incident will happen in this time, and "may be out of control soon."</text:p>
      <text:p text:style-name="P4">
Austin: "The provocative interception of us and the ally aircraft is very worrying. We hope they will change our actions."</text:p>
      <text:p text:style-name="P4">
After visiting Taiwan last August last year, China has cut off a number of exchanges with the United States, including military exchanges. After the so -called Chinese spy balloon incident at the beginning of this year, the Chinese military refused to call with US military officials.</text:p>
      <text:p text:style-name="P4">
At the press conference, the Japanese Minister of Defense Hamada Tonada talked about the United States and Japan deepening the alliance relations in order to jointly respond to security challenges including China. Reuters reports that Hamada Jingyi will meet with Li Shangfu during the defense meeting of Singapore.</text:p>
      <text:p text:style-name="P4">
Responsible editor: Chen Pinjie</text:p>
      <text:p text:style-name="P4">
News Source: <text:a xlink:type="simple" xlink:href="https://www.rfa.org/mandarin/Xinwen/3-06012023123156.html" text:style-name="Internet_20_link" text:visited-style-name="Visited_20_Internet_20_Link">
https://www.rfa.org/mandarin/Xinwen/3-06012023123156.html</text:a>
</text:p>
      <!--NEWS-->
      <text:h text:style-name="P10" text:outline-level="1">
<text:span text:style-name="T4">
Freedom House: Chinese Labor Protestion surge</text:span>
</text:h>
      <text:p text:style-name="P4">
Author: None</text:p>
      <text:p text:style-name="P4">
Publisher: Radio Free Asia (Organization)</text:p>
      <text:p text:style-name="P4">
Published Time: 2023-06-01T12:39:00-04:00</text:p>
      <text:p text:style-name="P4">
Modified Time: 2023-06-01T14:32:4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2" text:anchor-type="as-char" svg:width="6.9236in" svg:height="3.88615in" draw:z-index="0">
<draw:image xlink:href="../Images/rfamandarin/2023-06-01T12-39-00-04-00/000000.png" xlink:type="simple" xlink:show="embed" xlink:actuate="onLoad" draw:mime-type="image/png"/>
</draw:frame>
The latest report released by Freedom House <text:a xlink:type="simple" xlink:href="https://www.rfa.org/mandarin/Xinwen/4-06012023123724.html/@@images/image" text:style-name="Internet_20_link" text:visited-style-name="Visited_20_Internet_20_Link">
</text:a>
Screenshots of the official website of Liberty. According to the latest report of the "CHINA DISSENTMORTOR" released by the international human rights organization headquarters in the United States, from January to March 2023, between January and March 2023, a total of China occurred. The protests from 583 made the total number of events from June 2022 to April 2023, from 2,230, at least 29,000 people participated. 78%of these protests are demonstrations, 10%are protests, 4%are obstructing occupation, 3%are collective petitions, and 3%are strikes. According to report statistics, the areas with the most protests are Henan, Guangdong and Shandong. The report shows that the activity of labor protests has surged. From December 2022 to February 2023, the report recorded 370 offline labor protests, reflecting the periodic issue of arrears of wages during the Lunar New Year. In addition, this phenomenon was also received in China. The financial crisis in the real estate industry continues to occur, as well as the long -term impact of lack of protection of labor rights. The report also said that the protests of housing continued to exist. Although compared to last summer, the demonstrations of housing projects and related dissatisfaction have decreased, but this is still one of the main reasons for offline protests.</text:p>
      <text:p text:style-name="P4">
In addition, protests of persecution religious groups and ethnic minority communities are also one of the source of data. "Different Romance" pointed out that since June 2022, there were a total of 34 Falun Gong practitioners, Tibetans, Christians, Muslims, and Mongolians. Among them, the protesters were suppressed in 27 cases, highlighting, highlighting The Chinese government's severe blow to these groups.</text:p>
      <text:p text:style-name="P4">
Responsible editor: Chen Pinjie</text:p>
      <text:p text:style-name="P4">
News Source: <text:a xlink:type="simple" xlink:href="https://www.rfa.org/mandarin/Xinwen/4-06012023123724.html" text:style-name="Internet_20_link" text:visited-style-name="Visited_20_Internet_20_Link">
https://www.rfa.org/mandarin/Xinwen/4-06012023123724.html</text:a>
</text:p>
      <!--NEWS-->
      <text:h text:style-name="P10" text:outline-level="1">
<text:span text:style-name="T4">
After the first college entrance examination, candidates can decide whether to wear a mask for the first time after the clearance</text:span>
</text:h>
      <text:p text:style-name="P4">
Author: None</text:p>
      <text:p text:style-name="P4">
Publisher: Radio Free Asia (Organization)</text:p>
      <text:p text:style-name="P4">
Published Time: 2023-06-01T12:44:06-04:00</text:p>
      <text:p text:style-name="P4">
Modified Time: 2023-06-01T12:44:0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54" text:anchor-type="as-char" svg:width="6.9236in" svg:height="4.522674in" draw:z-index="0">
<draw:image xlink:href="../Images/rfamandarin/2023-06-01T12-44-06-04-00/000000.png" xlink:type="simple" xlink:show="embed" xlink:actuate="onLoad" draw:mime-type="image/png"/>
</draw:frame>
A high school student in Handan City, Hebei Province is stepping up to prepare for the coming college entrance examination. Photo on May 17, 2023. <text:a xlink:type="simple" xlink:href="https://www.rfa.org/mandarin/Xinwen/5-06012023124013.html/@@images/image" text:style-name="Internet_20_link" text:visited-style-name="Visited_20_Internet_20_Link">
</text:a>
Agence France -Presse Pictures</text:p>
      <text:p text:style-name="P4">
The college entrance examination in 2023 is coming. This is the first college entrance examination under China's abandonment of dynamic clearance policy and implementing the new crown virus infection epidemic. Decide whether to wear a mask.</text:p>
      <text:p text:style-name="P4">
The Heilongjiang Shuangyashan City Disease Prevention and Control Center announced that during the examination, except for special circumstances, candidates decided to wear a mask on their own. Yunnan's old city admissions examination committee said that candidates for ordinary examination rooms decided to wear masks on their own, and candidates for backup test rooms regulated the entire process of wearing medical surgery or above.</text:p>
      <text:p text:style-name="P4">
In addition, including the Tongzi County Education and Sports Bureau of Guizhou and the Liuzhou Admissions Examination Institute in Liuzhou City, Guangxi, candidates must wear masks when they enter and exit the examination room.</text:p>
      <text:p text:style-name="P4">
Recently, a new wave of new crown virus infection has appeared in many places in China, and the number of "Eryang" has continued to rise. In addition to asking for the process of wearing masks and other processes in many places, health reminders have also issued a health reminder, calling on candidates to "usually heart." According to the Ministry of Education of China, the number of applicants for college entrance examinations across the country this year was 1.291 million, an increase of 980,000 over last year, a record high.</text:p>
      <text:p text:style-name="P4">
Responsible editor: Chen Pinjie</text:p>
      <text:p text:style-name="P4">
News Source: <text:a xlink:type="simple" xlink:href="https://www.rfa.org/mandarin/Xinwen/5-06012023124013.html" text:style-name="Internet_20_link" text:visited-style-name="Visited_20_Internet_20_Link">
https://www.rfa.org/mandarin/Xinwen/5-06012023124013.html</text:a>
</text:p>
      <!--NEWS-->
      <text:h text:style-name="P10" text:outline-level="1">
<text:span text:style-name="T4">
Li Shangfu signed a memorandum will open a national defense high -rise hotline with Singapore</text:span>
</text:h>
      <text:p text:style-name="P4">
Author: None (Language: zh)</text:p>
      <text:p text:style-name="P4">
Publisher: None</text:p>
      <text:p text:style-name="P4">
Time: 2023-06-01T12:51:00Z</text:p>
      <text:p text:style-name="P4">
Description: China and Singapore laid the foundation for the establishment of a national defense leader hotline on Thursday. Singapore is a close partner of the United States in Asia. The signing of this memorandum was exactly when part of Beijing suspended from the high -level dialogue with Washington.</text:p>
      <text:p text:style-name="P4">
Videos: []</text:p>
      <text:p text:style-name="P4">
Images: []</text:p>
      <text:p text:style-name="P4">
Subject: 时政风云</text:p>
      <text:p text:style-name="P4">
Subjects: ['专题报道：习近平访美', '专题报道：全景观看“习马会”', '新加坡', '南希·佩洛西']</text:p>
      <text:p text:style-name="P4">
Keywords: ['李尚福', '香格里拉对话', '中美关系', '奥斯汀', '新加坡']</text:p>
      <text:p text:style-name="P4">
Id: 65793874</text:p>
      <!--METADATA-->
      <text:p text:style-name="P4">
<text:a xlink:type="simple" xlink:href="https://www.dw.com/zh/overlay/image/article/65793874/65367112" text:style-name="Internet_20_link" text:visited-style-name="Visited_20_Internet_20_Link">
 </text:a>
Profile picture: China Defense Director Li Shangfu visited in Moscow in April</text:p>
      <text:p text:style-name="P4">
(Voice of Germany in Chinese) On Thursday, Chinese Minister of Defense Li Shangfu and Singapore National Defense Minister Huang Yonghong signed a memorandum to set up a high -level hotline phone between the two countries' defense leaders.</text:p>
      <text:p text:style-name="P4">
According to a statement issued by Singapore, this high -level call is very important for improving bilateral understanding and mutual trust.</text:p>
      <text:p text:style-name="P4">
Li Shangfu, who was appointed Minister of Defense in March this year, visited Singapore for the first time since he performed his duties and had negotiated with a series of officials on global and regional security affairs. Singapore said that the Ministry of National Defense of the two countries regularly interacted with bilateral and multilateral exercises, and said that Li Shangfu's interviews prominently prominently eagerly and friendly relationships between the two countries.</text:p>
      <text:p text:style-name="P4">
At the same time, Singapore is a close military and economic partner in the United States. The signing of the memorandum of direct telephone connection is when the relationship between Washington and Beijing is tight.</text:p>
      <text:p text:style-name="P4">
In March, Li Shangfu also set up a hotline of the Ministry of National Defense to strengthen exchanges to avoid scratching guns in a tense area.</text:p>
      <text:h text:style-name="P12" text:outline-level="3">
<text:span text:style-name="T4">
<text:span text:style-name="T4">
 Refusing to see the US Defense Minister </text:span>
</text:span>
</text:h>
      <text:p text:style-name="P4">
On Sunday, Li Shangfu is expected to speak to national defense officials, diplomats and national leaders in the Shangri -La dialogue in Singapore. <text:a xlink:type="simple" xlink:href="https://www.dw.com/zh/zh/李尚福拒絕會晤-美防長令人遺憾/a-65766662" text:style-name="Internet_20_link" text:visited-style-name="Visited_20_Internet_20_Link">
But he refused to meet with US Secretary of Defense Austin during this period</text:a>
Essence Austin will speak at a Shangri -La dialogue meeting on Saturday.</text:p>
      <text:p text:style-name="P4">
In addition to the support of the United States for Taiwan's support for Taiwan and the suspected Chinese spy balloon, the United States also includes the United States' direct sanctions on Li Shangfu's individual. The relevant sanctions were in Washington's package of Russia.(https://www.dw.com/zh/zh/再次惹恼中国美制裁中央军委职能部门及部长/a-45599922)Essence</text:p>
      <text:p text:style-name="P4">
The sanctions that Li Shangfu suffered means that he would not be able to engage in business activities in the United States, but the United States said that this did not affect the official dialogue with him.</text:p>
      <text:p text:style-name="P4">
Earlier this month, Tan Kefei, a spokesman for the Chinese Ministry of National Defense, said that <text:a xlink:type="simple" xlink:href="https://www.dw.com/zh/zh/德语媒体北京拒绝中美防长对话/a-65784653" text:style-name="Internet_20_link" text:visited-style-name="Visited_20_Internet_20_Link">
Refusion of Austin's proposal in Singapore</text:a>
It is because the United States ignores China's concerns and human manufacturing is obstacles. "The United States should show sincerity and correct errors with actual actions, and create necessary conditions for the communication between the two parties." He did not directly mention sanctions or other affairs.</text:p>
      <text:p text:style-name="P4">
(Associated Press)</text:p>
      <text:p text:style-name="P4">
News Source: <text:a xlink:type="simple" xlink:href="https://www.dw.com/zh/李尚福签署备忘录-将与新加坡开设国防高层热线/a-65793874" text:style-name="Internet_20_link" text:visited-style-name="Visited_20_Internet_20_Link">
https://www.dw.com/zh/李尚福签署备忘录-将与新加坡开设国防高层热线/a-65793874?maca=chi-rss-chi-all-1127-rdf</text:a>
</text:p>
      <!--NEWS-->
      <text:h text:style-name="P10" text:outline-level="1">
<text:span text:style-name="T4">
Wang Dan attended the Democratic Summit and hoped that the German Parliament would follow the case of human rights of China</text:span>
</text:h>
      <text:p text:style-name="P4">
Author: None</text:p>
      <text:p text:style-name="P4">
Publisher: Radio Free Asia (Organization)</text:p>
      <text:p text:style-name="P4">
Published Time: 2023-06-01T12:52:00-04:00</text:p>
      <text:p text:style-name="P4">
Modified Time: 2023-06-01T13:47:30-04:00</text:p>
      <text:p text:style-name="P4">
Description: None</text:p>
      <text:p text:style-name="P4">
Videos: []</text:p>
      <text:p text:style-name="P4">
Audios: ["<text:a xlink:type="simple" xlink:href="https://www.rfa.org/mandarin/yataibaodao/renquanfazhi/ck-0601202310062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57" text:anchor-type="as-char" svg:width="6.9236in" svg:height="3.88615in" draw:z-index="0">
<draw:image xlink:href="../Images/rfamandarin/2023-06-01T12-52-00-04-00/000000.png" xlink:type="simple" xlink:show="embed" xlink:actuate="onLoad" draw:mime-type="image/png"/>
</draw:frame>
Wang Dan, the leader of the first Sixth Six and Fourth Academic Games, and the Czech President Petrpavel exchanged views on Chinese issues at the Copenhagen Democratic Summit. <text:a xlink:type="simple" xlink:href="https://www.rfa.org/mandarin/yataibaodao/renquanfazhi/ck-06012023100626.html/@@images/image" text:style-name="Internet_20_link" text:visited-style-name="Visited_20_Internet_20_Link">
</text:a>
(Photo is authorized by Wang Dan) <text:a xlink:type="simple" xlink:href="https://www.rfa.org/mandarin/yataibaodao/renquanfazhi/ck-06012023100626.html/@@stream" text:style-name="Internet_20_link" text:visited-style-name="Visited_20_Internet_20_Link">
Audio-Link: https://www.rfa.org/mandarin/yataibaodao/renquanfazhi/ck 06012023100626.html/@stream</text:a>
On the eve of the 34th anniversary of the June 4th day, Wang Dan, a Chinese civilian, was invited to Denmark to participate in the Goenhagen Democratic Summit. For a week of European trip, Wang Dan not only met the Czech President Pavil, but also proposed to the German Liberal Democratic Party's human rights spokesperson, Hatt, in response to Chinese issues. He hoped that the German Parliament would pay attention to human rights cases such as Xu Zhiyong and put pressure on China.</text:p>
      <text:p text:style-name="P4">
<text:span text:style-name="T4">
<text:span text:style-name="T5">
 <text:a xlink:type="simple" xlink:href="https://www.rfa.org/mandarin/Xinwen/1-04132023113850.html" text:style-name="Internet_20_link" text:visited-style-name="Visited_20_Internet_20_Link">
Overseas Chinese deployment Xu Zhiyong and Ding Jiaxi competition Nobel Peace Prize</text:a>
</text:span>
* </text:span>
<text:span text:style-name="T5">
 <text:a xlink:type="simple" xlink:href="https://www.rfa.org/mandarin/yataibaodao/renquanfazhi/vt-02072014104859.html" text:style-name="Internet_20_link" text:visited-style-name="Visited_20_Internet_20_Link">
Interview with Ding Jiaxi's wife Luo Shengchun: The Chinese government is creating a case of unjust and false and falsehood</text:a>
</text:span>
<text:span text:style-name="T5">
 </text:span>
<text:span text:style-name="T4">
 <text:a xlink:type="simple" xlink:href="https://www.rfa.org/mandarin/yataibaodao/renquanfazhi/kw-05112023120832.html" text:style-name="Internet_20_link" text:visited-style-name="Visited_20_Internet_20_Link">
Guo Feixiong was called for "concentrating on the crime" to repeat international public opinion call for people</text:a>
</text:span>
 <text:span text:style-name="T4">
<text:span text:style-name="T5">
 <text:a xlink:type="simple" xlink:href="https://www.rfa.org/mandarin/yataibaodao/renquanfazhi/gf-04142023083216.html" text:style-name="Internet_20_link" text:visited-style-name="Visited_20_Internet_20_Link">
Overseas democrats promote Xu Zhiyong and Ding Jiaxi to compete for the Nobel Peace Prize</text:a>
</text:span>
* </text:span>
<text:span text:style-name="T5">
 <text:a xlink:type="simple" xlink:href="https://www.rfa.org/mandarin/yataibaodao/junshiwaijiao/tj1-04112023100148.html" text:style-name="Internet_20_link" text:visited-style-name="Visited_20_Internet_20_Link">
The United Nations condemned China to re -sentence Xu Zhiyong's family to the US Council to request that the two of them immediately released the two</text:a>
</text:span>
*</text:p>
      <text:p text:style-name="P4">
The Non -Government Organization of Democracies held the 6th "Copenhagen Democracysummit" in mid -May. Except for Taiwan President Tsai Ing -wen, President Tsai Ing -wen gave a conversation at the summit at the Summit. Former Prime Minister Anders Foghrasmussen also invited Chinese democratic movements, and also Wang Dan, the leader of the first sixth and fourth students. During the period, Wang Dan exchanged views on Chinese issues with Petr Pavel.</text:p>
      <text:p text:style-name="P4">
Wang Dan: "A more core point, he mentioned that European countries have encountered a problem in the formulation of European policy in Europe. This problem is that many European countries hope that China will come out to mediate the Russia and Ukraine War, although he personally is right to right to the Russia and Ukraine War, although he personally is right to the right thing This is not so confident, but you must face up to this reality. He asked me what to think, I said(China)Absolutely impossible(Medium)Essence "</text:p>
      <text:p text:style-name="P4">
Although the Czech president is suspicious of China, Wang Dan observed that more European politicians or think tank personnel choose to believe in China and have some demands for Xi Jinping. Therefore, the adjustment of China has limited policy adjustment, but it has improved.</text:p>
      <text:p text:style-name="P4">
Wang Dan: "This time I went to Europe, and I saw parliamentarians and dignitaries that I saw rarely heard to be friendly with China.</text:p>
      <text:p text:style-name="P4">
<text:span text:style-name="T4">
 Wang Dan: "The West should not be indifferent to Chinese human rights disasters" </text:span>
</text:p>
      <text:p text:style-name="P4">
And Wang Dan also visited the German Liberal Democratic Party (FDP) human rights spokesman and parliamentarian Peter Heidt in response to human rights issues in Germany.</text:p>
      <text:p text:style-name="P4">
Wang Dan, the leader of the first six or four academic transportation, visited the German Liberal Democratic Party (FDP) human rights spokesman and Parliament, Peter Heidt. (Photos authorized by Wang Dan) <text:a xlink:type="simple" xlink:href="https://www.rfa.org/mandarin/yataibaodao/renquanfazhi/ck-06012023100626.html/716772472-738b4e3982074eba6b0a767c8a004eba3001570b67038b7054e15f7c5f97-6d777279-peter-heidt.jpg" text:style-name="Internet_20_link" text:visited-style-name="Visited_20_Internet_20_Link">
</text:a>
Wang Dan: "I told them that what happened was basically human rights disasters. I think Western society should have their own human rights persistence, and should not be indifferent to this human rights disaster. I also listed several cases, such as Xu Zhiyong and Ding Jiaxi. For example, the recent case, Guo Feixiong's case. "</text:p>
      <text:p text:style-name="P4">
<text:span text:style-name="T4">
 "June 4th Memorial Hall" fake accounts appeared nine days in two days </text:span>
</text:p>
      <text:p text:style-name="P4">
At the end of the European trip, Wang Dan discovered that on the eve of the 34th anniversary of the June 4th, someone began to question the June 4th academic movement of that year.</text:p>
      <text:p text:style-name="P4">
Wang Dan: "I think things have been in the past 34 years. I reflect on it. Some people will criticize these students too radical, but the result of my reflection is just the opposite. I think the students of the year were too rational. In fact, in the face of such a regime, we were in the beginning. What is committed is the same mistake as Western politicians, that is, the object of the other party can be rational and peaceful, but history has proven that it is not at all.</text:p>
      <text:p text:style-name="P4">
In addition, the June 4th Memorial Hall will be opened in Manhattan, USA. In just two days, nine fake accounts appeared on Facebook and Twitter.Wang Dan: "Of course, this cannot be a self -evolved behavior of ordinary netizens. This is obviously the relevant Chinese Communist Party, intelligence departments, and other departments to organize the destruction of the group."</text:p>
      <text:p text:style-name="P4">
And these fake accounts are not only intended to confuse audiovisual, but Wang Dan is also worried that the Chinese online troops try to use fishing to fish to support the masses and have to be guarded.</text:p>
      <text:p text:style-name="P4">
Reporter: Guo Yanqi Responsible Editor: Jiayuan.com editor: He Fu</text:p>
      <text:p text:style-name="P4">
News Source: <text:a xlink:type="simple" xlink:href="https://www.rfa.org/mandarin/yataibaodao/renquanfazhi/ck-06012023100626.html" text:style-name="Internet_20_link" text:visited-style-name="Visited_20_Internet_20_Link">
https://www.rfa.org/mandarin/yataibaodao/renquanfazhi/ck-06012023100626.html</text:a>
</text:p>
      <!--NEWS-->
      <text:h text:style-name="P10" text:outline-level="1">
<text:span text:style-name="T4">
When will Ukraine join? There are still differences in NATO countries</text:span>
</text:h>
      <text:p text:style-name="P4">
Author: None (Language: zh)</text:p>
      <text:p text:style-name="P4">
Publisher: None</text:p>
      <text:p text:style-name="P4">
Time: 2023-06-01T13:14:00Z</text:p>
      <text:p text:style-name="P4">
Description: German Foreign Minister Berbak said: "NATO's open portal opening policy is as ever, but at the same time, the war is still in progress, and we obviously cannot discuss and accept new members."</text:p>
      <text:p text:style-name="P4">
Videos: []</text:p>
      <text:p text:style-name="P4">
Images: []</text:p>
      <text:p text:style-name="P4">
Subject: 时政风云</text:p>
      <text:p text:style-name="P4">
Subjects: ['德中关系', '欧债危机', '欧盟', '乌克兰', '德国', '留学德国', '留学德国', '德国联邦大选', '默克尔', '俄罗斯入侵乌克兰']</text:p>
      <text:p text:style-name="P4">
Keywords: ['乌克兰', '北约成员国', '分歧', '德国', '贝尔博克', '斯托尔滕贝格']</text:p>
      <text:p text:style-name="P4">
Id: 65794083</text:p>
      <!--METADATA-->
      <text:p text:style-name="P4">
<text:a xlink:type="simple" xlink:href="https://www.dw.com/zh/overlay/image/article/65794083/65775683" text:style-name="Internet_20_link" text:visited-style-name="Visited_20_Internet_20_Link">
 </text:a>
NATO Secretary -General Stoltenberg (left): "We are advancing forward.</text:p>
      <text:p text:style-name="P4">
(Voice of German in Chinese) NATO Secretary -General Stoltenberg said on Thursday (June 1) that Moscow could not stop Ukraine from joining NATO. At the same time, before the Wilsus decisive summit that was about to be held in mid -July, there was differences between NATO member states about Ukraine joining.</text:p>
      <text:p text:style-name="P4">
"All NATO member states agree that Moscow does not oppose NATO's rejection." Stoltenberg told reporters. At this time, the foreign ministers of NATO member states gathered in Oslo, trying to eliminate any signs of discomfort before the summit. Stoltenberg said: "We are advancing forward, and NATO member states agree to Ukraine to join."</text:p>
      <text:p text:style-name="P4">
NATO agreed in Ukraine to eventually join the alliance in 2008, but leaders of various countries have not yet taken advancement measures, such as providing Kiev's Action Plan for Member State, which will formulate Ukraine's official joining the timetable for NATO.</text:p>
      <text:p text:style-name="P4">
NATO leaders intend to send strong support information to Kiev at the Vilnis Summit. However, only six weeks left from the summit. In order to reach a consensus on the specific plan provided by Ukraine, the pressure of NATO member states was increasing.</text:p>
      <text:p text:style-name="P4">
Although Kiev and its closest NATO member states in Eastern Europe called for specific measures to promote the franchise process of Ukraine, the United States and Germany and other Western countries have closer to the alliance that may be closer to the war with Russia <text:a xlink:type="simple" xlink:href="https://www.dw.com/zh/zh/北約秘書長挺烏入會-德國防長還不是時候/a-65393175" text:style-name="Internet_20_link" text:visited-style-name="Visited_20_Internet_20_Link">
are cautious</text:a>
Essence</text:p>
      <text:h text:style-name="P12" text:outline-level="3">
<text:span text:style-name="T4">
Zelei: Ukraine is ready to join NATO</text:span>
</text:h>
      <text:h text:style-name="P12" text:outline-level="3">
<text:span text:style-name="T4">
<text:span text:style-name="T4">
 Accept Ukraine as a member of the war, NATO will start war with Russia </text:span>
</text:span>
</text:h>
      <text:p text:style-name="P4">
Lithuanian Foreign Minister Gabrieliuslandsbergis said Kiev suffered twice in 14 years waiting for NATO to answer. He said: "Now that we really sit down, how will Ukraine be close to NATO and when they become a member of NATO to find a very specific answer."</text:p>
      <text:p text:style-name="P4">
His appeal was responded to Estonian Foreign Minister Margustsahkna. Chachnes urged NATO member states to provide a clear way to enter NATO for Kiev, and provide a strong security guarantee for it after the war, so as not to leave any "gray zone" to make Russia organic. Chakner said: "Ukraine needs to join NATO to find a clear road and next action plan."</text:p>
      <text:p text:style-name="P4">
Stoltenberg also called for a security -guaranteed framework for Kiev to prevent Russia from taking military operations against the country again.</text:p>
      <text:p text:style-name="P4">
Other NATO member states such as Germany and Luxembourg emphasized the risk of NATO's urgency to make Kiev join.</text:p>
      <text:p text:style-name="P4">
German Foreign Minister Berbak said: "The open policy of the NATO's portal is the same as before, but at the same time, the war is still in progress, and we obviously cannot discuss and accept new members."</text:p>
      <text:p text:style-name="P4">
Luxembourg Foreign Minister Aseerbin warned that NATO's military mutual assistance clause means that if Ukraine is accepted as a member country during the war, NATO will start war with Russia.</text:p>
      <text:p text:style-name="P4">
Ukrainian President Zeleki spoke at a meeting of more than 40 European leaders held by Moldova at Moldova, reiterating <text:a xlink:type="simple" xlink:href="https://www.dw.com/zh/zh/泽连斯基乌克兰正走在通往北约的道路上/a-65266031" text:style-name="Internet_20_link" text:visited-style-name="Visited_20_Internet_20_Link">
Kiev is ready to join NATO</text:a>
Essence He said, "I think our future in the European Union is very important. Ukraine is ready to join NATO. We are waiting to see when NATO is willing to accept us as one of them."</text:p>
      <text:p text:style-name="P4">
(Reuters, etc.)</text:p>
      <text:p text:style-name="P4">
News Source: <text:a xlink:type="simple" xlink:href="https://www.dw.com/zh/乌克兰何时加盟？北约各国仍存在分歧/a-65794083" text:style-name="Internet_20_link" text:visited-style-name="Visited_20_Internet_20_Link">
https://www.dw.com/zh/乌克兰何时加盟？北约各国仍存在分歧/a-65794083?maca=chi-rss-chi-all-1127-rdf</text:a>
</text:p>
      <!--NEWS-->
      <text:h text:style-name="P10" text:outline-level="1">
<text:span text:style-name="T4">
Some predictions revealed the appearance of the next Erdogan government, and the Election Commission announced the second round of final results</text:span>
</text:h>
      <text:p text:style-name="P4">
Author: 半岛电视台＋通讯社</text:p>
      <text:p text:style-name="P4">
Publisher: Al Jazeera</text:p>
      <text:p text:style-name="P4">
Published Time: 2023-06-01T13:14:11</text:p>
      <text:p text:style-name="P4">
Modified Time: 2023-06-01T13:14:11</text:p>
      <text:p text:style-name="P4">
Description: On Thursday, June 1st, the chairman of the Turkish Supreme Election Commission announced the final result of the second round of presidential elections held on May 28. The preliminary results announced on the night of the election date were almost determined.</text:p>
      <text:p text:style-name="P4">
Images: ["<text:a xlink:type="simple" xlink:href="https://chinese.aljazeera.net/wp-content/uploads/2023/06/1-1685623990.jpg" text:style-name="Internet_20_link" text:visited-style-name="Visited_20_Internet_20_Link">
1-1685623990.jpg</text:a>
", "<text:a xlink:type="simple" xlink:href="https://chinese.aljazeera.net/wp-content/uploads/2023/06/2-1685624114.jpg" text:style-name="Internet_20_link" text:visited-style-name="Visited_20_Internet_20_Link">
2-1685624114.jpg</text:a>
"]</text:p>
      <text:p text:style-name="P4">
Topics: ['政治', '新闻']</text:p>
      <text:p text:style-name="P4">
Keywords: ['政治', '新闻', '土耳其']</text:p>
      <text:p text:style-name="P4">
Type: Article</text:p>
      <!--METADATA-->
      <text:p text:style-name="P4">
<draw:frame draw:style-name="fr1" draw:name="Image262" text:anchor-type="as-char" svg:width="6.9236in" svg:height="4.612736in" draw:z-index="0">
<draw:image xlink:href="../Images/Aljazeera Chinese/2023-06-01T13-14-11/1-1685623990.jpg" xlink:type="simple" xlink:show="embed" xlink:actuate="onLoad" draw:mime-type="image/jpeg"/>
</draw:frame>
Turkish President Tidip Erdoan received 52.18%of the votes in the second round of the final result(Reuters)On Thursday, June 1st, the chairman of the Turkish Supreme Election Commission announced the final result of the second round of presidential elections held on May 28. The preliminary results announced on the night of the election date were almost determined.</text:p>
      <text:p text:style-name="P4">
"After receiving, handling and evaluating the objections, the chairman of the committee, Ahmed Yona, said, according to the final result, President Rejuep Tidy Erdogan received 52.18%of the votes. Nerr Quilida Olu received 47.82%. "</text:p>
      <text:p text:style-name="P4">
At the press conference held at the capital Ankara, Yena added that the relevant agencies have sent the final result to the official communiqué for announcement.</text:p>
      <text:p text:style-name="P4">
He explained that the second round of voting participation rate was 84.15%, and a total of 54.023.60 million voters voted for presidents at home and abroad.</text:p>
      <text:p text:style-name="P4">
Jona pointed out that Erdogan received 27.834589 million votes, 52.18%. Quilida Ouru received 2550.4724 million votes, 47.82%.</text:p>
      <text:p text:style-name="P4">
He emphasized that "after the evaluation and decision of the highest election committee, it was confirmed that Mr. Rejuepa Pid Erdogan was elected as the president of the state, and the final result has been sent to the official public newspapers."</text:p>
      <text:p text:style-name="P4">
<draw:frame draw:style-name="fr1" draw:name="Image263" text:anchor-type="as-char" svg:width="6.9236in" svg:height="3.894525in" draw:z-index="0">
<draw:image xlink:href="../Images/Aljazeera Chinese/2023-06-01T13-14-11/2-1685624114.jpg" xlink:type="simple" xlink:show="embed" xlink:actuate="onLoad" draw:mime-type="image/jpeg"/>
</draw:frame>
Erdogan waved his hand to pay attention</text:p>
      <text:h text:style-name="P13" text:outline-level="4">
<text:span text:style-name="T4">
Winning</text:span>
</text:h>
      <text:p text:style-name="P4">
Against the same background, Fakhruddinaltoun, the head of the Presidential Communications Department, believes that Erdogan not only defeated the opposition candidate in the recent election, but also defeated the hostile foreigners and who supported him and supported him. Refugee party.</text:p>
      <text:p text:style-name="P4">
Alturon on <text:a xlink:type="simple" xlink:href="https://www.aljazeera.com/opinions/2023/5/31/erdogans-re-election-is-good-news-for-turkiye-and-the-world" text:style-name="Internet_20_link" text:visited-style-name="Visited_20_Internet_20_Link">
An article on the English website of the Peninsula TV Station</text:a>
It is said that by choosing President Erdogan, the people expressed very clearly that the refugees living in Turkey can only return to their original state -of -the -country state if they are safe.</text:p>
      <text:p text:style-name="P4">
He believes that Erdogan's victory in the recent election proves that his method of dealing with refugee problems is right, and it is pointed out that this method shows that Turkey is working hard to bring peace to their home, and Provide asylum houses.</text:p>
      <text:p text:style-name="P4">
Alturin emphasized that President Erdogan's next government will continue to spread the truth and justice of truth and justice around the world, and continue to advocate the reform of international organizations.</text:p>
      <text:p text:style-name="P4">
He clearly pointed out that Erdogan, who put forward the slogan of the "world greater than five" (referring to the number of members of the United Nations Security Council), will continue to work hard to make the marginalized sound and re -assign the power within the international institution to ensure that the international institution is ensured Equality within the system.</text:p>
      <text:p text:style-name="P4">
The person in charge of the Presidential Communications Department pointed out that under Erdogan's leadership, Turkey will continue to cooperate with the unreasonable bilateral, regional and global challenges.</text:p>
      <text:p text:style-name="P4">
Erdogan delivered a speech</text:p>
      <text:h text:style-name="P13" text:outline-level="4">
<text:span text:style-name="T4">
The next government</text:span>
</text:h>
      <text:p text:style-name="P4">
Regarding the establishment of the next government, four senior officials told Reuters that President Erdogan may incorporate former Finance Minister Mohammed Simsek into the new government. The possibility he believes he is incorporated is almost certain.</text:p>
      <text:p text:style-name="P4">
Simsek was highly appreciated by the financial market from 2009 to 2018 when he served as Minister of Finance and Vice Premier. Now letting him act as the main position may indicate that the non -orthodox policy that has been pursued over the years will change tremendous changes. The policy is based on reducing interest rates, although high inflation and the country's control of the market.</text:p>
      <text:p text:style-name="P4">
These officials said that Erdogan is considering appointing Simsek as Vice President, but the latter prefers the role directly responsible for economic policy, so he may take over as the Minister of Finance. Titan.</text:p>
      <text:p text:style-name="P4">
An official said that the new policy will be "mixed" instead of traditional types, and this change is expected to be gradual. Unable to contact Erdogan's office or Simsek immediately.</text:p>
      <text:p text:style-name="P4">
One of the officials also said that if Simsek became the vice president, former minister Cevdetyilmaz may take over as the Minister of Finance. He added that it is expected that the former Minister of Finance Elvan will also take over a economic -related department.</text:p>
      <text:p text:style-name="P4">
According to these senior officials, Erdogan will announce a new ministerial position on Saturday. They said that the new government will almost include his spokesman Ibrahim Callein Dan.</text:p>
      <text:p text:style-name="P4">
However, four officials interviewed by Reuters stated that they had not made the final decision and the president may also change his mind.</text:p>
      <text:p text:style-name="P4">
News Source: <text:a xlink:type="simple" xlink:href="https://chinese.aljazeera.net/news/political/2023/6/1/%e4%b8%80%e4%ba%9b%e9%a2%84%e6%b5%8b%e9%80%8f%e9%9c%b2%e4%b8%8b%e4%b8%80%e5%b1%8a%e5%9f%83%e5%b0%94%e5%a4%9a%e5%ae%89%e6%94%bf%e5%ba%9c%e9%9d%a2%e8%b2%8c%e9%80%89%e4%b8%be%e5%a7%94%e5%91%98" text:style-name="Internet_20_link" text:visited-style-name="Visited_20_Internet_20_Link">
https://chinese.aljazeera.net/news/political/2023/6/1/%e4%b8%80%e4%ba%9b%e9%a2%84%e6%b5%8b%e9%80%8f%e9%9c%b2%e4%b8%8b%e4%b8%80%e5%b1%8a%e5%9f%83%e5%b0%94%e5%a4%9a%e5%ae%89%e6%94%bf%e5%ba%9c%e9%9d%a2%e8%b2%8c%e9%80%89%e4%b8%be%e5%a7%94%e5%91%98</text:a>
</text:p>
      <!--NEWS-->
      <text:h text:style-name="P10" text:outline-level="1">
<text:span text:style-name="T4">
German left -wing radicals were sentenced to prison</text:span>
</text:h>
      <text:p text:style-name="P4">
Author: None (Language: zh)</text:p>
      <text:p text:style-name="P4">
Publisher: None</text:p>
      <text:p text:style-name="P4">
Time: 2023-06-01T13:20:00Z</text:p>
      <text:p text:style-name="P4">
Description: Due to multiple attacks on the new Nazi, Lina E., a 28 -year -old left -winged radical person, and his conspiracy were sentenced to imprisonment by the Dresden District Court.</text:p>
      <text:p text:style-name="P4">
Videos: []</text:p>
      <text:p text:style-name="P4">
Images: []</text:p>
      <text:p text:style-name="P4">
Subject: 新闻广角</text:p>
      <text:p text:style-name="P4">
Subjects: []</text:p>
      <text:p text:style-name="P4">
Keywords: ['纳粹罪行', '莱比锡', '德国新纳粹NSU']</text:p>
      <text:p text:style-name="P4">
Id: 65794032</text:p>
      <!--METADATA-->
      <text:p text:style-name="P4">
<text:a xlink:type="simple" xlink:href="https://www.dw.com/zh/overlay/image/article/65794032/65780119" text:style-name="Internet_20_link" text:visited-style-name="Visited_20_Internet_20_Link">
 </text:a>
(Voice of Germany Chinese) After nearly a hundred days of trial, the Dreson Supreme Court sentenced the left -wing extremist Lina E. and their three places for many years. The judge said that LINA E. was charged with criminal gangs and sentenced to five years and three months in prison. The other three men in the same case were sentenced to two prisoners in two, five months to three years and three months, respectively.</text:p>
      <text:p text:style-name="P4">
The court ruled that the evidence showed that the defendant launched multiple serious violence attacks on members of De Dongtuylingen and Saxon and other places from 2018 to 2020. College student Lina E. was regarded by the court as the leader of this criminal gang. Prosecutors said that the attack was injured in total, and two of them were facing danger of life.</text:p>
      <text:h text:style-name="P12" text:outline-level="3">
<text:span text:style-name="T4">
<text:span text:style-name="T4">
 Use a wooden stick and hammer to attack the extreme right molecule </text:span>
</text:span>
</text:h>
      <text:p text:style-name="P4">
At the end of 2019, the left -wing extremist led by LINAE. The well -known bars gathered by Eisenach, who were polarized, and hit an extreme right person with a stick and hammer. A few weeks later, they launched an attack on the extremely right person again, causing this person to fracture and other pains in many places.</text:p>
      <text:p text:style-name="P4">
The judge's judgment on LINA E. was lower than the prosecution's eight -year imprisonment, and during the trial, Linae. It has been two years in prison. The prosecutor also suggested that the other defendant sentenced to three years and nine months in prison. The defense requested to consider the sentencing of LINA E. for only attempt to be injured and theft.</text:p>
      <text:p text:style-name="P4">
A large number of police forces were deployed outside the court due to worrying about riots.</text:p>
      <text:h text:style-name="P12" text:outline-level="3">
<text:span text:style-name="T4">
<text:span text:style-name="T4">
 Protesting rally in front of the Drester court </text:span>
</text:span>
</text:h>
      <text:p text:style-name="P4">
When the court was sentenced, the defendant used a folder to cover the face, and some folders wrote "Release All Anti -Fascians". Hundreds of supporters were applauded by the defendant at the seat.</text:p>
      <text:p text:style-name="P4">
When the verdict was read, some people shouted the left -wing slogan. The trial judge Hans Schlüter-STAATS requested to keep quiet so that he could read a reason for sentencing. He said that anyone who wants to listen to torture can stay in court. At this time, some people shouted to the judge, "You are all friends of fascism." The judge defended the German judicial system, and emphasized that over the years, the court has judged a large number of right -wing extreme violence cases.</text:p>
      <text:p text:style-name="P4">
Outside the court, nearly a hundred Lina E. supporters held a rally.</text:p>
      <text:h text:style-name="P12" text:outline-level="3">
<text:span text:style-name="T4">
<text:span text:style-name="T4">
 Trial length of evidence contradictions </text:span>
</text:span>
</text:h>
      <text:p text:style-name="P4">
Most of the prosecution evidence comes from the testimony of a gang member. Johannesd, a 30 -year -old stain witness Johannesd. He said that he had participated in the planning process of a series of attacks. In February this year, this person has been sentenced to 18 months of probation. Because the person was sentenced to light, there were rumors that he made a good confession to Lian E. and contradictory in order to obtain a light sentence.</text:p>
      <text:p text:style-name="P4">
To the extent, the attack operation has been planned in advance. This is the focus of disputes between the two parties in the trial. Because the reason why LINA E. was fixed as the criminal gang criminal is based on the left -wing gang who had conducted special training for the attack.</text:p>
      <text:h text:style-name="P12" text:outline-level="3">
<text:span text:style-name="T4">
<text:span text:style-name="T4">
 The trial of LINA E. is very political sensitivity </text:span>
</text:span>
</text:h>
      <text:p text:style-name="P4">
This case has a very high political sensitivity: the lawyer of the defense and the left -wing extreme camp of LINA E. Homesy City Leipzig believes that they have been regarded by the authorities and the media as a scapegoat. In addition, Linae. Supporters also believed that the judicial authorities opened the Nazi criminals and did not have a strong blow. On Wednesday, the active elements of the left -wing extreme camp held a demonstration in front of the Dresden Court and called on Saturday to hold a large -scale protest assembly in Berlin and Leipzig this Saturday. Police believe that violent conflicts may occur.</text:p>
      <text:p text:style-name="P4">
Professor Hendrik Hansen, an expert on extremist experts at the German School of Public Management, believes that many media do not know enough about the risk of extreme left -wing forces. He said to the Voice of Germany: "This trial is very successful. <text:a xlink:type="simple" xlink:href="https://www.dw.com/zh/zh/莱比锡骚乱继续-多名警察受伤/a-54824436" text:style-name="Internet_20_link" text:visited-style-name="Visited_20_Internet_20_Link">
In Leipzig, the left -wing extreme forces are developing and growing with the situation of secret communities, and the methods they use have never had before.</text:a>
 "</text:p>
      <text:p text:style-name="P4">
After nearly a hundred days of trial, the judge read the judgment.</text:p>
      <text:h text:style-name="P12" text:outline-level="3">
<text:span text:style-name="T4">
<text:span text:style-name="T4">
 "Planning meticulous attack" </text:span>
</text:span>
</text:h>
      <text:p text:style-name="P4">
Hansen said: The gang headed by LINAE. It can be qualitatively characterized as a criminal gang, and it is not an exaggeration to be defined as a terrorist gang. He said: "The attacks implemented by the gang carried out meticulous planning in advance, and also adopted corresponding technical means, such as disposable mobile phones. In order to implement effective gang collaboration, they specially conducted training. Some people were responsible for right. Attack targets are conducted on the spot reconnaissance. There are very detailed division of labor inside the gang. "</text:p>
      <text:p text:style-name="P4">
Hansen said that when the gang was planning to attack, the purpose was very clear, that is, to make the attacking target be seriously injured and even cause it to death. "The definition of terrorism is to use political motivation -based violence to cause panic in people or specific groups."</text:p>
      <text:h text:style-name="P12" text:outline-level="3">
<text:span text:style-name="T4">
<text:span text:style-name="T4">
 lina e. </text:span>
 <text:span text:style-name="T4">
 Who is it? </text:span>
</text:span>
</text:h>
      <text:p text:style-name="P4">
In addition to the last day of the trial and expressed his gratitude to his relatives and friends in the auditorium, LINA E. only made an oral statement in court once. In a trial in October 2022, LINA E. tells her growth process: she grew up in Casel City, and once hoped to become a social worker who took care of the vulnerable youth. Extreme right -wing forces are radical.</text:p>
      <text:p text:style-name="P4">
Case is located in Heisen, in the central and western Germany. The state has a large -scale extreme right -wing forces.</text:p>
      <text:p text:style-name="P4">
*#</text:p>
      <text:h text:style-name="P13" text:outline-level="4">
<text:span text:style-name="T4">
NSU Vending Series Murder Category</text:span>
</text:h>
      <text:h text:style-name="P12" text:outline-level="3">
<text:span text:style-name="T4">
Lifetime imprisonment</text:span>
</text:h>
      <text:p text:style-name="P4">
The court determined that the main defendant Beatezschaepe was convicted of killing 10 people and sentenced him to life imprisonment. This is the heaviest punishment stipulated in the German Criminal Law. The judgment pointed out that the defendant's crime was extremely serious, so the release of it in advance after 15 years was minimal.</text:p>
      <text:p text:style-name="P4">
*#</text:p>
      <text:h text:style-name="P13" text:outline-level="4">
<text:span text:style-name="T4">
NSU Vending Series Murder Category</text:span>
</text:h>
      <text:h text:style-name="P12" text:outline-level="3">
<text:span text:style-name="T4">
series murder case</text:span>
</text:h>
      <ul>
        <li>
#</li>
      </ul>
      <text:h text:style-name="P13" text:outline-level="4">
<text:span text:style-name="T4">
NSU Vending Series Murder Category</text:span>
</text:h>
      <text:h text:style-name="P12" text:outline-level="3">
<text:span text:style-name="T4">
Failure to grab the bank, the east window happened</text:span>
</text:h>
      <text:p text:style-name="P4">
On November 4, 2011, Uvie Modler and Uwe Belhard were surrounded by police after robbing the bank in Elornh. Modlers killed her associate Belhad and then shot and committed suicide. After that, their many years of murder was revealed.</text:p>
      <text:p text:style-name="P4">
*#</text:p>
      <text:h text:style-name="P13" text:outline-level="4">
<text:span text:style-name="T4">
NSU Vending Series Murder Category</text:span>
</text:h>
      <text:h text:style-name="P12" text:outline-level="3">
<text:span text:style-name="T4">
Crime revealed</text:span>
</text:h>
      <text:p text:style-name="P4">
Soon, a apartment in Zawei Kao, Saxon exploded. Beatgie lived with these two murderers, and she wanted to burn the house to destroy evidence. Four days later, she surrendered to the police and was detained for suspected terrorist activities.</text:p>
      <text:p text:style-name="P4">
*#</text:p>
      <text:h text:style-name="P13" text:outline-level="4">
<text:span text:style-name="T4">
NSU Vending Series Murder Category</text:span>
</text:h>
      <text:h text:style-name="P12" text:outline-level="3">
<text:span text:style-name="T4">
Bloody video</text:span>
</text:h>
      <text:p text:style-name="P4">
A self -made video was found in the ruins of the apartment in Ivico, which mentioned the National Socialist Underground Party (NSU). This 15 -minute video contains a series of terrorist attacks from the party between 2000 and 2007. With the famous animated character "Pink Panther" as the guide, the content is bloody and hates foreign immigrants.</text:p>
      <text:p text:style-name="P4">
*#</text:p>
      <text:h text:style-name="P13" text:outline-level="4">
<text:span text:style-name="T4">
NSU Vending Series Murder Category</text:span>
</text:h>
      <text:h text:style-name="P12" text:outline-level="3">
<text:span text:style-name="T4">
"Turkish barbecue shop murder"</text:span>
</text:h>
      <text:p text:style-name="P4">
Due to the murder motivation and the unknown of the perpetrators behind it, until 2011, many German media called the previous series of murders "Turkish barbecue shop murder." Although the whole incident became clear after the video was exposed, the "Turkish barbecue shop murder" was still selected as the worst vocabulary in Germany's year.</text:p>
      <text:p text:style-name="P4">
*#</text:p>
      <text:h text:style-name="P13" text:outline-level="4">
<text:span text:style-name="T4">
NSU Vending Series Murder Category</text:span>
</text:h>
      <text:h text:style-name="P12" text:outline-level="3">
<text:span text:style-name="T4">
2004 Cologne explosion case</text:span>
</text:h>
      <text:p text:style-name="P4">
"According to the current situation of the security department, this is a criminal case, not terrorism." The German Internal Affairs Minister Otto Sili said so after the Cologne exploded on June 10, 2004. During that explosion, several stores were damaged and 22 were injured. It was not until 2011 that the answer was revealed that behind the Cologne explosion was also the terrorist of the National Socialist Underground Party.</text:p>
      <text:p text:style-name="P4">
*#</text:p>
      <text:h text:style-name="P13" text:outline-level="4">
<text:span text:style-name="T4">
NSU Vending Series Murder Category</text:span>
</text:h>
      <text:h text:style-name="P12" text:outline-level="3">
<text:span text:style-name="T4">
Munich Culinary Trial</text:span>
</text:h>
      <text:p text:style-name="P4">
On May 6, 2013, the High District Court of Munich opened a trial of Chapei (pictured right) and the other four people suspected of terrorist activities, which received great attention from German and foreign media. The court's restrictions on reporters' disconnection once caused controversy.</text:p>
      <text:p text:style-name="P4">
*#</text:p>
      <text:h text:style-name="P13" text:outline-level="4">
<text:span text:style-name="T4">
NSU Vending Series Murder Category</text:span>
</text:h>
      <text:h text:style-name="P12" text:outline-level="3">
<text:span text:style-name="T4">
Defense counsel</text:span>
</text:h>
      <text:p text:style-name="P4">
The court has designated a number of defense lawyers for the defendant, but in the end, Chapei only trusted Mathias Grasel (left). The other three lawyers, who first defended her, no longer actually participated.</text:p>
      <text:p text:style-name="P4">
*#</text:p>
      <text:h text:style-name="P13" text:outline-level="4">
<text:span text:style-name="T4">
NSU Vending Series Murder Category</text:span>
</text:h>
      <text:h text:style-name="P12" text:outline-level="3">
<text:span text:style-name="T4">
Mourning the victim</text:span>
</text:h>
      <text:p text:style-name="P4">
On February 23, 2012, the mourning ceremony was held in the Concert Hall of the Berlin Gendarmerie Plaza in Berlin, Germany. The focus of the ceremony is the family members of the victim. Semiya Simsek, the daughter of ENVERSIMSEK, owner of the victim's flower shop, delivered a passionate speech on behalf of Semiya Simsek, which is still in memory. German Prime Minister Merkel apologized to his family and promised that they would clarify the facts of the crime.</text:p>
      <text:p text:style-name="P4">
*#</text:p>
      <text:h text:style-name="P13" text:outline-level="4">
<text:span text:style-name="T4">
NSU Vending Series Murder Category</text:span>
</text:h>
      <text:h text:style-name="P12" text:outline-level="3">
<text:span text:style-name="T4">
There are more internal feelings?</text:span>
</text:h>
      <text:p text:style-name="P4">
In the investigation of the NSU murder, the German authorities failed to give a convincing performance. Many important documents were not discovered in time, or they were destroyed too early. The role played by the "lineman" (testimony in the picture) who provides the internal information of the constitutional protection department (testimony in the picture) is also doubtful.</text:p>
      <text:p text:style-name="P4">
*#</text:p>
      <text:h text:style-name="P13" text:outline-level="4">
<text:span text:style-name="T4">
NSU Vending Series Murder Category</text:span>
</text:h>
      <text:h text:style-name="P12" text:outline-level="3">
<text:span text:style-name="T4">
"National Decline"</text:span>
</text:h>
      <text:p text:style-name="P4">
The Parliament Specialist Investigation Committee led by SEBSTIANEDATHY, a member of the Social Democratic Party, concluded that security institutions have underestimated the extremely right -wing gang of the National Socialist Underground Party (NSU) for many years. In this regard, the members even used the wording of "the national institution completely lost their duty".</text:p>
      <text:p text:style-name="P4">
*#</text:p>
      <text:h text:style-name="P13" text:outline-level="4">
<text:span text:style-name="T4">
NSU Vending Series Murder Category</text:span>
</text:h>
      <text:h text:style-name="P12" text:outline-level="3">
<text:span text:style-name="T4">
Monument</text:span>
</text:h>
      <text:p text:style-name="P4">
In 2013, a monument to commemorate the victims of the NSU atrocities was built in Dortmund. There are the names of all 10 victims and the place where they are killed.</text:p>
      <text:p text:style-name="P4">
Author: Anna Peters/Wanfang/Quie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In 2011, after the "Nazi Underground Organization" case was cracked, Germany set off a criticism and discussion of various negligence behaviors of judicial institutions and intelligence agencies, and this discussion laid the foundation for Lina E.'s future political orientation.</text:p>
      <text:p text:style-name="P4">
LINA E. has been detained in the Kimnitz prison for two years, and the only "Nazi Underground Organization" was the only member of the world, Beate Zschäpe, also served in this prison at the time.</text:p>
      <text:p text:style-name="P4">
</text:p>
      <text:h text:style-name="P12" text:outline-level="3">
<text:span text:style-name="T4">
<text:span text:style-name="T4">
 LINA E. Couple's negative case fled </text:span>
</text:span>
</text:h>
      <text:p text:style-name="P4">
Procuratorate believes that LINA E. is still very dangerous. Prosecutor Alexandra Geilhorn said that the defendant has not regretted guilty so far, and refused to give up his extreme left concept. The prosecutor also said that the brutality and cold blood of the attack were outrageous.</text:p>
      <text:p text:style-name="P4">
So far, the violent attacks against the new Nazi have not found the LINA E. DNA at the scene of the new Nazis. However, at least the attack was indirectly related to LINA E., because the DNA of LINA E. Living partner Johann G. was found here. At present, this person is still absconding with the case.</text:p>
      <text:p text:style-name="P4">
News Source: <text:a xlink:type="simple" xlink:href="https://www.dw.com/zh/德国左翼激进派人士被判入狱/a-65794032" text:style-name="Internet_20_link" text:visited-style-name="Visited_20_Internet_20_Link">
https://www.dw.com/zh/德国左翼激进派人士被判入狱/a-65794032?maca=chi-rss-chi-all-1127-rdf</text:a>
</text:p>
      <!--NEWS-->
      <text:h text:style-name="P10" text:outline-level="1">
<text:span text:style-name="T4">
China Defense Minister refused to meet with the United States Defense Chief: It is expected that the Sino -US tensions will lead the Asian Security Conference</text:span>
</text:h>
      <text:p text:style-name="P4">
Author: 半岛电视台＋通讯社</text:p>
      <text:p text:style-name="P4">
Publisher: Al Jazeera</text:p>
      <text:p text:style-name="P4">
Published Time: 2023-06-01T13:34:28</text:p>
      <text:p text:style-name="P4">
Modified Time: 2023-06-01T13:35:02</text:p>
      <text:p text:style-name="P4">
Description: The Shangri -La dialogue will be held in Singapore from June 2nd to 4th, and attracts the participation of senior national defense officials, military leaders, diplomatic officials, weapons manufacturers, and security analysts from all over the world.</text:p>
      <text:p text:style-name="P4">
Images: ["<text:a xlink:type="simple" xlink:href="https://chinese.aljazeera.net/wp-content/uploads/2023/06/RTSJW9ZH-1685613204.jpg" text:style-name="Internet_20_link" text:visited-style-name="Visited_20_Internet_20_Link">
RTSJW9ZH-1685...</text:a>
", "<text:a xlink:type="simple" xlink:href="https://chinese.aljazeera.net/wp-content/uploads/2023/06/image-1-1685625630.jpg" text:style-name="Internet_20_link" text:visited-style-name="Visited_20_Internet_20_Link">
image-1-16856...</text:a>
", "<text:a xlink:type="simple" xlink:href="https://chinese.aljazeera.net/wp-content/uploads/2023/06/image-1685625913.jpg" text:style-name="Internet_20_link" text:visited-style-name="Visited_20_Internet_20_Link">
image-1685625...</text:a>
"]</text:p>
      <text:p text:style-name="P4">
Topics: ['军事', '政治', '新闻']</text:p>
      <text:p text:style-name="P4">
Keywords: ['军事', '政治', '新闻', '世界', '中国', '美国']</text:p>
      <text:p text:style-name="P4">
Type: Article</text:p>
      <!--METADATA-->
      <text:p text:style-name="P4">
<draw:frame draw:style-name="fr1" draw:name="Image283" text:anchor-type="as-char" svg:width="6.9236in" svg:height="4.75507in" draw:z-index="0">
<draw:image xlink:href="../Images/Aljazeera Chinese/2023-06-01T13-34-28/RTSJW9ZH-1685613204.jpg" xlink:type="simple" xlink:show="embed" xlink:actuate="onLoad" draw:mime-type="image/jpeg"/>
</draw:frame>
US Secretary of Defense Austin (left) held a press conference in Tokyo, Japan (news agency)</text:p>
      <text:p text:style-name="P4">
After China expressed rejection of the bilateral meeting between the Minister of Defense between China and the United States, the United States expressed regrets on this, and the tension between China and the United States is expected to be an important security meeting in Asia- "Shangri -La Dialogue" - Essence</text:p>
      <text:p text:style-name="P4">
The Shangri -La dialogue will be held in Singapore from June 2nd to 4th, and attracts the participation of senior national defense officials, military leaders, diplomatic officials, weapons manufacturers, and security analysts from all over the world.</text:p>
      <text:p text:style-name="P4">
Nearly 600 representatives from 49 countries will attend the meeting, and Australian Prime Minister Albanis will speak at the opening ceremony of the meeting.</text:p>
      <text:p text:style-name="P4">
Analysts said that given the number of bilateral and multilateral military conferences that will be held in this dialogue, coupled with the speeches of the National Defense Ministers during the event, this conversation is of great significance.</text:p>
      <text:h text:style-name="P13" text:outline-level="4">
<text:span text:style-name="T4">
The regrets of the Chinese rejection with the United States</text:span>
</text:h>
      <text:p text:style-name="P4">
The Pentagon announced on Monday that China issued a notice that Chinese Defense Minister Li Shangfu will not meet with US Secretary of Defense Lauda Austin.</text:p>
      <text:p text:style-name="P4">
When asked about the news, a spokesman for the Ministry of National Defense said at a press conference held in Beijing that the communication between the Chinese and the United States military continued, and the current difficulties and obstacles "should be assumed by the United States. responsibility".</text:p>
      <text:p text:style-name="P4">
The spokesman added that "the United States has repeatedly stated on the one hand to strengthen communication, but on the other hand, it ignores Chinese concerns and creates obstacles, which seriously damages mutual trust between the two armies." However, he did not explain what these obstacles were.</text:p>
      <text:p text:style-name="P4">
U.S. Defense Minister Austin said on the 1st in Tokyo that the incident was "regrettable" and emphasized that he had not arranged a meeting with the Chinese Defense Ministers.</text:p>
      <text:p text:style-name="P4">
Austin said, "I welcome any opportunity to communicate with Li Shangfu", "I think the Ministry of Defense of the two countries should communicate regularly or establish an open communication channel."</text:p>
      <text:p text:style-name="P4">
He also added in the press statement issued by Tokyo that "you have heard the importance of a country with strong abilities, and the necessity of dialogue between them, so that they can manage the crisis and prevent things from happening. Need to get out of control. "</text:p>
      <text:p text:style-name="P4">
He also added that "the Chinese planes and our allies have been intercepted very uneasy recently."</text:p>
      <text:p text:style-name="P4">
"I hope they will change their behavior, but because they have not done so, I worry that the incident at some time may soon go out of control."</text:p>
      <text:p text:style-name="P4">
<draw:frame draw:style-name="fr1" draw:name="Image284" text:anchor-type="as-char" svg:width="6.9236in" svg:height="3.894525in" draw:z-index="0">
<draw:image xlink:href="../Images/Aljazeera Chinese/2023-06-01T13-34-28/image-1-1685625630.jpg" xlink:type="simple" xlink:show="embed" xlink:actuate="onLoad" draw:mime-type="image/jpeg"/>
</draw:frame>
Airplane(news agency)The U.S. military announced on Tuesday that a PLA fighter aircraft conducted "unnecessary aggressive maneuverability" near a U.S. military reconnaissance aircraft in the so -called "international airspace" in the South China Sea last Friday.</text:p>
      <text:p text:style-name="P4">
The video screen shows that a fighter passed by a US aircraft, while the latter shakes due to the former airflow of the former.</text:p>
      <text:p text:style-name="P4">
China responded on Wednesday, accusing the US reconnaissance aircraft of "intentionally invading our training area" to implement the reconnaissance, and repeatedly held a "provocative and dangerous exercise."</text:p>
      <text:p text:style-name="P4">
On the occasion of these incidents, the tension between China and the United States has risen due to the Taiwan Strait problems and the Chinese meteorological airships fly over the United States earlier this year.</text:p>
      <text:h text:style-name="P13" text:outline-level="4">
<text:span text:style-name="T4">
Conference discussion on the table</text:span>
</text:h>
      <text:p text:style-name="P4">
Analysts pointed out that there are expected other issues that will also become the primary topic of the dialogue, including Russia's war in Ukraine, the situation in Taiwan, and North Korea's weapon plans. However, Russia and North Korea will not send delegations to attend the meeting Essence</text:p>
      <text:p text:style-name="P4">
Foreign officials in the region and analysts of national defense affairs said that the outside world will pay attention to Li Shangfu's performance. The latter has served as the Chinese National Defense Minister in March this year. Essence</text:p>
      <text:p text:style-name="P4">
These experts added that although the positions of the Minister of Defense of China are mainly diplomatic and ritual, Li Shangfu is also a member of the influential national defense committee who can report to the highest military decision -making layer.</text:p>
      <text:p text:style-name="P4">
It is expected that this meeting will also discuss other major issues, such as the situation in the South China Sea and the East China Sea.</text:p>
      <text:p text:style-name="P4">
This meeting may also discuss the security relationship of development within the "Ouuz" framework- "Oucus" is an organization established by the United States, Britain and Australia for close relationships. In addition, there are four -way security dialogue groups including the United States, Japan, India and Australia. In China, the establishment of these two organizations is to curb China's development and influence.</text:p>
      <text:p text:style-name="P4">
<draw:frame draw:style-name="fr1" draw:name="Image285" text:anchor-type="as-char" svg:width="6.9236in" svg:height="3.894525in" draw:z-index="0">
<draw:image xlink:href="../Images/Aljazeera Chinese/2023-06-01T13-34-28/image-1685625913.jpg" xlink:type="simple" xlink:show="embed" xlink:actuate="onLoad" draw:mime-type="image/jpeg"/>
</draw:frame>
Meeting of the heads of state between China and the United States(news agency)</text:p>
      <text:h text:style-name="P13" text:outline-level="4">
<text:span text:style-name="T4">
US and Japan to strengthen military alliances</text:span>
</text:h>
      <text:p text:style-name="P4">
On the other hand, US Secretary of Defense Laud Austen said in Tokyo on the 1st that in the face of threats from China, North Korea, and Russia, the United States and Japan are working to update their military alliances.</text:p>
      <text:p text:style-name="P4">
Austin pointed out that the United States and Japan are facing "joint challenges related to China", and in addition, they also face "North Korea's dangerous provocations and Russia's cruel war in Ukraine."</text:p>
      <text:p text:style-name="P4">
He also claimed, "But we are united due to common interests and values. We are taking important measures to modernize our alliance and further strengthen our deterrence."</text:p>
      <text:p text:style-name="P4">
Austin also pointed out the "frequency, scope and scale" of joint exercises and training established with Australia and South Korea.</text:p>
      <text:p text:style-name="P4">
News Source: <text:a xlink:type="simple" xlink:href="https://chinese.aljazeera.net/news/2023/6/1/%e4%b8%ad%e5%9b%bd%e9%98%b2%e9%95%bf%e6%8b%92%e7%bb%9d%e4%b8%8e%e7%be%8e%e5%9b%bd%e9%98%b2%e9%95%bf%e4%bc%9a%e6%99%a4%e9%a2%84%e8%ae%a1%e4%b8%ad%e7%be%8e%e7%b4%a7%e5%bc%a0%e5%b1%80%e5%8a%bf" text:style-name="Internet_20_link" text:visited-style-name="Visited_20_Internet_20_Link">
https://chinese.aljazeera.net/news/2023/6/1/%e4%b8%ad%e5%9b%bd%e9%98%b2%e9%95%bf%e6%8b%92%e7%bb%9d%e4%b8%8e%e7%be%8e%e5%9b%bd%e9%98%b2%e9%95%bf%e4%bc%9a%e6%99%a4%e9%a2%84%e8%ae%a1%e4%b8%ad%e7%be%8e%e7%b4%a7%e5%bc%a0%e5%b1%80%e5%8a%bf</text:a>
</text:p>
      <!--NEWS-->
      <text:h text:style-name="P10" text:outline-level="1">
<text:span text:style-name="T4">
WhatsApp was fined for the first time in Russia for the first time in Russia</text:span>
</text:h>
      <text:p text:style-name="P4">
Author: None (Language: zh)</text:p>
      <text:p text:style-name="P4">
Publisher: None</text:p>
      <text:p text:style-name="P4">
Time: 2023-06-01T13:40:00Z</text:p>
      <text:p text:style-name="P4">
Description: The Russian court issued a fine on WhatsApp and Wikipedia for the content of unbroken drugs and the Ukrainian war information, respectively. Wiki media has previously stated that the source of information that Russian authorities are dissatisfied are good and meet the Wikipedia standards.</text:p>
      <text:p text:style-name="P4">
Videos: []</text:p>
      <text:p text:style-name="P4">
Images: []</text:p>
      <text:p text:style-name="P4">
Subject: 时政风云</text:p>
      <text:p text:style-name="P4">
Subjects: ['俄罗斯', '乌克兰', '普京', '俄罗斯入侵乌克兰']</text:p>
      <text:p text:style-name="P4">
Keywords: ['WhatsApp', '俄罗斯', '违禁内容', '罚款', '乌克兰战争', '维基百科', '言论审查', '舆论控制']</text:p>
      <text:p text:style-name="P4">
Id: 65794697</text:p>
      <!--METADATA-->
      <text:p text:style-name="P4">
<text:a xlink:type="simple" xlink:href="https://www.dw.com/zh/overlay/image/article/65794697/62767290" text:style-name="Internet_20_link" text:visited-style-name="Visited_20_Internet_20_Link">
 </text:a>
If you don't delete it, you will be punished!</text:p>
      <text:p text:style-name="P4">
(Voice of Germany) on Thursday (June 1), a Russian court imposed a fine of 3 million rubles (about 37,080 US dollars) on the communication service platform WhatsApp with unbridled content. The illegal act is fined.</text:p>
      <text:p text:style-name="P4">
WhatsApp's parent company Meta was listed as "extremism" by Moscow last year, but this popular real -time communication application in Russia had not been punished because of failure to delete the prohibited information.</text:p>
      <text:p text:style-name="P4">
Other service platforms provided by Meta, such as Facebook and Instagram-have been disabled in Russia-have been fined for illegal content, and Twitter and Google's Alphabet have been fined.</text:p>
      <text:p text:style-name="P4">
However, WhatsApp has previously been fined because of refusing to abide by the Russian data law and did not store data from Russian users on the country's servers.</text:p>
      <text:p text:style-name="P4">
In August 2021, a Russian court ruled that Twitter(Twitter)Fined 17 million rubles($ 229,730), Facebook fined 15 million rubles, fined 4 million rubles for WhatsApp, because they refused to localize user data in accordance with Russian law.</text:p>
      <text:p text:style-name="P4">
According to Russian law, operators of personal data must ensure that they use database records, storage, renewal, changes and retrieval personal data of Russian citizens in Russia.</text:p>
      <text:p text:style-name="P4">
The Russian News Agency (RIA) reported that the fine of the judgment on Thursday (June 1) was due to whatsApp refused to delete information about the drug Lyrica, which was banned from sales and manufacturing in Russia.</text:p>
      <text:p text:style-name="P4">
The Russian courts also fined 3 million rubles on Wikipedia, which owned Wikipedia, because it did not delete "false information" that Russia believed in the Ukrainian war.</text:p>
      <text:p text:style-name="P4">
Russian law restricts reports on Russia's military operations in Ukraine.</text:p>
      <text:p text:style-name="P4">
Wiki media did not immediately respond to the comment request. It has previously stated that the source of information that Russian authorities are dissatisfied are good and meet the Wikipedia standards.</text:p>
      <text:p text:style-name="P4">
Moscow has repeatedly conflicted with large technology companies on the content, review system, data, and local representative rights for many years. These conflicts have been further upgraded after Russia sent troops to invade Ukraine on February 24, 2022.</text:p>
      <text:p text:style-name="P4">
(Reuters, etc.)</text:p>
      <text:p text:style-name="P4">
News Source: <text:a xlink:type="simple" xlink:href="https://www.dw.com/zh/whatsapp在俄罗斯首次因违禁内容被罚款/a-65794697" text:style-name="Internet_20_link" text:visited-style-name="Visited_20_Internet_20_Link">
https://www.dw.com/zh/whatsapp在俄罗斯首次因违禁内容被罚款/a-65794697?maca=chi-rss-chi-all-1127-rdf</text:a>
</text:p>
      <!--NEWS-->
      <text:h text:style-name="P10" text:outline-level="1">
<text:span text:style-name="T4">
Austin: It is unfortunate that the Chinese Defense Minister refused to meet him. China provoked the "very worrying" intercepting American aircraft.</text:span>
</text:h>
      <text:p text:style-name="P4">
Author: chinese@voanews.com (莉雅)</text:p>
      <text:p text:style-name="P4">
Publisher: 美国之音中文网 (Type: NewsMediaOrganization)</text:p>
      <text:p text:style-name="P4">
Published Time: 2023-06-01T13:45:06+08:00</text:p>
      <text:p text:style-name="P4">
Modified Time: 2023-06-01 10:04:51Z</text:p>
      <text:p text:style-name="P4">
Description: U.S. Defense Minister Lloyd Austin stated in Tokyo on June 1 that the Chinese National Defense Minister refused to meet him during the defense meeting in Singapore. The importance of communication channels. He also said that China ’s“ provocative interception ”of the United States and its allies is very worrying. He is worried that it will cause the situation to get out of control at some point. Japanese Defense Minister Hamada Yinyi said at a joint press conference that they confirmed that unilaterally changing the status quo cannot be tolerated. The two countries are jointly developing advanced technologies including intercepting hypersonic weapons to deal with challenges brought by China.</text:p>
      <text:p text:style-name="P4">
Videos: []</text:p>
      <text:p text:style-name="P4">
Images: []</text:p>
      <text:p text:style-name="P4">
Categories: ['亚太', '中国', '台湾', '朝鲜半岛局势', '乌克兰局势']</text:p>
      <text:p text:style-name="P4">
Type: None</text:p>
      <!--METADATA-->
      <text:p text:style-name="P4">
Nonenone</text:p>
      <text:p text:style-name="P4">
News Source: <text:a xlink:type="simple" xlink:href="https://www.voachinese.com/a/us-japan-alliance-china-north-korea-russia-hypersonic-20230601/7118185.html" text:style-name="Internet_20_link" text:visited-style-name="Visited_20_Internet_20_Link">
https://www.voachinese.com/a/us-japan-alliance-china-north-korea-russia-hypersonic-20230601/7118185.html</text:a>
</text:p>
      <!--NEWS-->
      <text:h text:style-name="P10" text:outline-level="1">
<text:span text:style-name="T4">
The UAE has withdrawn from the United States Leading Middle East Maritime United Forces</text:span>
</text:h>
      <text:p text:style-name="P4">
Author: 联合早报 (Person)</text:p>
      <text:p text:style-name="P4">
Publisher: 联合早报 (Organization)</text:p>
      <text:p text:style-name="P4">
Published Time: 2023-06-01T13:47</text:p>
      <text:p text:style-name="P4">
Modified Time: 2023-06-01T14:52</text:p>
      <text:p text:style-name="P4">
Description: The UAE issued a statement on Wednesday (May 31st) that the "United Maritime Power" (CMF) led by the United States had been withdrawn two months ago; the main goal of the Multi -National Maritime Unit is to maintain the safety of the Middle East. This statement from the UAE Foreign Ministry is to respond to the United States "...</text:p>
      <text:p text:style-name="P4">
Videos: []</text:p>
      <text:p text:style-name="P4">
Audios: []</text:p>
      <text:p text:style-name="P4">
Images: []</text:p>
      <text:p text:style-name="P4">
Type: NewsArticle</text:p>
      <text:p text:style-name="P4">
Breadcrumbs: ['即时', '国际']</text:p>
      <text:p text:style-name="P4">
Keywords: ['阿联酋', '美国']</text:p>
      <!--METADATA-->
      <text:p text:style-name="P4">
The UAE issued a statement on Wednesday (May 31st) that the "United Maritime Power" (CMF) led by the United States had been withdrawn two months ago; the main goal of the Multi -National Maritime Unit is to maintain the safety of the Middle East.</text:p>
      <text:p text:style-name="P4">
The statement of the UAE Foreign Affairs Department is to respond to a report from the Wall Street Journal. It is reported that on May 30, with the title of "Iran's seizure of the tanker, the United States was asked to protect the Persian Gulf Safety", it was said that on April 27th and May 3rd, Iran was detained near the Strait of the Hormuz. UAE officials are "disappointed" by the response to the United States, asking the United States to take strong measures to "deter Iran".</text:p>
      <text:p text:style-name="P4">
The UAE Foreign Ministry said in a statement that this report is a "wrong description" of security dialogue between the UAE and the United States. The UAE has always been committed to peaceful dialogue and diplomatic contact, and uses it as a means of common goal to promote regional security and stability. The statement states that "after continuous evaluation of effective and security cooperation with all partners," the UAE withdrew from CMF two months ago. The UAE is committed to maintaining navigation safety in the sea according to international law.</text:p>
      <text:p text:style-name="P4">
The UAE's statement did not specifically talk about the dispute between Iran and the United States, nor did it explain why the withdrawal from the CMF. But the CMF commander Hawkins said: "CMF still contains 38 partner countries, and the UAE is one of them."</text:p>
      <text:p text:style-name="P4">
Founded in 2001, CMF is a multinational joint mechanism led by the United States. The headquarters is located in the Gulf National Barin, where the Fifth Fleet Command of the United States is located.</text:p>
      <text:p text:style-name="P4">
News Source: <text:a xlink:type="simple" xlink:href="https://www.zaobao.com.sg/realtime/world/story20230601-1400231" text:style-name="Internet_20_link" text:visited-style-name="Visited_20_Internet_20_Link">
https://www.zaobao.com.sg/realtime/world/story20230601-1400231</text:a>
</text:p>
      <!--NEWS-->
      <text:h text:style-name="P10" text:outline-level="1">
<text:span text:style-name="T4">
Rui Patcina advances the French Open Women's Singles Top 32</text:span>
</text:h>
      <text:p text:style-name="P4">
Publisher: 法新社</text:p>
      <text:p text:style-name="P4">
Published Time: 2023-06-01T14:02:08+00:00</text:p>
      <text:p text:style-name="P4">
Modified Time: 2023-06-01T13:35:02+00:00</text:p>
      <text:p text:style-name="P4">
Description: (Agence France -Presse, Paris 1st), Elena Rybakina, the 4th world -ranked in the world, won her 30th victory today. Teenager Noskova (Linda ...</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87" text:anchor-type="as-char" svg:width="6.9236in" svg:height="3.617581in" draw:z-index="0">
<draw:image xlink:href="../Images/rficn/2023-06-01T14-02-08-00-00/000000.png" xlink:type="simple" xlink:show="embed" xlink:actuate="onLoad" draw:mime-type="image/png"/>
</draw:frame>
In 2022, Ryubichina, who won the Wemodoton Championship women's singles championship, will next to the Spanish player Sara Sorribes Tormo and strive to advance to the French Open.</text:p>
      <text:p text:style-name="P4">
The fourth seed, Riebach, may become a new world ball at the end of the French Open this year. Belarusian World Russia, who won the Australian Open Championship this year, ranked second in the world, Arynasabalenka, in this year's tour.</text:p>
      <text:p text:style-name="P4">
Sabari Card has won 31 wins this year, and is another competitor in the first throne of the women's singles world.</text:p>
      <text:p text:style-name="P4">
News Source: <text:a xlink:type="simple" xlink:href="https://www.rfi.fr/cn/%E8%BF%90%E5%8A%A8%E5%A4%A9%E5%9C%B0/20230601-%E8%8A%AE%E8%8A%AD%E5%A5%87%E5%A8%9C%E6%8C%BA%E8%BF%9B%E6%B3%95%E7%BD%91%E5%A5%B3%E5%8D%9532%E5%BC%BA" text:style-name="Internet_20_link" text:visited-style-name="Visited_20_Internet_20_Link">
https://www.rfi.fr/cn/%E8%BF%90%E5%8A%A8%E5%A4%A9%E5%9C%B0/20230601-%E8%8A%AE%E8%8A%AD%E5%A5%87%E5%A8%9C%E6%8C%BA%E8%BF%9B%E6%B3%95%E7%BD%91%E5%A5%B3%E5%8D%9532%E5%BC%BA</text:a>
</text:p>
      <!--NEWS-->
      <text:h text:style-name="P10" text:outline-level="1">
<text:span text:style-name="T4">
Column | Military Forbidden Area: Is the deterrence effective? -Is see the United States responding to the Russian and Ukrainian war and the Taiwan Strait crisis</text:span>
</text:h>
      <text:p text:style-name="P4">
Author: None</text:p>
      <text:p text:style-name="P4">
Publisher: Radio Free Asia (Organization)</text:p>
      <text:p text:style-name="P4">
Published Time: 2023-06-01T14:25:00-04:00</text:p>
      <text:p text:style-name="P4">
Modified Time: 2023-06-01T17:20:17-04:00</text:p>
      <text:p text:style-name="P4">
Description: None</text:p>
      <text:p text:style-name="P4">
Videos: []</text:p>
      <text:p text:style-name="P4">
Audios: ["<text:a xlink:type="simple" xlink:href="https://www.rfa.org/mandarin/zhuanlan/junshiwujinqu/mil-060120231134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88" text:anchor-type="as-char" svg:width="6.9236in" svg:height="4.935857in" draw:z-index="0">
<draw:image xlink:href="../Images/rfamandarin/2023-06-01T14-25-00-04-00/000000.png" xlink:type="simple" xlink:show="embed" xlink:actuate="onLoad" draw:mime-type="image/png"/>
</draw:frame>
The United States comprehensively responds to China's challenges with "integrated deterrence". The picture shows the large military exercise of the US Navy Pacific Fleet. <text:a xlink:type="simple" xlink:href="https://www.rfa.org/mandarin/zhuanlan/junshiwujinqu/mil-06012023113418.html/@@images/image" text:style-name="Internet_20_link" text:visited-style-name="Visited_20_Internet_20_Link">
</text:a>
(Picture of the Pacific Pacific Fleet) <text:a xlink:type="simple" xlink:href="https://www.rfa.org/mandarin/zhuanlan/junshiwujinqu/mil-06012023113418.html/@@stream" text:style-name="Internet_20_link" text:visited-style-name="Visited_20_Internet_20_Link">
Audio-Link: https://www.rfa.org/mandarin/zhuanlan/junshiwujinqu/mil-06012023418.html/@stream</text:a>
Audience friends, hello everyone. What you are listening to is the "Military Forbidden Area" column of Radio Free Asia. I am the host of the column. Today, the deterrent of the United States is in the Russian and Uchta War and the Taiwan Strait crisis.</text:p>
      <text:p text:style-name="P4">
Professor Joseph Nye, a professor at Harvard University and former assistant defense, published a comment on the influential international scholar review platform "PROJECTSYNDICATE" on May 2nd. It is pointed out that the stability of geopolitics depends to a large extent on deterrence. But how do we prove that deterrence is effective?</text:p>
      <text:p text:style-name="P4">
<text:span text:style-name="T4">
 Dilemma of deterrent </text:span>
</text:p>
      <text:p text:style-name="P4">
For the Russian and Ukraine War, since December 2021, US President Joseph Biden warned Russian President Vladimirputin that Russia would face severe sanctions if he invaded Ukraine. However, these warnings were not effective. Putin threatened the use of nuclear weapons and did not have a deterrent effect. The United States and NATO allies military aid Ukraine has continued to increase, and the Russian army had heavy casualties.</text:p>
      <text:p text:style-name="P4">
Is the deterrent failed? Joseph Naisa believes that this question is difficult to answer. Because the Russian and Ukraine War showed that reducing risks is not the choice of the second choice (not this), but often the issue of degree. So far, Western countries have provided weapons to Ukraine, but they have been reluctant to provide long -range missile systems or modern fighters. Putin has not attacked NATO countries to assist Ukraine's supply line, indicating that both sides have scruples. In other words, deterrence is not completely used, but there is a dilemma.</text:p>
      <text:p text:style-name="P4">
Let's take a look at the situation of the Taiwan Strait. Johnaquilino, commander of the United States India Command, pointed out at a speech and discussion held at a lecture on the National Committee of the United States and China Relations on May 23 that he hoped that Chinese President Xi Jinping would learn from the Russian and Ukraine War and in the issue of Taiwan's martial arts. Think about it. Because there is no quick decision on this war, it will cause great devastating blows at the cost of blood and wealth.</text:p>
      <text:p text:style-name="P4">
Aquilino solemnly said that the President of the United States and the Secretary of Defense gave him two tasks: first prevent this conflict that invades Taiwan. If the task fails, the United States will be ready to fight and win.</text:p>
      <text:p text:style-name="P4">
Prior to this April 18th, Aquilino stated at the Military Commission of the House of Representatives in the House of Representatives that China's threat to Taiwan was moving towards the wrong direction, and the United States was ready to deal with any emergencies. For him, what is the timetable is not important. If the Minister of Defense gave him this task today, he was responsible for avoiding conflict today. If the deterrent fails, the United States has the ability to fight and win. Therefore, deterrence is the primary task.</text:p>
      <text:p text:style-name="P4">
Aquilino, commander of the United States India Command, said that he would deter the opponent first, and then defeated his opponent if it failed. (Picture of the U.S. Indo -Pacific Command) <text:a xlink:type="simple" xlink:href="https://www.rfa.org/mandarin/zhuanlan/junshiwujinqu/mil-06012023113418.html/image.png" text:style-name="Internet_20_link" text:visited-style-name="Visited_20_Internet_20_Link">
</text:a>
<text:span text:style-name="T4">
 Find clues in history </text:span>
</text:p>
      <text:p text:style-name="P4">
The question is, how can the United States guarantee that deterrence is effective? Once the Taiwan Strait crisis occurs, will the deterrence of the United States occur in the situation similar to the Russian and Ukraine War?</text:p>
      <text:p text:style-name="P4">
Joseph Nai pointed out in the article that the United States has refused to disclose whether it will defend Taiwan for many years. He said that he visited Beijing during his time as the Assistant Minister of Defense, and the reception official asked him if the United States would fight for Taiwan. He said no one knew. However, he mentioned a period of history. In January 1950 before the Korean War, US Secretary of State Deanacheson did not include South Korea into the US defense in a speech. But half a year later, the United States participated in the Korean War. Therefore, he warned the other party not to test the United States on the Taiwan Strait issue.</text:p>
      <text:p text:style-name="P4">
Joseph Nai said that history reminds us that the success of deterrence may be difficult and affected by many factors. If you want to play a role, Credibility is very important, that is, to make the other party believe that deterrence is not empty, and will be fulfilled by action. The situation in Taiwan shows that the changing environment will test the effective deterrent strategy of the United States for many years.</text:p>
      <text:p text:style-name="P4">
The deterrent of the United States will play a role in the Russia -Ukraine War and the Taiwan Strait crisis, which may be able to find clues from the practice of American history.</text:p>
      <text:p text:style-name="P4">
American deterrent theory and practice are mainly divided into two categories: punishment by Punishment and deductivity deterrence.</text:p>
      <text:p text:style-name="P4">
<text:span text:style-name="T4">
 Punishment deterrence </text:span>
</text:p>
      <text:p text:style-name="P4">
The so -called punishment deterrence refers to a punitive action to the invaders or enemies to prevent it from launching offense or aggression. To pass clear information, warn the invaders will bear serious consequences once crossing the red line. There are three historical events.</text:p>
      <text:p text:style-name="P4">
First, the Cold War. Punishment deterrence is an important part of deterrence and nuclear strategy between the United States and the Soviet Union. The nuclear deterrence between the two superpowers emphasizes that the opponent's hostile action will face devastating revenge, thus producing a deterrent effect. Although many agent wars occurred during the period, the United States and the Soviet Union had no positive conflict.</text:p>
      <ol>
        <li>
Gulf War (1990-1991). Before Iraq's invasion of Kuwait, the United States proposed a serious warning. After the invasion occurred, the United States -led joint forces adopted a punitive military blow to Iraq, re -founded the Iraqi army, forced them to withdraw from Kuwait and restore regional security.</li>
      </ol>
      <text:p text:style-name="P4">
Third, anti -terrorism war. Powering deterrence is used to respond to the behavior of terrorist organizations and supporters. For example, the United States takes military operations on base organizations and Taliban organizations and punishs through the hunting and execution of terrorists. The United States conveys clear information, regardless of the horror behavior of the End of the End of the End of the End of the End of the End of the End of the End of the End of End.<text:span text:style-name="T4">
 Refusal deterrence </text:span>
</text:p>
      <text:p text:style-name="P4">
The so -called refusal deterrence refers to the possibility of preventing the enemy's adventure by showing the strength or active defense, preventing the enemy's adventure, and reducing the outbreak of conflict. There are three historical events.</text:p>
      <text:p text:style-name="P4">
First, the Cold War. Refusal deterrence is an important part of the United States and its allies in the deterrent strategy. By showing strong military forces and determination, the Soviet Union and its allies are prevented from taking offensive operations, including the establishment of a strong defense system, joint military exercises and deployment of military power. During the period, limited wars in various places continued, but the world situation was basically controllable.</text:p>
      <ol>
        <li>
On the issue of Taiwan, by showing military strength and adopting active defense measures in the United States, the United States has rejected China's martial arts against Taiwan, including the freedom of navigation in the Taiwan Strait area, strengthening patrols near the Taiwan Strait, and holding joint military exercises to provide military assistance to Taiwan to provide military assistance to Taiwan. Wait, and pass clear information to China, any action against Taiwan will face serious consequences. As Joseph Nai said, on the Taiwan issue, the changing environment will test the effective deterrent strategy of the United States for many years.</li>
      </ol>
      <text:p text:style-name="P4">
Third, the Korean Peninsula. The United States has adopted refusal deterrence to prevent North Korea from developing nuclear weapons and missile capabilities, including improving sanctions on North Korea, strengthening military deployment and conducting joint military exercises, and preventing North Korea from adopting military provocation. The deterrence of the United States for the former has not been effective, but the situation on the Korean Peninsula has basically maintained a controllable situation.</text:p>
      <text:p text:style-name="P4">
Overall, refusal deterrence is preventive defense, mainly for normalization. The punitive deterrence is mainly special objects, with strong targeted and attacking force. Each has its own emphasis, play a different deterrent effect, and often uses the effect of adding a multiplier.</text:p>
      <text:p text:style-name="P4">
<text:span text:style-name="T4">
 Double deterrence </text:span>
</text:p>
      <text:p text:style-name="P4">
In terms of the Russian and Ukraine War, the United States assisted Ukraine at the same time with punitive deterrent and refusal deterrence. Powering deterrence is mainly reflected in the implementation of economic sanctions and political isolation against Russia, preventing Russia from continuing to violate international law and subverting regional stability. With the continuous defeat of the Russian army on the battlefield, the effectiveness of the United States' punitive operations will become increasingly obvious. In terms of refusal deterrence, the United States provides weapons and equipment and training to Ukraine, which not only improves the U -military defense capabilities, and thus defeats the Russian offensive, and even turns into an attack, which may reverse the war.</text:p>
      <text:p text:style-name="P4">
Last year, the United States proposed a new "National Defense Strategy", positioning China as the "most important strategic competitor" and the challenge of step -by -step force, and prioritized China's challenges in the Indo -Pacific region, and then Russia's threat in Europe. According to this principle, the United States' punitive deterrent to Russia is still dominated by economic and diplomatic means, and will not be promoted to the military field. Military assistance to Ukraine is still limited to the scope of refusal deterrence. If it is necessary to take enthusiasm for countermeasures, NATO will bear more responsibilities. The United States can concentrate military strength against China.</text:p>
      <text:p text:style-name="P4">
As long as the Ukrainian army maintains a stable combat rhythm and moves to attack, the double deterrence in the United States can work, and Russia may have weakened from this.</text:p>
      <text:p text:style-name="P4">
In terms of the Taiwan Strait, the United States mainly adopts refusal deterrence to prevent China from moving against Taiwan. But its content has changed from last year. Aquilino publicly pointed out that the task of India -Pacific Command is to prevent conflicts by performing "integrated deterrence". If necessary, make a good preparation for fighting and winning.</text:p>
      <text:p text:style-name="P4">
<text:span text:style-name="T4">
 Integrated deterrence </text:span>
</text:p>
      <text:p text:style-name="P4">
"Integrated deterrence" clearly wrote in the "National Defense Strategy" and "Indo -Pacific Strategy" released last year. As the cornerstone of the United States, it will play a guiding role for a long time, mainly for China's threats. It emphasizes that with the support of reliable and effective nuclear deterrence, through the development and integration of all forces, such as the development and integration of all forces such as the fate, the theater, the conflict area, the power tools of other countries, and the allies and the partnership, the deterrence effect is The</text:p>
      <text:p text:style-name="P4">
I. Integration in the field of combat, integrate deterrence from the field of traditional land, sea and air combat into the field of networks, space and cognition; In the whole process of the war, to maximize the deterrent effect; 3. The integration of state forces, make full use of all military and non -military means to form a overall deterrent force with the power of the whole government; The geographical boundaries of each theater, strengthen the dynamic deployment and integrated use of combat forces to achieve the deterrent effect of global integrated operations; 5. Integration within and outside the region, a powerful and complementary alliance network from the United States to build collective forces in the region and outside regions.</text:p>
      <text:p text:style-name="P4">
In particular, the United States regards security alliances and partnership networks as the biggest asymmetric advantage. Taiwan is included in one of the targets of connecting to the network in the United States. Maintaining peace and stability in the Taiwan Strait is also listed as a key task for the United States to strengthen the security of the Indo -Pacific region.</text:p>
      <text:p text:style-name="P4">
It can be said that "integrated deterrence" is more comprehensive and fundamental than punitive deterrent and refusal deterrence. Japan is the first country to promote and collaborate in the United States "integration deterrence". Taiwan cannot analogize. But as long as the United States and Taiwan Association defense goes forward, the deterrent of the United States to China will increase one point.</text:p>
      <text:p text:style-name="P4">
This column premiered a new program every Friday, and there were several backs after it. You can listen to short waves, or listen through YouTube and RFA's official website.</text:p>
      <text:p text:style-name="P4">
Writer///人(The host of this show is a military commentator who has long been concerned about cross -strait and Indo -Pacific military security affairs for a long time.)</text:p>
      <text:p text:style-name="P4">
News Source: <text:a xlink:type="simple" xlink:href="https://www.rfa.org/mandarin/zhuanlan/junshiwujinqu/mil-06012023113418.html" text:style-name="Internet_20_link" text:visited-style-name="Visited_20_Internet_20_Link">
https://www.rfa.org/mandarin/zhuanlan/junshiwujinqu/mil-06012023113418.html</text:a>
</text:p>
      <!--NEWS-->
      <text:h text:style-name="P10" text:outline-level="1">
<text:span text:style-name="T4">
South Korea will comprehensively rectify the emergency alarm system</text:span>
</text:h>
      <text:p text:style-name="P4">
Author: 联合早报 (Person)</text:p>
      <text:p text:style-name="P4">
Publisher: 联合早报 (Organization)</text:p>
      <text:p text:style-name="P4">
Published Time: 2023-06-01T14:26</text:p>
      <text:p text:style-name="P4">
Modified Time: 2023-06-01T15:00</text:p>
      <text:p text:style-name="P4">
Description: The South Korean government will quickly promote the comprehensive rectification of the "Alert Alert Release System" to cope with North Korea's further provocation. Yonhap News Agency reported on Thursday (June 1) that Seoul City issued a "alert alert" on Wednesday (May 31st) on Wednesday (May 31), which launched a military reconnaissance satellite, ...</text:p>
      <text:p text:style-name="P4">
Videos: []</text:p>
      <text:p text:style-name="P4">
Audios: []</text:p>
      <text:p text:style-name="P4">
Images: []</text:p>
      <text:p text:style-name="P4">
Type: NewsArticle</text:p>
      <text:p text:style-name="P4">
Breadcrumbs: ['即时', '国际']</text:p>
      <text:p text:style-name="P4">
Keywords: ['韩国', '朝鲜', '韩朝关系']</text:p>
      <!--METADATA-->
      <text:p text:style-name="P4">
The South Korean government will quickly promote the comprehensive rectification of the "Alert Alert Release System" to cope with North Korea's further provocation.</text:p>
      <text:p text:style-name="P4">
Yonhap News Agency reported on Thursday (June 1) that Seoul City on Wednesday (May 31st) Early morning <text:a xlink:type="simple" xlink:href="https://www.zaobao.com.sg/realtime/world/story20230531-1399806" text:style-name="Internet_20_link" text:visited-style-name="Visited_20_Internet_20_Link">
North Korea launched military reconnaissance satellites</text:a>
Published a "alert alert" and sent relevant content to the citizens <text:a xlink:type="simple" xlink:href="https://www.zaobao.com.sg/realtime/world/story20230531-1399808" text:style-name="Internet_20_link" text:visited-style-name="Visited_20_Internet_20_Link">
emergency disaster SMS</text:a>
Essence Subsequently, the Ministry of Executive Security sent a text message to the public that it was a "mistaken alert." Seoul Mayor Wu Shixun had apologized for confusion on this matter on Wednesday, but there are still opinions that it is too late to condemn the sending alarm SMS and the content is not specific enough.</text:p>
      <text:p text:style-name="P4">
According to reports, the South Korean government initially identified that the relevant person in charge of Seoul City took excessive response measures to take measures in advance. The system will be maintained during the system rectification, but the focus will be focused on quickly and accurately transmitting information.</text:p>
      <text:p text:style-name="P4">
A senior official of the South Korean government said in an interview that the State Adjustment Room will investigate the Ministry of Administration and Seoul, and then discuss improvement of countermeasures. The core person of the Presidential Office of South Korea said that it is necessary to rectify the system in a timely manner, based on the "six principles" to truthfully pass the warning and alarm information to allow the people to respond calmly.</text:p>
      <text:p text:style-name="P4">
It is reported that the government will use Japan's "J-Alert" as a reference example. The content of the disaster text message sent by the Japanese government on Wednesday through this system is "missile launch, missile launch. Suspected North Korea launched a missile, please go to buildings or underground."</text:p>
      <text:p text:style-name="P4">
News Source: <text:a xlink:type="simple" xlink:href="https://www.zaobao.com.sg/realtime/world/story20230601-1400237" text:style-name="Internet_20_link" text:visited-style-name="Visited_20_Internet_20_Link">
https://www.zaobao.com.sg/realtime/world/story20230601-1400237</text:a>
</text:p>
      <!--NEWS-->
      <text:h text:style-name="P10" text:outline-level="1">
<text:span text:style-name="T4">
German media: For "risk", Germany thinks too naive</text:span>
</text:h>
      <text:p text:style-name="P4">
Author: None (Language: zh)</text:p>
      <text:p text:style-name="P4">
Publisher: None</text:p>
      <text:p text:style-name="P4">
Time: 2023-06-01T14:30:00Z</text:p>
      <text:p text:style-name="P4">
Description: The "risk" strategy of China is a topic of continuous attention in German media in the near future. The World News pointed out that this concept is not as simple as the Germans think. "Berlin Daily" believes that Chinese seniors are taking Europe as the goal. Then, then</text:p>
      <text:p text:style-name="P4">
Videos: []</text:p>
      <text:p text:style-name="P4">
Images: []</text:p>
      <text:p text:style-name="P4">
Subject: 评论分析</text:p>
      <text:p text:style-name="P4">
Subjects: ['德语媒体']</text:p>
      <text:p text:style-name="P4">
Keywords: ['德语媒体', '去风险', '地缘政治', '供应链', '依赖性', '乌克兰战争', 'G7']</text:p>
      <text:p text:style-name="P4">
Id: 65795713</text:p>
      <!--METADATA-->
      <text:p text:style-name="P4">
<text:a xlink:type="simple" xlink:href="https://www.dw.com/zh/overlay/image/article/65795713/60529373" text:style-name="Internet_20_link" text:visited-style-name="Visited_20_Internet_20_Link">
 </text:a>
While doing business, risk?</text:p>
      <text:p text:style-name="P4">
(Voice of Germany Chinese) The World News published a signature comment pointed out that the <text:a xlink:type="simple" xlink:href="https://www.dw.com/zh/zh/歐盟談對中貿易去風險而非脫鉤/a-64445854" text:style-name="Internet_20_link" text:visited-style-name="Visited_20_Internet_20_Link">
"de -risk" strategy</text:a>
The current attitude of Germany is too naive and has not realized that the global power relationship has been transferred.</text:p>
      <text:p text:style-name="P4">
Especially for China, "Germany is still trying to take a steel wire between maintaining economic relations and 'risk'. However, we need to adopt a more practical attitude to contact the lessons brought about by the Russian war and the new geopolitical pattern." The author believes that Germany is "too optimistic about China and challenges reality." Comments:</text:p>
      <text:p text:style-name="P4">
"Federal Prime Minister Shulz said that the Group 7 Group will work hard to ensure that people can continue to invest in China and the supply chain, while products continue to be sold in China. However Others) Territory, expanding their own influence, and using oil and gas pipelines as the Ukrainian war on pressure should be a warning.</text:p>
      <text:p text:style-name="P4">
Economically interweaving cannot protect a country from political pressure or military aggression. If a country threatens the territory, people must be treated seriously. China is threatening to annex Taiwan. Taiwan is the most important production base in the global semiconductor industry. When a country put economic pressure on the German allies -such as Lithuania and Australia, we must realize that this method may also be used on our heads at any time.</text:p>
      <text:p text:style-name="P4">
It is unrealistic that economic relations do not need to bear temporary and severe interference -German's thoughts. Although Shulz's statement reflects the desire to reduce dependence, he did not recognize the international climate. Holding a naive mentality in risks may make Germany and its allies more fragile in the face of political pressure and economic control. "</text:p>
      <text:h text:style-name="P12" text:outline-level="3">
<text:span text:style-name="T4">
How can the German Foreign Minister visit China for "correction" for Macron?</text:span>
</text:h>
      <text:p text:style-name="P4">
"In order to form a more effective strategy, <text:a xlink:type="simple" xlink:href="https://www.dw.com/zh/zh/g7联合公报政策方针不是为了伤害中国/a-65684805" text:style-name="Internet_20_link" text:visited-style-name="Visited_20_Internet_20_Link">
the Group 7 must take the initiative</text:a>
Essence A comprehensive risk means re -evaluating economic relations between Germany and China and Russia, and considering their geopolitical ambitions and human rights records. This requires the diversification of the supply chain and reducing the dependence of key industries. Risks also need to invest in domestic capabilities, investment innovation and development of alternative economic partners. In addition, Germany must give priority to cooperation with like -minded countries and alliances that advocate common values such as democracy, human rights, and rule of law. "</text:p>
      <text:h text:style-name="P12" text:outline-level="3">
<text:span text:style-name="T4">
Beijing is waiting for Europe</text:span>
</text:h>
      <text:p text:style-name="P4">
"Berlin Daily" published an analysis article pointed out that Beijing's senior management is focusing on promoting cooperation with Europe, and French President <text:a xlink:type="simple" xlink:href="https://www.dw.com/zh/zh/马克龙中国在寻求乌克兰和平中可以扮演重要角色/a-65235895" text:style-name="Internet_20_link" text:visited-style-name="Visited_20_Internet_20_Link">
Macron's visit to China</text:a>
It provided a favorable opportunity for Beijing: "From the perspective of Beijing's geopolitical perspective, Europe is a key combination of geopolitics in the 21st century. China is very clear that in Europe, the country is also in a strategic competition with the United States in a strategic competition in the United States Just like the competition in Indo -Pacific and other regions. However, the power of Beijing is a realist. Therefore, we must realize that how to determine the future of Europe in the future will also affect China to achieve realization to the realization of China. The space of its global strategy. "</text:p>
      <text:p text:style-name="P4">
The article takes the European Belt and Road project as an example. It pointed out that the EU's existence of China in Southeast Europe is very unhappy and sacrifice the infrastructure plan "<text:a xlink:type="simple" xlink:href="https://www.dw.com/zh/zh/欧盟推出全球门户-欲与一带一路比高下/a-59988624" text:style-name="Internet_20_link" text:visited-style-name="Visited_20_Internet_20_Link">
Global Portal"</text:a>
Competition. In the near future, China has repeatedly emphasized that it does not seek to become the world, but to seek peaceful development and win -win. The article wrote:</text:p>
      <text:p text:style-name="P4">
"The decision makers of Beijing are delaying time, waiting for the EU to endure the world with a new and realistic vision, and take the global changes of the polymer world as an opportunity. This is also to avoid conflicts in the future. During this period, China It will turn to other regions. The BRICS community has become an alternative option in the West, and its attractiveness is increasing. Asia, Africa and South America have made an application for emerging applications as an example. "</text:p>
      <text:p text:style-name="P4">
<text:span text:style-name="T5">
Inding the content of other media, does not represent the position or view of the Voice of Germany. _ </text:span>
 _ 吧 _</text:p>
      <text:p text:style-name="P4">
News Source: <text:a xlink:type="simple" xlink:href="https://www.dw.com/zh/德语媒体：对-去风险-，德国想的太天真/a-65795713" text:style-name="Internet_20_link" text:visited-style-name="Visited_20_Internet_20_Link">
https://www.dw.com/zh/德语媒体：对-去风险-，德国想的太天真/a-65795713?maca=chi-rss-chi-all-1127-rdf</text:a>
</text:p>
      <!--NEWS-->
      <text:h text:style-name="P10" text:outline-level="1">
<text:span text:style-name="T4">
European Central Bank President: It will continue to raise interest rates but slow down</text:span>
</text:h>
      <text:p text:style-name="P4">
Publisher: 法新社</text:p>
      <text:p text:style-name="P4">
Published Time: 2023-06-01T14:32:08+00:00</text:p>
      <text:p text:style-name="P4">
Modified Time: 2023-06-01T14:20:04+00:00</text:p>
      <text:p text:style-name="P4">
Description: (AFP Frankford 1st), Christine Lagarde, President of the European Central Bank, said today that the European Central Bank will continue to raise interest rates because the euro area inflation is still "overheated", but the pace will slow.</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3" text:anchor-type="as-char" svg:width="6.9236in" svg:height="3.617581in" draw:z-index="0">
<draw:image xlink:href="../Images/rficn/2023-06-01T14-32-08-00-00/000000.png" xlink:type="simple" xlink:show="embed" xlink:actuate="onLoad" draw:mime-type="image/png"/>
</draw:frame>
Latard said at a banking conference held in Hanover in Germany: "We are close to the cruise height, but we have not yet arrived, which means that we need to continue to rise, but the speed is no longer so fast."</text:p>
      <text:p text:style-name="P4">
The latest data released today shows that due to the cooling of energy prices, the inflation rate in the euro zone in May has dropped significantly to 6.1%, but this number is still much higher than the 2%target set by the European Central Bank.</text:p>
      <text:p text:style-name="P4">
Lagarde said, "The inflation is still too high."</text:p>
      <text:p text:style-name="P4">
Lagarde pointed out that in order to suppress inflation, the European Central Bank took action at the "fastest speed ever", and has increased interest rates by 3.75 percentage points since July last year.</text:p>
      <text:p text:style-name="P4">
She said, "The real question is: How much do we need to raise?"</text:p>
      <text:p text:style-name="P4">
According to Lagarde, although Russia's invasion of Ukraine has soared in the recent decline, higher salary requirements are now an important driving force for inflation.</text:p>
      <text:p text:style-name="P4">
Recently, labor in Europe has called for salary increases to help make up for the rising cost of living. Ragard said that this was "particularly obvious" in Germany, the largest economy in Europe, and in recent months, the German union has also achieved a significant salary increase.</text:p>
      <text:p text:style-name="P4">
The European Central Bank will announce the decision of the next monetary policy on June 15, and observer is expected to raise interest rates by 25 basis points.</text:p>
      <text:p text:style-name="P4">
News Source: <text:a xlink:type="simple" xlink:href="https://www.rfi.fr/cn/%E8%B4%A2%E7%BB%8F%E5%BF%AB%E8%AE%AF/20230601-%E6%AC%A7%E6%B4%B2%E5%A4%AE%E8%A1%8C%E6%80%BB%E8%A3%81-%E5%B0%86%E6%8C%81%E7%BB%AD%E5%8D%87%E6%81%AF-%E4%BD%86%E6%AD%A5%E8%B0%83%E6%94%BE%E7%BC%93" text:style-name="Internet_20_link" text:visited-style-name="Visited_20_Internet_20_Link">
https://www.rfi.fr/cn/%E8%B4%A2%E7%BB%8F%E5%BF%AB%E8%AE%AF/20230601-%E6%AC%A7%E6%B4%B2%E5%A4%AE%E8%A1%8C%E6%80%BB%E8%A3%81-%E5%B0%86%E6%8C%81%E7%BB%AD%E5%8D%87%E6%81%AF-%E4%BD%86%E6%AD%A5%E8%B0%83%E6%94%BE%E7%BC%93</text:a>
</text:p>
      <!--NEWS-->
      <text:h text:style-name="P10" text:outline-level="1">
<text:span text:style-name="T4">
The United States, Japan and the Philippines launched the first three -sided joint exercise</text:span>
</text:h>
      <text:p text:style-name="P4">
Publisher: 法新社</text:p>
      <text:p text:style-name="P4">
Published Time: 2023-06-01T14:32:09+00:00</text:p>
      <text:p text:style-name="P4">
Modified Time: 2023-06-01T14:05:02+00:00</text:p>
      <text:p text:style-name="P4">
Description: (Agence France -Presse, Manila, 1st) The Philippine coast patrol, the US Coast Defense Force, and the Japanese Maritime Security Agency today launched the first "Kaagapay" three -sided maritime exercise to strengthen the threat of China ’s increase and respond to China's increas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4" text:anchor-type="as-char" svg:width="6.9236in" svg:height="3.617581in" draw:z-index="0">
<draw:image xlink:href="../Images/rficn/2023-06-01T14-32-09-00-00/000000.png" xlink:type="simple" xlink:show="embed" xlink:actuate="onLoad" draw:mime-type="image/png"/>
</draw:frame>
The maritime exercise on the "side of the shoulders" on the Philippines and Japan will last for a week for June 7.</text:p>
      <text:p text:style-name="P4">
The Philippine Maritime Patrol Department stated that the Philippines will dispatch Meiqira. Melchora Aquino Multi -function patrol ship, Gabriella. The Gabrielasilang offshore patrol ship, Boracay patrol boat and a 44 -meter multifunctional patrol boat participated in the exercise.</text:p>
      <text:p text:style-name="P4">
The United States will dispose a large sea patrol ship, and Japan will also send a sea cruiser.</text:p>
      <text:p text:style-name="P4">
News Source: <text:a xlink:type="simple" xlink:href="https://www.rfi.fr/cn/%E5%9B%BD%E9%99%85%E6%8A%A5%E9%81%93/20230601-%E7%BE%8E%E6%97%A5%E8%8F%B2-%E5%B1%95%E5%BC%80%E9%A6%96%E6%AC%A1%E4%B8%89%E8%BE%B9%E8%81%94%E5%90%88%E6%BC%94%E4%B9%A0" text:style-name="Internet_20_link" text:visited-style-name="Visited_20_Internet_20_Link">
https://www.rfi.fr/cn/%E5%9B%BD%E9%99%85%E6%8A%A5%E9%81%93/20230601-%E7%BE%8E%E6%97%A5%E8%8F%B2-%E5%B1%95%E5%BC%80%E9%A6%96%E6%AC%A1%E4%B8%89%E8%BE%B9%E8%81%94%E5%90%88%E6%BC%94%E4%B9%A0</text:a>
</text:p>
      <!--NEWS-->
      <text:h text:style-name="P10" text:outline-level="1">
<text:span text:style-name="T4">
European Parliament votes to support the formulation of stricter EU supply chain law</text:span>
</text:h>
      <text:p text:style-name="P4">
Author: None (Language: zh)</text:p>
      <text:p text:style-name="P4">
Publisher: None</text:p>
      <text:p text:style-name="P4">
Time: 2023-06-01T14:33:00Z</text:p>
      <text:p text:style-name="P4">
Description: Germany has its own country's supply chain law. The law chain law within the European Union is being formulated. The European Council of the European Parliament, the European Commission and the representatives of the member states is the three parties to formulate the law.</text:p>
      <text:p text:style-name="P4">
Videos: []</text:p>
      <text:p text:style-name="P4">
Images: []</text:p>
      <text:p text:style-name="P4">
Subject: 时政风云</text:p>
      <text:p text:style-name="P4">
Subjects: ['供应链法', '欧盟供应链法', '德国供应链法', '欧盟立法']</text:p>
      <text:p text:style-name="P4">
Keywords: ['意见反馈']</text:p>
      <text:p text:style-name="P4">
Id: 65795847</text:p>
      <!--METADATA-->
      <text:p text:style-name="P4">
<text:a xlink:type="simple" xlink:href="https://www.dw.com/zh/overlay/image/article/65795847/56856293" text:style-name="Internet_20_link" text:visited-style-name="Visited_20_Internet_20_Link">
 </text:a>
(Voice of Germany) According to Germany Radio, the resolution stance made by the European Parliament on Thursday is that companies with more than 250 employees must ensure that their suppliers operated in the European Union must not exist in children, slavery, environmental pollution, and environmental pollution, and environmental pollution, and environmental pollution, and environmental pollution, and environmental pollution, and environmental pollution, and environmental pollution, and environmental pollution, and environmental pollution, environmental pollution, and environmental pollution, and environmental pollution, and environmental pollution, and environmental pollution, environmental pollution, and environmental pollution, and environmental pollution. The problem of destroying biological diversity.</text:p>
      <text:p text:style-name="P4">
This is stricter than the draft proposed draft proposed by the European Commission, and also exceeds the requirements of the German supply chain law.</text:p>
      <text:p text:style-name="P4">
In the voting of the European Parliament, 366 members agreed that 225 were opposed and 38 were abstracted. Today, the European Parliament can negotiate with the EU Council on the wording of the final legal provisions.</text:p>
      <text:p text:style-name="P4">
Church and development assistance organizations support this stricter legal provision. The European Parliament's largest party member of the European People's Party (EVP) warned that this may lead to the relocation of European companies to the world.</text:p>
      <text:p text:style-name="P4">
<text:a xlink:type="simple" xlink:href="https://www.dw.com/zh/zh/防范强制劳工-德国供应链法落实得了吗/a-65438393" text:style-name="Internet_20_link" text:visited-style-name="Visited_20_Internet_20_Link">
Germany's implementation of the supply chain law since 2023</text:a>
<text:a xlink:type="simple" xlink:href="https://www.dw.com/zh/zh/德国联邦议院通过供应链法/a-57855467" text:style-name="Internet_20_link" text:visited-style-name="Visited_20_Internet_20_Link">
Requires enterprises to assume relevant responsibilities</text:a>
appoint. At present <text:a xlink:type="simple" xlink:href="https://www.dw.com/zh/zh/欧盟将立法禁止强迫劳动产品进入供应链/a-63095336" text:style-name="Internet_20_link" text:visited-style-name="Visited_20_Internet_20_Link">
, the European Union is formulating the supply chain law within the EU</text:a>
, To prevent the behavior of child labor, slavery, exploitation of labor, pollution environment, and destroying biological diversity.</text:p>
      <text:p text:style-name="P4">
In 2022, the European Commission presented a copy of the <text:a xlink:type="simple" xlink:href="https://www.dw.com/zh/zh/欧盟供应链法更公平更永续/a-60902871" text:style-name="Internet_20_link" text:visited-style-name="Visited_20_Internet_20_Link">
EU Supply Chain Law</text:a>
draft. At the end of that year, the EU countries showed their position. On Thursday, the European Parliament took the next step to vote on its negotiation position. Since then, the European Commission, the European Union Council, and the three parties of the European parliament can start a common negotiation.</text:p>
      <text:p text:style-name="P4">
In principle, the European Parliament requires the EU supply chain law to be more stringent than the European Commission's proposal. EU ministers hope to weaken further on the basis of the draft of the European Commission.</text:p>
      <text:p text:style-name="P4">
(Deutsche Radio, Christian Protestant News Agency)</text:p>
      <text:p text:style-name="P4">
News Source: <text:a xlink:type="simple" xlink:href="https://www.dw.com/zh/欧洲议会投票-支持制定更严格的欧盟供应链法/a-65795847" text:style-name="Internet_20_link" text:visited-style-name="Visited_20_Internet_20_Link">
https://www.dw.com/zh/欧洲议会投票-支持制定更严格的欧盟供应链法/a-65795847?maca=chi-rss-chi-all-1127-rdf</text:a>
</text:p>
      <!--NEWS-->
      <text:h text:style-name="P10" text:outline-level="1">
<text:span text:style-name="T4">
What is the interest of Musk's visit to China?</text:span>
</text:h>
      <text:p text:style-name="P4">
Author: 李可爱 (Person)</text:p>
      <text:p text:style-name="P4">
Publisher: 联合早报 (Organization)</text:p>
      <text:p text:style-name="P4">
Published Time: 2023-06-01T14:57</text:p>
      <text:p text:style-name="P4">
Modified Time: 2023-06-01T15:14</text:p>
      <text:p text:style-name="P4">
Description: The relationship between the two major economies of China and the United States is becoming more and more tense, and it affects many business companies with business. Some companies like technology giants Apple (Apple) transferred some of the production source to India. Some decide to take the initiative to do a good job, which also prompts the electric vehicle giant Tes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股市', '美市', '财经即时', '特斯拉', '马斯克']</text:p>
      <!--METADATA-->
      <text:p text:style-name="P4">
The relationship between the two major economies of China and the United States is becoming more and more tense, and it affects many business companies with business. Some companies like technology giants Apple (Apple) transferred some of the production source to India. Some decided to actively do a good job, which also prompted Elonmusk, chief executive of electric vehicle giant Tesla, decided to go to China.</text:p>
      <text:p text:style-name="P4">
China is the largest market outside the United States, accounting for 22 % of Tesla's turnover. China is also a vital part of the supply chain of electric vehicle manufacturers, accounting for more than half of global output. As long as China adopts any export control, data security, and restrictions on sensitive technologies, it will directly affect Tesla's profit and market share.</text:p>
      <text:p text:style-name="P4">
In early 2021, China banned Tesla electric vehicles from entering China's military facilities and residential areas. This scope expanded further in 2022. Tesla must also make a lot of guarantee for driving information collected by its electric vehicle built -in camera. These are good examples.</text:p>
      <text:p text:style-name="P4">
Musk's private jet arrived in Beijing, China on May 30. This is his first visit to China for three years. Musk's visit to China this time said: "The interests of the United States and China are actually intertwined, just like a one -sided twin, and the shadow is inseparable."</text:p>
      <text:p text:style-name="P4">
Musk also made it clear that his company did not support economic decoupling or destroying the supply chain. He also praised China's "vitality" and said that he was "completely confident" in China's vital market.</text:p>
      <text:p text:style-name="P4">
<draw:frame draw:style-name="fr1" draw:name="Image296" text:anchor-type="as-char" svg:width="6.9236in" svg:height="4.615733in" draw:z-index="0">
<draw:image xlink:href="../Images/zaobao world/2023-06-01T14-57/000000.png" xlink:type="simple" xlink:show="embed" xlink:actuate="onLoad" draw:mime-type="image/png"/>
</draw:frame>
The picture shows Tesla's hegemony in Shanghai, China. (Bloomberg)</text:p>
      <text:p text:style-name="P4">
In this visit to China, in addition to seeing the Chinese State Councilor and Foreign Minister Qin Gang, Musk also met with the Minister of Industry and Information Technology Jin Zhuanglong and Wang Wentao, Minister of Commerce, and had dinner with the chairman of the battery supplier Ningde.</text:p>
      <text:p text:style-name="P4">
After Musk arrived in Beijing, Tesla's stock price rose more than 4 % on Tuesday (May 30). The stock has also climbed up to $ 200 per share since March. Although Tesla still faces fierce competition from Chinese competitors such as BYD.</text:p>
      <text:p text:style-name="P4">
However, it is undeniable that the billionaire in Beijing was indeed welcomed by almost the same level as foreign political leaders and had talks with several ministers. According to Chinese diplomats, Musk explicitly stated to Chinese Foreign Minister Qin Gang that his group hope "continues to develop in China".</text:p>
      <text:p text:style-name="P4">
According to Chinese business, in the talks with the Minister of Commerce Wang Wentao, Musk "strongly praised China's vitality and development potential." He also "is full of confidence in the Chinese market" and said that he "eager to continue deepening mutual benefit cooperation."</text:p>
      <text:p text:style-name="P4">
Tesla's Chinese business strategy has succeeded in business at this time and played a vital role. In the current macro market, the electric vehicle market is fiercely competitive. In the past year, Tesla has significantly reduced the price of its models six times. Tesla also builds another battery factory in Shanghai, hoping to reduce costs while increasing production.</text:p>
      <text:p text:style-name="P4">
Not only that, since buying a social platform for Twitter last year, Musk has caused many shareholders to complain about it because of distraction, which has led Tesla's stock price to retreat. Although he recently announced that he would pay the new CEO of Twitter, Musk still had many things to deal with SpaceX and Twitter in SpaceX. Therefore, he is extremely important for Tesla.</text:p>
      <text:p text:style-name="P4">
The FidelityInvestments, which helped Musk ’s $ 44 billion, publicly stated that today’ s Twitter value is only one -third of Musk's buying price. On the other hand, France also threatened that if Twitter does not follow the "European Digital Service Law" that takes effect at the end of August this year, France will prohibit Twitter in the entire European Union. In other words, there are so many things that Musk is annoying.</text:p>
      <text:p text:style-name="P4">
<draw:frame draw:style-name="fr1" draw:name="Image297" text:anchor-type="as-char" svg:width="6.9236in" svg:height="4.606575in" draw:z-index="0">
<draw:image xlink:href="../Images/zaobao world/2023-06-01T14-57/000001.png" xlink:type="simple" xlink:show="embed" xlink:actuate="onLoad" draw:mime-type="image/png"/>
</draw:frame>
Musk (wearing white clothes) boarded his private jet on May 31 and took off from the Beijing Capital International Airport. Later, he visited Tesla Shanghai Super Factory in the early morning of June 1. According to the "Flying Changquan" APP, on the morning of June 1, his private plane had left Shanghai Hongqiao Airport to go to Austin Bergst Romor Airport, USA. (Agence France -Presse)</text:p>
      <text:p text:style-name="P4">
This also means that Musk must ensure that his flagship company Tesla can go smoothly. In other words, Tesla's business in China must be successful. As Sino -US relations continue to be tense, the whole situation may reach the critical point, and Musk's concerns are largely understandable. Although Musk did not dance like the opening of the Shanghai -level factory in the Shanghai -level factory in 2020, and completed the visit within three days, his trip to China was believed to be holding only successful and not failed to fail. Essence</text:p>
      <text:p text:style-name="P4">
News Source: <text:a xlink:type="simple" xlink:href="https://www.zaobao.com.sg/realtime/world/story20230601-1400249" text:style-name="Internet_20_link" text:visited-style-name="Visited_20_Internet_20_Link">
https://www.zaobao.com.sg/realtime/world/story20230601-1400249</text:a>
</text:p>
      <!--NEWS-->
      <text:h text:style-name="P10" text:outline-level="1">
<text:span text:style-name="T4">
Russia -Rhodes were shot and injured by eight people overnight</text:span>
</text:h>
      <text:p text:style-name="P4">
Author: 联合早报 (Person)</text:p>
      <text:p text:style-name="P4">
Publisher: 联合早报 (Organization)</text:p>
      <text:p text:style-name="P4">
Published Time: 2023-06-01T14:58</text:p>
      <text:p text:style-name="P4">
Modified Time: 2023-06-01T15:06</text:p>
      <text:p text:style-name="P4">
Description: Russia, Burgloe, which borders Ukraine, was shelled all night, causing injuries to eight people, and several buildings were damaged. Reuters reports that Vyacheslav Gladkov, governor of Belgorod, is Thursday (... ...</text:p>
      <text:p text:style-name="P4">
Videos: []</text:p>
      <text:p text:style-name="P4">
Audios: []</text:p>
      <text:p text:style-name="P4">
Images: []</text:p>
      <text:p text:style-name="P4">
Type: NewsArticle</text:p>
      <text:p text:style-name="P4">
Breadcrumbs: ['即时', '国际']</text:p>
      <text:p text:style-name="P4">
Keywords: ['乌克兰', '俄罗斯', '俄乌战争', '炮击']</text:p>
      <!--METADATA-->
      <text:p text:style-name="P4">
Russia, Burgloe, which borders Ukraine, was shelled all night, causing injuries to eight people, and several buildings were damaged.</text:p>
      <text:p text:style-name="P4">
Reuters reported that Belgorod Governor Vyacheslavgladkov posted a video on Telegram on Thursday (June 1), saying that the Ukrainian army was shelling the local SHEBEKINO. He said that once the artillery is over, the authorities will evacuate civilians as soon as possible.</text:p>
      <text:p text:style-name="P4">
Gradekov: "For granted, the lives of civilians are threatened. This is mainly in Xiebekinno town and surrounding villages."</text:p>
      <text:p text:style-name="P4">
Belgo Rhodes, which borded to Harkov, northeast of Ukraine, have been attacked in Kiev in recent months; the Ukrainian army briefly seized several border points in May, and then returned to the border.</text:p>
      <text:p text:style-name="P4">
News Source: <text:a xlink:type="simple" xlink:href="https://www.zaobao.com.sg/realtime/world/story20230601-1400250" text:style-name="Internet_20_link" text:visited-style-name="Visited_20_Internet_20_Link">
https://www.zaobao.com.sg/realtime/world/story20230601-1400250</text:a>
</text:p>
      <!--NEWS-->
      <text:h text:style-name="P10" text:outline-level="1">
<text:span text:style-name="T4">
Brinkeee said to alleviate the situation in Kosovo and Serbian leaders</text:span>
</text:h>
      <text:p text:style-name="P4">
Publisher: 法新社</text:p>
      <text:p text:style-name="P4">
Published Time: 2023-06-01T15:02:08+00:00</text:p>
      <text:p text:style-name="P4">
Modified Time: 2023-06-01T14:35:02+00:00</text:p>
      <text:p text:style-name="P4">
Description: (Agence France -Presse Oslo 1st) U.S. Secretary of State Broskel urged Kosovo and Serbian leaders to ease the tension as soon as possible, so as not to endanger the European integration vis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8" text:anchor-type="as-char" svg:width="6.9236in" svg:height="3.617581in" draw:z-index="0">
<draw:image xlink:href="../Images/rficn/2023-06-01T15-02-08-00-00/000000.png" xlink:type="simple" xlink:show="embed" xlink:actuate="onLoad" draw:mime-type="image/png"/>
</draw:frame>
AntonyBlinken, who participated in the Norwegian Capital Oslo (OSLO), said: "We call on the Kosovo and the Serbian government to take measures immediately to ease the tension."</text:p>
      <text:p text:style-name="P4">
"We support the European -Atlantic integration process of Cosovo and Serbia, but the current situation upgrades will hinder the assistance rather than assisting related efforts."</text:p>
      <text:p text:style-name="P4">
He said: "We are very clear about some recent actions. We have directly expressed this to relevant leaders such as (Kosovo) Prime Minister Albin Kurti."</text:p>
      <text:p text:style-name="P4">
After Serbia ordered the army to enter the alert state, Brinken also warned that either party should not take "unilateral action."</text:p>
      <text:p text:style-name="P4">
News Source: <text:a xlink:type="simple" xlink:href="https://www.rfi.fr/cn/%E5%9B%BD%E9%99%85%E6%8A%A5%E9%81%93/20230601-%E5%B8%83%E6%9E%97%E8%82%AF%E5%90%81%E7%A7%91%E7%B4%A2%E6%B2%83%E5%92%8C%E5%A1%9E%E5%B0%94%E7%BB%B4%E4%BA%9A%E9%A2%86%E5%AF%BC%E4%BA%BA%E7%BC%93%E5%92%8C%E6%83%85%E5%8A%BF" text:style-name="Internet_20_link" text:visited-style-name="Visited_20_Internet_20_Link">
https://www.rfi.fr/cn/%E5%9B%BD%E9%99%85%E6%8A%A5%E9%81%93/20230601-%E5%B8%83%E6%9E%97%E8%82%AF%E5%90%81%E7%A7%91%E7%B4%A2%E6%B2%83%E5%92%8C%E5%A1%9E%E5%B0%94%E7%BB%B4%E4%BA%9A%E9%A2%86%E5%AF%BC%E4%BA%BA%E7%BC%93%E5%92%8C%E6%83%85%E5%8A%BF</text:a>
</text:p>
      <!--NEWS-->
      <text:h text:style-name="P10" text:outline-level="1">
<text:span text:style-name="T4">
The first female head of the World Meteorological Organization Argentine Meteorologists qualify</text:span>
</text:h>
      <text:p text:style-name="P4">
Publisher: 法新社</text:p>
      <text:p text:style-name="P4">
Published Time: 2023-06-01T15:32:07+00:00</text:p>
      <text:p text:style-name="P4">
Modified Time: 2023-06-01T15:05:02+00:00</text:p>
      <text:p text:style-name="P4">
Description: (France -Presse Geneva, Geneva 1st) The United Nations World Meteorological Organization (WMO) today voted to select Argentine Meteorologist Solo, becoming the first female secretary general of the organization, in charge of WMO's important global role in tracking climate change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99" text:anchor-type="as-char" svg:width="6.9236in" svg:height="3.617581in" draw:z-index="0">
<draw:image xlink:href="../Images/rficn/2023-06-01T15-32-07-00-00/000000.png" xlink:type="simple" xlink:show="embed" xlink:actuate="onLoad" draw:mime-type="image/png"/>
</draw:frame>
Celestesaulo, currently the Vice Chairman of the World Meteorological Organization (WMO), has served as the director of the Argentine Meteorological Administration since 2014 and obtained an overwhelming votes in the conference voting since 2014.</text:p>
      <text:p text:style-name="P4">
WMO's role in climate change is becoming increasingly important. Solo, 59, may become a well -known proposal in this global urgent issue.</text:p>
      <text:p text:style-name="P4">
After being elected, Solo said: "On the occasion of inequality and climate change into the world's biggest threat, WMO must promote strengthening meteorological and hydrological services to protect people and their economy, and provide timely and effective service and early warning systems."</text:p>
      <text:p text:style-name="P4">
"My attempt is to lead WMO to all members to be listened to the same. The most vulnerable person is prioritized. The actions taken are in line with the needs and particularity of each of them."</text:p>
      <text:p text:style-name="P4">
The current secretary -general is Finnish meteorologist Petteri Taalas, who will be unloaded at the fourth -year term of the 4 -year term of the 4 -year term in January next year and will be taken over by Solo. (Compilation: Liu Shuqin/Calculating Draft: Chen Zhengyi)</text:p>
      <text:p text:style-name="P4">
News Source: <text:a xlink:type="simple" xlink:href="https://www.rfi.fr/cn/%E7%A7%91%E5%AD%A6%E6%96%B0%E7%9F%A5/20230601-%E4%B8%96%E7%95%8C%E6%B0%94%E8%B1%A1%E7%BB%84%E7%BB%87%E9%A6%96%E4%BD%8D%E5%A5%B3%E6%8E%8C%E9%97%A8-%E9%98%BF%E6%A0%B9%E5%BB%B7%E7%B1%8D%E6%B0%94%E8%B1%A1%E5%AD%A6%E5%AE%B6%E5%87%BA%E7%BA%BF" text:style-name="Internet_20_link" text:visited-style-name="Visited_20_Internet_20_Link">
https://www.rfi.fr/cn/%E7%A7%91%E5%AD%A6%E6%96%B0%E7%9F%A5/20230601-%E4%B8%96%E7%95%8C%E6%B0%94%E8%B1%A1%E7%BB%84%E7%BB%87%E9%A6%96%E4%BD%8D%E5%A5%B3%E6%8E%8C%E9%97%A8-%E9%98%BF%E6%A0%B9%E5%BB%B7%E7%B1%8D%E6%B0%94%E8%B1%A1%E5%AD%A6%E5%AE%B6%E5%87%BA%E7%BA%BF</text:a>
</text:p>
      <!--NEWS-->
      <text:h text:style-name="P10" text:outline-level="1">
<text:span text:style-name="T4">
The Korean Army judged that North Korea ’s spacecraft across the South Korean defense zone</text:span>
</text:h>
      <text:p text:style-name="P4">
Author: 联合早报 (Person)</text:p>
      <text:p text:style-name="P4">
Publisher: 联合早报 (Organization)</text:p>
      <text:p text:style-name="P4">
Published Time: 2023-06-01T15:35</text:p>
      <text:p text:style-name="P4">
Modified Time: 2023-06-01T15:44</text:p>
      <text:p text:style-name="P4">
Description: The Korean Army judged that the spacecraft shot in North Korea across the South Korean Air Defense Recognition Zone (KADIZ) fell into the western waters. The South Korean Ministry of Defense reported on Thursday (June 1) at the meeting of the National Defense Commission of the Congress.</text:p>
      <text:p text:style-name="P4">
Videos: []</text:p>
      <text:p text:style-name="P4">
Audios: []</text:p>
      <text:p text:style-name="P4">
Images: []</text:p>
      <text:p text:style-name="P4">
Type: NewsArticle</text:p>
      <text:p text:style-name="P4">
Breadcrumbs: ['即时', '国际']</text:p>
      <text:p text:style-name="P4">
Keywords: ['朝鲜', '韩国', '韩朝关系']</text:p>
      <!--METADATA-->
      <text:p text:style-name="P4">
The Korean Army judged that the spacecraft shot in North Korea across the South Korean Air Defense Recognition Zone (KADIZ) fell into the western waters.</text:p>
      <text:p text:style-name="P4">
The South Korean Ministry of National Defense reported on Thursday (June 1) at the meeting of the National Defense Commission of the Congress. The Korean Army found an object suspected of some components suspected of some of the North Korean spacecraft in the northwest of Qingdao in the central and western parts of South Korea, and was <text:a xlink:type="simple" xlink:href="https://www.zaobao.com/realtime/world/story20230531-1399839" text:style-name="Internet_20_link" text:visited-style-name="Visited_20_Internet_20_Link">
Salvation</text:a>
Operation.</text:p>
      <text:p text:style-name="P4">
According to reports, from the map contained in the report submitted by the Ministry of National Defense, the above -mentioned objects were found at the boundary of the defense zone near the boundary. The South Korean military speculates that the salvaged object is a cylindrical connection device between first and second -class rockets. According to the flight direction of the spacecraft's fall, the South Korean military was searching for the remaining wreckage at the waters of the southwest of this object.</text:p>
      <text:p text:style-name="P4">
News Source: <text:a xlink:type="simple" xlink:href="https://www.zaobao.com.sg/realtime/world/story20230601-1400270" text:style-name="Internet_20_link" text:visited-style-name="Visited_20_Internet_20_Link">
https://www.zaobao.com.sg/realtime/world/story20230601-1400270</text:a>
</text:p>
      <!--NEWS-->
      <text:h text:style-name="P10" text:outline-level="1">
<text:span text:style-name="T4">
Nintendo has gradually closed the business game store of Russian subsidiaries in Russia to stop operation</text:span>
</text:h>
      <text:p text:style-name="P4">
Author: 联合早报 (Person)</text:p>
      <text:p text:style-name="P4">
Publisher: 联合早报 (Organization)</text:p>
      <text:p text:style-name="P4">
Published Time: 2023-06-01T15:45</text:p>
      <text:p text:style-name="P4">
Modified Time: 2023-06-01T15:45</text:p>
      <text:p text:style-name="P4">
Description: Nintendo, a Japanese game company, announced that it has gradually closed the business of Russian subsidiaries, and the Russian online store has stopped selling new products. According to the game publisher Game Developer, Nintendo's statement disclosed on Wednesday (May 31), Nintendo called "economic prospects ...</text:p>
      <text:p text:style-name="P4">
Videos: []</text:p>
      <text:p text:style-name="P4">
Audios: []</text:p>
      <text:p text:style-name="P4">
Images: []</text:p>
      <text:p text:style-name="P4">
Type: NewsArticle</text:p>
      <text:p text:style-name="P4">
Breadcrumbs: ['即时', '国际']</text:p>
      <text:p text:style-name="P4">
Keywords: ['俄罗斯', '任天堂', '俄乌战争', '游戏']</text:p>
      <!--METADATA-->
      <text:p text:style-name="P4">
Nintendo, a Japanese game company, announced that it has gradually closed the business of Russian subsidiaries, and the Russian online store has stopped selling new products.</text:p>
      <text:p text:style-name="P4">
According to the game publisher Game Developer, the Nintendo Statement text disclosed on Wednesday (May 31). Nintendo claims that due to the "economic prospects" consideration, it is determined that Russia's online store Switcheshop will be "limited service" from May 31, 2023 with "limited service" from "limited service" from May 31, 2023. Method operation.</text:p>
      <text:p text:style-name="P4">
The statement wrote that European Nintendo has decided to end the operation of Russian subsidiaries. "In order to fulfill its previous commitments to the Russian market customers, the Russian version of Nintendo online store will be set to provide limited services."</text:p>
      <text:p text:style-name="P4">
The statement emphasized that the Russian account will not be able to make new purchases or redeem download code on Switch Eshop, and can only download the products they bought before.</text:p>
      <text:p text:style-name="P4">
It is reported that because the payment provider stopped the Russian ruble transaction, Nintendo Russia's online store has long been in a "maintenance state."</text:p>
      <text:p text:style-name="P4">
Since the outbreak of the Russian and Ukraine War, many multinational companies have suspended or closed their business in Russia.</text:p>
      <text:p text:style-name="P4">
News Source: <text:a xlink:type="simple" xlink:href="https://www.zaobao.com.sg/realtime/world/story20230601-1400274" text:style-name="Internet_20_link" text:visited-style-name="Visited_20_Internet_20_Link">
https://www.zaobao.com.sg/realtime/world/story20230601-1400274</text:a>
</text:p>
      <!--NEWS-->
      <text:h text:style-name="P10" text:outline-level="1">
<text:span text:style-name="T4">
Thailand acquisition of Malaysia Cat Mountain King Ma Ho Guo Nong: Don't marry someone</text:span>
</text:h>
      <text:p text:style-name="P4">
Author: 联合早报 (Person)</text:p>
      <text:p text:style-name="P4">
Publisher: 联合早报 (Organization)</text:p>
      <text:p text:style-name="P4">
Published Time: 2023-06-01T15:50</text:p>
      <text:p text:style-name="P4">
Modified Time: 2023-06-01T15:59</text:p>
      <text:p text:style-name="P4">
Description: Recently, Malaysia has reported that Thai durian exporters went to Pahang Roube to acquire Cat Shan King Durian at a high price, and then sold them to China in the name of "Thai Cats and Kings". The Malaysian Ministry of Agriculture calls on Rauban fruit farmers not to let Malaysian famous durian into products in other countries. Durian fruit farmers have to increase the government ...</text:p>
      <text:p text:style-name="P4">
Videos: []</text:p>
      <text:p text:style-name="P4">
Audios: []</text:p>
      <text:p text:style-name="P4">
Images: []</text:p>
      <text:p text:style-name="P4">
Type: NewsArticle</text:p>
      <text:p text:style-name="P4">
Breadcrumbs: ['即时', '国际']</text:p>
      <text:p text:style-name="P4">
Keywords: ['马来西亚', '猫山王', '泰国', '榴梿']</text:p>
      <!--METADATA-->
      <text:p text:style-name="P4">
Recently, Malaysia has reported that Thai durian exporters went to Pahang Roube to acquire Cat Shan King Durian at a high price, and then sold them to China in the name of "Thai Cats and Kings". The Malaysian Ministry of Agriculture calls on Rauban fruit farmers not to let Malaysian famous durian into products in other countries.</text:p>
      <text:p text:style-name="P4">
Durian fruit farmers need the government to increase the durian export permit to prevent large Malaysian large durian exporters monopolizing the trade and suppression of the purchase price of China. Fruit farmers said that it is forced to allow Thai merchants to acquire Matshan Kings, because China has not yet approved the entrance of the Malaysian durian fresh fruit, and the bidding of Thai merchants is also higher than the general purchase price of Malaysia.</text:p>
      <text:p text:style-name="P4">
According to information circulating on social media, the price of Thai merchants is about 30 % higher than the purchase price of Matshan King in Malaysia. However, Thai merchants stated that they could not wait for the durian to fall to the ground before picking up, and it must be cut into a durian that has not been dropped.</text:p>
      <text:p text:style-name="P4">
Due to various factors such as water, the durian cut from the tree is often about 10 % heavier than the durian that falls on the ground, which means that fruit farmers can get more than 10 % of the income than the original acquisition price. Therefore, many durian fruit farmers are willing to cooperate with Thai merchants to "harvest" durian.</text:p>
      <text:p text:style-name="P4">
Chen Hongzheng, deputy minister of the Ministry of Agriculture and Grain Safety, on Wednesday (May 31), pointed out on Facebook that the government has noticed the incident of foreign merchants after the acquisition of Malaysian durian to China. He said that the Ministry of Agriculture is actively applying for the export permit for durian fresh fruits to China, and he hopes that Malaysian Durian fruit agriculture can patiently wait for the application results. "Because this matter involves the bilateral trade agreement and technical negotiations of the two countries (Malaysia). I call on fruit farmers to be patient because it takes time to deal with it."</text:p>
      <text:p text:style-name="P4">
He pointed out that if the durian exported to the legitimate trade pipeline, the fruit farmers not only could not obtain the maximum benefits, but they may also turn the brand of the Malaysian Catshand King into a brand of other countries, which is equivalent to marrying people. "I believe everyone doesn't want to see such a situation."</text:p>
      <text:p text:style-name="P4">
Chen Hongzheng said that Malaysia Durian has a competitive advantage of high -end quality in the international market, and believes that fruit farmers have a lot. He understands the problems and challenges faced by Fruit Nong, and his office will follow up the matter to ensure that fruit farmers' planning is fully guaranteed.</text:p>
      <text:p text:style-name="P4">
News Source: <text:a xlink:type="simple" xlink:href="https://www.zaobao.com.sg/realtime/world/story20230601-1400275" text:style-name="Internet_20_link" text:visited-style-name="Visited_20_Internet_20_Link">
https://www.zaobao.com.sg/realtime/world/story20230601-1400275</text:a>
</text:p>
      <!--NEWS-->
      <text:h text:style-name="P10" text:outline-level="1">
<text:span text:style-name="T4">
And Children's Day, the situation of children in China, the situation of children of the migrant population of children attract attention</text:span>
</text:h>
      <text:p text:style-name="P4">
Author: None</text:p>
      <text:p text:style-name="P4">
Publisher: Radio Free Asia (Organization)</text:p>
      <text:p text:style-name="P4">
Published Time: 2023-06-01T16:02:00-04:00</text:p>
      <text:p text:style-name="P4">
Modified Time: 2023-06-01T17:05:49-04:00</text:p>
      <text:p text:style-name="P4">
Description: None</text:p>
      <text:p text:style-name="P4">
Videos: []</text:p>
      <text:p text:style-name="P4">
Audios: ["<text:a xlink:type="simple" xlink:href="https://www.rfa.org/mandarin/yataibaodao/shehui/wy-06012023141816.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00" text:anchor-type="as-char" svg:width="6.9236in" svg:height="4.612011in" draw:z-index="0">
<draw:image xlink:href="../Images/rfamandarin/2023-06-01T16-02-00-04-00/000000.png" xlink:type="simple" xlink:show="embed" xlink:actuate="onLoad" draw:mime-type="image/png"/>
</draw:frame>
Two children in Beijing Park on the day of Children's Day 2023 <text:a xlink:type="simple" xlink:href="https://www.rfa.org/mandarin/yataibaodao/shehui/wy-06012023141816.html/@@images/image" text:style-name="Internet_20_link" text:visited-style-name="Visited_20_Internet_20_Link">
</text:a>
Associated Press <text:a xlink:type="simple" xlink:href="https://www.rfa.org/mandarin/yataibaodao/shehui/wy-06012023141816.html/@@stream" text:style-name="Internet_20_link" text:visited-style-name="Visited_20_Internet_20_Link">
Audio-Link: https://www.rfa.org/mandarin/yatabaodao/shehui/wy-06012023141816.html/@@stream</text:a>
June 1 this year is the 73rd International Children's Day. The "New Citizen Plan" of China Non -Government Organization has recently released the "2023 Children of the Chinese Migraphic Population", revealing the living conditions of the current children of the migrant population in China. What kind of challenges are this huge minor group in different cities in China?</text:p>
      <text:p text:style-name="P4">
<text:a xlink:type="simple" xlink:href="https://www.rfa.org/mandarin/duomeiti/tebiejiemu/mingongchao40/mg-10192021101804.html" text:style-name="Internet_20_link" text:visited-style-name="Visited_20_Internet_20_Link">
<text:span text:style-name="T4">
 post -wave: Children lost on the starting line </text:span>
</text:a>
<text:span text:style-name="T4">
* <text:a xlink:type="simple" xlink:href="https://www.rfa.org/mandarin/yataibaodao/shehui/nu-10172018105147.html" text:style-name="Internet_20_link" text:visited-style-name="Visited_20_Internet_20_Link">
"Left -behind Children" Family Status: There are less reunion problems</text:a>
</text:span>
</text:p>
      <text:p text:style-name="P4">
According to the definition of the Convention on Children's Rights, children refer to the population under 18. If you don't look at the numbers, it seems difficult to imagine that the number of children of the migrant population in China has reached 138 million, accounting for nearly half of the total number of Chinese children (46%). In other words, one of the two Chinese children is a child of the flowing population.</text:p>
      <text:p text:style-name="P4">
The latest report of the "New Citizen Plan" "2023 The Status of Children of China Popular Population: Facts and Data" conducted a detailed study of this. The source of the data includes the 7th National Census of the National Bureau of Statistics, the "Chinese Population Census of 2020" and The description and analysis of the Chinese children's population in the past population surveys and survey data, as well as the "2020 Chinese Children's Popularity: Facts and Data" jointly released by the National Bureau of Statistics of China, the United Nations Children's Fund, and the United Nations Population Fund.</text:p>
      <text:p text:style-name="P4">
<text:span text:style-name="T4">
 Together!Together? </text:span>
</text:p>
      <text:p text:style-name="P4">
As a child, living with parents seems to be righteous. But for the children of China, it is often difficult to be with parents.</text:p>
      <text:p text:style-name="P4">
According to the report of the "New Citizen Plan", in 2020, 108 million children cannot live with both parents, of which 89.22 million are children affected by population flow. Many of them have become left -behind children, and they are far away from parents working outside. There are more than 6 million left -behind children in Henan Province alone.</text:p>
      <text:p text:style-name="P4">
At the same time, children who can migrate with their parents only account for half of the total number of children in the flow population (51.5%). In those cities with more restrictions on the residence of foreign populations, this relocation rate is even lower. In 2020, the migration rate of children in Beijing was only 22.5%, Shanghai was only 25%, and Guangzhou was 27.6%.</text:p>
      <text:p text:style-name="P4">
There are also children of some flowing population who return to the city after their parents enter the city. In 2021, 920,000 in China returned to their hometowns alone, most of them became left -behind children.</text:p>
      <text:p text:style-name="P4">
Children (Associated Press Information Map) in the school of a school of migrant workers (information map) [![] <text:a xlink:type="simple" xlink:href="https://www.rfa.org/mandarin/yataibaodao/shehui/wy-06012023141816.html/ap091112073357.jpg" text:style-name="Internet_20_link" text:visited-style-name="Visited_20_Internet_20_Link">
</text:a>
<text:span text:style-name="T4">
 Different challenges </text:span>
</text:p>
      <text:p text:style-name="P4">
For left -behind children, their challenge is that they cannot be with their parents and lack their parents' affection, guidance and help in the growth period. Children who moved in different places with their parents still face many challenges.</text:p>
      <text:p text:style-name="P4">
The "New Citizen Plan" in 2022 The "2022 Chinese Popular Population Children's Status" has focused on analyzing the situation of relocated children to study, showing that 80%of them can admit to public schools and 20%of private schools.</text:p>
      <text:p text:style-name="P4">
However, when these relocation children enter public schools in different places, they often encounter unfair treatment. Li Qiang, the founder of the non -profit organization "Labor Observation" in New York, said that if Chinese relocated children are entering local public schools, they generally pay a sponsorship fee that local residents do not have to bear. The husband and wife earn less than 100,000 yuan a year, and you need to work overtime, and then a child will sponsor one or 20,000. "</text:p>
      <text:p text:style-name="P4">
Li Qiang pointed out that China ’s discriminatory regulations on migrant children’ s discrimination are also reflected in the financial subsidies that only local residents can enjoy. Pay by fiscal, but not allowed foreign workers to enjoy. "</text:p>
      <text:p text:style-name="P4">
Lin Shengliang, currently in the Netherlands, is from Shenzhen. In this city where foreign migrant workers gather a lot, Lin Shengliang, who has a wide range of connections, is often begged to help the enrollment qualifications of foreign workers' children. "Many people around me are the case and they are painful. , I think they seem to be abducted, very painful. "</text:p>
      <text:p text:style-name="P4">
In Lin Shengliang's opinion, the conditions for their children to enter public schools for ordinary foreign workers are relatively harsh. "You have to pay social security, and there must be a lease (rental) contract to study in public schools. In schools, if you want to go to a private school, you have to charge it. The teachers of private schools are not good enough. "</text:p>
      <text:p text:style-name="P4">
Shenzhen has been implemented at least ten years ago to implement the "points enrollment" approach, and unified points for Shenzhen household registration and non -Shenzhen household registration children who meet the conditions of Shenzhen City. , Getting scoring rankings, high ranking priority enrollment. This approach seems to break through the barrier between the household registration and the non -household registration, but whether this approach is scientific and fair, there are still many questions from the outside world.</text:p>
      <text:p text:style-name="P4">
According to the 2013 report of the Chinese Official Media People's Daily, Chu Zhaohui, a researcher at the Chinese Academy of Education and Science, believes that this integral system is a negative policy. Division of other categories of education targets during the compulsory education stage is the infringement of the right to educators' rights. In essence, it is also illegal.However, the fairness here does not seem to have obtained general recognition, and people can still see complaints that cannot get fair education rights in social media.</text:p>
      <text:p text:style-name="P4">
Chinese non -governmental organization "New Citizen Program" recently released the Chinese migrant population scale diagram in the "2023 Chinese Migrant Population Children's Status" (screenshot of the new citizen plan) <text:a xlink:type="simple" xlink:href="https://www.rfa.org/mandarin/yataibaodao/shehui/wy-06012023141816.html/capture.png" text:style-name="Internet_20_link" text:visited-style-name="Visited_20_Internet_20_Link">
</text:a>
<text:span text:style-name="T4">
 Work is also discriminated against </text:span>
</text:p>
      <text:p text:style-name="P4">
Not only do you not get fair, but the minor children of these migrant workers will also be discriminated against.</text:p>
      <text:p text:style-name="P4">
Lin Shengliang said that in Shenzhen, half of the work does not have discrimination, but enterprises and institutions related to the government will have regional regulations, such as grid staff, school administrative logistics personnel, hydropower gas companies and other units. Children who will recruit Shenzhen local hukou.</text:p>
      <text:p text:style-name="P4">
Li Qiang observed that this phenomenon is nationwide, but the degree of locality is different. "For example, the security guards assist the preparation of civil servants' work. This kind of work generally recruit children of the population of local villages and towns. It is difficult to find this kind of job. "</text:p>
      <text:p text:style-name="P4">
Lin Shengliang said that no matter whether to go to school or employment, these practices for migrant workers have been failed to be fair. "Taxpayers are equal. They have made so many contributions as foreign migrant workers. Tax."</text:p>
      <text:p text:style-name="P4">
Reporter: Editor Wang Yun: He Ping.com editor: Hong Wei</text:p>
      <text:p text:style-name="P4">
News Source: <text:a xlink:type="simple" xlink:href="https://www.rfa.org/mandarin/yataibaodao/shehui/wy-06012023141816.html" text:style-name="Internet_20_link" text:visited-style-name="Visited_20_Internet_20_Link">
https://www.rfa.org/mandarin/yataibaodao/shehui/wy-06012023141816.html</text:a>
</text:p>
      <!--NEWS-->
      <text:h text:style-name="P10" text:outline-level="1">
<text:span text:style-name="T4">
More than 70 households in many places in many places in Liaoning were injured by more than 10 people.</text:span>
</text:h>
      <text:p text:style-name="P4">
Author: None</text:p>
      <text:p text:style-name="P4">
Publisher: Radio Free Asia (Organization)</text:p>
      <text:p text:style-name="P4">
Published Time: 2023-06-01T16:06:45-04:00</text:p>
      <text:p text:style-name="P4">
Modified Time: 2023-06-01T16:06: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06" text:anchor-type="as-char" svg:width="6.9236in" svg:height="3.897317in" draw:z-index="0">
<draw:image xlink:href="../Images/rfamandarin/2023-06-01T16-06-45-04-00/000000.png" xlink:type="simple" xlink:show="embed" xlink:actuate="onLoad" draw:mime-type="image/png"/>
</draw:frame>
Tornado appeared on June 1, Liaoning Fuxin, Kaiyuan and other places. <text:a xlink:type="simple" xlink:href="https://www.rfa.org/mandarin/Xinwen/6-06012023160251.html/@@images/image" text:style-name="Internet_20_link" text:visited-style-name="Visited_20_Internet_20_Link">
</text:a>
Web image</text:p>
      <text:p text:style-name="P4">
Tornado appeared on June 1, Liaoning Fuxin, Kaiyuan and other places.</text:p>
      <text:p text:style-name="P4">
There was a tornado at more than 2 pm local time at Kaiyuan City. China ’s official media CCTV reported that more than 70 households were affected and more than 200 people were affected. More than 10 injured people had been taken to the hospital for treatment. Tornado stopped.</text:p>
      <text:p text:style-name="P4">
Prior to this, Fuxin City, Liaoning, also had tornado at about 1 pm local time. According to the video screen of the Internet, the vehicles during the driving were rolled up by the tornado and bounced back to the ground. Some residential houses were damaged, the roof was lifted, the balcony windows were broken, and the roadside trees were blown. The media "Daily Economic News" reported that more than 40 bungalows were damaged, and there were currently no casualties.</text:p>
      <text:p text:style-name="P4">
Responsible editor: Chen Pinjie</text:p>
      <text:p text:style-name="P4">
News Source: <text:a xlink:type="simple" xlink:href="https://www.rfa.org/mandarin/Xinwen/6-06012023160251.html" text:style-name="Internet_20_link" text:visited-style-name="Visited_20_Internet_20_Link">
https://www.rfa.org/mandarin/Xinwen/6-06012023160251.html</text:a>
</text:p>
      <!--NEWS-->
      <text:h text:style-name="P10" text:outline-level="1">
<text:span text:style-name="T4">
Reporter interviewed the Bijie Police Station to report</text:span>
</text:h>
      <text:p text:style-name="P4">
Author: None</text:p>
      <text:p text:style-name="P4">
Publisher: Radio Free Asia (Organization)</text:p>
      <text:p text:style-name="P4">
Published Time: 2023-06-01T16:12:05-04:00</text:p>
      <text:p text:style-name="P4">
Modified Time: 2023-06-01T16:12: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08" text:anchor-type="as-char" svg:width="6.9236in" svg:height="3.88615in" draw:z-index="0">
<draw:image xlink:href="../Images/rfamandarin/2023-06-01T16-12-05-04-00/000000.png" xlink:type="simple" xlink:show="embed" xlink:actuate="onLoad" draw:mime-type="image/png"/>
</draw:frame>
The interview with Jiji reporters in Bijie, Guizhou, was beaten, and the Bijie People's Government reported the disposal on June 1. <text:a xlink:type="simple" xlink:href="https://www.rfa.org/mandarin/Xinwen/7-06012023160743.html/@@images/image" text:style-name="Internet_20_link" text:visited-style-name="Visited_20_Internet_20_Link">
</text:a>
Network screenshot</text:p>
      <text:p text:style-name="P4">
The interview with Jiji reporters in Bijie, Guizhou was beaten. The Bijie People's Government reported the disposal on June 1.</text:p>
      <text:p text:style-name="P4">
According to the report, on May 30, 2023, Jimu journalists found a vehicle to follow in Shaba Village, Cattime Town, Owishi Prefecture. Then they used their mobile phones to shoot the vehicle, and then got out of the car to find out the people on the vehicle to understand the situation. According to the content, there are police auxiliary personnel of the Wajin Public Security Bureau Police Station of the Weijin County Public Security Bureau and police auxiliary personnel of the two racecourse police stations. After the three people get out of the car, to prevent reporters from continuing to shoot. Injury, he was damaged by his mobile phones, glasses and other items.</text:p>
      <text:p text:style-name="P4">
The report stated that the public security organs decided to use the administrative detention to the deputy director and one of the police officers in accordance with the law to punish the other police officer by 15 days of administrative detention. Settle off the public security system and dismiss two police officers. In addition, the announcement stated that with the research and decision of the Jianjin County Party Committee, it was removed from the deputy secretary of the Party Committee of the Malaysian Town and the mayor of the Malaysia Town.</text:p>
      <text:p text:style-name="P4">
There was a question on the Internet that the police criticized the law and committed the law, "Why should the police stop the reporter? Who taught it? Who do you want to protect?"</text:p>
      <text:p text:style-name="P4">
This station had previously reported that a Judge journalist went to investigate the drowning case of the Guizhou teacher, but was attracted the attention of netizens by three men.</text:p>
      <text:p text:style-name="P4">
Responsible editor: Chen Pinjie</text:p>
      <text:p text:style-name="P4">
News Source: <text:a xlink:type="simple" xlink:href="https://www.rfa.org/mandarin/Xinwen/7-06012023160743.html" text:style-name="Internet_20_link" text:visited-style-name="Visited_20_Internet_20_Link">
https://www.rfa.org/mandarin/Xinwen/7-06012023160743.html</text:a>
</text:p>
      <!--NEWS-->
      <text:h text:style-name="P10" text:outline-level="1">
<text:span text:style-name="T4">
Facing the pressure of US chip exports China encourages to deepen cooperation</text:span>
</text:h>
      <text:p text:style-name="P4">
Author: None</text:p>
      <text:p text:style-name="P4">
Publisher: Radio Free Asia (Organization)</text:p>
      <text:p text:style-name="P4">
Published Time: 2023-06-01T16:15:00-04:00</text:p>
      <text:p text:style-name="P4">
Modified Time: 2023-06-01T16:24:32-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10" text:anchor-type="as-char" svg:width="6.9236in" svg:height="4.612011in" draw:z-index="0">
<draw:image xlink:href="../Images/rfamandarin/2023-06-01T16-15-00-04-00/000000.png" xlink:type="simple" xlink:show="embed" xlink:actuate="onLoad" draw:mime-type="image/png"/>
</draw:frame>
Renehaas, CEO of British chip company, ARM <text:a xlink:type="simple" xlink:href="https://www.rfa.org/mandarin/Xinwen/8-06012023161328.html/@@images/image" text:style-name="Internet_20_link" text:visited-style-name="Visited_20_Internet_20_Link">
</text:a>
Reuters pictures</text:p>
      <text:p text:style-name="P4">
The Ministry of Science and Technology of China issued a statement on June 1 stating that Deputy Minister Zhang Guangjun met with British chip company Anmou (ARM) CEO RenehaaS on May 30th. The institute and the company cooperated, and said that they would continue to serve and support high -tech enterprises in China, including Anmou Company.</text:p>
      <text:p text:style-name="P4">
This is the first visit to Beijing since Has has visited Beijing since the new crowd. According to the press release, the CEO emphasized the importance of China to Moumou, and promised to "strengthen future exchanges and dialogues" and "actively integrate into the Chinese science and technology innovation system system "" ".</text:p>
      <text:p text:style-name="P4">
Anmou is a semiconductor design and software company under SoftBank Group. It provides core design for most of the processors produced by global chip manufacturers. It is China's largest chip design IP development and service provider. The Financial Times (FinancialTimes) said that under the huge pressure of export restrictions in the United States, Anmou played a vital role in the semiconductor industry in China.</text:p>
      <text:p text:style-name="P4">
Responsible editor: Chen Pinjie</text:p>
      <text:p text:style-name="P4">
News Source: <text:a xlink:type="simple" xlink:href="https://www.rfa.org/mandarin/Xinwen/8-06012023161328.html" text:style-name="Internet_20_link" text:visited-style-name="Visited_20_Internet_20_Link">
https://www.rfa.org/mandarin/Xinwen/8-06012023161328.html</text:a>
</text:p>
      <!--NEWS-->
      <text:h text:style-name="P10" text:outline-level="1">
<text:span text:style-name="T4">
Zelei: Waiting for NATO to prepare Ukraine to join</text:span>
</text:h>
      <text:p text:style-name="P4">
Author: 联合早报 (Person)</text:p>
      <text:p text:style-name="P4">
Publisher: 联合早报 (Organization)</text:p>
      <text:p text:style-name="P4">
Published Time: 2023-06-01T16:17</text:p>
      <text:p text:style-name="P4">
Modified Time: 2023-06-01T16:38</text:p>
      <text:p text:style-name="P4">
Description: Ukraine President Zelei said that Ukraine is ready to join NATO, and Kiev is waiting for NATO to prepare to accept it as a member state. Reuters reported that Zelei Skyzi participated in the European Political Community (EUROPEAN ...</text:p>
      <text:p text:style-name="P4">
Videos: []</text:p>
      <text:p text:style-name="P4">
Audios: []</text:p>
      <text:p text:style-name="P4">
Images: []</text:p>
      <text:p text:style-name="P4">
Type: NewsArticle</text:p>
      <text:p text:style-name="P4">
Breadcrumbs: ['即时', '国际']</text:p>
      <text:p text:style-name="P4">
Keywords: ['俄乌战争', '欧洲', '乌克兰', '北约']</text:p>
      <!--METADATA-->
      <text:p text:style-name="P4">
Ukraine President Zelei said that Ukraine is ready to join NATO, and Kiev is waiting for NATO to prepare to accept it as a member state.</text:p>
      <text:p text:style-name="P4">
Reuters reported that Zerrenki participated in the European political community at Kichidau, the capital of Moldova on Thursday (June 1). He reiterated that Ukraine hopes to join the EU, saying that Ukraine is ready to join NATO, waiting for NATO to prepare for Ukraine.</text:p>
      <text:p text:style-name="P4">
Zeelianki shows that Ukraine supports the people of Moldova and the Moldova to join the European Union. "You (Moldova) supports our people. From the first day of the war, we have accepted our refugees to escape from war." We will not forget. "</text:p>
      <text:p text:style-name="P4">
<text:a xlink:type="simple" xlink:href="https://www.zaobao.com/news/world/story20221008-1320669" text:style-name="Internet_20_link" text:visited-style-name="Visited_20_Internet_20_Link">
European political community was established in 2022</text:a>
The purpose is to provide a policy coordination platform for European countries as a whole, promote political dialogue and cooperation, and solve the problems of common concern, thereby strengthening the security, stability and prosperity of the European continent.</text:p>
      <text:p text:style-name="P4">
Ukraine and Moldova, the host of this summit, are non -EU member states, but the summit allows countries outside the European Union to join.</text:p>
      <text:p text:style-name="P4">
News Source: <text:a xlink:type="simple" xlink:href="https://www.zaobao.com.sg/realtime/world/story20230601-1400281" text:style-name="Internet_20_link" text:visited-style-name="Visited_20_Internet_20_Link">
https://www.zaobao.com.sg/realtime/world/story20230601-1400281</text:a>
</text:p>
      <!--NEWS-->
      <text:h text:style-name="P10" text:outline-level="1">
<text:span text:style-name="T4">
Chinese bloggers "programming with thoughts" wives to pass</text:span>
</text:h>
      <text:p text:style-name="P4">
Author: None</text:p>
      <text:p text:style-name="P4">
Publisher: Radio Free Asia (Organization)</text:p>
      <text:p text:style-name="P4">
Published Time: 2023-06-01T16:19:00-04:00</text:p>
      <text:p text:style-name="P4">
Modified Time: 2023-06-01T16:31:2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12" text:anchor-type="as-char" svg:width="6.9236in" svg:height="3.88615in" draw:z-index="0">
<draw:image xlink:href="../Images/rfamandarin/2023-06-01T16-19-00-04-00/000000.png" xlink:type="simple" xlink:show="embed" xlink:actuate="onLoad" draw:mime-type="image/png"/>
</draw:frame>
Ms. Bi, the wife of Chinese well -known blogger Ruan Xiaohuan(Picture left) <text:a xlink:type="simple" xlink:href="https://www.rfa.org/mandarin/Xinwen/9-06012023161904.html/@@images/image" text:style-name="Internet_20_link" text:visited-style-name="Visited_20_Internet_20_Link">
</text:a>
Ms. Bei Twitter took a screenshot of Chinese bloggers Ruan Xiaohuan, Ruan Xiaohuan, was sentenced to 7 years in prison for "inciting the crime of subverting the state power". His wife Ms. Bi continued to speak for her husband. It disclosed on her Twitter that Ms. Bi had lost contact with the outside world since the 31st. She speculated that she was taken away by the Changhai Road Police Station of Changhai Road in Yangpu District, Shanghai, but the Changhai Road Police Station said that there was no such person. Ms. Bei's latest article stays on May 30, thanking netizens who support "programming", so far it has not been updated. Ms. Bei's friend also revealed that her WeChat news has not received a reply for two days, and she has no way to contact Ruan Xiaohuan's parents in Quanzhou. The 34th anniversary of the June 4th incident was near, and China highly controlled disagreements. Some netizens suspected that Ms. Bi was taken away. By the end of the draft, the station cannot independently verify Ms. Bei's whereabouts and will continue to follow up.</text:p>
      <text:p text:style-name="P4">
Responsible editor: Chen Pinjie</text:p>
      <text:p text:style-name="P4">
News Source: <text:a xlink:type="simple" xlink:href="https://www.rfa.org/mandarin/Xinwen/9-06012023161904.html" text:style-name="Internet_20_link" text:visited-style-name="Visited_20_Internet_20_Link">
https://www.rfa.org/mandarin/Xinwen/9-06012023161904.html</text:a>
</text:p>
      <!--NEWS-->
      <text:h text:style-name="P10" text:outline-level="1">
<text:span text:style-name="T4">
U.S. media exposed Tiktok user information existing in Chinese Senators requested the Ministry of Justice to investigate weekly capital for pseudo -license</text:span>
</text:h>
      <text:p text:style-name="P4">
Author: None</text:p>
      <text:p text:style-name="P4">
Publisher: Radio Free Asia (Organization)</text:p>
      <text:p text:style-name="P4">
Published Time: 2023-06-01T16:22:13-04:00</text:p>
      <text:p text:style-name="P4">
Modified Time: 2023-06-01T16:22:13-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14" text:anchor-type="as-char" svg:width="6.9236in" svg:height="4.612011in" draw:z-index="0">
<draw:image xlink:href="../Images/rfamandarin/2023-06-01T16-22-13-04-00/000000.png" xlink:type="simple" xlink:show="embed" xlink:actuate="onLoad" draw:mime-type="image/png"/>
</draw:frame>
TIKTOK CEO Zhou was funded at the House of Representatives Energy and Commercial Committee of the House of Representatives</text:p>
      <text:p text:style-name="P4">
The US "Forbes" magazine disclosed on June 1 that the United States Republican Senator Marco Rubio has asked the Minister of Justice to investigate the CEO of Tiktok, Zhou, who reported in Congress before the Congress, and should deal with the company. Whether the American user data method is perjured. The day before the "Fabei" magazine disclosed that Tiktok has the most sensitive financial information of global users in Chinese servers and can be read locally.</text:p>
      <text:p text:style-name="P4">
This discovery contradicts each other in Congress. In March, Zhou's funding in the US Congress said that American information has always existed in Virginia and Singapore. The use of these information is based on the needs of its global engineers.</text:p>
      <text:p text:style-name="P4">
According to reports, Rubio wrote in a letter to the Minister of Justice that now knows that Tiktok has stored sensitive information about American users in China, and Zhou's capital deny this fact. The relevant important facts make a false statement and bear responsibility. "Therefore, the Rubyo requested the Ministry of Justice to investigate whether the capital of the US user's personal capital storage was evidenced.</text:p>
      <text:p text:style-name="P4">
"Fabi Shi" comprehensive multiple sources, TIKTOK internal communication records, and confidential documents obtained to draw conclusions. It is provided to the company for the income of platform payment according to traffic. However, many people do not know that Tiktok has a server located in China and can be used by local employees.</text:p>
      <text:p text:style-name="P4">
Tiktok and its parent company's byte beating did not respond to "Fabei" on the review request of the Ministry of Justice's investigation on the Ministry of Justice. Prior to this, a Tiktok spokesman reported on "Fabi Shi" reporting user data storage in a statement. A response in China: "We have confidence in the correctness of the testimony of Zhou's capital."</text:p>
      <text:p text:style-name="P4">
TIKTOK has continuously preached its $ 1.5 billion "ProjectTexas" in the past year, and preserved American user information in Victoria and Singapore, USA, to ensure that it will not flow to China. The focus of negotiation.</text:p>
      <text:p text:style-name="P4">
Responsible editor: Chen Pinjie</text:p>
      <text:p text:style-name="P4">
News Source: <text:a xlink:type="simple" xlink:href="https://www.rfa.org/mandarin/Xinwen/10-06012023162037.html" text:style-name="Internet_20_link" text:visited-style-name="Visited_20_Internet_20_Link">
https://www.rfa.org/mandarin/Xinwen/10-06012023162037.html</text:a>
</text:p>
      <!--NEWS-->
      <text:h text:style-name="P10" text:outline-level="1">
<text:span text:style-name="T4">
Zerrenceki: Heusing to join NATO in Ukraine fears other countries</text:span>
</text:h>
      <text:p text:style-name="P4">
Publisher: 法新社</text:p>
      <text:p text:style-name="P4">
Published Time: 2023-06-01T16:32:07+00:00</text:p>
      <text:p text:style-name="P4">
Modified Time: 2023-06-01T16:05:02+00:00</text:p>
      <text:p text:style-name="P4">
Description: (AFP, Molda Babaka, 1st) Ukrainian President Zerrenceki today alert the leaders of European countries. If they are allowed to join the North Atlantic Convention (NATO), they will show any skepticism, which will make Russia dare to attack even more More countri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15" text:anchor-type="as-char" svg:width="6.9236in" svg:height="3.617581in" draw:z-index="0">
<draw:image xlink:href="../Images/rficn/2023-06-01T16-32-07-00-00/000000.png" xlink:type="simple" xlink:show="embed" xlink:actuate="onLoad" draw:mime-type="image/png"/>
</draw:frame>
Volodymyr ZELENSKYY said at the "European Political Community" in a summit held by the Eastern European country Moldova, "We must keep in mind that any suspicion we show in Europe will be the same as one of the same one like one. Russia will definitely try to occupy the trench. "</text:p>
      <text:p text:style-name="P4">
Ukraine is applying for joining NATO and the European Union (EU), and Moldova, neighbors is also applying for joining the European Union. However, as Russia's full invasion of Ukraine continued, some European countries were wary of setting up a formal schedule.</text:p>
      <text:p text:style-name="P4">
However, Zenoski warned in a speech to more than 40 leaders from the EU and NATO countries today that the two countries decided to hurt the power of the West.</text:p>
      <text:p text:style-name="P4">
Zerrenceki pointed out that if the NATO and the EU's admission in Ukraine and Moldova did not have a clear path, it would endanger the pro -Western political forces inside the neighbors of Russia and Georgia.</text:p>
      <text:p text:style-name="P4">
He said: "Whether these suspicions are related to major security steps, or about our unity, it may also be about whether we have the ability to cope with contemporary challenges, but all doubts will bring more unsafe."</text:p>
      <text:p text:style-name="P4">
NATO yesterday and today also held an informal foreign ministerial meeting in Oslo, the capital of Norway, to discuss how or security guarantees could be given to Ukraine at the NATO summit in July.</text:p>
      <text:p text:style-name="P4">
"I want to emphasize at a summit at Vilnius (Lithuania) summit in NATO this summer that it is necessary to clearly join NATO invitation, and it is necessary to have security guarantees along the way before joining NATO." He also Explanatory hopes to see clearly joining the EU invitation.</text:p>
      <text:p text:style-name="P4">
Zenoski mentioned: "Recently, a Chinese reporter asked me:" Why join NATO? "The answer is very simple: when there is no security guarantee, there will be a war."</text:p>
      <text:p text:style-name="P4">
He said: "We need fair peace. This is why every European country bordering Russia, and every European country that does not want to be torn by Russia should be official members of the European Union and NATO."</text:p>
      <text:p text:style-name="P4">
"If so, there will be only two results: if it is either a war, it is eaten by Russia."</text:p>
      <text:p text:style-name="P4">
News Source: <text:a xlink:type="simple" xlink:href="https://www.rfi.fr/cn/%E5%9B%BD%E9%99%85%E6%8A%A5%E9%81%93/20230601-%E6%B3%BD%E4%BC%A6%E6%96%AF%E5%9F%BA-%E5%AF%B9%E4%B9%8C%E5%85%8B%E5%85%B0%E5%8A%A0%E5%85%A5%E5%8C%97%E7%BA%A6%E6%9C%89%E6%89%80%E7%8A%B9%E8%B1%AB%E6%81%90%E5%8D%B1%E5%8F%8A%E5%85%B6%E4%BB%96%E5%9B%BD%E5%AE%B6" text:style-name="Internet_20_link" text:visited-style-name="Visited_20_Internet_20_Link">
https://www.rfi.fr/cn/%E5%9B%BD%E9%99%85%E6%8A%A5%E9%81%93/20230601-%E6%B3%BD%E4%BC%A6%E6%96%AF%E5%9F%BA-%E5%AF%B9%E4%B9%8C%E5%85%8B%E5%85%B0%E5%8A%A0%E5%85%A5%E5%8C%97%E7%BA%A6%E6%9C%89%E6%89%80%E7%8A%B9%E8%B1%AB%E6%81%90%E5%8D%B1%E5%8F%8A%E5%85%B6%E4%BB%96%E5%9B%BD%E5%AE%B6</text:a>
</text:p>
      <!--NEWS-->
      <text:h text:style-name="P10" text:outline-level="1">
<text:span text:style-name="T4">
President Kosovo: Serbia must stop supporting destruction of Keke Stability activities</text:span>
</text:h>
      <text:p text:style-name="P4">
Author: 联合早报 (Person)</text:p>
      <text:p text:style-name="P4">
Publisher: 联合早报 (Organization)</text:p>
      <text:p text:style-name="P4">
Published Time: 2023-06-01T16:52</text:p>
      <text:p text:style-name="P4">
Modified Time: 2023-06-01T16:56</text:p>
      <text:p text:style-name="P4">
Description: Cosovo President Osmanni said Serbia must stop destroying the stable campaign of Kosovo to end the situation in northern Kosovo. Reuters reported that Ottomini said in an interview with the field during the Moldova European Political Community Summit on Thursday (June 1) and said: "Challenge ...</text:p>
      <text:p text:style-name="P4">
Videos: []</text:p>
      <text:p text:style-name="P4">
Audios: []</text:p>
      <text:p text:style-name="P4">
Images: []</text:p>
      <text:p text:style-name="P4">
Type: NewsArticle</text:p>
      <text:p text:style-name="P4">
Breadcrumbs: ['即时', '国际']</text:p>
      <text:p text:style-name="P4">
Keywords: ['科索沃', '塞尔维亚', '冲突', '示威']</text:p>
      <!--METADATA-->
      <text:p text:style-name="P4">
Cosovo President Osmanni said Serbia must stop destroying the stable campaign of Kosovo to end the situation in northern Kosovo.</text:p>
      <text:p text:style-name="P4">
Reuters reported that Ottomini said in an interview with the field during the Moldova European Political Community Summit on Thursday (June 1), saying: "Challenges originated from Serbia, Serbia still needs to reconcile with it."</text:p>
      <text:p text:style-name="P4">
Ottomini pointed out that the situation in front of us is severe. "We must ensure that Kosovo will restore the rule of law and understand that threatening is from Serbia to deny Kosovo's existence as a sovereign country."</text:p>
      <text:p text:style-name="P4">
She emphasized that Serbia is actively supporting Kosovo's "illegal structure" in order to destroy Kosovo's stability from the inside. at this point."</text:p>
      <text:p text:style-name="P4">
Kosovo officially announced its departure from Serbia in 2008, but Selvia has always refused to recognize Kosovo's independence. Serbians in northern Kosovo also regarded Belgrade as the capital.</text:p>
      <text:p text:style-name="P4">
Recently, the Series in northern Kosovo protested by the dissatisfaction of Albanian in May, and the conflict was continuously upgraded.(https://www.zaobao.com/realtime/world/story20230530-1399512)Essence NATO Wednesday (May 31st) decided to go to northern Kosovo <text:a xlink:type="simple" xlink:href="https://www.zaobao.com/news/world/story20230531-1400121" text:style-name="Internet_20_link" text:visited-style-name="Visited_20_Internet_20_Link">
700 soldiers</text:a>
Essence</text:p>
      <text:p text:style-name="P4">
The Serbian President Wuxi also attended the European Political Community Summit on Thursday. He urged the science authorities to revoke the "illegal mayor" position in the north and pointed out that this is the "most powerful measure" that can solve the current crisis.</text:p>
      <text:p text:style-name="P4">
News Source: <text:a xlink:type="simple" xlink:href="https://www.zaobao.com.sg/realtime/world/story20230601-1400292" text:style-name="Internet_20_link" text:visited-style-name="Visited_20_Internet_20_Link">
https://www.zaobao.com.sg/realtime/world/story20230601-1400292</text:a>
</text:p>
      <!--NEWS-->
      <text:h text:style-name="P10" text:outline-level="1">
<text:span text:style-name="T4">
Musk sees Ding Xuexiang and Huang Renxun has not decided to visit China</text:span>
</text:h>
      <text:p text:style-name="P4">
Author: chinese@voanews.com (杨安)</text:p>
      <text:p text:style-name="P4">
Publisher: 美国之音中文网 (Type: NewsMediaOrganization)</text:p>
      <text:p text:style-name="P4">
Published Time: 2023-06-01T16:56:55+08:00</text:p>
      <text:p text:style-name="P4">
Modified Time: 2023-06-01 08:57:07Z</text:p>
      <text:p text:style-name="P4">
Description: "Reuters" quoted people familiar with the matter and reported that Tesla CEO Elon Musk met with Ding Xuexiang, Deputy Prime Minister of the Chinese State Council in Beijing on Wednesday (May 31) in the afternoon of Wednesday (May 31). It is understood that this is the first time Ding Xuexiang has a one -to -one talk with foreign CEOs, reflecting China's attention to Tesla.</text:p>
      <text:p text:style-name="P4">
Videos: []</text:p>
      <text:p text:style-name="P4">
Images: []</text:p>
      <text:p text:style-name="P4">
Categories: ['亚太', '经济·金融·贸易']</text:p>
      <text:p text:style-name="P4">
Type: None</text:p>
      <!--METADATA-->
      <text:p text:style-name="P4">
NoneNone</text:p>
      <text:p text:style-name="P4">
News Source: <text:a xlink:type="simple" xlink:href="https://www.voachinese.com/a/elon-musk-met-with-chinese-vice-pm-ding-20230601/7118251.html" text:style-name="Internet_20_link" text:visited-style-name="Visited_20_Internet_20_Link">
https://www.voachinese.com/a/elon-musk-met-with-chinese-vice-pm-ding-20230601/7118251.html</text:a>
</text:p>
      <!--NEWS-->
      <text:h text:style-name="P10" text:outline-level="1">
<text:span text:style-name="T4">
"Asia Pacific Report" June 1, 2023 Audio</text:span>
</text:h>
      <text:p text:style-name="P4">
Author: None</text:p>
      <text:p text:style-name="P4">
Publisher: Radio Free Asia (Organization)</text:p>
      <text:p text:style-name="P4">
Published Time: 2023-06-01T17:03:32-04:00</text:p>
      <text:p text:style-name="P4">
Modified Time: 2023-06-01T17:03:32-04:00</text:p>
      <text:p text:style-name="P4">
Description: None</text:p>
      <text:p text:style-name="P4">
Videos: []</text:p>
      <text:p text:style-name="P4">
Audios: ["<text:a xlink:type="simple" xlink:href="https://www.rfa.org/mandarin/apr-audio/yp-06012023140233.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316" text:anchor-type="as-char" svg:width="6.9236in" svg:height="3.88615in" draw:z-index="0">
<draw:image xlink:href="../Images/rfamandarin/2023-06-01T17-03-32-04-00/000000.png" xlink:type="simple" xlink:show="embed" xlink:actuate="onLoad" draw:mime-type="image/png"/>
</draw:frame>
 <text:a xlink:type="simple" xlink:href="https://www.rfa.org/mandarin/apr-audio/yp-06012023140233.html/@@images/image" text:style-name="Internet_20_link" text:visited-style-name="Visited_20_Internet_20_Link">
</text:a>
Liberty Asia Radio Drawing <text:a xlink:type="simple" xlink:href="https://www.rfa.org/mandarin/apr-audio/yp-06012023140233.html/@@stream" text:style-name="Internet_20_link" text:visited-style-name="Visited_20_Internet_20_Link">
Audio-Link: https://www.rfa.org/mandarin/Apr- Audio/YP 06012023140233.html/@stream</text:a>
The main content of this show:</text:p>
      <text:p text:style-name="P4">
1 . Mourning the 34th anniversary of the June 4th incident, Chinese political prisoner Xu Zhiyong issued fasting appeal;</text:p>
      <text:p text:style-name="P4">
2 . Human rights lawyer Yu Wensheng's wife Xu Yan was charged by the authorities to be charged with "inciting subversion of state power";</text:p>
      <text:p text:style-name="P4">
3 . The leader of the Eight -nine Democratic Games Wang Dan received an exclusive interview during the Democratic Summit;</text:p>
      <text:p text:style-name="P4">
4 . On the occasion of June, the survival of children in the migrant population attracted attention;</text:p>
      <text:p text:style-name="P4">
5 . US Defense Secretary Austin reiterated that against China to change the status quo of the Taiwan Strait by force.</text:p>
      <text:p text:style-name="P4">
News Source: <text:a xlink:type="simple" xlink:href="https://www.rfa.org/mandarin/apr-audio/yp-06012023140233.html" text:style-name="Internet_20_link" text:visited-style-name="Visited_20_Internet_20_Link">
https://www.rfa.org/mandarin/apr-audio/yp-06012023140233.html</text:a>
</text:p>
      <!--NEWS-->
      <text:h text:style-name="P10" text:outline-level="1">
<text:span text:style-name="T4">
NATO Secretary -General will visit Türkiye to explore Sweden to join the issue of NATO</text:span>
</text:h>
      <text:p text:style-name="P4">
Author: 联合早报 (Person)</text:p>
      <text:p text:style-name="P4">
Publisher: 联合早报 (Organization)</text:p>
      <text:p text:style-name="P4">
Published Time: 2023-06-01T17:04</text:p>
      <text:p text:style-name="P4">
Modified Time: 2023-06-01T17:11</text:p>
      <text:p text:style-name="P4">
Description: NATO Secretary -General Stoltenberg said he would visit Turkey soon to discuss the issue of joining NATO with the authorities. Reuters reported that Stoltenberg participated in a two -day NATO Foreign Minister's meeting at Oslo, Norway on Thursday (June 1) that he was earlier this week ...</text:p>
      <text:p text:style-name="P4">
Videos: []</text:p>
      <text:p text:style-name="P4">
Audios: []</text:p>
      <text:p text:style-name="P4">
Images: []</text:p>
      <text:p text:style-name="P4">
Type: NewsArticle</text:p>
      <text:p text:style-name="P4">
Breadcrumbs: ['即时', '国际']</text:p>
      <text:p text:style-name="P4">
Keywords: ['瑞典', '北约', '土耳其', '芬兰']</text:p>
      <!--METADATA-->
      <text:p text:style-name="P4">
NATO Secretary -General Stoltenberg said he would visit Turkey soon to discuss the issue of joining NATO with the authorities.</text:p>
      <text:p text:style-name="P4">
Reuters reported that Stoltenberg participated in a two -day NATO Foreign Minister's meeting at Oslo, Norway on Thursday (June 1) that he had talked to Turkish President Erdogan earlier this week and will talk about it. "Visit Ankara in the near future, continue (with earthwork) to discuss how to ensure that Sweden join NATO as soon as possible."</text:p>
      <text:p text:style-name="P4">
Erdogan last weekend <text:a xlink:type="simple" xlink:href="https://www.zaobao.com/realtime/world/story20230529-1399145" text:style-name="Internet_20_link" text:visited-style-name="Visited_20_Internet_20_Link">
Successful re -election president</text:a>
Some NATO countries are optimistic that after Turkey, <text:a xlink:type="simple" xlink:href="https://www.zaobao.com/news/world/story20220518-1273733" text:style-name="Internet_20_link" text:visited-style-name="Visited_20_Internet_20_Link">
resistance to joining NATO to Sweden</text:a>
It may be reduced.</text:p>
      <text:p text:style-name="P4">
Finnish Foreign Minister Harvesto pointed out that now the Turkish election has ended, and the approval process of Turkish's application for Sweden is very important.</text:p>
      <text:p text:style-name="P4">
Finland and Sweden have insisted on joining NATO, but Sweden has not been able to obtain approval from Turkey and Hungary; Finland first became the 31st member country in NATO in March <text:a xlink:type="simple" xlink:href="https://www.zaobao.com/realtime/world/story20230404-1379529" text:style-name="Internet_20_link" text:visited-style-name="Visited_20_Internet_20_Link">
in March</text:a>
Essence</text:p>
      <text:p text:style-name="P4">
This year's NATO Summit will be held in Vilnis, the capital of Lithuania in July. Some NATO foreign ministers believe that Sweden may join NATO before that or during the summit.</text:p>
      <text:p text:style-name="P4">
News Source: <text:a xlink:type="simple" xlink:href="https://www.zaobao.com.sg/realtime/world/story20230601-1400294" text:style-name="Internet_20_link" text:visited-style-name="Visited_20_Internet_20_Link">
https://www.zaobao.com.sg/realtime/world/story20230601-1400294</text:a>
</text:p>
      <!--NEWS-->
      <text:h text:style-name="P10" text:outline-level="1">
<text:span text:style-name="T4">
Chinese graduates have reduced expectations in the sluggish employment market</text:span>
</text:h>
      <text:p text:style-name="P4">
Author: chinese@voanews.com (美国之音)</text:p>
      <text:p text:style-name="P4">
Publisher: 美国之音中文网 (Type: NewsMediaOrganization)</text:p>
      <text:p text:style-name="P4">
Published Time: 2023-06-01T17:22:53+08:00</text:p>
      <text:p text:style-name="P4">
Modified Time: 2023-06-01 11:47:57Z</text:p>
      <text:p text:style-name="P4">
Description: In the past two years, Liang Huaxiao (transliteration, liang Huaxiao), graduates of applied mathematics, tried to find a job in a Chinese technology giant, and then she tried her work and sales. Later Essence</text:p>
      <text:p text:style-name="P4">
Videos: []</text:p>
      <text:p text:style-name="P4">
Images: []</text:p>
      <text:p text:style-name="P4">
Categories: ['亚太', '经济·金融·贸易']</text:p>
      <text:p text:style-name="P4">
Type: None</text:p>
      <!--METADATA-->
      <text:p text:style-name="P4">
Nonenone</text:p>
      <text:p text:style-name="P4">
News Source: <text:a xlink:type="simple" xlink:href="https://www.voachinese.com/a/chinese-graduates-lower-their-ambitions-in-moribund-jobs-market-20230601/7118266.html" text:style-name="Internet_20_link" text:visited-style-name="Visited_20_Internet_20_Link">
https://www.voachinese.com/a/chinese-graduates-lower-their-ambitions-in-moribund-jobs-market-20230601/7118266.html</text:a>
</text:p>
      <!--NEWS-->
      <text:h text:style-name="P10" text:outline-level="1">
<text:span text:style-name="T4">
Moody's: The British economy will welcome "mild decline" this year</text:span>
</text:h>
      <text:p text:style-name="P4">
Author: 联合早报 (Person)</text:p>
      <text:p text:style-name="P4">
Publisher: 联合早报 (Organization)</text:p>
      <text:p text:style-name="P4">
Published Time: 2023-06-01T18:33</text:p>
      <text:p text:style-name="P4">
Modified Time: 2023-06-01T20:21</text:p>
      <text:p text:style-name="P4">
Description: Moody's prediction of International Credit Institutions predicts that because of the impact of expected inflation and rising interest rates on family finances, the British economy will have a "mild recession" this year. Bloomberg reported that Moody's on Wednesday (May 31) was released ...</text:p>
      <text:p text:style-name="P4">
Videos: []</text:p>
      <text:p text:style-name="P4">
Audios: []</text:p>
      <text:p text:style-name="P4">
Images: []</text:p>
      <text:p text:style-name="P4">
Type: NewsArticle</text:p>
      <text:p text:style-name="P4">
Breadcrumbs: ['即时', '国际']</text:p>
      <text:p text:style-name="P4">
Keywords: ['英国', '经济', '通胀']</text:p>
      <!--METADATA-->
      <text:p text:style-name="P4">
Moody's prediction of International Credit Institutions predicts that because of the impact of expected inflation and rising interest rates on family finances, the British economy will have a "mild recession" this year.</text:p>
      <text:p text:style-name="P4">
Bloomberg reports that a report released by Moody's Wednesday (May 31) states that the British economy is expected to shrink 0.1%.</text:p>
      <text:p text:style-name="P4">
The Bank of England pointed out in May that Britain will escape the economic recession this year; the International Monetary Fund (IMF) has also canceled the forecast of Britain's economic recession this year. Although Moody's report is not as optimistic of the two, it is slightly stronger than its previously estimated British economy to shrink by 0.4%.</text:p>
      <text:p text:style-name="P4">
Moody's report also predicts that the increase in the British core inflation rate "increases the chance of further interest rate hikes." It is expected that the Bank of England will raise interest rates by 25 basis points again this year, and the benchmark interest rate will reach a peak of 4.75%; the British monetary policy will be tightened in the next few years and put pressure on consumption and investment.</text:p>
      <text:p text:style-name="P4">
In addition, the report states that Germany will also suffer "gentle decline", but the country's economy will not shrink in 2023. Britain has become the only country that has been predicted to have shrinking this year among the advanced economies of the G20 (G20).</text:p>
      <text:p text:style-name="P4">
Former US Treasury Minister Larrysummers pointed out in a television interview on Thursday (June 1) that the Brexit Brexit (Brexit) and crown diseases have exacerbated economic problems in the economy, and the situation is compared to other than others. Big powers must be serious.</text:p>
      <text:p text:style-name="P4">
Samers described Brexit decisions as "historic economic errors", saying that Brexit reduced the competitiveness of the British economy, brought down pressure to the pound, brought upward pressure on prices, limited imported goods, and limited imported goods, and restricted imported goods, and it limited imported goods. Limit the supply of labor in some ways. These factors pushed their inflation.</text:p>
      <text:p text:style-name="P4">
He said that Britain has no choice now, and can only insist on the issue of interest rate hikes to the end. If two years later, Britain will not enter the economic recession, he will "feel very surprised."</text:p>
      <text:p text:style-name="P4">
News Source: <text:a xlink:type="simple" xlink:href="https://www.zaobao.com.sg/realtime/world/story20230601-1400334" text:style-name="Internet_20_link" text:visited-style-name="Visited_20_Internet_20_Link">
https://www.zaobao.com.sg/realtime/world/story20230601-1400334</text:a>
</text:p>
      <!--NEWS-->
      <text:h text:style-name="P10" text:outline-level="1">
<text:span text:style-name="T4">
South Korean Defense: Han will not provide killing weapons to Wu</text:span>
</text:h>
      <text:p text:style-name="P4">
Author: 联合早报 (Person)</text:p>
      <text:p text:style-name="P4">
Publisher: 联合早报 (Organization)</text:p>
      <text:p text:style-name="P4">
Published Time: 2023-06-01T19:46</text:p>
      <text:p text:style-name="P4">
Modified Time: 2023-06-01T19:46</text:p>
      <text:p text:style-name="P4">
Description: The Ministry of Defense of South Korea has reiterated that South Korea will not provide killing weapons to Ukraine. The Yonhap News Agency reported that South Korean Defense Minister Li Zhongzheng reiterated at the National Defense Conference on Thursday (June 1) that he would not provide a killing weapon to Ukraine, and said that the Korean government would not directly to Uka ...</text:p>
      <text:p text:style-name="P4">
Videos: []</text:p>
      <text:p text:style-name="P4">
Audios: []</text:p>
      <text:p text:style-name="P4">
Images: []</text:p>
      <text:p text:style-name="P4">
Type: NewsArticle</text:p>
      <text:p text:style-name="P4">
Breadcrumbs: ['即时', '国际']</text:p>
      <text:p text:style-name="P4">
Keywords: ['韩国', '乌克兰', '俄乌战争']</text:p>
      <!--METADATA-->
      <text:p text:style-name="P4">
The Ministry of Defense of South Korea has reiterated that South Korea will not provide killing weapons to Ukraine.</text:p>
      <text:p text:style-name="P4">
The Yonhap News Agency reported that South Korean Defense Minister Li Zhongzheng reiterated at the National Defense Conference on Thursday (June 1) that he would not provide Ukraine with a position of lethal weapons, and said that the Korean government would not directly provide ammunition support to Ukraine.</text:p>
      <text:p text:style-name="P4">
In response to the problem of the number of borrowed 155mm allorite ammunition shells, Li Zhongzheng said that the Korean Ministry of Defense exported 100,000 artillery shells to the United States on the premise of eventually using martial arts to the United States.</text:p>
      <text:p text:style-name="P4">
According to the previous report of the Yonhap News Agency, Zhao Taiyong, the head of the National Security Office of South Korea last Wednesday (May 24), said that South Korea has always provided humanitarian and financial assistance to Ukraine. Consider the situation. This is regarded as an open position on ammunition assistance.</text:p>
      <text:p text:style-name="P4">
News Source: <text:a xlink:type="simple" xlink:href="https://www.zaobao.com.sg/realtime/world/story20230601-1400347" text:style-name="Internet_20_link" text:visited-style-name="Visited_20_Internet_20_Link">
https://www.zaobao.com.sg/realtime/world/story20230601-1400347</text:a>
</text:p>
      <!--NEWS-->
      <text:h text:style-name="P10" text:outline-level="1">
<text:span text:style-name="T4">
On Thursday, the U.S. market has slightly rushed to the market and focused on ai hot darling C3.AI insufficient stamina</text:span>
</text:h>
      <text:p text:style-name="P4">
Author: 李可爱 (Person)</text:p>
      <text:p text:style-name="P4">
Publisher: 联合早报 (Organization)</text:p>
      <text:p text:style-name="P4">
Published Time: 2023-06-01T19:58</text:p>
      <text:p text:style-name="P4">
Modified Time: 2023-06-01T19:58</text:p>
      <text:p text:style-name="P4">
Description: Thursday (June 1): ● The House of Representatives of the United States voted through the suspension of government debt upper limit bill, driving the main stock index stock index futures in the United States on Thursday (June 1) slightly higher. ● At 7 o'clock, the standard and the Pur 500 index futures rose 11.10 points or ...</text:p>
      <text:p text:style-name="P4">
Videos: []</text:p>
      <text:p text:style-name="P4">
Audios: []</text:p>
      <text:p text:style-name="P4">
Images: []</text:p>
      <text:p text:style-name="P4">
Type: NewsArticle</text:p>
      <text:p text:style-name="P4">
Breadcrumbs: ['即时', '国际']</text:p>
      <text:p text:style-name="P4">
Keywords: ['美国股市', '美市', '财经即时', '人工智能']</text:p>
      <!--METADATA-->
      <text:h text:style-name="P13" text:outline-level="4">
<text:span text:style-name="T4">
Thursday (June 1):</text:span>
</text:h>
      <text:p text:style-name="P4">
● U.S. House of Representatives voted through the suspension of government <text:a xlink:type="simple" xlink:href="https://www.zaobao.com.sg/realtime/world/story20230601-1400189" text:style-name="Internet_20_link" text:visited-style-name="Visited_20_Internet_20_Link">
debt upper limit bill</text:a>
Drive the main stock index stock futures in the United States on Thursday (June 1) slightly higher.</text:p>
      <text:p text:style-name="P4">
● At 7 o'clock, the standard and the Pur 500 Index futures rose 11.10 points or 0.26 % to 4190.90 points; the Nasdaq 100 index futures starting at 26.00 or 0.18 % to 14280.10 points; 32934.50 points.</text:p>
      <text:p text:style-name="P4">
● The US stock market overnight (Wednesday) closed low. The U.S. debt limit agreement is about to conduct key votes in Congress, and the just released labor market data is unexpectedly strong, which makes investors worry about the Federal Reserve may raise interest rates again in June.</text:p>
      <text:p text:style-name="P4">
● The standard and the Pur 500 index fell 25.69 points overnight, and the closing newspaper 4179.83 points. The heavyweight Dow Jones Index fell 134.51 points, and the closed market was 32908.27 points. The Nasdaq 100 Index, which is mainly technology stocks, also retreated by 0.70 % or 100.90 points, and closed at 14254.09 points.</text:p>
      <text:p text:style-name="P4">
● The overnight transactions in the US stock market are very active. The total transaction volume of the exchange is 13.87 million shares, which is more than 10.58 million shares in the past 20 days.</text:p>
      <text:h text:style-name="P13" text:outline-level="4">
<text:span text:style-name="T4">
Pre -trading focus:</text:span>
</text:h>
      <text:p text:style-name="P4">
● Following Tesla's Musk, Huang Renxun, CEO of Nvidia, may also visit China. It is reported that Huang Renxun plans to visit China in June, but Huang Renxun said on Thursday (June 1) that he had not made a decision on the trip. Nvidia's stock price starts at $ 5.26 before the market, and US $ 383.60.</text:p>
      <text:p text:style-name="P4">
Huang Renxun, CEO of Nvidia, may visit China in June. (Agence France -Presse)</text:p>
      <text:p text:style-name="P4">
● Although the first quarter of the cloud software company Salesforce is better than expected, because the company has not raised the forecast of the annual performance, investors are disappointed, causing Salesforce stock prices to fall more than 5 % before tonight. Dollar.</text:p>
      <text:p text:style-name="P4">
● Chewy Inc, a retailer of American pet food online, unexpectedly announced the super profit. The stock price soared by more than 18 % before the market, and the interruption was $ 35.01. Chewyinc's profit per share is $ 0.20, which surprised many investors. The net sales of each active customer also reached a record high.</text:p>
      <text:p text:style-name="P4">
American pet food online retailer Chewyinc obtained a profit of $ 0.20 per share, which surprised many investors. Its gross profit margin also increased by 0.9 percentage points, and the net sales of each active customer also hit a record high. (Bloomberg)</text:p>
      <text:p text:style-name="P4">
● On Thursday, let's take a look at why the latest performance of the darling C3.AI of the artificial intelligence boom has disappointed investors. Before the market, the stock fell 8.44 US dollars, and the deadline was $ 31.57.</text:p>
      <text:p text:style-name="P4">
● Active stocks before the market: C3.AI, Tesla, Nvidia, Palantir Technologies and Intelcorp. At the time of the draft, the stock price of these five active stocks took off.</text:p>
      <text:p text:style-name="P4">
C3.AI said in the performance report: "Now people have generally believed that the market for artificial intelligence applications throughout the enterprise is much larger than experts before, and the growth rate is much faster than previously predicted." (Reuters society)</text:p>
      <text:h text:style-name="P13" text:outline-level="4">
<text:span text:style-name="T4">
C3.AI (New York Stock Exchange code: AI)</text:span>
</text:h>
      <text:p text:style-name="P4">
As one of the darlings of the artificial intelligence boom, C3.AI released the prediction of disappointment of investors to the fiscal year of 2024, which caused C3.AI's stock price to decrease significantly in overnight trading. C3.AI's stock price not only fell 9 % when the market was closed overnight, but also fell 22.22 % to $ 31.12 after the market.</text:p>
      <text:p text:style-name="P4">
About two weeks ago, C3.AI made public predictions that the company's turnover as of the end of April this year will be between 72.1 million and 72.4 million US dollars. Freedom cash flow should be 18 million to 19.4 million US dollars.</text:p>
      <text:p text:style-name="P4">
The actual number released overnight is: quarterly turnover of $ 72.4 million, non -GAAP operating loss of $ 25.3 million, and free cash flow of 16.3 million US dollars. Except for the same turnover as the forecast, operating losses and cash flow are inferior to prediction.</text:p>
      <text:p text:style-name="P4">
C3.AI said in the performance report: "Now people have generally believed that the market for artificial intelligence applications throughout the enterprise is much larger than that of experts before, and the growth rate is much faster than previously predicted. In these ten Over the years, C3.AI has been at the front end of the enterprise artificial intelligence market. Now all enterprises are very actively applying artificial intelligence to business processes. This kind of enthusiasm is more significant than ever before. "</text:p>
      <text:p text:style-name="P4">
Having said that, the C3.AI executives predicted the quarterly performance as of the end of July this year, but did not reflect the "positiveness". C3.AI is expected to be between 70 million and $ 72.5 million in the next quarter. From the perspective of the middle point, this is roughly the same as the $ 71.6 million generally predicted by Wall Street analysts. The C3.AI is expected to have a loss of non -GAAP operations in this quarter from 25 million to 30 million US dollars. This prediction is also unable to surprise investors at all.</text:p>
      <text:p text:style-name="P4">
As for the annual results as of April 2024, the executives are expected to turn on the turnover between $ 295 million and $ 320 million; comparing the intermediate value, it should increase by about 15 than the previous fiscal year of 15 years. %, But it is slightly lower than the $ 317 million generally predicted by Wall Street analysts. C3.AI is expected to have a loss of USAP operating losses throughout the year from 50 million to 75 million US dollars.</text:p>
      <text:p text:style-name="P4">
Although the C3.AI executive said that the company is still expected to achieve its previous goals, that is, to strive for non -GAAP profit at the end of fiscal 2024, 11 analysts in Tipranks seem to be excited because of this. There are only three of them rating "buy" to C3.AI shares, four ratings given to "holding", and four rating of "selling". The average target price of the one -year period is only $ 21.50.</text:p>
      <text:p text:style-name="P4">
News Source: <text:a xlink:type="simple" xlink:href="https://www.zaobao.com.sg/realtime/world/story20230601-1400351" text:style-name="Internet_20_link" text:visited-style-name="Visited_20_Internet_20_Link">
https://www.zaobao.com.sg/realtime/world/story20230601-1400351</text:a>
</text:p>
      <!--NEWS-->
      <text:h text:style-name="P10" text:outline-level="1">
<text:span text:style-name="T4">
French Open Men's Singles 8 Seeds Sinna Ac</text:span>
</text:h>
      <text:p text:style-name="P4">
Publisher: 法新社</text:p>
      <text:p text:style-name="P4">
Published Time: 2023-06-01T20:02:08+00:00</text:p>
      <text:p text:style-name="P4">
Modified Time: 2023-06-01T19:35:02+00:00</text:p>
      <text:p text:style-name="P4">
Description: (Agence France -Presse, Paris 1st), the 79th German player Atmore, the 79th in the world, rescued the two end points in the second round of the men's singles in the French Tennis Open today, and finally Like's eighth seed Italian good master Sinna. The drama of the two in the dramatic battle 5 hours and 26 minutes became the fifth long -term game in the history of the French Ope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1" text:anchor-type="as-char" svg:width="6.9236in" svg:height="3.617581in" draw:z-index="0">
<draw:image xlink:href="../Images/rficn/2023-06-01T20-02-08-00-00/000000.png" xlink:type="simple" xlink:show="embed" xlink:actuate="onLoad" draw:mime-type="image/png"/>
</draw:frame>
Danielaltmaier rescued the two games at the end of the fourth set, and finally 6 to 7 (0/7), 7 to 6 (9/7), 1 to 6, 7 to 6 (7/7/7 (7/7/7 (7/7/7 to 6 4), 7 to 5, won the victory at SuzanneLenglen Court.</text:p>
      <text:p text:style-name="P4">
Tears burst after Atmore. He said: "I don't know if I can say that this is a" historic "competition, but I think this is a remembered game."</text:p>
      <text:p text:style-name="P4">
Last year, he played Jannik Sinner in the first round of the US Tennis Open. The two also played 5 sets to win the victory, but at the time, it was won by Sinna.</text:p>
      <text:p text:style-name="P4">
The oldest game in the history of French Open occurred in 2004. At that time, Fabrice Santoro and Arnaudclement staged a French civil war. Santa lotus was 6 hours and 33 minutes before they repelled their compatriots.</text:p>
      <text:p text:style-name="P4">
News Source: <text:a xlink:type="simple" xlink:href="https://www.rfi.fr/cn/%E8%BF%90%E5%8A%A8%E5%A4%A9%E5%9C%B0/20230601-%E6%B3%95%E7%BD%91%E7%94%B7%E5%8D%95-%E7%AC%AC8%E7%A7%8D%E5%AD%90%E8%BE%9B%E7%BA%B3%E6%AC%A1%E8%BD%AE%E8%90%BD%E9%A9%AC" text:style-name="Internet_20_link" text:visited-style-name="Visited_20_Internet_20_Link">
https://www.rfi.fr/cn/%E8%BF%90%E5%8A%A8%E5%A4%A9%E5%9C%B0/20230601-%E6%B3%95%E7%BD%91%E7%94%B7%E5%8D%95-%E7%AC%AC8%E7%A7%8D%E5%AD%90%E8%BE%9B%E7%BA%B3%E6%AC%A1%E8%BD%AE%E8%90%BD%E9%A9%AC</text:a>
</text:p>
      <!--NEWS-->
      <text:h text:style-name="P10" text:outline-level="1">
<text:span text:style-name="T4">
Europe joined NATO in Europe and hesitated Zelei: encourages Russia's prestige</text:span>
</text:h>
      <text:p text:style-name="P4">
Author: 联合早报 (Person)</text:p>
      <text:p text:style-name="P4">
Publisher: 联合早报 (Organization)</text:p>
      <text:p text:style-name="P4">
Published Time: 2023-06-01T20:10</text:p>
      <text:p text:style-name="P4">
Modified Time: 2023-06-01T20:34</text:p>
      <text:p text:style-name="P4">
Description: Ukraine President Zelezzki called on NATO on the issue of becoming a member country in Ukraine, and the attitude must be more firm, and emphasized that any of the European countries showed by this, which may promote the courage of Russia to attack more countries. Agence France -Presse reported that Zerrenzki on Thursday (June 1) ...</text:p>
      <text:p text:style-name="P4">
Videos: []</text:p>
      <text:p text:style-name="P4">
Audios: []</text:p>
      <text:p text:style-name="P4">
Images: []</text:p>
      <text:p text:style-name="P4">
Type: NewsArticle</text:p>
      <text:p text:style-name="P4">
Breadcrumbs: ['即时', '国际']</text:p>
      <text:p text:style-name="P4">
Keywords: ['俄乌战争', '欧洲', '欧盟', '北约', '乌克兰']</text:p>
      <!--METADATA-->
      <text:p text:style-name="P4">
Ukraine President Zelezzki called on NATO on the issue of becoming a member country in Ukraine, and the attitude must be more firm, and emphasized that any of the European countries showed by this, which may promote the courage of Russia to attack more countries.</text:p>
      <text:p text:style-name="P4">
Agence France -Presse reported that Zediski said on Moldova on Thursday (June 1) in Moldova to participate in the European Political Community Summit that any hesitation that Europe's joining the NATO in Ukraine will become "Russia's tried to capture the trenches". And weaken the power of the West.</text:p>
      <text:p text:style-name="P4">
Moldova, the eastern country of Ukraine and this summit, hopes to join the European Union. However, in view of the continuous Russia -Ukraine War, some European countries have hesitated to join the two.</text:p>
      <text:p text:style-name="P4">
Zelezzky pointed out that if Ukraine and Moldova did not have a clear way to enter the league, Beros and Georgia's fragile pro -Western political forces will face risks, and will also bring the ability to unite, the ability to deal with the challenges of the times and the security measures between European allies. Come to question, so as to breed more insecurity.</text:p>
      <text:p text:style-name="P4">
"I want to emphasize at the NATO summit in the summer that NATO needs to clearly invite Ukraine to join, and it needs to provide security in the process of joining NATO."</text:p>
      <text:p text:style-name="P4">
He also said that a Chinese reporter recently asked him why he chose NATO. He responded that "the answer is very simple. When there is no security, there is only war protection."</text:p>
      <text:p text:style-name="P4">
He emphasized that what is urgent at present is justice and peace. "This is why every country bordering Russia should become a formal member of the European Union and NATO if they do not want to be dismantled by Russia."</text:p>
      <text:p text:style-name="P4">
Hungarian Foreign Minister Peterszijjarto posted on Facebook that Hungarians clearly opposed NATO's acceptance of a state of war in a state of war, and should not discuss Ukraine's joining NATO.</text:p>
      <text:p text:style-name="P4">
News Source: <text:a xlink:type="simple" xlink:href="https://www.zaobao.com.sg/realtime/world/story20230601-1400357" text:style-name="Internet_20_link" text:visited-style-name="Visited_20_Internet_20_Link">
https://www.zaobao.com.sg/realtime/world/story20230601-1400357</text:a>
</text:p>
      <!--NEWS-->
      <text:h text:style-name="P10" text:outline-level="1">
<text:span text:style-name="T4">
NATO: How to provide security for Ukrai still remains to be resolved</text:span>
</text:h>
      <text:p text:style-name="P4">
Author: 联合早报 (Person)</text:p>
      <text:p text:style-name="P4">
Publisher: 联合早报 (Organization)</text:p>
      <text:p text:style-name="P4">
Published Time: 2023-06-01T20:28</text:p>
      <text:p text:style-name="P4">
Modified Time: 2023-06-01T20:28</text:p>
      <text:p text:style-name="P4">
Description: NATO Secretary -General Stoltenberg said that in response to how to give Ukraine security, NATO countries need to decide and declare that NATO will continue to support Ukraine. Reuters reported that Stoltenberg pointed out at the NATO Foreign Minister's meeting on Thursday (June 1) that after the war, ...</text:p>
      <text:p text:style-name="P4">
Videos: []</text:p>
      <text:p text:style-name="P4">
Audios: []</text:p>
      <text:p text:style-name="P4">
Images: []</text:p>
      <text:p text:style-name="P4">
Type: NewsArticle</text:p>
      <text:p text:style-name="P4">
Breadcrumbs: ['即时', '国际']</text:p>
      <text:p text:style-name="P4">
Keywords: ['北约', '乌克兰', '俄乌战争']</text:p>
      <!--METADATA-->
      <text:p text:style-name="P4">
NATO Secretary -General Stoltenberg said that in response to how to give Ukraine security, NATO countries need to decide and declare that NATO will continue to support Ukraine.</text:p>
      <text:p text:style-name="P4">
Reuters reported that Stoltenberg pointed out at the NATO Foreign Minister's meeting on Thursday (June 1) that after the war, Ukraine must be security guarantee to ensure that Russia's attacks will not only stop temporarily.</text:p>
      <text:p text:style-name="P4">
He emphasized: "We must stop the evil cycle of invading Ukraine. As for how to do this, it remains to be resolved."</text:p>
      <text:p text:style-name="P4">
French President Macron also stated on Wednesday (May 31st) that Ukraine must be reliable and reliable security guarantee, which is also <text:a xlink:type="simple" xlink:href="https://www.zaobao.com/realtime/world/story20230531-1400156" text:style-name="Internet_20_link" text:visited-style-name="Visited_20_Internet_20_Link">
in line with Western interests</text:a>
Essence</text:p>
      <text:p text:style-name="P4">
According to the Russian satellite news agency, Stoltenberg responded on the day that "Ukraine might attack Russian territory, especially on Moscow". He pointed out: "Our position on this issue has not changed: Ukraine has the right to defend himself."</text:p>
      <text:p text:style-name="P4">
He emphasized that NATO will continue to support Ukraine. "How long will it take?" But this will not make NATO and NATO member states a part of conflict. This is our decision: support Ukraine without becoming a conflict party. NATO has two important tasks in this matter: support Ukraine and prevent this conflict from spreading from Ukraine. "</text:p>
      <text:p text:style-name="P4">
News Source: <text:a xlink:type="simple" xlink:href="https://www.zaobao.com.sg/realtime/world/story20230601-1400359" text:style-name="Internet_20_link" text:visited-style-name="Visited_20_Internet_20_Link">
https://www.zaobao.com.sg/realtime/world/story20230601-1400359</text:a>
</text:p>
      <!--NEWS-->
      <text:h text:style-name="P10" text:outline-level="1">
<text:span text:style-name="T4">
Re -open free trade negotiations? Malaysia: The European Union must treat palm oil fairly</text:span>
</text:h>
      <text:p text:style-name="P4">
Author: 联合早报 (Person)</text:p>
      <text:p text:style-name="P4">
Publisher: 联合早报 (Organization)</text:p>
      <text:p text:style-name="P4">
Published Time: 2023-06-01T20:59</text:p>
      <text:p text:style-name="P4">
Modified Time: 2023-06-01T21:04</text:p>
      <text:p text:style-name="P4">
Description: Malaysia shows that if the European Union can treat Malaysia's palm oil products fairly, Malaysia is willing to re -consider restarting free trade negotiations with the European Union. The authorities stated that the stopping of free trade negotiations between the Malaysia and the European Union has nothing to do with the laws and regulations of the EU discrimination against palm oil products. Vice Prime Minister Farira on Thursday (June ... in June ...</text:p>
      <text:p text:style-name="P4">
Videos: []</text:p>
      <text:p text:style-name="P4">
Audios: []</text:p>
      <text:p text:style-name="P4">
Images: []</text:p>
      <text:p text:style-name="P4">
Type: NewsArticle</text:p>
      <text:p text:style-name="P4">
Breadcrumbs: ['即时', '国际']</text:p>
      <text:p text:style-name="P4">
Keywords: ['棕油', '欧盟', '贸易', '印尼']</text:p>
      <!--METADATA-->
      <text:p text:style-name="P4">
Malaysia shows that if the European Union can treat Malaysia's palm oil products fairly, Malaysia is willing to re -consider restarting free trade negotiations with the European Union. The authorities stated that the stopping of free trade negotiations between the Malaysia and the European Union has nothing to do with the laws and regulations of the EU discrimination against palm oil products.</text:p>
      <text:p text:style-name="P4">
Malaysia Vice Prime Minister Farira told the Malaysian media in London on Thursday (June 1) that some of the free trade negotiations between Malaysia and the European Union shouted because of the "unparalleled forest product regulations" issued by the European Union in December 2022 Stop, this is actually inconsistent with the facts.</text:p>
      <text:p text:style-name="P4">
Fedela is also the Minister of Malaysia and the Minister of Industry. He said that Malaysia and the European Union began to negotiate free trade in 2010, but after seven rounds of negotiations, they have been put on hold in 2012. In other words, the two sides have not continued to negotiate with free trade, which has nothing to do with the EU's "non -destruction of forest product regulations".</text:p>
      <text:p text:style-name="P4">
Fedla pointed out that regarding the free trade negotiations with the EU, "Malaysia and Indonesia did not say that they were put on hold. As far as Malaysia is concerned, what I want to say is that I will ask the cabinet meeting to re -consider the matter."</text:p>
      <text:p text:style-name="P4">
He said: "If they want us to be a partner, we expect to treat fairly. Partnership is related to fairness. You cannot expect us to be a partner, but you exert restrictions and conditions for us. If they want us to re -consider the free trade negotiation , I should treat us with the attitude of partners. "</text:p>
      <text:p text:style-name="P4">
Fedela is currently led by the United Special Tour of the two countries to visit European countries with Ellanga, Indonesia, to strive for the EU to treat palm oil producers fairly.</text:p>
      <text:p text:style-name="P4">
Malaysia and Indonesia are the two largest exporters in the world, and their output accounts for about 85%of global palm oil exports. The European Union is the world's third largest palm oil importer, second only to China and India.</text:p>
      <text:p text:style-name="P4">
News Source: <text:a xlink:type="simple" xlink:href="https://www.zaobao.com.sg/realtime/world/story20230601-1400371" text:style-name="Internet_20_link" text:visited-style-name="Visited_20_Internet_20_Link">
https://www.zaobao.com.sg/realtime/world/story20230601-1400371</text:a>
</text:p>
      <!--NEWS-->
      <text:h text:style-name="P10" text:outline-level="1">
<text:span text:style-name="T4">
U.S. stock closure</text:span>
</text:h>
      <text:p text:style-name="P4">
Publisher: 法新社</text:p>
      <text:p text:style-name="P4">
Published Time: 2023-06-01T21:02:07+00:00</text:p>
      <text:p text:style-name="P4">
Modified Time: 2023-06-01T20:50:02+00:00</text:p>
      <text:p text:style-name="P4">
Description: (Agence France -Presse, New York, 1st) The main index of Wall Street's stock market closed today. As investors see the progress of the debt limit agreement that can avoid the first default in the United States, it is hoped that the Federal Preparation Council (FED) may suspend interest rate hik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2" text:anchor-type="as-char" svg:width="6.9236in" svg:height="3.617581in" draw:z-index="0">
<draw:image xlink:href="../Images/rficn/2023-06-01T21-02-07-00-00/000000.png" xlink:type="simple" xlink:show="embed" xlink:actuate="onLoad" draw:mime-type="image/png"/>
</draw:frame>
The Dow Jones Industrial Index rose 153.30 points or 0.47%, which was collected at 33061.57 points.</text:p>
      <text:p text:style-name="P4">
The S &amp; P 500 index rose 41.19 points or 0.99%to close 4221.02 points.</text:p>
      <text:p text:style-name="P4">
The Nasdaq index of technology stocks raised 165.69 points or 1.28%, receiving 13100.98 points.</text:p>
      <text:p text:style-name="P4">
The Philadelphia Semiconductor Index rose 53.56 points or 1.55%to close 3506.74 points.</text:p>
      <text:p text:style-name="P4">
News Source: <text:a xlink:type="simple" xlink:href="https://www.rfi.fr/cn/%E8%B4%A2%E7%BB%8F%E5%BF%AB%E8%AE%AF/20230601-%E7%BE%8E%E8%82%A1%E6%94%B6%E9%AB%98" text:style-name="Internet_20_link" text:visited-style-name="Visited_20_Internet_20_Link">
https://www.rfi.fr/cn/%E8%B4%A2%E7%BB%8F%E5%BF%AB%E8%AE%AF/20230601-%E7%BE%8E%E8%82%A1%E6%94%B6%E9%AB%98</text:a>
</text:p>
      <!--NEWS-->
      <text:h text:style-name="P10" text:outline-level="1">
<text:span text:style-name="T4">
The Sudan conflict party violates the ceasefire agreement. The United States considers measures to take measures</text:span>
</text:h>
      <text:p text:style-name="P4">
Author: 联合早报 (Person)</text:p>
      <text:p text:style-name="P4">
Publisher: 联合早报 (Organization)</text:p>
      <text:p text:style-name="P4">
Published Time: 2023-06-01T21:40</text:p>
      <text:p text:style-name="P4">
Modified Time: 2023-06-01T21:40</text:p>
      <text:p text:style-name="P4">
Description: U.S. Secretary of State Brosky said that both sides of the Sudan conflict failed to abide by the short -term ceasefire agreement. Washington considers taking measures to show the attitude of the United States more clearly. Reuters reported that Brinken Thursday (June 1) at a press conference at the NATO Foreign Minister Conference in Oslo, Norway ...</text:p>
      <text:p text:style-name="P4">
Videos: []</text:p>
      <text:p text:style-name="P4">
Audios: []</text:p>
      <text:p text:style-name="P4">
Images: []</text:p>
      <text:p text:style-name="P4">
Type: NewsArticle</text:p>
      <text:p text:style-name="P4">
Breadcrumbs: ['即时', '国际']</text:p>
      <text:p text:style-name="P4">
Keywords: ['苏丹', '冲突', '美国']</text:p>
      <!--METADATA-->
      <text:p text:style-name="P4">
U.S. Secretary of State Brills said, <text:a xlink:type="simple" xlink:href="https://www.zaobao.com/keywords/su-dan" text:style-name="Internet_20_link" text:visited-style-name="Visited_20_Internet_20_Link">
Sudan</text:a>
Both parties of the conflict failed to abide by the short -term ceasefire agreement. Washington considers taking measures to show the US attitude more clearly.</text:p>
      <text:p text:style-name="P4">
Reuters reported that Brinken on Thursday (June 1) pointed out at a press conference at the NATO Foreign Minister Conference in Oslo, Norway, that although humanitarian support has progressed, Sudan's current situation is "extremely fragile". The United States is in the United States. Studies can take measures to clearly show the attitude of the United States for any leader who leads Sudan.</text:p>
      <text:p text:style-name="P4">
Brinken did not disclose what measures Wascoplas might take, nor did they make specific actions against the Sudan army or fast support forces officials, or took measures in a broader way.</text:p>
      <text:p text:style-name="P4">
Sudan Army and Quasi -Military Organization Fast Support Force (RSF) in mid -April <text:a xlink:type="simple" xlink:href="https://www.zaobao.com/realtime/world/story20230416-1383595" text:style-name="Internet_20_link" text:visited-style-name="Visited_20_Internet_20_Link">
Conflict</text:a>
, The two parties have announced many times to reach a short -term ceasefire, but <text:a xlink:type="simple" xlink:href="https://www.zaobao.com/realtime/world/story20230531-1400047" text:style-name="Internet_20_link" text:visited-style-name="Visited_20_Internet_20_Link">
repeatedly breaking the promise</text:a>
As a result, the conflict continued, and the local humanitarian crisis continued to intensify.</text:p>
      <text:p text:style-name="P4">
The United States and Saudi Arabia participated in the mediation period, but both also had little effect. Brinken emphasized that the United States will continue to participate in coordination.</text:p>
      <text:p text:style-name="P4">
According to data released by the Sudan Doctor Committee on May 28, Sudan's armed conflict has killed 866 deaths and 3721 injuries.</text:p>
      <text:p text:style-name="P4">
According to data released by the International Immigration Organization, since the outbreak of the conflict, nearly 1.4 million people have fled their homes.</text:p>
      <text:p text:style-name="P4">
News Source: <text:a xlink:type="simple" xlink:href="https://www.zaobao.com.sg/realtime/world/story20230601-1400379" text:style-name="Internet_20_link" text:visited-style-name="Visited_20_Internet_20_Link">
https://www.zaobao.com.sg/realtime/world/story20230601-1400379</text:a>
</text:p>
      <!--NEWS-->
      <text:h text:style-name="P10" text:outline-level="1">
<text:span text:style-name="T4">
Korean media: South Korea will participate in the US "Red Flag" military exercise</text:span>
</text:h>
      <text:p text:style-name="P4">
Author: 联合早报 (Person)</text:p>
      <text:p text:style-name="P4">
Publisher: 联合早报 (Organization)</text:p>
      <text:p text:style-name="P4">
Published Time: 2023-06-01T21:47</text:p>
      <text:p text:style-name="P4">
Modified Time: 2023-06-01T21:51</text:p>
      <text:p text:style-name="P4">
Description: South Korean officials revealed that South Korea will participate in the "Red Flag -Alaska" Air joint military exercise ("Red Flag" military exercise) held in Alaska, USA in June. Yonhap News Agency reported that the "Red Flag" military exercise is a joint military exercise led by the United States. This year's military exercise will be from June 5th to 23rd ...</text:p>
      <text:p text:style-name="P4">
Videos: []</text:p>
      <text:p text:style-name="P4">
Audios: []</text:p>
      <text:p text:style-name="P4">
Images: []</text:p>
      <text:p text:style-name="P4">
Type: NewsArticle</text:p>
      <text:p text:style-name="P4">
Breadcrumbs: ['即时', '国际']</text:p>
      <text:p text:style-name="P4">
Keywords: ['韩国', '美国', '军事', '演习']</text:p>
      <!--METADATA-->
      <text:p text:style-name="P4">
South Korean officials revealed that South Korea will participate in the "Red Flag -Alaska" Air joint military exercise ("Red Flag" military exercise) held in Alaska, USA in June.</text:p>
      <text:p text:style-name="P4">
The Yonhap News Agency reported that the "Red Flag" military exercise is a joint military exercise led by the United States. This year's military exercise will be held from June 5th to 23rd at the Alson Air Force Base in Alaska and Elmandorf Air Force Base.</text:p>
      <text:p text:style-name="P4">
The "Red Flag" military exercise was launched in 1976. The South Korean Air Force will participate in the performance since 2013. This year, six KF-16 fighters, two C-130 transport aircraft, a KC-330 multi-purpose air refueling transport aircraft and more than 180 people Participate.</text:p>
      <text:p text:style-name="P4">
Participants will conduct adaptive flight training before June 9th, and will conduct two weeks of joint exercise with the Air Force of the United States, Japan and other countries on the 12th.</text:p>
      <text:p text:style-name="P4">
According to South Korea's "Pioneer Daily" report, the "Red Flag" military exercise aims to improve the interoperability of the army. Related training requires various exercises, including air -to -air and air -to -land exercises, as well as the United States and Japanese aircraft. Air interception and cargo launching tasks.</text:p>
      <text:p text:style-name="P4">
News Source: <text:a xlink:type="simple" xlink:href="https://www.zaobao.com.sg/realtime/world/story20230601-1400381" text:style-name="Internet_20_link" text:visited-style-name="Visited_20_Internet_20_Link">
https://www.zaobao.com.sg/realtime/world/story20230601-1400381</text:a>
</text:p>
      <!--NEWS-->
      <text:h text:style-name="P10" text:outline-level="1">
<text:span text:style-name="T4">
For the new generation of Chinese objections, June 4th is a distant history and a sign worthy of being remembered.</text:span>
</text:h>
      <text:p text:style-name="P4">
Author: chinese@voanews.com (文灏)</text:p>
      <text:p text:style-name="P4">
Publisher: 美国之音中文网 (Type: NewsMediaOrganization)</text:p>
      <text:p text:style-name="P4">
Published Time: 2023-06-01T21:53:49+08:00</text:p>
      <text:p text:style-name="P4">
Modified Time: 2023-06-01 13:53:49Z</text:p>
      <text:p text:style-name="P4">
Description: With China's world's second largest economy in recent years, the continuous eclipse and continuous tightening network censorship of civic society in recent years, young dissidents are not optimistic about local grassroots political campaigns like June 4th and "White Paper Movement" China brings the feasibility of democracy. Nevertheless, the millennials interviewed by VOAs still stated that the June 4th Studies Games, as their political enlightenment, is still worth remembering.</text:p>
      <text:p text:style-name="P4">
Videos: []</text:p>
      <text:p text:style-name="P4">
Images: []</text:p>
      <text:p text:style-name="P4">
Categories: ['中国', '纪念六四']</text:p>
      <text:p text:style-name="P4">
Type: None</text:p>
      <!--METADATA-->
      <text:p text:style-name="P4">
Nonenone</text:p>
      <text:p text:style-name="P4">
News Source: <text:a xlink:type="simple" xlink:href="https://www.voachinese.com/a/june-4-young-chinese-20230531/7117687.html" text:style-name="Internet_20_link" text:visited-style-name="Visited_20_Internet_20_Link">
https://www.voachinese.com/a/june-4-young-chinese-20230531/7117687.html</text:a>
</text:p>
      <!--NEWS-->
      <text:h text:style-name="P10" text:outline-level="1">
<text:span text:style-name="T4">
Where does the Fujian ship "crack" come? Expert: It should be caused by flowing water test</text:span>
</text:h>
      <text:p text:style-name="P4">
Author: chinese@voanews.com (陈筠)</text:p>
      <text:p text:style-name="P4">
Publisher: 美国之音中文网 (Type: NewsMediaOrganization)</text:p>
      <text:p text:style-name="P4">
Published Time: 2023-06-01T22:07:33+08:00</text:p>
      <text:p text:style-name="P4">
Modified Time: 2023-06-01 14:08:01Z</text:p>
      <text:p text:style-name="P4">
Description: China's third aircraft carrier Fujian ship is about to conduct a sea trial, but recently heated on the Internet that the Fujian ship deck has suspected two obvious "cracks", causing doubts about whether the Chinese aircraft carrier is a "tofu" project. Military experts have judged that this should be caused by the "sand lacquer" on the deck used for testing. The probability should not be high.</text:p>
      <text:p text:style-name="P4">
Videos: []</text:p>
      <text:p text:style-name="P4">
Images: []</text:p>
      <text:p text:style-name="P4">
Categories: ['中国', '军事']</text:p>
      <text:p text:style-name="P4">
Type: None</text:p>
      <!--METADATA-->
      <text:p text:style-name="P4">
Nonenone</text:p>
      <text:p text:style-name="P4">
News Source: <text:a xlink:type="simple" xlink:href="https://www.voachinese.com/a/why-are-there-cracks-on-the-deck-of-china-s-fujian-ship-20230601/7118441.html" text:style-name="Internet_20_link" text:visited-style-name="Visited_20_Internet_20_Link">
https://www.voachinese.com/a/why-are-there-cracks-on-the-deck-of-china-s-fujian-ship-20230601/7118441.html</text:a>
</text:p>
      <!--NEWS-->
      <text:h text:style-name="P10" text:outline-level="1">
<text:span text:style-name="T4">
Thai cars out of control over control over the fire and brewed four deaths and six injuries</text:span>
</text:h>
      <text:p text:style-name="P4">
Author: 联合早报 (Person)</text:p>
      <text:p text:style-name="P4">
Publisher: 联合早报 (Organization)</text:p>
      <text:p text:style-name="P4">
Published Time: 2023-06-01T22:12</text:p>
      <text:p text:style-name="P4">
Modified Time: 2023-06-01T22:12</text:p>
      <text:p text:style-name="P4">
Description: A car in the central Great City Mansion in central Thailand turned over the fire, causing four deaths and six injuries. The Thai media reported that the Dacheng Fu Bangba was reported to the case in the early morning of Thursday (June 1) of the County Police Station. A seven -seater Mercedes -Benz car rolled the fire on the road in Bangkok, and the people in the car hurt ...</text:p>
      <text:p text:style-name="P4">
Videos: []</text:p>
      <text:p text:style-name="P4">
Audios: []</text:p>
      <text:p text:style-name="P4">
Images: []</text:p>
      <text:p text:style-name="P4">
Type: NewsArticle</text:p>
      <text:p text:style-name="P4">
Breadcrumbs: ['即时', '国际']</text:p>
      <text:p text:style-name="P4">
Keywords: ['泰国', '车祸']</text:p>
      <!--METADATA-->
      <text:p text:style-name="P4">
A car in the central Great City Mansion in central Thailand turned over the fire, causing four deaths and six injuries.</text:p>
      <text:p text:style-name="P4">
Thai media reported that the Greater City Popular Pakistani County Police Station received a report in the early morning of Thursday (June 1). A seven -seater Mercedes -Benz car turned on the fire on the highway driving in Bangkok, and the personnel in the car were casualties.</text:p>
      <text:p text:style-name="P4">
Police coordinated the local fire forces to go to the scene to fight the fire, and the fire was controlled about 20 minutes. The remains of three men and a woman were found in the car. Another six people escaped from the car and were sent to the hospital for treatment.</text:p>
      <text:p text:style-name="P4">
According to preliminary police judgment, the vehicle was out of control due to high -speed driving, which caused a fire.</text:p>
      <text:p text:style-name="P4">
News Source: <text:a xlink:type="simple" xlink:href="https://www.zaobao.com.sg/realtime/world/story20230601-1400392" text:style-name="Internet_20_link" text:visited-style-name="Visited_20_Internet_20_Link">
https://www.zaobao.com.sg/realtime/world/story20230601-1400392</text:a>
</text:p>
      <!--NEWS-->
      <text:h text:style-name="P10" text:outline-level="1">
<text:span text:style-name="T4">
Huang Renxun, CEO of Nvidia: "Complete Safe" by relying on Taiwan's production of high -end chips</text:span>
</text:h>
      <text:p text:style-name="P4">
Author: chinese@voanews.com (松仁)</text:p>
      <text:p text:style-name="P4">
Publisher: 美国之音中文网 (Type: NewsMediaOrganization)</text:p>
      <text:p text:style-name="P4">
Published Time: 2023-06-01T22:29:08+08:00</text:p>
      <text:p text:style-name="P4">
Modified Time: 2023-06-01 14:29:08Z</text:p>
      <text:p text:style-name="P4">
Description: Huang Renxun, the founder and CEO of Nvidia, the top American artificial intelligence chip and supercomputing supplier Nvidia, said on Thursday (June 1) that chips such as high -end and advanced artificial intelligence in Taiwan are still "completely safe".</text:p>
      <text:p text:style-name="P4">
Videos: []</text:p>
      <text:p text:style-name="P4">
Images: []</text:p>
      <text:p text:style-name="P4">
Categories: ['台湾', '中国', '科技']</text:p>
      <text:p text:style-name="P4">
Type: None</text:p>
      <!--METADATA-->
      <text:p text:style-name="P4">
Nonenone</text:p>
      <text:p text:style-name="P4">
News Source: <text:a xlink:type="simple" xlink:href="https://www.voachinese.com/a/nvidia-ceo-feels-safe-relying-on-taiwan-for-chips-20230601/7118361.html" text:style-name="Internet_20_link" text:visited-style-name="Visited_20_Internet_20_Link">
https://www.voachinese.com/a/nvidia-ceo-feels-safe-relying-on-taiwan-for-chips-20230601/7118361.html</text:a>
</text:p>
      <!--NEWS-->
      <text:h text:style-name="P10" text:outline-level="1">
<text:span text:style-name="T4">
The United States will set up diplomatic stations in the Norwegian Arctic Town</text:span>
</text:h>
      <text:p text:style-name="P4">
Author: 联合早报 (Person)</text:p>
      <text:p text:style-name="P4">
Publisher: 联合早报 (Organization)</text:p>
      <text:p text:style-name="P4">
Published Time: 2023-06-01T22:37</text:p>
      <text:p text:style-name="P4">
Modified Time: 2023-06-01T22:41</text:p>
      <text:p text:style-name="P4">
Description: U.S. Secretary of State Broskels announced that the United States will open diplomatic stations in Tromso, Norway, which will become the northernmost US diplomatic station in the United States. Reuters reports that Brinken participated in the NATO Foreign Minister Meeting in Oslo, Norway on Thursday (June 1) ...</text:p>
      <text:p text:style-name="P4">
Videos: []</text:p>
      <text:p text:style-name="P4">
Audios: []</text:p>
      <text:p text:style-name="P4">
Images: []</text:p>
      <text:p text:style-name="P4">
Type: NewsArticle</text:p>
      <text:p text:style-name="P4">
Breadcrumbs: ['即时', '国际']</text:p>
      <text:p text:style-name="P4">
Keywords: ['美国', '挪威', '北极', '外交']</text:p>
      <!--METADATA-->
      <text:p text:style-name="P4">
U.S. Secretary of State Broskels announced that the United States will open diplomatic stations in Tromso, Norway, which will become the northernmost US diplomatic station in the United States.</text:p>
      <text:p text:style-name="P4">
Reuters reported that Brinken was announced on Thursday (June 1) to announce the news during the NATO Foreign Minister's meeting in Oslo, Norway, and emphasized that the move was designed to deepen US diplomatic participation in high latitudes and increase diplomatic activities in the region.</text:p>
      <text:p text:style-name="P4">
"For us, the station in Tromsei symbolizes the ability of (the United States) to leave diplomatic footprints in the Arctic Circle."</text:p>
      <text:p text:style-name="P4">
He emphasized: "Our entire policy is to ensure that the Arctic region is still a region of peaceful cooperation."</text:p>
      <text:p text:style-name="P4">
Teromer is 350 kilometers north of the Arctic Circle. It is the eighth largest among the 18 counties in Norway and the largest city in northern Norway.</text:p>
      <text:p text:style-name="P4">
Today, the narrowing of the Arctic Ice Cucklings has opened up a new maritime passage. While attracting other countries to seek natural resources that have not been developed, it has also increased its strategic importance in the region.</text:p>
      <text:p text:style-name="P4">
Before Brinken announced the above action, Norway just took over the position of the Arctic Council from Russia on May 11. The Arctic Council was established in 1996 to discuss issues that affect the polar regions, including pollution, local economic development, and search and rescue tasks.</text:p>
      <text:p text:style-name="P4">
News Source: <text:a xlink:type="simple" xlink:href="https://www.zaobao.com.sg/realtime/world/story20230601-1400401" text:style-name="Internet_20_link" text:visited-style-name="Visited_20_Internet_20_Link">
https://www.zaobao.com.sg/realtime/world/story20230601-1400401</text:a>
</text:p>
      <!--NEWS-->
      <text:h text:style-name="P10" text:outline-level="1">
<text:span text:style-name="T4">
China's economic prospects are worried about foreign investors selling Chinese stocks to accelerate the withdrawal of capital</text:span>
</text:h>
      <text:p text:style-name="P4">
Author: chinese@voanews.com (美国之音)</text:p>
      <text:p text:style-name="P4">
Publisher: 美国之音中文网 (Type: NewsMediaOrganization)</text:p>
      <text:p text:style-name="P4">
Published Time: 2023-06-01T22:48:13+08:00</text:p>
      <text:p text:style-name="P4">
Modified Time: 2023-06-01 14:48:13Z</text:p>
      <text:p text:style-name="P4">
Description: With the weak domestic demand and the poor company's profit expectations, the stock market in China and Hong Kong plummeted, foreign investors have accelerated in May this year.</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foreigners-pull-more-money-out-of-china-in-may-20230601/7118368.html" text:style-name="Internet_20_link" text:visited-style-name="Visited_20_Internet_20_Link">
https://www.voachinese.com/a/foreigners-pull-more-money-out-of-china-in-may-20230601/7118368.html</text:a>
</text:p>
      <!--NEWS-->
      <text:h text:style-name="P10" text:outline-level="1">
<text:span text:style-name="T4">
South Africa: The BRICS Five Kingdoms Summit will be held in Johannesburg</text:span>
</text:h>
      <text:p text:style-name="P4">
Author: 联合早报 (Person)</text:p>
      <text:p text:style-name="P4">
Publisher: 联合早报 (Organization)</text:p>
      <text:p text:style-name="P4">
Published Time: 2023-06-01T22:58</text:p>
      <text:p text:style-name="P4">
Modified Time: 2023-06-02T00:37</text:p>
      <text:p text:style-name="P4">
Description: South African Foreign Minister Pan Duor said this year's BRICS Group (Brics) Leadership Summit will be held at Johannesburg, South Africa. The BRICS Group was originally BRIC (BRIC) and consists of Brazil, Russia, India, and the People's Republic of China. year 2010,...</text:p>
      <text:p text:style-name="P4">
Videos: []</text:p>
      <text:p text:style-name="P4">
Audios: []</text:p>
      <text:p text:style-name="P4">
Images: []</text:p>
      <text:p text:style-name="P4">
Type: NewsArticle</text:p>
      <text:p text:style-name="P4">
Breadcrumbs: ['即时', '国际']</text:p>
      <text:p text:style-name="P4">
Keywords: ['南非', '金砖五国', '俄罗斯']</text:p>
      <!--METADATA-->
      <text:p text:style-name="P4">
South African Foreign Minister Pan Duor said this year's BRICS Group (Brics) Leadership Summit will be held at Johannesburg, South Africa.</text:p>
      <text:p text:style-name="P4">
The BRICS Group was originally BRIC (BRIC) and consists of Brazil, Russia, India, and the People's Republic of China. In 2010, the four countries agreed that South Africa joined the cooperation mechanism as a formal member, collectively referred to as <text:a xlink:type="simple" xlink:href="https://www.zaobao.com/keywords/jin-zhuan-wu-guo" text:style-name="Internet_20_link" text:visited-style-name="Visited_20_Internet_20_Link">
BRICS Five Kingdoms</text:a>
Essence</text:p>
      <text:p text:style-name="P4">
The BRICS Group Leader Summit is held once a year, <text:a xlink:type="simple" xlink:href="https://www.zaobao.com/news/china/story20220623-1285692" text:style-name="Internet_20_link" text:visited-style-name="Visited_20_Internet_20_Link">
last year's summit was held by China</text:a>
, Carry out online videos.</text:p>
      <text:p text:style-name="P4">
Recently, public opinion speculated that this year's summit may be set in China, not in South Africa. Russia's Deputy Minister of Foreign Affairs, Riabkov on Thursday (June 1), said that the relevant rumors were false.</text:p>
      <text:p text:style-name="P4">
Another problem that the summit triggered concern was that it was wanted in Russian President Putin by the International Criminal Court (ICC).</text:p>
      <text:p text:style-name="P4">
As a member of the International Criminal Court, South Africa should theoretically arrest Putin, which is required to be as required. South African Foreign Minister Pan Duor responded on Thursday that if Putin attended the BRICS Five Kingdoms Summit in August, South Africa was considering legal options.</text:p>
      <text:p text:style-name="P4">
News Source: <text:a xlink:type="simple" xlink:href="https://www.zaobao.com.sg/realtime/world/story20230601-1400408" text:style-name="Internet_20_link" text:visited-style-name="Visited_20_Internet_20_Link">
https://www.zaobao.com.sg/realtime/world/story20230601-1400408</text:a>
</text:p>
      <!--NEWS-->
      <text:h text:style-name="P10" text:outline-level="1">
<text:span text:style-name="T4">
The United States announced sanctions Sudan conflict related companies and individuals</text:span>
</text:h>
      <text:p text:style-name="P4">
Author: 联合早报 (Person)</text:p>
      <text:p text:style-name="P4">
Publisher: 联合早报 (Organization)</text:p>
      <text:p text:style-name="P4">
Published Time: 2023-06-01T23:40</text:p>
      <text:p text:style-name="P4">
Modified Time: 2023-06-01T23:43</text:p>
      <text:p text:style-name="P4">
Description: The United States announced sanctions on two affiliated enterprises of Sudan government forces and rapid support forces, and implemented visa restrictions on officials and other individuals of the conflict. Reuters reports that the US Treasury Secretary Yellen issued a statement on Thursday (June 1) saying that the United States will sanction two to promote Sudan ...</text:p>
      <text:p text:style-name="P4">
Videos: []</text:p>
      <text:p text:style-name="P4">
Audios: []</text:p>
      <text:p text:style-name="P4">
Images: []</text:p>
      <text:p text:style-name="P4">
Type: NewsArticle</text:p>
      <text:p text:style-name="P4">
Breadcrumbs: ['即时', '国际']</text:p>
      <text:p text:style-name="P4">
Keywords: ['美国', '苏丹', '冲突', '制裁']</text:p>
      <!--METADATA-->
      <text:p text:style-name="P4">
The United States announced to <text:a xlink:type="simple" xlink:href="https://www.zaobao.com/keywords/su-dan" text:style-name="Internet_20_link" text:visited-style-name="Visited_20_Internet_20_Link">
Sudan</text:a>
The government forces and the two related companies of the government forces and the rapid support forces sanctions, and implemented visa restrictions on officials and other individuals on both sides of the conflict.</text:p>
      <text:p text:style-name="P4">
Reuters reports that US Treasury Secretary Yellen issued a statement on Thursday (June 1) that the United States will sanction two companies that boost the conflict of the Sudan army and the rapid support forces to increase the funds of both sides of the conflict and deprive them of paying soldiers salary. , Supply weapon, the resources needed to launch the war in Sudan.</text:p>
      <text:p text:style-name="P4">
Yellen said in a statement: "The United States stands on the civilians and opposes those who continue to exert violence against the people of the Sudan."</text:p>
      <text:p text:style-name="P4">
U.S. Secretary of State Brills announced earlier on Thursday that because the Sudan army and the rapid support forces did not comply with the relevant commitments of the humanitarian ceasefire agreement, <text:a xlink:type="simple" xlink:href="https://www.zaobao.com/realtime/world/story20230601-1400379" text:style-name="Internet_20_link" text:visited-style-name="Visited_20_Internet_20_Link">
the United States is considering taking measures</text:a>
, Thus clearly showing Washington's attitude towards those who lead Sudan.</text:p>
      <text:p text:style-name="P4">
<text:a xlink:type="simple" xlink:href="https://www.zaobao.com/realtime/world/story20230416-1383595" text:style-name="Internet_20_link" text:visited-style-name="Visited_20_Internet_20_Link">
Sudan conflict broke out since mid -April</text:a>
It has been continuously upgraded. Although the United States and Saudi Arabia have been adjusted from it, the conflict has not yet reached and implemented a ceasefire agreement.</text:p>
      <text:p text:style-name="P4">
Brinken said the United States has implemented visa restrictions on individuals in Sudan, including officials from the Sudan army and the rapid support forces, and the leaders of former Sudan President Omar Al-Bashir regime.</text:p>
      <text:p text:style-name="P4">
News Source: <text:a xlink:type="simple" xlink:href="https://www.zaobao.com.sg/realtime/world/story20230601-1400420" text:style-name="Internet_20_link" text:visited-style-name="Visited_20_Internet_20_Link">
https://www.zaobao.com.sg/realtime/world/story20230601-1400420</text:a>
</text:p>
      <!--NEWS-->
      <text:h text:style-name="P10" text:outline-level="1">
<text:span text:style-name="T4">
Following the US House of Representatives passed the debt limit bill, the Senate sought to quickly avoid breach of contract</text:span>
</text:h>
      <text:p text:style-name="P4">
Author: chinese@voanews.com (松仁)</text:p>
      <text:p text:style-name="P4">
Publisher: 美国之音中文网 (Type: NewsMediaOrganization)</text:p>
      <text:p text:style-name="P4">
Published Time: 2023-06-01T23:58:38+08:00</text:p>
      <text:p text:style-name="P4">
Modified Time: 2023-06-01 15:58:38Z</text:p>
      <text:p text:style-name="P4">
Description: After the U.S. House of Representatives successfully passed a bill that increased US $ 3.14 trillion in debt and cut federal expenditure on Wednesday (May 31st), the US Senate also debated the bill on Thursday and hoped that it was in In the next four days, it will quickly pass this bill and sign it to President Biden to avoid catastrophic debt defaults.</text:p>
      <text:p text:style-name="P4">
Videos: []</text:p>
      <text:p text:style-name="P4">
Images: []</text:p>
      <text:p text:style-name="P4">
Categories: ['美国', '经济·金融·贸易']</text:p>
      <text:p text:style-name="P4">
Type: None</text:p>
      <!--METADATA-->
      <text:p text:style-name="P4">
Nonenone</text:p>
      <text:p text:style-name="P4">
News Source: <text:a xlink:type="simple" xlink:href="https://www.voachinese.com/a/us-senate-aims-for-quick-passage-of-debt-ceiling-bill-to-avoid-default-060123/7118634.html" text:style-name="Internet_20_link" text:visited-style-name="Visited_20_Internet_20_Link">
https://www.voachinese.com/a/us-senate-aims-for-quick-passage-of-debt-ceiling-bill-to-avoid-default-060123/7118634.html</text:a>
</text:p>
      <!--NEWS-->
      <text:h text:style-name="P10" text:outline-level="1">
<text:span text:style-name="T4">
NATO Secretary -General Stolten Berg will visit Türkiye and wait for the El section invitation</text:span>
</text:h>
      <text:p text:style-name="P4">
Publisher: 法新社</text:p>
      <text:p text:style-name="P4">
Published Time: 2023-06-01T3:32:09+00:00</text:p>
      <text:p text:style-name="P4">
Modified Time: 2023-06-01T14:20:05+00:00</text:p>
      <text:p text:style-name="P4">
Description: (Agence France -Presse Oslo, 1st), Stolten Berg, Secretary -General of the North Atlantic Treaty Organization, said today that he will visit Turkey recently to promote Sweden to join the allia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3" text:anchor-type="as-char" svg:width="6.9236in" svg:height="3.617581in" draw:z-index="0">
<draw:image xlink:href="../Images/rficn/2023-06-01T3-32-09-00-00/000000.png" xlink:type="simple" xlink:show="embed" xlink:actuate="onLoad" draw:mime-type="image/png"/>
</draw:frame>
</text:p>
      <text:p text:style-name="P4">
史托腾柏格(JensStoltenberg)在挪威首都奥斯陆(Oslo)举行的北约外长会议上说：「我当然有信心瑞典会成为成员国，我们正努力尽快实现这个目标。」</text:p>
      <text:p text:style-name="P4">
他表示，他访问土耳其的日期还未确定，但将在艾尔段的邀请下进行。</text:p>
      <text:p text:style-name="P4">
史托腾柏格表示，本周稍早他曾与上月28日再度当选土耳其总统的艾尔段(Recep TayyipErdogan)通话，以「强调在瑞典入盟问题上取得进展的重要性」。</text:p>
      <text:p text:style-name="P4">
目前北约成员国当中，仅有土耳其和匈牙利尚未同意瑞典加入北约。</text:p>
      <text:p text:style-name="P4">
News Source: <text:a xlink:type="simple" xlink:href="https://www.rfi.fr/cn/%E5%9B%BD%E9%99%85%E6%8A%A5%E9%81%93/20230601-%E5%8C%97%E7%BA%A6%E7%A7%98%E4%B9%A6%E9%95%BF%E5%8F%B2%E6%89%98%E8%85%BE%E6%9F%8F%E6%A0%BC%E5%B0%86%E8%AE%BF%E5%9C%9F%E8%80%B3%E5%85%B6-%E7%AD%89%E5%BE%85%E8%89%BE%E5%B0%94%E6%AE%B5%E9%82%80%E7%BA%A6" text:style-name="Internet_20_link" text:visited-style-name="Visited_20_Internet_20_Link">
https://www.rfi.fr/cn/%E5%9B%BD%E9%99%85%E6%8A%A5%E9%81%93/20230601-%E5%8C%97%E7%BA%A6%E7%A7%98%E4%B9%A6%E9%95%BF%E5%8F%B2%E6%89%98%E8%85%BE%E6%9F%8F%E6%A0%BC%E5%B0%86%E8%AE%BF%E5%9C%9F%E8%80%B3%E5%85%B6-%E7%AD%89%E5%BE%85%E8%89%BE%E5%B0%94%E6%AE%B5%E9%82%80%E7%BA%A6</text:a>
</text:p>
      <!--NEWS-->
      <text:h text:style-name="P10" text:outline-level="1">
<text:span text:style-name="T4">
Japan ’s average temperature in the spring of 2023 hit a new high for more than a hundred years</text:span>
</text:h>
      <text:p text:style-name="P4">
Publisher: 法新社</text:p>
      <text:p text:style-name="P4">
Published Time: 2023-06-01T5:32:09+00:00</text:p>
      <text:p text:style-name="P4">
Modified Time: 2023-06-01T14:20:02+00:00</text:p>
      <text:p text:style-name="P4">
Description: (Agence France -Presse, Tokyo, 1st) The phenomenon of greenhouse gases and saints has led to rising global temperatures. The Japan Meteorological Agency said today that the average temperature in Japan this spring set a new high in the history of observation.</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4" text:anchor-type="as-char" svg:width="6.9236in" svg:height="3.617581in" draw:z-index="0">
<draw:image xlink:href="../Images/rficn/2023-06-01T5-32-09-00-00/000000.png" xlink:type="simple" xlink:show="embed" xlink:actuate="onLoad" draw:mime-type="image/png"/>
</draw:frame>
The Meteorological Department stated that the average temperature of the national "spring" from March to May this year was 1.59 degrees Celsius higher than the average temperature in the past 30 years. It also reached a new high in the spring temperature since the statistics of the Meteorological Department began in 1898.</text:p>
      <text:p text:style-name="P4">
The Meteorological Agency stated that "global warming has made this record high temperature more frequent. As global warming continues, it is expected to be more common."</text:p>
      <text:p text:style-name="P4">
On the other hand, the average coastal water temperature in Japan's spring is 0.6 degrees Celsius higher than the past 30 years. It is the third highest in this type of statistics since 1982, which is the same as in 2021.</text:p>
      <text:p text:style-name="P4">
The United Nations said last month that from 2023 to 2027, it will be almost 5 years since the record has been recorded. (Translator: Dai Yazhen/Calculation: Chen Zhengyi)</text:p>
      <text:p text:style-name="P4">
News Source: <text:a xlink:type="simple" xlink:href="https://www.rfi.fr/cn/%E5%9B%BD%E9%99%85%E6%8A%A5%E9%81%93/20230601-%E6%97%A5%E6%9C%AC2023%E5%B9%B4%E6%98%A5%E5%AD%A3%E5%B9%B3%E5%9D%87%E6%B0%94%E6%B8%A9-%E5%88%9B%E7%99%BE%E4%BD%99%E5%B9%B4%E6%9D%A5%E8%A7%82%E6%B5%8B%E6%96%B0%E9%AB%98" text:style-name="Internet_20_link" text:visited-style-name="Visited_20_Internet_20_Link">
https://www.rfi.fr/cn/%E5%9B%BD%E9%99%85%E6%8A%A5%E9%81%93/20230601-%E6%97%A5%E6%9C%AC2023%E5%B9%B4%E6%98%A5%E5%AD%A3%E5%B9%B3%E5%9D%87%E6%B0%94%E6%B8%A9-%E5%88%9B%E7%99%BE%E4%BD%99%E5%B9%B4%E6%9D%A5%E8%A7%82%E6%B5%8B%E6%96%B0%E9%AB%98</text:a>
</text:p>
      <!--NEWS-->
      <text:h text:style-name="P10" text:outline-level="1">
<text:span text:style-name="T4">
Brinken: The United States may take action against the hostile leaders of the Sudan</text:span>
</text:h>
      <text:p text:style-name="P4">
Publisher: 法新社</text:p>
      <text:p text:style-name="P4">
Published Time: 2023-06-01T9:02:08+00:00</text:p>
      <text:p text:style-name="P4">
Modified Time: 2023-06-01T14:35:04+00:00</text:p>
      <text:p text:style-name="P4">
Description: (Agence France -Presse Oslo, 1st) U.S. Secretary of State Broskere warned today that after the ceasefire agreement between the US mediation was broken, Washington may take action against hostile Sudan leade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325" text:anchor-type="as-char" svg:width="6.9236in" svg:height="3.617581in" draw:z-index="0">
<draw:image xlink:href="../Images/rficn/2023-06-01T9-02-08-00-00/000000.png" xlink:type="simple" xlink:show="embed" xlink:actuate="onLoad" draw:mime-type="image/png"/>
</draw:frame>
AntonyBlinken, who participated in the North Atlantic Convention Organization (NATO) Foreign Minister Conference in the Norwegian capital Oslo, told the media reporter that the United States is "evaluating the steps we can take to clearly express our leadership of Sultan to the wrong road leader. Views, including those who let violence continue and violate the ceasefire agreement. "</text:p>
      <text:p text:style-name="P4">
However, Brinken did not indicate which party was violating the ceasefire agreement, nor did it explain what actions might take next to Washington.</text:p>
      <text:p text:style-name="P4">
News Source: <text:a xlink:type="simple" xlink:href="https://www.rfi.fr/cn/%E5%9B%BD%E9%99%85%E6%8A%A5%E9%81%93/20230601-%E5%B8%83%E6%9E%97%E8%82%AF-%E7%BE%8E%E5%9B%BD%E5%8F%AF%E8%83%BD%E5%AF%B9%E8%8B%8F%E4%B8%B9%E6%95%8C%E5%AF%B9%E9%A2%86%E8%A2%96%E9%87%87%E5%8F%96%E8%A1%8C%E5%8A%A8" text:style-name="Internet_20_link" text:visited-style-name="Visited_20_Internet_20_Link">
https://www.rfi.fr/cn/%E5%9B%BD%E9%99%85%E6%8A%A5%E9%81%93/20230601-%E5%B8%83%E6%9E%97%E8%82%AF-%E7%BE%8E%E5%9B%BD%E5%8F%AF%E8%83%BD%E5%AF%B9%E8%8B%8F%E4%B8%B9%E6%95%8C%E5%AF%B9%E9%A2%86%E8%A2%96%E9%87%87%E5%8F%96%E8%A1%8C%E5%8A%A8</text:a>
</text:p>
      <!--NEWS-->
      <text:h text:style-name="P10" text:outline-level="1">
<text:span text:style-name="T4">
China's manufacturing procurement manager index shrinks faster than expected, and policy makers have increased pressure</text:span>
</text:h>
      <text:p text:style-name="P4">
Author: chinese@voanews.com (美国之音)</text:p>
      <text:p text:style-name="P4">
Publisher: 美国之音中文网 (Type: NewsMediaOrganization)</text:p>
      <text:p text:style-name="P4">
Published Time: 2023-06-02T00:06:06+08:00</text:p>
      <text:p text:style-name="P4">
Modified Time: 2023-06-01 16:06:06Z</text:p>
      <text:p text:style-name="P4">
Description: Due to the weakening demand, China's industrial activities in May this year have shrunk faster than expected, and put more pressure on the economic recovery of policy makers to support the imbalanced economic recovery, which has reduced the Asian financial market.</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china-s-factory-activity-falls-faster-than-expected-as-recovery-stumbles-20230601/7118390.html" text:style-name="Internet_20_link" text:visited-style-name="Visited_20_Internet_20_Link">
https://www.voachinese.com/a/china-s-factory-activity-falls-faster-than-expected-as-recovery-stumbles-20230601/7118390.html</text:a>
</text:p>
      <!--NEWS-->
      <text:h text:style-name="P10" text:outline-level="1">
<text:span text:style-name="T4">
China's new crown epidemic comes to the government to lie down and calm the people indifferently</text:span>
</text:h>
      <text:p text:style-name="P4">
Author: chinese@voanews.com (王刚)</text:p>
      <text:p text:style-name="P4">
Publisher: 美国之音中文网 (Type: NewsMediaOrganization)</text:p>
      <text:p text:style-name="P4">
Published Time: 2023-06-02T00:20:06+08:00</text:p>
      <text:p text:style-name="P4">
Modified Time: 2023-06-01 16:21:05Z</text:p>
      <text:p text:style-name="P4">
Description: Following the end of the country's new crown epidemic in China at the end of 2022, China has recently faced the peak of the new championship continuous infection, and even the patient's medical treatment has caused the hospital to be full. Many patients have been infected before, and now they are infected with the decline of antibody levels, but most of them have mild symptoms and have not significantly affecting daily life. However, medical experts are worried about China's current no effective vaccine and abandoning statistics, thinking that this will not help respond to future continuous infection.</text:p>
      <text:p text:style-name="P4">
Videos: []</text:p>
      <text:p text:style-name="P4">
Images: []</text:p>
      <text:p text:style-name="P4">
Categories: ['中国', '健康', '新冠疫情']</text:p>
      <text:p text:style-name="P4">
Type: None</text:p>
      <!--METADATA-->
      <text:p text:style-name="P4">
Nonenone</text:p>
      <text:p text:style-name="P4">
News Source: <text:a xlink:type="simple" xlink:href="https://www.voachinese.com/a/china-is-bracing-for-a-massive-new-wave-of-covid-cases-20230601/7118745.html" text:style-name="Internet_20_link" text:visited-style-name="Visited_20_Internet_20_Link">
https://www.voachinese.com/a/china-is-bracing-for-a-massive-new-wave-of-covid-cases-20230601/7118745.html</text:a>
</text:p>
      <!--NEWS-->
      <text:h text:style-name="P10" text:outline-level="1">
<text:span text:style-name="T4">
China and Singapore's Defense Ministers met with the consent</text:span>
</text:h>
      <text:p text:style-name="P4">
Author: chinese@voanews.com (松仁)</text:p>
      <text:p text:style-name="P4">
Publisher: 美国之音中文网 (Type: NewsMediaOrganization)</text:p>
      <text:p text:style-name="P4">
Published Time: 2023-06-02T00:27:41+08:00</text:p>
      <text:p text:style-name="P4">
Modified Time: 2023-06-01 16:27:41Z</text:p>
      <text:p text:style-name="P4">
Description: Chinese Defense Minister Li Shangfu held a meeting with Huang Yonghong, Singapore's National Defense Minister Huang Yonghong on Thursday (June 1). The two signed a memorandum of cooperation and planned to establish a confidential phone hotline between the leaders of the two countries.</text:p>
      <text:p text:style-name="P4">
Videos: []</text:p>
      <text:p text:style-name="P4">
Images: []</text:p>
      <text:p text:style-name="P4">
Categories: ['亚太', '中国', '军事']</text:p>
      <text:p text:style-name="P4">
Type: None</text:p>
      <!--METADATA-->
      <text:p text:style-name="P4">
Nonenone</text:p>
      <text:p text:style-name="P4">
News Source: <text:a xlink:type="simple" xlink:href="https://www.voachinese.com/a/china-and-key-us-partner-singapore-agree-to-top-level-defense-hotline-060123/7118801.html" text:style-name="Internet_20_link" text:visited-style-name="Visited_20_Internet_20_Link">
https://www.voachinese.com/a/china-and-key-us-partner-singapore-agree-to-top-level-defense-hotline-060123/7118801.html</text:a>
</text:p>
      <!--NEWS-->
      <text:h text:style-name="P10" text:outline-level="1">
<text:span text:style-name="T4">
For more than 30 years of the June 4th Festival, the Macau Public Federation was unbearable to the high pressure and announced the dissolution.</text:span>
</text:h>
      <text:p text:style-name="P4">
Author: chinese@voanews.com (高锋)</text:p>
      <text:p text:style-name="P4">
Publisher: 美国之音中文网 (Type: NewsMediaOrganization)</text:p>
      <text:p text:style-name="P4">
Published Time: 2023-06-02T01:03:15+08:00</text:p>
      <text:p text:style-name="P4">
Modified Time: 2023-06-01 17:03:15Z</text:p>
      <text:p text:style-name="P4">
Description: In recent years, the Macau authorities have mourned the June 4th to split the country and subvert the Central People's Government. In addition to the implementation of the new National Security Law, the Macau Democratic Development Commission (Public Federation Association), which has been established for more than 30 years, decided to dissolve itself. However, in June 4th this year, the core members of the former Pakatan Harapan will still mourn the tragedy that occurred in Tiananmen Square, Beijing in Beijing.</text:p>
      <text:p text:style-name="P4">
Videos: []</text:p>
      <text:p text:style-name="P4">
Images: []</text:p>
      <text:p text:style-name="P4">
Categories: ['港澳', '纪念六四']</text:p>
      <text:p text:style-name="P4">
Type: None</text:p>
      <!--METADATA-->
      <text:p text:style-name="P4">
Nonenone</text:p>
      <text:p text:style-name="P4">
News Source: <text:a xlink:type="simple" xlink:href="https://www.voachinese.com/a/macau-s-tiananmen-massacre-group-disbands-for-fear-of-new-law-20230601/7118877.html" text:style-name="Internet_20_link" text:visited-style-name="Visited_20_Internet_20_Link">
https://www.voachinese.com/a/macau-s-tiananmen-massacre-group-disbands-for-fear-of-new-law-20230601/7118877.html</text:a>
</text:p>
      <!--NEWS-->
      <text:h text:style-name="P10" text:outline-level="1">
<text:span text:style-name="T4">
There are more monks and less porridge: China ’s more than 10 million fresh college graduates are miserable</text:span>
</text:h>
      <text:p text:style-name="P4">
Author: chinese@voanews.com (美国之音)</text:p>
      <text:p text:style-name="P4">
Publisher: 美国之音中文网 (Type: NewsMediaOrganization)</text:p>
      <text:p text:style-name="P4">
Published Time: 2023-06-02T01:09:41+08:00</text:p>
      <text:p text:style-name="P4">
Modified Time: 2023-06-01 17:09:41Z</text:p>
      <text:p text:style-name="P4">
Description: As the unemployment rate of young people aged 16 to 24 reached 20.4%of the record in April this year, 11.58 million university graduates who are about to graduate this year will face an increasingly severe employment market, or "an employment without a job market".</text:p>
      <text:p text:style-name="P4">
Videos: []</text:p>
      <text:p text:style-name="P4">
Images: []</text:p>
      <text:p text:style-name="P4">
Categories: ['中国', '经济·金融·贸易', '教育']</text:p>
      <text:p text:style-name="P4">
Type: None</text:p>
      <!--METADATA-->
      <text:p text:style-name="P4">
Nonenone</text:p>
      <text:p text:style-name="P4">
News Source: <text:a xlink:type="simple" xlink:href="https://www.voachinese.com/a/china-s-11-6m-graduates-face-a-jobs-market-with-no-jobs-20230601/7118431.html" text:style-name="Internet_20_link" text:visited-style-name="Visited_20_Internet_20_Link">
https://www.voachinese.com/a/china-s-11-6m-graduates-face-a-jobs-market-with-no-jobs-20230601/7118431.html</text:a>
</text:p>
      <!--NEWS-->
      <text:h text:style-name="P10" text:outline-level="1">
<text:span text:style-name="T4">
Whether the Sino -Gang Mining Agreement will be reorganized and it is still uncertain?</text:span>
</text:h>
      <text:p text:style-name="P4">
Author: chinese@voanews.com (巴特莱特)</text:p>
      <text:p text:style-name="P4">
Publisher: 美国之音中文网 (Type: NewsMediaOrganization)</text:p>
      <text:p text:style-name="P4">
Published Time: 2023-06-02T04:58:46+08:00</text:p>
      <text:p text:style-name="P4">
Modified Time: 2023-06-01 20:58:46Z</text:p>
      <text:p text:style-name="P4">
Description: Analysts said after visiting Beijing last week that the Congo (Gold) President Felix TshiseKedi was going to completely reform the current in the December election before the December election. The promise of infrastructure agreement will face a difficult struggle. Congo (Gold), a country that is rich in resources but conflict, will hold a general election in December.</text:p>
      <text:p text:style-name="P4">
Videos: []</text:p>
      <text:p text:style-name="P4">
Images: []</text:p>
      <text:p text:style-name="P4">
Categories: ['非洲', '经济·金融·贸易', '中国']</text:p>
      <text:p text:style-name="P4">
Type: None</text:p>
      <!--METADATA-->
      <text:p text:style-name="P4">
Nonenone</text:p>
      <text:p text:style-name="P4">
News Source: <text:a xlink:type="simple" xlink:href="https://www.voachinese.com/a/whether-a-drc-china-mining-deal-will-be-restructured-remains-uncertain-/7119248.html" text:style-name="Internet_20_link" text:visited-style-name="Visited_20_Internet_20_Link">
https://www.voachinese.com/a/whether-a-drc-china-mining-deal-will-be-restructured-remains-uncertain-/7119248.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